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Kharkiv，Kharkivska Oblast（18:31）。 红色警报：空中威胁。 警笛声。 立即掩盖！</text:span>
</text:h>
      <text:p text:style-name="P4">
作者: liveuamap (Language: en)</text:p>
      <text:p text:style-name="P4">
时间: 2023-04-12T-34:32:00</text:p>
      <text:p text:style-name="P4">
地点: Kharkiv (Latitude:49.98044 Longtitude:36.25157)</text:p>
      <text:p text:style-name="P4">
视频: []</text:p>
      <text:p text:style-name="P4">
图片: []</text:p>
      <text:p text:style-name="P4">
标签: ["Europe", "Central and Eastern Europe"]</text:p>
      <text:p text:style-name="P4">
Id: 22555643</text:p>
      <!--METADATA-->
      <text:p text:style-name="P4">
哈尔基夫(Kharkiv)，哈尔基夫地区(18:31). Red Alert: aerial threat. Sirens sounding.Take cover now!</text:p>
      <text:p text:style-name="P4">
News Collection Link: <text:a xlink:type="simple" xlink:href="https://liveuamap.com/en/2023/12-april-kharkiv-kharkivska-oblast1831-red-alg" text:style-name="Internet_20_link" text:visited-style-name="Visited_20_Internet_20_Link">
https://liveuamap.com/en/2023/12-april-kharkiv-kharkivska-oblast1831-red-alg</text:a>
</text:p>
      <text:p text:style-name="P4">
News Source: <text:a xlink:type="simple" xlink:href="https://t.me/air_alert_ua/42941" text:style-name="Internet_20_link" text:visited-style-name="Visited_20_Internet_20_Link">
https://t.me/air_alert_ua/42941</text:a>
</text:p>
      <!--NEWS-->
      <text:h text:style-name="P10" text:outline-level="1">
<text:span text:style-name="T4">
JSC Kupiansk Directio Rusian军队炮击得很好，卡梅卡，白杨，红，很少...</text:span>
</text:h>
      <text:p text:style-name="P4">
作者: liveuamap (Language: en)</text:p>
      <text:p text:style-name="P4">
时间: 2023-04-12T-51:19:00</text:p>
      <text:p text:style-name="P4">
地点: Kharkiv (Latitude:49.51875 Longtitude:37.95467)</text:p>
      <text:p text:style-name="P4">
视频: []</text:p>
      <text:p text:style-name="P4">
图片: []</text:p>
      <text:p text:style-name="P4">
标签: ["Russia"]</text:p>
      <text:p text:style-name="P4">
Id: 22555560</text:p>
      <!--METADATA-->
      <text:p text:style-name="P4">
新闻集链接：<text:a xlink:type="simple" xlink:href="https://liveuamap.com/en/2023/12-april-at-kupiansk-direction-russian-army-shelled-kolodyazne" text:style-name="Internet_20_link" text:visited-style-name="Visited_20_Internet_20_Link">
https://liveuamap.com/en/2023/2023/12-april-at-kupiansk-direction-russian-army-army-shelled-kolodyazne</text:a>
</text:p>
      <text:p text:style-name="P4">
News Source: <text:a xlink:type="simple" xlink:href="https://t.me/lumsrc/4471" text:style-name="Internet_20_link" text:visited-style-name="Visited_20_Internet_20_Link">
https://t.me/lumsrc/4471</text:a>
</text:p>
      <!--NEWS-->
      <text:h text:style-name="P10" text:outline-level="1">
<text:span text:style-name="T4">
在莱曼（Lyman）的指示，俄罗斯军队炮击Makiyivka，Nevske，Luhansk地区的Bilohorivka和...</text:span>
</text:h>
      <text:p text:style-name="P4">
作者: liveuamap (Language: en)</text:p>
      <text:p text:style-name="P4">
时间: 2023-04-12T-53:19:00</text:p>
      <text:p text:style-name="P4">
地点: Bakhmut (Latitude:48.80607 Longtitude:38.24444)</text:p>
      <text:p text:style-name="P4">
视频: []</text:p>
      <text:p text:style-name="P4">
图片: []</text:p>
      <text:p text:style-name="P4">
标签: ["Russia"]</text:p>
      <text:p text:style-name="P4">
Id: 22555559</text:p>
      <!--METADATA-->
      <text:p text:style-name="P4">
在莱曼指示俄罗斯军队在乌克兰武装部队的武装部队的托尔斯克地区炮击了卢汉斯克地区的马基伊夫卡，诺夫斯克地区和Yampolivka，托尔斯克地区 - 乌克兰武装部队</text:p>
      <text:p text:style-name="P4">
新闻集链接：<text:a xlink:type="simple" xlink:href="https://liveuamap.com/en/2023/12-april-at-lyman-direction-russian-army-shelled-makiyivka" text:style-name="Internet_20_link" text:visited-style-name="Visited_20_Internet_20_Link">
https://liveuamap.com/en/2023/12-APRIL-AT-LYMAN-DIRECTION-RUSSIAN-RUSSIAN-ARMY-SHELLED-MAKIYIVKA</text:a>
</text:p>
      <text:p text:style-name="P4">
News Source: <text:a xlink:type="simple" xlink:href="https://t.me/lumsrc/4472" text:style-name="Internet_20_link" text:visited-style-name="Visited_20_Internet_20_Link">
https://t.me/lumsrc/4472</text:a>
</text:p>
      <!--NEWS-->
      <text:h text:style-name="P10" text:outline-level="1">
<text:span text:style-name="T4">
在Avdiyivka和Maryinka的指示，俄罗斯军队炮击了Novokalynove，Orlivka，Avdiyivka，T ...</text:span>
</text:h>
      <text:p text:style-name="P4">
作者: liveuamap (Language: en)</text:p>
      <text:p text:style-name="P4">
时间: 2023-04-12T-55:19:00</text:p>
      <text:p text:style-name="P4">
地点: Donetsk Oblast (Latitude:47.91588 Longtitude:37.46441)</text:p>
      <text:p text:style-name="P4">
视频: []</text:p>
      <text:p text:style-name="P4">
图片: []</text:p>
      <text:p text:style-name="P4">
标签: ["Russia"]</text:p>
      <text:p text:style-name="P4">
Id: 22555557</text:p>
      <!--METADATA-->
      <text:p text:style-name="P4">
新闻集链接：[https://liveuamap.com/en/2023/12-april-at-avdiyivka-and-maryinka-directions-russian-army]](https://liveuamap.com/en/2023/12-april-at-avdiyivka-and-maryinka-directions-russian-army)</text:p>
      <text:p text:style-name="P4">
News Source: <text:a xlink:type="simple" xlink:href="https://t.me/lumsrc/4474" text:style-name="Internet_20_link" text:visited-style-name="Visited_20_Internet_20_Link">
https://t.me/lumsrc/4474</text:a>
</text:p>
      <!--NEWS-->
      <text:h text:style-name="P10" text:outline-level="1">
<text:span text:style-name="T4">
在Shakhtarsk指令，俄罗斯军队搁置了Novomikhailivka，Shakhotrsk，Novooorokanka，领导...</text:span>
</text:h>
      <text:p text:style-name="P4">
作者: liveuamap (Language: en)</text:p>
      <text:p text:style-name="P4">
时间: 2023-04-12T-57:19:00</text:p>
      <text:p text:style-name="P4">
地点: Vuhledar (Latitude:47.83229 Longtitude:37.10289)</text:p>
      <text:p text:style-name="P4">
视频: []</text:p>
      <text:p text:style-name="P4">
图片: []</text:p>
      <text:p text:style-name="P4">
标签: ["Russia"]</text:p>
      <text:p text:style-name="P4">
Id: 22555556</text:p>
      <!--METADATA-->
      <text:p text:style-name="P4">
乌克兰武装部队的乌克兰武装部队在《上午报告》中说</text:p>
      <text:p text:style-name="P4">
新闻集链接：<text:a xlink:type="simple" xlink:href="https://liveuamap.com/en/2023/12-april-at-shaktarske-direction-russian-army-shelled-novomykhaylivka" text:style-name="Internet_20_link" text:visited-style-name="Visited_20_Internet_20_Link">
https://liveuamap.com/en/2023/12-april-at-shaktarske-direction-russian-army-army-shelled-novomykhaylivka</text:a>
</text:p>
      <text:p text:style-name="P4">
News Source: <text:a xlink:type="simple" xlink:href="https://t.me/lumsrc/4475" text:style-name="Internet_20_link" text:visited-style-name="Visited_20_Internet_20_Link">
https://t.me/lumsrc/4475</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12T-59:19:00</text:p>
      <text:p text:style-name="P4">
地点: Kherson (Latitude:46.63863 Longtitude:32.61265)</text:p>
      <text:p text:style-name="P4">
视频: []</text:p>
      <text:p text:style-name="P4">
图片: []</text:p>
      <text:p text:style-name="P4">
标签: ["Russia"]</text:p>
      <text:p text:style-name="P4">
Id: 22555555</text:p>
      <!--METADATA-->
      <text:p text:style-name="P4">
在Zaporizhzhia和Kherson的指示，俄罗斯军队炮击了Novopilof Donetsk地区的Vremivka； Novosilka，Olhivske，Malynivka，Chervone，Huliaipole，Charivne，Mala Tokmachka，Zaporizhzhia地区的Orikhiv； Zolota Balka，Kachkarivka，Beryslav，Kozatske，Burhunka，Ivanivka，Mykilske，Mykilske，Antonivka，Bilozerka，Dniprovske，Dniprovske，Kherson地区的Veletenske，Kherson地区和Kherson City，Kherson City，Kherson City，乌克兰及其乌克兰武装部队的工作人员</text:p>
      <text:p text:style-name="P4">
新闻集链接：<text:a xlink:type="simple" xlink:href="https://liveuamap.com/en/2023/12-april-at-zaporizhzhia-and-kherson-directions-russian-army" text:style-name="Internet_20_link" text:visited-style-name="Visited_20_Internet_20_Link">
https://liveuamap.com/en/2023/12-pril-zaporizhia-kherson-directions-russian-army</text:a>
</text:p>
      <text:p text:style-name="P4">
News Source: <text:a xlink:type="simple" xlink:href="https://t.me/lumsrc/4476" text:style-name="Internet_20_link" text:visited-style-name="Visited_20_Internet_20_Link">
https://t.me/lumsrc/4476</text:a>
</text:p>
      <!--NEWS-->
      <text:h text:style-name="P10" text:outline-level="1">
<text:span text:style-name="T4">
俄罗斯部队在Lyman，Bakhmut，Avdiivka和Maryinka Directio进行进攻行动...</text:span>
</text:h>
      <text:p text:style-name="P4">
作者: liveuamap (Language: en)</text:p>
      <text:p text:style-name="P4">
时间: 2023-04-12T-61:19:00</text:p>
      <text:p text:style-name="P4">
地点: Marinka, Donetsk Oblast (Latitude:47.94349 Longtitude:37.50149)</text:p>
      <text:p text:style-name="P4">
视频: []</text:p>
      <text:p text:style-name="P4">
图片: []</text:p>
      <text:p text:style-name="P4">
标签: ["Russia"]</text:p>
      <text:p text:style-name="P4">
Id: 22555554</text:p>
      <!--METADATA-->
      <text:p text:style-name="P4">
俄罗斯部队在莱曼，巴赫穆特，阿夫迪夫卡和玛丽卡执行进攻行动。 乌克兰军方击退了72次俄罗斯袭击。 俄罗斯武装部队在早上报告中说，俄罗斯试图在Bilohorivka和Spirne，Bakhmut and Bohdanivka，Avdiyivka，Pervomayske，Nevelske，Nevelske和Maryinka的俄罗斯 - 乌克兰武装部队工作人员中</text:p>
      <text:p text:style-name="P4">
新闻集链接：<text:a xlink:type="simple" xlink:href="https://liveuamap.com/en/2023/12-april-russian-forces-conducting-offensive-actions-at-lyman" text:style-name="Internet_20_link" text:visited-style-name="Visited_20_Internet_20_Link">
https://liveuamap.com/en/2023/12-April-Russian-forces-conducting-Conducting-forctendion-actions-actions-at-lyman</text:a>
</text:p>
      <text:p text:style-name="P4">
News Source: <text:a xlink:type="simple" xlink:href="https://t.me/lumsrc/4477" text:style-name="Internet_20_link" text:visited-style-name="Visited_20_Internet_20_Link">
https://t.me/lumsrc/4477</text:a>
</text:p>
      <!--NEWS-->
      <text:h text:style-name="P10" text:outline-level="1">
<text:span text:style-name="T4">
Dnipro，Dnipropetrovska Oblast（18:31）。 红色警报：空中威胁。 警笛声。 掩护...</text:span>
</text:h>
      <text:p text:style-name="P4">
作者: liveuamap (Language: en)</text:p>
      <text:p text:style-name="P4">
时间: 2023-04-12T12:31:00</text:p>
      <text:p text:style-name="P4">
地点: Dnipro (Latitude:48.45805 Longtitude:35.03951)</text:p>
      <text:p text:style-name="P4">
视频: []</text:p>
      <text:p text:style-name="P4">
图片: []</text:p>
      <text:p text:style-name="P4">
标签: ["Europe", "Central and Eastern Europe"]</text:p>
      <text:p text:style-name="P4">
Id: 22555642</text:p>
      <!--METADATA-->
      <text:p text:style-name="P4">
dnipro，dnipropetrovsk区域(18:31). Red Alert: aerial threat. Sirenssounding. Take cover now!</text:p>
      <text:p text:style-name="P4">
News Collection Link: <text:a xlink:type="simple" xlink:href="https://liveuamap.com/en/2023/12-april-dnipro-dnipropetrovska-oblast1831-reg" text:style-name="Internet_20_link" text:visited-style-name="Visited_20_Internet_20_Link">
https://liveuamap.com/en/2023/12-april-dnipro-dnipropetrovska-oblast1831-reg</text:a>
</text:p>
      <text:p text:style-name="P4">
News Source: <text:a xlink:type="simple" xlink:href="https://t.me/suspilnednipro/14320" text:style-name="Internet_20_link" text:visited-style-name="Visited_20_Internet_20_Link">
https://t.me/suspilnednipro/14320</text:a>
</text:p>
      <!--NEWS-->
      <text:h text:style-name="P10" text:outline-level="1">
<text:span text:style-name="T4">
Zaporizka Oblast（18:31）。 红色警报：空中威胁。 警笛声。 立即掩盖！</text:span>
</text:h>
      <text:p text:style-name="P4">
作者: liveuamap (Language: en)</text:p>
      <text:p text:style-name="P4">
时间: 2023-04-12T12:32:00</text:p>
      <text:p text:style-name="P4">
地点: Zaporizka Oblast (Latitude:47.612691 Longtitude:35.766471)</text:p>
      <text:p text:style-name="P4">
视频: []</text:p>
      <text:p text:style-name="P4">
图片: []</text:p>
      <text:p text:style-name="P4">
标签: ["Europe", "Central and Eastern Europe"]</text:p>
      <text:p text:style-name="P4">
Id: 22555644</text:p>
      <!--METADATA-->
      <text:p text:style-name="P4">
Zaporizhzhia地区(18:31). Red Alert: aerial threat. Sirens sounding. Take covernow!</text:p>
      <text:p text:style-name="P4">
News Collection Link: <text:a xlink:type="simple" xlink:href="https://liveuamap.com/en/2023/12-april-zaporizka-oblast1831-red-alert-aeriag" text:style-name="Internet_20_link" text:visited-style-name="Visited_20_Internet_20_Link">
https://liveuamap.com/en/2023/12-april-zaporizka-oblast1831-red-alert-aeriag</text:a>
</text:p>
      <text:p text:style-name="P4">
News Source: <text:a xlink:type="simple" xlink:href="https://t.me/suspilnezaporizhzhya/12052" text:style-name="Internet_20_link" text:visited-style-name="Visited_20_Internet_20_Link">
https://t.me/suspilnezaporizhzhya/12052</text:a>
</text:p>
      <!--NEWS-->
      <text:h text:style-name="P10" text:outline-level="1">
<text:span text:style-name="T4">
Poltavska Oblast（18:31）。 红色警报：空中威胁。 警笛声。 立即掩盖！</text:span>
</text:h>
      <text:p text:style-name="P4">
作者: liveuamap (Language: en)</text:p>
      <text:p text:style-name="P4">
时间: 2023-04-12T12:33:00</text:p>
      <text:p text:style-name="P4">
地点: Poltavska Oblast (Latitude:49.47657 Longtitude:33.81761)</text:p>
      <text:p text:style-name="P4">
视频: []</text:p>
      <text:p text:style-name="P4">
图片: []</text:p>
      <text:p text:style-name="P4">
标签: ["Europe", "Central and Eastern Europe"]</text:p>
      <text:p text:style-name="P4">
Id: 22555645</text:p>
      <!--METADATA-->
      <text:p text:style-name="P4">
poltava(18:31). Red Alert: aerial threat. Sirens sounding. Take covernow!</text:p>
      <text:p text:style-name="P4">
News Collection Link: <text:a xlink:type="simple" xlink:href="https://liveuamap.com/en/2023/12-april-poltavska-oblast1831-red-alert-aeriag" text:style-name="Internet_20_link" text:visited-style-name="Visited_20_Internet_20_Link">
https://liveuamap.com/en/2023/12-april-poltavska-oblast1831-red-alert-aeriag</text:a>
</text:p>
      <text:p text:style-name="P4">
News Source: <text:a xlink:type="simple" xlink:href="https://t.me/suspilnepoltava/10760" text:style-name="Internet_20_link" text:visited-style-name="Visited_20_Internet_20_Link">
https://t.me/suspilnepoltava/10760</text:a>
</text:p>
      <!--NEWS-->
      <text:h text:style-name="P10" text:outline-level="1">
<text:span text:style-name="T4">
Donetsk Oblast（18:32）。 红色警报：空中威胁。 警笛声。 立即掩盖！</text:span>
</text:h>
      <text:p text:style-name="P4">
作者: liveuamap (Language: en)</text:p>
      <text:p text:style-name="P4">
时间: 2023-04-12T12:34:00</text:p>
      <text:p text:style-name="P4">
地点: Donetsk Oblast (Latitude:48.72719 Longtitude:37.57819)</text:p>
      <text:p text:style-name="P4">
视频: []</text:p>
      <text:p text:style-name="P4">
图片: []</text:p>
      <text:p text:style-name="P4">
标签: ["Europe", "Central and Eastern Europe"]</text:p>
      <text:p text:style-name="P4">
Id: 22555646</text:p>
      <!--METADATA-->
      <text:p text:style-name="P4">
Donetsk Oblast(18:32). Red Alert: aerial threat. Sirens sounding. Take covernow!</text:p>
      <text:p text:style-name="P4">
News Collection Link: <text:a xlink:type="simple" xlink:href="https://liveuamap.com/en/2023/12-april-donetsk-oblast1832-red-alert-aerial-g" text:style-name="Internet_20_link" text:visited-style-name="Visited_20_Internet_20_Link">
https://liveuamap.com/en/2023/12-april-donetsk-oblast1832-red-alert-aerial-g</text:a>
</text:p>
      <text:p text:style-name="P4">
News Source: <text:a xlink:type="simple" xlink:href="https://t.me/air_alert_ua/42945" text:style-name="Internet_20_link" text:visited-style-name="Visited_20_Internet_20_Link">
https://t.me/air_alert_ua/42945</text:a>
</text:p>
      <!--NEWS-->
      <text:h text:style-name="P10" text:outline-level="1">
<text:span text:style-name="T4">
Donetsk Oblast（19:26）。 红色警报：空中威胁。 警笛声。 立即掩盖！</text:span>
</text:h>
      <text:p text:style-name="P4">
作者: liveuamap (Language: en)</text:p>
      <text:p text:style-name="P4">
时间: 2023-04-12T13:26:00</text:p>
      <text:p text:style-name="P4">
地点: Donetsk Oblast (Latitude:48.72731 Longtitude:37.57744)</text:p>
      <text:p text:style-name="P4">
视频: []</text:p>
      <text:p text:style-name="P4">
图片: []</text:p>
      <text:p text:style-name="P4">
标签: ["Europe", "Central and Eastern Europe"]</text:p>
      <text:p text:style-name="P4">
Id: 22555666</text:p>
      <!--METADATA-->
      <text:p text:style-name="P4">
Donetsk Oblast(19:26). Red Alert: aerial threat. Sirens sounding. Take covernow!</text:p>
      <text:p text:style-name="P4">
News Collection Link: <text:a xlink:type="simple" xlink:href="https://liveuamap.com/en/2023/12-april-donetsk-oblast1926-red-alert-aerial-g" text:style-name="Internet_20_link" text:visited-style-name="Visited_20_Internet_20_Link">
https://liveuamap.com/en/2023/12-april-donetsk-oblast1926-red-alert-aerial-g</text:a>
</text:p>
      <text:p text:style-name="P4">
News Source: <text:a xlink:type="simple" xlink:href="https://t.me/air_alert_ua/42951" text:style-name="Internet_20_link" text:visited-style-name="Visited_20_Internet_20_Link">
https://t.me/air_alert_ua/42951</text:a>
</text:p>
      <!--NEWS-->
      <text:h text:style-name="P10" text:outline-level="1">
<text:span text:style-name="T4">
Kherson，Khersonska Oblast（20:38）。 红色警报：空中威胁。 警笛声。 立即掩盖！</text:span>
</text:h>
      <text:p text:style-name="P4">
作者: liveuamap (Language: en)</text:p>
      <text:p text:style-name="P4">
时间: 2023-04-12T14:39:00</text:p>
      <text:p text:style-name="P4">
地点: Kherson (Latitude:46.65581000 Longtitude:32.61780000)</text:p>
      <text:p text:style-name="P4">
视频: []</text:p>
      <text:p text:style-name="P4">
图片: []</text:p>
      <text:p text:style-name="P4">
标签: ["Europe", "Central and Eastern Europe"]</text:p>
      <text:p text:style-name="P4">
Id: 22555679</text:p>
      <!--METADATA-->
      <text:p text:style-name="P4">
赫尔森，赫森地区(20:38). Red Alert: aerial threat. Sirens sounding.Take cover now!</text:p>
      <text:p text:style-name="P4">
News Collection Link: <text:a xlink:type="simple" xlink:href="https://liveuamap.com/en/2023/12-april-kherson-khersonska-oblast2038-red-alg" text:style-name="Internet_20_link" text:visited-style-name="Visited_20_Internet_20_Link">
https://liveuamap.com/en/2023/12-april-kherson-khersonska-oblast2038-red-alg</text:a>
</text:p>
      <text:p text:style-name="P4">
News Source: <text:a xlink:type="simple" xlink:href="https://t.me/air_alert_ua/42953" text:style-name="Internet_20_link" text:visited-style-name="Visited_20_Internet_20_Link">
https://t.me/air_alert_ua/42953</text:a>
</text:p>
      <!--NEWS-->
      <text:h text:style-name="P10" text:outline-level="1">
<text:span text:style-name="T4">
Donetsk Oblast（22:49）。 红色警报：空中威胁。 警笛声。 立即掩盖！</text:span>
</text:h>
      <text:p text:style-name="P4">
作者: liveuamap (Language: en)</text:p>
      <text:p text:style-name="P4">
时间: 2023-04-12T16:50:00</text:p>
      <text:p text:style-name="P4">
地点: Donetsk Oblast (Latitude:48.72757 Longtitude:37.57817)</text:p>
      <text:p text:style-name="P4">
视频: []</text:p>
      <text:p text:style-name="P4">
图片: []</text:p>
      <text:p text:style-name="P4">
标签: ["Europe", "Central and Eastern Europe"]</text:p>
      <text:p text:style-name="P4">
Id: 22555686</text:p>
      <!--METADATA-->
      <text:p text:style-name="P4">
Donetsk Oblast(22:49). Red Alert: aerial threat. Sirens sounding. Take covernow!</text:p>
      <text:p text:style-name="P4">
News Collection Link: <text:a xlink:type="simple" xlink:href="https://liveuamap.com/en/2023/12-april-donetsk-oblast2249-red-alert-aerial-g" text:style-name="Internet_20_link" text:visited-style-name="Visited_20_Internet_20_Link">
https://liveuamap.com/en/2023/12-april-donetsk-oblast2249-red-alert-aerial-g</text:a>
</text:p>
      <text:p text:style-name="P4">
News Source: <text:a xlink:type="simple" xlink:href="https://t.me/air_alert_ua/42956" text:style-name="Internet_20_link" text:visited-style-name="Visited_20_Internet_20_Link">
https://t.me/air_alert_ua/42956</text:a>
</text:p>
      <!--NEWS-->
      <text:h text:style-name="P10" text:outline-level="1">
<text:span text:style-name="T4">
Kharkiv，Kharkivska Oblast（00:26）。 红色警报：空中威胁。 警笛声。 立即掩盖！</text:span>
</text:h>
      <text:p text:style-name="P4">
作者: liveuamap (Language: en)</text:p>
      <text:p text:style-name="P4">
时间: 2023-04-12T18:26:00</text:p>
      <text:p text:style-name="P4">
地点: Kharkiv (Latitude:49.98081000 Longtitude:36.25272000)</text:p>
      <text:p text:style-name="P4">
视频: []</text:p>
      <text:p text:style-name="P4">
图片: []</text:p>
      <text:p text:style-name="P4">
标签: ["Europe", "Central and Eastern Europe"]</text:p>
      <text:p text:style-name="P4">
Id: 22555687</text:p>
      <!--METADATA-->
      <text:p text:style-name="P4">
哈尔基夫(Kharkiv)，哈尔基夫地区(00:26). Red Alert: aerial threat. Sirens sounding.Take cover now!</text:p>
      <text:p text:style-name="P4">
News Collection Link: <text:a xlink:type="simple" xlink:href="https://liveuamap.com/en/2023/12-april-kharkiv-kharkivska-oblast0026-red-alg" text:style-name="Internet_20_link" text:visited-style-name="Visited_20_Internet_20_Link">
https://liveuamap.com/en/2023/12-april-kharkiv-kharkivska-oblast0026-red-alg</text:a>
</text:p>
      <text:p text:style-name="P4">
News Source: <text:a xlink:type="simple" xlink:href="https://t.me/air_alert_ua/42958" text:style-name="Internet_20_link" text:visited-style-name="Visited_20_Internet_20_Link">
https://t.me/air_alert_ua/42958</text:a>
</text:p>
      <!--NEWS-->
      <text:h text:style-name="P10" text:outline-level="1">
<text:span text:style-name="T4">
Donetsk Oblast（00:26）。 红色警报：空中威胁。 警笛声。 立即掩盖！</text:span>
</text:h>
      <text:p text:style-name="P4">
作者: liveuamap (Language: en)</text:p>
      <text:p text:style-name="P4">
时间: 2023-04-12T18:29:00</text:p>
      <text:p text:style-name="P4">
地点: Donetsk Oblast (Latitude:48.72744 Longtitude:37.5781)</text:p>
      <text:p text:style-name="P4">
视频: []</text:p>
      <text:p text:style-name="P4">
图片: []</text:p>
      <text:p text:style-name="P4">
标签: ["Europe", "Central and Eastern Europe"]</text:p>
      <text:p text:style-name="P4">
Id: 22555688</text:p>
      <!--METADATA-->
      <text:p text:style-name="P4">
Donetsk Oblast(00:26). Red Alert: aerial threat. Sirens sounding. Take covernow!</text:p>
      <text:p text:style-name="P4">
News Collection Link: <text:a xlink:type="simple" xlink:href="https://liveuamap.com/en/2023/12-april-donetsk-oblast0026-red-alert-aerial-g" text:style-name="Internet_20_link" text:visited-style-name="Visited_20_Internet_20_Link">
https://liveuamap.com/en/2023/12-april-donetsk-oblast0026-red-alert-aerial-g</text:a>
</text:p>
      <text:p text:style-name="P4">
News Source: <text:a xlink:type="simple" xlink:href="https://t.me/air_alert_ua/42959" text:style-name="Internet_20_link" text:visited-style-name="Visited_20_Internet_20_Link">
https://t.me/air_alert_ua/42959</text:a>
</text:p>
      <!--NEWS-->
      <text:h text:style-name="P10" text:outline-level="1">
<text:span text:style-name="T4">
去年9月，俄罗斯飞行员误解了地面上的雷达操作员是...</text:span>
</text:h>
      <text:p text:style-name="P4">
作者: liveuamap (Language: en)</text:p>
      <text:p text:style-name="P4">
时间: 2023-04-12T20:47:00</text:p>
      <text:p text:style-name="P4">
地点: Black Sea (Latitude:43.33692 Longtitude:33.15605)</text:p>
      <text:p text:style-name="P4">
视频: []</text:p>
      <text:p text:style-name="P4">
图片: ["<text:a xlink:type="simple" xlink:href="https://liveuamap.com/pics/2023/04/13/22555713_0.png" text:style-name="Internet_20_link" text:visited-style-name="Visited_20_Internet_20_Link">
22555713_0.png</text:a>
"]</text:p>
      <text:p text:style-name="P4">
标签: ["Russia", "UK"]</text:p>
      <text:p text:style-name="P4">
Id: 22555713</text:p>
      <!--METADATA-->
      <text:p text:style-name="P4">
去年9月，俄罗斯飞行员误解了地面上的雷达操作员对他说的话，并认为他有允许开火。 锁在英国飞机上的飞行员开了枪，但导弹并未发射</text:p>
      <text:p text:style-name="P4">
<draw:frame draw:style-name="fr1" draw:name="Image2" text:anchor-type="as-char" svg:width="6.9236in" svg:height="3.798213in" draw:z-index="0">
<draw:image xlink:href="../Images/liveuamap/2023-04-12T20-47-00/22555713_0.png" xlink:type="simple" xlink:show="embed" xlink:actuate="onLoad" draw:mime-type="image/png"/>
</draw:frame>
新闻集链接：<text:a xlink:type="simple" xlink:href="https://liveuamap.com/en/2023/13-april-last-september-the-russian-pilot-had-misinterpreted" text:style-name="Internet_20_link" text:visited-style-name="Visited_20_Internet_20_Link">
https://liveuamap.com/en/2023/13-april-last-septemer-themert-themerian-pilot-had-had-misintered</text:a>
</text:p>
      <text:p text:style-name="P4">
News Source: <text:a xlink:type="simple" xlink:href="https://twitter.com/RALee85/status/1646298946552352768" text:style-name="Internet_20_link" text:visited-style-name="Visited_20_Internet_20_Link">
https://twitter.com/RALee85/status/1646298946552352768</text:a>
</text:p>
      <!--NEWS-->
      <text:h text:style-name="P10" text:outline-level="1">
<text:span text:style-name="T4">
Verkhovna Rada禁止在乌克兰使用烟火和致敬</text:span>
</text:h>
      <text:p text:style-name="P4">
作者: ['АРМІЯINFORM']</text:p>
      <text:p text:style-name="P4">
时间: 2023-04-12T28:00:00-04:00</text:p>
      <text:p text:style-name="P4">
描述: 乌克兰Skoronni Vikoristanni的Verkhovna Rada对乌克兰Feurverkiv的Teritors that Salyutiv ....与乌克兰2022年的战争，与乌克兰的最新新闻，今天与乌克兰2022年与乌克兰的新闻战争，今天与乌克兰和俄罗斯之间的战争，乌克兰和俄罗斯之间的战争将在与乌克兰与乌克兰的战争将是不可行</text:p>
      <text:p text:style-name="P4">
图片: ['<text:a xlink:type="simple" xlink:href="https://armyinform.com.ua/wp-content/uploads/2023/04/fejerverky.jpg" text:style-name="Internet_20_link" text:visited-style-name="Visited_20_Internet_20_Link">
fejerverky.jpg</text:a>
']</text:p>
      <text:p text:style-name="P4">
标签: ['STOPRUSSIA', 'АГРЕСІЯ РФ', 'ВЕРХОВНА РАДА УКРАЇНИ']</text:p>
      <text:p text:style-name="P4">
类别: News</text:p>
      <!--METADATA-->
      <text:p text:style-name="P4">
<draw:frame draw:style-name="fr1" draw:name="Image3" text:anchor-type="as-char" svg:width="6.9236in" svg:height="4.235614in" draw:z-index="0">
<draw:image xlink:href="../Images/AРМІЯINFORM/2023-04-12T28-00-00-04-00/fejerverky.jpg" xlink:type="simple" xlink:show="embed" xlink:actuate="onLoad" draw:mime-type="image/jpeg"/>
</draw:frame>
乌克兰的Verkhovna Rada禁止在乌克兰使用Saluti烟花。</text:p>
      <text:p text:style-name="P4">
对于法案<text:a xlink:type="simple" xlink:href="https://itd.rada.gov.ua/billInfo/Bills/Card/39750" text:style-name="Internet_20_link" text:visited-style-name="Visited_20_Internet_20_Link">
第7438号</text:a>
290名乌克兰代表投票了。</text:p>
      <text:p text:style-name="P4">
法律的目的是在烟火领域引入针对人类和动物的欧洲人道价值观。</text:p>
      <text:p text:style-name="P4">
该文档旨在增强对产品使用和循环的控制。 这是禁止使用，销售和传输销售物和鞭炮。</text:p>
      <text:p text:style-name="P4">
“安全使用和受控循环乌克兰的烟火产品是维护公共秩序，保护人类的生活和健康以及环境保护，尤其是动物的重要关键，尤其是动物，免受这种使用的负面影响。”账单。</text:p>
      <text:p text:style-name="P4">
但是，在法律和非劳动日，城市的日子，其他假期根据地方议会的决定中建立的假期中，体育竞赛的进行允许使用烟花，仅使用F1级的烟花，它们的级别很低。危险和小噪声水平不超过60 dB，以及阶段的烟火产品。</text:p>
      <text:p text:style-name="P4">
News Source: <text:a xlink:type="simple" xlink:href="https://armyinform.com.ua/2023/04/12/verhovna-rada-zaboronyla-vykorystannya-feyerverkiv-ta-salyutiv-v-ukrayini/" text:style-name="Internet_20_link" text:visited-style-name="Visited_20_Internet_20_Link">
https://armyinform.com.ua/2023/04/12/verhovna-rada-zaboronyla-vykorystannya-feyerverkiv-ta-salyutiv-v-ukrayini/</text:a>
</text:p>
      <!--NEWS-->
      <text:h text:style-name="P10" text:outline-level="1">
<text:span text:style-name="T4">
Volodymyr Zelenskyy与一位美国商人讨论了乌克兰的协助</text:span>
</text:h>
      <text:p text:style-name="P4">
作者: ['АРМІЯINFORM']</text:p>
      <text:p text:style-name="P4">
时间: 2023-04-12T29:00:00-04:00</text:p>
      <text:p text:style-name="P4">
描述: 乌克兰沃迪米尔·Zelensky Zustiv总统与美国商人I ...与乌克兰2022年的战争，与乌克兰的最新新闻战争，今天与乌克兰2022年的新闻战争，乌克兰和俄罗斯之间的战争以及乌克兰与乌克兰战争之间的战争是否会发生他们说，2022年，是否会在不久的将来与乌克兰进行战争</text:p>
      <text:p text:style-name="P4">
图片: ['<text:a xlink:type="simple" xlink:href="https://armyinform.com.ua/wp-content/uploads/2023/04/3c9cbd6a234adb68e70cdac981ad4cac_1681236630_extra_large.jpeg" text:style-name="Internet_20_link" text:visited-style-name="Visited_20_Internet_20_Link">
3c9cbd6a234adb68e70cdac981ad4cac_1681236630_extra_large.jpeg</text:a>
']</text:p>
      <text:p text:style-name="P4">
标签: ['ПРЕЗИДЕНТ']</text:p>
      <text:p text:style-name="P4">
类别: News</text:p>
      <!--METADATA-->
      <text:p text:style-name="P4">
<draw:frame draw:style-name="fr1" draw:name="Image4" text:anchor-type="as-char" svg:width="6.9236in" svg:height="4.617948in" draw:z-index="0">
<draw:image xlink:href="../Images/AРМІЯINFORM/2023-04-12T29-00-00-04-00/3c9cbd6a234adb68e70cdac981ad4cac_1681236630_extra_large.jpeg" xlink:type="simple" xlink:show="embed" xlink:actuate="onLoad" draw:mime-type="image/jpeg"/>
</draw:frame>
乌克兰沃罗迪米尔·泽伦斯基(Ukraine Volodymyr Zelensky)总裁会见了带有罐子里我们国家的美国商人和慈善事业霍华德·巴菲特(Philanthropus Howard Buffette)。</text:p>
      <text:p text:style-name="P4">
关于它<text:a xlink:type="simple" xlink:href="https://www.president.gov.ua/news/volodimir-zelenskij-i-govard-baffet-obgovorili-dopomogu-ukra-82201" text:style-name="Internet_20_link" text:visited-style-name="Visited_20_Internet_20_Link">
报告</text:a>
乌克兰总统办公室。</text:p>
      <text:p text:style-name="P4">
国家负责人感谢巴菲特的霍华德(Howard)在乌克兰体现的乌克兰人民和项目的支持。 总统特别指出，kukhkhkhkhkhkhkhkhkhkhkhkhkhkhkhkhkhkhkhkhkhkhkhkhkhkhkhkhkhkhkhkhkhkhkhkhkhkhkhkhkhkhkhkhkhkhkhkhkhkhkhkhkhkhkhkhkhkhkhkhkhkhkhkkhkkhkkhkhkhkhkhkhn</text:p>
      <text:p text:style-name="P4">
Volodymyr Zelensky向商人通报了我国在战场上塔维德西奇俄罗斯武装侵略的情况。 他强调了采取措施，以确保乌克兰士兵的可持续性，支持社会和商业。</text:p>
      <text:p text:style-name="P4">
国家元首说：“我们正试图使胜利更加接近。”</text:p>
      <text:p text:style-name="P4">
这位美国商人在他的角度指出，除了直接支持我们国家的许多项目外，他还试图谈论美国在各种公共场所的乌克兰人民。</text:p>
      <text:p text:style-name="P4">
在会议期间，沃迪米尔·泽伦斯基(Volodymyr Zelensky)和霍华德·巴菲特(Howard Buffet)讨论了乌克兰土地人道主义者的援助问题，尤其是霍森地区的领土。</text:p>
      <text:p text:style-name="P4">
News Source: <text:a xlink:type="simple" xlink:href="https://armyinform.com.ua/2023/04/12/volodymyr-zelenskyj-z-amerykanskym-biznesmenom-obgovoryly-dopomogu-ukrayini/" text:style-name="Internet_20_link" text:visited-style-name="Visited_20_Internet_20_Link">
https://armyinform.com.ua/2023/04/12/volodymyr-zelenskyj-z-amerykanskym-biznesmenom-obgovoryly-dopomogu-ukrayini/</text:a>
</text:p>
      <!--NEWS-->
      <text:h text:style-name="P10" text:outline-level="1">
<text:span text:style-name="T4">
作为获得免费法律援助的军人 - 政府的解释</text:span>
</text:h>
      <text:p text:style-name="P4">
作者: ['АРМІЯINFORM']</text:p>
      <text:p text:style-name="P4">
时间: 2023-04-12T30:00:00-04:00</text:p>
      <text:p text:style-name="P4">
描述: Viiskovovovovovski，Yakim Trerthna Drazov的Drazov'vnni Pedan，Good Zi ...与乌克兰2022年的战争，与乌克兰的最新消息，今天与乌克兰的新闻，今天与乌克兰的新闻战争，今天与乌克兰2022年的新闻战，乌克兰和俄罗斯和俄罗斯之间以及何时，什么时候，何时，何时，何时，何时，何时，何时与乌克兰在2022年与乌克兰进行战争，是否在不久的将来与乌克兰进行战争，与乌克兰的战争，乌克兰今天的新闻，乌克兰的新闻，乌克兰媒体的新闻俄语</text:p>
      <text:p text:style-name="P4">
图片: ['<text:a xlink:type="simple" xlink:href="https://armyinform.com.ua/wp-content/uploads/2023/04/1513_1521813278_613x415_3_0-e1681194977677.jpg" text:style-name="Internet_20_link" text:visited-style-name="Visited_20_Internet_20_Link">
1513_1521813278_613x415_3_0-e1681194977677.jpg</text:a>
']</text:p>
      <text:p text:style-name="P4">
标签: ['STOPRUSSIA', 'ВЕТЕРАНИ ВІЙНИ', 'ПРАВОВА ДОПОМОГА', 'СОЦЗАХИСТ ПІД ЧАС ВІЙНИ']</text:p>
      <text:p text:style-name="P4">
类别: News</text:p>
      <!--METADATA-->
      <text:p text:style-name="P4">
<draw:frame draw:style-name="fr1" draw:name="Image5" text:anchor-type="as-char" svg:width="6.9236in" svg:height="5.19583in" draw:z-index="0">
<draw:image xlink:href="../Images/AРМІЯINFORM/2023-04-12T30-00-00-04-00/1513_1521813278_613x415_3_0-e1681194977677.jpg" xlink:type="simple" xlink:show="embed" xlink:actuate="onLoad" draw:mime-type="image/jpeg"/>
</draw:frame>
在解决与服务或其他生活情况有关的问题方面需要法律援助的士兵可能会以免费的法律援助比例接受(BPD).</text:p>
      <text:p text:style-name="P4">
Про це <text:a xlink:type="simple" xlink:href="https://www.kmu.gov.ua/news/yak-viiskovosluzhbovtsiam-otrymaty-bezoplatnu-pravovu-dopomohu" text:style-name="Internet_20_link" text:visited-style-name="Visited_20_Internet_20_Link">
повідомляє</text:a>
乌克兰部长的内阁。</text:p>
      <text:p text:style-name="P4">
根据自由法律援助系统专家的专家，法律服务可以远程或法律援助局的基础。</text:p>
      <text:p text:style-name="P4">
是的，所有军人都可以免费获得主要的法律援助。 这些是法律服务，例如：法律信息，法律咨询和澄清，协助起草申请，投诉和其他法律性质文件(除了程序).</text:p>
      <text:p text:style-name="P4">
Ті, хто мають статус учасників бойових дій, ветеранів війни, осіб зінвалідністю внаслідок війни, учасників війни можуть отримати безоплатно івторинну правову допомогу: захист і здійснення представництва інтересів всудах, інших державних органах, органах місцевого самоврядування, перед іншимиособами, складення документів процесуального характеру.</text:p>
      <text:p text:style-name="P4">
Зокрема, система БПД надає правову підтримку щодо:</text:p>
      <ul>
        <li>
отримання належного грошового забезпечення військовослужбовцями;  * оформлення грошової допомоги у зв’язку з пораненням військовослужбовця;  * оскарження рішення ВЛК, дії чи бездіяльності військової частини, органів влади;  * використання належної відпустки;  * звільнення з військової служби;  * вирішення сімейних та соціальних питань (离婚，a养费，继承等); *重新计算退休金，其他社会支付和福利以及其他法律问题。</li>
      </ul>
      <text:p text:style-name="P4">
_ <text:span text:style-name="T4">
如何获得免费的法律援助？</text:span>
 _</text:p>
      <text:p text:style-name="P4">
可以在免费法律系统的接触中心获得口头咨询：0 800 213 103(乌克兰的电话免费). Номердля дзвінків з <text:a xlink:type="simple" xlink:href="https://t.me/+380677213103" text:style-name="Internet_20_link" text:visited-style-name="Visited_20_Internet_20_Link">
Telegram</text:a>
.</text:p>
      <text:p text:style-name="P4">
Якщо потрібно отримати правову допомогу письмово — напишіть у <text:a xlink:type="simple" xlink:href="https://t.me/LegalAidUkraineBo" text:style-name="Internet_20_link" text:visited-style-name="Visited_20_Internet_20_Link">
телеграм-бот</text:a>
.</text:p>
      <text:p text:style-name="P4">
Також можна одразу звертатися до найближчого <text:a xlink:type="simple" xlink:href="https://bit.ly/bpd_buro" text:style-name="Internet_20_link" text:visited-style-name="Visited_20_Internet_20_Link">
бюро</text:a>
.</text:p>
      <text:p text:style-name="P4">
News Source: <text:a xlink:type="simple" xlink:href="https://armyinform.com.ua/2023/04/12/yak-vijskovosluzhbovczyam-otrymaty-bezoplatnu-pravovu-dopomogu-rozyasnennya-uryadu/" text:style-name="Internet_20_link" text:visited-style-name="Visited_20_Internet_20_Link">
https://armyinform.com.ua/2023/04/12/yak-vijskovosluzhbovczyam-otrymaty-bezoplatnu-pravovu-dopomogu-rozyasnennya-uryadu/</text:a>
</text:p>
      <!--NEWS-->
      <text:h text:style-name="P10" text:outline-level="1">
<text:span text:style-name="T4">
Dmytro Kuleba与加拿大外交部长讨论了帮助乌克兰和未来的北约峰会</text:span>
</text:h>
      <text:p text:style-name="P4">
作者: ['АРМІЯINFORM']</text:p>
      <text:p text:style-name="P4">
时间: 2023-04-12T31:00:00-04:00</text:p>
      <text:p text:style-name="P4">
描述: 乌克兰德米特罗·库莱巴（Dmitro Kuleba）的法律法与乌克兰（Hogly）的包裹...与乌克兰2022年的战争，与乌克兰与乌克兰的最新新闻，今天与乌克兰2022的新闻战争，今天上次与乌克兰的最新新闻，今天，将会有一个将有一个会有的，将会有一个将会有乌克兰与俄罗斯之间的战争，以及当与乌克兰在2022年与乌克兰的战争，他们是否会在不久的将来与乌克兰进行战争，他们说，与乌克兰的战争，今天的乌克兰新闻，乌克兰的新闻，乌克兰的新闻，乌克兰媒体的新闻俄语</text:p>
      <text:p text:style-name="P4">
图片: ['<text:a xlink:type="simple" xlink:href="https://armyinform.com.ua/wp-content/uploads/2023/04/6387b6cd9d3a1385785854.jpg" text:style-name="Internet_20_link" text:visited-style-name="Visited_20_Internet_20_Link">
6387b6cd9d3a1385785854.jpg</text:a>
']</text:p>
      <text:p text:style-name="P4">
标签: ['STOPRUSSIA', 'ГЛАВА МЗС УКРАЇНИ', 'ДМИТРО КУЛЕБА']</text:p>
      <text:p text:style-name="P4">
类别: News</text:p>
      <!--METADATA-->
      <text:p text:style-name="P4">
<draw:frame draw:style-name="fr1" draw:name="Image6" text:anchor-type="as-char" svg:width="6.9236in" svg:height="4.116547in" draw:z-index="0">
<draw:image xlink:href="../Images/AРМІЯINFORM/2023-04-12T31-00-00-04-00/6387b6cd9d3a1385785854.jpg" xlink:type="simple" xlink:show="embed" xlink:actuate="onLoad" draw:mime-type="image/jpeg"/>
</draw:frame>
乌克兰Dmytro Kuleba外交部长与加拿大法律部Melanie Zoli进行了交谈。</text:p>
      <text:p text:style-name="P4">
他<text:a xlink:type="simple" xlink:href="https://twitter.com/DmytroKuleba/status/1645819915922808832" text:style-name="Internet_20_link" text:visited-style-name="Visited_20_Internet_20_Link">
报告</text:a>
在Twitter中。</text:p>
      <text:p text:style-name="P4">
他写道：“在谈话中，梅兰妮·杰利(Melanie Jelly)和我讨论了加速频道协助的方法，以保证乌克兰的安全和未来在维尔纽斯举行的北约峰会。”</text:p>
      <text:p text:style-name="P4">
Dmytro Kuleba还感谢加拿大对乌克兰的支持。</text:p>
      <text:p text:style-name="P4">
众所周知，北约峰会将于7月11日至12日在维尔纽斯举行。 该联盟的成员和合作伙伴将需要大约40个代表团。</text:p>
      <text:p text:style-name="P4">
News Source: <text:a xlink:type="simple" xlink:href="https://armyinform.com.ua/2023/04/12/dmytro-kuleba-obgovoryv-iz-glavoyu-mzs-kanady-dopomogu-ukrayini-ta-majbutnij-samit-nato/" text:style-name="Internet_20_link" text:visited-style-name="Visited_20_Internet_20_Link">
https://armyinform.com.ua/2023/04/12/dmytro-kuleba-obgovoryv-iz-glavoyu-mzs-kanady-dopomogu-ukrayini-ta-majbutnij-samit-nato/</text:a>
</text:p>
      <!--NEWS-->
      <text:h text:style-name="P10" text:outline-level="1">
<text:span text:style-name="T4">
通过United24收集到的钱将再购买40个“快速”</text:span>
</text:h>
      <text:p text:style-name="P4">
作者: ['АРМІЯINFORM']</text:p>
      <text:p text:style-name="P4">
时间: 2023-04-12T32:00:00-04:00</text:p>
      <text:p text:style-name="P4">
描述: Medic -Vlakhovlka乌克兰人在Dodbann 40 Automobiliv Duphomoga上签订了合同...与乌克兰2022年的战争，与乌克兰的最新新闻，今天与乌克兰2022年与乌克兰2022年的战争，今天将在乌克兰和俄罗斯之间发生战争他们说，乌克兰在2022年是否会有一年的时间，在不久的将来是否会与乌克兰进行战争</text:p>
      <text:p text:style-name="P4">
图片: ['<text:a xlink:type="simple" xlink:href="https://armyinform.com.ua/wp-content/uploads/2023/04/45494-photo_2023_04_10_22_14_40.jpg" text:style-name="Internet_20_link" text:visited-style-name="Visited_20_Internet_20_Link">
45494-photo_2023_04_10_22_14_40.jpg</text:a>
']</text:p>
      <text:p text:style-name="P4">
标签: ['STOPRUSSIA', 'МОЗ']</text:p>
      <text:p text:style-name="P4">
类别: News</text:p>
      <!--METADATA-->
      <text:p text:style-name="P4">
<draw:frame draw:style-name="fr1" draw:name="Image7" text:anchor-type="as-char" svg:width="6.9236in" svg:height="4.599594in" draw:z-index="0">
<draw:image xlink:href="../Images/AРМІЯINFORM/2023-04-12T32-00-00-04-00/45494-photo_2023_04_10_22_14_40.jpg" xlink:type="simple" xlink:show="embed" xlink:actuate="onLoad" draw:mime-type="image/jpeg"/>
</draw:frame>
乌克兰的医疗采购已缔结了通过United24平台收集的40辆救护车购买40辆救护车的合同。</text:p>
      <text:p text:style-name="P4">
关于它<text:a xlink:type="simple" xlink:href="https://moz.gov.ua/article/news/na-104-mln-grn-ukladeno-kontrakti-na-zakupivlju-sche-40-shvidkih-za-koshti-zibrani-cherez-united24" text:style-name="Internet_20_link" text:visited-style-name="Visited_20_Internet_20_Link">
报告</text:a>
卫生部。</text:p>
      <text:p text:style-name="P4">
“根据委员会在满足医疗保健方面的资金分配委员会的决定，乌克兰的医疗采购缔结了40辆救护车的合同，总价值为104,000,000，用于医疗部门，用于通过FandSsering Platformenting24的资金， “声明读取。</text:p>
      <text:p text:style-name="P4">
卫生部指出，这些是C型的救护车。 特别是，氧气圆柱体，心脏配音剂，除颤器，心电图和人工肺通风设备。在心脏病性休克的情况下，它们可以节省一个人，在分娩期间提供帮助，复苏患者，进行一般性麻醉，主要的伤口手术治疗。</text:p>
      <text:p text:style-name="P4">
“补给急诊中心和药品崩溃的舰队非常重要。 毕竟，在战争103的条件下，“快速”损坏了，被摧毁了250，被捕获125。 新车将帮助我们的旅(o)在艰难的战时条件下，MDNAVES成功地满足了疾病的挑战。”</text:p>
      <text:p text:style-name="P4">
总共已经购买或合同176个单位。</text:p>
      <text:p text:style-name="P4">
News Source: <text:a xlink:type="simple" xlink:href="https://armyinform.com.ua/2023/04/12/na-zibrani-cherez-united24-groshi-zakuplyat-ishhe-40-shvydkyh/" text:style-name="Internet_20_link" text:visited-style-name="Visited_20_Internet_20_Link">
https://armyinform.com.ua/2023/04/12/na-zibrani-cherez-united24-groshi-zakuplyat-ishhe-40-shvydkyh/</text:a>
</text:p>
      <!--NEWS-->
      <text:h text:style-name="P10" text:outline-level="1">
<text:span text:style-name="T4">
占领者要求他的妻子尽快联系检察官办公室</text:span>
</text:h>
      <text:p text:style-name="P4">
作者: ['АРМІЯINFORM']</text:p>
      <text:p text:style-name="P4">
时间: 2023-04-12T33:00:00-04:00</text:p>
      <text:p text:style-name="P4">
描述: Viiskovovovovovovovovovovovovovovovovovovovovovovidah to and Askly susked surs jamosogosososogoshkoshidshea love ...与乌克兰2022年的战争，与乌克兰的最新新闻，今天与乌克兰2022年的新闻，今天与乌克兰的新闻战争，乌克兰和俄罗斯之间的战争将与乌克兰和乌克兰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ГУР ПЕРЕХОПЛЕННЯ']</text:p>
      <text:p text:style-name="P4">
类别: News</text:p>
      <!--METADATA-->
      <text:p text:style-name="P4">
<draw:frame draw:style-name="fr1" draw:name="Image8" text:anchor-type="as-char" svg:width="6.9236in" svg:height="3.894525in" draw:z-index="0">
<draw:image xlink:href="../Images/AРМІЯINFORM/2023-04-12T33-00-00-04-00/gurperehoplennya.jpg" xlink:type="simple" xlink:show="embed" xlink:actuate="onLoad" draw:mime-type="image/jpeg"/>
</draw:frame>
这位俄罗斯军人向检察官办公室尽快向妻子询问损失，将他从乌克兰撤出：</text:p>
      <text:p text:style-name="P4">
电报中的对话<text:a xlink:type="simple" xlink:href="https://t.me/DIUkraine" text:style-name="Internet_20_link" text:visited-style-name="Visited_20_Internet_20_Link">
出版</text:a>
乌克兰国防部乌克兰情报部主要部门。</text:p>
      <text:p text:style-name="P4">
“在电视上的普京，一切都很漂亮。 我们在这里就像加农炮。”信息说。</text:p>
      <text:p text:style-name="P4">
<text:span text:style-name="T5">
“显然，这里的环境很快就会得到”； </text:span>
嘴里应该有100人，但仍有35人； <text:span text:style-name="T5">
“只有300米的家，如果只有200米，”； </text:span>
占用者表达了对假期的怀疑期望； <text:span text:style-name="T5">
“指挥官在鼓上，他们在总部，如果发生了什么事，他们将逃离第一个”； </text:span>
“没有钱，没有供应，没有轮换，什么也没有。”</text:p>
      <text:p text:style-name="P4">
News Source: <text:a xlink:type="simple" xlink:href="https://armyinform.com.ua/2023/04/12/okupant-prosyt-druzhynu-yakomoga-shvydshe-zvernutys-do-prokuratury-shhob-vytyagnuty-jogo-z-ukrayiny-perehoplennya-gur/" text:style-name="Internet_20_link" text:visited-style-name="Visited_20_Internet_20_Link">
https://armyinform.com.ua/2023/04/12/okupant-prosyt-druzhynu-yakomoga-shvydshe-zvernutys-do-prokuratury-shhob-vytyagnuty-jogo-z-ukrayiny-perehoplennya-gur/</text:a>
</text:p>
      <!--NEWS-->
      <text:h text:style-name="P10" text:outline-level="1">
<text:span text:style-name="T4">
“合法化”的乌克兰占领：俄罗斯联邦宪法法院的法官威胁生命监禁</text:span>
</text:h>
      <text:p text:style-name="P4">
作者: ['АРМІЯINFORM']</text:p>
      <text:p text:style-name="P4">
时间: 2023-04-12T34:00:00-04:00</text:p>
      <text:p text:style-name="P4">
描述: Roslijiduvannya Schodo特别休闲10俄罗斯联邦宪法法院，Yaki ...与乌克兰2022年的战争，与乌克兰的战争，与乌克兰2022年的最新消息，将是乌克兰和俄罗斯和战争之间的最新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755792678896297.webp" text:style-name="Internet_20_link" text:visited-style-name="Visited_20_Internet_20_Link">
755792678896297.webp</text:a>
']</text:p>
      <text:p text:style-name="P4">
标签: ['STOPRUSSIA', 'СБУ']</text:p>
      <text:p text:style-name="P4">
类别: News</text:p>
      <!--METADATA-->
      <text:p text:style-name="P4">
<draw:frame draw:style-name="fr1" draw:name="Image9" text:anchor-type="as-char" svg:width="6.9236in" svg:height="4.281093in" draw:z-index="0">
<draw:image xlink:href="../ConvertedIMGs/AРМІЯINFORM/2023-04-12T34-00-00-04-00/755792678896297.png" xlink:type="simple" xlink:show="embed" xlink:actuate="onLoad" draw:mime-type="image/png"/>
</draw:frame>
对俄罗斯联邦宪法法院的10名法官进行的特别预审调查涉及乌克兰临时占领地区的克里姆林宫政权的“合法化”。</text:p>
      <text:p text:style-name="P4">
关于它<text:a xlink:type="simple" xlink:href="https://ssu.gov.ua/novyny/za-materialamy-sbu-dovichne-uviaznennia-zahrozhuie-suddiam-konstytutsiinoho-sudu-rf-yaki-uzakonyly-okupatsiiu-ukrainy" text:style-name="Internet_20_link" text:visited-style-name="Visited_20_Internet_20_Link">
报告</text:a>
SBU新闻服务。</text:p>
      <text:p text:style-name="P4">
目前，起诉已被送交法院。</text:p>
      <text:p text:style-name="P4">
根据调查，2022年10月2日，俄罗斯法官签署了所谓的“顿涅茨克和卢汉斯克国民共和国”以及赫森和Zaporizhzhya地区的侵略国的决议。</text:p>
      <text:p text:style-name="P4">
“这样做，他们认识到克里姆林宫在乌克兰临时占领的“加入”的《加入》中。</text:p>
      <text:p text:style-name="P4">
当时，俄罗斯宪法法院由10名现任法官组成，其中包括该机构的主席。 因此，对于针对乌克兰的罪行，支持该决定的COP的全部组成是负责的。</text:p>
      <text:p text:style-name="P4">
根据收集的证据，安全局的调查人员告知俄罗斯的臭味，涉嫌协助和教toing toing to乌克兰的领土完整性。</text:p>
      <text:p text:style-name="P4">
袭击者受到惩罚长达15年的监禁或无期徒刑的惩罚，”该消息写道。</text:p>
      <text:p text:style-name="P4">
News Source: <text:a xlink:type="simple" xlink:href="https://armyinform.com.ua/2023/04/12/uzakonyly-okupacziyu-ukrayiny-suddyam-konstytuczijnogo-sudu-rf-zagrozhuye-dovichne-uvyaznennya/" text:style-name="Internet_20_link" text:visited-style-name="Visited_20_Internet_20_Link">
https://armyinform.com.ua/2023/04/12/uzakonyly-okupacziyu-ukrayiny-suddyam-konstytuczijnogo-sudu-rf-zagrozhuye-dovichne-uvyaznennya/</text:a>
</text:p>
      <!--NEWS-->
      <text:h text:style-name="P10" text:outline-level="1">
<text:span text:style-name="T4">
退伍军人的业务发展赠款计划已在乌克兰开始</text:span>
</text:h>
      <text:p text:style-name="P4">
作者: ['АРМІЯINFORM']</text:p>
      <text:p text:style-name="P4">
时间: 2023-04-12T35:00:00-04:00</text:p>
      <text:p text:style-name="P4">
描述: 对于伊科尼基·乌克兰（Ekononiki Ukrainian），在Spvpracii Zmintearav，...与乌克兰2022年的战争，与乌克兰的最新消息，今天与乌克兰2022年的战争，今天将在乌克兰和俄罗斯与乌克兰的2022年战争，乌克兰和俄罗斯与乌克兰的战争，乌克兰和俄罗斯与乌克兰的战争将在当今与乌克兰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4/20220628144913.jpg" text:style-name="Internet_20_link" text:visited-style-name="Visited_20_Internet_20_Link">
20220628144913.jpg</text:a>
', '<text:a xlink:type="simple" xlink:href="https://armyinform.com.ua/wp-content/uploads/2023/04/340308269_1188385798518563_8189021030872496306_n.jpg" text:style-name="Internet_20_link" text:visited-style-name="Visited_20_Internet_20_Link">
340308269_1188385798518563_8189021030872496306_n.jpg</text:a>
']</text:p>
      <text:p text:style-name="P4">
标签: []</text:p>
      <text:p text:style-name="P4">
类别: News</text:p>
      <!--METADATA-->
      <text:p text:style-name="P4">
<draw:frame draw:style-name="fr1" draw:name="Image10" text:anchor-type="as-char" svg:width="6.9236in" svg:height="3.724058in" draw:z-index="0">
<draw:image xlink:href="../Images/AРМІЯINFORM/2023-04-12T35-00-00-04-00/20220628144913.jpg" xlink:type="simple" xlink:show="embed" xlink:actuate="onLoad" draw:mime-type="image/jpeg"/>
</draw:frame>
说明性照片</text:p>
      <text:p text:style-name="P4">
乌克兰经济部在总理的倡议下，司法部，司法部，塔维特兰人社区的其他州机构司法部合作，启动了一项赠款计划，以资助创建或发展其自己的商业退伍军人的赠款。</text:p>
      <text:p text:style-name="P4">
退伍军人，退伍军人及其妻子/男人提供赠款。 获得的融资将使您能够开展自己的业务或将业务扩展到每个人，想要计划，必要的技能和欲望。</text:p>
      <text:p text:style-name="P4">
<draw:frame draw:style-name="fr1" draw:name="Image11" text:anchor-type="as-char" svg:width="6.9236in" svg:height="6.9236in" draw:z-index="0">
<draw:image xlink:href="../Images/AРМІЯINFORM/2023-04-12T35-00-00-04-00/340308269_1188385798518563_8189021030872496306_n.jpg" xlink:type="simple" xlink:show="embed" xlink:actuate="onLoad" draw:mime-type="image/jpeg"/>
</draw:frame>
该计划提供以下赠款：</text:p>
      <ul>
        <li>
25万UAH-对于战争而导致的敌对行动和/或残疾人的参与者，只要创建一个工作场所； * 50万UAH-对于敌对行动和/或残疾人参与者的妻子/丈夫，由于创造了两个工作，因此由于战争而导致残疾人； * 100万UAH-对于敌对行动和/或残疾人的参与者，由于登记为FOP的战争至少3年，但要创建四个工作，其中至少有2名将占领退伍军人或残疾人由于战争的结果。</li>
      </ul>
      <text:p text:style-name="P4">
此外，该计划的参与者将能够以组织和进行企业家活动的培训形式获得免费帮助，以及在地区中心的免费咨询。</text:p>
      <text:p text:style-name="P4">
您可以发送电子应用程序以参加该计划，并通过[参考]在门户网站上阅读该程序的程序(https://diia.gov.ua/services/grant-dlya-veteraniv-ta-chleniv-yihnih-simej?fbclid=IwAR1KfI9c0QFuJINQv0LAtd-DwZEgIvvPfbrOAJQbkYnBswb3ioruNztfIrc).</text:p>
      <text:p text:style-name="P4">
<text:span text:style-name="T5">
Джерело:<text:a xlink:type="simple" xlink:href="https://mva.gov.ua/ua/news/vid-250-tis-do-1-mln-grn-v-ukrayini-startuvala-grantova-programa-na-rozvitok-biznesu-dlya-veteraniv" text:style-name="Internet_20_link" text:visited-style-name="Visited_20_Internet_20_Link">
Міністерство у справах ветеранівУкраїни</text:a>
</text:span>
</text:p>
      <text:p text:style-name="P4">
News Source: <text:a xlink:type="simple" xlink:href="https://armyinform.com.ua/2023/04/12/v-ukrayini-startuvala-grantova-programa-na-rozvytok-biznesu-dlya-veteraniv/" text:style-name="Internet_20_link" text:visited-style-name="Visited_20_Internet_20_Link">
https://armyinform.com.ua/2023/04/12/v-ukrayini-startuvala-grantova-programa-na-rozvytok-biznesu-dlya-veteraniv/</text:a>
</text:p>
      <!--NEWS-->
      <text:h text:style-name="P10" text:outline-level="1">
<text:span text:style-name="T4">
武装部队摧毁了两个Eagle-10无人机和两个Reb占用者</text:span>
</text:h>
      <text:p text:style-name="P4">
作者: ['АРМІЯINFORM']</text:p>
      <text:p text:style-name="P4">
时间: 2023-04-12T36:00:00-04:00</text:p>
      <text:p text:style-name="P4">
描述: 我们的Zahisniki为Dobu Doblia的Zahisniki 2个Orlan-10的Wholows和Takozh 2 Stones ...与乌克兰2022的战争，与乌克兰的最新新闻，今天与乌克兰2022年的新闻战争，乌克兰和俄罗斯和俄罗斯和俄罗斯和俄罗斯和俄罗斯和俄罗斯和俄罗斯之间的战争都会当2022年与乌克兰的战争将在不久的将来与乌克兰战争时，与乌克兰的战争，今天与乌克兰的战争，今天的乌克兰新闻，乌克兰新闻，乌克兰媒体在俄罗斯的乌克兰新闻</text:p>
      <text:p text:style-name="P4">
图片: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标签: ['STOPRUSSIA', 'ГШ ЗСУ', 'ОПЕРАТИВНА ІНФОРМАЦІЯ']</text:p>
      <text:p text:style-name="P4">
类别: News</text:p>
      <!--METADATA-->
      <text:p text:style-name="P4">
<draw:frame draw:style-name="fr1" draw:name="Image12" text:anchor-type="as-char" svg:width="6.9236in" svg:height="4.615733in" draw:z-index="0">
<draw:image xlink:href="../Images/AРМІЯINFORM/2023-04-12T36-00-00-04-00/340836873_228535893058660_7842946212120837350_n.jpg" xlink:type="simple" xlink:show="embed" xlink:actuate="onLoad" draw:mime-type="image/jpeg"/>
</draw:frame>
<text:span text:style-name="T4">
<text:span text:style-name="T5">
*🔥俄罗斯入侵的情况</text:span>
</text:span>
*</text:p>
      <text:p text:style-name="P4">
我们的捍卫者击落了Orlan-10的2个敌人无人机，以及2个敌人的放射性斗争站。</text:p>
      <text:p text:style-name="P4">
关于它<text:a xlink:type="simple" xlink:href="https://m.facebook.com/story.php" text:style-name="Internet_20_link" text:visited-style-name="Visited_20_Internet_20_Link">
报告</text:a>
乌克兰武装部队的总参谋部。</text:p>
      <text:p text:style-name="P4">
国防军的航空在占领者军事装备人员集中的领域中进行了13杆。</text:p>
      <text:p text:style-name="P4">
白天，火箭部队和炮兵部队被5个活力，武器和军事装备击中。</text:p>
      <text:p text:style-name="P4">
News Source: <text:a xlink:type="simple" xlink:href="https://armyinform.com.ua/2023/04/12/zsu-znyshhyly-dva-bezpilotnyka-orlan-10-ta-dvi-stancziyi-reb-okupantiv/" text:style-name="Internet_20_link" text:visited-style-name="Visited_20_Internet_20_Link">
https://armyinform.com.ua/2023/04/12/zsu-znyshhyly-dva-bezpilotnyka-orlan-10-ta-dvi-stancziyi-reb-okupantiv/</text:a>
</text:p>
      <!--NEWS-->
      <text:h text:style-name="P10" text:outline-level="1">
<text:span text:style-name="T4">
在最后一天，入侵者以一百多个定居点开火</text:span>
</text:h>
      <text:p text:style-name="P4">
作者: ['АРМІЯINFORM']</text:p>
      <text:p text:style-name="P4">
时间: 2023-04-12T37:00:00-04:00</text:p>
      <text:p text:style-name="P4">
描述: 借出了第一枚导弹21号航空员的主管的对手，没有……与乌克兰2022年的战争，与乌克兰的最新新闻，今天与乌克兰2022年的新闻战争，乌克兰和俄罗斯，俄罗斯和俄罗斯和俄罗斯之间的战争是否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kramatorsk-1.jpeg" text:style-name="Internet_20_link" text:visited-style-name="Visited_20_Internet_20_Link">
kramatorsk-1.jpeg</text:a>
']</text:p>
      <text:p text:style-name="P4">
标签: ['ГШ ЗСУ', 'ОПЕРАТИВНА ІНФОРМАЦІЯ']</text:p>
      <text:p text:style-name="P4">
类别: News</text:p>
      <!--METADATA-->
      <text:p text:style-name="P4">
<draw:frame draw:style-name="fr1" draw:name="Image13" text:anchor-type="as-char" svg:width="6.9236in" svg:height="4.32725in" draw:z-index="0">
<draw:image xlink:href="../Images/AРМІЯINFORM/2023-04-12T37-00-00-04-00/kramatorsk-1.jpeg" xlink:type="simple" xlink:show="embed" xlink:actuate="onLoad" draw:mime-type="image/jpeg"/>
</draw:frame>
<text:span text:style-name="T4">
<text:span text:style-name="T5">
*🔥俄罗斯入侵的情况</text:span>
</text:span>
*</text:p>
      <text:p text:style-name="P4">
在最后一天，敌人击中了1枚火箭和21次航空罢工，并在我们的军事和民事基础设施的位置上炮击了33枚火箭发射器。</text:p>
      <text:p text:style-name="P4">
关于它<text:a xlink:type="simple" xlink:href="https://m.facebook.com/story.php" text:style-name="Internet_20_link" text:visited-style-name="Visited_20_Internet_20_Link">
报告</text:a>
乌克兰武装部队的总参谋部。</text:p>
      <text:p text:style-name="P4">
在最后一天，敌人向Chernihiv地区Gremyach Kamyansk Sloboda的Bleshny定居点开火。 Volfine，Katerynivkasum地区以及兽医，Deep，Hatyshche，Vovchansk，Zibyne，Volokhivka，Okhrimivka，Chernyakov，Chernyakov，Komarov，Budarki，Budarki，Budarki和Dovzhanka在Kharkiv地区。</text:p>
      <text:p text:style-name="P4">
在敌人炮击的库皮斯克(Kupyansk)方向上，Kolodyazne，Kamianka，Poplar，Krasne，Ridkoodub，Novomlinsk，Novomlinsk，Two -Year，Kindrashivka，Peschane和Berestovo，Berestovo，Kharkave地区和Novoselovsk Luhansk地区受苦。</text:p>
      <text:p text:style-name="P4">
在最后一天，在利马的方向上，敌人在Bigorivka和有争议的定居点附近进行了不成功的行动。炮弹遭到了Makeevka，Nevskoye，Nevskoye，Luhansk地区的Bigorivka，Luhansk地区和Yampolivka的Bigorivka遭受了苦难，托尔斯基，托尔斯基，托马斯基，Donetsk地区质疑。</text:p>
      <text:p text:style-name="P4">
在巴赫穆特的方向上，敌人继续采取进攻行动，试图完全控制巴赫穆特市，战斗仍在继续。 过去，对手在定居点附近采取了不成功的进攻行动。 Nikiforivka, Vasyukivka, Minskivka, Orikhovo-Vasylivka, Novomarkove, Markovo, Bakhmut, Chrome, Yar, Yar, Ivanivske, Stupochka, Predict, Oleksandr-Shultine, Kurdynumivka, Zalaryanivka, Friendship, and News, and NEWRKA, DOCEMA, DOETERKA, DOCEMAKA, Dockynivka，Doonyuka，Kurdynivka，Kurdynivka，Kurdynivka，Kurdynivka，Kurdynivka，Kurdynivka，Kurdynivka，Kurdynivka，Kurdymovka，Kurdymovka，Kurdymovka，Kurdymovka，Kurdymovka，Kurdymovka，Kurdymovka。</text:p>
      <text:p text:style-name="P4">
在Avdeevsky和Marinsky的指示中，敌人采取了Avdiivka，Pervomaisko，Nevel和Marinkakadonnets地区定居点的进攻行动，没有成功。 最激烈的战斗持续了Marinka。 当时，诺沃卡利诺诺沃，奥尔洛夫卡，阿夫迪夫科，托恩科，塞嫩科，塞维琳，佩尔沃马斯科，netaylovo，karlovka，karlovka，krasnogorivka，krasnogorivka，圣乔治，圣乔治，圣乔治，马里克卡，马里克卡和龙门兹克地区的Vagoda遭受了敌对炮击。</text:p>
      <text:p text:style-name="P4">
在过去一天的矿物方向上，进攻行动的敌人不是。 他在Novomykhailivka，Shakhtarskoe，Novoukrainka，Veliky Novosilka，Kalledar，Kalledar，Prychistivka的Novomykhailivka定居点开除。</text:p>
      <text:p text:style-name="P4">
News Source: <text:a xlink:type="simple" xlink:href="https://armyinform.com.ua/2023/04/12/protyagom-mynuloyi-doby-zagarbnyky-obstrilyaly-bilshe-sta-naselenyh-punktiv-ukrayiny/" text:style-name="Internet_20_link" text:visited-style-name="Visited_20_Internet_20_Link">
https://armyinform.com.ua/2023/04/12/protyagom-mynuloyi-doby-zagarbnyky-obstrilyaly-bilshe-sta-naselenyh-punktiv-ukrayiny/</text:a>
</text:p>
      <!--NEWS-->
      <text:h text:style-name="P10" text:outline-level="1">
<text:span text:style-name="T4">
巴赫穆特（Bakhmut）和马林卡（Marinka）的残酷战斗继续 - 武装部队总参谋部</text:span>
</text:h>
      <text:p text:style-name="P4">
作者: ['АРМІЯINFORM']</text:p>
      <text:p text:style-name="P4">
时间: 2023-04-12T38:00:00-04:00</text:p>
      <text:p text:style-name="P4">
描述: 在Bakhmutian扩大了Vogog的扩展，要提前，将与PID相关...与乌克兰2022年的战争，与乌克兰的最新消息，今天与乌克兰的新闻战争，乌克兰2022年，今天将在乌克兰和乌克兰之间进行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339274231_166620776310712_7462345269416254200_n-640x360-1.webp" text:style-name="Internet_20_link" text:visited-style-name="Visited_20_Internet_20_Link">
339274231_166620776310712_7462345269416254200_n-640x360-1.webp</text:a>
']</text:p>
      <text:p text:style-name="P4">
标签: ['ГШ ЗСУ', 'ОПЕРАТИВНА ІНФОРМАЦІЯ']</text:p>
      <text:p text:style-name="P4">
类别: News</text:p>
      <!--METADATA-->
      <text:p text:style-name="P4">
<draw:frame draw:style-name="fr1" draw:name="Image14" text:anchor-type="as-char" svg:width="6.9236in" svg:height="3.894525in" draw:z-index="0">
<draw:image xlink:href="../ConvertedIMGs/AРМІЯINFORM/2023-04-12T38-00-00-04-00/339274231_166620776310712_7462345269416254200_n-640x360-1.png" xlink:type="simple" xlink:show="embed" xlink:actuate="onLoad" draw:mime-type="image/png"/>
</draw:frame>
<text:span text:style-name="T4">
🔥俄罗斯入侵的情况</text:span>
</text:p>
      <text:p text:style-name="P4">
在巴赫穆特的方向上，敌人继续采取进攻行动，试图完全控制巴赫穆特市，战斗仍在继续。</text:p>
      <text:p text:style-name="P4">
关于它<text:a xlink:type="simple" xlink:href="https://m.facebook.com/story.php" text:style-name="Internet_20_link" text:visited-style-name="Visited_20_Internet_20_Link">
报告</text:a>
乌克兰武装部队的总参谋部。</text:p>
      <text:p text:style-name="P4">
在过去的一天，敌人在博格达尼夫卡附近进行了不成功的进攻行动。 Nikiforivka, Vasyukivka, Minskivka, Orikhovo-Vasylivka, Novomarkove, Markovo, Bakhmut, Chrome, Yar, Yar, Ivanivske, Stupochka, Predict, Oleksandr-Shultine, Kurdynumivka, Zalaryanivka, Friendship, and News, and NEWRKA, DOCEMA, DOETERKA, DOCEMAKA, Dockynivka，Doonyuka，Kurdynivka，Kurdynivka，Kurdynivka，Kurdynivka，Kurdynivka，Kurdynivka，Kurdynivka，Kurdynivka，Kurdymovka，Kurdymovka，Kurdymovka，Kurdymovka，Kurdymovka，Kurdymovka，Kurdymovka。</text:p>
      <text:p text:style-name="P4">
在Avdeevsky和Marinsky的指示中，敌人采取了Avdiivka，Pervomaisko，Nevel和Marinkakadonnets地区定居点的进攻行动，没有成功。</text:p>
      <text:p text:style-name="P4">
最激烈的战斗持续了Marinka。 同时，敌对的炮击受到诺沃卡利诺沃，奥尔洛夫卡，阿夫迪夫卡，托尼，塞弗琳，塞维琳，pervomaisko，netaylovo，karlovka，krasnogorivka，georgiyivka，marinka tapobed donetsk地区的影响。</text:p>
      <text:p text:style-name="P4">
News Source: <text:a xlink:type="simple" xlink:href="https://armyinform.com.ua/2023/04/12/tryvayut-zhorstoki-boyi-za-bahmut-ta-maryinku-genshtab-zsu/" text:style-name="Internet_20_link" text:visited-style-name="Visited_20_Internet_20_Link">
https://armyinform.com.ua/2023/04/12/tryvayut-zhorstoki-boyi-za-bahmut-ta-maryinku-genshtab-zsu/</text:a>
</text:p>
      <!--NEWS-->
      <text:h text:style-name="P10" text:outline-level="1">
<text:span text:style-name="T4">
自大规模侵略以来，超过18万名士兵失去了俄罗斯联邦的军队</text:span>
</text:h>
      <text:p text:style-name="P4">
作者: ['АРМІЯINFORM']</text:p>
      <text:p text:style-name="P4">
时间: 2023-04-12T39:00:00-04:00</text:p>
      <text:p text:style-name="P4">
描述: Zagalni Boyov，在02/24/22到04/12/23 Orintovo成为：...与乌克兰2022的战争，与乌克兰的战争，今天与乌克兰的最新消息，今天与乌克兰的新闻战争，今天与乌克兰2022年最后一次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3b979308-b6ca-4de8-a941-706d8e91f3be.jpg" text:style-name="Internet_20_link" text:visited-style-name="Visited_20_Internet_20_Link">
3b979308-b6ca-4de8-a941-706d8e91f3be.jpg</text:a>
']</text:p>
      <text:p text:style-name="P4">
标签: ['STOPRUSSIA', 'АГРЕСІЯ РФ', 'ВТОРГНЕННЯ РФ', 'ВТРАТИ ВОРОГА', 'ГШ ЗСУ']</text:p>
      <text:p text:style-name="P4">
类别: News</text:p>
      <!--METADATA-->
      <text:p text:style-name="P4">
<draw:frame draw:style-name="fr1" draw:name="Image15" text:anchor-type="as-char" svg:width="6.9236in" svg:height="6.975919in" draw:z-index="0">
<draw:image xlink:href="../Images/AРМІЯINFORM/2023-04-12T39-00-00-04-00/3b979308-b6ca-4de8-a941-706d8e91f3be.jpg" xlink:type="simple" xlink:show="embed" xlink:actuate="onLoad" draw:mime-type="image/jpeg"/>
</draw:frame>
敌人的总损失从24.02.22到12.04.23将以朝向：</text:p>
      <text:p text:style-name="P4">
<text:span text:style-name="T4">
<text:span text:style-name="T5">
人员 -  </text:span>
* 180050(+730)淘汰的人</text:span>
<text:span text:style-name="T5">
坦克 -  </text:span>
<text:span text:style-name="T5">
 3646(+2)</text:span>
<text:span text:style-name="T4">
战斗装甲车 -  </text:span>
 7043(+5)<text:span text:style-name="T4">
<text:span text:style-name="T5">
炮兵系统 -  </text:span>
<text:span text:style-name="T5">
 2770(+5)</text:span>
 </text:span>
 rszv- <text:span text:style-name="T4">
 535(0)</text:span>
<text:span text:style-name="T5">
防空 -  </text:span>
<text:span text:style-name="T5">
 282(0)</text:span>
<text:span text:style-name="T4">
飞机 -  </text:span>
 307(0)<text:span text:style-name="T4">
<text:span text:style-name="T5">
直升机 -  </text:span>
* 293(0)</text:span>
<text:span text:style-name="T5">
无人机手术级别 -  </text:span>
<text:span text:style-name="T5">
 2334(+2)</text:span>
<text:span text:style-name="T4">
有翼的导弹 -  </text:span>
 911(0)<text:span text:style-name="T4">
<text:span text:style-name="T5">
船 /船 -  </text:span>
* 18(0)</text:span>
<text:span text:style-name="T5">
汽车设备和坦克 -  </text:span>
<text:span text:style-name="T5">
 5630(+10)</text:span>
<text:span text:style-name="T4">
特殊设备 -  </text:span>
 319(+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2.04.23。</text:p>
      <text:p text:style-name="P4">
News Source: <text:a xlink:type="simple" xlink:href="https://armyinform.com.ua/2023/04/12/ponad-180-tysyach-vijskovyh-vtratyla-armiya-rf-z-pochatku-shyrokomasshtabnoyi-agresiyi/" text:style-name="Internet_20_link" text:visited-style-name="Visited_20_Internet_20_Link">
https://armyinform.com.ua/2023/04/12/ponad-180-tysyach-vijskovyh-vtratyla-armiya-rf-z-pochatku-shyrokomasshtabnoyi-agresiyi/</text:a>
</text:p>
      <!--NEWS-->
      <text:h text:style-name="P10" text:outline-level="1">
<text:span text:style-name="T4">
敌人在与乌克兰边境地区保留军事存在</text:span>
</text:h>
      <text:p text:style-name="P4">
作者: ['АРМІЯINFORM']</text:p>
      <text:p text:style-name="P4">
时间: 2023-04-12T40:00:00-04:00</text:p>
      <text:p text:style-name="P4">
描述: Vorog I Nadali Zberiga Viskov在与乌克兰地区的Prodordonnnits的存在...与乌克兰2022年的战争，与乌克兰的最新新闻，今天与乌克兰2022年的新闻战争，今天与乌克兰的新闻战争，乌克兰和俄罗斯之间的战争以及战争将在乌克兰和俄罗斯之间发生战争他们在2022年与乌克兰有一年</text:p>
      <text:p text:style-name="P4">
图片: ['<text:a xlink:type="simple" xlink:href="https://armyinform.com.ua/wp-content/uploads/2023/04/pryhovana-mobilizacziya.jpg" text:style-name="Internet_20_link" text:visited-style-name="Visited_20_Internet_20_Link">
pryhovana-mobilizacziya.jpg</text:a>
']</text:p>
      <text:p text:style-name="P4">
标签: ['STOPRUSSIA', 'ГШ ЗСУ', 'ОПЕРАТИВНА ІНФОРМАЦІЯ']</text:p>
      <text:p text:style-name="P4">
类别: News</text:p>
      <!--METADATA-->
      <text:p text:style-name="P4">
<draw:frame draw:style-name="fr1" draw:name="Image16" text:anchor-type="as-char" svg:width="6.9236in" svg:height="3.952222in" draw:z-index="0">
<draw:image xlink:href="../Images/AРМІЯINFORM/2023-04-12T40-00-00-04-00/pryhovana-mobilizacziya.jpg" xlink:type="simple" xlink:show="embed" xlink:actuate="onLoad" draw:mime-type="image/jpeg"/>
</draw:frame>
<text:span text:style-name="T4">
🔥俄罗斯入侵的情况</text:span>
</text:p>
      <text:p text:style-name="P4">
敌人继续在与库尔斯克和贝尔戈罗德地区的乌克兰地区保持军事形象，继续执行工程设备。</text:p>
      <text:p text:style-name="P4">
关于它<text:a xlink:type="simple" xlink:href="https://m.facebook.com/story.php" text:style-name="Internet_20_link" text:visited-style-name="Visited_20_Internet_20_Link">
报告</text:a>
乌克兰武装部队的总参谋部。</text:p>
      <text:p text:style-name="P4">
在Volyn，Polissya，Siversky和Slobozhansky的指示中，操作且没有重大变化。 俄罗斯联邦领土兵役部队的确定部队继续留在白俄罗斯共和国领土。</text:p>
      <text:p text:style-name="P4">
News Source: <text:a xlink:type="simple" xlink:href="https://armyinform.com.ua/2023/04/12/vorog-zberigaye-vijskovu-prysutnist-u-prykordonnyh-z-ukrayinoyu-rajonah-2/" text:style-name="Internet_20_link" text:visited-style-name="Visited_20_Internet_20_Link">
https://armyinform.com.ua/2023/04/12/vorog-zberigaye-vijskovu-prysutnist-u-prykordonnyh-z-ukrayinoyu-rajonah-2/</text:a>
</text:p>
      <!--NEWS-->
      <text:h text:style-name="P10" text:outline-level="1">
<text:span text:style-name="T4">
囚犯信息的主要来源是解放后卫的证据 - 协调总部</text:span>
</text:h>
      <text:p text:style-name="P4">
作者: ['АРМІЯINFORM']</text:p>
      <text:p text:style-name="P4">
时间: 2023-04-12T41:00:00-04:00</text:p>
      <text:p text:style-name="P4">
描述: 在协调的总部，Zustinich Zustinov是Sodonikh Muzikanthi乐团...与2022年与乌克兰的战争，与乌克兰的最新消息，今天与乌克兰的新闻，今天与乌克兰2022年的新闻战争，乌克兰和俄罗斯之间的战争将与乌克兰和俄罗斯之间的战争，以及何时战争他们说，乌克兰在2022年将是与乌克兰的战争</text:p>
      <text:p text:style-name="P4">
图片: ['<text:a xlink:type="simple" xlink:href="https://armyinform.com.ua/wp-content/uploads/2023/04/bez-imeni-5.jpg" text:style-name="Internet_20_link" text:visited-style-name="Visited_20_Internet_20_Link">
bez-imeni-5.jpg</text:a>
']</text:p>
      <text:p text:style-name="P4">
标签: ['ВІЙСЬКОВОПОЛОНЕНІ', 'ВТОРГНЕННЯ РФ', 'КООРДИНАЦІЙНИЙ ШТАБ З ПИТАНЬ ПОВОДЖЕННЯ З ВІЙСЬКОВОПОЛОНЕНИМИ', 'НЕКОМБАТАНТИ']</text:p>
      <text:p text:style-name="P4">
类别: News</text:p>
      <!--METADATA-->
      <text:p text:style-name="P4">
<draw:frame draw:style-name="fr1" draw:name="Image17" text:anchor-type="as-char" svg:width="6.9236in" svg:height="3.900523in" draw:z-index="0">
<draw:image xlink:href="../Images/AРМІЯINFORM/2023-04-12T41-00-00-04-00/bez-imeni-5.jpg" xlink:type="simple" xlink:show="embed" xlink:actuate="onLoad" draw:mime-type="image/jpeg"/>
</draw:frame>
在协调员举行了与以反婚姻米哈伊尔·比利恩斯基(Mikhail Bilynsky)命名的海军陆战队囚犯的家属举行的会议。 乌克兰塔米尼斯派协调总部的代表对亲人的名字做出了回应。</text:p>
      <text:p text:style-name="P4">
关于它<text:a xlink:type="simple" xlink:href="https://t.me/Koord_shtab/831" text:style-name="Internet_20_link" text:visited-style-name="Visited_20_Internet_20_Link">
报告</text:a>
与战俘问题协调总部。</text:p>
      <text:p text:style-name="P4">
人权组织的代表也参加了会议。 用这句话，在侵略者国家律师要求的领土上找到乌克兰人的位置的选择之一。 Protadosi是从囚禁中返回的囚犯信息的主要来源之一。</text:p>
      <text:p text:style-name="P4">
在国际人道主义法中，埃纳克战士(Enekbomant)的参与者，即不参加战斗人员的军人。</text:p>
      <text:p text:style-name="P4">
News Source: <text:a xlink:type="simple" xlink:href="https://armyinform.com.ua/2023/04/12/osnovnym-dzherelom-informacziyi-pro-polonenyh-ye-svidchennya-zvilnenyh-zahysnykiv-koordynaczijnyj-shtab/" text:style-name="Internet_20_link" text:visited-style-name="Visited_20_Internet_20_Link">
https://armyinform.com.ua/2023/04/12/osnovnym-dzherelom-informacziyi-pro-polonenyh-ye-svidchennya-zvilnenyh-zahysnykiv-koordynaczijnyj-shtab/</text:a>
</text:p>
      <!--NEWS-->
      <text:h text:style-name="P10" text:outline-level="1">
<text:span text:style-name="T4">
尽管遭受了许多损失，俄罗斯入侵者还是试图完全控制巴赫穆特</text:span>
</text:h>
      <text:p text:style-name="P4">
作者: ['АРМІЯINFORM']</text:p>
      <text:p text:style-name="P4">
时间: 2023-04-12T86:00:00-04:00</text:p>
      <text:p text:style-name="P4">
描述: 在Bakhmutian扩大了Vogog的扩展，要提前，将与PID相关...与乌克兰2022年的战争，与乌克兰的最新消息，今天与乌克兰的新闻战争，乌克兰2022年，今天将在乌克兰和乌克兰之间进行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bahmut-3.jpg" text:style-name="Internet_20_link" text:visited-style-name="Visited_20_Internet_20_Link">
bahmut-3.jpg</text:a>
']</text:p>
      <text:p text:style-name="P4">
标签: ['STOPRUSSIA', 'БАХМУТСЬКИЙ НАПРЯМОК', 'ВІЙНА', 'ВТОРГНЕННЯ РФ', 'ГШ ЗСУ']</text:p>
      <text:p text:style-name="P4">
类别: News</text:p>
      <!--METADATA-->
      <text:p text:style-name="P4">
<draw:frame draw:style-name="fr1" draw:name="Image18" text:anchor-type="as-char" svg:width="6.9236in" svg:height="3.894525in" draw:z-index="0">
<draw:image xlink:href="../Images/AРМІЯINFORM/2023-04-12T86-00-00-04-00/bahmut-3.jpg" xlink:type="simple" xlink:show="embed" xlink:actuate="onLoad" draw:mime-type="image/jpeg"/>
</draw:frame>
**🔥i</text:p>
      <text:p text:style-name="P4">
在巴赫穆特(Bakhmut)的方向上，敌人继续采取进攻行动，试图完全控制巴赫穆特(Bakhmut)市，而残酷的战斗仍在继续。 在整个采摘过程中，在Chrome和Bubbanivka以北的地区没有成功的进攻行动。 国防军击退了前线敌人的大约18次袭击。 来自敌人的炮击，特别是Vasyukivka，Grigorivka，Bogdanivka，Bakhmut，Ivanivske，Kurdyumivka，Donetsk地区的友谊受伤，[报告] [报告] <text:a xlink:type="simple" xlink:href="https://www.facebook.com/GeneralStaff.ua/posts/pfbid02tiNNw4Z8rmn7hnkNGBLtuPeLajrHiKU8nsAC89XmYKoRs3BUq2oD84u4nH8aejjNl" text:style-name="Internet_20_link" text:visited-style-name="Visited_20_Internet_20_Link">
报告</text:a>
乌克兰武装部队的总参谋部。</text:p>
      <text:p text:style-name="P4">
在Avdeevsky和Marinsky的指示中，敌人采取了进攻行动，Marinka的市场，Viceda和Donetsk地区的Novomikhailivka。 同时，敌对的炮击居住着：陶瓷，诺沃卡利诺诺沃，克拉斯诺夫卡，阿夫迪夫卡，沃迪尼，纳塔洛沃，尼维尔斯科耶，卡洛夫卡，乔治耶夫卡，玛丽卡·丹内斯克地区。</text:p>
      <text:p text:style-name="P4">
在白天矿物方向上，敌人没有射击诺瓦特卡，沙赫塔尔斯克，诺瓦克兰卡，诺茨克地区Prechistivka的Novomykhailivka，Shakhtarske，Novoukrainka，Veliky Novosilka。</text:p>
      <text:p text:style-name="P4">
News Source: <text:a xlink:type="simple" xlink:href="https://armyinform.com.ua/2023/04/12/ne-zvazhayuchy-na-chyselni-vtraty-rosijski-zagarbnyky-namagayutsya-vzyaty-pid-povnyj-kontrol-bahmut/" text:style-name="Internet_20_link" text:visited-style-name="Visited_20_Internet_20_Link">
https://armyinform.com.ua/2023/04/12/ne-zvazhayuchy-na-chyselni-vtraty-rosijski-zagarbnyky-namagayutsya-vzyaty-pid-povnyj-kontrol-bahmut/</text:a>
</text:p>
      <!--NEWS-->
      <text:h text:style-name="P10" text:outline-level="1">
<text:span text:style-name="T4">
西班牙将在4月底将6个豹子坦克在乌克兰放置20个APC</text:span>
</text:h>
      <text:p text:style-name="P4">
作者: ['В’ячеслав Ржеуцький']</text:p>
      <text:p text:style-name="P4">
时间: 2023-04-12T93:00:00-04:00</text:p>
      <text:p text:style-name="P4">
描述: Ispaniya到Kinzi Kvistyn将乌克兰6基本储罐豹列，Yaki Buli ...与乌克兰2022的战争，与乌克兰的最新新闻，与乌克兰的新闻，乌克兰2022年的最新新闻，今天，乌克兰和俄罗斯和俄罗斯之间以及乌克兰和俄罗斯之间的战争将会，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4/ministr-2.jpg" text:style-name="Internet_20_link" text:visited-style-name="Visited_20_Internet_20_Link">
ministr-2.jpg</text:a>
']</text:p>
      <text:p text:style-name="P4">
标签: ['STOPRUSSIA', 'ПІДТРИМКА ПАРТНЕРІВ', 'СВІТ ПІДТРИМУЄ УКРАЇНУ', 'УКРАЇНА - ІСПАНІЯ']</text:p>
      <text:p text:style-name="P4">
类别: News</text:p>
      <!--METADATA-->
      <text:p text:style-name="P4">
<draw:frame draw:style-name="fr1" draw:name="Image19" text:anchor-type="as-char" svg:width="6.9236in" svg:height="5.103575in" draw:z-index="0">
<draw:image xlink:href="../Images/AРМІЯINFORM/2023-04-12T93-00-00-04-00/ministr-2.jpg" xlink:type="simple" xlink:show="embed" xlink:actuate="onLoad" draw:mime-type="image/jpeg"/>
</draw:frame>
到4月底，西班牙将在乌克兰放置6个主要的豹战车，这些战斗坦克已从该国政府恢复，作为相关义务的一部分。</text:p>
      <text:p text:style-name="P4">
西班牙国防部长玛格丽塔塔·罗伯斯(Margarita Robles)在4月12日星期二在马德里举行的联合新闻发布会上报道了这一点。</text:p>
      <text:p text:style-name="P4">
“很快就会有6个豹子，这些豹子已经恢复，我们还将有20个APC。 我们预计，到本月底，他们必须到达乌克兰。”玛格丽塔·罗伯斯(Margarita Robles)说，并补充说，目前正在恢复4个豹子，这也计划在后来派往乌克兰。</text:p>
      <text:p text:style-name="P4">
玛格丽塔·罗伯斯(Margarita Robles)还报告说，今天会议的结果是继续在西班牙准备乌克兰军事军人的准备工作，并指出今天，斯潘卡斯托龙已经对1000名乌克兰士兵进行了适当的培训。</text:p>
      <text:p text:style-name="P4">
她补充说，在与乌克兰同事会议的框架内，双方还考虑了其​​他重要合作方式。</text:p>
      <ul>
        <li>
乌克兰现在不仅保护其主权及其领土复杂性，还保护我们的共同价值观。 玛格丽塔·罗伯斯(Margarita Robles)说，这就是为什么我们的支持以及支持整个欧洲的支持，并将继续并将持续到必要的尽可能多的时间。</li>
      </ul>
      <text:p text:style-name="P4">
乌克兰国防部长阿列克谢·雷兹尼科夫(Alexei Reznikov)感谢西班牙塔纳罗德政府向乌克兰提供的国防和人道主义援助，强调西班牙是乌克兰建立“坦克联盟”的创建者之一，这是乌克兰现代获得现代的启动者战车。</text:p>
      <ul>
        <li>
对于我来说，要在战场上保留战士的生命是我的特殊优先事项，因此我非常感谢我们从西班牙车手M-113获得战斗车，我希望我们能得到更多。 西班牙加入了在拉姆斯坦俱乐部(Ramstein Club)领域创建的“坦克联盟”(Tank Coalition)，因此，在本月底，我希望在乌克兰以西班牙口音为豹子咆哮时，会听到乌克兰的声音。</li>
      </ul>
      <text:p text:style-name="P4">
News Source: <text:a xlink:type="simple" xlink:href="https://armyinform.com.ua/2023/04/12/ispaniya-postavyt-v-ukrayinu-6-tankiv-leopard-j-20-btr-do-kinczya-kvitnya/" text:style-name="Internet_20_link" text:visited-style-name="Visited_20_Internet_20_Link">
https://armyinform.com.ua/2023/04/12/ispaniya-postavyt-v-ukrayinu-6-tankiv-leopard-j-20-btr-do-kinczya-kvitnya/</text:a>
</text:p>
      <!--NEWS-->
      <text:h text:style-name="P10" text:outline-level="1">
<text:span text:style-name="T4">
来自临时占领地区的内部流离失所者和公民的免费法律援助将变得更加易于接近</text:span>
</text:h>
      <text:p text:style-name="P4">
作者: ['АРМІЯINFORM']</text:p>
      <text:p text:style-name="P4">
时间: 2023-04-12T94:00:00-04:00</text:p>
      <text:p text:style-name="P4">
描述: Verkhovna Rada称赞了法律（Prochkt No. 7473-D），Yaki Rodshiriy，进入Imasian的法律是...与乌克兰2022年战争，与乌克兰与乌克兰的最新新闻战争，与乌克兰的新闻，与乌克兰2022年的新闻战争，今天将有战争，将有战争在乌克兰和俄罗斯之间以及2022年与乌克兰的战争之间，是否会在不久的将来与乌克兰进行战争，今天与乌克兰的战争，今天的乌克兰新闻，乌克兰的新闻，乌克兰媒体在俄罗斯的乌克兰新闻</text:p>
      <text:p text:style-name="P4">
图片: ['<text:a xlink:type="simple" xlink:href="https://armyinform.com.ua/wp-content/uploads/2023/01/minreintegracziyi-01.jpg" text:style-name="Internet_20_link" text:visited-style-name="Visited_20_Internet_20_Link">
minreintegracziyi-01.jpg</text:a>
']</text:p>
      <text:p text:style-name="P4">
标签: ['ВНУТРІШНЬО ПЕРЕМІЩЕНІ ОСОБИ', 'ДОПОМОГА ВПО', 'МІНРЕІНТЕГРАЦІЇ']</text:p>
      <text:p text:style-name="P4">
类别: News</text:p>
      <!--METADATA-->
      <text:p text:style-name="P4">
<draw:frame draw:style-name="fr1" draw:name="Image20" text:anchor-type="as-char" svg:width="6.9236in" svg:height="5.1927in" draw:z-index="0">
<draw:image xlink:href="../Images/AРМІЯINFORM/2023-04-12T94-00-00-04-00/minreintegracziyi-01.jpg" xlink:type="simple" xlink:show="embed" xlink:actuate="onLoad" draw:mime-type="image/jpeg"/>
</draw:frame>
Verkhovna Rada批准了法律(在7473年到蛋白质)，将IDP从临时占领的领土扩大到免费的二级法律援助，<text:a xlink:type="simple" xlink:href="https://minre.gov.ua/2023/04/12/bezoplatna-pravnycha-dopomoga-dlya-vnutrishno-peremishhenyh-osib-ta-gromadyan-iz-tymchasovo-okupovanyh-terytorij-stane-shhe-dostupnishoyu-rishennya-vru/" text:style-name="Internet_20_link" text:visited-style-name="Visited_20_Internet_20_Link">
报告</text:a>
重返社会部。</text:p>
      <text:p text:style-name="P4">
这是关于以下法律服务的类型：</text:p>
      <text:p text:style-name="P4">
<text:span text:style-name="T5">
在其他人面前，在法院，其他国家机构，地方自治机构中实施代表权利； </text:span>
绘制程序性质的文档。</text:p>
      <text:p text:style-name="P4">
尤其是，居住在tot上的公民将能够寻求自由法律，以造成与俄罗斯侵略有关的房地产损害的损害。</text:p>
      <text:p text:style-name="P4">
可以预见，您可以在电话或在线上寻求此帮助。</text:p>
      <text:p text:style-name="P4">
News Source: <text:a xlink:type="simple" xlink:href="https://armyinform.com.ua/2023/04/12/bezoplatna-pravnycha-dopomoga-dlya-vnutrishno-peremishhenyh-osib-ta-gromadyan-iz-tymchasovo-okupovanyh-terytorij-stane-shhe-dostupnishoyu/" text:style-name="Internet_20_link" text:visited-style-name="Visited_20_Internet_20_Link">
https://armyinform.com.ua/2023/04/12/bezoplatna-pravnycha-dopomoga-dlya-vnutrishno-peremishhenyh-osib-ta-gromadyan-iz-tymchasovo-okupovanyh-terytorij-stane-shhe-dostupnishoyu/</text:a>
</text:p>
      <!--NEWS-->
      <text:h text:style-name="P10" text:outline-level="1">
<text:span text:style-name="T4">
乌克兰和西班牙讨论了海军行动领域的合作问题</text:span>
</text:h>
      <text:p text:style-name="P4">
作者: ['В’ячеслав Ржеуцький']</text:p>
      <text:p text:style-name="P4">
时间: 2023-04-12T96:00:00-04:00</text:p>
      <text:p text:style-name="P4">
描述: 乌克兰防御乌克兰Pid Hour的Mainstrostya讨论了来自马德里迪的Sogodnichniskh谈判...与乌克兰2022年的战争，与乌克兰的最新新闻，与乌克兰2022年的新闻战争，与乌克兰和俄罗斯进行的新闻，与乌克兰的战争，以及乌克兰的战争，以及乌克兰战争在乌克兰，这将是不久的是，无论是否将在不久的将来与乌克兰发生战争，与乌克兰的战争，今天的乌克兰新闻，乌克兰的新闻，乌克兰的新闻在俄罗斯的乌克兰媒体将在俄罗斯</text:p>
      <text:p text:style-name="P4">
图片: ['<text:a xlink:type="simple" xlink:href="https://armyinform.com.ua/wp-content/uploads/2023/04/630_360_1599734550-215.jpg" text:style-name="Internet_20_link" text:visited-style-name="Visited_20_Internet_20_Link">
630_360_1599734550-215.jpg</text:a>
']</text:p>
      <text:p text:style-name="P4">
标签: ['STOPRUSSIA', 'ПІДТРИМКА ПАРТНЕРІВ', 'СВІТ ПІДТРИМУЄ УКРАЇНУ', 'УКРАЇНА - ІСПАНІЯ']</text:p>
      <text:p text:style-name="P4">
类别: News</text:p>
      <!--METADATA-->
      <text:p text:style-name="P4">
<draw:frame draw:style-name="fr1" draw:name="Image21" text:anchor-type="as-char" svg:width="6.9236in" svg:height="3.956343in" draw:z-index="0">
<draw:image xlink:href="../Images/AРМІЯINFORM/2023-04-12T96-00-00-04-00/630_360_1599734550-215.jpg" xlink:type="simple" xlink:show="embed" xlink:actuate="onLoad" draw:mime-type="image/jpeg"/>
</draw:frame>
乌克兰国防部和西班牙国防部长在今天在马德里迪迪尼迪迪(Madridididyrobobid)进行谈判中，在海军行动领域的合作问题。 乌克兰Oleksiy Reznikov的国防部长在新闻发布会上得到了报道。</text:p>
      <text:p text:style-name="P4">
据他说，双方特别讨论了加强乌克兰确保乌克兰乌克兰海岸黑海乌克兰海岸的能力的问题。以及海军海军海军的技术和训练加强。</text:p>
      <text:p text:style-name="P4">
“我们对西班牙舰队在两栖动物调查方向的经验和检查感兴趣。 我们的海军陆战队有机会获得培训课程并使用西班牙舰队。”财政部Alexei Reznikov说，并指出当事方将继续讨论可能的帮助，这不会减少西班牙海军的残疾。</text:p>
      <text:p text:style-name="P4">
News Source: <text:a xlink:type="simple" xlink:href="https://armyinform.com.ua/2023/04/12/ukrayina-i-ispaniya-obgovoryly-pytannya-spivrobitnycztva-u-sferi-vijskovo-morskyh-operaczij/" text:style-name="Internet_20_link" text:visited-style-name="Visited_20_Internet_20_Link">
https://armyinform.com.ua/2023/04/12/ukrayina-i-ispaniya-obgovoryly-pytannya-spivrobitnycztva-u-sferi-vijskovo-morskyh-operaczij/</text:a>
</text:p>
      <!--NEWS-->
      <text:h text:style-name="P10" text:outline-level="1">
<text:span text:style-name="T4">
Volodymyr Zelenskyy：乌克兰不会有废墟 - 这是我们的目标</text:span>
</text:h>
      <text:p text:style-name="P4">
作者: ['АРМІЯINFORM']</text:p>
      <text:p text:style-name="P4">
时间: 2023-04-12T97:00:00-04:00</text:p>
      <text:p text:style-name="P4">
描述: 我很健康，乌克兰人！ 与Zustrichi的特殊格式一起命运...与乌克兰2022年的战争，与乌克兰的战争是今天的最新消息，今天与乌克兰2022年的战争是今天的战争，乌克兰和俄罗斯之间的战争是否会发生战争，什么时候他们说，与乌克兰的战争将在2022年，是否在2022年，在不久的将来与乌克兰战争，他们说，今天与乌克兰的战争，今天的乌克兰新闻，乌克兰新闻，乌克兰媒体在俄罗斯的乌克兰新闻</text:p>
      <text:p text:style-name="P4">
图片: []</text:p>
      <text:p text:style-name="P4">
标签: ['STOPRUSSIA', 'ВІДЕОЗВЕРНЕННЯ ПРЕЗИДЕНТА УКРАЇНИ', 'ВІЙНА', 'ВОЛОДИМИР ЗЕЛЕНСЬКИЙ', 'ВТОРГНЕННЯ РФ', 'ПРЕЗИДЕНТ УКРАЇНИ']</text:p>
      <text:p text:style-name="P4">
类别: News</text:p>
      <!--METADATA-->
      <text:p text:style-name="P4">
<text:span text:style-name="T4">
 <text:span text:style-name="T5">
我希望健康，亲爱的乌克兰人!</text:span>
 </text:span>
</text:p>
      <text:p text:style-name="P4">
他刚刚参加了乌克兰财务支持的特殊支持形式。 这项活动在华盛顿举行，联合金融民主国家 - 我们的合作伙伴，欧洲委员会，国际金融机构的负责人：国际货币基金组织，世界银行，欧洲重建和发展银行。 主题是首先恢复。 战场之后我们国家的恢复。</text:p>
      <text:p text:style-name="P4">
我感谢我的合作伙伴帮助我们维持可持续性和财务稳定性。 他敦促更加活跃，以便乌克兰人可以更积极地重建，使乌克兰人正常生活。</text:p>
      <text:p text:style-name="P4">
乌克兰不会有废墟。 这是我们的目标。 这将是恐怖分子全部损失的特定二氧化碳。</text:p>
      <text:p text:style-name="P4">
此外，全世界都知道这些决定 - 关于俄罗斯，俄罗斯官员，寡头的资产，他们是富有的，而他们的国家成为恐怖分子……所有这些都被激活，以弥补俄罗斯带来痛苦和痛苦的人的损失。 。 对于侵略者来说，战争应该是最昂贵的。 我们为此做了一切。 感谢支持我们的合作伙伴。</text:p>
      <text:p text:style-name="P4">
他今天在基辅与美国参议院的代表团 - 一个两党代表团会面。我告知战场上以及我们的机会上正在发生的事情。以及我们一直，我们已经证明了我们与美国的关系在供应中的关系武器的财政支持是完全干净的，完全透明的。 合作伙伴对每个单元和每个武器的每个单位都有完整的视野。 重要的是，没有人工操作会被我们的信任宠坏。</text:p>
      <text:p text:style-name="P4">
当然，我很高兴听到来自美国的客人对乌克兰的积极话语以及我们设法实现恐怖命运的目标。</text:p>
      <text:p text:style-name="P4">
今天对我来说，在我的情感上和光荣的是，祝贺我们的年轻警察和SES的救援人员完成学习。 超过3000年的青年 - 专业和爱国 - 现在正在加入那些想要保护生活安全性和正常性的人。 他们还将在最危险的Quaregions中工作。 该分布将在苏米地区哈尔基夫的边界的前线供应。 有些人将与新的攻击队作战。我相信，今天内政部的毕业生在为人类的希望辩护。</text:p>
      <text:p text:style-name="P4">
顺便说一句，我现在想庆祝这样的后卫 - 尤其是来自尼科波尔的救援人员。 Artem Shuldyakova少校的SES，Fyodor中尉Zaykina，高级中士Vasyl Muzychenko，初级抗击者Vitaliy Bulkin。 谢谢大家的救助 - 俄罗斯火箭中风的乌克兰人!</text:p>
      <text:p text:style-name="P4">
我还将注意到警察人员 - “白人”，他们在家里拯救我们的人民，撤离，派遣人道主义援助，复苏...</text:p>
      <text:p text:style-name="P4">
我感谢Avdiivka的警察Gennady Yudin对儿童的救赎，医护人员Popi，Popi是Mariinsky Frort的白人天使之一。 他们已经救出了我们数百名人民，包括重伤。</text:p>
      <text:p text:style-name="P4">
今天，我也要感谢在赫尔森地区工作的国家警察弗拉基米尔·佩雷塞特(Vladimir Perepelytsya)的爆炸，他的工作非常有效。</text:p>
      <text:p text:style-name="P4">
还有一个。</text:p>
      <text:p text:style-name="P4">
今天，在我们国家，传统上，庆祝火箭和太空行业员工的日子。 总是荣耀乌克兰的行业。 我确定他会做的!</text:p>
      <text:p text:style-name="P4">
谢谢所有保留我们潜力的人。 我们目前的融合水平是国际关系，我们的权力水平(无论是国家还是社会)，乌克兰应得的，我们的人民水平 - 所有这一切都将使乌克兰能够与先进的国家一起发展外太空，以及我们的业务 - 以及高级公司。</text:p>
      <text:p text:style-name="P4">
但是首先 - 我们将赢!特别是要归功于乌克兰火箭。</text:p>
      <text:p text:style-name="P4">
荣耀现在我们现在正在战斗的所有士兵!</text:p>
      <text:p text:style-name="P4">
谢谢所有帮助乌克兰的人!</text:p>
      <text:p text:style-name="P4">
感谢所有保护我们人民并保护乌克兰生活的人!</text:p>
      <text:p text:style-name="P4">
<text:span text:style-name="T4">
 <text:span text:style-name="T5">
荣耀与乌克兰!</text:span>
 </text:span>
</text:p>
      <text:p text:style-name="P4">
资料来源：<text:a xlink:type="simple" xlink:href="https://www.president.gov.ua/news/zhodnoyi-ruyini-v-ukrayini-ne-bude-ce-nasha-meta-zvernennya-82237" text:style-name="Internet_20_link" text:visited-style-name="Visited_20_Internet_20_Link">
乌克兰总统办公室</text:a>
</text:p>
      <text:p text:style-name="P4">
News Source: <text:a xlink:type="simple" xlink:href="https://armyinform.com.ua/2023/04/12/my-nichogo-ne-zbyrayemosya-zabuvaty-j-proshhaty-vbyvczyam-zakonna-vidpovidalnist-bude-za-vse-prezydent-ukrayiny/" text:style-name="Internet_20_link" text:visited-style-name="Visited_20_Internet_20_Link">
https://armyinform.com.ua/2023/04/12/my-nichogo-ne-zbyrayemosya-zabuvaty-j-proshhaty-vbyvczyam-zakonna-vidpovidalnist-bude-za-vse-prezydent-ukrayiny/</text:a>
</text:p>
      <!--NEWS-->
      <text:h text:style-name="P10" text:outline-level="1">
<text:span text:style-name="T4">
试图占有国家布迪德尔的土地：WACS已向代理人指派超过600万美元</text:span>
</text:h>
      <text:p text:style-name="P4">
作者: Ukrinform (Person)</text:p>
      <text:p text:style-name="P4">
出版商: Укринформ (Organization)</text:p>
      <text:p text:style-name="P4">
出版时间: 2023-04-13T-108:24:00+03:00</text:p>
      <text:p text:style-name="P4">
修改时间: 2023-04-13T18:24:00+03:00</text:p>
      <text:p text:style-name="P4">
描述: 高度反腐败法院以超过600万美元的形式选择了一项预防措施，以超过600万的形式向现任人民的代理人，该副手涉嫌试图抓住国家预算的土地和财产。  - 乌克林。</text:p>
      <text:p text:style-name="P4">
图片: ["<text:a xlink:type="simple" xlink:href="https://static.ukrinform.com/photos/2020_06/thumb_files/630_360_1592145934-312.jpg" text:style-name="Internet_20_link" text:visited-style-name="Visited_20_Internet_20_Link">
630_360_15921...</text:a>
"]</text:p>
      <text:p text:style-name="P4">
标签: ['Антикорупційний суд']</text:p>
      <text:p text:style-name="P4">
类型: Article</text:p>
      <!--METADATA-->
      <text:p text:style-name="P4">
<draw:frame draw:style-name="fr1" draw:name="Image22" text:anchor-type="as-char" svg:width="6.9236in" svg:height="3.956343in" draw:z-index="0">
<draw:image xlink:href="../Images/yкринформ/2023-04-13T-108-24-00-03-00/630_360_1592145934-312.jpg" xlink:type="simple" xlink:show="embed" xlink:actuate="onLoad" draw:mime-type="image/jpeg"/>
</draw:frame>
最高 - 腐败法院以超过600万人民副代表的形式选择了一项预防措施，该代理人涉嫌试图非法夺取国家预算的土地和财产。</text:p>
      <text:p text:style-name="P4">
根据乌克林福姆的说法，专门的反腐败检察官办公室报告<text:a xlink:type="simple" xlink:href="https://t.me/sap_gov_ua/1298" text:style-name="Internet_20_link" text:visited-style-name="Visited_20_Internet_20_Link">
</text:a>
 <text:a xlink:type="simple" xlink:href="https://t.me/sap_gov_ua/1298" text:style-name="Internet_20_link" text:visited-style-name="Visited_20_Internet_20_Link">
</text:a>
 <text:a xlink:type="simple" xlink:href="https://t.me/sap_gov_ua/1298" text:style-name="Internet_20_link" text:visited-style-name="Visited_20_Internet_20_Link">
 </text:a>
2023年4月13日，应国家反腐败局侦探的要求，由SAP检察官同意，VAKS的调查法官选择了一项预防措施，以围绕牧师(https://www.ukrinform.ua/tag-zamah)为了滥用职务，目的是非法收到国家拥有的土地的地下土壤，并正在永久使用乌克兰Verkhovna Rada的国家建设企业。</text:p>
      <text:p text:style-name="P4">
犯罪嫌疑人有许多责任。 首先，提出了对侦探，检察官和法院的第一个需求。 报告要更改您的居住地和工作地点。 避免与其他细分和证人交流。 未经侦探或检察官的许可，他不允许离开基辅地区。 犯罪嫌疑人将被存放在护照的相关州拥有的机构中，用于出国旅行，其他文件赋予了离开乌克兰并进入乌克兰的权利。</text:p>
      <text:p text:style-name="P4">
职责将在5月10日之前验证。</text:p>
      <text:p text:style-name="P4">
<text:span text:style-name="T4">
另请阅读：</text:span>
 <text:a xlink:type="simple" xlink:href="https://www.ukrinform.ua/rubric-economy/3695105-nabu-povtorno-klopotatime-pro-prodovzenna-terminiv-slidstva-u-spravi-koboleva.html" text:style-name="Internet_20_link" text:visited-style-name="Visited_20_Internet_20_Link">
</text:a>
检察官不同意上述法院的裁决，其保证在上诉上的保证金额。</text:p>
      <text:p text:style-name="P4">
正如乌克林福姆报道的那样，较早的国家反腐败局是专门的反腐败检察官办公室<text:a xlink:type="simple" xlink:href="https://www.ukrinform.ua/rubric-kyiv/3680820-narodnomu-deputatu-ogolosili-pidozru-u-sprobi-zavolodinna-8-gektarami-zemli-u-kievi.html" text:style-name="Internet_20_link" text:visited-style-name="Visited_20_Internet_20_Link">
</text:a>
目前的人民代表是一项分包，试图在8公顷的首都拥有一块土地。</text:p>
      <text:p text:style-name="P4">
News Source: <text:a xlink:type="simple" xlink:href="https://www.ukrinform.ua/rubric-economy/3695541-sproba-zavolodinna-zemleu-derzbudkombinatu-vaks-priznaciv-ponad-6-miljoniv-zastavi-deputatu.html" text:style-name="Internet_20_link" text:visited-style-name="Visited_20_Internet_20_Link">
https://www.ukrinform.ua/rubric-economy/3695541-sproba-zavolodinna-zemleu-derzbudkombinatu-vaks-priznaciv-ponad-6-miljoniv-zastavi-deputatu.html</text:a>
</text:p>
      <!--NEWS-->
      <text:h text:style-name="P10" text:outline-level="1">
<text:span text:style-name="T4">
Chernihivska Oblast（10:29）。 红色警报：空中威胁。 警笛声。 立即掩盖！</text:span>
</text:h>
      <text:p text:style-name="P4">
作者: liveuamap (Language: en)</text:p>
      <text:p text:style-name="P4">
时间: 2023-04-13T-12:31:00</text:p>
      <text:p text:style-name="P4">
地点: Chernihivska Oblast (Latitude:51.33333000 Longtitude:32.00000000)</text:p>
      <text:p text:style-name="P4">
视频: []</text:p>
      <text:p text:style-name="P4">
图片: []</text:p>
      <text:p text:style-name="P4">
标签: ["Europe", "Central and Eastern Europe"]</text:p>
      <text:p text:style-name="P4">
Id: 22555816</text:p>
      <!--METADATA-->
      <text:p text:style-name="P4">
切尔尼希夫地区(10:29). Red Alert: aerial threat. Sirens sounding. Takecover now!</text:p>
      <text:p text:style-name="P4">
News Collection Link: <text:a xlink:type="simple" xlink:href="https://liveuamap.com/en/2023/13-april-chernihivska-oblast1029-red-alert-aeg" text:style-name="Internet_20_link" text:visited-style-name="Visited_20_Internet_20_Link">
https://liveuamap.com/en/2023/13-april-chernihivska-oblast1029-red-alert-aeg</text:a>
</text:p>
      <text:p text:style-name="P4">
News Source: <text:a xlink:type="simple" xlink:href="https://t.me/suspilnechernihiv/17553" text:style-name="Internet_20_link" text:visited-style-name="Visited_20_Internet_20_Link">
https://t.me/suspilnechernihiv/17553</text:a>
</text:p>
      <!--NEWS-->
      <text:h text:style-name="P10" text:outline-level="1">
<text:span text:style-name="T4">
在乌克兰，许多地区遭受洪水的危险</text:span>
</text:h>
      <text:p text:style-name="P4">
作者: Ukrinform (Person)</text:p>
      <text:p text:style-name="P4">
出版商: Укринформ (Organization)</text:p>
      <text:p text:style-name="P4">
出版时间: 2023-04-13T-147:38:00+03:00</text:p>
      <text:p text:style-name="P4">
修改时间: 2023-04-13T16:38:00+03:00</text:p>
      <text:p text:style-name="P4">
描述: 在州紧急服务部门，他们警告说，通过提高河流的水位，乌克兰许多地区洪水的危险。  - 乌克林。</text:p>
      <text:p text:style-name="P4">
图片: ["<text:a xlink:type="simple" xlink:href="https://static.ukrinform.com/photos/2023_04/thumb_files/630_360_1681387624-172.jpg" text:style-name="Internet_20_link" text:visited-style-name="Visited_20_Internet_20_Link">
630_360_16813...</text:a>
"]</text:p>
      <text:p text:style-name="P4">
标签: ['ДСНС', 'Вода', 'Прогноз']</text:p>
      <text:p text:style-name="P4">
类型: Article</text:p>
      <!--METADATA-->
      <text:p text:style-name="P4">
<draw:frame draw:style-name="fr1" draw:name="Image23" text:anchor-type="as-char" svg:width="6.9236in" svg:height="3.945292in" draw:z-index="0">
<draw:image xlink:href="../Images/yкринформ/2023-04-13T-147-38-00-03-00/630_360_1681387624-172.jpg" xlink:type="simple" xlink:show="embed" xlink:actuate="onLoad" draw:mime-type="image/jpeg"/>
</draw:frame>
最高紧急服务警告说，通过提高河流的水位，在乌克兰的许多地区进行了危险。</text:p>
      <text:p text:style-name="P4">
关于它，乌克兰Oleksandr Khorunzhi的SES主持人在一份简报中说：“复活节期间的安全问题 -  SES的保留和建议”(https://www.youtube.com/watch?v=-78vgCLsfm0) <text:a xlink:type="simple" xlink:href="https://www.youtube.com/watch" text:style-name="Internet_20_link" text:visited-style-name="Visited_20_Internet_20_Link">
</text:a>
 <text:a xlink:type="simple" xlink:href="https://www.youtube.com/watch" text:style-name="Internet_20_link" text:visited-style-name="Visited_20_Internet_20_Link">
</text:a>
“在4月12日至13日举行之前，我们提出了警告。(Ivano-Frankivsk地区)，Zalishchyky(ternopil地区)，在当前商标下继续将水位提高1,2-1.7 m。”他说。</text:p>
      <text:p text:style-name="P4">
SESP PRESOFITER警告说，在接下来的几天里，将有一定水平<text:a xlink:type="simple" xlink:href="https://www.ukrinform.ua/tag-voda" text:style-name="Internet_20_link" text:visited-style-name="Visited_20_Internet_20_Link">
</text:a>
在DNIEPER的上部端子内乘以0.1-0.3 m。</text:p>
      <text:p text:style-name="P4">
<text:span text:style-name="T4">
另请阅读：</text:span>
 <text:a xlink:type="simple" xlink:href="https://www.ukrinform.ua/rubric-regions/3695423-ukrainciv-poperedili-pro-pidvisenna-rivniv-vodi-na-verhnomu-dnipri.html" text:style-name="Internet_20_link" text:visited-style-name="Visited_20_Internet_20_Link">
</text:a>
Khorunzhi还报告说，在Chernihiv地区，各个农业场所泛滥，宣布了第二个危险水平-Orange。</text:p>
      <text:p text:style-name="P4">
“在切尔尼希夫地区DNIEPER河的Dniep​​er河的七个定居点中，Dniep​​er河有275个农场。</text:p>
      <text:p text:style-name="P4">
此外，根据SES的代表，洪泛区和某些水库地区，尤其是在Chernihiv地区的Novgorod-Siversky，Koryukivsky和Chernyhiv区。 它还形成洪水，超过了切尔尼夫(Chernihiv)的斯诺夫河(Snov River)的危险标志。</text:p>
      <text:p text:style-name="P4">
Harunzhi还告知，预计水将在0.1-0.6 m的Dawning Crows上升，该乌鸦在Ivano-Frankivsk地区的Tysmenytsia市附近流动。</text:p>
      <text:p text:style-name="P4">
<text:span text:style-name="T4">
另请阅读：</text:span>
 <text:a xlink:type="simple" xlink:href="https://www.ukrinform.ua/rubric-kyiv/3695453-u-kievi-ta-oblasti-cerez-zagrozu-pidtoplenna-ogolosenij-drugij-riven-nebezpeki.html" text:style-name="Internet_20_link" text:visited-style-name="Visited_20_Internet_20_Link">
<text:span text:style-name="T4">
区域</text:span>
</text:a>
同时，他报告说，4月12日，诺夫哥罗德·苏米(Novgorod Sumy)地区和比林(Birin)村庄，切尔尼希夫(Chernihiv)地区之间的塞斯纳河和河，37人被摩托艇运输，总共有500人从开始工作。正如乌克林福姆报道的<text:a xlink:type="simple" xlink:href="https://www.ukrinform.ua/rubric-regions/3695158-vnaslidok-vesnanogo-vodopilla-u-dnipri-moze-pidnatisa-riven-vodi-ukrgidrometcentr.html" text:style-name="Internet_20_link" text:visited-style-name="Visited_20_Internet_20_Link">
</text:a>
</text:p>
      <text:p text:style-name="P4">
News Source: <text:a xlink:type="simple" xlink:href="https://www.ukrinform.ua/rubric-regions/3695487-v-ukraini-utrimuetsa-nebezpeka-pidtoplenna-u-nizci-oblastej.html" text:style-name="Internet_20_link" text:visited-style-name="Visited_20_Internet_20_Link">
https://www.ukrinform.ua/rubric-regions/3695487-v-ukraini-utrimuetsa-nebezpeka-pidtoplenna-u-nizci-oblastej.html</text:a>
</text:p>
      <!--NEWS-->
      <text:h text:style-name="P10" text:outline-level="1">
<text:span text:style-name="T4">
在库鲁斯校长俄罗斯陆军炮击托波利，克拉斯基·珀切，诺维奥尼斯克，院子，西...</text:span>
</text:h>
      <text:p text:style-name="P4">
作者: liveuamap (Language: en)</text:p>
      <text:p text:style-name="P4">
时间: 2023-04-13T-18:27:00</text:p>
      <text:p text:style-name="P4">
地点: Kupiansk, Kharkiv (Latitude:49.17362 Longtitude:37.43111)</text:p>
      <text:p text:style-name="P4">
视频: []</text:p>
      <text:p text:style-name="P4">
图片: []</text:p>
      <text:p text:style-name="P4">
标签: ["Russia"]</text:p>
      <text:p text:style-name="P4">
Id: 22555812</text:p>
      <!--METADATA-->
      <text:p text:style-name="P4">
在Kupiansk的指示，俄罗斯军队炮击了托波利，克拉斯尼·佩斯赫，诺瓦林斯克，德沃里奇纳，扎帕德纳，哈尔基夫地区的kindrashivka和奥斯基尔地区 - 乌克兰武装部队的武装部队在早晨的报告中说</text:p>
      <text:p text:style-name="P4">
新闻集链接：<text:a xlink:type="simple" xlink:href="https://liveuamap.com/en/2023/13-april-at-kupiansk-direction-russian-army-shelled-topoli" text:style-name="Internet_20_link" text:visited-style-name="Visited_20_Internet_20_Link">
https://liveuamap.com/en/2023/13-april-at-kupiansk-direction-russian-army-army-shelled-topoli</text:a>
</text:p>
      <text:p text:style-name="P4">
News Source: <text:a xlink:type="simple" xlink:href="https://t.me/lumsrc/4479" text:style-name="Internet_20_link" text:visited-style-name="Visited_20_Internet_20_Link">
https://t.me/lumsrc/4479</text:a>
</text:p>
      <!--NEWS-->
      <text:h text:style-name="P10" text:outline-level="1">
<text:span text:style-name="T4">
在韩国，“辐射”测试将与DPRK一起在89个逃亡者举行</text:span>
</text:h>
      <text:p text:style-name="P4">
作者: Ukrinform (Person)</text:p>
      <text:p text:style-name="P4">
出版商: Укринформ (Organization)</text:p>
      <text:p text:style-name="P4">
出版时间: 2023-04-13T-18:51:00+03:00</text:p>
      <text:p text:style-name="P4">
修改时间: 2023-04-13T23:51:00+03:00</text:p>
      <text:p text:style-name="P4">
描述: 韩国当局计划对朝鲜的89名逃犯进行辐射测试。  - 乌克林。</text:p>
      <text:p text:style-name="P4">
图片: ["<text:a xlink:type="simple" xlink:href="https://static.ukrinform.com/photos/2023_04/thumb_files/630_360_1681388671-424.jpg" text:style-name="Internet_20_link" text:visited-style-name="Visited_20_Internet_20_Link">
630_360_16813...</text:a>
"]</text:p>
      <text:p text:style-name="P4">
标签: ['КНДР', 'Корея', 'Втеча']</text:p>
      <text:p text:style-name="P4">
类型: Article</text:p>
      <!--METADATA-->
      <text:p text:style-name="P4">
<draw:frame draw:style-name="fr1" draw:name="Image24" text:anchor-type="as-char" svg:width="6.9236in" svg:height="3.956343in" draw:z-index="0">
<draw:image xlink:href="../Images/yкринформ/2023-04-13T-18-51-00-03-00/630_360_1681388671-424.jpg" xlink:type="simple" xlink:show="embed" xlink:actuate="onLoad" draw:mime-type="image/jpeg"/>
</draw:frame>
Vladapvipiva韩国计划对朝鲜的89名逃犯进行辐射测试。</text:p>
      <text:p text:style-name="P4">
正如乌克林福姆报道的那样，它报告了<text:a xlink:type="simple" xlink:href="https://en.yna.co.kr/view/AEN20230413004751325" text:style-name="Internet_20_link" text:visited-style-name="Visited_20_Internet_20_Link">
</text:a>
。</text:p>
      <text:p text:style-name="P4">
根据韩国部的说法，从5月到六个月，在北朝鲜难民中，将从接近-A核的韩国核垃圾填埋场进行测试。</text:p>
      <text:p text:style-name="P4">
他们所有人都住在金属县，并在第一次核试验之后<text:a xlink:type="simple" xlink:href="https://www.ukrinform.ua/tag-kndr" text:style-name="Internet_20_link" text:visited-style-name="Visited_20_Internet_20_Link">
</text:a>
2006年，他们从朝鲜逃脱了。</text:p>
      <text:p text:style-name="P4">
此前，政府已经在2017年和2018年对40个朝鲜垃圾箱进行了类似的试验。</text:p>
      <text:p text:style-name="P4">
<text:span text:style-name="T4">
另请阅读：</text:span>
 <text:a xlink:type="simple" xlink:href="https://www.ukrinform.ua/rubric-world/3695156-u-aponii-spracuvala-povitrana-trivoga-cerez-pusk-raketi-kndr.html" text:style-name="Internet_20_link" text:visited-style-name="Visited_20_Internet_20_Link">
<text:span text:style-name="T4">
 dprk </text:span>
</text:a>
该部代表告诉记者：“重要的是要事先检查可能会暴露于可能损害北朝鲜核测试的人的健康状况的放射性泄漏。”</text:p>
      <text:p text:style-name="P4">
据乌克林福姆报道，朝鲜于4月13日星期四<text:a xlink:type="simple" xlink:href="https://www.ukrinform.ua/rubric-world/3695140-kndr-zapustila-balisticnu-raketu-v-bik-shidnogo-mora.html" text:style-name="Internet_20_link" text:visited-style-name="Visited_20_Internet_20_Link">
</text:a>
</text:p>
      <text:p text:style-name="P4">
News Source: <text:a xlink:type="simple" xlink:href="https://www.ukrinform.ua/rubric-world/3695436-u-pivdennij-korei-provedut-radiacijni-testi-na-89-vtikacah-iz-kndr.html" text:style-name="Internet_20_link" text:visited-style-name="Visited_20_Internet_20_Link">
https://www.ukrinform.ua/rubric-world/3695436-u-pivdennij-korei-provedut-radiacijni-testi-na-89-vtikacah-iz-kndr.html</text:a>
</text:p>
      <!--NEWS-->
      <text:h text:style-name="P10" text:outline-level="1">
<text:span text:style-name="T4">
在莱曼（Lyman）的指示，俄罗斯军队炮击了Novoselivske，Nevske，Kuzmyne，Luhansk的Bilohorivka ...</text:span>
</text:h>
      <text:p text:style-name="P4">
作者: liveuamap (Language: en)</text:p>
      <text:p text:style-name="P4">
时间: 2023-04-13T-20:27:00</text:p>
      <text:p text:style-name="P4">
地点: Bakhmut (Latitude:49.02177000 Longtitude:37.95759000)</text:p>
      <text:p text:style-name="P4">
视频: []</text:p>
      <text:p text:style-name="P4">
图片: []</text:p>
      <text:p text:style-name="P4">
标签: ["Russia"]</text:p>
      <text:p text:style-name="P4">
Id: 22555811</text:p>
      <!--METADATA-->
      <text:p text:style-name="P4">
乌克兰武装部队的武装部队在莱曼(Lyman)指示俄罗斯军队炮击了诺瓦斯克(Novoselivske)，内维斯克(Nevske)，库兹米恩(Kuzmyne)，卢汉斯克地区的比洛霍利夫卡(Bilohorivka)，乌克兰武装部队的一般工作人员在早晨的报告中说</text:p>
      <text:p text:style-name="P4">
新闻集链接：<text:a xlink:type="simple" xlink:href="https://liveuamap.com/en/2023/13-april-at-lyman-direction-russian-army-shelled-novoselivske" text:style-name="Internet_20_link" text:visited-style-name="Visited_20_Internet_20_Link">
https://liveuamap.com/en/2023/13-APRIL-AT-LYMAN-DIRECTION-RUSSIAN-RUSSIAN-ARMY-SHELLED-SHELLED-NOVOSELIVSKE</text:a>
</text:p>
      <text:p text:style-name="P4">
News Source: <text:a xlink:type="simple" xlink:href="https://t.me/lumsrc/4480" text:style-name="Internet_20_link" text:visited-style-name="Visited_20_Internet_20_Link">
https://t.me/lumsrc/4480</text:a>
</text:p>
      <!--NEWS-->
      <text:h text:style-name="P10" text:outline-level="1">
<text:span text:style-name="T4">
乌克兰的失败将意味着活动的“黄金时代”的终结-Moravetsky</text:span>
</text:h>
      <text:p text:style-name="P4">
作者: Ukrinform (Person)</text:p>
      <text:p text:style-name="P4">
出版商: Укринформ (Organization)</text:p>
      <text:p text:style-name="P4">
出版时间: 2023-04-13T-20:35:00+03:00</text:p>
      <text:p text:style-name="P4">
修改时间: 2023-04-13T23:35:00+03:00</text:p>
      <text:p text:style-name="P4">
描述: 如果该活动在俄罗斯的激进战争中被乌克兰击败，那将是其“黄金时代”的开始。  - 乌克林。</text:p>
      <text:p text:style-name="P4">
图片: ["<text:a xlink:type="simple" xlink:href="https://static.ukrinform.com/photos/2021_09/thumb_files/630_360_1632404103-972.jpg" text:style-name="Internet_20_link" text:visited-style-name="Visited_20_Internet_20_Link">
630_360_16324...</text:a>
"]</text:p>
      <text:p text:style-name="P4">
标签: ['Польща', 'Україна', 'Моравецький', 'Війна з росією']</text:p>
      <text:p text:style-name="P4">
类型: Article</text:p>
      <!--METADATA-->
      <text:p text:style-name="P4">
<draw:frame draw:style-name="fr1" draw:name="Image25" text:anchor-type="as-char" svg:width="6.9236in" svg:height="3.956343in" draw:z-index="0">
<draw:image xlink:href="../Images/yкринформ/2023-04-13T-20-35-00-03-00/630_360_1632404103-972.jpg" xlink:type="simple" xlink:show="embed" xlink:actuate="onLoad" draw:mime-type="image/jpeg"/>
</draw:frame>
如果Zakhid在俄罗斯的侵略性战争中被乌克兰击败，那么在其“黄金时代”开始时的上限。</text:p>
      <text:p text:style-name="P4">
根据乌克林事物通讯员的说法，总理波罗西斯·莫拉维斯基(Porosimateusususz Moravtsky)在华盛顿大西洋委员会的演讲中说了这一点。</text:p>
      <text:p text:style-name="P4">
“如果我们失去乌克兰，几十年来我们将失去和平。 莫拉维茨基说，乌克兰的失败可能是活动“黄金时代”的终结的开始。</text:p>
      <text:p text:style-name="P4">
他认为，乌克兰的胜利将“不仅保证恢复，而且保证对我们的经济力量的模仿”。</text:p>
      <text:p text:style-name="P4">
<text:span text:style-name="T4">
另请阅读：</text:span>
 <text:a xlink:type="simple" xlink:href="https://www.ukrinform.ua/rubric-ato/3695562-polsa-peredae-ukraini-cergovu-partiu-mig29-moraveckij.html" text:style-name="Internet_20_link" text:visited-style-name="Visited_20_Internet_20_Link">
<text:span text:style-name="T4">
 Moravetsky </text:span>
</text:a>
正如乌克林福姆报道的那样，德国政府批准了波兰在乌克兰出口的申请<text:a xlink:type="simple" xlink:href="https://www.ukrinform.ua/tag-vinisuvac" text:style-name="Internet_20_link" text:visited-style-name="Visited_20_Internet_20_Link">
</text:a>
MIG-29来自East GDR的仓库。</text:p>
      <text:p text:style-name="P4">
上周，波兰总裁安德烈·杜达(Andrzej Duda)告知，波兰已经将八架Mig-29飞机传输到乌克兰，并正在准备转移此类六层楼。</text:p>
      <text:p text:style-name="P4">
<text:span text:style-name="T5">
foto：phar</text:span>
</text:p>
      <text:p text:style-name="P4">
News Source: <text:a xlink:type="simple" xlink:href="https://www.ukrinform.ua/rubric-ato/3695588-porazka-ukraini-oznacatime-kinec-zolotogo-viku-zahodu-moraveckij.html" text:style-name="Internet_20_link" text:visited-style-name="Visited_20_Internet_20_Link">
https://www.ukrinform.ua/rubric-ato/3695588-porazka-ukraini-oznacatime-kinec-zolotogo-viku-zahodu-moraveckij.html</text:a>
</text:p>
      <!--NEWS-->
      <text:h text:style-name="P10" text:outline-level="1">
<text:span text:style-name="T4">
乌克兰从合作伙伴那里收到武器，但这还不够 -  NSDC秘书</text:span>
</text:h>
      <text:p text:style-name="P4">
作者: Ukrinform (Person)</text:p>
      <text:p text:style-name="P4">
出版商: Укринформ (Organization)</text:p>
      <text:p text:style-name="P4">
出版时间: 2023-04-13T-22:26:00+03:00</text:p>
      <text:p text:style-name="P4">
修改时间: 2023-04-13T23:26:00+03:00</text:p>
      <text:p text:style-name="P4">
描述: 乌克兰阿列克谢·丹尼洛夫（Alexei Danilov）国家安全与国防委员会秘书指出，乌克兰越来越多地从合作伙伴那里接收武器，但要说这已经足够了，乌克兰军队就不能。  - 乌克林。</text:p>
      <text:p text:style-name="P4">
图片: ["<text:a xlink:type="simple" xlink:href="https://static.ukrinform.com/photos/2022_05/thumb_files/630_360_1653987256-796.jpg" text:style-name="Internet_20_link" text:visited-style-name="Visited_20_Internet_20_Link">
630_360_16539...</text:a>
"]</text:p>
      <text:p text:style-name="P4">
标签: ['РНБО', 'Зброя', 'Данілов', 'Війна з росією', 'Єдині новини']</text:p>
      <text:p text:style-name="P4">
类型: Article</text:p>
      <!--METADATA-->
      <text:p text:style-name="P4">
<draw:frame draw:style-name="fr1" draw:name="Image26" text:anchor-type="as-char" svg:width="6.9236in" svg:height="3.956343in" draw:z-index="0">
<draw:image xlink:href="../Images/yкринформ/2023-04-13T-22-26-00-03-00/630_360_1653987256-796.jpg" xlink:type="simple" xlink:show="embed" xlink:actuate="onLoad" draw:mime-type="image/jpeg"/>
</draw:frame>
乌克兰阿列克谢·丹尼洛夫(Alexei Danilov)的国家安全和辩护秘书指出，乌克兰越来越多地从合作伙伴那里接收武器，但要说这对乌克兰军队来说还不够。</text:p>
      <text:p text:style-name="P4">
他在国家电话“统一新闻”上对此表示了这一评论，并评论了波兰决定转移到乌克兰另一个MIG-29政党的信息。</text:p>
      <text:p text:style-name="P4">
“今天，我们从伴侣那里得到了越来越多的帮助。但是，这些武器足够或不够，我会告诉您每天永远都不够。像战争中的“迷信武器”这样的短语不存在。 <text:a xlink:type="simple" xlink:href="https://www.ukrinform.ua/tag-vijskovi" text:style-name="Internet_20_link" text:visited-style-name="Visited_20_Internet_20_Link">
</text:a>
他们非常渴望拥有尽可能多的武器，以感受到那些陷入我们领土的恐怖分子的固定。”</text:p>
      <text:p text:style-name="P4">
同时，他补充说，武器的供应中有“某些延误”，武器颁布了乌克兰，并非所有伙伴都对这种供应做出了回应。</text:p>
      <text:p text:style-name="P4">
<text:span text:style-name="T4">
另请阅读：</text:span>
 <text:a xlink:type="simple" xlink:href="https://www.ukrinform.ua/rubric-ato/3695431-rada-es-zatverdila-nadanna-ukraini-1-milard-na-boepripasi.html" text:style-name="Internet_20_link" text:visited-style-name="Visited_20_Internet_20_Link">
</text:a>
“我想注意总统的话，我们正在等待我们的伴侣的应许帮助。不幸的是，并非所有伴侣都已经过去了。问题。我们将假设这是一种临时谷物要解决，”达尼洛夫说。</text:p>
      <text:p text:style-name="P4">
同时，他没有指定它是什么样的武器。</text:p>
      <text:p text:style-name="P4">
NSDC秘书强调，乌克兰不仅放在合作伙伴身上，而且还放在“许多其他渠道”上，使您可以为国防军购买武器，而且该过程每天都在继续。</text:p>
      <text:p text:style-name="P4">
根据乌克林福姆的说法，波兰总理马特努斯·莫拉维茨基(Mateusz Moravetsky)于4月13日，华沙很快将其移交给基辅另一批Mig-29飞机。</text:p>
      <text:p text:style-name="P4">
较早的德国联邦政府<text:a xlink:type="simple" xlink:href="https://www.ukrinform.ua/rubric-ato/3695533-berlin-dozvoliv-polsi-peredati-ukraini-vinisuvaci-mig29-spiegel.html" text:style-name="Internet_20_link" text:visited-style-name="Visited_20_Internet_20_Link">
</text:a>
来自前GDR的仓库。</text:p>
      <text:p text:style-name="P4">
上周，波兰总裁安德烈·杜达(Andrzej Duda)表示，波兰总共交出了八架Mig-29飞机，并正在准备六架战斗机型战斗机。</text:p>
      <text:p text:style-name="P4">
News Source: <text:a xlink:type="simple" xlink:href="https://www.ukrinform.ua/rubric-ato/3695641-ukraina-otrimue-zbrou-vid-partneriv-ale-ii-vse-odno-nedostatno-sekretar-rnbo.html" text:style-name="Internet_20_link" text:visited-style-name="Visited_20_Internet_20_Link">
https://www.ukrinform.ua/rubric-ato/3695641-ukraina-otrimue-zbrou-vid-partneriv-ale-ii-vse-odno-nedostatno-sekretar-rnbo.html</text:a>
</text:p>
      <!--NEWS-->
      <text:h text:style-name="P10" text:outline-level="1">
<text:span text:style-name="T4">
巴赫穆特（Bakhmut Directio Rusian）军队炮击了Vasukivka，Orikhovo-Vasylivka，Novomarka，Grigory ...</text:span>
</text:h>
      <text:p text:style-name="P4">
作者: liveuamap (Language: en)</text:p>
      <text:p text:style-name="P4">
时间: 2023-04-13T-22:27:00</text:p>
      <text:p text:style-name="P4">
地点: Donetsk Oblast (Latitude:48.37495 Longtitude:37.88936)</text:p>
      <text:p text:style-name="P4">
视频: []</text:p>
      <text:p text:style-name="P4">
图片: []</text:p>
      <text:p text:style-name="P4">
标签: ["Russia"]</text:p>
      <text:p text:style-name="P4">
Id: 22555810</text:p>
      <!--METADATA-->
      <text:p text:style-name="P4">
At Bakhmut direction Russian army shelled Vasukivka, Orikhovo-Vasylivka,Novomarkove, Hryhorivka, Bohdanivka, Bakhmut, Ivanivske, Novodmytrivka,Kurdumivka, Druzhba, Pivnichne and Zalizne of Donetsk region, - General Staffof Armed Forces of Ukraine says in the morning report</text:p>
      <text:p text:style-name="P4">
新闻集链接：(https://liveuamap.com/en/2023/13-april-at-bakhmut-direction-russian-army-shelled-vasukivka)</text:p>
      <text:p text:style-name="P4">
News Source: <text:a xlink:type="simple" xlink:href="https://t.me/lumsrc/4481" text:style-name="Internet_20_link" text:visited-style-name="Visited_20_Internet_20_Link">
https://t.me/lumsrc/4481</text:a>
</text:p>
      <!--NEWS-->
      <text:h text:style-name="P10" text:outline-level="1">
<text:span text:style-name="T4">
美国的Shmigal：帮助乌克兰是对新世界的投资，没有侵略性</text:span>
</text:h>
      <text:p text:style-name="P4">
作者: Ukrinform (Person)</text:p>
      <text:p text:style-name="P4">
出版商: Укринформ (Organization)</text:p>
      <text:p text:style-name="P4">
出版时间: 2023-04-13T-24:10:00+03:00</text:p>
      <text:p text:style-name="P4">
修改时间: 2023-04-13T23:10:00+03:00</text:p>
      <text:p text:style-name="P4">
描述: 总理丹尼斯·施密尔（Denis Schmigal）感谢美国在战争条件下对乌克兰的“前所未有的”援助，并表示希望这一进程将继续以美国在没有俄罗斯侵略的情况下作为世界投资。  - 乌克林。</text:p>
      <text:p text:style-name="P4">
图片: ["<text:a xlink:type="simple" xlink:href="https://static.ukrinform.com/photos/2023_04/thumb_files/630_360_1681418402-2038.jpeg" text:style-name="Internet_20_link" text:visited-style-name="Visited_20_Internet_20_Link">
630_360_16814...</text:a>
", "<text:a xlink:type="simple" xlink:href="https://static.ukrinform.com/photos/2023_04/thumb_files/630_360_1681418036-9976.jpeg" text:style-name="Internet_20_link" text:visited-style-name="Visited_20_Internet_20_Link">
630_360_16814...</text:a>
", "<text:a xlink:type="simple" xlink:href="https://static.ukrinform.com/photos/2023_04/thumb_files/630_360_1681418036-8625.jpeg" text:style-name="Internet_20_link" text:visited-style-name="Visited_20_Internet_20_Link">
630_360_16814...</text:a>
", "<text:a xlink:type="simple" xlink:href="https://static.ukrinform.com/photos/2023_04/thumb_files/630_360_1681418036-1089.jpeg" text:style-name="Internet_20_link" text:visited-style-name="Visited_20_Internet_20_Link">
630_360_16814...</text:a>
", "<text:a xlink:type="simple" xlink:href="https://static.ukrinform.com/photos/2023_04/thumb_files/630_360_1681418036-7467.jpeg" text:style-name="Internet_20_link" text:visited-style-name="Visited_20_Internet_20_Link">
630_360_16814...</text:a>
", "<text:a xlink:type="simple" xlink:href="https://static.ukrinform.com/photos/2023_04/thumb_files/630_360_1681418036-2697.jpeg" text:style-name="Internet_20_link" text:visited-style-name="Visited_20_Internet_20_Link">
630_360_16814...</text:a>
", "<text:a xlink:type="simple" xlink:href="https://static.ukrinform.com/photos/2023_04/thumb_files/630_360_1681418036-9849.jpeg" text:style-name="Internet_20_link" text:visited-style-name="Visited_20_Internet_20_Link">
630_360_16814...</text:a>
", "<text:a xlink:type="simple" xlink:href="https://static.ukrinform.com/photos/2023_04/thumb_files/630_360_1681418037-1533.jpeg" text:style-name="Internet_20_link" text:visited-style-name="Visited_20_Internet_20_Link">
630_360_16814...</text:a>
", "<text:a xlink:type="simple" xlink:href="https://static.ukrinform.com/photos/2023_04/thumb_files/630_360_1681418037-6048.jpeg" text:style-name="Internet_20_link" text:visited-style-name="Visited_20_Internet_20_Link">
630_360_16814...</text:a>
", "<text:a xlink:type="simple" xlink:href="https://static.ukrinform.com/photos/2023_04/thumb_files/630_360_1681418037-2885.jpeg" text:style-name="Internet_20_link" text:visited-style-name="Visited_20_Internet_20_Link">
630_360_16814...</text:a>
", "<text:a xlink:type="simple" xlink:href="https://static.ukrinform.com/photos/2023_04/thumb_files/630_360_1681418402-5016.jpeg" text:style-name="Internet_20_link" text:visited-style-name="Visited_20_Internet_20_Link">
630_360_16814...</text:a>
", "<text:a xlink:type="simple" xlink:href="https://static.ukrinform.com/photos/2023_04/1681417021-378.jpg" text:style-name="Internet_20_link" text:visited-style-name="Visited_20_Internet_20_Link">
1681417021-37...</text:a>
"]</text:p>
      <text:p text:style-name="P4">
标签: ['Мінфін', 'США', 'Візит', 'Гроші', 'Шмигаль']</text:p>
      <text:p text:style-name="P4">
类型: Article</text:p>
      <!--METADATA-->
      <text:p text:style-name="P4">
<draw:frame draw:style-name="fr1" draw:name="Image27" text:anchor-type="as-char" svg:width="6.9236in" svg:height="3.956343in" draw:z-index="0">
<draw:image xlink:href="../Images/yкринформ/2023-04-13T-24-10-00-03-00/630_360_1681418402-2038.jpeg" xlink:type="simple" xlink:show="embed" xlink:actuate="onLoad" draw:mime-type="image/jpeg"/>
</draw:frame>
总理丹尼斯·施米格尔(Denis Schmigal)感谢美国在战争条件下在乌克兰提供的“前所未有的”援助，并表示希望这一进程将在美国的领导下，因为没有俄罗斯的侵略，这一过程将在世界范围内进一步。</text:p>
      <text:p text:style-name="P4">
他在周四与美国芬兰人珍妮特·埃伦(Finans Janet Ellen)在白宫举行的联合新闻发布会上表示，他的记者报道了自己的记者。</text:p>
      <text:p text:style-name="P4">
<draw:frame draw:style-name="fr1" draw:name="Image28" text:anchor-type="as-char" svg:width="6.9236in" svg:height="3.956343in" draw:z-index="0">
<draw:image xlink:href="../Images/yкринформ/2023-04-13T-24-10-00-03-00/630_360_1681418036-9976.jpeg" xlink:type="simple" xlink:show="embed" xlink:actuate="onLoad" draw:mime-type="image/jpeg"/>
</draw:frame>
丹尼斯·施米加尔(Dennis Shmigal)与美国财政部的会议珍妮特·埃伦(Janet Ellen)/照片：kmu.gov.ua <text:a xlink:type="simple" xlink:href="https://static.ukrinform.com/photos/2023_04/1681418036-9976.jpeg" text:style-name="Internet_20_link" text:visited-style-name="Visited_20_Internet_20_Link">
![] [] [] [] [](Images/yкринформ/2023-04-13T-24-10-00-03-00/630_360_1681418036-9976.jpeg)</text:a>
 <text:a xlink:type="simple" xlink:href="https://static.ukrinform.com/photos/2023_04/1681418036-8625.jpeg" text:style-name="Internet_20_link" text:visited-style-name="Visited_20_Internet_20_Link">
<draw:frame draw:style-name="fr1" draw:name="Image29" text:anchor-type="as-char" svg:width="6.9236in" svg:height="3.956343in" draw:z-index="0">
<draw:image xlink:href="../Images/yкринформ/2023-04-13T-24-10-00-03-00/630_360_1681418036-8625.jpeg" xlink:type="simple" xlink:show="embed" xlink:actuate="onLoad" draw:mime-type="image/jpeg"/>
</draw:frame>
</text:a>
 <text:a xlink:type="simple" xlink:href="https://static.ukrinform.com/photos/2023_04/1681418036-1089.jpeg" text:style-name="Internet_20_link" text:visited-style-name="Visited_20_Internet_20_Link">
<draw:frame draw:style-name="fr1" draw:name="Image30" text:anchor-type="as-char" svg:width="6.9236in" svg:height="3.956343in" draw:z-index="0">
<draw:image xlink:href="../Images/yкринформ/2023-04-13T-24-10-00-03-00/630_360_1681418036-1089.jpeg" xlink:type="simple" xlink:show="embed" xlink:actuate="onLoad" draw:mime-type="image/jpeg"/>
</draw:frame>
</text:a>
 <text:a xlink:type="simple" xlink:href="https://static.ukrinform.com/photos/2023_04/1681418036-7467.jpeg" text:style-name="Internet_20_link" text:visited-style-name="Visited_20_Internet_20_Link">
<draw:frame draw:style-name="fr1" draw:name="Image31" text:anchor-type="as-char" svg:width="6.9236in" svg:height="3.956343in" draw:z-index="0">
<draw:image xlink:href="../Images/yкринформ/2023-04-13T-24-10-00-03-00/630_360_1681418036-7467.jpeg" xlink:type="simple" xlink:show="embed" xlink:actuate="onLoad" draw:mime-type="image/jpeg"/>
</draw:frame>
</text:a>
 <text:a xlink:type="simple" xlink:href="https://static.ukrinform.com/photos/2023_04/1681418036-2697.jpeg" text:style-name="Internet_20_link" text:visited-style-name="Visited_20_Internet_20_Link">
<draw:frame draw:style-name="fr1" draw:name="Image32" text:anchor-type="as-char" svg:width="6.9236in" svg:height="3.956343in" draw:z-index="0">
<draw:image xlink:href="../Images/yкринформ/2023-04-13T-24-10-00-03-00/630_360_1681418036-2697.jpeg" xlink:type="simple" xlink:show="embed" xlink:actuate="onLoad" draw:mime-type="image/jpeg"/>
</draw:frame>
</text:a>
 <text:a xlink:type="simple" xlink:href="https://static.ukrinform.com/photos/2023_04/1681418036-9849.jpeg" text:style-name="Internet_20_link" text:visited-style-name="Visited_20_Internet_20_Link">
<draw:frame draw:style-name="fr1" draw:name="Image33" text:anchor-type="as-char" svg:width="6.9236in" svg:height="3.956343in" draw:z-index="0">
<draw:image xlink:href="../Images/yкринформ/2023-04-13T-24-10-00-03-00/630_360_1681418036-9849.jpeg" xlink:type="simple" xlink:show="embed" xlink:actuate="onLoad" draw:mime-type="image/jpeg"/>
</draw:frame>
</text:a>
 <text:a xlink:type="simple" xlink:href="https://static.ukrinform.com/photos/2023_04/1681418037-1533.jpeg" text:style-name="Internet_20_link" text:visited-style-name="Visited_20_Internet_20_Link">
<draw:frame draw:style-name="fr1" draw:name="Image34" text:anchor-type="as-char" svg:width="6.9236in" svg:height="3.956343in" draw:z-index="0">
<draw:image xlink:href="../Images/yкринформ/2023-04-13T-24-10-00-03-00/630_360_1681418037-1533.jpeg" xlink:type="simple" xlink:show="embed" xlink:actuate="onLoad" draw:mime-type="image/jpeg"/>
</draw:frame>
</text:a>
 <text:a xlink:type="simple" xlink:href="https://static.ukrinform.com/photos/2023_04/1681418037-6048.jpeg" text:style-name="Internet_20_link" text:visited-style-name="Visited_20_Internet_20_Link">
<draw:frame draw:style-name="fr1" draw:name="Image35" text:anchor-type="as-char" svg:width="6.9236in" svg:height="3.956343in" draw:z-index="0">
<draw:image xlink:href="../Images/yкринформ/2023-04-13T-24-10-00-03-00/630_360_1681418037-6048.jpeg" xlink:type="simple" xlink:show="embed" xlink:actuate="onLoad" draw:mime-type="image/jpeg"/>
</draw:frame>
</text:a>
 <text:a xlink:type="simple" xlink:href="https://static.ukrinform.com/photos/2023_04/1681418037-2885.jpeg" text:style-name="Internet_20_link" text:visited-style-name="Visited_20_Internet_20_Link">
<draw:frame draw:style-name="fr1" draw:name="Image36" text:anchor-type="as-char" svg:width="6.9236in" svg:height="3.956343in" draw:z-index="0">
<draw:image xlink:href="../Images/yкринформ/2023-04-13T-24-10-00-03-00/630_360_1681418037-2885.jpeg" xlink:type="simple" xlink:show="embed" xlink:actuate="onLoad" draw:mime-type="image/jpeg"/>
</draw:frame>
</text:a>
 <text:a xlink:type="simple" xlink:href="https://static.ukrinform.com/photos/2023_04/1681418402-2038.jpeg" text:style-name="Internet_20_link" text:visited-style-name="Visited_20_Internet_20_Link">
<draw:frame draw:style-name="fr1" draw:name="Image37" text:anchor-type="as-char" svg:width="6.9236in" svg:height="3.956343in" draw:z-index="0">
<draw:image xlink:href="../Images/yкринформ/2023-04-13T-24-10-00-03-00/630_360_1681418402-2038.jpeg" xlink:type="simple" xlink:show="embed" xlink:actuate="onLoad" draw:mime-type="image/jpeg"/>
</draw:frame>
</text:a>
 <text:a xlink:type="simple" xlink:href="https://static.ukrinform.com/photos/2023_04/1681418402-5016.jpeg" text:style-name="Internet_20_link" text:visited-style-name="Visited_20_Internet_20_Link">
<draw:frame draw:style-name="fr1" draw:name="Image38" text:anchor-type="as-char" svg:width="6.9236in" svg:height="3.956343in" draw:z-index="0">
<draw:image xlink:href="../Images/yкринформ/2023-04-13T-24-10-00-03-00/630_360_1681418402-5016.jpeg" xlink:type="simple" xlink:show="embed" xlink:actuate="onLoad" draw:mime-type="image/jpeg"/>
</draw:frame>
</text:a>
“美国已成为这一过程的领导者(财政支持 -  ed。)以及为乌克兰国家预算赤字提供资金的主要捐助者。”他强调<text:a xlink:type="simple" xlink:href="https://www.ukrinform.ua/tag-smigal" text:style-name="Internet_20_link" text:visited-style-name="Visited_20_Internet_20_Link">
</text:a>
。</text:p>
      <text:p text:style-name="P4">
他回忆起美国关于[]的声明(http://Шмигаль)对伴侣表示感谢。<text:span text:style-name="T4">
另请阅读：</text:span>
 <text:a xlink:type="simple" xlink:href="https://www.ukrinform.ua/rubric-vidbudova/3695346-smigal-pidpisav-ugodu-z-usaid-aka-spriatime-zrostannu-inozemnih-investicij-v-ukrainu.html" text:style-name="Internet_20_link" text:visited-style-name="Visited_20_Internet_20_Link">
<text:span text:style-name="T4">
 shmigal </text:span>
</text:a>
在这方面，Shmigal对美国人民以及美国的年龄和国会表示感谢，以对乌克兰的“前所未有的支持”在反俄罗斯侵略的斗争中。</text:p>
      <text:p text:style-name="P4">
<draw:frame draw:style-name="fr1" draw:name="Image39" text:anchor-type="as-char" svg:width="6.9236in" svg:height="4.596501in" draw:z-index="0">
<draw:image xlink:href="../Images/yкринформ/2023-04-13T-24-10-00-03-00/1681417021-378.jpg" xlink:type="simple" xlink:show="embed" xlink:actuate="onLoad" draw:mime-type="image/jpeg"/>
</draw:frame>
<text:span text:style-name="T5">
foto：yaroslavovgopol</text:span>
</text:p>
      <text:p text:style-name="P4">
总理说：“对于我们来说，今年快速恢复乌克兰非常重要。”</text:p>
      <text:p text:style-name="P4">
据他介绍，政府已经确定了五个优先领域来实现康复的解决目标，今年至少需要<text:a xlink:type="simple" xlink:href="https://www.ukrinform.ua/rubric-economy/3695113-smigal-u-vasingtoni-cogoric-ukraini-znadobitsa-sonajmense-141-milarda.html" text:style-name="Internet_20_link" text:visited-style-name="Visited_20_Internet_20_Link">
</text:a>
总理说：“我相信美国将成为这一过程的领导者。”</text:p>
      <text:p text:style-name="P4">
Shmigal强调，今天的乌克兰的帮助是基于法律的全球安全与和平的投资，“这是在像俄罗斯这样的侵略性将永远不会再发生的世界中的投资。”</text:p>
      <text:p text:style-name="P4">
<text:span text:style-name="T4">
另请阅读：</text:span>
 <text:a xlink:type="simple" xlink:href="https://www.ukrinform.ua/rubric-economy/3695538-vijna-rosii-proti-ukraini-mae-tragicni-naslidki-dla-vsiei-globalnoi-ekonomiki-glava-mvf.html" text:style-name="Internet_20_link" text:visited-style-name="Visited_20_Internet_20_Link">
</text:a>
在这种情况下，他强调说，乌克兰方面通过使用美国援助引入了“独家控制”，并提供了美国政府和世界银行的所有必要报告。</text:p>
      <text:p text:style-name="P4">
此外，他感谢美国对俄罗斯的广泛保护，以及针对促进俄罗斯联邦绕过限制的人和组织。 总理的干旱者强调了定价机制对俄罗斯石油的有效性，并呼吁降低俄罗斯的价格门槛，以剥夺其滋养其侵略性的能力。</text:p>
      <text:p text:style-name="P4">
“我们将在这场战争中获胜，我们将恢复，我们将通过IINFRASTUCTURE重建经济。 这将是民主力量，国际团结，法治，包容性和社会正义的最佳证据。人们坚信，美国将继续在这一过程中发挥作用。” Shmigal强调。</text:p>
      <text:p text:style-name="P4">
<text:span text:style-name="T4">
另请阅读：</text:span>
 <text:a xlink:type="simple" xlink:href="https://www.ukrinform.ua/rubric-economy/3695132-miznarodni-partneri-nadadut-ukraini-115-milardiv-smigal.html" text:style-name="Internet_20_link" text:visited-style-name="Visited_20_Internet_20_Link">
<text:span text:style-name="T4">
 shmigal </text:span>
</text:a>
</text:p>
      <text:p text:style-name="P4">
News Source: <text:a xlink:type="simple" xlink:href="https://www.ukrinform.ua/rubric-economy/3695643-smigal-u-ssa-dopomoga-ukraini-ce-investicia-u-novij-svit-bez-agresii.html" text:style-name="Internet_20_link" text:visited-style-name="Visited_20_Internet_20_Link">
https://www.ukrinform.ua/rubric-economy/3695643-smigal-u-ssa-dopomoga-ukraini-ce-investicia-u-novij-svit-bez-agresii.html</text:a>
</text:p>
      <!--NEWS-->
      <text:h text:style-name="P10" text:outline-level="1">
<text:span text:style-name="T4">
在Avdiyivka和Maryinka的指示，俄罗斯军队炮击Keramik，Novokalynove，Krasnohorivk ...</text:span>
</text:h>
      <text:p text:style-name="P4">
作者: liveuamap (Language: en)</text:p>
      <text:p text:style-name="P4">
时间: 2023-04-13T-24:27:00</text:p>
      <text:p text:style-name="P4">
地点: Donetsk Oblast (Latitude:47.91174 Longtitude:37.45411)</text:p>
      <text:p text:style-name="P4">
视频: []</text:p>
      <text:p text:style-name="P4">
图片: []</text:p>
      <text:p text:style-name="P4">
标签: ["Russia"]</text:p>
      <text:p text:style-name="P4">
Id: 22555809</text:p>
      <!--METADATA-->
      <text:p text:style-name="P4">
在Avdiyivka和Maryinka指示俄罗斯军队，Keramik，Novokalynove，Krasnohorivka，Stepove，Stepove，Avdiyivka，Tonenke，Syeverne，Vodyane，Vodyane，Pervomayske，Netaylove，Netaylove，Netaylove，Newaylove，Nevelske，Nevelske，Nevelske，Karlivka，Heorhiyivka，Maryedka和Pobyedaf of Maryinka和Pobyedaf of pobyedaf of pobyedaf of pobyedaf of pobyedaf主题报告</text:p>
      <text:p text:style-name="P4">
新闻集链接：(https://liveuamap.com/en/2023/13-april-at-avdiyivka-and-maryinka-directions-russian-army)</text:p>
      <text:p text:style-name="P4">
News Source: <text:a xlink:type="simple" xlink:href="https://t.me/lumsrc/4482" text:style-name="Internet_20_link" text:visited-style-name="Visited_20_Internet_20_Link">
https://t.me/lumsrc/4482</text:a>
</text:p>
      <!--NEWS-->
      <text:h text:style-name="P10" text:outline-level="1">
<text:span text:style-name="T4">
有必要重新启动联合国安理会以将俄罗斯联邦排除在那里</text:span>
</text:h>
      <text:p text:style-name="P4">
作者: Ukrinform (Person)</text:p>
      <text:p text:style-name="P4">
出版商: Укринформ (Organization)</text:p>
      <text:p text:style-name="P4">
出版时间: 2023-04-13T-26:01:00+03:00</text:p>
      <text:p text:style-name="P4">
修改时间: 2023-04-13T23:01:00+03:00</text:p>
      <text:p text:style-name="P4">
描述: 乌克兰Dmytro Kuleba外交部长坚信，有必要重新启动联合国安理会将俄罗斯排除在那里。  - 乌克林。</text:p>
      <text:p text:style-name="P4">
图片: ["<text:a xlink:type="simple" xlink:href="https://static.ukrinform.com/photos/2022_12/thumb_files/630_360_1670861604-745.jpg" text:style-name="Internet_20_link" text:visited-style-name="Visited_20_Internet_20_Link">
630_360_16708...</text:a>
"]</text:p>
      <text:p text:style-name="P4">
标签: ['Кулеба', 'МЗС', 'Реформа', 'росія', 'Радбез ООН']</text:p>
      <text:p text:style-name="P4">
类型: Article</text:p>
      <!--METADATA-->
      <text:p text:style-name="P4">
<draw:frame draw:style-name="fr1" draw:name="Image40" text:anchor-type="as-char" svg:width="6.9236in" svg:height="3.956343in" draw:z-index="0">
<draw:image xlink:href="../Images/yкринформ/2023-04-13T-26-01-00-03-00/630_360_1670861604-745.jpg" xlink:type="simple" xlink:show="embed" xlink:actuate="onLoad" draw:mime-type="image/jpeg"/>
</draw:frame>
乌克兰·德米特罗·库莱巴(Ukraine Dmytro Kuleba)的法律部长坚信，有必要赎回联合国安理会，以排除俄罗斯。</text:p>
      <text:p text:style-name="P4">
他在Telernahon“ The One News”的空中陈述了这一点。</text:p>
      <text:p text:style-name="P4">
“我总是像以前那样诚实。 这不是一个快速的过程，因为有必要对联合国安理会进行全面改革，以便将俄罗斯排除在内。 但这会出现。 最主要的是要持久并做我们做的事情。 和这个月亮(4月1日，俄罗斯联合会成立了一个月球主席)，俄罗斯总统拉德贝齐(Radbezi)，我们将尽可能多地利用这个目标，”他说<text:a xlink:type="simple" xlink:href="https://www.ukrinform.ua/tag-kuleba" text:style-name="Internet_20_link" text:visited-style-name="Visited_20_Internet_20_Link">
</text:a>
。</text:p>
      <text:p text:style-name="P4">
据他说，排除俄罗斯的问题与第一年有关，而是乌克兰成为第一个正式在联合国国际议程安全理事会上正式正式提出俄罗斯非法性问题的州。 当他们这样做时，即使我们的朋友也很笨重，但是现在冰已经改变了。</text:p>
      <text:p text:style-name="P4">
<text:span text:style-name="T4">
另请阅读：</text:span>
 <text:a xlink:type="simple" xlink:href="https://www.ukrinform.ua/rubric-world/3693244-rosia-prograla-vibori-do-troh-organiv-oon.html" text:style-name="Internet_20_link" text:visited-style-name="Visited_20_Internet_20_Link">
</text:a>
外交部长还对乌克兰俄罗斯军方处决的视频做出了反应，并指出，考虑所有没有录像且未收到公众声音的死亡的死亡是可怕的。 乌克兰外交官做了很多事情，以观看该视频最多可吸引许多人。</text:p>
      <text:p text:style-name="P4">
“乌克兰领土上的军事犯罪只有在最后一位俄罗斯士兵离开我们的国家时才会停止。 在其中一个人在我们的土地上之前，他将试图强奸，杀死，砍掉他的头，因为这样的意识形态就是这样。” 外交大臣说。</text:p>
      <text:p text:style-name="P4">
正如乌克林福姆报道的那样，在互联网上出现了<text:a xlink:type="simple" xlink:href="https://www.ukrinform.ua/rubric-ato/3694808-zelenskij-pro-stratu-ukrainskogo-voina-ce-video-rosii-akou-vona-e.html" text:style-name="Internet_20_link" text:visited-style-name="Visited_20_Internet_20_Link">
</text:a>
乌克兰捍卫者。乌克兰的安全局已经对雅科夫人切断了乌克兰囚犯的负责人的视频进行了预审。 执法机构正在采取措施确定犯下这种可怕拉链的人。</text:p>
      <text:p text:style-name="P4">
英国驻乌克兰梅琳达·西蒙斯(Melinda Simmons)的大使表示，乌克兰囚犯的死亡正在填补俄罗斯需要在乌克兰犯罪的指控清单。佐治亚州总统萨洛姆·苏拉比什维利说，被俘虏的乌克兰战士残酷的死亡是另一种危害人类的罪行。</text:p>
      <text:p text:style-name="P4">
法国对乌克兰的俄罗斯武装部队斩首的视频使法国感到震惊，并要求对乌克兰俄罗斯联邦的所有罪行进行惩罚。</text:p>
      <text:p text:style-name="P4">
News Source: <text:a xlink:type="simple" xlink:href="https://www.ukrinform.ua/rubric-polytics/3695639-treba-perezavantaziti-radu-bezpeki-oon-abi-vikluciti-zvidti-rf-kuleba.html" text:style-name="Internet_20_link" text:visited-style-name="Visited_20_Internet_20_Link">
https://www.ukrinform.ua/rubric-polytics/3695639-treba-perezavantaziti-radu-bezpeki-oon-abi-vikluciti-zvidti-rf-kuleba.html</text:a>
</text:p>
      <!--NEWS-->
      <text:h text:style-name="P10" text:outline-level="1">
<text:span text:style-name="T4">
在Shakhtarsk指令，俄罗斯军队搁置了Novomikhailivka，Shakhotrsk，Novooorokanka，领导...</text:span>
</text:h>
      <text:p text:style-name="P4">
作者: liveuamap (Language: en)</text:p>
      <text:p text:style-name="P4">
时间: 2023-04-13T-26:27:00</text:p>
      <text:p text:style-name="P4">
地点: Zaporizhzhia (Latitude:47.77902 Longtitude:37.06478)</text:p>
      <text:p text:style-name="P4">
视频: []</text:p>
      <text:p text:style-name="P4">
图片: []</text:p>
      <text:p text:style-name="P4">
标签: ["Russia"]</text:p>
      <text:p text:style-name="P4">
Id: 22555808</text:p>
      <!--METADATA-->
      <text:p text:style-name="P4">
在沙克塔克(Shaktarske)方向，俄罗斯军队炮击了诺斯克地区的诺茨克地区的诺斯卡(Novoukrayinka)，诺维卡(Novoukrayinka)，诺维卡·诺维尔卡(Velyka Novosilka)，诺茨克地区(Vuhledar)和普雷希斯蒂夫卡(Prechystivka) - 乌克兰武装部队在早晨报告中说，</text:p>
      <text:p text:style-name="P4">
新闻集链接：<text:a xlink:type="simple" xlink:href="https://liveuamap.com/en/2023/13-april-at-shaktarske-direction-russian-army-shelled-novomykhaylivka" text:style-name="Internet_20_link" text:visited-style-name="Visited_20_Internet_20_Link">
https://liveuamap.com/en/2023/13-april-at-shaktarske-direction-russian-army-army-shelled-novomykhaylivka</text:a>
</text:p>
      <text:p text:style-name="P4">
News Source: <text:a xlink:type="simple" xlink:href="https://t.me/lumsrc/4483" text:style-name="Internet_20_link" text:visited-style-name="Visited_20_Internet_20_Link">
https://t.me/lumsrc/4483</text:a>
</text:p>
      <!--NEWS-->
      <text:h text:style-name="P10" text:outline-level="1">
<text:span text:style-name="T4">
在Zaporizhzhia和Kherson的指示俄罗斯军队炮击了Olhivske，Chervone，Charivne，Nov ...</text:span>
</text:h>
      <text:p text:style-name="P4">
作者: liveuamap (Language: en)</text:p>
      <text:p text:style-name="P4">
时间: 2023-04-13T-28:27:00</text:p>
      <text:p text:style-name="P4">
地点: Kherson (Latitude:46.63895 Longtitude:32.62167)</text:p>
      <text:p text:style-name="P4">
视频: []</text:p>
      <text:p text:style-name="P4">
图片: []</text:p>
      <text:p text:style-name="P4">
标签: ["Russia"]</text:p>
      <text:p text:style-name="P4">
Id: 22555807</text:p>
      <!--METADATA-->
      <text:p text:style-name="P4">
At zaporizhzhzhia and kherson directions Russian army Shelled Olhivske, Chervone, Charivne, Novodanylivka, Orikhiv, Novoandriyivka, Malai Scherbaky, Mali Scherbaka, Mali Scherbaka, Mali Scherbaka, Mali Scherbaka, Mali Sherbaka, Mali Scherbaka, Mali Scherbaka, Mali Sherbaka, Mali Sherbaka,马里·舍尔巴卡(Mali Sherbaka)，马里·舍尔巴卡(Mali Scherbaka) Kozatske，Odradokamyanka，Mykolayivka，Olhivka，Tyahynka，Kherson地区的Kizomys和Kherson City， -  General Staffoffoffoffffofforses。</text:p>
      <text:p text:style-name="P4">
新闻集链接：(https://liveuamap.com/en/2023/13-april-at-zaporizhzhia-and-kherson-directions-russian-army)</text:p>
      <text:p text:style-name="P4">
News Source: <text:a xlink:type="simple" xlink:href="https://t.me/lumsrc/4484" text:style-name="Internet_20_link" text:visited-style-name="Visited_20_Internet_20_Link">
https://t.me/lumsrc/4484</text:a>
</text:p>
      <!--NEWS-->
      <text:h text:style-name="P10" text:outline-level="1">
<text:span text:style-name="T4">
青年部已为抵制与俄罗斯和白俄罗斯运动员的比赛的正式命令</text:span>
</text:h>
      <text:p text:style-name="P4">
作者: Ukrinform (Person)</text:p>
      <text:p text:style-name="P4">
出版商: Укринформ (Organization)</text:p>
      <text:p text:style-name="P4">
出版时间: 2023-04-13T-29:57:00+03:00</text:p>
      <text:p text:style-name="P4">
修改时间: 2023-04-13T22:57:00+03:00</text:p>
      <text:p text:style-name="P4">
描述: 如果违反行为，乌克兰代表团将被撤回，相关联合会将被剥夺国家地位。  - 乌克林。</text:p>
      <text:p text:style-name="P4">
图片: ["<text:a xlink:type="simple" xlink:href="https://static.ukrinform.com/photos/2023_04/thumb_files/630_360_1681415639-463.jpg" text:style-name="Internet_20_link" text:visited-style-name="Visited_20_Internet_20_Link">
630_360_16814...</text:a>
", "<text:a xlink:type="simple" xlink:href="https://static.ukrinform.com/photos/2023_04/1681415809-383.jpg" text:style-name="Internet_20_link" text:visited-style-name="Visited_20_Internet_20_Link">
1681415809-38...</text:a>
", "<text:a xlink:type="simple" xlink:href="https://static.ukrinform.com/photos/2023_04/1681415822-714.jpg" text:style-name="Internet_20_link" text:visited-style-name="Visited_20_Internet_20_Link">
1681415822-71...</text:a>
"]</text:p>
      <text:p text:style-name="P4">
标签: ['Міністерство молоді та спорту']</text:p>
      <text:p text:style-name="P4">
类型: Article</text:p>
      <!--METADATA-->
      <text:p text:style-name="P4">
<draw:frame draw:style-name="fr1" draw:name="Image41" text:anchor-type="as-char" svg:width="6.9236in" svg:height="3.956343in" draw:z-index="0">
<draw:image xlink:href="../Images/yкринформ/2023-04-13T-29-57-00-03-00/630_360_1681415639-463.jpg" xlink:type="simple" xlink:show="embed" xlink:actuate="onLoad" draw:mime-type="image/jpeg"/>
</draw:frame>
如果发生违法行为，乌克兰代表团将被撤回，相关联合会将被剥夺国家地位。</text:p>
      <text:p text:style-name="P4">
奥林匹克冠军和人民副总理让·贝伦尼克(Jean Beleniuk)出版了<text:a xlink:type="simple" xlink:href="https://t.me/zhanbeleniuk/217" text:style-name="Internet_20_link" text:visited-style-name="Visited_20_Internet_20_Link">
</text:a>
乌克林福姆报道，乌克兰国家队的官方代表团的青年和体育部命令参加国际比赛，这些比赛参与了俄罗斯人和白俄罗斯人。</text:p>
      <text:p text:style-name="P4">
该命令扩展到乌克兰国家队Zolimpian和非奥运运动的官方代表团。 如果违反代表将被驳回此类比赛，相关联合会将被剥夺地位。 此外，乌克兰运动员的参与将在比赛中受到俄罗斯人和白俄罗斯人的监控。</text:p>
      <text:p text:style-name="P4">
应当指出，该订单是通过电子签名签名的。</text:p>
      <text:p text:style-name="P4">
<draw:frame draw:style-name="fr1" draw:name="Image42" text:anchor-type="as-char" svg:width="6.9236in" svg:height="9.611939in" draw:z-index="0">
<draw:image xlink:href="../Images/yкринформ/2023-04-13T-29-57-00-03-00/1681415809-383.jpg" xlink:type="simple" xlink:show="embed" xlink:actuate="onLoad" draw:mime-type="image/jpeg"/>
</draw:frame>
<draw:frame draw:style-name="fr1" draw:name="Image43" text:anchor-type="as-char" svg:width="6.9236in" svg:height="9.622376in" draw:z-index="0">
<draw:image xlink:href="../Images/yкринформ/2023-04-13T-29-57-00-03-00/1681415822-714.jpg" xlink:type="simple" xlink:show="embed" xlink:actuate="onLoad" draw:mime-type="image/jpeg"/>
</draw:frame>
我们将提醒，乌克兰部长的内阁已批准<text:a xlink:type="simple" xlink:href="https://www.ukrinform.ua/rubric-sports/3689645-ukraina-bojkotuvatime-zmaganna-de-budut-atleti-z-rosii-risenna-uradu.html" text:style-name="Internet_20_link" text:visited-style-name="Visited_20_Internet_20_Link">
</text:a>
关于在巴黎的2024年奥运会上抵制资格赛的比赛，该比赛将被俄罗斯伊比勒斯运动员接纳。 国际奥林匹克委员会(莫克)他已经回应了乌克兰政府在抵制巴黎的2024年Nalympic Games-2024的抵制中的决定。</text:p>
      <text:p text:style-name="P4">
<text:span text:style-name="T4">
另请阅读：</text:span>
 <text:a xlink:type="simple" xlink:href="https://www.ukrinform.ua/rubric-sports/3695395-dopusk-rosian-i-bilorusiv-mok-zajnav-vicikuvalnu-poziciu.html" text:style-name="Internet_20_link" text:visited-style-name="Visited_20_Internet_20_Link">
<text:span text:style-name="T4">
 MOC </text:span>
</text:a>
正如乌克林福姆报道的那样，国际奥委会执行委员会曾建议将俄罗斯运动员带回俄罗斯运动员，以中立地位进行国际比赛。 在这种情况下，俄罗斯和白俄罗斯的球队不允许参加比赛，以及支持战争或与俄罗斯阿伯罗鲁斯军队签订合同的运动员。</text:p>
      <text:p text:style-name="P4">
照片：Getty Image，T.Me/Zhanbeleniuk</text:p>
      <text:p text:style-name="P4">
News Source: <text:a xlink:type="simple" xlink:href="https://www.ukrinform.ua/rubric-sports/3695638-minmolodsportu-pidgotuvalo-oficijnij-nakaz-pro-bojkot-zmagan-z-rosijskimi-ta-biloruskimi-sportsmenami.html" text:style-name="Internet_20_link" text:visited-style-name="Visited_20_Internet_20_Link">
https://www.ukrinform.ua/rubric-sports/3695638-minmolodsportu-pidgotuvalo-oficijnij-nakaz-pro-bojkot-zmagan-z-rosijskimi-ta-biloruskimi-sportsmenami.html</text:a>
</text:p>
      <!--NEWS-->
      <text:h text:style-name="P10" text:outline-level="1">
<text:span text:style-name="T4">
武装部队在前面有多种事件 -  Danilov</text:span>
</text:h>
      <text:p text:style-name="P4">
作者: Ukrinform (Person)</text:p>
      <text:p text:style-name="P4">
出版商: Укринформ (Organization)</text:p>
      <text:p text:style-name="P4">
出版时间: 2023-04-13T-31:46:00+03:00</text:p>
      <text:p text:style-name="P4">
修改时间: 2023-04-13T22:46:00+03:00</text:p>
      <text:p text:style-name="P4">
描述: 乌克兰的武装部队在正面有多种发展。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РНБО', 'ЗСУ', 'Данілов', 'Контрнаступ', 'Єдині новини']</text:p>
      <text:p text:style-name="P4">
类型: Article</text:p>
      <!--METADATA-->
      <text:p text:style-name="P4">
<draw:frame draw:style-name="fr1" draw:name="Image44" text:anchor-type="as-char" svg:width="6.9236in" svg:height="3.956343in" draw:z-index="0">
<draw:image xlink:href="../Images/yкринформ/2023-04-13T-31-46-00-03-00/630_360_1680783784-260.jpg" xlink:type="simple" xlink:show="embed" xlink:actuate="onLoad" draw:mime-type="image/jpeg"/>
</draw:frame>
乌克兰的武器在正面有一个以上的发展。</text:p>
      <text:p text:style-name="P4">
乌克林福姆报道，这是由乌克兰阿列克谢德尼洛夫国家安全与国防委员会部长在电视规模的“统一新闻”中所说的。</text:p>
      <text:p text:style-name="P4">
“我们知道前面发生的所有过程。乌克兰军队计划中的所有假设，包括反性，没有依据。将在最后一刻解决最终决定的最后一刻，”丹尼洛夫说。</text:p>
      <text:p text:style-name="P4">
据他介绍，乌克兰士兵“没有一个，不是两个，不是三个，而不是三个，也不是未洗的发展变体”，因为这取决于每天评估的许多因素。</text:p>
      <text:p text:style-name="P4">
<text:span text:style-name="T4">
另请阅读：</text:span>
 <text:a xlink:type="simple" xlink:href="https://www.ukrinform.ua/rubric-ato/3694666-ukraina-vze-mae-bagato-mozlivostej-sobi-dosagti-uspihu-ostin.html" text:style-name="Internet_20_link" text:visited-style-name="Visited_20_Internet_20_Link">
<text:span text:style-name="T4">
反性</text:span>
</text:a>
“而且每个人都必须了解，我们只谈论反对意见。我们有一个理解，我们需要将所有领土释放给<text:a xlink:type="simple" xlink:href="https://www.ukrinform.ua/tag-kordon" text:style-name="Internet_20_link" text:visited-style-name="Visited_20_Internet_20_Link">
</text:a>
1991。 只要我们不工作，直到我们的武装部队，战争的尽头​​是不可能的。” NSDC秘书强调。</text:p>
      <text:p text:style-name="P4">
根据乌克林福姆的说法，乌克兰丹尼斯·施米加尔(Denis Shmigal)总理表示，乌克兰军队对俄罗斯入侵者的大规模矛盾可以在夏天解决。</text:p>
      <text:p text:style-name="P4">
News Source: <text:a xlink:type="simple" xlink:href="https://www.ukrinform.ua/rubric-ato/3695634-zsu-maut-ne-odin-variant-rozvitku-podij-na-fronti-danilov.html" text:style-name="Internet_20_link" text:visited-style-name="Visited_20_Internet_20_Link">
https://www.ukrinform.ua/rubric-ato/3695634-zsu-maut-ne-odin-variant-rozvitku-podij-na-fronti-danilov.html</text:a>
</text:p>
      <!--NEWS-->
      <text:h text:style-name="P10" text:outline-level="1">
<text:span text:style-name="T4">
在美国，一个聊天小组被捕</text:span>
</text:h>
      <text:p text:style-name="P4">
作者: Ukrinform (Person)</text:p>
      <text:p text:style-name="P4">
出版商: Укринформ (Organization)</text:p>
      <text:p text:style-name="P4">
出版时间: 2023-04-13T-33:33:00+03:00</text:p>
      <text:p text:style-name="P4">
修改时间: 2023-04-13T22:33:00+03:00</text:p>
      <text:p text:style-name="P4">
描述: 联邦调查局（FBI）逮捕了一个21岁的在线聊天小组，该游戏出现在五角大楼的秘书文件中。  - 乌克林。</text:p>
      <text:p text:style-name="P4">
图片: ["<text:a xlink:type="simple" xlink:href="https://static.ukrinform.com/photos/2016_05/thumb_files/630_360_1464332501-2066-fbr.jpg" text:style-name="Internet_20_link" text:visited-style-name="Visited_20_Internet_20_Link">
630_360_14643...</text:a>
"]</text:p>
      <text:p text:style-name="P4">
标签: ['Арешт', 'ФБР', 'Пентагон', 'США', 'Витік']</text:p>
      <text:p text:style-name="P4">
类型: Article</text:p>
      <!--METADATA-->
      <text:p text:style-name="P4">
<draw:frame draw:style-name="fr1" draw:name="Image45" text:anchor-type="as-char" svg:width="6.9236in" svg:height="3.956343in" draw:z-index="0">
<draw:image xlink:href="../Images/yкринформ/2023-04-13T-33-33-00-03-00/630_360_1464332501-2066-fbr.jpg" xlink:type="simple" xlink:show="embed" xlink:actuate="onLoad" draw:mime-type="image/jpeg"/>
</draw:frame>
FBRA是一个在线聊天小组中的21岁球员，该小组出现在五角大楼的秘密文件的出版物中。</text:p>
      <text:p text:style-name="P4">
根据乌克林通讯员的说法，它写道<text:a xlink:type="simple" xlink:href="https://edition.cnn.com/politics/live-news/pentagon-documents-leak-04-13-23/index.html" text:style-name="Internet_20_link" text:visited-style-name="Visited_20_Internet_20_Link">
</text:a>
。</text:p>
      <text:p text:style-name="P4">
检察官梅里克·加兰德(Merik Garland)已确认，联邦调查局逮捕了马萨诸塞州国家航空警卫队的成员Jackataysheyr，因为(https://www.ukrinform.ua/tag-pentagon)”， - 材料读取。</text:p>
      <text:p text:style-name="P4">
值得注意的是，逮捕是由于“可能未经授权的维护，存储和传播有关国防的秘密信息”而进行的。”</text:p>
      <text:p text:style-name="P4">
<text:span text:style-name="T4">
另请阅读：</text:span>
 <text:a xlink:type="simple" xlink:href="https://www.ukrinform.ua/rubric-world/3695486-pentagon-obmeziv-dostup-do-zlitih-sekretnih-dokumentiv-bilij-dim.html" text:style-name="Internet_20_link" text:visited-style-name="Visited_20_Internet_20_Link">
<text:span text:style-name="T4">
五角大楼</text:span>
</text:a>
Garland补充说，Takeira案将由美国联邦法院审议。</text:p>
      <text:p text:style-name="P4">
据报道，《纽约时报》以前发表了一种材料，其中<text:a xlink:type="simple" xlink:href="https://www.ukrinform.ua/rubric-world/3694664-glava-pentagonu-perevernemo-kozen-kamin-sobi-znajti-dzerelo-vitokiv.html" text:style-name="Internet_20_link" text:visited-style-name="Visited_20_Internet_20_Link">
</text:a>
社交网络上的nibotosetic文件涉及武装部队反性计划的计划。</text:p>
      <text:p text:style-name="P4">
一群调查人员<text:a xlink:type="simple" xlink:href="https://www.ukrinform.ua/rubric-world/3693674-u-bellingcat-vstanovili-persodzerela-zlitih-dokumentiv-pentagonu.html" text:style-name="Internet_20_link" text:visited-style-name="Visited_20_Internet_20_Link">
</text:a>
融合的五角大楼文件，该文件于2023年1月在某些Discord服务器上发表。</text:p>
      <text:p text:style-name="P4">
杰克·蒂希尔国民警卫队<text:a xlink:type="simple" xlink:href="https://www.ukrinform.ua/rubric-world/3695601-u-ssa-vstanovili-osobu-lidera-catgrupi-v-akij-zavilisa-sekretni-dani-pentagonu-nyt.html" text:style-name="Internet_20_link" text:visited-style-name="Visited_20_Internet_20_Link">
</text:a>
以“ Thug Shaker Central”的名义，由于对武器，种族主义在线备忘录和视频游戏的共同承诺，它汇集了20-30人。</text:p>
      <text:p text:style-name="P4">
News Source: <text:a xlink:type="simple" xlink:href="https://www.ukrinform.ua/rubric-world/3695633-u-ssa-arestuvali-lidera-catgrupi-v-akij-zavilisa-sekretni-dani-pentagonu.html" text:style-name="Internet_20_link" text:visited-style-name="Visited_20_Internet_20_Link">
https://www.ukrinform.ua/rubric-world/3695633-u-ssa-arestuvali-lidera-catgrupi-v-akij-zavilisa-sekretni-dani-pentagonu.html</text:a>
</text:p>
      <!--NEWS-->
      <text:h text:style-name="P10" text:outline-level="1">
<text:span text:style-name="T4">
在乌克兰，有可能污染的炸药17.4千平方公里 -  SESNS</text:span>
</text:h>
      <text:p text:style-name="P4">
作者: Ukrinform (Person)</text:p>
      <text:p text:style-name="P4">
出版商: Укринформ (Organization)</text:p>
      <text:p text:style-name="P4">
出版时间: 2023-04-13T-35:21:00+03:00</text:p>
      <text:p text:style-name="P4">
修改时间: 2023-04-13T22:21:00+03:00</text:p>
      <text:p text:style-name="P4">
描述: 潜在的受污染的爆炸物为乌克兰17.4千平方公里。  - 乌克林。</text:p>
      <text:p text:style-name="P4">
图片: ["<text:a xlink:type="simple" xlink:href="https://static.ukrinform.com/photos/2022_10/thumb_files/630_360_1666439593-782.jpg" text:style-name="Internet_20_link" text:visited-style-name="Visited_20_Internet_20_Link">
630_360_16664...</text:a>
", "<text:a xlink:type="simple" xlink:href="https://static.ukrinform.com/photos/2023_03/1680172121-435.jpg" text:style-name="Internet_20_link" text:visited-style-name="Visited_20_Internet_20_Link">
1680172121-43...</text:a>
"]</text:p>
      <text:p text:style-name="P4">
标签: ['ДСНС', 'Розмінування', 'Вибухівка', 'Рятувальники']</text:p>
      <text:p text:style-name="P4">
类型: Article</text:p>
      <!--METADATA-->
      <text:p text:style-name="P4">
<draw:frame draw:style-name="fr1" draw:name="Image46" text:anchor-type="as-char" svg:width="6.9236in" svg:height="3.956343in" draw:z-index="0">
<draw:image xlink:href="../Images/yкринформ/2023-04-13T-35-21-00-03-00/630_360_1666439593-782.jpg" xlink:type="simple" xlink:show="embed" xlink:actuate="onLoad" draw:mime-type="image/jpeg"/>
</draw:frame>
潜在的受污染的爆炸物为乌克兰17.4千平方公里。</text:p>
      <text:p text:style-name="P4">
SES主持人Oleksandr Khorunzhi在“复活节期间的安全问题 -  SES的保留和建议”中宣布了这一点。(https://www.youtube.com/watch?v=-78vgCLsfm0)。</text:p>
      <text:p text:style-name="P4">
“我将提醒17.4万平方公里可能被危险物体污染。人们必须记住。</text:p>
      <text:p text:style-name="P4">
<draw:frame draw:style-name="fr1" draw:name="Image47" text:anchor-type="as-char" svg:width="6.9236in" svg:height="4.615733in" draw:z-index="0">
<draw:image xlink:href="../Images/yкринформ/2023-04-13T-35-21-00-03-00/1680172121-435.jpg" xlink:type="simple" xlink:show="embed" xlink:actuate="onLoad" draw:mime-type="image/jpeg"/>
</draw:frame>
<text:span text:style-name="T4">
另请阅读：</text:span>
 <text:a xlink:type="simple" xlink:href="https://www.ukrinform.ua/rubric-vidbudova/3694139-ukraini-potribno-pat-tisac-fahivciv-dla-rozminuvanna-reznikov.html" text:style-name="Internet_20_link" text:visited-style-name="Visited_20_Internet_20_Link">
<text:span text:style-name="T4">
 mine </text:span>
</text:a>
乌克兰的理事主持人称爆炸性受试者污染最大的地区。 其中包括Kherson，Kharkiv，Mykolaiv，Zaporizhia，Donetsk，Sumy，Chernihiv的领土。</text:p>
      <text:p text:style-name="P4">
哈伦说：“但是在基辅地区，实际上，效率关键基础设施的所有对象都已经清除。可能有一些林业和田野。”</text:p>
      <text:p text:style-name="P4">
正如乌克林福姆报道的那样，向乌克兰的领土<text:a xlink:type="simple" xlink:href="https://www.ukrinform.ua/rubric-vidbudova/3694139-ukraini-potribno-pat-tisac-fahivciv-dla-rozminuvanna-reznikov.html" text:style-name="Internet_20_link" text:visited-style-name="Visited_20_Internet_20_Link">
</text:a>
，以及来自世界其他国家的专家。</text:p>
      <text:p text:style-name="P4">
2022年6月，SES表示<text:a xlink:type="simple" xlink:href="https://www.ukrinform.ua/rubric-ato/3498151-v-ukraini-300-tisac-kvadratnih-kilometriv-potrebuut-rozminuvanna.html" text:style-name="Internet_20_link" text:visited-style-name="Visited_20_Internet_20_Link">
</text:a>
</text:p>
      <text:p text:style-name="P4">
News Source: <text:a xlink:type="simple" xlink:href="https://www.ukrinform.ua/rubric-society/3695629-v-ukraini-potencijno-zabrudneni-vibuhivkou-174-tisaci-kvadratnih-kilometriv-dsns.html" text:style-name="Internet_20_link" text:visited-style-name="Visited_20_Internet_20_Link">
https://www.ukrinform.ua/rubric-society/3695629-v-ukraini-potencijno-zabrudneni-vibuhivkou-174-tisaci-kvadratnih-kilometriv-dsns.html</text:a>
</text:p>
      <!--NEWS-->
      <text:h text:style-name="P10" text:outline-level="1">
<text:span text:style-name="T4">
UEFA会议联盟：Gent和West Hem共享观点</text:span>
</text:h>
      <text:p text:style-name="P4">
作者: Ukrinform (Person)</text:p>
      <text:p text:style-name="P4">
出版商: Укринформ (Organization)</text:p>
      <text:p text:style-name="P4">
出版时间: 2023-04-13T-37:11:40+03:00</text:p>
      <text:p text:style-name="P4">
修改时间: 2023-04-13T22:11:40+03:00</text:p>
      <text:p text:style-name="P4">
描述: 比赛定于4月20日举行。  - 乌克林。</text:p>
      <text:p text:style-name="P4">
图片: ["<text:a xlink:type="simple" xlink:href="https://static.ukrinform.com/photos/2023_04/thumb_files/630_360_1681413031-371.jpg" text:style-name="Internet_20_link" text:visited-style-name="Visited_20_Internet_20_Link">
630_360_16814...</text:a>
"]</text:p>
      <text:p text:style-name="P4">
标签: ['Футбол', 'Ліга конференцій УЄФА']</text:p>
      <text:p text:style-name="P4">
类型: Article</text:p>
      <!--METADATA-->
      <text:p text:style-name="P4">
<draw:frame draw:style-name="fr1" draw:name="Image48" text:anchor-type="as-char" svg:width="6.9236in" svg:height="3.956343in" draw:z-index="0">
<draw:image xlink:href="../Images/yкринформ/2023-04-13T-37-11-40-03-00/630_360_1681413031-371.jpg" xlink:type="simple" xlink:show="embed" xlink:actuate="onLoad" draw:mime-type="image/jpeg"/>
</draw:frame>
比赛定于4月20日举行。</text:p>
      <text:p text:style-name="P4">
在他球场上的绅士一天的首发比赛中(1：1)据报道，在会议联盟的1/4决赛中。</text:p>
      <text:p text:style-name="P4">
就丹尼·英扎(Danny Ingza)的目标而言，比利时球队的反应良好。</text:p>
      <text:p text:style-name="P4">
同样，今天他们将演奏“ Anderlecht”  - “ AZ”，“ Basel”  - “ Nice”和“ Lech”  - “ Fiorentina”。 开始 - 在基辅时间22：00。</text:p>
      <text:p text:style-name="P4">
<text:span text:style-name="T4">
另请阅读：</text:span>
 <text:a xlink:type="simple" xlink:href="https://www.ukrinform.ua/rubric-sports/3695625-liga-evropi-uefa-roma-postupilas-feenordu.html" text:style-name="Internet_20_link" text:visited-style-name="Visited_20_Internet_20_Link">
<text:span text:style-name="T4">
 roma </text:span>
</text:a>
正如乌克林福姆报道的那样，菲诺达在欧罗巴联赛的第一节四分之一决赛中击败了罗马。</text:p>
      <text:p text:style-name="P4">
照片：Getty图像</text:p>
      <text:p text:style-name="P4">
News Source: <text:a xlink:type="simple" xlink:href="https://www.ukrinform.ua/rubric-sports/3695628-liga-konferencij-uefa-gent-ta-vest-gem-podilili-ocki.html" text:style-name="Internet_20_link" text:visited-style-name="Visited_20_Internet_20_Link">
https://www.ukrinform.ua/rubric-sports/3695628-liga-konferencij-uefa-gent-ta-vest-gem-podilili-ocki.html</text:a>
</text:p>
      <!--NEWS-->
      <text:h text:style-name="P10" text:outline-level="1">
<text:span text:style-name="T4">
在摩尔多瓦，他们被判处俄罗斯政党“岸”领导人的15年监禁</text:span>
</text:h>
      <text:p text:style-name="P4">
作者: Ukrinform (Person)</text:p>
      <text:p text:style-name="P4">
出版商: Укринформ (Organization)</text:p>
      <text:p text:style-name="P4">
出版时间: 2023-04-13T-39:05:00+03:00</text:p>
      <text:p text:style-name="P4">
修改时间: 2023-04-13T22:05:00+03:00</text:p>
      <text:p text:style-name="P4">
描述: 周四，上诉会议厅凯什内夫（Kyshenev）判处“岸”伊兰·肖尔（Ilan Shore）的逃犯副领导人判处15年的监禁，并没收财产为50亿雷（2.7亿美元）。  - 乌克林。</text:p>
      <text:p text:style-name="P4">
图片: ["<text:a xlink:type="simple" xlink:href="https://static.ukrinform.com/photos/2023_04/thumb_files/630_360_1681412597-135.jpg" text:style-name="Internet_20_link" text:visited-style-name="Visited_20_Internet_20_Link">
630_360_16814...</text:a>
"]</text:p>
      <text:p text:style-name="P4">
标签: ['Молдова', 'Суд', 'Вирок', 'Партія']</text:p>
      <text:p text:style-name="P4">
类型: Article</text:p>
      <!--METADATA-->
      <text:p text:style-name="P4">
<draw:frame draw:style-name="fr1" draw:name="Image49" text:anchor-type="as-char" svg:width="6.9236in" svg:height="3.956343in" draw:z-index="0">
<draw:image xlink:href="../Images/yкринформ/2023-04-13T-39-05-00-03-00/630_360_1681412597-135.jpg" xlink:type="simple" xlink:show="embed" xlink:actuate="onLoad" draw:mime-type="image/jpeg"/>
</draw:frame>
周四，凯什内夫会议厅判处海岸党的逃犯副领导人伊兰萨尔判处15年徒刑，没收了50亿列的财产(超过2.7亿美元).</text:p>
      <text:p text:style-name="P4">
Як передає Укрінформ, про це повідомляє  <text:a xlink:type="simple" xlink:href="https://newsmaker.md/rus/novosti/v-kishineve-shora-prigovorili-k-15-godam-tyurmy-i-konfiskatsii-imuschestva-na-5-mlrd-leev/" text:style-name="Internet_20_link" text:visited-style-name="Visited_20_Internet_20_Link">
</text:a>
。</text:p>
      <text:p text:style-name="P4">
“上诉商会将海岸判处15年监禁。 无论他在哪里应处以以色列或<text:a xlink:type="simple" xlink:href="https://www.ukrinform.ua/tag-moldova" text:style-name="Internet_20_link" text:visited-style-name="Visited_20_Internet_20_Link">
</text:a>
，目前最强化的财产被没收是为了国家的利益 - 是50亿勒夫。</text:p>
      <text:p text:style-name="P4">
根据Stamate的说法，这只是针对海岸的一个案件，法院将能够裁决其余的案件。 同时，她没有指定代理人被定罪的自我。</text:p>
      <text:p text:style-name="P4">
<text:span text:style-name="T4">
另请阅读：</text:span>
 <text:a xlink:type="simple" xlink:href="https://www.ukrinform.ua/rubric-world/3608127-u-moldovi-zatrimali-predstavnikiv-prorosijskoi-partii-sor.html" text:style-name="Internet_20_link" text:visited-style-name="Visited_20_Internet_20_Link">
<text:span text:style-name="T4">
岸</text:span>
</text:a>
2015年，伊拉娜·索拉(Ilana Schora)因欺诈和洗钱而被判处十亿次盗窃案，造成7。5年。 法院裁定，唤醒将生效，直到最后为止。 该案正在考虑Kyshenov的Vauplation Chamber。 法院听证会反复推迟。</text:p>
      <text:p text:style-name="P4">
2019年，从摩尔多瓦民主党的当局出发后，伊兰·萨尔维奇(Ilan Sharvic)来自该国。 根据一些报道，他目前在以色列。</text:p>
      <text:p text:style-name="P4">
正如乌克林福姆报道的那样，4月12日，由海岸党及其支持者组织的俄罗斯 - 俄罗斯抗议活动在摩尔多瓦首都举行。</text:p>
      <text:p text:style-name="P4">
News Source: <text:a xlink:type="simple" xlink:href="https://www.ukrinform.ua/rubric-world/3695626-u-moldovi-zasudili-do-15-rokiv-vaznici-lidera-prorosijskoi-partii-sor.html" text:style-name="Internet_20_link" text:visited-style-name="Visited_20_Internet_20_Link">
https://www.ukrinform.ua/rubric-world/3695626-u-moldovi-zasudili-do-15-rokiv-vaznici-lidera-prorosijskoi-partii-sor.html</text:a>
</text:p>
      <!--NEWS-->
      <text:h text:style-name="P10" text:outline-level="1">
<text:span text:style-name="T4">
UEFA Europa League：“ Roma”让位给”</text:span>
</text:h>
      <text:p text:style-name="P4">
作者: Ukrinform (Person)</text:p>
      <text:p text:style-name="P4">
出版商: Укринформ (Organization)</text:p>
      <text:p text:style-name="P4">
出版时间: 2023-04-13T-41:04:00+03:00</text:p>
      <text:p text:style-name="P4">
修改时间: 2023-04-13T22:04:00+03:00</text:p>
      <text:p text:style-name="P4">
描述: 在缓冲区帐户上比赛中唯一的目标。  - 乌克林。</text:p>
      <text:p text:style-name="P4">
图片: ["<text:a xlink:type="simple" xlink:href="https://static.ukrinform.com/photos/2023_04/thumb_files/630_360_1681412597-185.jpg" text:style-name="Internet_20_link" text:visited-style-name="Visited_20_Internet_20_Link">
630_360_16814...</text:a>
"]</text:p>
      <text:p text:style-name="P4">
标签: ['Футбол', 'Ліга Європи', 'Рома']</text:p>
      <text:p text:style-name="P4">
类型: Article</text:p>
      <!--METADATA-->
      <text:p text:style-name="P4">
<draw:frame draw:style-name="fr1" draw:name="Image50" text:anchor-type="as-char" svg:width="6.9236in" svg:height="3.956343in" draw:z-index="0">
<draw:image xlink:href="../Images/yкринформ/2023-04-13T-41-04-00-03-00/630_360_1681412597-185.jpg" xlink:type="simple" xlink:show="embed" xlink:actuate="onLoad" draw:mime-type="image/jpeg"/>
</draw:frame>
在缓冲区的帐户中的比赛中，单hello。</text:p>
      <text:p text:style-name="P4">
乌克林福姆报道，菲格耶德在欧罗巴联赛的第一节四分之一决赛中击败了罗马。</text:p>
      <text:p text:style-name="P4">
狼在上半年结束时能够开设帐户，但洛伦佐普利格里尼(Lorenzopellegrini)没有出售罚款。</text:p>
      <text:p text:style-name="P4">
休息后，马特斯(Matfer Matfe)的马特斯(Maters)与加州大学伊德里西(USC Idrissi)的胜利脱颖而出。</text:p>
      <text:p text:style-name="P4">
这场比赛将于4月20日在罗马举行。 在半决赛中，获胜者将遇到对抗“拜耳”  - “联合”的获胜者。</text:p>
      <text:p text:style-name="P4">
<text:span text:style-name="T4">
另请阅读：</text:span>
 <text:a xlink:type="simple" xlink:href="https://www.ukrinform.ua/rubric-sports/3695125-liga-cempioniv-uefa-milan-minimalno-peregrav-napoli.html" text:style-name="Internet_20_link" text:visited-style-name="Visited_20_Internet_20_Link">
<text:span text:style-name="T4">
 loague </text:span>
</text:a>
据乌克林福姆报道，今天将在LE的第一场比赛中再进行三场比赛。 曼联接受“塞维利亚”，“尤文图斯”与“体育”和“拜耳”一起播放 - 与“联合”。</text:p>
      <text:p text:style-name="P4">
照片：Getty图像</text:p>
      <text:p text:style-name="P4">
News Source: <text:a xlink:type="simple" xlink:href="https://www.ukrinform.ua/rubric-sports/3695625-liga-evropi-uefa-roma-postupilas-feenordu.html" text:style-name="Internet_20_link" text:visited-style-name="Visited_20_Internet_20_Link">
https://www.ukrinform.ua/rubric-sports/3695625-liga-evropi-uefa-roma-postupilas-feenordu.html</text:a>
</text:p>
      <!--NEWS-->
      <text:h text:style-name="P10" text:outline-level="1">
<text:span text:style-name="T4">
黑海对北约国家的安全至关重要 - 斯托尔滕贝格副主席</text:span>
</text:h>
      <text:p text:style-name="P4">
作者: Ukrinform (Person)</text:p>
      <text:p text:style-name="P4">
出版商: Укринформ (Organization)</text:p>
      <text:p text:style-name="P4">
出版时间: 2023-04-13T-44:50:32+03:00</text:p>
      <text:p text:style-name="P4">
修改时间: 2023-04-13T21:50:32+03:00</text:p>
      <text:p text:style-name="P4">
描述: 黑海地区是全球力量之间对抗的核心，对于区域安全而言至关重要，这就是为什么它对整个欧元 - 大西洋安全体系具有战略性的原因。  - 乌克林。</text:p>
      <text:p text:style-name="P4">
图片: ["<text:a xlink:type="simple" xlink:href="https://static.ukrinform.com/photos/2022_02/thumb_files/630_360_1645283822-167.jpg" text:style-name="Internet_20_link" text:visited-style-name="Visited_20_Internet_20_Link">
630_360_16452...</text:a>
"]</text:p>
      <text:p text:style-name="P4">
标签: ['НАТО', ' Чорне море', 'Безпека', 'Кримська платформа']</text:p>
      <text:p text:style-name="P4">
类型: Article</text:p>
      <!--METADATA-->
      <text:p text:style-name="P4">
<draw:frame draw:style-name="fr1" draw:name="Image51" text:anchor-type="as-char" svg:width="6.9236in" svg:height="3.956343in" draw:z-index="0">
<draw:image xlink:href="../Images/yкринформ/2023-04-13T-44-50-32-03-00/630_360_1645283822-167.jpg" xlink:type="simple" xlink:show="embed" xlink:actuate="onLoad" draw:mime-type="image/jpeg"/>
</draw:frame>
黑海地区是全球力量之间对抗的核心，对于区域安全而言至关重要，这就是为什么整个欧元 - 大西洋安全系统的战略性chagudl的原因。</text:p>
      <text:p text:style-name="P4">
乌克林福音通讯员报道，北约总秘书长Mirce Joan在周四在布加勒斯特举行的国际“克里米亚平台”的第一次演讲中指出，这是乌克林福德通讯员报道的。</text:p>
      <text:p text:style-name="P4">
“我们生活在一个具有竞争力和危险的世界中，不仅是由于这场战争的结果(在乌克兰 - 编辑。)，但由于全球滑坡，全球力量之间的治愈方法现在是由跨民主和专制政权的斗争决定的。 黑海地区正在进行压倒性的讨论。 这是对欧元区安全具有战略重要性的地区，”琼说。</text:p>
      <text:p text:style-name="P4">
<text:span text:style-name="T4">
另请阅读：</text:span>
 <text:a xlink:type="simple" xlink:href="https://www.ukrinform.ua/rubric-world/3669582-rosia-ne-mae-ani-sil-ani-bazanna-pocinati-vijnu-z-nato-zastupnik-stoltenberga.html" text:style-name="Internet_20_link" text:visited-style-name="Visited_20_Internet_20_Link">
</text:a>
他指出，俄罗斯正试图建立对该地区的控制权，将其用于将武力投射给包括非洲中东，地中海和亚得里亚海以及印度洋的世界其他地区。 正是俄罗斯做出了系统的努力，使黑海军事化。</text:p>
      <text:p text:style-name="P4">
几十年来，黑海地区一直是俄罗斯军事延伸的对象。 2014年克里米亚的非法吞并和占领唐巴斯的一部分只是开始。 但是这些事件也对西巴尔干，我们在波斯尼亚和黑塞哥维那，佐治亚州和摩尔多瓦的朋友产生了影响。 北约副秘书长强调，俄罗斯在更广泛的黑海地区的敌对行为不负责任。</text:p>
      <text:p text:style-name="P4">
他回忆说，在军事侵略开始后，北约盟国提供了前所未有的援助，提供了超过650亿美元的武器和军事装备，并将在很长一段时间内继续这种支持。</text:p>
      <text:p text:style-name="P4">
<text:span text:style-name="T4">
另请阅读：</text:span>
 <text:a xlink:type="simple" xlink:href="https://www.ukrinform.ua/rubric-polytics/3695599-nato-mae-nadati-ukraini-bezpekovi-garantii-vlitku-premer-polsi.html" text:style-name="Internet_20_link" text:visited-style-name="Visited_20_Internet_20_Link">
<text:span text:style-name="T4">
北约</text:span>
</text:a>
</text:p>
      <text:p text:style-name="P4">
据报道，在国际“克里米亚平台”的布加勒斯特举行了一次安全会议，该国国际“克里米亚平台”由政府，外交官和欧洲领先国家的代表参加。 克里米亚平台的主要目的证明了它是一个有力的国际论坛，是克里米亚半岛的全部占领和乌克兰从俄罗斯灰烬中解放出来。</text:p>
      <text:p text:style-name="P4">
_foto：北约</text:p>
      <text:p text:style-name="P4">
News Source: <text:a xlink:type="simple" xlink:href="https://www.ukrinform.ua/rubric-world/3695623-corne-more-mae-strategicne-znacenna-dla-bezpeki-krain-nato-zastupnik-stoltenberga.html" text:style-name="Internet_20_link" text:visited-style-name="Visited_20_Internet_20_Link">
https://www.ukrinform.ua/rubric-world/3695623-corne-more-mae-strategicne-znacenna-dla-bezpeki-krain-nato-zastupnik-stoltenberga.html</text:a>
</text:p>
      <!--NEWS-->
      <text:h text:style-name="P10" text:outline-level="1">
<text:span text:style-name="T4">
去年在伊朗，有582多人被处决 - 自2015年以来大多数</text:span>
</text:h>
      <text:p text:style-name="P4">
作者: Ukrinform (Person)</text:p>
      <text:p text:style-name="P4">
出版商: Укринформ (Organization)</text:p>
      <text:p text:style-name="P4">
出版时间: 2023-04-13T-46:48:00+03:00</text:p>
      <text:p text:style-name="P4">
修改时间: 2023-04-13T21:48:00+03:00</text:p>
      <text:p text:style-name="P4">
描述: 根据对人权组织的研究，去年在伊朗至少有582人被处决，这是自2015年以来最多的人数。  - 乌克林。</text:p>
      <text:p text:style-name="P4">
图片: ["<text:a xlink:type="simple" xlink:href="https://static.ukrinform.com/photos/2020_01/thumb_files/630_360_1578254791-696.jpg" text:style-name="Internet_20_link" text:visited-style-name="Visited_20_Internet_20_Link">
630_360_15782...</text:a>
"]</text:p>
      <text:p text:style-name="P4">
标签: ['Іран', 'Смерть', 'Страта']</text:p>
      <text:p text:style-name="P4">
类型: Article</text:p>
      <!--METADATA-->
      <text:p text:style-name="P4">
<draw:frame draw:style-name="fr1" draw:name="Image52" text:anchor-type="as-char" svg:width="6.9236in" svg:height="3.956343in" draw:z-index="0">
<draw:image xlink:href="../Images/yкринформ/2023-04-13T-46-48-00-03-00/630_360_1578254791-696.jpg" xlink:type="simple" xlink:show="embed" xlink:actuate="onLoad" draw:mime-type="image/jpeg"/>
</draw:frame>
根据去年在伊朗的人权组织的说法，伊朗的人数不超过582人，这是自2015年以来最高的人数。</text:p>
      <text:p text:style-name="P4">
关于IT报告乌克林福姆，参考<text:a xlink:type="simple" xlink:href="https://nos.nl/artikel/2471271-hoogste-aantal-executies-in-iran-sinds-2015" text:style-name="Internet_20_link" text:visited-style-name="Visited_20_Internet_20_Link">
</text:a>
.</text:p>
      <text:p text:style-name="P4">
“Згідно з  <text:a xlink:type="simple" xlink:href="https://www.ecpm.org/en/death-penalty-in-iran-highest-number-of-executions-since-2015/" text:style-name="Internet_20_link" text:visited-style-name="Visited_20_Internet_20_Link">
 </text:a>
伊朗和法国人权(她)该消息写道：“去年，合奏的Contre la peine de Mort至少归属582人，这是自2015年以来最高的人数。”</text:p>
      <text:p text:style-name="P4">
值得注意的是，执行人数比去年同期增加了75％，至少有333人被处决。</text:p>
      <text:p text:style-name="P4">
该报告还表明，伊朗政权爆发后的一个月，处决急剧增加。</text:p>
      <text:p text:style-name="P4">
<text:span text:style-name="T4">
另请阅读：</text:span>
 <text:a xlink:type="simple" xlink:href="https://www.ukrinform.ua/rubric-world/3694182-parlament-iranu-posilit-pokaranna-za-nasilstvo-sodo-zinok.html" text:style-name="Internet_20_link" text:visited-style-name="Visited_20_Internet_20_Link">
<text:span text:style-name="T4">
伊朗</text:span>
</text:a>
据报道，伊朗在9月16日22岁的马希·阿米尼(Mahi Amini)去世后抗议，警察被拘留后去世。 从那时起，抗议活动并没有被束缚，并变成了1979年伊斯兰革命建立的伊朗·特克拉特政权中最严重的挑战之一。</text:p>
      <text:p text:style-name="P4">
去年12月底(https://www.ukrinform.ua/tag-iran)被拘留的抗议者的死亡判决开始进行。</text:p>
      <text:p text:style-name="P4">
根据抗议者的信息报告，为了参加反政府集会，伊朗政权已逮捕了20,000多人。</text:p>
      <text:p text:style-name="P4">
News Source: <text:a xlink:type="simple" xlink:href="https://www.ukrinform.ua/rubric-world/3695622-torik-v-irani-stratili-sonajmense-582-ludini-so-e-najbilsou-kilkistu-z-2015-roku.html" text:style-name="Internet_20_link" text:visited-style-name="Visited_20_Internet_20_Link">
https://www.ukrinform.ua/rubric-world/3695622-torik-v-irani-stratili-sonajmense-582-ludini-so-e-najbilsou-kilkistu-z-2015-roku.html</text:a>
</text:p>
      <!--NEWS-->
      <text:h text:style-name="P10" text:outline-level="1">
<text:span text:style-name="T4">
在Melitopol，听到了爆炸和枪击事件 - 市长</text:span>
</text:h>
      <text:p text:style-name="P4">
作者: Ukrinform (Person)</text:p>
      <text:p text:style-name="P4">
出版商: Укринформ (Organization)</text:p>
      <text:p text:style-name="P4">
出版时间: 2023-04-13T-48:37:00+03:00</text:p>
      <text:p text:style-name="P4">
修改时间: 2023-04-13T21:37:00+03:00</text:p>
      <text:p text:style-name="P4">
描述: 在临时被捕获的梅利托波尔（Melitopol）中，发生了爆炸，枪击事件开始了。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елітополь', 'Стрілянина', 'Вибух']</text:p>
      <text:p text:style-name="P4">
类型: Article</text:p>
      <!--METADATA-->
      <text:p text:style-name="P4">
<draw:frame draw:style-name="fr1" draw:name="Image53" text:anchor-type="as-char" svg:width="6.9236in" svg:height="3.956343in" draw:z-index="0">
<draw:image xlink:href="../Images/yкринформ/2023-04-13T-48-37-00-03-00/630_360_1669987737-966.jpg" xlink:type="simple" xlink:show="embed" xlink:actuate="onLoad" draw:mime-type="image/jpeg"/>
</draw:frame>
在临时被捕获的梅利托波尔(Melitopol)中，发生了爆炸，枪击事件开始了。  关于<text:a xlink:type="simple" xlink:href="https://t.me/ivan_fedorov_melitopol/1716" text:style-name="Internet_20_link" text:visited-style-name="Visited_20_Internet_20_Link">
</text:a>
乌克林福姆报道说，梅利托波尔·伊万·费多罗夫(Melitopol Ivan Fedorov)的城市主席报道。</text:p>
      <text:p text:style-name="P4">
“在 <text:a xlink:type="simple" xlink:href="https://www.ukrinform.ua/tag-melitopol" text:style-name="Internet_20_link" text:visited-style-name="Visited_20_Internet_20_Link">
</text:a>
再次大声：第二次。</text:p>
      <text:p text:style-name="P4">
<text:span text:style-name="T4">
另请阅读：</text:span>
 <text:a xlink:type="simple" xlink:href="https://www.ukrinform.ua/rubric-regions/3695506-u-melitopoli-ta-berdansku-prohodit-flesmob-vidderi-rasizm.html" text:style-name="Internet_20_link" text:visited-style-name="Visited_20_Internet_20_Link">
<text:span text:style-name="T4">
 melitop </text:span>
</text:a>
据报道，早晨在市中心发生了堆积爆炸。</text:p>
      <text:p text:style-name="P4">
详细信息目前尚未报告。</text:p>
      <text:p text:style-name="P4">
<text:span text:style-name="T5">
照片说明性</text:span>
</text:p>
      <text:p text:style-name="P4">
News Source: <text:a xlink:type="simple" xlink:href="https://www.ukrinform.ua/rubric-regions/3695619-u-melitopoli-prolunali-vibuh-i-strilanina-mer.html" text:style-name="Internet_20_link" text:visited-style-name="Visited_20_Internet_20_Link">
https://www.ukrinform.ua/rubric-regions/3695619-u-melitopoli-prolunali-vibuh-i-strilanina-mer.html</text:a>
</text:p>
      <!--NEWS-->
      <text:h text:style-name="P10" text:outline-level="1">
<text:span text:style-name="T4">
在顿涅茨克，所有复活节崇拜都将以在线格式举行</text:span>
</text:h>
      <text:p text:style-name="P4">
作者: Ukrinform (Person)</text:p>
      <text:p text:style-name="P4">
出版商: Укринформ (Organization)</text:p>
      <text:p text:style-name="P4">
出版时间: 2023-04-13T-50:36:00+03:00</text:p>
      <text:p text:style-name="P4">
修改时间: 2023-04-13T21:36:00+03:00</text:p>
      <text:p text:style-name="P4">
描述: 在顿涅茨克（Donetsk）今年，复活节庆祝活动，所有崇拜和宗教仪式将于4月15日至16日在线举行，以在该地区的居民安全上举行。  - 乌克林。</text:p>
      <text:p text:style-name="P4">
图片: ["<text:a xlink:type="simple" xlink:href="https://static.ukrinform.com/photos/2018_04/thumb_files/630_360_1523029027-4426.jpg" text:style-name="Internet_20_link" text:visited-style-name="Visited_20_Internet_20_Link">
630_360_15230...</text:a>
"]</text:p>
      <text:p text:style-name="P4">
标签: ['Донеччина', 'Кириленко', 'Свято', 'Великдень']</text:p>
      <text:p text:style-name="P4">
类型: Article</text:p>
      <!--METADATA-->
      <text:p text:style-name="P4">
<draw:frame draw:style-name="fr1" draw:name="Image54" text:anchor-type="as-char" svg:width="6.9236in" svg:height="3.956343in" draw:z-index="0">
<draw:image xlink:href="../Images/yкринформ/2023-04-13T-50-36-00-03-00/630_360_1523029027-4426.jpg" xlink:type="simple" xlink:show="embed" xlink:actuate="onLoad" draw:mime-type="image/jpeg"/>
</draw:frame>
今年，今年的复活节庆祝活动，4月16日至16日的所有崇拜和宗教仪式将在线举行，以确保该地区的居民安全。</text:p>
      <text:p text:style-name="P4">
乌克林事物通讯报道，顿涅茨克地区军事行政部门帕夫洛基雷伦科(Pavlokirilenko)的负责人介绍了这一点。</text:p>
      <text:p text:style-name="P4">
据他说，根据科特萨(Khortytsa)和塔夫里亚(Tavriya)部队的运营战略团体的要求，他签署了一项命令，以禁止在此期间禁止大规模聚会。</text:p>
      <text:p text:style-name="P4">
“所有的崇拜和宗教仪式都必须采用在线格式，即俄罗斯人的俄罗斯人。 人们的积累可能是理想的目标。</text:p>
      <text:p text:style-name="P4">
他强调，该地区的当局无权允许伤亡。</text:p>
      <text:p text:style-name="P4">
Krylenko说：“我们的任务是尽可能多地采取生命的安全和顿涅茨克地区的健康措施以及所有在该地区领土的人。”</text:p>
      <text:p text:style-name="P4">
<text:span text:style-name="T4">
另请阅读：</text:span>
 <text:a xlink:type="simple" xlink:href="https://www.ukrinform.ua/rubric-society/3695378-velikden-osoblive-svato-dla-ukrainciv.html" text:style-name="Internet_20_link" text:visited-style-name="Visited_20_Internet_20_Link">
<text:span text:style-name="T4">
 ecd </text:span>
</text:a>
鲁斯兰·奥西本科(Ruslan Osipenko)是顿涅茨克地区国家警察局主要局长，在该地区的21.00至5.00领土上，这是一个冒险时光，当时，公民被禁止在没有特殊许可的情况下留在街上。 因此，在建议小时结束后，将允许在4月16日星期日进行纪录结构的整体访问，复活节案件的奉献将大约开始O5.00。</text:p>
      <text:p text:style-name="P4">
“总的来说，在121座邪教建筑中进行了计划的活动，在42座宗教建筑中将进行annichic服务……夜间服务仅由住在那里且扎实的牧师建造。 我们有42栋建筑物。 我们将继续控制推荐的小时，此后凌晨5点在闭门门地面上的牧师将在凌晨5点开放。” Osipenko解释说。</text:p>
      <text:p text:style-name="P4">
<text:span text:style-name="T4">
另请阅读：</text:span>
 <text:a xlink:type="simple" xlink:href="https://www.ukrinform.ua/rubric-society/3695420-svasennikiv-zaklikali-projti-bezpekovi-instruktazi-naperedodni-velikodna.html" text:style-name="Internet_20_link" text:visited-style-name="Visited_20_Internet_20_Link">
<text:span text:style-name="T4">
牧师</text:span>
 <text:span text:style-name="T4">
 </text:span>
敦促<text:span text:style-name="T4">
 </text:span>
通过<text:span text:style-name="T4">
 </text:span>
 <text:span text:style-name="T4">
安全</text:span>
 <text:span text:style-name="T4">
<text:span text:style-name="T5">
*指示</text:span>
*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复活节</text:span>
</text:a>
</text:p>
      <text:p text:style-name="P4">
据报道，顿涅茨克地区一直在俄罗斯人的火中，敌人每天杀害和伤害平民，破坏基础设施对象。</text:p>
      <text:p text:style-name="P4">
根据朱利安(Julian)的日历，耶稣基督复活的复活节或盛宴，决定了2023年4月16日在2023年的东方仪式，东正教和希腊天主教徒的基督徒的所有假期。</text:p>
      <text:p text:style-name="P4">
News Source: <text:a xlink:type="simple" xlink:href="https://www.ukrinform.ua/rubric-regions/3695617-na-doneccini-vsi-velikodni-bogosluzinna-projdut-v-onlajnovomu-formati.html" text:style-name="Internet_20_link" text:visited-style-name="Visited_20_Internet_20_Link">
https://www.ukrinform.ua/rubric-regions/3695617-na-doneccini-vsi-velikodni-bogosluzinna-projdut-v-onlajnovomu-formati.html</text:a>
</text:p>
      <!--NEWS-->
      <text:h text:style-name="P10" text:outline-level="1">
<text:span text:style-name="T4">
没有政治力量将具有出色和控制的角色 - 顿悟</text:span>
</text:h>
      <text:p text:style-name="P4">
作者: Ukrinform (Person)</text:p>
      <text:p text:style-name="P4">
出版商: Укринформ (Organization)</text:p>
      <text:p text:style-name="P4">
出版时间: 2023-04-13T-52:34:00+03:00</text:p>
      <text:p text:style-name="P4">
修改时间: 2023-04-13T21:34:00+03:00</text:p>
      <text:p text:style-name="P4">
描述: 没有政治力量，政党或个人领导人可以并且将在乌克兰东正教教堂中扮演任何特殊或更多控制角色。  - 乌克林。</text:p>
      <text:p text:style-name="P4">
图片: ["<text:a xlink:type="simple" xlink:href="https://static.ukrinform.com/photos/2023_01/thumb_files/630_360_1673007223-146.jpeg" text:style-name="Internet_20_link" text:visited-style-name="Visited_20_Internet_20_Link">
630_360_16730...</text:a>
"]</text:p>
      <text:p text:style-name="P4">
标签: ['Партія', 'Епіфаній', 'Православна церква України', 'Політика']</text:p>
      <text:p text:style-name="P4">
类型: Article</text:p>
      <!--METADATA-->
      <text:p text:style-name="P4">
<draw:frame draw:style-name="fr1" draw:name="Image55" text:anchor-type="as-char" svg:width="6.9236in" svg:height="3.956343in" draw:z-index="0">
<draw:image xlink:href="../Images/yкринформ/2023-04-13T-52-34-00-03-00/630_360_1673007223-146.jpeg" xlink:type="simple" xlink:show="embed" xlink:actuate="onLoad" draw:mime-type="image/jpeg"/>
</draw:frame>
没有政治力量，政党或个人领导人可以并且将拥有任何特殊或更多控制绳索。</text:p>
      <text:p text:style-name="P4">
这在[]中指出(https://www.youtube.com/watch?v=n59w7HxcRqg)乌克兰形式报道，乌克兰大都会顿悟大都会教堂。</text:p>
      <text:p text:style-name="P4">
_ <text:span text:style-name="T4">
 视频 </text:span>
： <text:a xlink:type="simple" xlink:href="https://www.youtube.com/watch" text:style-name="Internet_20_link" text:visited-style-name="Visited_20_Internet_20_Link">
</text:a>
_</text:p>
      <text:p text:style-name="P4">
“在建设当地教会的帮助下，我们感谢所有政治力量，无论它们在一定历史时期代表权力还是解决方案。 但是，没有政治力量，政党或个人领导人在乌克兰东正教教会中不会而且不会扮演任何特殊或更受控的角色。” Epiphanius说。</text:p>
      <text:p text:style-name="P4">
据他介绍，PCU不允许PCA继续进行塞贝尔主义者或党的参与者。</text:p>
      <text:p text:style-name="P4">
“多年来，乌克兰的莫斯科宗主的结构一直是通过虚假的阴影控制模型建造的。 德卡奇，诺维斯基，梅德维奇克和其他类似的数字都被认为是“联合储存公司”的参与者，这些人在所有关键问题中都在“雇用经理”的背后发布。 这在很大程度上导致了乌克兰目前的当前公共灾难性灾难，” PCU灵长类动物。</text:p>
      <text:p text:style-name="P4">
<text:span text:style-name="T4">
另请阅读：</text:span>
 <text:a xlink:type="simple" xlink:href="https://www.ukrinform.ua/rubric-society/3694538-epifanij-osvativ-paski-dla-ukrainskih-zahisnikiv.html" text:style-name="Internet_20_link" text:visited-style-name="Visited_20_Internet_20_Link">
<text:span text:style-name="T4">
 Epiphany </text:span>
</text:a>
他补充说，反对者现在正试图抹黑乌克兰东正教教堂，使她施加了某项著名政策教会的形象。</text:p>
      <text:p text:style-name="P4">
据乌克林福姆报道，2018年12月15日，乌克兰东正教联合大教堂在基夫·索菲亚(Kyiv Sophia)。 在其中，基辅重主主义者的神职人员，莫斯科的祖先的UOC和乌克兰自身的东正教教堂创建了一个乌克兰的一个地方的东正教教堂，采用了其宪章，并选出了凯耶夫·伊维西亚·乌克兰乌克兰的大都会的头。</text:p>
      <text:p text:style-name="P4">
2019年1月6日，托马斯(Thomas)对联合PC的自动畸形进行了传播。</text:p>
      <text:p text:style-name="P4">
News Source: <text:a xlink:type="simple" xlink:href="https://www.ukrinform.ua/rubric-society/3695616-zodna-politsila-ne-matime-u-pcu-akois-vinatkovoi-ta-kontroluucoi-roli-epifanij.html" text:style-name="Internet_20_link" text:visited-style-name="Visited_20_Internet_20_Link">
https://www.ukrinform.ua/rubric-society/3695616-zodna-politsila-ne-matime-u-pcu-akois-vinatkovoi-ta-kontroluucoi-roli-epifanij.html</text:a>
</text:p>
      <!--NEWS-->
      <text:h text:style-name="P10" text:outline-level="1">
<text:span text:style-name="T4">
Dzhokovich让位于蒙特卡洛的1/8决赛</text:span>
</text:h>
      <text:p text:style-name="P4">
作者: Ukrinform (Person)</text:p>
      <text:p text:style-name="P4">
出版商: Укринформ (Organization)</text:p>
      <text:p text:style-name="P4">
出版时间: 2023-04-13T-54:29:10+03:00</text:p>
      <text:p text:style-name="P4">
修改时间: 2023-04-13T21:29:10+03:00</text:p>
      <text:p text:style-name="P4">
描述: 世界上第一个球拍是由意大利洛伦佐博物馆弹奏的。  - 乌克林。</text:p>
      <text:p text:style-name="P4">
图片: ["<text:a xlink:type="simple" xlink:href="https://static.ukrinform.com/photos/2023_04/thumb_files/630_360_1681410415-862.jpg" text:style-name="Internet_20_link" text:visited-style-name="Visited_20_Internet_20_Link">
630_360_16814...</text:a>
"]</text:p>
      <text:p text:style-name="P4">
标签: ['Теніс', 'Новак Джокович']</text:p>
      <text:p text:style-name="P4">
类型: Article</text:p>
      <!--METADATA-->
      <text:p text:style-name="P4">
<draw:frame draw:style-name="fr1" draw:name="Image56" text:anchor-type="as-char" svg:width="6.9236in" svg:height="3.956343in" draw:z-index="0">
<draw:image xlink:href="../Images/yкринформ/2023-04-13T-54-29-10-03-00/630_360_1681410415-862.jpg" xlink:type="simple" xlink:show="embed" xlink:actuate="onLoad" draw:mime-type="image/jpeg"/>
</draw:frame>
世界第一次由意大利洛伦佐博物馆播放。</text:p>
      <text:p text:style-name="P4">
乌克林福姆报道，诺瓦克·德约科维奇(Novak Djokovich)的第一个球拍在蒙特卡洛(Monte Carlo)的ATP Masters1000锦标赛的1/8决赛中输了。</text:p>
      <text:p text:style-name="P4">
塞尔维亚网球运动员三套球员让位于意大利洛伦佐博物馆-6：4,5：7，4：6。</text:p>
      <text:p text:style-name="P4">
比赛持续了将近三个小时。</text:p>
      <text:p text:style-name="P4">
对于Dzhokovich来说，蒙特卡洛锦标赛成为3月初在迪拜演讲之后的第一次。 由于缺乏针对冠状病毒的疫苗接种，塞尔维亚人无法在印度韦尔西和迈阿密的美国大师身上演奏。</text:p>
      <text:p text:style-name="P4">
<text:span text:style-name="T4">
另请阅读：</text:span>
 <text:a xlink:type="simple" xlink:href="https://www.ukrinform.ua/rubric-sports/3695546-svitolina-prograla-ignatik-u-drugomu-koli-turniru-itf-u-svejcarii.html" text:style-name="Internet_20_link" text:visited-style-name="Visited_20_Internet_20_Link">
<text:span text:style-name="T4">
 svitolina </text:span>
</text:a>
正如乌克林福姆报道的那样，斯维托利纳(Svitolina)失去了罗马尼亚人亚历山德里·伊格纳蒂克(Alexandri Ignatik)，这是瑞士ITF锦标赛的第二个赛季。</text:p>
      <text:p text:style-name="P4">
照片：Getty图像</text:p>
      <text:p text:style-name="P4">
News Source: <text:a xlink:type="simple" xlink:href="https://www.ukrinform.ua/rubric-sports/3695615-dzokovic-postupivsa-v-18-finalu-turniru-v-montekarlo.html" text:style-name="Internet_20_link" text:visited-style-name="Visited_20_Internet_20_Link">
https://www.ukrinform.ua/rubric-sports/3695615-dzokovic-postupivsa-v-18-finalu-turniru-v-montekarlo.html</text:a>
</text:p>
      <!--NEWS-->
      <text:h text:style-name="P10" text:outline-level="1">
<text:span text:style-name="T4">
牧师呼吁在复活节前夕进行安全简报</text:span>
</text:h>
      <text:p text:style-name="P4">
作者: Ukrinform (Person)</text:p>
      <text:p text:style-name="P4">
出版商: Укринформ (Organization)</text:p>
      <text:p text:style-name="P4">
出版时间: 2023-04-13T-56:18:00+03:00</text:p>
      <text:p text:style-name="P4">
修改时间: 2023-04-13T21:18:00+03:00</text:p>
      <text:p text:style-name="P4">
描述: 在复活节前夕，州紧急服务建议神职人员在危险情况下进行指导。  - 乌克林。</text:p>
      <text:p text:style-name="P4">
图片: ["<text:a xlink:type="simple" xlink:href="https://static.ukrinform.com/photos/2023_04/thumb_files/630_360_1680610780-609.jpg" text:style-name="Internet_20_link" text:visited-style-name="Visited_20_Internet_20_Link">
630_360_16806...</text:a>
", "<text:a xlink:type="simple" xlink:href="https://static.ukrinform.com/photos/2023_04/1681386833-468.jpg" text:style-name="Internet_20_link" text:visited-style-name="Visited_20_Internet_20_Link">
1681386833-46...</text:a>
"]</text:p>
      <text:p text:style-name="P4">
标签: ['ДСНС', 'Великдень', 'Священник', 'Рятувальники']</text:p>
      <text:p text:style-name="P4">
类型: Article</text:p>
      <!--METADATA-->
      <text:p text:style-name="P4">
<draw:frame draw:style-name="fr1" draw:name="Image57" text:anchor-type="as-char" svg:width="6.9236in" svg:height="3.956343in" draw:z-index="0">
<draw:image xlink:href="../Images/yкринформ/2023-04-13T-56-18-00-03-00/630_360_1680610780-609.jpg" xlink:type="simple" xlink:show="embed" xlink:actuate="onLoad" draw:mime-type="image/jpeg"/>
</draw:frame>
国家的紧急尊敬建议在复活节前夕神职人员。</text:p>
      <text:p text:style-name="P4">
相关建议是由普通SES SES SES ROMAN RUDAK的副局长在“复活节期间的安全问题 - 警告和SES的建议”中提出的<text:a xlink:type="simple" xlink:href="https://www.youtube.com/watch" text:style-name="Internet_20_link" text:visited-style-name="Visited_20_Internet_20_Link">
</text:a>
。</text:p>
      <text:p text:style-name="P4">
“我们不必忘记，在具有精神价值的前提中庆祝复活节期间，将会有大量的公民积累。 这些都将考虑某些威胁，因为作为神职人员和负责人需要在庆祝活动前一天<text:a xlink:type="simple" xlink:href="https://www.ukrinform.ua/tag-velikden" text:style-name="Internet_20_link" text:visited-style-name="Visited_20_Internet_20_Link">
</text:a>
要经过主要的简报，以了解情况，如果情况更好，” Rudak强调。</text:p>
      <text:p text:style-name="P4">
<draw:frame draw:style-name="fr1" draw:name="Image58" text:anchor-type="as-char" svg:width="6.9236in" svg:height="4.615733in" draw:z-index="0">
<draw:image xlink:href="../Images/yкринформ/2023-04-13T-56-18-00-03-00/1681386833-468.jpg" xlink:type="simple" xlink:show="embed" xlink:actuate="onLoad" draw:mime-type="image/jpeg"/>
</draw:frame>
他还强调，寺庙的建筑物应配备紧急事件通知系统的缝隙系统。 此外，应观察到安装蜡烛的要求 - 它们不能比可燃基地更靠近一米，并且烛台固定以固定以固定，以免它们推翻。</text:p>
      <text:p text:style-name="P4">
<text:span text:style-name="T4">
另请阅读：</text:span>
 <text:a xlink:type="simple" xlink:href="https://www.ukrinform.ua/rubric-kyiv/3695362-u-kievi-na-velikden-virani-zmozut-zalisitisa-na-nicne-bogosluzinna-u-hramah.html" text:style-name="Internet_20_link" text:visited-style-name="Visited_20_Internet_20_Link">
<text:span text:style-name="T4">
 ecd </text:span>
</text:a>
SES建议：“工作人员应关注人们的积累，以防止核结构的溢出，特别注意撤离方式。”</text:p>
      <text:p text:style-name="P4">
鲁达(Rudak)回忆说，该国正在遵守戒严令，因此他敦促为信徒们装备信徒，而不要忽略空气警报信号。</text:p>
      <text:p text:style-name="P4">
正如乌克林福姆报道的，在基辅<text:a xlink:type="simple" xlink:href="https://www.ukrinform.ua/rubric-kyiv/3694755-velikodne-bogosluzinna-projde-u-163-hramah-kieva.html" text:style-name="Internet_20_link" text:visited-style-name="Visited_20_Internet_20_Link">
</text:a>
在163个钩子的结构中，节日祈祷服务定于15日和16日上午的早晨进行。</text:p>
      <text:p text:style-name="P4">
News Source: <text:a xlink:type="simple" xlink:href="https://www.ukrinform.ua/rubric-society/3695420-svasennikiv-zaklikali-projti-bezpekovi-instruktazi-naperedodni-velikodna.html" text:style-name="Internet_20_link" text:visited-style-name="Visited_20_Internet_20_Link">
https://www.ukrinform.ua/rubric-society/3695420-svasennikiv-zaklikali-projti-bezpekovi-instruktazi-naperedodni-velikodna.html</text:a>
</text:p>
      <!--NEWS-->
      <text:h text:style-name="P10" text:outline-level="1">
<text:span text:style-name="T4">
在所有乌克兰心理健康计划中，已经确定了优先项目</text:span>
</text:h>
      <text:p text:style-name="P4">
作者: Ukrinform (Person)</text:p>
      <text:p text:style-name="P4">
出版商: Укринформ (Organization)</text:p>
      <text:p text:style-name="P4">
出版时间: 2023-04-13T-58:12:00+03:00</text:p>
      <text:p text:style-name="P4">
修改时间: 2023-04-13T21:12:00+03:00</text:p>
      <text:p text:style-name="P4">
描述: 各部委和公共服务部负责人共同确定了在“全乌克兰精神健康计划”框架内开发的优先项目，“您怎么样？”在为期两天的研讨会上。  - 乌克林。</text:p>
      <text:p text:style-name="P4">
图片: ["<text:a xlink:type="simple" xlink:href="https://static.ukrinform.com/photos/2023_04/thumb_files/630_360_1681410130-548.png" text:style-name="Internet_20_link" text:visited-style-name="Visited_20_Internet_20_Link">
630_360_16814...</text:a>
"]</text:p>
      <text:p text:style-name="P4">
标签: ['Уряд', 'Психолог', 'Олена Зеленська', 'Офіс Президента', 'Верещук']</text:p>
      <text:p text:style-name="P4">
类型: Article</text:p>
      <!--METADATA-->
      <text:p text:style-name="P4">
<draw:frame draw:style-name="fr1" draw:name="Image59" text:anchor-type="as-char" svg:width="6.9236in" svg:height="3.956343in" draw:z-index="0">
<draw:image xlink:href="../Images/yкринформ/2023-04-13T-58-12-00-03-00/630_360_1681410130-548.png" xlink:type="simple" xlink:show="embed" xlink:actuate="onLoad" draw:mime-type="image/png"/>
</draw:frame>
政府和公共服务部负责人共同确定了在所有 - 乌克兰精神健康计划框架内开发的优先项目“您如何吗？”</text:p>
      <text:p text:style-name="P4">
这是在发行版中指出的，该计划的组织者已由乌克林福姆传输。</text:p>
      <text:p text:style-name="P4">
“政府部门目前正在心理援助领域开发自己的计划。 但是，为了使每个方向最佳地工作，您需要协调努力...当今我们每个人的心理重新融入并不是从简单而真诚的开始：“您好吗？”。 我希望在不久的将来，乌克兰人会冷静，自信地回答：“一切都很好!”， - 临时占领领土的重新融入Irina Vereshchuk。</text:p>
      <text:p text:style-name="P4">
根据报告，为期两天的战略会议“协调一致。 能力。 这些举措导致了一种更加协调的机制，这将想象如何看起来像是国家拥有的社会心理支持服务，并使需要这种服务的公民变得明智。</text:p>
      <text:p text:style-name="P4">
“当我们清楚地了解一个人如何以及何处，谁资助它，哪种服务质量，提供这些服务以及哪些协议……如果我们考虑所有事物总统尤利亚·索科洛夫斯卡亚(Yulia Sokolovskaya)办公室的副主管说。</text:p>
      <text:p text:style-name="P4">
<text:span text:style-name="T4">
另请阅读：</text:span>
 <text:a xlink:type="simple" xlink:href="https://www.ukrinform.ua/rubric-society/3692490-dla-rozuminna-vplivu-stresu-na-organizm-stvorili-specialnij-videorolik-zelenska.html" text:style-name="Internet_20_link" text:visited-style-name="Visited_20_Internet_20_Link">
</text:a>
在研讨会期间，参与者专注于如何剥夺乌克兰阴性关于心理健康的污名，并养成照顾其永久状态的习惯，至少是身体状态。该计划的目的是教会乌克兰人照顾精神健康，并“及时”，并为需要专业帮助的公民提供有效的社会心理支持和支持状态。</text:p>
      <text:p text:style-name="P4">
<text:span text:style-name="T4">
另请阅读：</text:span>
 <text:a xlink:type="simple" xlink:href="https://www.ukrinform.ua/rubric-society/3689516-zelenska-radit-dla-dopomogi-postrazdalim-vid-vijni-koristuvatisa-danimi-specialnoi-platformi.html" text:style-name="Internet_20_link" text:visited-style-name="Visited_20_Internet_20_Link">
</text:a>
“战争的经历是常见的巨大伤害和我们的痛苦。 斗争正在进行中。 因此，您了解该州的工作在塑造国家统一政治健康方面的重要性。 我感谢第一夫人的勇气谈论世界上国家心理健康的问题。” Vereshchuk说。</text:p>
      <text:p text:style-name="P4">
据报道，支持所有 - 乌克兰人心理健康计划的发展和实施“您如何吗？” 在部长内阁下提供协调中央心理健康，以供专家伙伴关系和谁支持。 制定平台是内阁心理健康和心理援助的机构间协调。</text:p>
      <text:p text:style-name="P4">
在广告系列中创建了一个特殊页面<text:a xlink:type="simple" xlink:href="https://howareu.com/" text:style-name="Internet_20_link" text:visited-style-name="Visited_20_Internet_20_Link">
</text:a>
 <text:a xlink:type="simple" xlink:href="https://howareu.com/" text:style-name="Internet_20_link" text:visited-style-name="Visited_20_Internet_20_Link">
</text:a>
并发起了有关社交网络的运动<text:a xlink:type="simple" xlink:href="https://www.facebook.com/howareu.program" text:style-name="Internet_20_link" text:visited-style-name="Visited_20_Internet_20_Link">
</text:a>
 <text:a xlink:type="simple" xlink:href="https://www.facebook.com/howareu.program" text:style-name="Internet_20_link" text:visited-style-name="Visited_20_Internet_20_Link">
</text:a>
 , <text:a xlink:type="simple" xlink:href="https://www.instagram.com/howareu_program" text:style-name="Internet_20_link" text:visited-style-name="Visited_20_Internet_20_Link">
</text:a>
 <text:a xlink:type="simple" xlink:href="https://www.instagram.com/howareu_program/" text:style-name="Internet_20_link" text:visited-style-name="Visited_20_Internet_20_Link">
</text:a>
 , <text:a xlink:type="simple" xlink:href="http://t.me/howareu_program" text:style-name="Internet_20_link" text:visited-style-name="Visited_20_Internet_20_Link">
</text:a>
 <text:a xlink:type="simple" xlink:href="https://t.me/howareu_program" text:style-name="Internet_20_link" text:visited-style-name="Visited_20_Internet_20_Link">
 </text:a>
 , <text:a xlink:type="simple" xlink:href="https://invite.viber.com/" text:style-name="Internet_20_link" text:visited-style-name="Visited_20_Internet_20_Link">
</text:a>
<text:a xlink:type="simple" xlink:href="https://invite.viber.com/" text:style-name="Internet_20_link" text:visited-style-name="Visited_20_Internet_20_Link">
</text:a>
，在附近收集了自助和支持技术的地方，包括UVO格式，PDF，在线和离线资源，与乌克兰A边境的经过测试过的热线联系人联系。</text:p>
      <text:p text:style-name="P4">
在美国国际发展机构的支持下，实施了沟通运动(你说).</text:p>
      <text:p text:style-name="P4">
News Source: <text:a xlink:type="simple" xlink:href="https://www.ukrinform.ua/rubric-society/3695613-u-mezah-vseukrainskoi-programi-mentalnogo-zdorova-viznacili-prioritetni-proekti.html" text:style-name="Internet_20_link" text:visited-style-name="Visited_20_Internet_20_Link">
https://www.ukrinform.ua/rubric-society/3695613-u-mezah-vseukrainskoi-programi-mentalnogo-zdorova-viznacili-prioritetni-proekti.html</text:a>
</text:p>
      <!--NEWS-->
      <text:h text:style-name="P10" text:outline-level="1">
<text:span text:style-name="T4">
俄罗斯已将汽油出口增加了近50％</text:span>
</text:h>
      <text:p text:style-name="P4">
作者: Ukrinform (Person)</text:p>
      <text:p text:style-name="P4">
出版商: Укринформ (Organization)</text:p>
      <text:p text:style-name="P4">
出版时间: 2023-04-13T-60:10:00+03:00</text:p>
      <text:p text:style-name="P4">
修改时间: 2023-04-13T21:10:00+03:00</text:p>
      <text:p text:style-name="P4">
描述: 与去年同期相比，俄罗斯联邦将汽油出口增加了近50％。 货物直接交付给非洲。  - 乌克林。</text:p>
      <text:p text:style-name="P4">
图片: ["<text:a xlink:type="simple" xlink:href="https://static.ukrinform.com/photos/2021_03/thumb_files/630_360_1616685530-631.jpg" text:style-name="Internet_20_link" text:visited-style-name="Visited_20_Internet_20_Link">
630_360_16166...</text:a>
"]</text:p>
      <text:p text:style-name="P4">
标签: ['Африка', 'Бензин', 'Експорт', 'росія']</text:p>
      <text:p text:style-name="P4">
类型: Article</text:p>
      <!--METADATA-->
      <text:p text:style-name="P4">
<draw:frame draw:style-name="fr1" draw:name="Image60" text:anchor-type="as-char" svg:width="6.9236in" svg:height="3.956343in" draw:z-index="0">
<draw:image xlink:href="../Images/yкринформ/2023-04-13T-60-10-00-03-00/630_360_1616685530-631.jpg" xlink:type="simple" xlink:show="embed" xlink:actuate="onLoad" draw:mime-type="image/jpeg"/>
</draw:frame>
与去年第一季度的Zanlogical时期相比，俄罗斯联邦对非洲的出口增加了近50％。 货物直接运送到非洲。</text:p>
      <text:p text:style-name="P4">
正如乌克林福姆报道的那样，它报告了<text:a xlink:type="simple" xlink:href="https://www.reuters.com/business/energy/russia-boosts-q1-gasoline-exports-finds-buyers-africa-replace-europeans-2023-04-13/" text:style-name="Internet_20_link" text:visited-style-name="Visited_20_Internet_20_Link">
</text:a>
。</text:p>
      <text:p text:style-name="P4">
在欧盟对俄罗斯北美自由贸易协定实施制裁之后，俄罗斯加剧了向尼日利亚，突尼斯和利比亚等非洲国家的汽车供应。</text:p>
      <text:p text:style-name="P4">
俄罗斯汽油和汽油的边际价格以每桶100美元的价格由七个国家提出(G7)欧盟和澳大利亚，迫使莫斯科寻求市场。</text:p>
      <text:p text:style-name="P4">
俄罗斯联邦提高汽油销售向非洲的努力也有助于减少荷兰的出口，在这里，新规定的出口市场燃料混合物应符合4月1日硫磺，苯和曼甘尼斯黎明的标准。</text:p>
      <text:p text:style-name="P4">
<text:span text:style-name="T4">
另请阅读：</text:span>
 <text:a xlink:type="simple" xlink:href="https://www.ukrinform.ua/rubric-world/3694557-rosia-pocala-eksportuvati-palivo-do-iranu-zalizniceu-reuters.html" text:style-name="Internet_20_link" text:visited-style-name="Visited_20_Internet_20_Link">
</text:a>
在2023年1月至2023年3月的期间，俄罗斯出口了190万吨。 去年第一季度出口达130万。</text:p>
      <text:p text:style-name="P4">
根据其他报道，今年1月至3月，1月3月的燃料出口为220万吨，而在2022年，同一时期出口了150万吨。</text:p>
      <text:p text:style-name="P4">
正如乌克林福姆报道的中国人<text:a xlink:type="simple" xlink:href="https://www.ukrinform.ua/tag-eksport" text:style-name="Internet_20_link" text:visited-style-name="Visited_20_Internet_20_Link">
</text:a>
三月份，俄罗斯的增长超过两倍。</text:p>
      <text:p text:style-name="P4">
News Source: <text:a xlink:type="simple" xlink:href="https://www.ukrinform.ua/rubric-economy/3695611-rosia-zbilsila-eksport-benzinu-v-kraini-afriki-majze-na-50.html" text:style-name="Internet_20_link" text:visited-style-name="Visited_20_Internet_20_Link">
https://www.ukrinform.ua/rubric-economy/3695611-rosia-zbilsila-eksport-benzinu-v-kraini-afriki-majze-na-50.html</text:a>
</text:p>
      <!--NEWS-->
      <text:h text:style-name="P10" text:outline-level="1">
<text:span text:style-name="T4">
在东方，敌人将其所有力集中在四个方向上 - 画家</text:span>
</text:h>
      <text:p text:style-name="P4">
作者: Ukrinform (Person)</text:p>
      <text:p text:style-name="P4">
出版商: Укринформ (Organization)</text:p>
      <text:p text:style-name="P4">
出版时间: 2023-04-13T-63:59:00+03:00</text:p>
      <text:p text:style-name="P4">
修改时间: 2023-04-13T20:59:00+03:00</text:p>
      <text:p text:style-name="P4">
描述: 在东部的四个方向上 - 马里因斯基，利曼，巴赫穆特和阿夫迪夫卡 - 敌人集中了其所有专业的惊人力量，因此乌克兰应该在那里更加集中其在那里的军事潜力，以阻止敌人。  - 乌克林。</text:p>
      <text:p text:style-name="P4">
图片: ["<text:a xlink:type="simple" xlink:href="https://static.ukrinform.com/photos/2022_08/thumb_files/630_360_1659616970-117.jpg" text:style-name="Internet_20_link" text:visited-style-name="Visited_20_Internet_20_Link">
630_360_16596...</text:a>
"]</text:p>
      <text:p text:style-name="P4">
标签: ['Бахмут', "Мар'їнка", 'Авдіївка', 'Лиман', 'Війна з росією', 'Ганна Маляр', 'Єдині новини']</text:p>
      <text:p text:style-name="P4">
类型: Article</text:p>
      <!--METADATA-->
      <text:p text:style-name="P4">
<draw:frame draw:style-name="fr1" draw:name="Image61" text:anchor-type="as-char" svg:width="6.9236in" svg:height="3.956343in" draw:z-index="0">
<draw:image xlink:href="../Images/yкринформ/2023-04-13T-63-59-00-03-00/630_360_1659616970-117.jpg" xlink:type="simple" xlink:show="embed" xlink:actuate="onLoad" draw:mime-type="image/jpeg"/>
</draw:frame>
东部的几个指示 - 马里因斯基，莱曼斯基，巴赫穆特斯基和阿夫迪夫卡 - 敌人集中了其全部专业罢工力量，因此乌克兰必须在那里揭示更多的军事潜力，以阻止敌人。</text:p>
      <text:p text:style-name="P4">
乌克林福姆报道，国防部副部长安娜·马里亚尔(Anna Malyar)在唯一新闻的广播中指出。</text:p>
      <text:p text:style-name="P4">
“这是一月份持续的东方俄罗斯人的全面进攻。这是四倍：巴赫穆特，马林卡，阿维迪夫卡和莱曼，敌人在那里集中了其专业冲击力。它不仅是“瓦格纳”。(俄罗斯人 -  ed。)已经扔在那里了。 现在，他们的目标是在Rubezlugansk和Donetsk地区出去。 最终目标是乌克兰的整个领土。 这就是我们需要理解的是，我们应该集中精力阻止它们，”画家说。</text:p>
      <text:p text:style-name="P4">
她指出，俄罗斯人在街头战斗中输给了乌克兰士兵，今天使用了原子“他们已经使用了乌齐里的可怕策略 - 简单地建立了房屋，房屋，与土地的建筑物。” 副部长说：“因此，他们实际上剥夺了我们的捍卫者的机会来保持自己的立场。他们不能被手写，他们不能否则，因为他们不知道其他情况。”</text:p>
      <text:p text:style-name="P4">
<text:span text:style-name="T4">
另请阅读：</text:span>
 <text:a xlink:type="simple" xlink:href="https://www.ukrinform.ua/rubric-ato/3695564-zelenskij-proviv-vijskovij-kabinet-obgovorili-upravlinna-peredovou.html" text:style-name="Internet_20_link" text:visited-style-name="Visited_20_Internet_20_Link">
<text:span text:style-name="T4">
 Zelensky </text:span>
 <text:span text:style-name="T4">
 </text:span>
 <text:span text:style-name="T4">
 </text:span>
 <text:span text:style-name="T4">
 </text:span>
军事<text:span text:style-name="T4">
 </text:span>
机柜<text:span text:style-name="T4">
<text:span text:style-name="T5">
*讨论</text:span>
* </text:span>
管理<text:span text:style-name="T4">
 </text:span>
 <text:span text:style-name="T4">
 </text:span>
 <text:span text:style-name="T4">
 Advance </text:span>
</text:a>
她强调，对我们来说，保持巴赫穆特并不允许敌人继续前进是非常重要的。</text:p>
      <text:p text:style-name="P4">
此外，根据画家的说法，应该理解，在这八个月中，乌克兰战士摧毁了数千名最专业的俄罗斯军队，从而降低了其进攻潜力。 “因此，专注于那里的boyaham，我们不让敌人进入其他地方，”  - 强调。</text:p>
      <text:p text:style-name="P4">
正如乌克林福姆报道的，在过去的两个星期里，巴赫穆特地区<text:a xlink:type="simple" xlink:href="https://www.ukrinform.ua/tag-doneccina" text:style-name="Internet_20_link" text:visited-style-name="Visited_20_Internet_20_Link">
</text:a>
俄罗斯联邦被俄罗斯联邦的常规武装部队和私人军事公司“瓦格纳”的武装部队丧生并受伤。</text:p>
      <text:p text:style-name="P4">
News Source: <text:a xlink:type="simple" xlink:href="https://www.ukrinform.ua/rubric-ato/3695607-na-shodi-vorog-skoncentruvav-usi-svoi-sili-na-cotiroh-napramkah-malar.html" text:style-name="Internet_20_link" text:visited-style-name="Visited_20_Internet_20_Link">
https://www.ukrinform.ua/rubric-ato/3695607-na-shodi-vorog-skoncentruvav-usi-svoi-sili-na-cotiroh-napramkah-malar.html</text:a>
</text:p>
      <!--NEWS-->
      <text:h text:style-name="P10" text:outline-level="1">
<text:span text:style-name="T4">
博伊科回到了迪纳摩的一般小组</text:span>
</text:h>
      <text:p text:style-name="P4">
作者: Ukrinform (Person)</text:p>
      <text:p text:style-name="P4">
出版商: Укринформ (Organization)</text:p>
      <text:p text:style-name="P4">
出版时间: 2023-04-13T-65:58:46+03:00</text:p>
      <text:p text:style-name="P4">
修改时间: 2023-04-13T20:58:46+03:00</text:p>
      <text:p text:style-name="P4">
描述: 他本赛季花了5场比赛。  - 乌克林。</text:p>
      <text:p text:style-name="P4">
图片: ["<text:a xlink:type="simple" xlink:href="https://static.ukrinform.com/photos/2023_04/thumb_files/630_360_1681408574-419.jpg" text:style-name="Internet_20_link" text:visited-style-name="Visited_20_Internet_20_Link">
630_360_16814...</text:a>
"]</text:p>
      <text:p text:style-name="P4">
标签: ['Бойко', 'Динамо', 'Футбол']</text:p>
      <text:p text:style-name="P4">
类型: Article</text:p>
      <!--METADATA-->
      <text:p text:style-name="P4">
<draw:frame draw:style-name="fr1" draw:name="Image62" text:anchor-type="as-char" svg:width="6.9236in" svg:height="3.956343in" draw:z-index="0">
<draw:image xlink:href="../Images/yкринформ/2023-04-13T-65-58-46-03-00/630_360_1681408574-419.jpg" xlink:type="simple" xlink:show="embed" xlink:actuate="onLoad" draw:mime-type="image/jpeg"/>
</draw:frame>
他花了5场比赛。</text:p>
      <text:p text:style-name="P4">
迪纳摩门将丹尼斯·博伊科(Denis Boyko)返回总队组<text:a xlink:type="simple" xlink:href="https://www.instagram.com/stories/fc_dynamo_kyiv/3080153431943723427/" text:style-name="Internet_20_link" text:visited-style-name="Visited_20_Internet_20_Link">
</text:a>
乌克林福姆报道，俱乐部的新闻服务。</text:p>
      <text:p text:style-name="P4">
基凡人的人民展示了这位35岁的门将如何为与其他伙伴的运动做准备。</text:p>
      <text:p text:style-name="P4">
从十月开始，乌克兰人在十字形膝盖破裂后康复。他在本赛季花了5场比赛。</text:p>
      <text:p text:style-name="P4">
<text:span text:style-name="T4">
另请阅读：</text:span>
 <text:a xlink:type="simple" xlink:href="https://www.ukrinform.ua/rubric-sports/3694948-sahtar-virvav-peremogu-u-lvova-u-matci-premerligi.html" text:style-name="Internet_20_link" text:visited-style-name="Visited_20_Internet_20_Link">
</text:a>
正如乌克林福姆(Ukrinform)报道的那样，明天，4月14日，迪纳摩(Dynamo)将与比赛开始的运动(15.00)举行比赛。</text:p>
      <text:p text:style-name="P4">
照片：fcdynamo.com</text:p>
      <text:p text:style-name="P4">
News Source: <text:a xlink:type="simple" xlink:href="https://www.ukrinform.ua/rubric-sports/3695606-bojko-povernuvsa-u-zagalnu-grupu-dinamo.html" text:style-name="Internet_20_link" text:visited-style-name="Visited_20_Internet_20_Link">
https://www.ukrinform.ua/rubric-sports/3695606-bojko-povernuvsa-u-zagalnu-grupu-dinamo.html</text:a>
</text:p>
      <!--NEWS-->
      <text:h text:style-name="P10" text:outline-level="1">
<text:span text:style-name="T4">
北约应在夏季为乌克兰提供安全保证 - 波兰总理</text:span>
</text:h>
      <text:p text:style-name="P4">
作者: Ukrinform (Person)</text:p>
      <text:p text:style-name="P4">
出版商: Укринформ (Organization)</text:p>
      <text:p text:style-name="P4">
出版时间: 2023-04-13T-67:54:00+03:00</text:p>
      <text:p text:style-name="P4">
修改时间: 2023-04-13T20:54:00+03:00</text:p>
      <text:p text:style-name="P4">
描述: 北大西洋联盟应尽快为乌克兰提供可靠的安全保证。  - 乌克林。</text:p>
      <text:p text:style-name="P4">
图片: ["<text:a xlink:type="simple" xlink:href="https://static.ukrinform.com/photos/2022_07/thumb_files/630_360_1656697020-473.jpg" text:style-name="Internet_20_link" text:visited-style-name="Visited_20_Internet_20_Link">
630_360_16566...</text:a>
"]</text:p>
      <text:p text:style-name="P4">
标签: ['НАТО', 'Польща', 'Україна', 'Моравецький', 'Гарантії безпеки']</text:p>
      <text:p text:style-name="P4">
类型: Article</text:p>
      <!--METADATA-->
      <text:p text:style-name="P4">
<draw:frame draw:style-name="fr1" draw:name="Image63" text:anchor-type="as-char" svg:width="6.9236in" svg:height="3.956343in" draw:z-index="0">
<draw:image xlink:href="../Images/yкринформ/2023-04-13T-67-54-00-03-00/630_360_1656697020-473.jpg" xlink:type="simple" xlink:show="embed" xlink:actuate="onLoad" draw:mime-type="image/jpeg"/>
</draw:frame>
北大西洋联盟应尽快提供乌克兰。</text:p>
      <text:p text:style-name="P4">
据乌克林福音通讯员称，这一观点是波兰总理马特斯·莫拉维斯基(Mateusz Moravtsky)在华盛顿的Atlanticcounssil演讲中表达的。</text:p>
      <text:p text:style-name="P4">
摩拉维茨基说：“我认为，乌克兰应该为北约会员资格提供明确的计划，包括安全保证。”</text:p>
      <text:p text:style-name="P4">
据他说，将于7月在维尔纽斯举行的北约峰会是“这样做的最佳场所”。 波兰总理说：“我希望这会发生，但这并不容易。”</text:p>
      <text:p text:style-name="P4">
<text:span text:style-name="T4">
另请阅读：</text:span>
 <text:a xlink:type="simple" xlink:href="https://www.ukrinform.ua/rubric-polytics/3695545-reznikov-obgovoriv-iz-zastupnikom-genseka-nato-pidgotovku-do-samitu-u-vilnusi.html" text:style-name="Internet_20_link" text:visited-style-name="Visited_20_Internet_20_Link">
<text:span text:style-name="T4">
北约</text:span>
</text:a>
他补充说，乌克兰证明了它属于自由世界。 “他们想保护我们的自由，主权，团结的价值观。 这些是 - 欧洲和美国的价值观，”波兰政府负责人总结道。</text:p>
      <text:p text:style-name="P4">
据报道，莫拉维斯基说，波兰正在转移到乌克兰到法里酋长<text:a xlink:type="simple" xlink:href="https://www.ukrinform.ua/tag-vinisuvac" text:style-name="Internet_20_link" text:visited-style-name="Visited_20_Internet_20_Link">
</text:a>
MIG-29。</text:p>
      <text:p text:style-name="P4">
News Source: <text:a xlink:type="simple" xlink:href="https://www.ukrinform.ua/rubric-polytics/3695599-nato-mae-nadati-ukraini-bezpekovi-garantii-vlitku-premer-polsi.html" text:style-name="Internet_20_link" text:visited-style-name="Visited_20_Internet_20_Link">
https://www.ukrinform.ua/rubric-polytics/3695599-nato-mae-nadati-ukraini-bezpekovi-garantii-vlitku-premer-polsi.html</text:a>
</text:p>
      <!--NEWS-->
      <text:h text:style-name="P10" text:outline-level="1">
<text:span text:style-name="T4">
在美国，确定了聊天小组的负责人，该小组出现了五角大楼-NYT的秘密数据</text:span>
</text:h>
      <text:p text:style-name="P4">
作者: Ukrinform (Person)</text:p>
      <text:p text:style-name="P4">
出版商: Укринформ (Organization)</text:p>
      <text:p text:style-name="P4">
出版时间: 2023-04-13T-69:40:00+03:00</text:p>
      <text:p text:style-name="P4">
修改时间: 2023-04-13T20:40:00+03:00</text:p>
      <text:p text:style-name="P4">
描述: 一名21岁的美国国民警卫队服务员是Game Online Chat Group的负责人，该小组出版了秘密五角大楼文件的出版物。  - 乌克林。</text:p>
      <text:p text:style-name="P4">
图片: ["<text:a xlink:type="simple" xlink:href="https://static.ukrinform.com/photos/2023_04/thumb_files/630_360_1681170438-481.png" text:style-name="Internet_20_link" text:visited-style-name="Visited_20_Internet_20_Link">
630_360_16811...</text:a>
"]</text:p>
      <text:p text:style-name="P4">
标签: ['Пентагон', 'США', 'Документи']</text:p>
      <text:p text:style-name="P4">
类型: Article</text:p>
      <!--METADATA-->
      <text:p text:style-name="P4">
<draw:frame draw:style-name="fr1" draw:name="Image64" text:anchor-type="as-char" svg:width="6.9236in" svg:height="3.956343in" draw:z-index="0">
<draw:image xlink:href="../Images/yкринформ/2023-04-13T-69-40-00-03-00/630_360_1681170438-481.png" xlink:type="simple" xlink:show="embed" xlink:actuate="onLoad" draw:mime-type="image/png"/>
</draw:frame>
美国国民警卫队的一名21岁的美国国民警卫队服务员是在线聊天小组的负责人，该组织出现在五角大楼的秘书文件中。</text:p>
      <text:p text:style-name="P4">
正如乌克林福姆报道的那样，它报告了<text:a xlink:type="simple" xlink:href="https://www.nytimes.com/live/2023/04/13/us/documents-leak-pentagon" text:style-name="Internet_20_link" text:visited-style-name="Visited_20_Internet_20_Link">
</text:a>
信息说：“在过去的几个月中，一个小型游戏在线聊天小组的负责人是美国情报秘密文件，这是马萨诸塞州国民警卫队的21岁空军会员部门。”</text:p>
      <text:p text:style-name="P4">
国民警卫队杰克·蒂西尔(Jack Teisheir)领导了一个名为“ thughaser Central”的私人在线组织，该小组汇集了约20-30人，因为武器，种族主义在线备忘录和视频游戏的共同承诺。</text:p>
      <text:p text:style-name="P4">
“两名美国官员已经确认，调查人员想与飞行员何时谈论政府的泄漏<text:a xlink:type="simple" xlink:href="https://www.ukrinform.ua/tag-dokumenti" text:style-name="Internet_20_link" text:visited-style-name="Visited_20_Internet_20_Link">
</text:a>
一个过早的在线组。 一位官员说，泰西尔的飞行员可能是对调查重要的信息。”纽约时报说。</text:p>
      <text:p text:style-name="P4">
几天来，美国联邦调查人员一直在寻找在网络秘书材料中发表但没有将嘲讽或其他人识别为细分的人。</text:p>
      <text:p text:style-name="P4">
联邦调查局拒绝发表评论。</text:p>
      <text:p text:style-name="P4">
在线小组的参与者之一说，他认识了“合并”信息的人。用他的话说，他称可能的罪魁祸首为“ O.G.”。</text:p>
      <text:p text:style-name="P4">
<text:span text:style-name="T4">
另请阅读：</text:span>
 <text:a xlink:type="simple" xlink:href="https://www.ukrinform.ua/rubric-world/3695486-pentagon-obmeziv-dostup-do-zlitih-sekretnih-dokumentiv-bilij-dim.html" text:style-name="Internet_20_link" text:visited-style-name="Visited_20_Internet_20_Link">
<text:span text:style-name="T4">
五角大楼</text:span>
</text:a>
可能的嫌疑人比该小组的其他成员更古老，并且通过他们的工作可以使用情报文件。</text:p>
      <text:p text:style-name="P4">
如报道，<text:a xlink:type="simple" xlink:href="https://www.ukrinform.ua/rubric-ato/3692686-nyt-pentagon-rozslidue-vitik-taemnih-dokumentiv-pro-pidgotovku-kontrnastupu-zsu.html" text:style-name="Internet_20_link" text:visited-style-name="Visited_20_Internet_20_Link">
</text:a>
，其中指出五角大楼正在调查有关武装部队计划的非退休文件泄漏。</text:p>
      <text:p text:style-name="P4">
一群调查人员<text:a xlink:type="simple" xlink:href="https://www.ukrinform.ua/rubric-world/3693674-u-bellingcat-vstanovili-persodzerela-zlitih-dokumentiv-pentagonu.html" text:style-name="Internet_20_link" text:visited-style-name="Visited_20_Internet_20_Link">
</text:a>
它于2023年1月开始在一些Discord服务器上出现。</text:p>
      <text:p text:style-name="P4">
News Source: <text:a xlink:type="simple" xlink:href="https://www.ukrinform.ua/rubric-world/3695601-u-ssa-vstanovili-osobu-lidera-catgrupi-v-akij-zavilisa-sekretni-dani-pentagonu-nyt.html" text:style-name="Internet_20_link" text:visited-style-name="Visited_20_Internet_20_Link">
https://www.ukrinform.ua/rubric-world/3695601-u-ssa-vstanovili-osobu-lidera-catgrupi-v-akij-zavilisa-sekretni-dani-pentagonu-nyt.html</text:a>
</text:p>
      <!--NEWS-->
      <text:h text:style-name="P10" text:outline-level="1">
<text:span text:style-name="T4">
Zelensky主持了一个军事办公室 - 讨论了高级管理</text:span>
</text:h>
      <text:p text:style-name="P4">
作者: Ukrinform (Person)</text:p>
      <text:p text:style-name="P4">
出版商: Укринформ (Organization)</text:p>
      <text:p text:style-name="P4">
出版时间: 2023-04-13T-91:14:00+03:00</text:p>
      <text:p text:style-name="P4">
修改时间: 2023-04-13T19:14:00+03:00</text:p>
      <text:p text:style-name="P4">
描述: 乌克兰沃迪米尔·泽伦斯基（Ukraine Volodymyr Zelensky）总裁在国防部的负责人那里进行了军事办公室，这是一种特殊的工作形式，在此期间讨论了最必要的管理。  - 乌克林。</text:p>
      <text:p text:style-name="P4">
图片: ["<text:a xlink:type="simple" xlink:href="https://static.ukrinform.com/photos/2023_03/thumb_files/630_360_1678086625-925.png" text:style-name="Internet_20_link" text:visited-style-name="Visited_20_Internet_20_Link">
630_360_16780...</text:a>
"]</text:p>
      <text:p text:style-name="P4">
标签: ['Оборона', 'Зеленський', 'Війна з росією']</text:p>
      <text:p text:style-name="P4">
类型: Article</text:p>
      <!--METADATA-->
      <text:p text:style-name="P4">
<draw:frame draw:style-name="fr1" draw:name="Image65" text:anchor-type="as-char" svg:width="6.9236in" svg:height="3.956343in" draw:z-index="0">
<draw:image xlink:href="../Images/yкринформ/2023-04-13T-91-14-00-03-00/630_360_1678086625-925.png" xlink:type="simple" xlink:show="embed" xlink:actuate="onLoad" draw:mime-type="image/png"/>
</draw:frame>
乌克兰沃罗迪米尔·泽伦斯基(Ukraine Volodymyr Zelensky)主席主持了一家军事办公室 - 一种特殊的格式，与国防部门负责人一起进行了讨论，在此期间，讨论了这是高级管理层的最必要的。</text:p>
      <text:p text:style-name="P4">
根据乌克林福姆的说法，国家元首在他的[]中说(https://t.me/V_Zelenskiy_official/5841)“今天，军事办公室是与其他国防部门，我们的指挥官，情报，办公室负责人的特殊形式。只是我们有必要管理高级和确保乌克兰的积极行动，并保护我们总统说。</text:p>
      <text:p text:style-name="P4">
<text:span text:style-name="T5">
来源：<text:a xlink:type="simple" xlink:href="https://www.youtube.com/redirect" text:style-name="Internet_20_link" text:visited-style-name="Visited_20_Internet_20_Link">
</text:a>
</text:span>
</text:p>
      <text:p text:style-name="P4">
<text:span text:style-name="T4">
另请阅读：</text:span>
 <text:a xlink:type="simple" xlink:href="https://www.ukrinform.ua/rubric-ato/3695428-zelenskij-vidznaciv-derzavnimi-nagorodami-284-zahisnikiv-iz-nih-186-posmertno.html" text:style-name="Internet_20_link" text:visited-style-name="Visited_20_Internet_20_Link">
<text:span text:style-name="T4">
 Zelensky </text:span>
</text:a>
他保证，乌克兰军队的行动将是有力的。 “由Akhlopes准备。我们非常等待合作伙伴承诺的武器的供应。而且，我们正在取得胜利。到达最大的统一精神。至高无上 - 效率 - 效率。最多，”  - 说<text:a xlink:type="simple" xlink:href="https://www.ukrinform.ua/tag-zelenskij" text:style-name="Internet_20_link" text:visited-style-name="Visited_20_Internet_20_Link">
</text:a>
 .</text:p>
      <text:p text:style-name="P4">
News Source: <text:a xlink:type="simple" xlink:href="https://www.ukrinform.ua/rubric-ato/3695564-zelenskij-proviv-vijskovij-kabinet-obgovorili-upravlinna-peredovou.html" text:style-name="Internet_20_link" text:visited-style-name="Visited_20_Internet_20_Link">
https://www.ukrinform.ua/rubric-ato/3695564-zelenskij-proviv-vijskovij-kabinet-obgovorili-upravlinna-peredovou.html</text:a>
</text:p>
      <!--NEWS-->
      <text:h text:style-name="P10" text:outline-level="1">
<text:span text:style-name="T4">
呼吁“乌克兰师”的宣传员梅德维奇克（Medvedchuk）拘留了国家叛国罪</text:span>
</text:h>
      <text:p text:style-name="P4">
作者: ['АРМІЯINFORM']</text:p>
      <text:p text:style-name="P4">
时间: 2023-04-13T00:00:00-04:00</text:p>
      <text:p text:style-name="P4">
描述: Khokhoki Khokhnyani的服务从Khmelnitsky Prosyri宣传家素描，...与乌克兰2022年的战争，与乌克兰的战争是今天的最新新闻，这是与乌克兰2022年的新闻战争，这是今天的最后一场战争。他们说，乌克兰和俄罗斯以及与乌克兰的战争将在2022年，当不久的将来与乌克兰发生战争时，他们说，与乌克兰的战争，今天的乌克兰新闻，乌克兰的新闻，乌克兰媒体在俄罗斯媒体的新闻</text:p>
      <text:p text:style-name="P4">
图片: ['<text:a xlink:type="simple" xlink:href="https://armyinform.com.ua/wp-content/uploads/2023/04/propagandyst-0.jpg" text:style-name="Internet_20_link" text:visited-style-name="Visited_20_Internet_20_Link">
propagandyst-0.jpg</text:a>
', '<text:a xlink:type="simple" xlink:href="https://armyinform.com.ua/wp-content/uploads/2023/04/propagandyst-1.jpg" text:style-name="Internet_20_link" text:visited-style-name="Visited_20_Internet_20_Link">
propagandyst-1.jpg</text:a>
']</text:p>
      <text:p text:style-name="P4">
标签: ['ДЕРЖАВНА ЗРАДА', 'ЗРАДНИКИ', 'ПРОПАГАНДИСТИ', 'СБУ']</text:p>
      <text:p text:style-name="P4">
类别: News</text:p>
      <!--METADATA-->
      <text:p text:style-name="P4">
<draw:frame draw:style-name="fr1" draw:name="Image66" text:anchor-type="as-char" svg:width="6.9236in" svg:height="4.615733in" draw:z-index="0">
<draw:image xlink:href="../Images/AРМІЯINFORM/2023-04-13T00-00-00-04-00/propagandyst-0.jpg" xlink:type="simple" xlink:show="embed" xlink:actuate="onLoad" draw:mime-type="image/jpeg"/>
</draw:frame>
乌克兰的安全局拘留了赫梅尔尼茨基职业 - 俄罗斯 - 俄罗斯宣传家的俄罗斯宣传，他协助侵略者在针对乌克兰战争中。</text:p>
      <text:p text:style-name="P4">
关于它<text:a xlink:type="simple" xlink:href="https://ssu.gov.ua/novyny/sbu-zatrymala-propahandysta-medvedchuka-yakyi-zaklykav-do-podilu-ukrainy" text:style-name="Internet_20_link" text:visited-style-name="Visited_20_Internet_20_Link">
报告</text:a>
SBU新闻服务。</text:p>
      <text:p text:style-name="P4">
“即使在全面入侵之前，它也是为梅德维奇克(Medvedchuk)工作的政治先驱者的一部分。 据发现，涉及“克里姆林宫媒体形象”的“媒体形象为“和平缔造者”的人，在莫斯科是“听到”的人。 为此，他定期发表有关宣传预设的文章，”该消息写道。</text:p>
      <text:p text:style-name="P4">
此外，在2020年初，他自愿开始为俄罗斯信息“新闻前”工作，该信息已在临时占领的克里米亚注册。</text:p>
      <text:p text:style-name="P4">
在开始对俄罗斯联邦的全面侵略开始之后，参与赫梅尔尼特斯基的人反复传播出版物，这使乌克兰国家在国际公认的边界中的存在质疑。</text:p>
      <text:p text:style-name="P4">
他还以乌克兰的比例政策情况传播了国防军，并传播假货。 SBU发起的语言专家证实了该人的颠覆性活动的事实。</text:p>
      <text:p text:style-name="P4">
<draw:frame draw:style-name="fr1" draw:name="Image67" text:anchor-type="as-char" svg:width="6.9236in" svg:height="4.615733in" draw:z-index="0">
<draw:image xlink:href="../Images/AРМІЯINFORM/2023-04-13T00-00-00-04-00/propagandyst-1.jpg" xlink:type="simple" xlink:show="embed" xlink:actuate="onLoad" draw:mime-type="image/jpeg"/>
</draw:frame>
在Khmelnitsky攻击者居住地进行搜索时，发现了他在犯罪卡中使用的计算机和手机。 根据收集的证据，安全局的调查人员告诉他根据艺术的第1部分的盈利。 《乌克兰刑法》 111(叛国罪).</text:p>
      <text:p text:style-name="P4">
Фігуранту обрано запобіжний захід — тримання під вартою без права внесеннязастави.</text:p>
      <text:p text:style-name="P4">
News Source: <text:a xlink:type="simple" xlink:href="https://armyinform.com.ua/2023/04/13/propagandyst-medvedchuka-yakyj-zaklykav-do-podilu-ukrayiny/" text:style-name="Internet_20_link" text:visited-style-name="Visited_20_Internet_20_Link">
https://armyinform.com.ua/2023/04/13/propagandyst-medvedchuka-yakyj-zaklykav-do-podilu-ukrayiny/</text:a>
</text:p>
      <!--NEWS-->
      <text:h text:style-name="P10" text:outline-level="1">
<text:span text:style-name="T4">
“在战争中，所有战线都需要关注和力量，财务方面 - 特别是”  - 乌克兰总统</text:span>
</text:h>
      <text:p text:style-name="P4">
作者: ['АРМІЯINFORM']</text:p>
      <text:p text:style-name="P4">
时间: 2023-04-13T01:00:00-04:00</text:p>
      <text:p text:style-name="P4">
描述: 乌克兰沃迪米尔Zelensky Vistepa总裁第三次Vsidannishistysky ...与乌克兰2022年的战争，与乌克兰的最新新闻，今天与乌克兰的新闻战争，乌克兰的新闻战争最后一次，将在乌克兰和俄罗斯与乌克兰的战争之间发动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4/12-4.jpg" text:style-name="Internet_20_link" text:visited-style-name="Visited_20_Internet_20_Link">
12-4.jpg</text:a>
', '<text:a xlink:type="simple" xlink:href="https://armyinform.com.ua/wp-content/uploads/2023/04/13-4.jpg" text:style-name="Internet_20_link" text:visited-style-name="Visited_20_Internet_20_Link">
13-4.jpg</text:a>
']</text:p>
      <text:p text:style-name="P4">
标签: ['STOPRUSSIA', 'АГРЕСІЯ РФ', 'ВОЛОДИМИР ЗЕЛЕНСЬКИЙ', 'ВТОРГНЕННЯ РФ', 'КРУГЛИЙ СТІЛ', 'ПІДТРИМКА УКРАЇНИ', 'ПРЕЗИДЕНТ УКРАЇНИ']</text:p>
      <text:p text:style-name="P4">
类别: News</text:p>
      <!--METADATA-->
      <text:p text:style-name="P4">
乌克兰沃迪米尔·泽伦斯基(Ukraine Volodymyr Zelensky)总裁在圆桌会议的第三次会议上发表了讲话<text:a xlink:type="simple" xlink:href="https://www.worldbank.org/uk/country/ukraine" text:style-name="Internet_20_link" text:visited-style-name="Visited_20_Internet_20_Link">
世界银行</text:a>
在乌克兰的支持下。</text:p>
      <text:p text:style-name="P4">
<text:span text:style-name="T5">
演讲的文字：</text:span>
</text:p>
      <text:p text:style-name="P4">
<text:span text:style-name="T4">
 <text:span text:style-name="T5">
总统马拉斯，谢谢您的支持。 副总裁Crystalina女士，副总裁Dombrovskis先生。</text:span>
</text:span>
</text:p>
      <text:p text:style-name="P4">
<text:span text:style-name="T4">
 <text:span text:style-name="T5">
女士和先生们，秘书，国际金融机构负责人……</text:span>
 </text:span>
</text:p>
      <text:p text:style-name="P4">
感谢大家的这次会议，以这种格式的工作。</text:p>
      <text:p text:style-name="P4">
现在，乌克兰正在经历特殊的情绪。 昨天，俄罗斯消息来源在互联网视频中广泛存在，占领者被占领者谋杀了我们的士兵。</text:p>
      <text:p text:style-name="P4">
他们在视频中吹嘘自己的杀戮能力。 显然，你们都看到了所说的话。 而且您知道，这种暴力，这种破坏程度，俄罗斯军队试图在乌克兰土地上进行常规。</text:p>
      <text:p text:style-name="P4">
您不能习惯它。 每次震惊时，他们第一次做某事。</text:p>
      <text:p text:style-name="P4">
俄罗斯的去世不应成为例行公事!俄罗斯烦恼的悠久历史终于停止了。</text:p>
      <text:p text:style-name="P4">
我感谢世界上的每个人，感谢所有帮助乌克兰人玩耍的人和每个人!但是每天...每天我们都会失去人民 - 男人和女人，成人和儿童死于俄罗斯的手...</text:p>
      <text:p text:style-name="P4">
我现在请您为这位乌克兰人的纪念而付出沉默的时刻，他的死亡昨天死了，以及我们所有被俄罗斯入侵所佩戴的人的人的记忆。</text:p>
      <text:p text:style-name="P4">
谢谢。 这对我们所有人都非常重要。</text:p>
      <text:p text:style-name="P4">
<draw:frame draw:style-name="fr1" draw:name="Image68" text:anchor-type="as-char" svg:width="6.9236in" svg:height="4.617948in" draw:z-index="0">
<draw:image xlink:href="../Images/AРМІЯINFORM/2023-04-13T01-00-00-04-00/12-4.jpg" xlink:type="simple" xlink:show="embed" xlink:actuate="onLoad" draw:mime-type="image/jpeg"/>
</draw:frame>
<text:span text:style-name="T4">
 <text:span text:style-name="T5">
亲爱的礼物!</text:span>
 </text:span>
</text:p>
      <text:p text:style-name="P4">
乌克兰将赢得这场战争。 只有照亮俄罗斯侵略的时间的问题。</text:p>
      <text:p text:style-name="P4">
但是国际统计局不应仍然是击败废墟的机会。</text:p>
      <text:p text:style-name="P4">
恐怖分子的目的总是什么？ 破坏生活。 如果您不杀死，那就削弱。 如果被摧毁，那就让它受苦。</text:p>
      <text:p text:style-name="P4">
任何讨厌生命的侵略者 - 无论是在州一级，无论是在恐怖组织的水平上还是在一个退化的个性水平上，Yakovia都在毁灭时总是喜欢。 而且，几十年来必须克服侵略后的废墟。支持快速恢复是反恐怖主义工作的一部分。 清洁已被破坏的东西，我们赢得了主要目标 - 我们恢复了正常的生活。</text:p>
      <text:p text:style-name="P4">
第二点是国家的资产。</text:p>
      <text:p text:style-name="P4">
历史上，世界第一次有如此巨大的机会从对侵略者的不可控制和非法战争中收获损失，以为战争。</text:p>
      <text:p text:style-name="P4">
例如，世界银行对乌克兰的损失和需求进行了新的估计，其数量为4.11亿美元。 俄罗斯每天都会增加这个帐户。 世界上有俄罗斯雅各布的不同物种，涵盖了这种损失水平!</text:p>
      <text:p text:style-name="P4">
现在，世界上潜在的侵略者正在研究您是否正在做正确的侵略者。俄罗斯资产相抵触，以及与国家管理建设有关的人，真实的资产。 没收并指示乌克兰的生活可以恢复。 俄罗斯应该感受到其侵略性的全价。</text:p>
      <text:p text:style-name="P4">
<draw:frame draw:style-name="fr1" draw:name="Image69" text:anchor-type="as-char" svg:width="6.9236in" svg:height="4.617948in" draw:z-index="0">
<draw:image xlink:href="../Images/AРМІЯINFORM/2023-04-13T01-00-00-04-00/13-4.jpg" xlink:type="simple" xlink:show="embed" xlink:actuate="onLoad" draw:mime-type="image/jpeg"/>
</draw:frame>
<text:span text:style-name="T4">
<text:span text:style-name="T5">
女士们，先生们!</text:span>
</text:span>
</text:p>
      <text:p text:style-name="P4">
乌克兰通过两个电话向您上诉。 第一个：优先需求。</text:p>
      <text:p text:style-name="P4">
我感谢您的新IMF合作计划，这是乌克兰的重大稳定过程。 这将有助于我们战斗。 但是，为了使人们转向乌克兰，以便侵略者不仅在战场上输掉，而且从字面上看，我们需要批准支持计划来涵盖快速恢复的第一个时间。 此类项目的总数为141亿美元。 我们现在在华盛顿的政府官员正在介绍。</text:p>
      <text:p text:style-name="P4">
第二。 已经有必要针对指示冻结俄罗斯资产来弥补俄罗斯造成的损失的具体机制。 Treachitko宣布，将没收资产，包括俄罗斯中央银行的资产。 这将是《维持和平法》  - 炎症规模。 潜在的侵略者应该看到它。 请记住，世界可能会很强大。</text:p>
      <text:p text:style-name="P4">
决定可能会有不同的决定，但是会更快，更有效的决定是在这场战争之后越多的和平。</text:p>
      <text:p text:style-name="P4">
<text:span text:style-name="T4">
<text:span text:style-name="T5">
女士们，先生们!</text:span>
</text:span>
</text:p>
      <text:p text:style-name="P4">
战争中没有较小的战线。 每个人都需要关注和力量。尤其是财务方面。 我们完成了工作的一部分，我感谢所有帮助的人。 但是基本的解决方案取决于您。</text:p>
      <text:p text:style-name="P4">
我相信他们将获得批准!</text:p>
      <text:p text:style-name="P4">
感谢您的关注!荣耀现在所有正在为我们的人民争取生命和自由的人!</text:p>
      <text:p text:style-name="P4">
<text:span text:style-name="T4">
 <text:span text:style-name="T5">
荣耀与乌克兰!</text:span>
 </text:span>
</text:p>
      <text:p text:style-name="P4">
另请阅读：<text:span text:style-name="T5">
 dudelo：<text:a xlink:type="simple" xlink:href="https://www.president.gov.ua/news/na-vijni-vsi-fronti-potrebuyut-uvagi-ta-micnosti-finansovij-82241" text:style-name="Internet_20_link" text:visited-style-name="Visited_20_Internet_20_Link">
乌克兰总统办公室</text:a>
</text:span>
</text:p>
      <text:p text:style-name="P4">
News Source: <text:a xlink:type="simple" xlink:href="https://armyinform.com.ua/2023/04/13/na-vijni-vsi-fronty-potrebuyut-uvagy-ta-micznosti-finansovyj-front-prezydent-ukrayiny/" text:style-name="Internet_20_link" text:visited-style-name="Visited_20_Internet_20_Link">
https://armyinform.com.ua/2023/04/13/na-vijni-vsi-fronty-potrebuyut-uvagy-ta-micznosti-finansovyj-front-prezydent-ukrayiny/</text:a>
</text:p>
      <!--NEWS-->
      <text:h text:style-name="P10" text:outline-level="1">
<text:span text:style-name="T4">
Rospropaganda的新假货</text:span>
</text:h>
      <text:p text:style-name="P4">
作者: ['АРМІЯINFORM']</text:p>
      <text:p text:style-name="P4">
时间: 2023-04-13T02:00:00-04:00</text:p>
      <text:p text:style-name="P4">
描述: dobisrku novikh facev，在他的Facebook上诽谤了obades中心...与乌克兰2022年的战争，与乌克兰与乌克兰的最新新闻，今天与乌克兰2022年的新闻战争，乌克兰和俄罗斯之间的战争将发生战争，何时战争，何时战争，他们在2022年与乌克兰有一年</text:p>
      <text:p text:style-name="P4">
图片: ['<text:a xlink:type="simple" xlink:href="https://armyinform.com.ua/wp-content/uploads/2023/04/stop-fake-news-blurred-woman-wearing-gloves-scaled.jpg" text:style-name="Internet_20_link" text:visited-style-name="Visited_20_Internet_20_Link">
stop-fake-news-blurred-woman-wearing-gloves-scaled.jpg</text:a>
', '<text:a xlink:type="simple" xlink:href="https://armyinform.com.ua/wp-content/uploads/2023/04/340814580_957123915443101_6905894541533759366_n.jpg" text:style-name="Internet_20_link" text:visited-style-name="Visited_20_Internet_20_Link">
340814580_957123915443101_6905894541533759366_n.jpg</text:a>
']</text:p>
      <text:p text:style-name="P4">
标签: ['STOPRUSSIA', 'ВІЙНА', 'ВТОРГНЕННЯ РФ', 'РОСІЙСЬКІ ФЕЙКИ']</text:p>
      <text:p text:style-name="P4">
类别: News</text:p>
      <!--METADATA-->
      <text:p text:style-name="P4">
<draw:frame draw:style-name="fr1" draw:name="Image70" text:anchor-type="as-char" svg:width="6.9236in" svg:height="5.1927in" draw:z-index="0">
<draw:image xlink:href="../Images/AРМІЯINFORM/2023-04-13T02-00-00-04-00/stop-fake-news-blurred-woman-wearing-gloves-scaled.jpg" xlink:type="simple" xlink:show="embed" xlink:actuate="onLoad" draw:mime-type="image/jpeg"/>
</draw:frame>
一系列新假货<text:a xlink:type="simple" xlink:href="https://www.facebook.com/protydiyadezinformatsiyi.cpd/posts/pfbid07y6qS5w4WmSxqyDTuk98X68dLNbdoQJUGWFcPmx9jVLXEBFJspD1hs4bmHmjSd16l" text:style-name="Internet_20_link" text:visited-style-name="Visited_20_Internet_20_Link">
出版</text:a>
在您的Facebook页面上，是打击错误信息的中心。</text:p>
      <text:p text:style-name="P4">
<draw:frame draw:style-name="fr1" draw:name="Image71" text:anchor-type="as-char" svg:width="6.9236in" svg:height="6.9236in" draw:z-index="0">
<draw:image xlink:href="../Images/AРМІЯINFORM/2023-04-13T02-00-00-04-00/340814580_957123915443101_6905894541533759366_n.jpg" xlink:type="simple" xlink:show="embed" xlink:actuate="onLoad" draw:mime-type="image/jpeg"/>
</draw:frame>
CPD发现：</text:p>
      <text:p text:style-name="P4">
<text:span text:style-name="T4">
误传</text:span>
</text:p>
      <text:p text:style-name="P4">
在俄罗斯联邦的杜马州，他们采用了一份关于“破坏乌克兰正统教会的毁灭”的声明，该声明指出“基辅支持分裂结构和新纳粹组织的犯罪行为，这激发了正统教会，强行消除了正统教会社区，抓住牧师。”</text:p>
      <text:p text:style-name="P4">
<text:span text:style-name="T4">
 伪造的 </text:span>
</text:p>
      <text:p text:style-name="P4">
“西方武器来到乌克兰，尤其是墨西哥士兵和PTRC，通过腐败，落在世界范围内，落入了有组织犯罪的手中，是iextremists的恐怖分子。 俄罗斯联邦外交部说：“很快就有可能提出平民处置安全问题。”</text:p>
      <text:p text:style-name="P4">
<text:span text:style-name="T4">
误传</text:span>
</text:p>
      <text:p text:style-name="P4">
“通过美国生物圈的地缘政治局势类似于“原子时代”的开始，“俄罗斯联邦的杜马州已开始调查乌克兰美国生物创造者的工作。 同时，俄罗斯总统发言人D.Peskov报道说：“俄罗斯联邦已将世界吸引到美国生物代理的非法工作。”</text:p>
      <text:p text:style-name="P4">
News Source: <text:a xlink:type="simple" xlink:href="https://armyinform.com.ua/2023/04/13/dezinformaczijnyj-dajdzhest-za-12-kvitnya/" text:style-name="Internet_20_link" text:visited-style-name="Visited_20_Internet_20_Link">
https://armyinform.com.ua/2023/04/13/dezinformaczijnyj-dajdzhest-za-12-kvitnya/</text:a>
</text:p>
      <!--NEWS-->
      <text:h text:style-name="P10" text:outline-level="1">
<text:span text:style-name="T4">
俄罗斯外交部：北约试图将波罗的海变成军事竞争的领域</text:span>
</text:h>
      <text:p text:style-name="P4">
作者: liveuamap (Language: en)</text:p>
      <text:p text:style-name="P4">
时间: 2023-04-13T02:27:00</text:p>
      <text:p text:style-name="P4">
地点: Moskva, Moscow (Latitude:55.74528 Longtitude:37.58526)</text:p>
      <text:p text:style-name="P4">
视频: []</text:p>
      <text:p text:style-name="P4">
图片: []</text:p>
      <text:p text:style-name="P4">
标签: ["Baltics", "Russia"]</text:p>
      <text:p text:style-name="P4">
Id: 22555844</text:p>
      <!--METADATA-->
      <text:p text:style-name="P4">
俄罗斯外交部：北约试图将波罗的海变成军事竞争</text:p>
      <text:p text:style-name="P4">
新闻集链接：<text:a xlink:type="simple" xlink:href="https://baltics.liveuamap.com/en/2023/13-april-russian-foreign-ministry-nato-seeks-to-turn-the" text:style-name="Internet_20_link" text:visited-style-name="Visited_20_Internet_20_Link">
https://baltics.liveuamap.com/en/2023/13-April-Russian-foreign-foreign-ministry-nato-nato-seeks-seeks-to-turn-the-the-the-the-the-the-the-the-the-r---</text:a>
</text:p>
      <text:p text:style-name="P4">
News Source: <text:a xlink:type="simple" xlink:href="https://twitter.com/AlArabiya_Brk/status/1646384488086224896" text:style-name="Internet_20_link" text:visited-style-name="Visited_20_Internet_20_Link">
https://twitter.com/AlArabiya_Brk/status/1646384488086224896</text:a>
</text:p>
      <!--NEWS-->
      <text:h text:style-name="P10" text:outline-level="1">
<text:span text:style-name="T4">
乌克兰的外交大臣：真正的和平在恢复我们的所有土地和边界</text:span>
</text:h>
      <text:p text:style-name="P4">
作者: liveuamap (Language: en)</text:p>
      <text:p text:style-name="P4">
时间: 2023-04-13T02:47:19</text:p>
      <text:p text:style-name="P4">
地点: Kyiv, Kyiv city (Latitude:50.45586 Longtitude:30.52213)</text:p>
      <text:p text:style-name="P4">
视频: []</text:p>
      <text:p text:style-name="P4">
图片: []</text:p>
      <text:p text:style-name="P4">
标签: ["Europe"]</text:p>
      <text:p text:style-name="P4">
Id: 22555766</text:p>
      <!--METADATA-->
      <text:p text:style-name="P4">
乌克兰的外交大臣：真正的和平是在恢复我们所有土地和边界</text:p>
      <text:p text:style-name="P4">
新闻集链接：<text:a xlink:type="simple" xlink:href="https://liveuamap.com/en/2023/13-april-ukraines-foreign-minister-true-peace-is-in-the-restoration" text:style-name="Internet_20_link" text:visited-style-name="Visited_20_Internet_20_Link">
https://liveuamap.com/en/2023/13-april-ukraines-foreign-foreign-minister-minister-true-peace-is-is-in-the-restoration</text:a>
</text:p>
      <text:p text:style-name="P4">
News Source: <text:a xlink:type="simple" xlink:href="https://twitter.com/AlArabiya_Brk/status/1646404088236482561" text:style-name="Internet_20_link" text:visited-style-name="Visited_20_Internet_20_Link">
https://twitter.com/AlArabiya_Brk/status/1646404088236482561</text:a>
</text:p>
      <!--NEWS-->
      <text:h text:style-name="P10" text:outline-level="1">
<text:span text:style-name="T4">
乌克兰外交大臣：是时候让黑海属于北约了</text:span>
</text:h>
      <text:p text:style-name="P4">
作者: liveuamap (Language: en)</text:p>
      <text:p text:style-name="P4">
时间: 2023-04-13T02:48:19</text:p>
      <text:p text:style-name="P4">
地点: Kyiv, Kyiv city (Latitude:50.45671 Longtitude:30.5213)</text:p>
      <text:p text:style-name="P4">
视频: []</text:p>
      <text:p text:style-name="P4">
图片: []</text:p>
      <text:p text:style-name="P4">
标签: ["Europe", "Central and Eastern Europe"]</text:p>
      <text:p text:style-name="P4">
Id: 22555768</text:p>
      <!--METADATA-->
      <text:p text:style-name="P4">
乌克兰外交大臣：是时候让黑海属于北约了</text:p>
      <text:p text:style-name="P4">
新闻集链接：<text:a xlink:type="simple" xlink:href="https://liveuamap.com/en/2023/13-april-ukrainian-foreign-minister-its-time-for-the-black" text:style-name="Internet_20_link" text:visited-style-name="Visited_20_Internet_20_Link">
https://liveuamap.com/en/2023/13-april-ukrainian-foreign-foreign-foreign-minister-its-time-for-the-black</text:a>
</text:p>
      <text:p text:style-name="P4">
News Source: <text:a xlink:type="simple" xlink:href="https://twitter.com/SkyNewsArabia_B/status/1646403760862687233" text:style-name="Internet_20_link" text:visited-style-name="Visited_20_Internet_20_Link">
https://twitter.com/SkyNewsArabia_B/status/1646403760862687233</text:a>
</text:p>
      <!--NEWS-->
      <text:h text:style-name="P10" text:outline-level="1">
<text:span text:style-name="T4">
乌克兰和加拿大关于合作的协议将加速俄罗斯从核燃料市场中流离失所-Herman Galushchenko</text:span>
</text:h>
      <text:p text:style-name="P4">
作者: ['АРМІЯINFORM']</text:p>
      <text:p text:style-name="P4">
时间: 2023-04-13T03:00:00-04:00</text:p>
      <text:p text:style-name="P4">
描述: 12 Kviten DP“ Nek“ Energoate”，与加拿大军刀Samoo Memorandum绘画有关...与乌克兰2022的战争，与乌克兰的战争，今天与乌克兰的最新消息，今天与乌克兰2022年的新闻战争，乌克兰和俄罗斯之间的战争，乌克兰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4/stop-russia.jpg" text:style-name="Internet_20_link" text:visited-style-name="Visited_20_Internet_20_Link">
stop-russia.jpg</text:a>
']</text:p>
      <text:p text:style-name="P4">
标签: ['STOPRUSSIA', 'АНТИРОСІЙСЬКІ САНКЦІЇ', 'ГЕРМАН ГАЛУЩЕНКО', 'ДОПОМОГА ПАРТНЕРІВ']</text:p>
      <text:p text:style-name="P4">
类别: News</text:p>
      <!--METADATA-->
      <text:p text:style-name="P4">
<draw:frame draw:style-name="fr1" draw:name="Image72" text:anchor-type="as-char" svg:width="6.9236in" svg:height="3.851253in" draw:z-index="0">
<draw:image xlink:href="../Images/AРМІЯINFORM/2023-04-13T03-00-00-04-00/stop-russia.jpg" xlink:type="simple" xlink:show="embed" xlink:actuate="onLoad" draw:mime-type="image/jpeg"/>
</draw:frame>
4月12日，NNEGC Energoatom与一家加拿大公司在铀行业合作的公司签署了自我组装。 该文件规定，Sameso将参与乌克兰的技术支持和开发，以确保在氧化铀浓缩物中的全部需求需求，<text:a xlink:type="simple" xlink:href="https://www.kmu.gov.ua/news/domovlenosti-ukrainy-i-kanady-pro-spivpratsiu-v-uranovydobuvnii-haluzi-pryshvydshat-vytisnennia-rosii-z-rynku-iadernoho-palyv-herman-halushchenko" text:style-name="Internet_20_link" text:visited-style-name="Visited_20_Internet_20_Link">
报告</text:a>
政府门户。</text:p>
      <text:p text:style-name="P4">
根据乌克兰赫尔曼·盖申科(Ukraine Herman Galushchenko)能源部长的说法，与国际人士的合作将允许吸引东部采矿和丰富厂生产基础设施的现代化和发展的资源，这将最大程度地提高乌克兰铀工业的发展。</text:p>
      <text:p text:style-name="P4">
“达成适当的协议对于增强乌克兰的能源独立性很重要。 与加拿大合作伙伴一起，我们迈出了俄罗斯在世界核燃料市场中的预先存在的重要一步。</text:p>
      <text:p text:style-name="P4">
我们将提醒人们，Sameso，SE“ Skomgzk”和SE“ NNEC“ Energoatom”的合作，以提高东部采矿和加工联合收割机的铀生产效率，于2021年12月开始。 然后签署了三方隐私协议，以确保交换。</text:p>
      <text:p text:style-name="P4">
2023年3月19日，在伦敦，Energoatom和Cameco，随着乌克兰赫尔曼·赫尔曼·盖申科(Herman Herman Galushchenko)能源部长的参与，就提供纯净的核燃料生产提供了稳定供应的协议。</text:p>
      <text:p text:style-name="P4">
当前备忘录的签署是维持乌克兰铀行业发展的下一个重要步骤。</text:p>
      <text:p text:style-name="P4">
应当指出的是，Cameco是世界上最大的天然器皿生产商之一，也是其转换服务的渲染。</text:p>
      <text:p text:style-name="P4">
News Source: <text:a xlink:type="simple" xlink:href="https://armyinform.com.ua/2023/04/13/domovlenosti-ukrayiny-i-kanady-pro-spivpraczyu-pryshvydshat-vytisnennya-rosiyi-z-rynku-yadernogo-palyva-german-galushhenko/" text:style-name="Internet_20_link" text:visited-style-name="Visited_20_Internet_20_Link">
https://armyinform.com.ua/2023/04/13/domovlenosti-ukrayiny-i-kanady-pro-spivpraczyu-pryshvydshat-vytisnennya-rosiyi-z-rynku-yadernogo-palyva-german-galushhenko/</text:a>
</text:p>
      <!--NEWS-->
      <text:h text:style-name="P10" text:outline-level="1">
<text:span text:style-name="T4">
俄罗斯FSB指责乌克兰公民尤里·丹尼索夫（Yuriy Denisov）共同协助谋杀弗拉德伦·塔塔（Vladlen Tata）...</text:span>
</text:h>
      <text:p text:style-name="P4">
作者: liveuamap (Language: en)</text:p>
      <text:p text:style-name="P4">
时间: 2023-04-13T03:05:28</text:p>
      <text:p text:style-name="P4">
地点: St.Petersburg (Latitude:59.9385 Longtitude:30.29446)</text:p>
      <text:p text:style-name="P4">
视频: []</text:p>
      <text:p text:style-name="P4">
图片: []</text:p>
      <text:p text:style-name="P4">
标签: ["Russia"]</text:p>
      <text:p text:style-name="P4">
Id: 22555789</text:p>
      <!--METADATA-->
      <text:p text:style-name="P4">
俄罗斯FSB指责乌克兰公民尤里·丹尼索夫(Yuriy Denisov</text:p>
      <text:p text:style-name="P4">
新闻集链接：<text:a xlink:type="simple" xlink:href="https://liveuamap.com/en/2023/13-april-russian-fsb-accused-ukrainian-citizen-yuriy-denisov" text:style-name="Internet_20_link" text:visited-style-name="Visited_20_Internet_20_Link">
https://liveuamap.com/en/2023/13-april-russian-fsb-accused-ukcused-ukrainian-citizen-yuriy-denisov</text:a>
</text:p>
      <text:p text:style-name="P4">
News Source: <text:a xlink:type="simple" xlink:href="https://t.me/rusbrief/108625" text:style-name="Internet_20_link" text:visited-style-name="Visited_20_Internet_20_Link">
https://t.me/rusbrief/108625</text:a>
</text:p>
      <!--NEWS-->
      <text:h text:style-name="P10" text:outline-level="1">
<text:span text:style-name="T4">
JSC Sivershchyna和Slobozhanshchina的指示Rusyan军队炮击Galaganivka，铁小姐...</text:span>
</text:h>
      <text:p text:style-name="P4">
作者: liveuamap (Language: en)</text:p>
      <text:p text:style-name="P4">
时间: 2023-04-13T03:27:00</text:p>
      <text:p text:style-name="P4">
地点: Dvorichna (Latitude:49.17651000 Longtitude:37.42381000)</text:p>
      <text:p text:style-name="P4">
视频: []</text:p>
      <text:p text:style-name="P4">
图片: []</text:p>
      <text:p text:style-name="P4">
标签: ["Russia"]</text:p>
      <text:p text:style-name="P4">
Id: 22555813</text:p>
      <!--METADATA-->
      <text:p text:style-name="P4">
在Sivershchyna和Slbozhanschyna的指示，俄罗斯军队炮击了Chernihiv地区Arkhypivka的Zaliznyy Mist壳； Mefodivka,Seredyna-Buda, Esman, Khodyne, Bilopillya, Iskryskivschyna, Volfyne, Pavlivka,Obody, Kindrativka, Varachyne, Basivka, Zapsillya and Myropillya of Sumyregion, also Veterynarne, Lukyantsi, Neskuchne, Vovchansk, Varvarivka,Nesterne, Zemlyanky, Komisarove, Kolodyazne ，哈尔基维利翁的诺维奥林斯克和奥斯基尔 - 乌克兰武装部队的总参谋部在早晨的报告中说</text:p>
      <text:p text:style-name="P4">
新闻集链接：(https://liveuamap.com/en/2023/13-april-at-sivershchyna-and-slobozhanschyna-directions-russian)</text:p>
      <text:p text:style-name="P4">
News Source: <text:a xlink:type="simple" xlink:href="https://t.me/lumsrc/4478" text:style-name="Internet_20_link" text:visited-style-name="Visited_20_Internet_20_Link">
https://t.me/lumsrc/4478</text:a>
</text:p>
      <!--NEWS-->
      <text:h text:style-name="P10" text:outline-level="1">
<text:span text:style-name="T4">
俄罗斯部队在Lyman，Bakhmut，Avdiivka和Maryinka Directio进行进攻行动...</text:span>
</text:h>
      <text:p text:style-name="P4">
作者: liveuamap (Language: en)</text:p>
      <text:p text:style-name="P4">
时间: 2023-04-13T03:31:29</text:p>
      <text:p text:style-name="P4">
地点: Donetsk (Latitude:47.85026 Longtitude:37.50544)</text:p>
      <text:p text:style-name="P4">
视频: []</text:p>
      <text:p text:style-name="P4">
图片: []</text:p>
      <text:p text:style-name="P4">
标签: ["Russia"]</text:p>
      <text:p text:style-name="P4">
Id: 22555806</text:p>
      <!--METADATA-->
      <text:p text:style-name="P4">
俄罗斯部队在莱曼，巴赫穆特，阿夫迪夫卡和玛丽卡执行进攻行动。 乌克兰军队遭到了45次俄罗斯袭击。</text:p>
      <text:p text:style-name="P4">
新闻集链接：<text:a xlink:type="simple" xlink:href="https://liveuamap.com/en/2023/13-april-russian-forces-conducting-offensive-actions-at-lyman" text:style-name="Internet_20_link" text:visited-style-name="Visited_20_Internet_20_Link">
https://liveuamap.com/en/2023/13-April-Russian-forces-conducting-Conducting-forctendion-actions-actions-at-lyman</text:a>
</text:p>
      <text:p text:style-name="P4">
News Source: <text:a xlink:type="simple" xlink:href="https://t.me/lumsrc/4485" text:style-name="Internet_20_link" text:visited-style-name="Visited_20_Internet_20_Link">
https://t.me/lumsrc/4485</text:a>
</text:p>
      <!--NEWS-->
      <text:h text:style-name="P10" text:outline-level="1">
<text:span text:style-name="T4">
占领者将占领土的养老金事务带到俄罗斯</text:span>
</text:h>
      <text:p text:style-name="P4">
作者: ['АРМІЯINFORM']</text:p>
      <text:p text:style-name="P4">
时间: 2023-04-13T04:00:00-04:00</text:p>
      <text:p text:style-name="P4">
描述: Vorog由Pence Fondiva的纪录片在Teriteli的Timchasovo上找到。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okupanty-na-donechchyni.-ilyustratyvne-foto.jpg" text:style-name="Internet_20_link" text:visited-style-name="Visited_20_Internet_20_Link">
okupanty-na-donechchyni.-ilyustratyvne-foto.jpg</text:a>
']</text:p>
      <text:p text:style-name="P4">
标签: ['ОКУПАНТИ', 'ТИМЧАСОВО ОКУПОВАНІ ТЕРИТОРІЇ']</text:p>
      <text:p text:style-name="P4">
类别: News</text:p>
      <!--METADATA-->
      <text:p text:style-name="P4">
<draw:frame draw:style-name="fr1" draw:name="Image73" text:anchor-type="as-char" svg:width="6.9236in" svg:height="4.615733in" draw:z-index="0">
<draw:image xlink:href="../Images/AРМІЯINFORM/2023-04-13T04-00-00-04-00/okupanty-na-donechchyni.-ilyustratyvne-foto.jpg" xlink:type="simple" xlink:show="embed" xlink:actuate="onLoad" draw:mime-type="image/jpeg"/>
</draw:frame>
顿涅茨克地区的入侵者。 说明性照片</text:p>
      <text:p text:style-name="P4">
敌人出口文件来自暂时被占领领土的养老金资金(那).</text:p>
      <text:p text:style-name="P4">
Про це <text:a xlink:type="simple" xlink:href="https://sprotyv.mod.gov.ua/2023/04/12/vorog-vyvozyt-do-rf-pensijni-spravy-meshkancziv-tot/" text:style-name="Internet_20_link" text:visited-style-name="Visited_20_Internet_20_Link">
повідомляє</text:a>
国家抵抗特种部队的中心。</text:p>
      <text:p text:style-name="P4">
“特别是，从顿涅茨克(Donetsk)到俄罗斯联邦，养老金事务是从敌人暂时捕获的所有主要人口中的。 同时，莫斯科设定了在八月之前提取所有案件的任务。</text:p>
      <text:p text:style-name="P4">
同时，这是同时提出的，好像是因为技术无法处理TOT上的信息，以及“促进撤离“退休年龄”的撤离，这是消息所读到的。</text:p>
      <text:p text:style-name="P4">
国家抵抗中心提醒您，自3月1日以来，在敌方护照面前提供托特的养老金。 同时，该地区的认证很慢，大量人口忽略了护照的收到。</text:p>
      <text:p text:style-name="P4">
News Source: <text:a xlink:type="simple" xlink:href="https://armyinform.com.ua/2023/04/13/okupanty-vyvozyat-do-rosiyi-pensijni-spravy-meshkancziv-okupovanyh-terytorij/" text:style-name="Internet_20_link" text:visited-style-name="Visited_20_Internet_20_Link">
https://armyinform.com.ua/2023/04/13/okupanty-vyvozyat-do-rosiyi-pensijni-spravy-meshkancziv-okupovanyh-terytorij/</text:a>
</text:p>
      <!--NEWS-->
      <text:h text:style-name="P10" text:outline-level="1">
<text:span text:style-name="T4">
基辅（10:28）。 红色警报：空中威胁。 警笛声。 立即掩盖！</text:span>
</text:h>
      <text:p text:style-name="P4">
作者: liveuamap (Language: en)</text:p>
      <text:p text:style-name="P4">
时间: 2023-04-13T04:29:00</text:p>
      <text:p text:style-name="P4">
地点: Kyiv (Latitude:50.44343 Longtitude:30.53022)</text:p>
      <text:p text:style-name="P4">
视频: []</text:p>
      <text:p text:style-name="P4">
图片: []</text:p>
      <text:p text:style-name="P4">
标签: ["Europe", "Central and Eastern Europe"]</text:p>
      <text:p text:style-name="P4">
Id: 22555814</text:p>
      <!--METADATA-->
      <text:p text:style-name="P4">
基辅(10:28). Red Alert: aerial threat. Sirens sounding. Take cover now!</text:p>
      <text:p text:style-name="P4">
News Collection Link: <text:a xlink:type="simple" xlink:href="https://liveuamap.com/en/2023/13-april-kyiv1028-red-alert-aerial-threat-sirg" text:style-name="Internet_20_link" text:visited-style-name="Visited_20_Internet_20_Link">
https://liveuamap.com/en/2023/13-april-kyiv1028-red-alert-aerial-threat-sirg</text:a>
</text:p>
      <text:p text:style-name="P4">
News Source: <text:a xlink:type="simple" xlink:href="https://t.me/KyivCityOfficial/6472" text:style-name="Internet_20_link" text:visited-style-name="Visited_20_Internet_20_Link">
https://t.me/KyivCityOfficial/6472</text:a>
</text:p>
      <!--NEWS-->
      <text:h text:style-name="P10" text:outline-level="1">
<text:span text:style-name="T4">
Transcarpathia地区，Mykolaiv，Mykolaiv地区，沃尔多比尔，特尔诺皮尔地区...</text:span>
</text:h>
      <text:p text:style-name="P4">
作者: liveuamap (Language: en)</text:p>
      <text:p text:style-name="P4">
时间: 2023-04-13T04:30:00</text:p>
      <text:p text:style-name="P4">
地点: Zakarpattia Oblast (Latitude:48.33333000 Longtitude:23.00000000)</text:p>
      <text:p text:style-name="P4">
视频: []</text:p>
      <text:p text:style-name="P4">
图片: []</text:p>
      <text:p text:style-name="P4">
标签: ["Europe", "Central and Eastern Europe"]</text:p>
      <text:p text:style-name="P4">
Id: 22555815</text:p>
      <!--METADATA-->
      <text:p text:style-name="P4">
Zakarpattia Oblast, Mykolaiv, Mykolayivska Oblast, Volynska Oblast, Ternopil,Ternopilska Oblast, Kharkiv, Kharkivska Oblast, Khmelnytska Oblast, ZaporizkaOblast, Zhytomyr, Zhytomyrska Oblast, Kyiv Oblast, Cherkaska Oblast, PoltavskaOblast(10:29). Red Alert: aerial threat. Sirens sounding. Take cover now!</text:p>
      <text:p text:style-name="P4">
News Collection Link: <text:a xlink:type="simple" xlink:href="https://liveuamap.com/en/2023/13-april-zakarpattia-oblast-mykolaiv-mykolayig" text:style-name="Internet_20_link" text:visited-style-name="Visited_20_Internet_20_Link">
https://liveuamap.com/en/2023/13-april-zakarpattia-oblast-mykolaiv-mykolayig</text:a>
</text:p>
      <text:p text:style-name="P4">
News Source: <text:a xlink:type="simple" xlink:href="https://t.me/air_alert_ua/42974" text:style-name="Internet_20_link" text:visited-style-name="Visited_20_Internet_20_Link">
https://t.me/air_alert_ua/42974</text:a>
</text:p>
      <!--NEWS-->
      <text:h text:style-name="P10" text:outline-level="1">
<text:span text:style-name="T4">
Dnipro，Dnipropetrovska Oblast（10:29）。 红色警报：空中威胁。 警笛声。 掩护...</text:span>
</text:h>
      <text:p text:style-name="P4">
作者: liveuamap (Language: en)</text:p>
      <text:p text:style-name="P4">
时间: 2023-04-13T04:31:00</text:p>
      <text:p text:style-name="P4">
地点: Dnipro (Latitude:48.45930000 Longtitude:35.03865000)</text:p>
      <text:p text:style-name="P4">
视频: []</text:p>
      <text:p text:style-name="P4">
图片: []</text:p>
      <text:p text:style-name="P4">
标签: ["Europe", "Central and Eastern Europe"]</text:p>
      <text:p text:style-name="P4">
Id: 22555817</text:p>
      <!--METADATA-->
      <text:p text:style-name="P4">
dnipro，dnipropetrovsk区域(10:29). Red Alert: aerial threat. Sirenssounding. Take cover now!</text:p>
      <text:p text:style-name="P4">
News Collection Link: <text:a xlink:type="simple" xlink:href="https://liveuamap.com/en/2023/13-april-dnipro-dnipropetrovska-oblast1029-reg" text:style-name="Internet_20_link" text:visited-style-name="Visited_20_Internet_20_Link">
https://liveuamap.com/en/2023/13-april-dnipro-dnipropetrovska-oblast1029-reg</text:a>
</text:p>
      <text:p text:style-name="P4">
News Source: <text:a xlink:type="simple" xlink:href="https://t.me/suspilnednipro/14330" text:style-name="Internet_20_link" text:visited-style-name="Visited_20_Internet_20_Link">
https://t.me/suspilnednipro/14330</text:a>
</text:p>
      <!--NEWS-->
      <text:h text:style-name="P10" text:outline-level="1">
<text:span text:style-name="T4">
Vinnitsa地区，Odesa地区，Rivne，Rivne地区，Kherson，Kherson地区，Sumy ...</text:span>
</text:h>
      <text:p text:style-name="P4">
作者: liveuamap (Language: en)</text:p>
      <text:p text:style-name="P4">
时间: 2023-04-13T04:32:00</text:p>
      <text:p text:style-name="P4">
地点: Vinnytska Oblast (Latitude:48.91667000 Longtitude:28.66667000)</text:p>
      <text:p text:style-name="P4">
视频: []</text:p>
      <text:p text:style-name="P4">
图片: []</text:p>
      <text:p text:style-name="P4">
标签: ["Europe", "Central and Eastern Europe"]</text:p>
      <text:p text:style-name="P4">
Id: 22555818</text:p>
      <!--METADATA-->
      <text:p text:style-name="P4">
Vinnytska Oblast, Odeska Oblast, Rivne, Rivnenska Oblast, Kherson, KhersonskaOblast, Sumska Oblast, Donetsk Oblast, Ivano-Frankivsk, Ivano-FrankivskaOblast, Kirovohradska Oblast, Chernivetska Oblast, Lviv, LvivskaOblast(10:31). Red Alert: aerial threat. Sirens sounding. Take cover now!</text:p>
      <text:p text:style-name="P4">
News Collection Link: <text:a xlink:type="simple" xlink:href="https://liveuamap.com/en/2023/13-april-vinnytska-oblast-odeska-oblast-rivneg" text:style-name="Internet_20_link" text:visited-style-name="Visited_20_Internet_20_Link">
https://liveuamap.com/en/2023/13-april-vinnytska-oblast-odeska-oblast-rivneg</text:a>
</text:p>
      <text:p text:style-name="P4">
News Source: <text:a xlink:type="simple" xlink:href="https://t.me/air_alert_ua/42987" text:style-name="Internet_20_link" text:visited-style-name="Visited_20_Internet_20_Link">
https://t.me/air_alert_ua/42987</text:a>
</text:p>
      <!--NEWS-->
      <text:h text:style-name="P10" text:outline-level="1">
<text:span text:style-name="T4">
在Melitopol中报道了爆炸</text:span>
</text:h>
      <text:p text:style-name="P4">
作者: liveuamap (Language: en)</text:p>
      <text:p text:style-name="P4">
时间: 2023-04-13T04:49:18</text:p>
      <text:p text:style-name="P4">
地点: Melitopol',Zaporizhia Oblast (Latitude:46.86946 Longtitude:35.35452)</text:p>
      <text:p text:style-name="P4">
视频: []</text:p>
      <text:p text:style-name="P4">
图片: []</text:p>
      <text:p text:style-name="P4">
标签: ["Europe", "Central and Eastern Europe"]</text:p>
      <text:p text:style-name="P4">
Id: 22555819</text:p>
      <!--METADATA-->
      <text:p text:style-name="P4">
在Melitopol中报道了爆炸</text:p>
      <text:p text:style-name="P4">
新闻集链接：<text:a xlink:type="simple" xlink:href="https://liveuamap.com/en/2023/13-april-explosions-were-reported-in-melitopol" text:style-name="Internet_20_link" text:visited-style-name="Visited_20_Internet_20_Link">
https://liveuamap.com/en/2023/13-april-explosions-were-reported-in-melitopol</text:a>
</text:p>
      <text:p text:style-name="P4">
News Source: <text:a xlink:type="simple" xlink:href="https://t.me/info_zp/33006" text:style-name="Internet_20_link" text:visited-style-name="Visited_20_Internet_20_Link">
https://t.me/info_zp/33006</text:a>
</text:p>
      <!--NEWS-->
      <text:h text:style-name="P10" text:outline-level="1">
<text:span text:style-name="T4">
FSB指责美国和北约从乌克兰对俄罗斯发起网络攻击</text:span>
</text:h>
      <text:p text:style-name="P4">
作者: liveuamap (Language: en)</text:p>
      <text:p text:style-name="P4">
时间: 2023-04-13T04:59:18</text:p>
      <text:p text:style-name="P4">
地点: Moskva, Moscow (Latitude:55.75368 Longtitude:37.62457)</text:p>
      <text:p text:style-name="P4">
视频: []</text:p>
      <text:p text:style-name="P4">
图片: []</text:p>
      <text:p text:style-name="P4">
标签: ["Russia", "Cyberwar"]</text:p>
      <text:p text:style-name="P4">
Id: 22555820</text:p>
      <!--METADATA-->
      <text:p text:style-name="P4">
FSB指责美国和北约在针对俄罗斯的网络攻击开始</text:p>
      <text:p text:style-name="P4">
新闻集链接：<text:a xlink:type="simple" xlink:href="https://liveuamap.com/en/2023/13-april-fsb-accusing-us-and-nato-in-launching-cyberattacks" text:style-name="Internet_20_link" text:visited-style-name="Visited_20_Internet_20_Link">
https://liveuamap.com/en/2023/13-april-fsb-accusing-us-us-us-and-nato-into-in-launching-cyberattacks</text:a>
</text:p>
      <text:p text:style-name="P4">
News Source: <text:a xlink:type="simple" xlink:href="https://t.me/rian_ru/199739" text:style-name="Internet_20_link" text:visited-style-name="Visited_20_Internet_20_Link">
https://t.me/rian_ru/199739</text:a>
</text:p>
      <!--NEWS-->
      <text:h text:style-name="P10" text:outline-level="1">
<text:span text:style-name="T4">
狱中5年将举行一名合作者，在占领地区期间，他是“公用事业部门的负责人”</text:span>
</text:h>
      <text:p text:style-name="P4">
作者: ['АРМІЯINFORM']</text:p>
      <text:p text:style-name="P4">
时间: 2023-04-13T05:00:00-04:00</text:p>
      <text:p text:style-name="P4">
描述: 对于检察官办公室Izyumsko地区检察官的Publnoye指控的Piditrimanni ...与乌克兰2022年的战争，与乌克兰的战争是最新的新闻，今天与乌克兰的新闻战争是2022年的新闻战争，这是今天的最后一场。乌克兰与俄罗斯之间发生战争，与乌克兰的战争将在2022年发生，或者将会或将没有，他们会在不久的将来与乌克兰发生战争，他们说，与乌克兰，乌克兰，乌克兰，乌克兰的战争今日新闻，乌克兰新闻在乌克兰媒体的俄罗斯新闻</text:p>
      <text:p text:style-name="P4">
图片: ['<text:a xlink:type="simple" xlink:href="https://armyinform.com.ua/wp-content/uploads/2023/04/img-2821.jpg" text:style-name="Internet_20_link" text:visited-style-name="Visited_20_Internet_20_Link">
img-2821.jpg</text:a>
']</text:p>
      <text:p text:style-name="P4">
标签: ['STOPRUSSIA', 'ВТОРГНЕННЯ РФ', 'КОЛАБОРАНТ', 'ОФІС ГЕНЕРАЛЬНОГО ПРОКУРОРА УКРАЇНИ']</text:p>
      <text:p text:style-name="P4">
类别: News</text:p>
      <!--METADATA-->
      <text:p text:style-name="P4">
<draw:frame draw:style-name="fr1" draw:name="Image74" text:anchor-type="as-char" svg:width="6.9236in" svg:height="5.1927in" draw:z-index="0">
<draw:image xlink:href="../Images/AРМІЯINFORM/2023-04-13T05-00-00-04-00/img-2821.jpg" xlink:type="simple" xlink:show="embed" xlink:actuate="onLoad" draw:mime-type="image/jpeg"/>
</draw:frame>
在伊兹地区检察官哈尔基夫·奥德拉斯特(Izium district)检察官办公室的检察官中，法院裁定该人犯有合作活动有罪(艺术的第5部分。 乌克兰刑法的111-1).</text:p>
      <text:p text:style-name="P4">
Йому призначено покарання у виді 5 років позбавлення волі з позбавленням праваобіймати посади, повʼязані з виконанням організаційно-розпорядчих таадміністративно-господарських функцій в органах влади, установах,підприємствах та організаціях незалежно від форми власності строком на 10років, <text:a xlink:type="simple" xlink:href="https://www.gp.gov.ua/ua/posts/do-5-rokiv-za-gratami-zasudzeno-kolaboranta-yakii-pid-cas-okupaciyi-izyumshhini-obiimav-posadu-zaviduyucogo-sektoru-zkg" text:style-name="Internet_20_link" text:visited-style-name="Visited_20_Internet_20_Link">
повідомляє</text:a>
乌克兰检察长办公室。</text:p>
      <text:p text:style-name="P4">
法庭上的检察官证明，2022年6月上旬，在Savintsy Nazumschyna村，当地居民去与敌人合作。</text:p>
      <text:p text:style-name="P4">
该男子同意俄罗斯联邦代表的提议，并占据了所谓的“住房和公共服务部门”在村庄中的地位。 对于“工作”，入侵者答应了俄罗斯卢布的合作者的薪水。</text:p>
      <text:p text:style-name="P4">
伪收集的组织和举行了集体会议，为员工提供了作品的表现，解决了该行业的后勤问题。</text:p>
      <text:p text:style-name="P4">
执法人员于2022年10月底在巴拉克利(Balakli)暴露了一名合作者。</text:p>
      <text:p text:style-name="P4">
审前调查是由Kharkiv地区日光的Izium Rup的JSC 1进行的。</text:p>
      <text:p text:style-name="P4">
News Source: <text:a xlink:type="simple" xlink:href="https://armyinform.com.ua/2023/04/13/5-rokiv-za-gratamy-provede-kolaborant-yakyj-pid-chas-okupacziyi-izyumshhyny-buv-zaviduvachem-sektoru-zhkg/" text:style-name="Internet_20_link" text:visited-style-name="Visited_20_Internet_20_Link">
https://armyinform.com.ua/2023/04/13/5-rokiv-za-gratamy-provede-kolaborant-yakyj-pid-chas-okupacziyi-izyumshhyny-buv-zaviduvachem-sektoru-zhkg/</text:a>
</text:p>
      <!--NEWS-->
      <text:h text:style-name="P10" text:outline-level="1">
<text:span text:style-name="T4">
乌克兰核能：俄罗斯矿山在Zaporizhia Nu的发电机附近爆炸...</text:span>
</text:h>
      <text:p text:style-name="P4">
作者: liveuamap (Language: en)</text:p>
      <text:p text:style-name="P4">
时间: 2023-04-13T05:54:11</text:p>
      <text:p text:style-name="P4">
地点: Enerhodar,Zaporiz'ka oblast (Latitude:47.50387 Longtitude:34.59011)</text:p>
      <text:p text:style-name="P4">
视频: []</text:p>
      <text:p text:style-name="P4">
图片: []</text:p>
      <text:p text:style-name="P4">
标签: ["Russia", "Energy"]</text:p>
      <text:p text:style-name="P4">
Id: 22555834</text:p>
      <!--METADATA-->
      <text:p text:style-name="P4">
乌克兰核能：俄罗斯矿山在Zaporizhia核电站的发电机附近爆炸</text:p>
      <text:p text:style-name="P4">
新闻集链接：<text:a xlink:type="simple" xlink:href="https://liveuamap.com/en/2023/13-april-ukrainian-nuclear-energy-a-russian-mine-exploded" text:style-name="Internet_20_link" text:visited-style-name="Visited_20_Internet_20_Link">
https://liveuamap.com/en/2023/13-April-ukrainian-nuclear-energy-energy-eergy-a- russian-mine-mine-mine-mine-mine-expoded</text:a>
</text:p>
      <text:p text:style-name="P4">
News Source: <text:a xlink:type="simple" xlink:href="https://twitter.com/AlArabiya_Brk/status/1646451153385799682" text:style-name="Internet_20_link" text:visited-style-name="Visited_20_Internet_20_Link">
https://twitter.com/AlArabiya_Brk/status/1646451153385799682</text:a>
</text:p>
      <!--NEWS-->
      <text:h text:style-name="P10" text:outline-level="1">
<text:span text:style-name="T4">
哈尔基夫·哈尔基夫斯卡（Kharkivska Oblast）（11:54）。 红色警报：空中威胁。 警笛声。 立即掩盖！</text:span>
</text:h>
      <text:p text:style-name="P4">
作者: liveuamap (Language: en)</text:p>
      <text:p text:style-name="P4">
时间: 2023-04-13T05:55:00</text:p>
      <text:p text:style-name="P4">
地点: Kharkiv (Latitude:49.98057 Longtitude:36.25321)</text:p>
      <text:p text:style-name="P4">
视频: []</text:p>
      <text:p text:style-name="P4">
图片: []</text:p>
      <text:p text:style-name="P4">
标签: ["Europe", "Central and Eastern Europe"]</text:p>
      <text:p text:style-name="P4">
Id: 22555835</text:p>
      <!--METADATA-->
      <text:p text:style-name="P4">
哈尔基夫(Kharkiv)，哈尔基夫地区(11:54). Red Alert: aerial threat. Sirens sounding.Take cover now!</text:p>
      <text:p text:style-name="P4">
News Collection Link: <text:a xlink:type="simple" xlink:href="https://liveuamap.com/en/2023/13-april-kharkiv-kharkivska-oblast1154-red-alg" text:style-name="Internet_20_link" text:visited-style-name="Visited_20_Internet_20_Link">
https://liveuamap.com/en/2023/13-april-kharkiv-kharkivska-oblast1154-red-alg</text:a>
</text:p>
      <text:p text:style-name="P4">
News Source: <text:a xlink:type="simple" xlink:href="https://t.me/air_alert_ua/43012" text:style-name="Internet_20_link" text:visited-style-name="Visited_20_Internet_20_Link">
https://t.me/air_alert_ua/43012</text:a>
</text:p>
      <!--NEWS-->
      <text:h text:style-name="P10" text:outline-level="1">
<text:span text:style-name="T4">
Sumska Oblast（11:55）。 红色警报：空中威胁。 警笛声。 立即掩盖！</text:span>
</text:h>
      <text:p text:style-name="P4">
作者: liveuamap (Language: en)</text:p>
      <text:p text:style-name="P4">
时间: 2023-04-13T05:57:00</text:p>
      <text:p text:style-name="P4">
地点: Sumska Oblast (Latitude:51.00000000 Longtitude:34.00000000)</text:p>
      <text:p text:style-name="P4">
视频: []</text:p>
      <text:p text:style-name="P4">
图片: []</text:p>
      <text:p text:style-name="P4">
标签: ["Europe", "Central and Eastern Europe"]</text:p>
      <text:p text:style-name="P4">
Id: 22555836</text:p>
      <!--METADATA-->
      <text:p text:style-name="P4">
Sumy地区(11:55). Red Alert: aerial threat. Sirens sounding. Take covernow!</text:p>
      <text:p text:style-name="P4">
News Collection Link: <text:a xlink:type="simple" xlink:href="https://liveuamap.com/en/2023/13-april-sumska-oblast1155-red-alert-aerial-tg" text:style-name="Internet_20_link" text:visited-style-name="Visited_20_Internet_20_Link">
https://liveuamap.com/en/2023/13-april-sumska-oblast1155-red-alert-aerial-tg</text:a>
</text:p>
      <text:p text:style-name="P4">
News Source: <text:a xlink:type="simple" xlink:href="https://t.me/air_alert_ua/43013" text:style-name="Internet_20_link" text:visited-style-name="Visited_20_Internet_20_Link">
https://t.me/air_alert_ua/43013</text:a>
</text:p>
      <!--NEWS-->
      <text:h text:style-name="P10" text:outline-level="1">
<text:span text:style-name="T4">
俄罗斯占领者挤压他们，并抱怨缺乏人员 - 古尔的拦截</text:span>
</text:h>
      <text:p text:style-name="P4">
作者: ['АРМІЯINFORM']</text:p>
      <text:p text:style-name="P4">
时间: 2023-04-13T06:00:00-04:00</text:p>
      <text:p text:style-name="P4">
描述: 戈洛夫纳（Golovna）由乌克兰（Rosvesdi Minobornoki）乌克兰（Rosvesdi Minobornoki Ukrainian）管理，出版了乔治夫·佩雷克霍尔纳（Chergov Perekholnnya）...与乌克兰2022年的战争，与乌克兰的最新新闻，今天与乌克兰的新闻，今天与乌克兰2022年的战争，今天将与乌克兰和俄罗斯之间的战争以及乌克兰的战争，他们说，要么在2022年不，在不久的将来，是否会与乌克兰进行战争</text:p>
      <text:p text:style-name="P4">
图片: []</text:p>
      <text:p text:style-name="P4">
标签: ['STOPRUSSIA', 'ВІЙНА', 'ВТОРГНЕННЯ РФ', 'ГУР ПЕРЕХОПЛЕННЯ']</text:p>
      <text:p text:style-name="P4">
类别: News</text:p>
      <!--METADATA-->
      <text:p text:style-name="P4">
乌克兰国防部情报局主要局<text:a xlink:type="simple" xlink:href="https://gur.gov.ua/content/narodu-vse-ravno-ne-khvataet-voobshche-zhopa-koroche.html" text:style-name="Internet_20_link" text:visited-style-name="Visited_20_Internet_20_Link">
出版</text:a>
电话交谈的另一个拦截，在此期间，军方谈到了周围的环境和缺乏人的人：“人们根本没有被抓住，Zhop被加冕了。”</text:p>
      <text:p text:style-name="P4">
News Source: <text:a xlink:type="simple" xlink:href="https://armyinform.com.ua/2023/04/13/rosijskyj-okupant-skyglyt-shho-yih-otochyly-i-skarzhytsya-na-brak-osobovogo-skladu-perehoplennya-gur/" text:style-name="Internet_20_link" text:visited-style-name="Visited_20_Internet_20_Link">
https://armyinform.com.ua/2023/04/13/rosijskyj-okupant-skyglyt-shho-yih-otochyly-i-skarzhytsya-na-brak-osobovogo-skladu-perehoplennya-gur/</text:a>
</text:p>
      <!--NEWS-->
      <text:h text:style-name="P10" text:outline-level="1">
<text:span text:style-name="T4">
俄罗斯航空在Orikhiv进行了3次空袭</text:span>
</text:h>
      <text:p text:style-name="P4">
作者: liveuamap (Language: en)</text:p>
      <text:p text:style-name="P4">
时间: 2023-04-13T06:08:43</text:p>
      <text:p text:style-name="P4">
地点: Ukraine (Latitude:47.56483 Longtitude:35.78247)</text:p>
      <text:p text:style-name="P4">
视频: []</text:p>
      <text:p text:style-name="P4">
图片: []</text:p>
      <text:p text:style-name="P4">
标签: ["Europe", "Central and Eastern Europe"]</text:p>
      <text:p text:style-name="P4">
Id: 22555839</text:p>
      <!--METADATA-->
      <text:p text:style-name="P4">
俄罗斯航空在Orikhiv进行了3次空袭</text:p>
      <text:p text:style-name="P4">
新闻集链接：<text:a xlink:type="simple" xlink:href="https://liveuamap.com/en/2023/13-april-russian-aviation-conducted-3-airstrikes-at-orikhiv" text:style-name="Internet_20_link" text:visited-style-name="Visited_20_Internet_20_Link">
https://liveuamap.com/en/2023/13-april-russian-aviation-conducted-3--airstrikes-at-orikhiv</text:a>
</text:p>
      <text:p text:style-name="P4">
News Source: <text:a xlink:type="simple" xlink:href="https://t.me/info_zp/33008" text:style-name="Internet_20_link" text:visited-style-name="Visited_20_Internet_20_Link">
https://t.me/info_zp/33008</text:a>
</text:p>
      <!--NEWS-->
      <text:h text:style-name="P10" text:outline-level="1">
<text:span text:style-name="T4">
据报道，在克里米亚被占领的克里尼奇基村附近爆炸</text:span>
</text:h>
      <text:p text:style-name="P4">
作者: liveuamap (Language: en)</text:p>
      <text:p text:style-name="P4">
时间: 2023-04-13T06:12:18</text:p>
      <text:p text:style-name="P4">
地点: Simferopol (Latitude:45.06685 Longtitude:35.11316)</text:p>
      <text:p text:style-name="P4">
视频: []</text:p>
      <text:p text:style-name="P4">
图片: ["<text:a xlink:type="simple" xlink:href="https://liveuamap.com/pics/2023/04/13/22555840_0.jpg" text:style-name="Internet_20_link" text:visited-style-name="Visited_20_Internet_20_Link">
22555840_0.jpg</text:a>
", "<text:a xlink:type="simple" xlink:href="https://liveuamap.com/pics/2023/04/13/22555840_1.jpg" text:style-name="Internet_20_link" text:visited-style-name="Visited_20_Internet_20_Link">
22555840_1.jpg</text:a>
"]</text:p>
      <text:p text:style-name="P4">
标签: []</text:p>
      <text:p text:style-name="P4">
Id: 22555840</text:p>
      <!--METADATA-->
      <text:p text:style-name="P4">
据报道，在克里米亚被占领的克里尼奇基村附近爆炸</text:p>
      <text:p text:style-name="P4">
<draw:frame draw:style-name="fr1" draw:name="Image75" text:anchor-type="as-char" svg:width="6.9236in" svg:height="6.903055in" draw:z-index="0">
<draw:image xlink:href="../Images/liveuamap/2023-04-13T06-12-18/22555840_0.jpg" xlink:type="simple" xlink:show="embed" xlink:actuate="onLoad" draw:mime-type="image/jpeg"/>
</draw:frame>
<draw:frame draw:style-name="fr1" draw:name="Image76" text:anchor-type="as-char" svg:width="6.9236in" svg:height="3.375255in" draw:z-index="0">
<draw:image xlink:href="../Images/liveuamap/2023-04-13T06-12-18/22555840_1.jpg" xlink:type="simple" xlink:show="embed" xlink:actuate="onLoad" draw:mime-type="image/jpeg"/>
</draw:frame>
新闻集链接：<text:a xlink:type="simple" xlink:href="https://liveuamap.com/en/2023/13-april-explosions-were-reported-near-krynychky-village" text:style-name="Internet_20_link" text:visited-style-name="Visited_20_Internet_20_Link">
https://liveuamap.com/en/2023/13-april-explosions-were-reported-near-krynychky-village</text:a>
</text:p>
      <text:p text:style-name="P4">
News Source: <text:a xlink:type="simple" xlink:href="https://t.me/Novoeizdanie/47885" text:style-name="Internet_20_link" text:visited-style-name="Visited_20_Internet_20_Link">
https://t.me/Novoeizdanie/47885</text:a>
</text:p>
      <!--NEWS-->
      <text:h text:style-name="P10" text:outline-level="1">
<text:span text:style-name="T4">
海牙法院命令俄罗斯向乌克兰的北约奴隶制支付50亿美元的赔偿金赔偿...</text:span>
</text:h>
      <text:p text:style-name="P4">
作者: liveuamap (Language: en)</text:p>
      <text:p text:style-name="P4">
时间: 2023-04-13T06:48:53</text:p>
      <text:p text:style-name="P4">
地点: Den Haag, Zuid-Holland (Latitude:52.08635 Longtitude:4.29574)</text:p>
      <text:p text:style-name="P4">
视频: []</text:p>
      <text:p text:style-name="P4">
图片: []</text:p>
      <text:p text:style-name="P4">
标签: ["Russia", "Europe"]</text:p>
      <text:p text:style-name="P4">
Id: 22555849</text:p>
      <!--METADATA-->
      <text:p text:style-name="P4">
海牙法院命令俄罗斯支付乌克兰的naftogaz 50亿美元的赔偿金，以造成克里米亚的损失。 该公司于4月13日表示，海牙常设仲裁已命令俄罗斯向乌克兰州石油和天然气大量税收支付50亿美元。</text:p>
      <text:p text:style-name="P4">
新闻集链接：<text:a xlink:type="simple" xlink:href="https://liveuamap.com/en/2023/13-april-hague-court-orders-russia-to-pay-ukraines-naftogaz" text:style-name="Internet_20_link" text:visited-style-name="Visited_20_Internet_20_Link">
https://liveuamap.com/en/2023/13-april-hague-court-orders-russia-to-pay-pay-ukraines-naftogaz</text:a>
</text:p>
      <text:p text:style-name="P4">
News Source: <text:a xlink:type="simple" xlink:href="https://twitter.com/KyivIndependent/status/1646459383814004736" text:style-name="Internet_20_link" text:visited-style-name="Visited_20_Internet_20_Link">
https://twitter.com/KyivIndependent/status/1646459383814004736</text:a>
</text:p>
      <!--NEWS-->
      <text:h text:style-name="P10" text:outline-level="1">
<text:span text:style-name="T4">
行动制裁：乌克兰和世界 - 反对俄罗斯侵略</text:span>
</text:h>
      <text:p text:style-name="P4">
作者: ['АРМІЯINFORM']</text:p>
      <text:p text:style-name="P4">
时间: 2023-04-13T07:00:00-04:00</text:p>
      <text:p text:style-name="P4">
描述: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图片: ['<text:a xlink:type="simple" xlink:href="https://armyinform.com.ua/wp-content/uploads/2023/04/antyrosijski-sankcziyi.jpg" text:style-name="Internet_20_link" text:visited-style-name="Visited_20_Internet_20_Link">
antyrosijski-sankcziyi.jpg</text:a>
']</text:p>
      <text:p text:style-name="P4">
标签: ['STOPRUSSIA', 'АГРЕСІЯ РФ', 'АНТИРОСІЙСЬКІ САНКЦІЇ', 'ВТОРГНЕННЯ РФ', 'САНКЦІЇ']</text:p>
      <text:p text:style-name="P4">
类别: News</text:p>
      <!--METADATA-->
      <text:p text:style-name="P4">
<draw:frame draw:style-name="fr1" draw:name="Image77" text:anchor-type="as-char" svg:width="6.9236in" svg:height="4.208875in" draw:z-index="0">
<draw:image xlink:href="../Images/AРМІЯINFORM/2023-04-13T07-00-00-04-00/antyrosijski-sankcziyi.jpg" xlink:type="simple" xlink:show="embed" xlink:actuate="onLoad" draw:mime-type="image/jpeg"/>
</draw:frame>
乌克兰的外国情报服务<text:a xlink:type="simple" xlink:href="https://www.facebook.com/SZRUkraine/posts/pfbid0PqQztjSk3ayL7iPiPNFiaPActmm8gKHurv7hhYeUuT77H2tcquZLBEJGJRCqNpdkl" text:style-name="Internet_20_link" text:visited-style-name="Visited_20_Internet_20_Link">
继续告诉</text:a>
国际社会对恐怖分子国家的制裁和其他行动。</text:p>
      <text:p text:style-name="P4">
<text:span text:style-name="T4">
截至12.04.23 </text:span>
的情况</text:p>
      <text:p text:style-name="P4">
丹麦计划下个月提供凯撒自行炮弹的炮弹环境，并预计将在夏季开始发送豹子1坦克。</text:p>
      <text:p text:style-name="P4">
丹麦国防部长特罗斯·隆德·波雷森(Lund Polesen)并不排除西方的决定，可以在夏天被军用飞机的力量来采用。</text:p>
      <text:p text:style-name="P4">
为了波兰的利益，与美国人和西欧建立联盟，以帮助乌克兰。</text:p>
      <text:p text:style-name="P4">
波兰总理马特努斯·摩拉维茨基(Mateusz Moravetsky)保证，北约武器在该国的建设。</text:p>
      <text:p text:style-name="P4">
美国正在敦促盟友增加对俄罗斯联邦的财务压力，并增加乌克兰的援助。</text:p>
      <text:p text:style-name="P4">
美国财政部长杰伊·康博(Jay Chambo)说：“加强对俄罗斯目前的制裁可能更有效。”</text:p>
      <text:p text:style-name="P4">
美国国务院认可了“ WSJWAN GERSHKOVICH的被拘留者”，该人因间谍而被捕在俄罗斯联邦中被捕。 Takhtus等同于“人质”，并扩大了国务院的权力。</text:p>
      <text:p text:style-name="P4">
在4月12日的G7财务部长会议上，参与者将讨论全球经济和金融市场，并加强在华盛顿的供应链和针对乌克兰的战争，在那里将介绍G7。 日本部长Sunichi Suzuki将在会议期间展示并解释日本对乌克兰的财政支持的G7同事模式。 这是由于该国政府正在引入必要的立法变更，以提供支持战斗国家的其他措施所需的立法变更。</text:p>
      <text:p text:style-name="P4">
西班牙发起了一项运动，建议在暑假接受欧洲子女。</text:p>
      <text:p text:style-name="P4">
乌克兰计划比去年向欧洲出口更多的电力。</text:p>
      <text:p text:style-name="P4">
乌克兰在一场全面的战争期间在全面战争中收到了2,900多个电机。</text:p>
      <text:p text:style-name="P4">
摩尔多瓦(Moldova)减少了三分之一的出口。</text:p>
      <text:p text:style-name="P4">
摩尔多瓦宪法法院发现，如果他们被用来证明或荣耀军事侵略或军事射线是合理的，则发现了使用军事侵略符号的宪法禁令，特别是圣乔治的录像带。奥地利城市Schvekhat的副市长David Shtotoringer在前往白俄罗斯之旅中以NKVD的形式辞职。</text:p>
      <text:p text:style-name="P4">
说俄语的拉脱维亚人认为该国外交政策的取向比东方更可取。</text:p>
      <text:p text:style-name="P4">
在爱沙尼亚，新联盟计划在市政选举中剥夺俄罗斯和白俄罗斯公民的投票，如果这不必改变宪法。</text:p>
      <text:p text:style-name="P4">
在今年的芬兰，俄罗斯联邦的房地产买家人数减半了。</text:p>
      <text:p text:style-name="P4">
4月24日至25日在哈萨克斯坦阿斯塔纳(Astana)首都将举办欧盟峰会，以实施针对俄罗斯联邦的国际制裁及其旁路后果。</text:p>
      <text:p text:style-name="P4">
<text:span text:style-name="T4">
 rf </text:span>
</text:p>
      <text:p text:style-name="P4">
俄罗斯联邦人权专员Tatiana Moskalkovic是由欧洲国家人权机构网络建立的(然而). Це вперше в історії об’єднання, коли одного з членів виключено.</text:p>
      <text:p text:style-name="P4">
Запроваджене США 200 % мито на імпорт російського алюмінію, а також на будь-яку алюмінієву продукцію, незалежно від країни її виробництва, що міститьнавіть мінімальну частку російського металу, суттєво зриває плани російськихвиробників щодо свого подальшого розвитку. Водночас під загрозою стагнаціївиробництва опиняться підприємства Китаю та ОАЕ, які закуповують первиннийалюміній із росії та виготовляють проводи, кабелі, прути, стрижні, труби,фольгу, алюмінієві упаковки та іншу продукцію, не маркуючи сировину походженнякінцевої продукції.</text:p>
      <text:p text:style-name="P4">
Бельгія отримала дохід у € 625 млн за оподаткування відсотків від замороженихросійських активів.</text:p>
      <text:p text:style-name="P4">
Японська фармацевтична компанія Takeda готує до продажу свій завод на рф, щопозбавить населення росії багатьох інноваційних лікарських препаратів.</text:p>
      <text:p text:style-name="P4">
Представникам мін’юсту рф не надали віз для участі в сесії спецкомітету ООН,що відбудеться у Відні.</text:p>
      <text:p text:style-name="P4">
Станом на 1 березня Фінляндія заморозила російських активів на майже € 207млн.</text:p>
      <text:p text:style-name="P4">
Нові правила отримання повісток для явки у військкомати стосуються не лишестроковиків, а й усіх військовозобов’язаних, — повідомив голова комітетугосдуми з оборони картаполов. депутати схвалили поправки до закону, якимиприрівняли електронні повістки військкоматів до паперових. Ухилянтам відвійськової служби заборонили виїжджати за межі рф, керувати транспортнимзасобом, укладати угоди з нерухомістю, реєструвати бізнес, брати кредити тощо.Водночас путінський глашатай пєсков продовжує заспокоювати населення нібито«жодної другої хвилі мобілізації на росії немає».</text:p>
      <text:p text:style-name="P4">
глава втб костін запропонував «наростити державний борг, щоб економікадодатково отримала 70 трлн руб».</text:p>
      <text:p text:style-name="P4">
Gossuma希望允许与成人支付系统无关的新银行卡发行，以允许人口购买外国识字能力。</text:p>
      <text:p text:style-name="P4">
尽管有普京的电话，但俄罗斯联邦中央银行正式承认无法完成美元和俄罗斯对外贸易的欧元。</text:p>
      <text:p text:style-name="P4">
俄罗斯联邦的suberbank从未将暂时占领的克里米亚视为未来投资的领土，但为了让普京放心，普京承诺在年底之前可能会中断第一分支机构。</text:p>
      <text:p text:style-name="P4">
Belgorod地区州长Gladkov报告说，该地区的几个城市开始将纪念碑粘贴在人口撤离时，但“做错了，这对居民造成了特别的警觉”。</text:p>
      <text:p text:style-name="P4">
俄罗斯联邦的反恐怖主义委员会表示，乌克兰临时占领的领土正在传播游击运动和抗议人民的情绪，因此“应特别关注年轻人”。</text:p>
      <text:p text:style-name="P4">
4月10日，俄罗斯信息习俗系统发生了系统的失败，这就是为什么俄罗斯联邦遭受巨大损失的原因。 习俗一天没有工作，之后她只能部分恢复活动。</text:p>
      <text:p text:style-name="P4">
2022年，该国只有35.3％的人口能够去俄罗斯联邦，而国防部则承诺检查53.5％-8000万人的健康。</text:p>
      <text:p text:style-name="P4">
检察官办公室禁止了德国非政府组织“论坛公民学会俄罗斯 - 欧盟”的活动，特别是“尤其是其工作，尤其是俄罗斯联邦领导人的工作”。</text:p>
      <text:p text:style-name="P4">
白俄罗斯企业向俄罗斯提供了对制造技术的严重破坏。 根据Rosselhozadzora的说法，UAO“ Trovsky Milk Combine”奶酪中的牛肉取代了26.3％的牛奶脂肪，其中29.1％的牛奶脂肪是用软奶油奶酪伪造的。 在UAO奶酪的“ Babushkina Kryinka”奶酪的半糖奶酪中，更换了30％的牛奶脂肪。 在这种情况下，产品伴随着合格的器官发行的合格和兽医伴随文件的声明。 Rosselhozadzor要求停止这些企业产品的认证，并调查活动的原因。根据Brast和Baranovich共和党的列宁斯基区法院的裁决，居住在挪威，奥地利和波兰的白俄罗斯侨民的三个资源得到了补充。</text:p>
      <text:p text:style-name="P4">
亚历山大·沃尔夫维奇(Aleksandr Wolfovich)在与高等教育机构负责人的会面上，苏联 - 斯特里布(Soviet)的苏联 - 斯塔布(Aleksandr Wolfovich)说，他认为建议返回学生对军队的依恋实践。</text:p>
      <text:p text:style-name="P4">
News Source: <text:a xlink:type="simple" xlink:href="https://armyinform.com.ua/2023/04/13/szru-sankcziyi-proty-rosijskoyi-agresiyi/" text:style-name="Internet_20_link" text:visited-style-name="Visited_20_Internet_20_Link">
https://armyinform.com.ua/2023/04/13/szru-sankcziyi-proty-rosijskoyi-agresiyi/</text:a>
</text:p>
      <!--NEWS-->
      <text:h text:style-name="P10" text:outline-level="1">
<text:span text:style-name="T4">
乌克兰“螃蟹”摧毁了俄罗斯的“瑞士”</text:span>
</text:h>
      <text:p text:style-name="P4">
作者: ['АРМІЯINFORM']</text:p>
      <text:p text:style-name="P4">
时间: 2023-04-13T08:00:00-04:00</text:p>
      <text:p text:style-name="P4">
描述: Imeni Prince Kostyantin Ostrozky的加冕机械化旅的插座...与乌克兰2022年的战争，与乌克兰的战争是今天的最新消息，今天与乌克兰2022年的新闻战争，将在今天进行战争，将会发生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p>
      <text:p text:style-name="P4">
标签: ['26 БРИГАДА', '30 БРИГАДА', 'AHS KRAB', 'ВІДЕО', 'ВТРАТИ ВОРОГА', 'СТАНЦІЯ РЕБ']</text:p>
      <text:p text:style-name="P4">
类别: News</text:p>
      <!--METADATA-->
      <text:p text:style-name="P4">
一个单独的机械大队以康斯坦丁·奥斯特罗兹基(Konstantin Ostrozkii)命名的机械大队与以炮兵为名的炮兵命名，以一般的Hourlyzh Roman Dashkevich命名，摧毁了Strizh。</text:p>
      <text:p text:style-name="P4">
“螃蟹”效果出色!”  - 旅报告的新闻服务。</text:p>
      <text:p text:style-name="P4">
News Source: <text:a xlink:type="simple" xlink:href="https://armyinform.com.ua/2023/04/13/yak-ukrayinskyj-krab-znyshhyv-rosijskogo-stryzha/" text:style-name="Internet_20_link" text:visited-style-name="Visited_20_Internet_20_Link">
https://armyinform.com.ua/2023/04/13/yak-ukrayinskyj-krab-znyshhyv-rosijskogo-stryzha/</text:a>
</text:p>
      <!--NEWS-->
      <text:h text:style-name="P10" text:outline-level="1">
<text:span text:style-name="T4">
在俄罗斯，在电话的封面下，隐藏的动员-CPD正在获得动力</text:span>
</text:h>
      <text:p text:style-name="P4">
作者: ['АРМІЯINFORM']</text:p>
      <text:p text:style-name="P4">
时间: 2023-04-13T09:00:00-04:00</text:p>
      <text:p text:style-name="P4">
描述: Pid Grketti Zazov在招募Mobiliszatsya的Rosiyskiy Federals。 直到...与乌克兰2022年的战争，与乌克兰的最新新闻战争，与乌克兰的新闻战争，2022年的新闻战争，今天将在乌克兰和俄罗斯之间发动战争，当2022年与乌克兰的战争将是或否，将是他们说，在不久的将来与乌克兰发动了战争</text:p>
      <text:p text:style-name="P4">
图片: ['<text:a xlink:type="simple" xlink:href="https://armyinform.com.ua/wp-content/uploads/2023/04/340828441_184959941028306_7156829151888425874_n.jpg" text:style-name="Internet_20_link" text:visited-style-name="Visited_20_Internet_20_Link">
340828441_184959941028306_7156829151888425874_n.jpg</text:a>
']</text:p>
      <text:p text:style-name="P4">
标签: ['STOPRUSSIA', 'ВІЙНА', 'ВТОРГНЕННЯ РФ', 'ЦЕНТР ПРОТИДІЇ ДЕЗІНФОРМАЦІЇ ПРИ РНБО УКРАЇНИ']</text:p>
      <text:p text:style-name="P4">
类别: News</text:p>
      <!--METADATA-->
      <text:p text:style-name="P4">
<draw:frame draw:style-name="fr1" draw:name="Image78" text:anchor-type="as-char" svg:width="6.9236in" svg:height="6.9236in" draw:z-index="0">
<draw:image xlink:href="../Images/AРМІЯINFORM/2023-04-13T09-00-00-04-00/340828441_184959941028306_7156829151888425874_n.jpg" xlink:type="simple" xlink:show="embed" xlink:actuate="onLoad" draw:mime-type="image/jpeg"/>
</draw:frame>
在俄罗斯联邦的征兵掩护下，势头正在增强。 此外，与部分动员的第一部分不同，甚至莫斯科和圣彼得堡都加入了必要的指标，除了俄罗斯联邦的抑郁地区。</text:p>
      <text:p text:style-name="P4">
3月30日，普京于4月1日至7月15日签署了六年的春季征兵军事服役法令，在此期间，将起草147,000名18至27岁的俄罗斯人。 俄罗斯每年进行两次Cylm，在春季电话中通常称为1.34千名俄罗斯人。与此同时，根据英国情报人员的说法，俄罗斯当局正在准备为另外40万服务人员开展大型运动。</text:p>
      <text:p text:style-name="P4">
为了让俄罗斯人有机会避免征兵，杜马州将接受一系列法律，以创建4月11日的统一对电子故事的军事待遇。</text:p>
      <text:p text:style-name="P4">
所采用的法律包裹尽可能严格，实际上引入了罪恶的审查。 它将电子报告等同于纸张，并与将属于登记册的公民进行闭幕访问。 引入的电子声明将被视为从位于国家服务“国家服务”的个人办公室时期开始的规定。(俄罗斯联邦公共和市政服务的唯一平台).Тобто чоловік може не знати, що йому виписана повістка, але через 7 днів післяїї формування він автоматично стає злочинцем. Нові правила торкнуться якстроковиків, так і всіх військовозобов’язаних, а за їх ігнорування ухилянтамзагрожує низка покарань. Серед обмежень: заборона на реєстраціюіндивідуального підприємця, на державну реєстрацію транспортних засобів,водіння, відмова в укладенні кредитного договору та договору позики.</text:p>
      <text:p text:style-name="P4">
Звичні схеми ухилення за такого механізму неможливі, як неможливо і легальнозмінити військову службу на альтернативну, тобто росіян поставили у безвихідь,якої не було з часів радянського союзу.</text:p>
      <text:p text:style-name="P4">
Характерно, що влада продовжує наполягати, що нововведення не пов’язані змобілізацією, а лише поліпшують процедуру вручення повісток і військовогообліку, а проведення мобілізації зараз в країні нібито не планується.</text:p>
      <text:p text:style-name="P4">
До чого може призвести новий призов і чи посилить він військовий потенціал зсрф?</text:p>
      <text:p text:style-name="P4">
其次，普京不太可能决定在乌克兰使用最近被称为部队。 此外，RFARTPOLOV州杜马委员会主席强调，在2023年的春季应征入狱周期中，囚犯将不会去乌克兰。 在塔玛斯(Tamas)抗议份额的社会紧张局势的背景下，由于出兵的前面，2022年的冬季和春季监狱，普京是否会因他的政权稳定而冒着重复错误的可能性。</text:p>
      <text:p text:style-name="P4">
第三，创新的使用将预测急剧的爆发，并引起新的移民和其他抵制方法。 列瓦达州的调查显示，俄罗斯社会的“和平请求”有所增加。 如果在“胜利前战争”和“和平解释”的头几个月中，公民数量相等(大约44％)，然后在第一波动员浪潮之后 - 已经为和平占60％，只有三分之一的人 - 继续进行。 在蒸汽游戏平台的俄罗斯部分中，即使是计算机游戏“模拟器逃离军事入伍办公室”的病毒分布，青年俄罗斯人正在做所有事情以避免呼叫的角色。</text:p>
      <text:p text:style-name="P4">
因此，以数字威权工具的金牛座的“普京的呼唤”为幌子进行隐藏的动员将无助于克里姆林宫实现乌克兰的目标并巩固俄罗斯的权力。</text:p>
      <text:p text:style-name="P4">
资料来源：<text:a xlink:type="simple" xlink:href="https://www.facebook.com/protydiyadezinformatsiyi.cpd/posts/pfbid0wtAsfNfzjbFNuyAK4zNCcBn85So37SHwRKXRso2X8Akfr8jwHwfHBFDqAZBYFBnYl" text:style-name="Internet_20_link" text:visited-style-name="Visited_20_Internet_20_Link">
在NSNBUUU中打击错误信息中心</text:a>
</text:p>
      <text:p text:style-name="P4">
News Source: <text:a xlink:type="simple" xlink:href="https://armyinform.com.ua/2023/04/13/na-rosiyi-pid-prykryttyam-pryzovu-nabyraye-obertiv-pryhovana-mobilizacziya-czpd/" text:style-name="Internet_20_link" text:visited-style-name="Visited_20_Internet_20_Link">
https://armyinform.com.ua/2023/04/13/na-rosiyi-pid-prykryttyam-pryzovu-nabyraye-obertiv-pryhovana-mobilizacziya-czpd/</text:a>
</text:p>
      <!--NEWS-->
      <text:h text:style-name="P10" text:outline-level="1">
<text:span text:style-name="T4">
退伍军人部开始监视向残疾退伍军人提供现金护理服务的质量</text:span>
</text:h>
      <text:p text:style-name="P4">
作者: ['АРМІЯINFORM']</text:p>
      <text:p text:style-name="P4">
时间: 2023-04-13T10:00:00-04:00</text:p>
      <text:p text:style-name="P4">
描述: 退伍军人权利的Mintystvo是乌克兰Rospachina精确的一天...与乌克兰2022年的战争，与乌克兰的最新消息，今天与乌克兰的新闻，今天与乌克兰2022年上次与乌克兰进行战争，乌克兰与俄罗斯之间以及俄罗斯之间以及俄罗斯之间的战争他们说，2022年与乌克兰的战争将在2022年发生，无论是否会在不久的将来与乌克兰进行战争，他们说，与乌克兰的战争，今天的乌克兰新闻，乌克兰的新闻，乌克兰媒体在俄罗斯的乌克兰新闻</text:p>
      <text:p text:style-name="P4">
图片: ['<text:a xlink:type="simple" xlink:href="https://armyinform.com.ua/wp-content/uploads/2023/04/bot-minvet.jpg" text:style-name="Internet_20_link" text:visited-style-name="Visited_20_Internet_20_Link">
bot-minvet.jpg</text:a>
']</text:p>
      <text:p text:style-name="P4">
标签: ['ВЕТЕРАНИ', 'ГРОШОВА ДОПОМОГА', 'ІНВАЛІДНІСТЬ', 'МІНВЕТЕРАНІВ', 'МОНІТОРИНГ', 'ЧЕРВОНИЙ ХРЕСТ УКРАЇНИ']</text:p>
      <text:p text:style-name="P4">
类别: News</text:p>
      <!--METADATA-->
      <text:p text:style-name="P4">
<draw:frame draw:style-name="fr1" draw:name="Image79" text:anchor-type="as-char" svg:width="6.9236in" svg:height="4.613606in" draw:z-index="0">
<draw:image xlink:href="../Images/AРМІЯINFORM/2023-04-13T10-00-00-04-00/bot-minvet.jpg" xlink:type="simple" xlink:show="embed" xlink:actuate="onLoad" draw:mime-type="image/jpeg"/>
</draw:frame>
退伍军人部。 说明性照片</text:p>
      <text:p text:style-name="P4">
乌克兰红十字会的退伍军人事务部开始了专业监控，以监控为获得I或II组残疾的退伍军人和退伍军人提供现金援助服务的质量。</text:p>
      <text:p text:style-name="P4">
关于它<text:a xlink:type="simple" xlink:href="https://mva.gov.ua/ua/news/minveteraniv-spilno-z-chervonim-hrestom-ukrayini-provedut-monitoring-yakosti-nadannya-poslugi-z-viplati-groshovoyi-dopomogi-veteranam-z-invalidnistyu" text:style-name="Internet_20_link" text:visited-style-name="Visited_20_Internet_20_Link">
报告</text:a>
按服务。</text:p>
      <text:p text:style-name="P4">
该监视将由通过电子顾问门户网站进行的电话调查进行电话调查，以在联合项目的第一阶段和第二阶段从乌克兰的Chervono-rrest收到资金收取了4000份Hryvnias的付款。 在此期间，退伍军人部持有25,000份申请。</text:p>
      <text:p text:style-name="P4">
该调查将被要求一种一般性，以提高服务质量。 在任何情况下，您都不能提供您的个人数据，银行帐号，密码等。</text:p>
      <text:p text:style-name="P4">
值得注意的是，在2月16日推出该项目的期间，部门专家，数字化转型和资深人士部的数字化</text:p>
      <text:p text:style-name="P4">
<text:span text:style-name="T5">
致电项目支持线的5,000多个电话-06322271456; </text:span>
通过E -Mail和Messenger提供了500多个问题的答案； *已向退伍军人的正式要求有140多个答案。</text:p>
      <text:p text:style-name="P4">
<text:span text:style-name="T4">
重要!</text:span>
从4月17日起，指定的电话线将关闭。 该项目的信息支持将仅通过e -mail [[电子邮件保护]]进行。(https://armyinform.com.ua/cdn-cgi/l/email-protection)还指出，下次每月付款的额外注册不需要收到第一笔付款的人!乌克兰红十字会将在2023年7月7日之前在星期五支付付款，这意味着联合项目的I和II阶段的结果。</text:p>
      <text:p text:style-name="P4">
将在退伍军人信息资源部的报道上，将报告该项目的延续。</text:p>
      <text:p text:style-name="P4">
News Source: <text:a xlink:type="simple" xlink:href="https://armyinform.com.ua/2023/04/13/minveteraniv-provede-monitoryng-yakosti-nadannya-poslugy/" text:style-name="Internet_20_link" text:visited-style-name="Visited_20_Internet_20_Link">
https://armyinform.com.ua/2023/04/13/minveteraniv-provede-monitoryng-yakosti-nadannya-poslugy/</text:a>
</text:p>
      <!--NEWS-->
      <text:h text:style-name="P10" text:outline-level="1">
<text:span text:style-name="T4">
Zaporizka Oblast（16:16）。 红色警报：空中威胁。 警笛声。 立即掩盖！</text:span>
</text:h>
      <text:p text:style-name="P4">
作者: liveuamap (Language: en)</text:p>
      <text:p text:style-name="P4">
时间: 2023-04-13T10:16:00</text:p>
      <text:p text:style-name="P4">
地点: Zaporizka Oblast (Latitude:47.612021 Longtitude:35.765261)</text:p>
      <text:p text:style-name="P4">
视频: []</text:p>
      <text:p text:style-name="P4">
图片: []</text:p>
      <text:p text:style-name="P4">
标签: ["Europe", "Central and Eastern Europe"]</text:p>
      <text:p text:style-name="P4">
Id: 22555865</text:p>
      <!--METADATA-->
      <text:p text:style-name="P4">
Zaporizhzhia地区(16:16). Red Alert: aerial threat. Sirens sounding. Take covernow!</text:p>
      <text:p text:style-name="P4">
News Collection Link: <text:a xlink:type="simple" xlink:href="https://liveuamap.com/en/2023/13-april-zaporizka-oblast1616-red-alert-aeriag" text:style-name="Internet_20_link" text:visited-style-name="Visited_20_Internet_20_Link">
https://liveuamap.com/en/2023/13-april-zaporizka-oblast1616-red-alert-aeriag</text:a>
</text:p>
      <text:p text:style-name="P4">
News Source: <text:a xlink:type="simple" xlink:href="https://t.me/suspilnezaporizhzhya/12066" text:style-name="Internet_20_link" text:visited-style-name="Visited_20_Internet_20_Link">
https://t.me/suspilnezaporizhzhya/12066</text:a>
</text:p>
      <!--NEWS-->
      <text:h text:style-name="P10" text:outline-level="1">
<text:span text:style-name="T4">
Donetsk Oblast（16:17）。 红色警报：空中威胁。 警笛声。 立即掩盖！</text:span>
</text:h>
      <text:p text:style-name="P4">
作者: liveuamap (Language: en)</text:p>
      <text:p text:style-name="P4">
时间: 2023-04-13T10:18:00</text:p>
      <text:p text:style-name="P4">
地点: Donetsk Oblast (Latitude:48.72636 Longtitude:37.57921)</text:p>
      <text:p text:style-name="P4">
视频: []</text:p>
      <text:p text:style-name="P4">
图片: []</text:p>
      <text:p text:style-name="P4">
标签: ["Europe", "Central and Eastern Europe"]</text:p>
      <text:p text:style-name="P4">
Id: 22555866</text:p>
      <!--METADATA-->
      <text:p text:style-name="P4">
Donetsk Oblast(16:17). Red Alert: aerial threat. Sirens sounding. Take covernow!</text:p>
      <text:p text:style-name="P4">
News Collection Link: <text:a xlink:type="simple" xlink:href="https://liveuamap.com/en/2023/13-april-donetsk-oblast1617-red-alert-aerial-g" text:style-name="Internet_20_link" text:visited-style-name="Visited_20_Internet_20_Link">
https://liveuamap.com/en/2023/13-april-donetsk-oblast1617-red-alert-aerial-g</text:a>
</text:p>
      <text:p text:style-name="P4">
News Source: <text:a xlink:type="simple" xlink:href="https://t.me/air_alert_ua/43021" text:style-name="Internet_20_link" text:visited-style-name="Visited_20_Internet_20_Link">
https://t.me/air_alert_ua/43021</text:a>
</text:p>
      <!--NEWS-->
      <text:h text:style-name="P10" text:outline-level="1">
<text:span text:style-name="T4">
据报道怀疑另外5名合作者在释放临时占领地区后暴露了</text:span>
</text:h>
      <text:p text:style-name="P4">
作者: ['АРМІЯINFORM']</text:p>
      <text:p text:style-name="P4">
时间: 2023-04-13T11:00:00-04:00</text:p>
      <text:p text:style-name="P4">
描述: 乌克兰的贝兹皮基（Bezpeki）的服务是系统的维克里瓦蒂·兹拉德尼克（Vikrivati Zradnik），那是kolaborandiv on ...与乌克兰2022年的战争，与乌克兰与乌克兰的最新新闻，《与乌克兰2022年的新闻战争》，今天的战争，乌克兰和乌克兰之间的战争将会发生。俄罗斯，当他们在2022年与乌克兰的战争将是与否的时候，他们会在不久的将来与乌克兰发生战争，他们说，与乌克兰的战争，今天的乌克兰新闻，乌克兰的新闻，乌克兰媒体在俄罗斯的乌克兰新闻</text:p>
      <text:p text:style-name="P4">
图片: ['<text:a xlink:type="simple" xlink:href="https://armyinform.com.ua/wp-content/uploads/2023/04/kolaboranty-sbu.jpg" text:style-name="Internet_20_link" text:visited-style-name="Visited_20_Internet_20_Link">
kolaboranty-sbu.jpg</text:a>
']</text:p>
      <text:p text:style-name="P4">
标签: ['ДОНЕЧЧИНА', 'ЗРАДНИКИ', 'КОЛАБОРАНТИ', 'ЛУГАНЩИНА', 'СБУ', 'ТИМЧАСОВО ОКУПОВАНІ ТЕРИТОРІЇ', 'ХАРКІВЩИНА', 'ХЕРСОНЩИНА']</text:p>
      <text:p text:style-name="P4">
类别: News</text:p>
      <!--METADATA-->
      <text:p text:style-name="P4">
<draw:frame draw:style-name="fr1" draw:name="Image80" text:anchor-type="as-char" svg:width="6.9236in" svg:height="3.894525in" draw:z-index="0">
<draw:image xlink:href="../Images/AРМІЯINFORM/2023-04-13T11-00-00-04-00/kolaboranty-sbu.jpg" xlink:type="simple" xlink:show="embed" xlink:actuate="onLoad" draw:mime-type="image/jpeg"/>
</draw:frame>
乌克兰的安全局继续系统地揭露叛徒，并在乌克兰南部和东部的临时占领领土。 结果，怀疑还有五个自愿与敌人合作的敌对同事。</text:p>
      <text:p text:style-name="P4">
关于它<text:a xlink:type="simple" xlink:href="https://ssu.gov.ua/novyny/sbu-povidomyla-pro-pidozru-shche-5-kolaborantam-sered-nykh-chynovnyk-khersonskoi-miskrady-i-psevdorektory-mistsevykh-vnz" text:style-name="Internet_20_link" text:visited-style-name="Visited_20_Internet_20_Link">
报告</text:a>
SBU新闻服务。</text:p>
      <text:p text:style-name="P4">
消息写道：“是的，SBU网络犯罪分子记录了霍尔森修道院住房和公共服务部门前负责人的犯罪行为。”</text:p>
      <text:p text:style-name="P4">
值得注意的是，在捕获盖勒特市时，余额亲自组装了官员，领导侵略者“ Chersonteplomal Network的统一企业”创建的。 在“职位”中，攻击者组织了基础设施对象的财产的SO列表，以将其转移到俄罗斯垄断中。</text:p>
      <text:p text:style-name="P4">
此外，SBU反情报暴露了卢汉斯克地区国家移民局的两名官员，他们加入了“ MVSLNR”职业。 在伪造机构的行列中，恶性因素遵循莫斯科对当地人的“认证”的指示。</text:p>
      <text:p text:style-name="P4">
霍森(Kherson)占领期间的另一位合作者由So赢得的“ Kherson University”领导。 在那里，她引入了侵略国的教育“标准”，因为在逃往克里米亚的城市解放期间。</text:p>
      <text:p text:style-name="P4">
SBU还记录了Akharkiv国立内政大学前教师的颠覆性活动，该活动于2014年发布。 在一次大规模入侵的开始时，他发布了一张支持俄罗斯电报的上诉电报，在那里他呼吁以前的同事，例如帮助侵略者俘虏基辅。 为此，在2022年5月底，攻击者被任命为“梅利托波尔大学”的校长。 Makarenko。 参与Krymliv叙述的人处于“立场”，质疑乌克兰国家的存在。</text:p>
      <text:p text:style-name="P4">
在刑事诉讼范围内的调查行动正在批准《乌克兰刑法》条款：</text:p>
      <ul>
        <li>
110(侵占乌克兰的领土完整性和完整性); * 111(叛国罪); * 111-1(合作); * 111-2(对侵略者国家的协助).</li>
      </ul>
      <text:p text:style-name="P4">
News Source: <text:a xlink:type="simple" xlink:href="https://armyinform.com.ua/2023/04/13/povidomleno-pro-pidozru-shhe-5-kolaborantam/" text:style-name="Internet_20_link" text:visited-style-name="Visited_20_Internet_20_Link">
https://armyinform.com.ua/2023/04/13/povidomleno-pro-pidozru-shhe-5-kolaborantam/</text:a>
</text:p>
      <!--NEWS-->
      <text:h text:style-name="P10" text:outline-level="1">
<text:span text:style-name="T4">
来自Pokrovsk的撤离火车现在将到达Zhytomyr地区</text:span>
</text:h>
      <text:p text:style-name="P4">
作者: ['АРМІЯINFORM']</text:p>
      <text:p text:style-name="P4">
时间: 2023-04-13T12:00:00-04:00</text:p>
      <text:p text:style-name="P4">
描述: Zi 18 Kvistnaya non -Pay evakuyzdi Iz iz Pokrovska，顿涅茨克地区，蛇 -  sinke -sinques ...与乌克兰2022年的战争，与乌克兰的最新新闻，今天与乌克兰2022年的新闻战争，今天，乌克兰和俄罗斯和俄罗斯和俄罗斯之间的战争将在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evakuaczijnyj-potyag.jpg" text:style-name="Internet_20_link" text:visited-style-name="Visited_20_Internet_20_Link">
evakuaczijnyj-potyag.jpg</text:a>
']</text:p>
      <text:p text:style-name="P4">
标签: ['БЕРДИЧІВ', 'ДОНЕЧЧИНА', 'ЕВАКУАЦІЙНИЙ ПОТЯГ', 'ЕВАКУАЦІЯ', 'ЖИТОМИРЩИНА', 'ПОКРОВСЬК']</text:p>
      <text:p text:style-name="P4">
类别: News</text:p>
      <!--METADATA-->
      <text:p text:style-name="P4">
<draw:frame draw:style-name="fr1" draw:name="Image81" text:anchor-type="as-char" svg:width="6.9236in" svg:height="4.622945in" draw:z-index="0">
<draw:image xlink:href="../Images/AРМІЯINFORM/2023-04-13T12-00-00-04-00/evakuaczijnyj-potyag.jpg" xlink:type="simple" xlink:show="embed" xlink:actuate="onLoad" draw:mime-type="image/jpeg"/>
</draw:frame>
撤离火车。 说明性照片</text:p>
      <text:p text:style-name="P4">
从4月18日起，来自Donetsk地区Pokrovsk的免费撤离火车改变了到达的位置。 以前，他在Cherkasy地区跑步，现在他将能够到达Zhytomyr地区Berdychiv。</text:p>
      <text:p text:style-name="P4">
关于它<text:a xlink:type="simple" xlink:href="https://minre.gov.ua/2023/04/12/bezkoshtovnyj-evakuaczijnyj-potyag-iz-donechchyny-vidteper-prybuvatyme-na-zhytomyrshhynu/" text:style-name="Internet_20_link" text:visited-style-name="Visited_20_Internet_20_Link">
报告</text:a>
乌克兰暂时占领领土的重新融入部。</text:p>
      <text:p text:style-name="P4">
均匀数字将每四天进行一次航班。 从波克罗夫斯克(Pokrovsk)离开度假列车的时间为14:15。</text:p>
      <text:p text:style-name="P4">
那些撤离的人必须通过打电话来预注册：<text:span text:style-name="T4">
(098)890-33-18，(066)285-62-90 </text:span>
，或在村庄，定居委员会和军事行政部门的热线上报告其名词。</text:p>
      <text:p text:style-name="P4">
要撤离重病和低弹性的人，请致电：<text:span text:style-name="T4">
(099)710-48-72，(099)311-53-14，(099)311-53-36，(096)108-60-48，(096)108-52-24。</text:span>
</text:p>
      <text:p text:style-name="P4">
在Zhytomyr地区，国内流离失所者将被安置在自由庇护所中。他们将提供财务，人道主义和心理援助以及社会援助。</text:p>
      <text:p text:style-name="P4">
您还可以寻求疏散热亚麻的帮助：15-48，也可以写信给信使以便房间的房间(096)078-84-33。</text:p>
      <text:p text:style-name="P4">
有了有关自由疏散到Zhytomyr区域的更多信息，请参见<text:a xlink:type="simple" xlink:href="https://minre.gov.ua/wp-content/uploads/2023/04/photo_2023-04-12_15-21-09.pdf" text:style-name="Internet_20_link" text:visited-style-name="Visited_20_Internet_20_Link">
参考</text:a>
.</text:p>
      <text:p text:style-name="P4">
News Source: <text:a xlink:type="simple" xlink:href="https://armyinform.com.ua/2023/04/13/evakuaczijnyj-potyag-iz-pokrovska-vidteper-prybuvatyme-na-zhytomyrshhynu/" text:style-name="Internet_20_link" text:visited-style-name="Visited_20_Internet_20_Link">
https://armyinform.com.ua/2023/04/13/evakuaczijnyj-potyag-iz-pokrovska-vidteper-prybuvatyme-na-zhytomyrshhynu/</text:a>
</text:p>
      <!--NEWS-->
      <text:h text:style-name="P10" text:outline-level="1">
<text:span text:style-name="T4">
俄罗斯军队今天炮击了尼科波尔区</text:span>
</text:h>
      <text:p text:style-name="P4">
作者: liveuamap (Language: en)</text:p>
      <text:p text:style-name="P4">
时间: 2023-04-13T12:34:37</text:p>
      <text:p text:style-name="P4">
地点: Zaporizhia (Latitude:47.61912 Longtitude:34.5175)</text:p>
      <text:p text:style-name="P4">
视频: []</text:p>
      <text:p text:style-name="P4">
图片: ["<text:a xlink:type="simple" xlink:href="https://liveuamap.com/pics/2023/04/13/22555908_0.jpg" text:style-name="Internet_20_link" text:visited-style-name="Visited_20_Internet_20_Link">
22555908_0.jpg</text:a>
", "<text:a xlink:type="simple" xlink:href="https://liveuamap.com/pics/2023/04/13/22555908_1.jpg" text:style-name="Internet_20_link" text:visited-style-name="Visited_20_Internet_20_Link">
22555908_1.jpg</text:a>
", "<text:a xlink:type="simple" xlink:href="https://liveuamap.com/pics/2023/04/13/22555908_2.jpg" text:style-name="Internet_20_link" text:visited-style-name="Visited_20_Internet_20_Link">
22555908_2.jpg</text:a>
", "<text:a xlink:type="simple" xlink:href="https://liveuamap.com/pics/2023/04/13/22555908_3.jpg" text:style-name="Internet_20_link" text:visited-style-name="Visited_20_Internet_20_Link">
22555908_3.jpg</text:a>
", "<text:a xlink:type="simple" xlink:href="https://liveuamap.com/pics/2023/04/13/22555908_4.jpg" text:style-name="Internet_20_link" text:visited-style-name="Visited_20_Internet_20_Link">
22555908_4.jpg</text:a>
"]</text:p>
      <text:p text:style-name="P4">
标签: []</text:p>
      <text:p text:style-name="P4">
Id: 22555908</text:p>
      <!--METADATA-->
      <text:p text:style-name="P4">
俄罗斯军队今天炮击了尼科波尔区</text:p>
      <text:p text:style-name="P4">
<draw:frame draw:style-name="fr1" draw:name="Image82" text:anchor-type="as-char" svg:width="6.9236in" svg:height="3.357946in" draw:z-index="0">
<draw:image xlink:href="../Images/liveuamap/2023-04-13T12-34-37/22555908_0.jpg" xlink:type="simple" xlink:show="embed" xlink:actuate="onLoad" draw:mime-type="image/jpeg"/>
</draw:frame>
<draw:frame draw:style-name="fr1" draw:name="Image83" text:anchor-type="as-char" svg:width="6.9236in" svg:height="3.357946in" draw:z-index="0">
<draw:image xlink:href="../Images/liveuamap/2023-04-13T12-34-37/22555908_1.jpg" xlink:type="simple" xlink:show="embed" xlink:actuate="onLoad" draw:mime-type="image/jpeg"/>
</draw:frame>
<draw:frame draw:style-name="fr1" draw:name="Image84" text:anchor-type="as-char" svg:width="6.9236in" svg:height="5.1927in" draw:z-index="0">
<draw:image xlink:href="../Images/liveuamap/2023-04-13T12-34-37/22555908_2.jpg" xlink:type="simple" xlink:show="embed" xlink:actuate="onLoad" draw:mime-type="image/jpeg"/>
</draw:frame>
<draw:frame draw:style-name="fr1" draw:name="Image85" text:anchor-type="as-char" svg:width="6.9236in" svg:height="3.357946in" draw:z-index="0">
<draw:image xlink:href="../Images/liveuamap/2023-04-13T12-34-37/22555908_3.jpg" xlink:type="simple" xlink:show="embed" xlink:actuate="onLoad" draw:mime-type="image/jpeg"/>
</draw:frame>
<draw:frame draw:style-name="fr1" draw:name="Image86" text:anchor-type="as-char" svg:width="6.9236in" svg:height="3.357946in" draw:z-index="0">
<draw:image xlink:href="../Images/liveuamap/2023-04-13T12-34-37/22555908_4.jpg" xlink:type="simple" xlink:show="embed" xlink:actuate="onLoad" draw:mime-type="image/jpeg"/>
</draw:frame>
新闻集链接：<text:a xlink:type="simple" xlink:href="https://liveuamap.com/en/2023/13-april-russian-army-shelled-nikopol-district-today-" text:style-name="Internet_20_link" text:visited-style-name="Visited_20_Internet_20_Link">
https://liveuamap.com/en/2023/13-april-russian-army-army-shelled-nikopol-district-today-</text:a>
</text:p>
      <text:p text:style-name="P4">
News Source: <text:a xlink:type="simple" xlink:href="https://t.me/dneproperatyv/60135" text:style-name="Internet_20_link" text:visited-style-name="Visited_20_Internet_20_Link">
https://t.me/dneproperatyv/60135</text:a>
</text:p>
      <!--NEWS-->
      <text:h text:style-name="P10" text:outline-level="1">
<text:span text:style-name="T4">
退伍军人的全面支持制度将促进过渡到平民生活</text:span>
</text:h>
      <text:p text:style-name="P4">
作者: ['АРМІЯINFORM']</text:p>
      <text:p text:style-name="P4">
时间: 2023-04-13T13:00:00-04:00</text:p>
      <text:p text:style-name="P4">
描述: Invavadzhenya由Vid Vichokovo的过渡巩固了“系统系统制度的紧急战略家……与乌克兰2022年的战争，与乌克兰的最新新闻，今天与乌克兰的新闻战争，今天与乌克兰2022年的新闻战争，乌克兰与乌克兰之间的战争会发生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yuliya-laputina-nova-systema.jpg" text:style-name="Internet_20_link" text:visited-style-name="Visited_20_Internet_20_Link">
yuliya-laputina-nova-systema.jpg</text:a>
']</text:p>
      <text:p text:style-name="P4">
标签: ['МІНВЕТЕРАНІВ', 'ПІДТРИМКА ВЕТЕРАНІВ', 'СОЦІАЛЬНИЙ ЗАХИСТ', 'ЮЛІЯ ЛАПУТІНА']</text:p>
      <text:p text:style-name="P4">
类别: News</text:p>
      <!--METADATA-->
      <text:p text:style-name="P4">
<draw:frame draw:style-name="fr1" draw:name="Image87" text:anchor-type="as-char" svg:width="6.9236in" svg:height="4.608521in" draw:z-index="0">
<draw:image xlink:href="../Images/AРМІЯINFORM/2023-04-13T13-00-00-04-00/yuliya-laputina-nova-systema.jpg" xlink:type="simple" xlink:show="embed" xlink:actuate="onLoad" draw:mime-type="image/jpeg"/>
</draw:frame>
实施政府的“建立了直到2032年期间的公共服务到民间生活的制度的战略”有助于融合对捍卫者，捍卫者及其家人的全面心理社会支持。</text:p>
      <text:p text:style-name="P4">
如<text:a xlink:type="simple" xlink:href="https://mva.gov.ua/ua/news/yuliya-laputina-vprovadzhennya-sistemi-perehodu-do-civilnogo-zhittya-garantuvatime-kompleksnu-psihosocialnu-pidtrimku-veteranam-ta-yihnim-rodinam" text:style-name="Internet_20_link" text:visited-style-name="Visited_20_Internet_20_Link">
报告</text:a>
乌克兰事务部的新闻服务在4月12日在利维夫举行的国际康复论坛上说，尤利娅·拉普蒂纳部长说。</text:p>
      <text:p text:style-name="P4">
该论坛是在乌克兰退伍军人卫生部，乌克兰卫生部，乌克兰社会政策部，利维夫地区军事管理，利维夫市议会，乌克兰红十字会的协助下举行的。</text:p>
      <text:p text:style-name="P4">
退伍军人部负责人指出，在战争中乌克兰胜利之后，退伍军人的人数，其家庭和堕落士兵的家庭有时会增加。所有这些人都必须恢复和平生活，因为很快，他们将为这些人提供全面的康复。</text:p>
      <text:p text:style-name="P4">
“从军事职业过渡到平民生活的战略是一种机构形式，它将融入战斗人员的平民生活，为他们的家人服务。 国家应形成一个系统，并分析我们的勇士在服兵役之后的去向。 尤里亚·拉普蒂纳(Yulia Laputina)强调，还为和平生活提供了所有必要的工具，以使无麻烦的重新融合到和平生活，而单独的组成部分是复杂的康复。</text:p>
      <text:p text:style-name="P4">
过渡策略是由国防部的专家在总理，乌克兰部长内阁改革办公室的支持下以及其他改革部长和有力的机构的支持下制定的。据部长说，它规定了建立透明机制，以提供必要的乌克兰捍卫者。服务，教育和就业，支持资深企业家精神，住房，社会保证的支持和发展。</text:p>
      <text:p text:style-name="P4">
News Source: <text:a xlink:type="simple" xlink:href="https://armyinform.com.ua/2023/04/13/systema-perehodu-do-czyvilnogo-zhyttya/" text:style-name="Internet_20_link" text:visited-style-name="Visited_20_Internet_20_Link">
https://armyinform.com.ua/2023/04/13/systema-perehodu-do-czyvilnogo-zhyttya/</text:a>
</text:p>
      <!--NEWS-->
      <text:h text:style-name="P10" text:outline-level="1">
<text:span text:style-name="T4">
武装部队航空在敌人的集中区域进行了六次节拍</text:span>
</text:h>
      <text:p text:style-name="P4">
作者: ['АРМІЯINFORM']</text:p>
      <text:p text:style-name="P4">
时间: 2023-04-13T14:00:00-04:00</text:p>
      <text:p text:style-name="P4">
描述: Avisaats的乌克兰辩护部队为Doba辩护，在Zserdzhennya的地区进行了6杆。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avicziya_udar-1.jpg" text:style-name="Internet_20_link" text:visited-style-name="Visited_20_Internet_20_Link">
avicziya_udar-1.jpg</text:a>
']</text:p>
      <text:p text:style-name="P4">
标签: ['STOPRUSSIA', 'ВІЙНА', 'ВТОРГНЕННЯ РФ', 'ВТРАТИ ВОРОГА', 'ГШ ЗСУ', 'ХРОНІКА ОБОРОНИ']</text:p>
      <text:p text:style-name="P4">
类别: News</text:p>
      <!--METADATA-->
      <text:p text:style-name="P4">
<draw:frame draw:style-name="fr1" draw:name="Image88" text:anchor-type="as-char" svg:width="6.9236in" svg:height="4.834981in" draw:z-index="0">
<draw:image xlink:href="../Images/AРМІЯINFORM/2023-04-13T14-00-00-04-00/avicziya_udar-1.jpg" xlink:type="simple" xlink:show="embed" xlink:actuate="onLoad" draw:mime-type="image/jpeg"/>
</draw:frame>
<text:span text:style-name="T4">
🔥俄罗斯入侵的情况</text:span>
</text:p>
      <text:p text:style-name="P4">
乌克兰国防军每天的航空在侵略者的个人员工和军事装备集中的领域中进行了6次节拍。 另外，我们的捍卫者已经击倒了Orlan-10的2个敌人无人机，<text:a xlink:type="simple" xlink:href="https://www.facebook.com/GeneralStaff.ua/posts/pfbid02EaD6qpeHogRqHPCLsMRkhpkYE2uECFoocFVXXdMpGUjMexKndSDyGJLSudgSGyXgl" text:style-name="Internet_20_link" text:visited-style-name="Visited_20_Internet_20_Link">
报告</text:a>
乌克兰武装部队的总参谋部。</text:p>
      <text:p text:style-name="P4">
同时，导弹和炮兵部队受到了四个生命力，武器和军事装备，2个弹药仓库以及1个敌方雷达站的影响。</text:p>
      <text:p text:style-name="P4">
News Source: <text:a xlink:type="simple" xlink:href="https://armyinform.com.ua/2023/04/13/nasha-aviacziya-zavdala-shist-udariv-po-rajonah-zoseredzhennya-voroga/" text:style-name="Internet_20_link" text:visited-style-name="Visited_20_Internet_20_Link">
https://armyinform.com.ua/2023/04/13/nasha-aviacziya-zavdala-shist-udariv-po-rajonah-zoseredzhennya-voroga/</text:a>
</text:p>
      <!--NEWS-->
      <text:h text:style-name="P10" text:outline-level="1">
<text:span text:style-name="T4">
对信仰军队战斗准备的全面测试正在进行中</text:span>
</text:h>
      <text:p text:style-name="P4">
作者: ['АРМІЯINFORM']</text:p>
      <text:p text:style-name="P4">
时间: 2023-04-13T15:00:00-04:00</text:p>
      <text:p text:style-name="P4">
描述: 在西伯利亚人波利斯基的沃林斯基，Slobozhanskoye探索是运作的……与乌克兰2022年的战争，与乌克兰与乌克兰的最新新闻战争，今天与乌克兰2022年的新闻战争，今天将在乌克兰和俄罗斯之间以及战争之间发动战争他们在2022年与乌克兰有一年</text:p>
      <text:p text:style-name="P4">
图片: ['<text:a xlink:type="simple" xlink:href="https://armyinform.com.ua/wp-content/uploads/2023/04/armbil.jpeg" text:style-name="Internet_20_link" text:visited-style-name="Visited_20_Internet_20_Link">
armbil.jpeg</text:a>
']</text:p>
      <text:p text:style-name="P4">
标签: ['STOPRUSSIA', 'АРМІЯ БІЛОРУСІ', 'ГШ ЗСУ', 'РАНКОВЕ ЗВЕДЕННЯ']</text:p>
      <text:p text:style-name="P4">
类别: News</text:p>
      <!--METADATA-->
      <text:p text:style-name="P4">
<draw:frame draw:style-name="fr1" draw:name="Image89" text:anchor-type="as-char" svg:width="6.9236in" svg:height="4.330592in" draw:z-index="0">
<draw:image xlink:href="../Images/AРМІЯINFORM/2023-04-13T15-00-00-04-00/armbil.jpeg" xlink:type="simple" xlink:show="embed" xlink:actuate="onLoad" draw:mime-type="image/jpeg"/>
</draw:frame>
在Volyn，Polissya，Siversky和Slobozhansky的指示中，操作且没有重大变化。 俄罗斯联邦领土兵役部队的确定部队继续留在白俄罗斯共和国领土。 对白俄罗斯共和国武装部队的战斗准备的全面检查正在进行中。 单独的连接和零件以较高的程度给出。 完成优先级涉及的单位，以牺牲储备金的应征者为代价，<text:a xlink:type="simple" xlink:href="https://www.facebook.com/GeneralStaff.ua/posts/pfbid02EaD6qpeHogRqHPCLsMRkhpkYE2uECFoocFVXXdMpGUjMexKndSDyGJLSudgSGyXgl" text:style-name="Internet_20_link" text:visited-style-name="Visited_20_Internet_20_Link">
报告</text:a>
乌克兰武装部队的总参谋部。</text:p>
      <text:p text:style-name="P4">
敌人继续在与库尔斯克和贝尔戈罗德地区的乌克兰地区保持军事形象，继续执行工程设备。</text:p>
      <text:p text:style-name="P4">
News Source: <text:a xlink:type="simple" xlink:href="https://armyinform.com.ua/2023/04/13/kompleksna-perevirka-bojovoyi-gotovnosti-biloruskoyi-armiyi-tryvaye/" text:style-name="Internet_20_link" text:visited-style-name="Visited_20_Internet_20_Link">
https://armyinform.com.ua/2023/04/13/kompleksna-perevirka-bojovoyi-gotovnosti-biloruskoyi-armiyi-tryvaye/</text:a>
</text:p>
      <!--NEWS-->
      <text:h text:style-name="P10" text:outline-level="1">
<text:span text:style-name="T4">
在奥德萨地区任命的表演 该地区的头</text:span>
</text:h>
      <text:p text:style-name="P4">
作者: Ukrinform (Person)</text:p>
      <text:p text:style-name="P4">
出版商: Укринформ (Organization)</text:p>
      <text:p text:style-name="P4">
出版时间: 2023-04-13T15:39:57+03:00</text:p>
      <text:p text:style-name="P4">
修改时间: 2023-04-13T15:39:57+03:00</text:p>
      <text:p text:style-name="P4">
描述: 敖德萨地区政府鲍里斯·沃申科夫（Boris Voloshenkov）的第一任副主席被任命为敖德萨国家政府的代理主管。  - 乌克林。</text:p>
      <text:p text:style-name="P4">
图片: ["<text:a xlink:type="simple" xlink:href="https://static.ukrinform.com/photos/2023_04/thumb_files/630_360_1681389576-878.jpeg" text:style-name="Internet_20_link" text:visited-style-name="Visited_20_Internet_20_Link">
630_360_16813...</text:a>
"]</text:p>
      <text:p text:style-name="P4">
标签: ['Одещина', 'Призначення']</text:p>
      <text:p text:style-name="P4">
类型: Article</text:p>
      <!--METADATA-->
      <text:p text:style-name="P4">
<draw:frame draw:style-name="fr1" draw:name="Image90" text:anchor-type="as-char" svg:width="6.9236in" svg:height="3.956343in" draw:z-index="0">
<draw:image xlink:href="../Images/yкринформ/2023-04-13T15-39-57-03-00/630_360_1681389576-878.jpeg" xlink:type="simple" xlink:show="embed" xlink:actuate="onLoad" draw:mime-type="image/jpeg"/>
</draw:frame>
敖德萨地区政府鲍里斯·沃申科夫(Boris Voloshenkov)的第一任副主席被任命为敖德萨国家政府主管的高管。</text:p>
      <text:p text:style-name="P4">
乌克利福姆在敖德萨地区政府的新闻界中获悉。</text:p>
      <text:p text:style-name="P4">
相应的照片<text:a xlink:type="simple" xlink:href="https://t.me/sekretikiotiro4ki/2133" text:style-name="Internet_20_link" text:visited-style-name="Visited_20_Internet_20_Link">
</text:a>
敖德萨纳科尼亚主义者伊琳娜·格里布(Irina Grib)出版了。 该文件指出任命是在10日进行的。</text:p>
      <text:p text:style-name="P4">
Boris Voloshenko出生于Beltsi。 从1973年到1979年，他研究了Vodes医学研究所，此后，从1979年到1981年，他担任了敖德萨医学研究所1号医院手术系的老实验室助理。</text:p>
      <text:p text:style-name="P4">
自1981年以来，Voloshenkov在国家安全机构工作，2006年至2008年，他担任少将少将的SBU经济安全领域的主要保护兴趣部门负责人，并于2014年12月成为一名顾问致乌克兰外国情报的负责人。</text:p>
      <text:p text:style-name="P4">
从2016年1月到2020年12月，Voloshenkov担任倡导“ Actio律师事务所的顾问。</text:p>
      <text:p text:style-name="P4">
从2020年12月到2021年2月，他是敖德萨地区政府机构的赞助服务的顾问。</text:p>
      <text:p text:style-name="P4">
从2021年2月起，Voloshenkov担任敖德萨地区政府的第一任副负责人。</text:p>
      <text:p text:style-name="P4">
<text:span text:style-name="T4">
另请阅读：</text:span>
 <text:a xlink:type="simple" xlink:href="https://www.ukrinform.ua/rubric-regions/3693942-na-odesini-sbu-zatrimala-strokovikazradnika-akij-poluvav-na-himars.html" text:style-name="Internet_20_link" text:visited-style-name="Visited_20_Internet_20_Link">
<text:span text:style-name="T4">
敖德萨</text:span>
</text:a>
据报道，直到2023年3月15日，敖德萨地区政府由马克西姆·马尔森科上校领导。 从办公室释放后<text:a xlink:type="simple" xlink:href="https://www.ukrinform.ua/rubric-regions/3682904-eksnacalnik-odeskoi-oda-marcenko-planue-povernutisa-do-zsu.html" text:style-name="Internet_20_link" text:visited-style-name="Visited_20_Internet_20_Link">
</text:a>
Marchenko从2022年3月1日开始领导敖德萨地区政府。 在2015  -  2017年，他是第24个单独突击营“ Aydar”的指挥官。</text:p>
      <text:p text:style-name="P4">
News Source: <text:a xlink:type="simple" xlink:href="https://www.ukrinform.ua/rubric-regions/3695445-na-odesini-priznacili-vo-ocilnika-oblasti.html" text:style-name="Internet_20_link" text:visited-style-name="Visited_20_Internet_20_Link">
https://www.ukrinform.ua/rubric-regions/3695445-na-odesini-priznacili-vo-ocilnika-oblasti.html</text:a>
</text:p>
      <!--NEWS-->
      <text:h text:style-name="P10" text:outline-level="1">
<text:span text:style-name="T4">
时间被评为100个年度最具影响力的人，包括Zelensk和Matviychuk</text:span>
</text:h>
      <text:p text:style-name="P4">
作者: Ukrinform (Person)</text:p>
      <text:p text:style-name="P4">
出版商: Укринформ (Organization)</text:p>
      <text:p text:style-name="P4">
出版时间: 2023-04-13T15:40:00+03:00</text:p>
      <text:p text:style-name="P4">
修改时间: 2023-04-13T15:40:00+03:00</text:p>
      <text:p text:style-name="P4">
描述: 时间于4月13日（星期四）出版，这是2023年地球上100名最有影响力的人的清单。  - 乌克林。</text:p>
      <text:p text:style-name="P4">
图片: ["<text:a xlink:type="simple" xlink:href="https://static.ukrinform.com/photos/2022_12/thumb_files/630_360_1670315976-379.jpeg" text:style-name="Internet_20_link" text:visited-style-name="Visited_20_Internet_20_Link">
630_360_16703...</text:a>
"]</text:p>
      <text:p text:style-name="P4">
标签: ['Рейтинг', 'Журнал Time', 'Олена Зеленська']</text:p>
      <text:p text:style-name="P4">
类型: Article</text:p>
      <!--METADATA-->
      <text:p text:style-name="P4">
<draw:frame draw:style-name="fr1" draw:name="Image91" text:anchor-type="as-char" svg:width="6.9236in" svg:height="3.956343in" draw:z-index="0">
<draw:image xlink:href="../Images/yкринформ/2023-04-13T15-40-00-03-00/630_360_1670315976-379.jpeg" xlink:type="simple" xlink:show="embed" xlink:actuate="onLoad" draw:mime-type="image/jpeg"/>
</draw:frame>
该期刊时间于4月13日(星期四)发布，​​这是2023年地球上100名最有影响力的人的清单。</text:p>
      <text:p text:style-name="P4">
根据乌克林福姆的说法，相应的列表放在[]上(https://time.com/collection/100-most-influential-people-2023/?utm_source=twitter&amp;utm_medium=social&amp;utm_campaign=time100&amp;utm_term=_&amp;linkId=209658061)杂志。</text:p>
      <text:p text:style-name="P4">
六个类别的列表。</text:p>
      <text:p text:style-name="P4">
在“领导者”类别中 - 乌克兰奥伦娜·泽伦斯卡亚(Olena Zelenskaya)的第一夫人，和平奖获得者亚历山大·马特维奇克(Alexander Matviychuk)，美国总统乔·拜登(Joe Biden)，德国总理奥拉夫·舒尔特(Olaf Scholt)，日本总理富米奥·基希德(Fumio Kishid)，在美国和美国的拉法兹尼斯特(Rafazhnist of Us and Us and Us)中被捕。</text:p>
      <text:p text:style-name="P4">
Titani包括Ilona面具，足球运动员Lionel Messi，歌手Kubyonse和Biontech疫苗开发人员Ugura Shahina和Ozle Turbi。</text:p>
      <text:p text:style-name="P4">
<text:span text:style-name="T4">
另请阅读：</text:span>
 <text:a xlink:type="simple" xlink:href="https://www.ukrinform.ua/rubric-ato/3677819-zurnal-time-vkluciv-obkladinku-pro-ukrainu-v-dobirku-znakovih-do-svogo-storicca.html" text:style-name="Internet_20_link" text:visited-style-name="Visited_20_Internet_20_Link">
<text:span text:style-name="T4">
日记</text:span>
 <text:span text:style-name="T4">
时间</text:span>
</text:a>
今年的“创新者”是OpenAI首席执行官，Sam Altman，Supermodel Bella Hadid和美国说唱歌手Dodge Kat。</text:p>
      <text:p text:style-name="P4">
在库米里类别中 - 英国国王查尔斯三世，作家萨尔曼·拉什迪(Salman Rushdi)，美国篮球运动员布兰妮·格林纳(Britney Greener)，他被释放在俄罗斯联邦的监禁中，其他人则被释放。</text:p>
      <text:p text:style-name="P4">
美国演员迈克尔·乔丹(Michael B.</text:p>
      <text:p text:style-name="P4">
值得注意的是，“创新者”的类别包括沃尔迪斯尼公司鲍勃·艾格(Bob Iger)和基利安·姆巴佩(Killian Mbappe)足球运动员的首席执行官。</text:p>
      <text:p text:style-name="P4">
<text:span text:style-name="T4">
另请阅读：</text:span>
 <text:a xlink:type="simple" xlink:href="https://www.ukrinform.ua/rubric-society/3677367-ukrainka-uvijsla-do-spisku-zinka-roku-2023-za-versieu-time.html" text:style-name="Internet_20_link" text:visited-style-name="Visited_20_Internet_20_Link">
</text:a>
正如乌克林福姆报道的那样，去年最多有影响力的人根据时间<text:a xlink:type="simple" xlink:href="https://www.ukrinform.ua/tag-zelenskij" text:style-name="Internet_20_link" text:visited-style-name="Visited_20_Internet_20_Link">
</text:a>
武装部队武装部队瓦利·扎卢兹尼(Valery Zaluzhny)的武装部队负责人。</text:p>
      <text:p text:style-name="P4">
_foto：op _</text:p>
      <text:p text:style-name="P4">
News Source: <text:a xlink:type="simple" xlink:href="https://www.ukrinform.ua/rubric-society/3695450-time-nazvav-100-najvplivovisih-ludej-roku-sered-nih-zelenska-i-matvijcuk.html" text:style-name="Internet_20_link" text:visited-style-name="Visited_20_Internet_20_Link">
https://www.ukrinform.ua/rubric-society/3695450-time-nazvav-100-najvplivovisih-ludej-roku-sered-nih-zelenska-i-matvijcuk.html</text:a>
</text:p>
      <!--NEWS-->
      <text:h text:style-name="P10" text:outline-level="1">
<text:span text:style-name="T4">
俄罗斯军队用MLRS炮击Kharkiv地区的Kucherivka</text:span>
</text:h>
      <text:p text:style-name="P4">
作者: liveuamap (Language: en)</text:p>
      <text:p text:style-name="P4">
时间: 2023-04-13T15:40:09</text:p>
      <text:p text:style-name="P4">
地点: Kharkiv (Latitude:49.7103 Longtitude:37.66658)</text:p>
      <text:p text:style-name="P4">
视频: []</text:p>
      <text:p text:style-name="P4">
图片: ["<text:a xlink:type="simple" xlink:href="https://liveuamap.com/pics/2023/04/13/22555936_0.jpg" text:style-name="Internet_20_link" text:visited-style-name="Visited_20_Internet_20_Link">
22555936_0.jpg</text:a>
", "<text:a xlink:type="simple" xlink:href="https://liveuamap.com/pics/2023/04/13/22555936_1.jpg" text:style-name="Internet_20_link" text:visited-style-name="Visited_20_Internet_20_Link">
22555936_1.jpg</text:a>
", "<text:a xlink:type="simple" xlink:href="https://liveuamap.com/pics/2023/04/13/22555936_2.jpg" text:style-name="Internet_20_link" text:visited-style-name="Visited_20_Internet_20_Link">
22555936_2.jpg</text:a>
", "<text:a xlink:type="simple" xlink:href="https://liveuamap.com/pics/2023/04/13/22555936_3.jpg" text:style-name="Internet_20_link" text:visited-style-name="Visited_20_Internet_20_Link">
22555936_3.jpg</text:a>
", "<text:a xlink:type="simple" xlink:href="https://liveuamap.com/pics/2023/04/13/22555936_4.jpg" text:style-name="Internet_20_link" text:visited-style-name="Visited_20_Internet_20_Link">
22555936_4.jpg</text:a>
", "<text:a xlink:type="simple" xlink:href="https://liveuamap.com/pics/2023/04/13/22555936_5.jpg" text:style-name="Internet_20_link" text:visited-style-name="Visited_20_Internet_20_Link">
22555936_5.jpg</text:a>
"]</text:p>
      <text:p text:style-name="P4">
标签: []</text:p>
      <text:p text:style-name="P4">
Id: 22555936</text:p>
      <!--METADATA-->
      <text:p text:style-name="P4">
俄罗斯军队用MLRS炮击Kharkiv地区的Kucherivka</text:p>
      <text:p text:style-name="P4">
<draw:frame draw:style-name="fr1" draw:name="Image92" text:anchor-type="as-char" svg:width="6.9236in" svg:height="5.201354in" draw:z-index="0">
<draw:image xlink:href="../Images/liveuamap/2023-04-13T15-40-09/22555936_0.jpg" xlink:type="simple" xlink:show="embed" xlink:actuate="onLoad" draw:mime-type="image/jpeg"/>
</draw:frame>
<draw:frame draw:style-name="fr1" draw:name="Image93" text:anchor-type="as-char" svg:width="6.9236in" svg:height="5.1927in" draw:z-index="0">
<draw:image xlink:href="../Images/liveuamap/2023-04-13T15-40-09/22555936_1.jpg" xlink:type="simple" xlink:show="embed" xlink:actuate="onLoad" draw:mime-type="image/jpeg"/>
</draw:frame>
<draw:frame draw:style-name="fr1" draw:name="Image94" text:anchor-type="as-char" svg:width="6.9236in" svg:height="5.1927in" draw:z-index="0">
<draw:image xlink:href="../Images/liveuamap/2023-04-13T15-40-09/22555936_2.jpg" xlink:type="simple" xlink:show="embed" xlink:actuate="onLoad" draw:mime-type="image/jpeg"/>
</draw:frame>
<draw:frame draw:style-name="fr1" draw:name="Image95" text:anchor-type="as-char" svg:width="6.9236in" svg:height="5.1927in" draw:z-index="0">
<draw:image xlink:href="../Images/liveuamap/2023-04-13T15-40-09/22555936_3.jpg" xlink:type="simple" xlink:show="embed" xlink:actuate="onLoad" draw:mime-type="image/jpeg"/>
</draw:frame>
<draw:frame draw:style-name="fr1" draw:name="Image96" text:anchor-type="as-char" svg:width="6.9236in" svg:height="5.1927in" draw:z-index="0">
<draw:image xlink:href="../Images/liveuamap/2023-04-13T15-40-09/22555936_4.jpg" xlink:type="simple" xlink:show="embed" xlink:actuate="onLoad" draw:mime-type="image/jpeg"/>
</draw:frame>
<draw:frame draw:style-name="fr1" draw:name="Image97" text:anchor-type="as-char" svg:width="6.9236in" svg:height="4.708048in" draw:z-index="0">
<draw:image xlink:href="../Images/liveuamap/2023-04-13T15-40-09/22555936_5.jpg" xlink:type="simple" xlink:show="embed" xlink:actuate="onLoad" draw:mime-type="image/jpeg"/>
</draw:frame>
新闻集链接：<text:a xlink:type="simple" xlink:href="https://liveuamap.com/en/2023/13-april-russian-army-shelled-kucherivka-in-kharkiv-region" text:style-name="Internet_20_link" text:visited-style-name="Visited_20_Internet_20_Link">
https://liveuamap.com/en/2023/13-april-russian-army-army-shelled-kucherivka-in-kharkiv-rigion</text:a>
</text:p>
      <text:p text:style-name="P4">
News Source: <text:a xlink:type="simple" xlink:href="https://t.me/huyovy_kharkiv/106084" text:style-name="Internet_20_link" text:visited-style-name="Visited_20_Internet_20_Link">
https://t.me/huyovy_kharkiv/106084</text:a>
</text:p>
      <!--NEWS-->
      <text:h text:style-name="P10" text:outline-level="1">
<text:span text:style-name="T4">
基辅地区的沃迪尔：由于新洪水的威胁，宣布了第二层危险</text:span>
</text:h>
      <text:p text:style-name="P4">
作者: Ukrinform (Person)</text:p>
      <text:p text:style-name="P4">
出版商: Укринформ (Organization)</text:p>
      <text:p text:style-name="P4">
出版时间: 2023-04-13T15:49:00+03:00</text:p>
      <text:p text:style-name="P4">
修改时间: 2023-04-13T15:49:00+03:00</text:p>
      <text:p text:style-name="P4">
描述: Ukrhydromet Center警告说，由于春季供水通过基辅的基辅水电站，基辅和基辅地区的某些地区，4月13日至14日，地区可能会泛滥。  - 乌克林。</text:p>
      <text:p text:style-name="P4">
图片: ["<text:a xlink:type="simple" xlink:href="https://static.ukrinform.com/photos/2023_04/thumb_files/630_360_1681390138-400.jpg" text:style-name="Internet_20_link" text:visited-style-name="Visited_20_Internet_20_Link">
630_360_16813...</text:a>
"]</text:p>
      <text:p text:style-name="P4">
标签: ['Дніпро', 'Київська ГЕС', 'Київ']</text:p>
      <text:p text:style-name="P4">
类型: Article</text:p>
      <!--METADATA-->
      <text:p text:style-name="P4">
<draw:frame draw:style-name="fr1" draw:name="Image98" text:anchor-type="as-char" svg:width="6.9236in" svg:height="3.956343in" draw:z-index="0">
<draw:image xlink:href="../Images/yкринформ/2023-04-13T15-49-00-03-00/630_360_1681390138-400.jpg" xlink:type="simple" xlink:show="embed" xlink:actuate="onLoad" draw:mime-type="image/jpeg"/>
</draw:frame>
Ukrhydromet中心警告说，4月13日至14日，基辅和基辅地区某些地区的春水供应通过。</text:p>
      <text:p text:style-name="P4">
正如乌克林福姆报道的那样，关于<text:a xlink:type="simple" xlink:href="https://t.me/VA_Kyiv/1429" text:style-name="Internet_20_link" text:visited-style-name="Visited_20_Internet_20_Link">
</text:a>
通知基辅城军事管理。</text:p>
      <text:p text:style-name="P4">
由于春天通过了基辅<text:a xlink:type="simple" xlink:href="https://www.ukrinform.ua/tag-ges" text:style-name="Internet_20_link" text:visited-style-name="Visited_20_Internet_20_Link">
</text:a>
在基辅市的DNIEPER河上，基夫地区的Vyshgorod，Brovarsky和Boryspil地区将是洪泛区的洪水泛滥地区，以及在许多河流泵送点中最初洪水泛滥的园艺，房东。</text:p>
      <text:p text:style-name="P4">
第二层的危险已经宣布。</text:p>
      <text:p text:style-name="P4">
反过来，基辅地区的警察负责人安德里·内比托夫(Andriy Nebitov(https://t.me/andrii_nebytov/1192?fbclid=IwAR0ZXahIdDlYnR4t1aTmvgcPKLN2WR3OD6B2N1V4kaFy_YuXMo5MdwQRPc8)由于很长降雨，伊万奇夫(Ivankiv)的村庄已经变得模糊了，水掉进了一条河中，河流在街道附近。</text:p>
      <text:p text:style-name="P4">
<text:span text:style-name="T4">
另请阅读：</text:span>
 <text:a xlink:type="simple" xlink:href="https://www.ukrinform.ua/rubric-regions/3695423-ukrainciv-poperedili-pro-pidvisenna-rivniv-vodi-na-verhnomu-dnipri.html" text:style-name="Internet_20_link" text:visited-style-name="Visited_20_Internet_20_Link">
</text:a>
据他说，国家紧急情况的警察和救援人员可以帮助当地人克服邪恶，努力净化排水渠道。 水位逐渐下降。</text:p>
      <text:p text:style-name="P4">
根据乌克林福姆的说法，救援人员不断监视dnieper的水位，并准备采取必要的措施，以防可能发生洪水。</text:p>
      <text:p text:style-name="P4">
News Source: <text:a xlink:type="simple" xlink:href="https://www.ukrinform.ua/rubric-regions/3695453-u-kievi-ta-oblasti-cerez-zagrozu-pidtoplenna-ogolosenij-drugij-riven-nebezpeki.html" text:style-name="Internet_20_link" text:visited-style-name="Visited_20_Internet_20_Link">
https://www.ukrinform.ua/rubric-regions/3695453-u-kievi-ta-oblasti-cerez-zagrozu-pidtoplenna-ogolosenij-drugij-riven-nebezpeki.html</text:a>
</text:p>
      <!--NEWS-->
      <text:h text:style-name="P10" text:outline-level="1">
<text:span text:style-name="T4">
经济部呼吁欧盟加入对俄罗斯核工业的限制</text:span>
</text:h>
      <text:p text:style-name="P4">
作者: Ukrinform (Person)</text:p>
      <text:p text:style-name="P4">
出版商: Укринформ (Organization)</text:p>
      <text:p text:style-name="P4">
出版时间: 2023-04-13T15:49:01+03:00</text:p>
      <text:p text:style-name="P4">
修改时间: 2023-04-13T15:49:01+03:00</text:p>
      <text:p text:style-name="P4">
描述: 经济部认为，欧盟国家应加入对俄罗斯核工业的限制。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Євросоюз', 'Мінекономіки', 'Санкції', 'росія']</text:p>
      <text:p text:style-name="P4">
类型: Article</text:p>
      <!--METADATA-->
      <text:p text:style-name="P4">
<draw:frame draw:style-name="fr1" draw:name="Image99" text:anchor-type="as-char" svg:width="6.9236in" svg:height="3.956343in" draw:z-index="0">
<draw:image xlink:href="../Images/yкринформ/2023-04-13T15-49-01-03-00/630_360_1591893289-695.jpg" xlink:type="simple" xlink:show="embed" xlink:actuate="onLoad" draw:mime-type="image/jpeg"/>
</draw:frame>
物资认为，欧盟国家应该参与对俄罗斯核工业的限制。</text:p>
      <text:p text:style-name="P4">
正如乌克林福姆报道的那样，它报告了<text:a xlink:type="simple" xlink:href="https://www.me.gov.ua/News/Detail" text:style-name="Internet_20_link" text:visited-style-name="Visited_20_Internet_20_Link">
</text:a>
基辅已经为加强对俄罗斯制裁的制裁准备了一项计划，并呼吁盟友开发一种法律框架和实用工具，以使用在国外被没收的俄罗斯资产，以便需要续签我们的国家。</text:p>
      <text:p text:style-name="P4">
经济部强调，乌克兰认为稳定的伙伴决定了对侵略者国家的制裁压力。 特别是这样的证据是美国为对结构进行定期制裁的规定“ <text:a xlink:type="simple" xlink:href="https://www.ukrinform.ua/tag-rosatom" text:style-name="Internet_20_link" text:visited-style-name="Visited_20_Internet_20_Link">
</text:a>
”。</text:p>
      <text:p text:style-name="P4">
“这一决定表明，我们的联合工作给出了结果。在去年的夏天，乌克兰乌克兰弗拉基米尔·泽伦斯基总统呼吁世界社区对俄罗斯联邦的核工业实施制裁，而我们的合作伙伴中很少有这样的决定是这样的决定。在不久的将来 - 鉴于整合世界和欧洲核能和行业的敏感性。但是，当今这种制裁已经是现实。</text:p>
      <text:p text:style-name="P4">
<text:span text:style-name="T4">
另请阅读：</text:span>
 <text:a xlink:type="simple" xlink:href="https://www.ukrinform.ua/rubric-economy/3688726-galusenko-zaklikae-svit-do-sankcij-proti-atomnogo-sektora-rf-slid-bodaj-rozpocati.html" text:style-name="Internet_20_link" text:visited-style-name="Visited_20_Internet_20_Link">
<text:span text:style-name="T4">
原子</text:span>
</text:a>
她强调，美国和英国在与罗萨托姆相关的人中施加了第一个限制，这是在大规模入侵俄罗斯联合会纳入乌克兰的周年纪念日中所采用的。 现在，美国在这一领域增加了压力。</text:p>
      <text:p text:style-name="P4">
Sviridenko说：“我们继续为欧盟国家的原子业限制而努力，我们看到了这一问题的进步。”</text:p>
      <text:p text:style-name="P4">
据报道，4月12日，美国国务院对俄罗斯联邦国防部的独特结构以及支持俄罗斯针对乌克兰联邦的组织提出了限制，包括与罗萨托姆有关的组织。</text:p>
      <text:p text:style-name="P4">
此外，美国财政部对25人和29个组织实施了制裁，该组织在二十个司法管辖区中具有联系点。</text:p>
      <text:p text:style-name="P4">
News Source: <text:a xlink:type="simple" xlink:href="https://www.ukrinform.ua/rubric-economy/3695452-u-minekonomiki-zaklikali-es-dolucitisa-do-obmezen-proti-rosijskoi-atomnoi-galuzi.html" text:style-name="Internet_20_link" text:visited-style-name="Visited_20_Internet_20_Link">
https://www.ukrinform.ua/rubric-economy/3695452-u-minekonomiki-zaklikali-es-dolucitisa-do-obmezen-proti-rosijskoi-atomnoi-galuzi.html</text:a>
</text:p>
      <!--NEWS-->
      <text:h text:style-name="P10" text:outline-level="1">
<text:span text:style-name="T4">
挪威可以与乌克兰创建有关文化和历史关系的系列</text:span>
</text:h>
      <text:p text:style-name="P4">
作者: Ukrinform (Person)</text:p>
      <text:p text:style-name="P4">
出版商: Укринформ (Organization)</text:p>
      <text:p text:style-name="P4">
出版时间: 2023-04-13T15:56:04+03:00</text:p>
      <text:p text:style-name="P4">
修改时间: 2023-04-13T15:56:04+03:00</text:p>
      <text:p text:style-name="P4">
描述: 挪威有兴趣与乌克兰建立有关文化和历史关系的系列。  - 乌克林。</text:p>
      <text:p text:style-name="P4">
图片: ["<text:a xlink:type="simple" xlink:href="https://static.ukrinform.com/photos/2019_05/thumb_files/630_360_1558430211-505.jpg" text:style-name="Internet_20_link" text:visited-style-name="Visited_20_Internet_20_Link">
630_360_15584...</text:a>
", "<text:a xlink:type="simple" xlink:href="https://static.ukrinform.com/photos/2023_04/1681390403-651.jpg" text:style-name="Internet_20_link" text:visited-style-name="Visited_20_Internet_20_Link">
1681390403-65...</text:a>
", "<text:a xlink:type="simple" xlink:href="https://static.ukrinform.com/photos/2023_04/1681390404-755.jpg" text:style-name="Internet_20_link" text:visited-style-name="Visited_20_Internet_20_Link">
1681390404-75...</text:a>
"]</text:p>
      <text:p text:style-name="P4">
标签: ['Норвегія', 'Україна', 'Серіал', 'Київська Русь']</text:p>
      <text:p text:style-name="P4">
类型: Article</text:p>
      <!--METADATA-->
      <text:p text:style-name="P4">
<draw:frame draw:style-name="fr1" draw:name="Image100" text:anchor-type="as-char" svg:width="6.9236in" svg:height="3.956343in" draw:z-index="0">
<draw:image xlink:href="../Images/yкринформ/2023-04-13T15-56-04-03-00/630_360_1558430211-505.jpg" xlink:type="simple" xlink:show="embed" xlink:actuate="onLoad" draw:mime-type="image/jpeg"/>
</draw:frame>
挪威有兴趣与乌克兰建立有关文化和历史关系的系列。</text:p>
      <text:p text:style-name="P4">
正如乌克林福姆报道的那样，它报告了<text:a xlink:type="simple" xlink:href="https://mkip.gov.ua/news/8954.html" text:style-name="Internet_20_link" text:visited-style-name="Visited_20_Internet_20_Link">
</text:a>
4月12日，星期三，MKIP会议由Tairah Grigorenko文化副部长与挪威大使，挪威驻乌克兰，埃里克·瑞典(Erik Swedal​​)和挪威电视电视节目制作公司Huldra Film Garald Omland的负责人举行。</text:p>
      <text:p text:style-name="P4">
<draw:frame draw:style-name="fr1" draw:name="Image101" text:anchor-type="as-char" svg:width="6.9236in" svg:height="4.615733in" draw:z-index="0">
<draw:image xlink:href="../Images/yкринформ/2023-04-13T15-56-04-03-00/1681390403-651.jpg" xlink:type="simple" xlink:show="embed" xlink:actuate="onLoad" draw:mime-type="image/jpeg"/>
</draw:frame>
大使说，Omland对Jazan和Norway的历史联系具有真正的兴趣，特别是感兴趣的(埃利斯)但是后来他大约一千年前成为了三世的国王。</text:p>
      <text:p text:style-name="P4">
“由于挪威历史重点主要集中在维京人向西方的扩张上，因此Omland认为有必要支付更多前往东方的旅行，并与基辅Rus和Kievan Rus和Byzantine Imperia保持联系。 它旨在创建纪录片和戏剧性<text:a xlink:type="simple" xlink:href="https://www.ukrinform.ua/tag-serial" text:style-name="Internet_20_link" text:visited-style-name="Visited_20_Internet_20_Link">
</text:a>
哈拉达(Haralda)严格将在乌克兰进行部分发展，并将谈论挪威和基辅·鲁斯(Norway)和基辅·鲁斯(Kievan Rus)历史接触的极端重要性，这对挪威的形成的影响。”</text:p>
      <text:p text:style-name="P4">
<draw:frame draw:style-name="fr1" draw:name="Image102" text:anchor-type="as-char" svg:width="6.9236in" svg:height="4.615733in" draw:z-index="0">
<draw:image xlink:href="../Images/yкринформ/2023-04-13T15-56-04-03-00/1681390404-755.jpg" xlink:type="simple" xlink:show="embed" xlink:actuate="onLoad" draw:mime-type="image/jpeg"/>
</draw:frame>
反过来，格里戈伦科(Grigorenko)祝贺这样的倡议，强调了乌克兰历史学家和科学家参与创建系列的关注。</text:p>
      <text:p text:style-name="P4">
“类似的项目对于提请注意两国的共同历史以及基辅鲁斯和乌克兰一直是欧洲历史不可或缺的一部分这一事实非常重要。 此外，这是一项反对史学的史图，将kiju rus的历史专门揭露并将其分配给俄罗斯帝国。”副部长说。</text:p>
      <text:p text:style-name="P4">
她指出，MCIP支持该计划，并将为该项目的实施做出贡献。</text:p>
      <text:p text:style-name="P4">
正如乌克林福姆报道的那样，乌克兰和挪威将在该领域合作<text:a xlink:type="simple" xlink:href="https://www.ukrinform.ua/rubric-culture/3685044-ukraina-i-norvegia-spivpracuvatimut-u-sferi-zberezenna-kulturnoi-spadsini.html" text:style-name="Internet_20_link" text:visited-style-name="Visited_20_Internet_20_Link">
</text:a>
<text:span text:style-name="T5">
文本中的foto：mkip</text:span>
</text:p>
      <text:p text:style-name="P4">
News Source: <text:a xlink:type="simple" xlink:href="https://www.ukrinform.ua/rubric-culture/3695456-norvegia-moze-stvoriti-serial-pro-kulturni-ta-istoricni-zvazki-z-ukrainou.html" text:style-name="Internet_20_link" text:visited-style-name="Visited_20_Internet_20_Link">
https://www.ukrinform.ua/rubric-culture/3695456-norvegia-moze-stvoriti-serial-pro-kulturni-ta-istoricni-zvazki-z-ukrainou.html</text:a>
</text:p>
      <!--NEWS-->
      <text:h text:style-name="P10" text:outline-level="1">
<text:span text:style-name="T4">
北约在黑海得到加强：德国提出了三个建议</text:span>
</text:h>
      <text:p text:style-name="P4">
作者: Ukrinform (Person)</text:p>
      <text:p text:style-name="P4">
出版商: Укринформ (Organization)</text:p>
      <text:p text:style-name="P4">
出版时间: 2023-04-13T16:00:00+03:00</text:p>
      <text:p text:style-name="P4">
修改时间: 2023-04-13T16:00:00+03:00</text:p>
      <text:p text:style-name="P4">
描述: 黑海地区对欧盟和北约非常重要，因此他们必须在其中做出安全努力。  - 乌克林。</text:p>
      <text:p text:style-name="P4">
图片: ["<text:a xlink:type="simple" xlink:href="https://static.ukrinform.com/photos/2023_04/thumb_files/630_360_1681390905-219.jpg" text:style-name="Internet_20_link" text:visited-style-name="Visited_20_Internet_20_Link">
630_360_16813...</text:a>
"]</text:p>
      <text:p text:style-name="P4">
标签: ['НАТО', 'Німеччина', ' Чорне море', 'Кримська платформа', 'Війна з росією', 'Чорноморська безпекова конференція']</text:p>
      <text:p text:style-name="P4">
类型: Article</text:p>
      <!--METADATA-->
      <text:p text:style-name="P4">
<draw:frame draw:style-name="fr1" draw:name="Image103" text:anchor-type="as-char" svg:width="6.9236in" svg:height="3.956343in" draw:z-index="0">
<draw:image xlink:href="../Images/yкринформ/2023-04-13T16-00-00-03-00/630_360_1681390905-219.jpg" xlink:type="simple" xlink:show="embed" xlink:actuate="onLoad" draw:mime-type="image/jpeg"/>
</draw:frame>
黑海地区对欧盟和北约非常重要，因此他们必须确定安全工作。</text:p>
      <text:p text:style-name="P4">
国务卿说(副部长)乌克林福姆报道，在国际克里米亚平台的第一次黑海安全会议下的小组讨论中，林德纳外交事务是在小组讨论中。</text:p>
      <text:p text:style-name="P4">
“对我们来说，很明显，黑海地区的战略作用对欧盟变得越来越重要：除俄罗斯以外的所有国家，当然是欧盟成员或候选国家，或者拥有欧洲前景。林德纳说。</text:p>
      <text:p text:style-name="P4">
<text:span text:style-name="T4">
另请阅读：</text:span>
 <text:a xlink:type="simple" xlink:href="https://www.ukrinform.ua/rubric-polytics/3695407-ukraina-prosuvae-v-buharesti-ideu-postijnogo-patruluvanna-cornogo-mora-krainami-nato.html" text:style-name="Internet_20_link" text:visited-style-name="Visited_20_Internet_20_Link">
<text:span text:style-name="T4">
黑色</text:span>
</text:a>
他提出了三个提议，以加强北约在该地区的作用。 首先，加强对海岸的军事保护，其次，增加了与其他地区的关系，第三，增加了解决错误信息的努力。</text:p>
      <text:p text:style-name="P4">
他指出，这次会议是谈论一个重要主题的好机会 - 黑色和亚齐夫海中的安全。 外交官强调，俄罗斯对乌克兰普拉雷的侵略会影响这一点。 他指出，俄罗斯海军和军事基地非法占领了乌克兰的导弹罢工的任务。 该地区的其他国家，和平 - 育种受到漂移地雷的威胁。 俄罗斯阻止了谷物的释放，这影响了全球供应链和营养杂货市场的价格。 此外，尤其是其他标志，尤其是旅游业也造成了巨大伤害。</text:p>
      <text:p text:style-name="P4">
这是林德纳总结的，再次显示了黑海的重要性。</text:p>
      <text:p text:style-name="P4">
国务卿说：“黑海地区对于属于它以及整个世界社区的国家都很重要。”</text:p>
      <text:p text:style-name="P4">
他指出，在2022年2月24日的侵略开始之前，世界看到了对国际法的浮华和违法行为。 俄罗斯联邦继续在黑海西北部非法占领加油平台，尤其是属于乌克兰的煤气平台，阻止了黑道沃兹夫海中的巨大地区进行航行，并使用国际空间。</text:p>
      <text:p text:style-name="P4">
<text:span text:style-name="T4">
另请阅读：</text:span>
 <text:a xlink:type="simple" xlink:href="https://www.ukrinform.ua/rubric-world/3695403-vijna-rf-proti-ukraini-zminila-poradok-bezpeki-vstanovlenij-oon-u-1945-roci-minoboroni-moldovi.html" text:style-name="Internet_20_link" text:visited-style-name="Visited_20_Internet_20_Link">
<text:span text:style-name="T4">
摩尔多夫</text:span>
</text:a>
</text:p>
      <text:p text:style-name="P4">
他补充说，俄罗斯诉诸误导了摩尔多瓦·塔维多瓦(Moldova Tavidova)从正在驯服的跨恩斯特里亚(Transnistria)撤回其部队，并通过控制阿布哈兹(Abkhazia)和南奥克斯(South Oceth)罢工。</text:p>
      <text:p text:style-name="P4">
德国表达了对主权，政治独立性，乌克兰领土完整性的坚定支持。 所有这些都反映在克里米亚平台的支持下。</text:p>
      <text:p text:style-name="P4">
“重要的是不要被忽视<text:a xlink:type="simple" xlink:href="https://www.ukrinform.ua/tag-krim" text:style-name="Internet_20_link" text:visited-style-name="Visited_20_Internet_20_Link">
</text:a>
。 克里米亚 - 乌克兰的一部分。 国际社会不认识并从未承认违反国际法的2014年吞并。 我们将继续大声，清晰地谈论它。”林德纳说。</text:p>
      <text:p text:style-name="P4">
据报道，在国际克里米亚平台的框架内，在布加勒斯特举行了一次安全会议，该框架由欧洲和世界领先国家的政府，外交官和科学家的代表参加。</text:p>
      <text:p text:style-name="P4">
克里米亚平台的主要目的是俄罗斯入侵者的克里米亚半岛的全部占领。</text:p>
      <text:p text:style-name="P4">
News Source: <text:a xlink:type="simple" xlink:href="https://www.ukrinform.ua/rubric-world/3695461-posilenna-nato-v-cornomu-mori-nimeccina-visunula-tri-propozicii.html" text:style-name="Internet_20_link" text:visited-style-name="Visited_20_Internet_20_Link">
https://www.ukrinform.ua/rubric-world/3695461-posilenna-nato-v-cornomu-mori-nimeccina-visunula-tri-propozicii.html</text:a>
</text:p>
      <!--NEWS-->
      <text:h text:style-name="P10" text:outline-level="1">
<text:span text:style-name="T4">
白天，我们的战士反映了45次敌人攻击</text:span>
</text:h>
      <text:p text:style-name="P4">
作者: ['АРМІЯINFORM']</text:p>
      <text:p text:style-name="P4">
时间: 2023-04-13T16:00:00-04:00</text:p>
      <text:p text:style-name="P4">
描述: 借出了第二导弹32 Aviaciini的主管的对手，这是……与乌克兰2022年的战争，与乌克兰与乌克兰的最新新闻，《与乌克兰新闻》，《与乌克兰2022年的新闻战争》上次进行，将在乌克兰和俄罗斯之间以及俄罗斯之间以及何时在俄罗斯之间发动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vijna-2.jpg" text:style-name="Internet_20_link" text:visited-style-name="Visited_20_Internet_20_Link">
vijna-2.jpg</text:a>
']</text:p>
      <text:p text:style-name="P4">
标签: ['STOPRUSSIA', 'ВІЙНА', 'ВТОРГНЕННЯ РФ', 'ГШ ЗСУ', 'ХРОНІКА ОБОРОНИ']</text:p>
      <text:p text:style-name="P4">
类别: News</text:p>
      <!--METADATA-->
      <text:p text:style-name="P4">
<draw:frame draw:style-name="fr1" draw:name="Image104" text:anchor-type="as-char" svg:width="6.9236in" svg:height="4.615733in" draw:z-index="0">
<draw:image xlink:href="../Images/AРМІЯINFORM/2023-04-13T16-00-00-04-00/vijna-2.jpg" xlink:type="simple" xlink:show="embed" xlink:actuate="onLoad" draw:mime-type="image/jpeg"/>
</draw:frame>
**🔥i</text:p>
      <text:p text:style-name="P4">
在最后一天，敌人击中了2枚导弹和32架飞机罢工，在部队和平民基础设施的位置上对火箭发射器进行了40多次炮击，并在平民中被杀。 [报告]的2枚C-300 SPR释放的俄罗斯导弹受到斯拉维斯克民用基础设施的袭击。(https://www.facebook.com/GeneralStaff.ua/posts/pfbid02EaD6qpeHogRqHPCLsMRkhpkYE2uECFoocFVXXdMpGUjMexKndSDyGJLSudgSGyXgl?<text:span text:style-name="T4">
cft</text:span>
%5b0%5d=AZUHZ6-4gM0lZe0bTJA6XlX7jkVFNcDLsNFl0PaRnmQlsda8-BlI1rQX-GblfdKrCDbWoL1WWhbp2bAS8kpPNJGuOER4Yu3ss6HYKtrgLfx7Ip1MbvStVVMoYEzVq)乌克兰武装部队的总参谋部。</text:p>
      <text:p text:style-name="P4">
俄罗斯联邦继续忽略战争的法律和习俗，因此在乌克兰造成导弹和航空罢工的可能性仍然很高。</text:p>
      <text:p text:style-name="P4">
尽管技术和活力造成了许多损失，但入侵者仍在为莱曼，巴赫穆特，阿维迪夫和玛丽斯基的进攻行动所做的主要努力。 在白天，由于每个战士，反映了45次敌人的攻击。</text:p>
      <text:p text:style-name="P4">
News Source: <text:a xlink:type="simple" xlink:href="https://armyinform.com.ua/2023/04/13/protyagom-doby-nashi-voyiny-vidbyly-45-atak-protyvnyka/" text:style-name="Internet_20_link" text:visited-style-name="Visited_20_Internet_20_Link">
https://armyinform.com.ua/2023/04/13/protyagom-doby-nashi-voyiny-vidbyly-45-atak-protyvnyka/</text:a>
</text:p>
      <!--NEWS-->
      <text:h text:style-name="P10" text:outline-level="1">
<text:span text:style-name="T4">
乌克兰人被邀请参加东京复活节服务</text:span>
</text:h>
      <text:p text:style-name="P4">
作者: Ukrinform (Person)</text:p>
      <text:p text:style-name="P4">
出版商: Укринформ (Organization)</text:p>
      <text:p text:style-name="P4">
出版时间: 2023-04-13T16:05:00+03:00</text:p>
      <text:p text:style-name="P4">
修改时间: 2023-04-13T16:05:00+03:00</text:p>
      <text:p text:style-name="P4">
描述: 东京乌克兰东正教教堂（圣裘德乌克兰东正教特派团，东京）的任务邀请了那些想加入复活节服务的人，该服务将于4月15日举行。  - 乌克林。</text:p>
      <text:p text:style-name="P4">
图片: ["<text:a xlink:type="simple" xlink:href="https://static.ukrinform.com/photos/2023_04/thumb_files/630_360_1681381814-413.jpg" text:style-name="Internet_20_link" text:visited-style-name="Visited_20_Internet_20_Link">
630_360_16813...</text:a>
"]</text:p>
      <text:p text:style-name="P4">
标签: ['Японія', 'Діаспора', 'Культура', 'Релігія', 'Великдень']</text:p>
      <text:p text:style-name="P4">
类型: Article</text:p>
      <!--METADATA-->
      <text:p text:style-name="P4">
<draw:frame draw:style-name="fr1" draw:name="Image105" text:anchor-type="as-char" svg:width="6.9236in" svg:height="3.956343in" draw:z-index="0">
<draw:image xlink:href="../Images/yкринформ/2023-04-13T16-05-00-03-00/630_360_1681381814-413.jpg" xlink:type="simple" xlink:show="embed" xlink:actuate="onLoad" draw:mime-type="image/jpeg"/>
</draw:frame>
东京乌克兰的东正教教堂(东京圣裘德乌克兰东正教任务)她邀请了那些想加入复活节服务的人，该服务将于4月15日举行。</text:p>
      <text:p text:style-name="P4">
根据乌克林福姆的说法，这是在[]的活动中报道的。(https://www.facebook.com/events/927141755397739/?ref=newsfeed)。</text:p>
      <text:p text:style-name="P4">
该服务将在[]中举行(https://www.facebook.com/saintalbanstokyojapan)乌克兰，英语和日语的混合物。</text:p>
      <text:p text:style-name="P4">
“也欢迎迟到或离开服务的人。 我们将为将从东京以外的苏联乌克兰人偿还每人最高1000日元的运输费用。”公告写道。</text:p>
      <text:p text:style-name="P4">
详细信息可用于<text:a xlink:type="simple" xlink:href="https://www.facebook.com/events/927141755397739/" text:style-name="Internet_20_link" text:visited-style-name="Visited_20_Internet_20_Link">
</text:a>
。</text:p>
      <text:p text:style-name="P4">
召回乌克兰复活节崇拜<text:a xlink:type="simple" xlink:href="https://www.ukrinform.ua/rubric-diaspora/3694829-u-niderlandah-vidbudutsa-ukrainski-velikodni-bogosluzinna.html" text:style-name="Internet_20_link" text:visited-style-name="Visited_20_Internet_20_Link">
</text:a>
在荷兰的许多城市中。</text:p>
      <text:p text:style-name="P4">
News Source: <text:a xlink:type="simple" xlink:href="https://www.ukrinform.ua/rubric-diaspora/3695370-ukrainciv-zaprosili-na-velikodnu-sluzbu-v-tokio.html" text:style-name="Internet_20_link" text:visited-style-name="Visited_20_Internet_20_Link">
https://www.ukrinform.ua/rubric-diaspora/3695370-ukrainciv-zaprosili-na-velikodnu-sluzbu-v-tokio.html</text:a>
</text:p>
      <!--NEWS-->
      <text:h text:style-name="P10" text:outline-level="1">
<text:span text:style-name="T4">
在黑山，拘留了布德瓦市市长 - 波斯 - 俄罗斯“民主阵线”的领导人</text:span>
</text:h>
      <text:p text:style-name="P4">
作者: Ukrinform (Person)</text:p>
      <text:p text:style-name="P4">
出版商: Укринформ (Organization)</text:p>
      <text:p text:style-name="P4">
出版时间: 2023-04-13T16:05:21+03:00</text:p>
      <text:p text:style-name="P4">
修改时间: 2023-04-13T16:05:21+03:00</text:p>
      <text:p text:style-name="P4">
描述: 在黑山，布德瓦·米洛·博佐维奇（Budva Milo Bozovich）的市长，他是亲俄罗斯“民主阵线”的领导人之一。  - 乌克林。</text:p>
      <text:p text:style-name="P4">
图片: ["<text:a xlink:type="simple" xlink:href="https://static.ukrinform.com/photos/2023_04/thumb_files/630_360_1681391066-640.jpg" text:style-name="Internet_20_link" text:visited-style-name="Visited_20_Internet_20_Link">
630_360_16813...</text:a>
"]</text:p>
      <text:p text:style-name="P4">
标签: ['Наркотики', 'Підозра', 'Чорногорія']</text:p>
      <text:p text:style-name="P4">
类型: Article</text:p>
      <!--METADATA-->
      <text:p text:style-name="P4">
<draw:frame draw:style-name="fr1" draw:name="Image106" text:anchor-type="as-char" svg:width="6.9236in" svg:height="3.956343in" draw:z-index="0">
<draw:image xlink:href="../Images/yкринформ/2023-04-13T16-05-21-03-00/630_360_1681391066-640.jpg" xlink:type="simple" xlink:show="embed" xlink:actuate="onLoad" draw:mime-type="image/jpeg"/>
</draw:frame>
这些教义被Budya Milo Bozovich的市长拘留，Budya Milo Bozovich是普罗罗斯“民主战线”的领导人之一。</text:p>
      <text:p text:style-name="P4">
关于它报告了<text:a xlink:type="simple" xlink:href="https://www.facebook.com/photo" text:style-name="Internet_20_link" text:visited-style-name="Visited_20_Internet_20_Link">
</text:a>
传输乌克林。</text:p>
      <text:p text:style-name="P4">
黑山vucas Radonich的特别检察官发言人报告说，中央警察局的物流和运营援助的特别警察局在调查两个刑事案件的框架内采取了措施。 他补充说，该拘留是在检察官办公室的命令下进行的，并在欧洲储蓄和执法联盟 - 欧洲的欧洲联盟的支持下。</text:p>
      <text:p text:style-name="P4">
民主阵线的领导人，不包括黑山总统安德里亚曼施(Andriyamansch)立即做出了反应，拒绝怀疑Bozovich采取任何偶然行动。</text:p>
      <text:p text:style-name="P4">
“我收到了博佐维奇之家正在搜索的信息，他的分支也将被搜查，并且他被怀疑参加了严肃的比赛。 如果有人没有理由从事非法业务，那就是他。特别检察官将不得不提供大量证据来证明这一说法是合理的。” Mandic说。</text:p>
      <text:p text:style-name="P4">
正如所指出的，46岁的米洛·波佐维奇(Milo Bozhovich)是一位专业经济学家。 In all convocation of the Hospital Council of Budva, from 2005 to 2020, he was elected a deputy of the council. After the opposition, led by the pro -serb and pro -Russian Democratic Front, he won in Budva in the 2016 elections, he was elected the head of the Municipality, but was elected a deputy in parliamentary elections.</text:p>
      <text:p text:style-name="P4">
当2022年8月，布德瓦·马克·塔萨维奇(Budva Marko Tsarevich)市政府主席参加了一场比赛时，他被Bozhovich取代，在10月的当地大选后，他在市政府负责人的文件得到了证实。</text:p>
      <text:p text:style-name="P4">
<text:span text:style-name="T4">
另请阅读：</text:span>
 <text:a xlink:type="simple" xlink:href="https://www.ukrinform.ua/rubric-world/3692144-49-krain-zasudili-rosiu-za-zlovzivanna-statusom-postijnogo-clena-radbezu-oon.html" text:style-name="Internet_20_link" text:visited-style-name="Visited_20_Internet_20_Link">
</text:a>
2022年9月，该门户“ M”发布了Skarmanal氏族的两个成员的信件，其中Bozovich的非法活动可能会在支持的背景下提及，他可以在安全领域提供他们。 Bozhovich折磨了国防与安全委员会成员。</text:p>
      <text:p text:style-name="P4">
News Source: <text:a xlink:type="simple" xlink:href="https://www.ukrinform.ua/rubric-world/3695462-u-cornogorii-zatrimali-mera-budvi-lidera-prorosijskogo-demokraticnogo-frontu.html" text:style-name="Internet_20_link" text:visited-style-name="Visited_20_Internet_20_Link">
https://www.ukrinform.ua/rubric-world/3695462-u-cornogorii-zatrimali-mera-budvi-lidera-prorosijskogo-demokraticnogo-frontu.html</text:a>
</text:p>
      <!--NEWS-->
      <text:h text:style-name="P10" text:outline-level="1">
<text:span text:style-name="T4">
现代发出了紧凑的电动跨界</text:span>
</text:h>
      <text:p text:style-name="P4">
作者: Ukrinform (Person)</text:p>
      <text:p text:style-name="P4">
出版商: Укринформ (Organization)</text:p>
      <text:p text:style-name="P4">
出版时间: 2023-04-13T16:09:52+03:00</text:p>
      <text:p text:style-name="P4">
修改时间: 2023-04-13T16:09:52+03:00</text:p>
      <text:p text:style-name="P4">
描述: 韩国公司现代汽车公司 引入了新的科纳电动汽车。  - 乌克林。</text:p>
      <text:p text:style-name="P4">
图片: ["<text:a xlink:type="simple" xlink:href="https://static.ukrinform.com/photos/2023_04/thumb_files/630_360_1681391018-543.jpg" text:style-name="Internet_20_link" text:visited-style-name="Visited_20_Internet_20_Link">
630_360_16813...</text:a>
"]</text:p>
      <text:p text:style-name="P4">
标签: ['Автомобіль', 'Електромобілі', 'Hyundai']</text:p>
      <text:p text:style-name="P4">
类型: Article</text:p>
      <!--METADATA-->
      <text:p text:style-name="P4">
<draw:frame draw:style-name="fr1" draw:name="Image107" text:anchor-type="as-char" svg:width="6.9236in" svg:height="3.956343in" draw:z-index="0">
<draw:image xlink:href="../Images/yкринформ/2023-04-13T16-09-52-03-00/630_360_1681391018-543.jpg" xlink:type="simple" xlink:show="embed" xlink:actuate="onLoad" draw:mime-type="image/jpeg"/>
</draw:frame>
韩国公司现代汽车公司 引入了新的紧凑型电动汽车科纳电气。</text:p>
      <text:p text:style-name="P4">
正如乌克林福姆报道的那样，它报告了<text:a xlink:type="simple" xlink:href="https://en.yna.co.kr/view/AEN20230413002000320" text:style-name="Internet_20_link" text:visited-style-name="Visited_20_Internet_20_Link">
</text:a>
。</text:p>
      <text:p text:style-name="P4">
该公司表示，全新的Kona Electric的容量为64.8千瓦时，可以以三年的费用开车417公里。</text:p>
      <text:p text:style-name="P4">
一个实例的成本从$ 34,000起。</text:p>
      <text:p text:style-name="P4">
Kona Electric提供的功能尤其是关于基于导航的安全签证和“智能”巡航控制系统的警告。</text:p>
      <text:p text:style-name="P4">
<text:span text:style-name="T4">
另请阅读：</text:span>
 <text:a xlink:type="simple" xlink:href="https://www.ukrinform.ua/rubric-technology/3685543-ford-predstavila-novij-elektrokrosover-explorer-na-bazi-volkswagen.html" text:style-name="Internet_20_link" text:visited-style-name="Visited_20_Internet_20_Link">
<text:span text:style-name="T4">
 Electrok </text:span>
</text:a>
据注意，紧凑型跨界车还配备了无线功能，该功能将使车主可以接收卡片更新和相关的编程软件，而无需访问Diller。</text:p>
      <text:p text:style-name="P4">
正如乌克林福姆报道的，意大利制造商Automobili <text:a xlink:type="simple" xlink:href="https://www.ukrinform.ua/tag-lamborghini" text:style-name="Internet_20_link" text:visited-style-name="Visited_20_Internet_20_Link">
</text:a>
他提出了两个新的Sportslamborghini Invencible和Lamborghini Autentica。</text:p>
      <text:p text:style-name="P4">
_照片：yonhap _</text:p>
      <text:p text:style-name="P4">
News Source: <text:a xlink:type="simple" xlink:href="https://www.ukrinform.ua/rubric-technology/3695464-hyundai-predstaviv-kompaktnij-elektricnij-krosover.html" text:style-name="Internet_20_link" text:visited-style-name="Visited_20_Internet_20_Link">
https://www.ukrinform.ua/rubric-technology/3695464-hyundai-predstaviv-kompaktnij-elektricnij-krosover.html</text:a>
</text:p>
      <!--NEWS-->
      <text:h text:style-name="P10" text:outline-level="1">
<text:span text:style-name="T4">
这位前部长被判处记者谋杀</text:span>
</text:h>
      <text:p text:style-name="P4">
作者: Ukrinform (Person)</text:p>
      <text:p text:style-name="P4">
出版商: Укринформ (Organization)</text:p>
      <text:p text:style-name="P4">
出版时间: 2023-04-13T16:14:00+03:00</text:p>
      <text:p text:style-name="P4">
修改时间: 2023-04-13T16:14:00+03:00</text:p>
      <text:p text:style-name="P4">
描述: 秘鲁的法院发现，前内政部长丹尼尔·乌里斯蒂（Daniel Urresti）参与了一名记者Bustios谋杀，该记者于1988年调查了侵犯人权行为。  - 乌克林。</text:p>
      <text:p text:style-name="P4">
图片: ["<text:a xlink:type="simple" xlink:href="https://static.ukrinform.com/photos/2023_04/thumb_files/630_360_1681391401-507.png" text:style-name="Internet_20_link" text:visited-style-name="Visited_20_Internet_20_Link">
630_360_16813...</text:a>
"]</text:p>
      <text:p text:style-name="P4">
标签: ['Перу', 'Журналіст', 'Вбивство']</text:p>
      <text:p text:style-name="P4">
类型: Article</text:p>
      <!--METADATA-->
      <text:p text:style-name="P4">
<draw:frame draw:style-name="fr1" draw:name="Image108" text:anchor-type="as-char" svg:width="6.9236in" svg:height="3.956343in" draw:z-index="0">
<draw:image xlink:href="../Images/yкринформ/2023-04-13T16-14-00-03-00/630_360_1681391401-507.png" xlink:type="simple" xlink:show="embed" xlink:actuate="onLoad" draw:mime-type="image/png"/>
</draw:frame>
Persov的法院发现，前内政部长丹尼尔·乌里斯蒂(Daniel Urresti)参与了布斯蒂奥斯(Bustios)记者的记者，后者于1988年调查了侵犯人权的行为。</text:p>
      <text:p text:style-name="P4">
正如乌克林福姆报道的那样，它报告了<text:a xlink:type="simple" xlink:href="https://www.bbc.com/news/world-latin-america-65261946" text:style-name="Internet_20_link" text:visited-style-name="Visited_20_Internet_20_Link">
</text:a>
前部长丹尼尔·乌里斯蒂(Daniel Urresti)被判处12年徒刑。</text:p>
      <text:p text:style-name="P4">
法院裁定，当时曾是沃米亚秘鲁军事情报官员的冲动参加了伏击和谋杀。</text:p>
      <text:p text:style-name="P4">
每周“ Caretas”的记者Busthos在Interperean安全部队与叛乱分子之间的冲突中被“ Shining”的叛军丧生。</text:p>
      <text:p text:style-name="P4">
<text:a xlink:type="simple" xlink:href="https://www.ukrinform.ua/tag-zurnalist" text:style-name="Internet_20_link" text:visited-style-name="Visited_20_Internet_20_Link">
</text:a>
他报告说，叛乱分子和秘鲁军队在武装冲突中最受害者之一的叛军和秘鲁军队违反了大米，导致69,000人丧生或失踪。</text:p>
      <text:p text:style-name="P4">
经过长时间的诉讼，当地陆军基地的指挥官维克多·拉维尔·欧南德斯(Victor Laveler Ernandez)在2007年被判有罪，他下令对一名记者进行袭击。</text:p>
      <text:p text:style-name="P4">
<text:span text:style-name="T4">
另请阅读：</text:span>
 <text:a xlink:type="simple" xlink:href="https://www.ukrinform.ua/rubric-world/3695114-arest-zurnalista-wsj-dozvoliv-osobisto-putin-bloomberg.html" text:style-name="Internet_20_link" text:visited-style-name="Visited_20_Internet_20_Link">
<text:span text:style-name="T4">
记者</text:span>
</text:a>
2011年，在La Vera的演出之后，Daniel Urresti被认为参与了记者。</text:p>
      <text:p text:style-name="P4">
法院在今天的裁决中指出，总共六名士兵被谋杀了一名记者，而丹尼尔·乌斯特(Daniel Urrresty)就是其中之一。</text:p>
      <text:p text:style-name="P4">
News Source: <text:a xlink:type="simple" xlink:href="https://www.ukrinform.ua/rubric-world/3695468-u-peru-kolisnogo-ministra-zasudili-za-vbivstvo-reportera.html" text:style-name="Internet_20_link" text:visited-style-name="Visited_20_Internet_20_Link">
https://www.ukrinform.ua/rubric-world/3695468-u-peru-kolisnogo-ministra-zasudili-za-vbivstvo-reportera.html</text:a>
</text:p>
      <!--NEWS-->
      <text:h text:style-name="P10" text:outline-level="1">
<text:span text:style-name="T4">
美国和英国计划摆脱IBA并创建一个新的拳击组织</text:span>
</text:h>
      <text:p text:style-name="P4">
作者: Ukrinform (Person)</text:p>
      <text:p text:style-name="P4">
出版商: Укринформ (Organization)</text:p>
      <text:p text:style-name="P4">
出版时间: 2023-04-13T16:14:44+03:00</text:p>
      <text:p text:style-name="P4">
修改时间: 2023-04-13T16:14:44+03:00</text:p>
      <text:p text:style-name="P4">
描述: 由美国和英国领导的一组国家计划退出国际拳击协会（IBA），由俄罗斯乌马尔·克里姆林宫（Umar Kremlin）领导。  - 乌克林。</text:p>
      <text:p text:style-name="P4">
图片: ["<text:a xlink:type="simple" xlink:href="https://static.ukrinform.com/photos/2023_04/thumb_files/630_360_1681391611-595.jpg" text:style-name="Internet_20_link" text:visited-style-name="Visited_20_Internet_20_Link">
630_360_16813...</text:a>
"]</text:p>
      <text:p text:style-name="P4">
标签: ['Бокс', 'Олімпіада']</text:p>
      <text:p text:style-name="P4">
类型: Article</text:p>
      <!--METADATA-->
      <text:p text:style-name="P4">
<draw:frame draw:style-name="fr1" draw:name="Image109" text:anchor-type="as-char" svg:width="6.9236in" svg:height="3.956343in" draw:z-index="0">
<draw:image xlink:href="../Images/yкринформ/2023-04-13T16-14-44-03-00/630_360_1681391611-595.jpg" xlink:type="simple" xlink:show="embed" xlink:actuate="onLoad" draw:mime-type="image/jpeg"/>
</draw:frame>
美国首领和英国的团体计划退出国际灌木丛协会(其他)，由俄罗斯乌马尔·克里姆林宫(Umar Kremlin)领导。</text:p>
      <text:p text:style-name="P4">
正如乌克林福姆报道的那样，有<text:a xlink:type="simple" xlink:href="https://www.insidethegames.biz/articles/1135851/world-boxing-global-announcement" text:style-name="Internet_20_link" text:visited-style-name="Visited_20_Internet_20_Link">
</text:a>
在游戏内部。</text:p>
      <text:p text:style-name="P4">
在线简报将于4月13日今天举行。 美国，英国和更多欧洲国家将参加。 他们想创建一个新的组织世界拳击。</text:p>
      <text:p text:style-name="P4">
组织者说：“四位拳击领导人将回答有关这项世界活动的问题，这是在体育更美好未来的奥运会运动中心提供永久盒子的习惯。”</text:p>
      <text:p text:style-name="P4">
美国，英国和另外8个国家正在抵制IBA主持下的拳击世界杯，因为缺点和白俄罗斯人参加了他们的旗帜。</text:p>
      <text:p text:style-name="P4">
<text:span text:style-name="T4">
另请阅读：</text:span>
 <text:a xlink:type="simple" xlink:href="https://www.ukrinform.ua/rubric-sports/3693359-usik-ocolue-rejting-zurnalu-the-ring-nezalezno-vid-vagovoi-kategorii.html" text:style-name="Internet_20_link" text:visited-style-name="Visited_20_Internet_20_Link">
</text:a>
IBA报道说，IBA已在2024年奥运会上发布了其资格制度，IOC表示IBA不会参加奥运会拳击资格。</text:p>
      <text:p text:style-name="P4">
照片：盖蒂图像</text:p>
      <text:p text:style-name="P4">
News Source: <text:a xlink:type="simple" xlink:href="https://www.ukrinform.ua/rubric-sports/3695469-ssa-ta-velika-britania-planuut-vijti-z-iba-ta-stvoriti-novu-organizaciu-z-boksu.html" text:style-name="Internet_20_link" text:visited-style-name="Visited_20_Internet_20_Link">
https://www.ukrinform.ua/rubric-sports/3695469-ssa-ta-velika-britania-planuut-vijti-z-iba-ta-stvoriti-novu-organizaciu-z-boksu.html</text:a>
</text:p>
      <!--NEWS-->
      <text:h text:style-name="P10" text:outline-level="1">
<text:span text:style-name="T4">
乌克兰防空能力很高-NAEV</text:span>
</text:h>
      <text:p text:style-name="P4">
作者: Ukrinform (Person)</text:p>
      <text:p text:style-name="P4">
出版商: Укринформ (Organization)</text:p>
      <text:p text:style-name="P4">
出版时间: 2023-04-13T16:19:00+03:00</text:p>
      <text:p text:style-name="P4">
修改时间: 2023-04-13T16:19:00+03:00</text:p>
      <text:p text:style-name="P4">
描述: 乌克兰中尉谢尔盖·纳夫（Sergey Naev）的武装部队联合部队的指挥官指出，乌克兰防空系统的准备就绪很高。  - 乌克林。</text:p>
      <text:p text:style-name="P4">
图片: ["<text:a xlink:type="simple" xlink:href="https://static.ukrinform.com/photos/2023_02/thumb_files/630_360_1676881826-931.jpg" text:style-name="Internet_20_link" text:visited-style-name="Visited_20_Internet_20_Link">
630_360_16768...</text:a>
"]</text:p>
      <text:p text:style-name="P4">
标签: ['Наєв', 'Війна з росією', 'ППО']</text:p>
      <text:p text:style-name="P4">
类型: Article</text:p>
      <!--METADATA-->
      <text:p text:style-name="P4">
<draw:frame draw:style-name="fr1" draw:name="Image110" text:anchor-type="as-char" svg:width="6.9236in" svg:height="3.956343in" draw:z-index="0">
<draw:image xlink:href="../Images/yкринформ/2023-04-13T16-19-00-03-00/630_360_1676881826-931.jpg" xlink:type="simple" xlink:show="embed" xlink:actuate="onLoad" draw:mime-type="image/jpeg"/>
</draw:frame>
乌克兰武装部队总司令谢尔盖·纳夫(Sergey Naev)中尉指出，乌克兰防空系统的准备很高。</text:p>
      <text:p text:style-name="P4">
根据乌克林福姆的说法，武装部队联合部队在<text:a xlink:type="simple" xlink:href="https://www.facebook.com/watch/" text:style-name="Internet_20_link" text:visited-style-name="Visited_20_Internet_20_Link">
</text:a>
纳耶夫(Nayev)讲述了准备反映对[]的空中攻击(https://www.ukrinform.ua/tag-velikden)。</text:p>
      <text:p text:style-name="P4">
“目前，乌克兰防空系统的教室很高。 这一事实证明了这一事实是，破坏力量和手段的空中目标的百分比远远超出了其他军事冲突的指标。”纳夫说。</text:p>
      <text:p text:style-name="P4">
<text:span text:style-name="T5">
viso：<text:a xlink:type="simple" xlink:href="https://t.me/KOS_ZSU/1269" text:style-name="Internet_20_link" text:visited-style-name="Visited_20_Internet_20_Link">
</text:a>
</text:span>
</text:p>
      <text:p text:style-name="P4">
<text:span text:style-name="T4">
另请阅读：</text:span>
 <text:a xlink:type="simple" xlink:href="https://www.ukrinform.ua/rubric-ato/3694756-smuga-pereskod-odrazu-dla-kilkoh-pidrozdiliv-naev-pokazav-ak-zsu-trenuutsa-na-pivnoci.html" text:style-name="Internet_20_link" text:visited-style-name="Visited_20_Internet_20_Link">
<text:span text:style-name="T4">
 naev </text:span>
</text:a>
据乌克林福姆报道，在假期期间，将有20,000多名执法人员参与执法。</text:p>
      <text:p text:style-name="P4">
News Source: <text:a xlink:type="simple" xlink:href="https://www.ukrinform.ua/rubric-ato/3695471-ukrainska-ppo-mae-duze-visokij-klas-gotovnosti-naev.html" text:style-name="Internet_20_link" text:visited-style-name="Visited_20_Internet_20_Link">
https://www.ukrinform.ua/rubric-ato/3695471-ukrainska-ppo-mae-duze-visokij-klas-gotovnosti-naev.html</text:a>
</text:p>
      <!--NEWS-->
      <text:h text:style-name="P10" text:outline-level="1">
<text:span text:style-name="T4">
中国大大增加了与俄罗斯的贸易</text:span>
</text:h>
      <text:p text:style-name="P4">
作者: Ukrinform (Person)</text:p>
      <text:p text:style-name="P4">
出版商: Укринформ (Organization)</text:p>
      <text:p text:style-name="P4">
出版时间: 2023-04-13T16:21:47+03:00</text:p>
      <text:p text:style-name="P4">
修改时间: 2023-04-13T16:21:47+03:00</text:p>
      <text:p text:style-name="P4">
描述: 三月份，中国对俄罗斯的出口增长了两倍多，而进口量也表现出双重数量的增长。  - 乌克林。</text:p>
      <text:p text:style-name="P4">
图片: ["<text:a xlink:type="simple" xlink:href="https://static.ukrinform.com/photos/2023_03/thumb_files/630_360_1680168641-804.jpg" text:style-name="Internet_20_link" text:visited-style-name="Visited_20_Internet_20_Link">
630_360_16801...</text:a>
"]</text:p>
      <text:p text:style-name="P4">
标签: ['Експорт', 'Імпорт', 'Китай', 'Торгівля', 'росія']</text:p>
      <text:p text:style-name="P4">
类型: Article</text:p>
      <!--METADATA-->
      <text:p text:style-name="P4">
<draw:frame draw:style-name="fr1" draw:name="Image111" text:anchor-type="as-char" svg:width="6.9236in" svg:height="3.956343in" draw:z-index="0">
<draw:image xlink:href="../Images/yкринформ/2023-04-13T16-21-47-03-00/630_360_1680168641-804.jpg" xlink:type="simple" xlink:show="embed" xlink:actuate="onLoad" draw:mime-type="image/jpeg"/>
</draw:frame>
一年前的三月份中国出口到俄罗斯两次，而进口量也显示出双重数量的增长。</text:p>
      <text:p text:style-name="P4">
关于中国海关报告的数据<text:a xlink:type="simple" xlink:href="https://www.reuters.com/world/china/chinas-march-trade-with-russia-was-robust-despite-weak-global-outlook-2023-04-13/" text:style-name="Internet_20_link" text:visited-style-name="Visited_20_Internet_20_Link">
</text:a>
，报道乌克林福姆。</text:p>
      <text:p text:style-name="P4">
因此，中国3月份对俄罗斯的出口增长了136.4％，总计900万美元，高于19.8％的增长，在一月份至最胜利的情况下增加了19.8％。</text:p>
      <text:p text:style-name="P4">
从俄罗斯进口增加了40.5％，达到110亿美元，一月至1月的31.3％也快于31.3％。</text:p>
      <text:p text:style-name="P4">
<text:span text:style-name="T4">
另请阅读：</text:span>
 <text:a xlink:type="simple" xlink:href="https://www.ukrinform.ua/rubric-world/3695400-peredcasno-stverdzuvati-so-miz-kitaem-i-rf-isnue-pevnij-alans-eksposol-ssa.html" text:style-name="Internet_20_link" text:visited-style-name="Visited_20_Internet_20_Link">
</text:a>
关于两国之间贸易的乐观数据是在世界经济增长放缓的背景下。</text:p>
      <text:p text:style-name="P4">
国际货币基金组织周二将其全球经济的增长从2023年减少到2.8％，从2.9％降低，警告说，全球金融体系的脆弱性可能导致新的危机。</text:p>
      <text:p text:style-name="P4">
尽管海关服务<text:a xlink:type="simple" xlink:href="https://www.ukrinform.ua/tag-kitaj" text:style-name="Internet_20_link" text:visited-style-name="Visited_20_Internet_20_Link">
</text:a>
如您所知，她没有提供有关哪种商品刺激双边贸易的细节，在大规模的西方对俄罗斯联邦的制裁之后，中国成为俄罗斯石油和天然气的主要买家，也大大增加了出口向俄罗斯电子产品，并大幅增加了对俄罗斯和电子产品的出口。</text:p>
      <text:p text:style-name="P4">
正如乌克林福姆报道的，下周<text:a xlink:type="simple" xlink:href="https://www.ukrinform.ua/rubric-polytics/3695291-grupa-ermakamakfola-nastupnogo-tizna-prezentue-plan-posilenna-sankcij-proti-rosii.html" text:style-name="Internet_20_link" text:visited-style-name="Visited_20_Internet_20_Link">
</text:a>
这将促进对俄罗斯的进一步发展。</text:p>
      <text:p text:style-name="P4">
News Source: <text:a xlink:type="simple" xlink:href="https://www.ukrinform.ua/rubric-economy/3695473-kitaj-rizko-zbilsiv-obsagi-torgivli-z-rosieu.html" text:style-name="Internet_20_link" text:visited-style-name="Visited_20_Internet_20_Link">
https://www.ukrinform.ua/rubric-economy/3695473-kitaj-rizko-zbilsiv-obsagi-torgivli-z-rosieu.html</text:a>
</text:p>
      <!--NEWS-->
      <text:h text:style-name="P10" text:outline-level="1">
<text:span text:style-name="T4">
奥尔加·哈兰（Olga Harlan）将去围栏</text:span>
</text:h>
      <text:p text:style-name="P4">
作者: Ukrinform (Person)</text:p>
      <text:p text:style-name="P4">
出版商: Укринформ (Organization)</text:p>
      <text:p text:style-name="P4">
出版时间: 2023-04-13T16:22:13+03:00</text:p>
      <text:p text:style-name="P4">
修改时间: 2023-04-13T16:22:13+03:00</text:p>
      <text:p text:style-name="P4">
描述: Saber Olga Harlan上的奥运会围栏冠军将在4月14日至4月15日在基辅举行的乌克兰锦标赛上演出。  - 乌克林。</text:p>
      <text:p text:style-name="P4">
图片: ["<text:a xlink:type="simple" xlink:href="https://static.ukrinform.com/photos/2023_04/thumb_files/630_360_1681392064-324.jpg" text:style-name="Internet_20_link" text:visited-style-name="Visited_20_Internet_20_Link">
630_360_16813...</text:a>
"]</text:p>
      <text:p text:style-name="P4">
标签: ['Фехтування', 'Харлан']</text:p>
      <text:p text:style-name="P4">
类型: Article</text:p>
      <!--METADATA-->
      <text:p text:style-name="P4">
<draw:frame draw:style-name="fr1" draw:name="Image112" text:anchor-type="as-char" svg:width="6.9236in" svg:height="3.956343in" draw:z-index="0">
<draw:image xlink:href="../Images/yкринформ/2023-04-13T16-22-13-03-00/630_360_1681392064-324.jpg" xlink:type="simple" xlink:show="embed" xlink:actuate="onLoad" draw:mime-type="image/jpeg"/>
</draw:frame>
佩剑奥尔加·哈兰(Olga Harlan)的奥运会击剑冠军将举行乌克兰冠军，该冠军将于4月14日至4月15日在基辅举行。</text:p>
      <text:p text:style-name="P4">
据报道<text:a xlink:type="simple" xlink:href="https://www.facebook.com/fencing.ukraine/posts/776259354058544" text:style-name="Internet_20_link" text:visited-style-name="Visited_20_Internet_20_Link">
</text:a>
乌克林福明士报道，乌克兰联合会联合会。</text:p>
      <text:p text:style-name="P4">
Olena Kravatska，Alyinaokomashchuk，Olena Voronina和Yulia Bakastova也将在军刀围栏比赛中演出。</text:p>
      <text:p text:style-name="P4">
在男子中，将由Yuri Tsap，Andriy Yagodka，Vasily Humen，Bogdanplaton以及Alexey Statsenko参加比赛。</text:p>
      <text:p text:style-name="P4">
<text:span text:style-name="T4">
另请阅读：</text:span>
 <text:a xlink:type="simple" xlink:href="https://www.ukrinform.ua/rubric-sports/3691942-polsa-skasuvala-zinocij-etap-kubka-svitu-z-fehtuvanna-cerez-ucast-rf-i-bulorusi.html" text:style-name="Internet_20_link" text:visited-style-name="Visited_20_Internet_20_Link">
<text:span text:style-name="T4">
围栏</text:span>
</text:a>
乌克兰围栏杯将在欧洲当局冠军，哈尔科夫当局，埃琳娜·克里维茨卡亚，肯尼亚·潘特利瓦，尤利亚斯维尔，伊纳·布罗夫科和法比利·贝兹拉的情况下参加。</text:p>
      <text:p text:style-name="P4">
照片：盖蒂图像</text:p>
      <text:p text:style-name="P4">
News Source: <text:a xlink:type="simple" xlink:href="https://www.ukrinform.ua/rubric-sports/3695474-olga-harlan-vistupit-na-cu-z-fehtuvanna.html" text:style-name="Internet_20_link" text:visited-style-name="Visited_20_Internet_20_Link">
https://www.ukrinform.ua/rubric-sports/3695474-olga-harlan-vistupit-na-cu-z-fehtuvanna.html</text:a>
</text:p>
      <!--NEWS-->
      <text:h text:style-name="P10" text:outline-level="1">
<text:span text:style-name="T4">
乌克兰的恢复将成为欧洲历史上最大的投资之一-Shmigal</text:span>
</text:h>
      <text:p text:style-name="P4">
作者: Ukrinform (Person)</text:p>
      <text:p text:style-name="P4">
出版商: Укринформ (Organization)</text:p>
      <text:p text:style-name="P4">
出版时间: 2023-04-13T16:22:25+03:00</text:p>
      <text:p text:style-name="P4">
修改时间: 2023-04-13T16:22:25+03:00</text:p>
      <text:p text:style-name="P4">
描述: 乌克兰的修复将是欧洲历史上最大的投资项目之一，但现在我们需要专注于快速重建。  - 乌克林。</text:p>
      <text:p text:style-name="P4">
图片: ["<text:a xlink:type="simple" xlink:href="https://static.ukrinform.com/photos/2023_04/thumb_files/630_360_1681392101-634.jpeg" text:style-name="Internet_20_link" text:visited-style-name="Visited_20_Internet_20_Link">
630_360_16813...</text:a>
"]</text:p>
      <text:p text:style-name="P4">
标签: ['Європа', 'Шмигаль', 'Відбудова', 'Відновлення України']</text:p>
      <text:p text:style-name="P4">
类型: Article</text:p>
      <!--METADATA-->
      <text:p text:style-name="P4">
<draw:frame draw:style-name="fr1" draw:name="Image113" text:anchor-type="as-char" svg:width="6.9236in" svg:height="3.956343in" draw:z-index="0">
<draw:image xlink:href="../Images/yкринформ/2023-04-13T16-22-25-03-00/630_360_1681392101-634.jpeg" xlink:type="simple" xlink:show="embed" xlink:actuate="onLoad" draw:mime-type="image/jpeg"/>
</draw:frame>
乌克兰的恢复将是Yevrop历史上最大的投资项目之一，但现在我们需要专注于快速重建。</text:p>
      <text:p text:style-name="P4">
乌克兰福克斯(Ukrinform)的报道，乌克兰丹尼斯·施米加尔(Ukraine Denis Shmigal)的总理在与乌克兰在Springmeetings Fields中支持乌克兰的演讲中说，这是<text:a xlink:type="simple" xlink:href="https://t.me/Denys_Smyhal/4975" text:style-name="Internet_20_link" text:visited-style-name="Visited_20_Internet_20_Link">
</text:a>
政府首脑。</text:p>
      <text:p text:style-name="P4">
乌克兰的恢复将是欧洲最大的投资项目之一。 但是现在我们需要专注于快速重建，世界银行估计为140亿美元的需求。 对于我们来说，优先事项 - 为人们提供基本的社会和人道主义服务。”(https://www.ukrinform.ua/tag-smigal)。</text:p>
      <text:p text:style-name="P4">
据他说，乌克兰在今年上半年与合作伙伴的合作伙伴有一半以上的资金。</text:p>
      <text:p text:style-name="P4">
*!(https://www.ukrinform.ua/rubric-vidbudova/3695039-v-es-sukaut-zakonnij-slah-spramuvanna-zamorozenih-aktiviv-rf-na-vidbudovu-ukraini.html)正如乌克林福姆报道的那样，政府负责人正在访问华盛顿(美国). Там він узяв участь у щорічному форумі Spring Meetings, організованомуГрупою Світового банку та Міжнародним валютним фондом. Шмигаль провів зустрічіз міністром оборони Сполучених Штатів Ллойдом Остіном та американськимивисокопосадовцями .</text:p>
      <text:p text:style-name="P4">
Глава уряду 11 квітня побував з робочим візитом у Канаді. Він зустрівся зПрем’єр-міністром Канади Джастіном Трюдо та віцепрем’єр-міністром — міністромфінансів Канади Христею Фріланд.</text:p>
      <text:p text:style-name="P4">
_ Фото: Телеграм-канал Дениса Шмигаля  _</text:p>
      <text:p text:style-name="P4">
News Source: <text:a xlink:type="simple" xlink:href="https://www.ukrinform.ua/rubric-vidbudova/3695476-vidnovlenna-ukraini-stane-odnim-iz-najbilsih-investproektiv-v-istorii-evropi-smigal.html" text:style-name="Internet_20_link" text:visited-style-name="Visited_20_Internet_20_Link">
https://www.ukrinform.ua/rubric-vidbudova/3695476-vidnovlenna-ukraini-stane-odnim-iz-najbilsih-investproektiv-v-istorii-evropi-smigal.html</text:a>
</text:p>
      <!--NEWS-->
      <text:h text:style-name="P10" text:outline-level="1">
<text:span text:style-name="T4">
今年，乌克兰可以播种约600万公顷的向日葵 - 专家</text:span>
</text:h>
      <text:p text:style-name="P4">
作者: Ukrinform (Person)</text:p>
      <text:p text:style-name="P4">
出版商: Укринформ (Organization)</text:p>
      <text:p text:style-name="P4">
出版时间: 2023-04-13T16:30:36+03:00</text:p>
      <text:p text:style-name="P4">
修改时间: 2023-04-13T16:30:36+03:00</text:p>
      <text:p text:style-name="P4">
描述: 在2023年，在乌克兰，由于较高的盈利能力，尤其是向日葵将被播种约600万公顷，因此将为油料种子提供优势。  - 乌克林。</text:p>
      <text:p text:style-name="P4">
图片: ["<text:a xlink:type="simple" xlink:href="https://static.ukrinform.com/photos/2023_04/thumb_files/630_360_1681385343-673.jpg" text:style-name="Internet_20_link" text:visited-style-name="Visited_20_Internet_20_Link">
630_360_16813...</text:a>
"]</text:p>
      <text:p text:style-name="P4">
标签: ['Посівна', 'Соняшник']</text:p>
      <text:p text:style-name="P4">
类型: Article</text:p>
      <!--METADATA-->
      <text:p text:style-name="P4">
<draw:frame draw:style-name="fr1" draw:name="Image114" text:anchor-type="as-char" svg:width="6.9236in" svg:height="3.956343in" draw:z-index="0">
<draw:image xlink:href="../Images/yкринформ/2023-04-13T16-30-36-03-00/630_360_1681385343-673.jpg" xlink:type="simple" xlink:show="embed" xlink:actuate="onLoad" draw:mime-type="image/jpeg"/>
</draw:frame>
在2023年，在乌克兰，阿格拉里亚人会更喜欢油料种子，尤其是他们的葵花籽将播种约600万。</text:p>
      <text:p text:style-name="P4">
这是由All -Ukrainian琼脂委员会副主席Denis Marchuk的副主席在乌克兰媒体中心的简报中指出的。</text:p>
      <text:p text:style-name="P4">
“我们会看到增加(播种 -  ed。)油料种子。 实际上，我们将在战前时期出现 - 在这种文化下应播种600万公顷的命令。”他说。</text:p>
      <text:p text:style-name="P4">
Marchuk指出，2023年，乌克兰农民人会因为更高的盈利能力而播种。</text:p>
      <text:p text:style-name="P4">
根据专家的说法，该国西部地区的农业医生将播种更多的大豆，南部的大豆 - 更多的向日葵，以及增加播种，大豆和向日葵的中心计划。 同时，在2023年，乌克兰将播种少于贝斯克，因为这种文化需要很多费用。</text:p>
      <text:p text:style-name="P4">
“向日葵，大豆，油菜籽 - 农民将引起更多关注，”补充说。</text:p>
      <text:p text:style-name="P4">
他指出，与去年相比，今年，监狱的总产量可以减少1000万吨。 同时，作物<text:a xlink:type="simple" xlink:href="https://www.ukrinform.ua/tag-zerno" text:style-name="Internet_20_link" text:visited-style-name="Visited_20_Internet_20_Link">
</text:a>
但是2023年的豆类预计为4400万吨。</text:p>
      <text:p text:style-name="P4">
<text:span text:style-name="T4">
另请阅读：</text:span>
 <text:a xlink:type="simple" xlink:href="https://www.ukrinform.ua/rubric-economy/3691118-agrarii-z-prifrontovih-oblastej-zmozut-otrimati-nasinna-kukurudzi-ta-sonasnika-fao-prijmae-zaavki.html" text:style-name="Internet_20_link" text:visited-style-name="Visited_20_Internet_20_Link">
</text:a>
Marchuk强调，这些数字是初步和准确的预后。</text:p>
      <text:p text:style-name="P4">
根据乌克林福姆的说法，根据农业经济研究所的说法，与2022年相比，乌克兰的向日葵的生产可以增长6.5％。</text:p>
      <text:p text:style-name="P4">
News Source: <text:a xlink:type="simple" xlink:href="https://www.ukrinform.ua/rubric-economy/3695477-v-ukraini-cogoric-moze-buti-zasiano-blizko-6-miljoniv-gektariv-sonasnika-ekspert.html" text:style-name="Internet_20_link" text:visited-style-name="Visited_20_Internet_20_Link">
https://www.ukrinform.ua/rubric-economy/3695477-v-ukraini-cogoric-moze-buti-zasiano-blizko-6-miljoniv-gektariv-sonasnika-ekspert.html</text:a>
</text:p>
      <!--NEWS-->
      <text:h text:style-name="P10" text:outline-level="1">
<text:span text:style-name="T4">
在ODESA-RENI路线上，通过公共汽车限制了交通</text:span>
</text:h>
      <text:p text:style-name="P4">
作者: Ukrinform (Person)</text:p>
      <text:p text:style-name="P4">
出版商: Укринформ (Organization)</text:p>
      <text:p text:style-name="P4">
出版时间: 2023-04-13T16:30:55+03:00</text:p>
      <text:p text:style-name="P4">
修改时间: 2023-04-13T16:30:55+03:00</text:p>
      <text:p text:style-name="P4">
描述: 由于道路事故，暂时停止了检查站“ Vodas”在Odesa-Reni路线上的汽车行动。  - 乌克林。</text:p>
      <text:p text:style-name="P4">
图片: ["<text:a xlink:type="simple" xlink:href="https://static.ukrinform.com/photos/2023_04/thumb_files/630_360_1681392388-945.jpg" text:style-name="Internet_20_link" text:visited-style-name="Visited_20_Internet_20_Link">
630_360_16813...</text:a>
"]</text:p>
      <text:p text:style-name="P4">
标签: ['Аварія', 'ДТП', 'Транспорт']</text:p>
      <text:p text:style-name="P4">
类型: Article</text:p>
      <!--METADATA-->
      <text:p text:style-name="P4">
<draw:frame draw:style-name="fr1" draw:name="Image115" text:anchor-type="as-char" svg:width="6.9236in" svg:height="3.956343in" draw:z-index="0">
<draw:image xlink:href="../Images/yкринформ/2023-04-13T16-30-55-03-00/630_360_1681392388-945.jpg" xlink:type="simple" xlink:show="embed" xlink:actuate="onLoad" draw:mime-type="image/jpeg"/>
</draw:frame>
暂时停止了检查站“ Posum”部分ODESA-RENI路线上的汽车交通。</text:p>
      <text:p text:style-name="P4">
关于<text:a xlink:type="simple" xlink:href="https://www.facebook.com/permalink.php" text:style-name="Internet_20_link" text:visited-style-name="Visited_20_Internet_20_Link">
</text:a>
乌克林福姆报道说，伊兹梅尔市长安德里·艾布拉姆乔科(Andriy Abramchenko)报道。</text:p>
      <text:p text:style-name="P4">
“与村庄的事故有关。 灯塔已决定暂时停止通过运输者进入高速公路的过境区<text:a xlink:type="simple" xlink:href="https://www.ukrinform.ua/tag-odesa" text:style-name="Internet_20_link" text:visited-style-name="Visited_20_Internet_20_Link">
</text:a>
 - 在检查点“存在”的侧面的ANS，以避免信标检查点与好的队列之间的排队，”  - 邮件中的go。</text:p>
      <text:p text:style-name="P4">
Abramchenko指出，Mayaky村庄的Mayaka检查站侧面的车辆转弯约为7公里，而从伊兹梅尔(Izmail)方向的生产“促销”点的队列约为2公里。</text:p>
      <text:p text:style-name="P4">
<text:span text:style-name="T4">
另请阅读：</text:span>
 <text:a xlink:type="simple" xlink:href="https://www.ukrinform.ua/rubric-regions/3695012-na-lvivsini-stalas-potrijna-dtp-e-zagiblij-ta-poraneni.html" text:style-name="Internet_20_link" text:visited-style-name="Visited_20_Internet_20_Link">
<text:span text:style-name="T4">
事故</text:span>
</text:a>
在社交网络中，社交网络出现<text:a xlink:type="simple" xlink:href="https://t.me/now_odessa/34094" text:style-name="Internet_20_link" text:visited-style-name="Visited_20_Internet_20_Link">
</text:a>
从位置。 一辆公共汽车发生了事故。</text:p>
      <text:p text:style-name="P4">
据报道，在利维夫地区，在基辅chop高速公路上(https://www.ukrinform.ua/rubric-regions/3695012-na-lvivsini-stalas-potrijna-dtp-e-zagiblij-ta-poraneni.html)一个人被杀，受伤。</text:p>
      <text:p text:style-name="P4">
_从开源_OPTO _</text:p>
      <text:p text:style-name="P4">
News Source: <text:a xlink:type="simple" xlink:href="https://www.ukrinform.ua/rubric-regions/3695478-na-trasi-odesareni-obmezili-ruh-transportu-cerez-dtp-z-avtobusom.html" text:style-name="Internet_20_link" text:visited-style-name="Visited_20_Internet_20_Link">
https://www.ukrinform.ua/rubric-regions/3695478-na-trasi-odesareni-obmezili-ruh-transportu-cerez-dtp-z-avtobusom.html</text:a>
</text:p>
      <!--NEWS-->
      <text:h text:style-name="P10" text:outline-level="1">
<text:span text:style-name="T4">
乌克兰军事俄罗斯人被处决的视频：卢比尼特转向莫斯卡科娃</text:span>
</text:h>
      <text:p text:style-name="P4">
作者: Ukrinform (Person)</text:p>
      <text:p text:style-name="P4">
出版商: Укринформ (Organization)</text:p>
      <text:p text:style-name="P4">
出版时间: 2023-04-13T16:33:33+03:00</text:p>
      <text:p text:style-name="P4">
修改时间: 2023-04-13T16:33:33+03:00</text:p>
      <text:p text:style-name="P4">
描述: 乌克兰人权人权Dmitry Lubinets的Verkhovna Rada的专员向俄罗斯监察员Tatiana Moskalkova呼吁有关俄罗斯军人的视频。  - 乌克林。</text:p>
      <text:p text:style-name="P4">
图片: ["<text:a xlink:type="simple" xlink:href="https://static.ukrinform.com/photos/2022_10/thumb_files/630_360_1666946580-643.jpg" text:style-name="Internet_20_link" text:visited-style-name="Visited_20_Internet_20_Link">
630_360_16669...</text:a>
"]</text:p>
      <text:p text:style-name="P4">
标签: ['Страта', 'Воєнні злочини', 'Москалькова', 'Війна з росією', 'Дмитро Лубінець']</text:p>
      <text:p text:style-name="P4">
类型: Article</text:p>
      <!--METADATA-->
      <text:p text:style-name="P4">
<draw:frame draw:style-name="fr1" draw:name="Image116" text:anchor-type="as-char" svg:width="6.9236in" svg:height="3.956343in" draw:z-index="0">
<draw:image xlink:href="../Images/yкринформ/2023-04-13T16-33-33-03-00/630_360_1666946580-643.jpg" xlink:type="simple" xlink:show="embed" xlink:actuate="onLoad" draw:mime-type="image/jpeg"/>
</draw:frame>
乌克兰人权人权Dmitry Lubinets的Verkhovna Rada专员向俄罗斯申诉专员Tatiana Moskalkova致辞，以了解乌克兰军人层面的视频。</text:p>
      <text:p text:style-name="P4">
他在一次采访中说了这一点。(https://www.radiosvoboda.org/a/intervyu-upovnovazhenyy-z-prav-lyudyny-lubints/32362158.html?fbclid=IwAR0xhEwBbsi0x72rk2omfC_DHRkUm9lA5EJkmIrioBQ5Q9HPRXhhAMDNZhA)”，据报道乌克林福姆。</text:p>
      <text:p text:style-name="P4">
“昨天，由于这种观点，该视频，除了国际组织和世界上申诉专员的官方信件外，我发送了一封信和Domoskalkova。 我不知道会有什么反应。 关于特别的事情，我不安。 但是我寄了这封信。 他没有亲自交流。”他说。</text:p>
      <text:p text:style-name="P4">
<text:span text:style-name="T4">
另请阅读：</text:span>
 <text:a xlink:type="simple" xlink:href="https://www.ukrinform.ua/rubric-ato/3695385-u-rozvidci-priblizno-znaut-hto-i-de-vidrizav-golovu-ukrainskomu-vijskovomu-lubinec.html" text:style-name="Internet_20_link" text:visited-style-name="Visited_20_Internet_20_Link">
</text:a>
在回答俄罗斯军队可能依靠这种军事犯罪的问题，然后将这些视频倒入网络中，Lubinets表示，俄罗斯人强迫其军事人员来治愈，从而将所有人都联系起来。</text:p>
      <text:p text:style-name="P4">
“他们知道这不仅是犯罪，而且是某种中世纪!此后，这样做的人和这样做的单位是世界的绝对罪犯。 因此，没有出路。 或者您正在完全战斗，无法被抓获。 因为他们说乌克兰军人会与您做同样的事情。”(https://www.ukrinform.ua/tag-ombudsmen)。</text:p>
      <text:p text:style-name="P4">
人权专员说，一段有关乌克兰军队斩首的视频现已公开，它来自俄罗斯。 他想到了这是在乌克兰进攻前夕进行的。</text:p>
      <text:p text:style-name="P4">
<text:span text:style-name="T4">
另请阅读：</text:span>
 <text:a xlink:type="simple" xlink:href="https://www.ukrinform.ua/rubric-ato/3695096-masstabna-rasaipso-video-z-vidrizannam-golovi-zlivi-u-nyt-ta-zaavi-analitikiv-pro-nevdalij-sturm-zaes.html" text:style-name="Internet_20_link" text:visited-style-name="Visited_20_Internet_20_Link">
</text:a>
“所以，(俄罗斯人想要 - 埃德。)为了吓ik乌克兰军队，他们没有宣告我们，我们在这里被我们俘虏的任何人，我们都会割伤我们的头。 实际上，在我看来，这在回归中发挥了作用。 这只会增加乌克兰军队的愿望，武装部队的武装力量使我们整个领土展现出来。</text:p>
      <text:p text:style-name="P4">
<text:a xlink:type="simple" xlink:href="https://www.ukrinform.ua/rubric-ato/3694863-ukraina-zaklikae-ofis-prokurora-mks-nevidkladno-zvernuti-uvagu-na-stratu-ukrainskogo-bijca.html" text:style-name="Internet_20_link" text:visited-style-name="Visited_20_Internet_20_Link">
 </text:a>
在调查俄罗斯人在乌克兰犯下的战争犯罪和犯罪的背景下，俄罗斯军方俘虏了乌克兰人死亡的事实。</text:p>
      <text:p text:style-name="P4">
News Source: <text:a xlink:type="simple" xlink:href="https://www.ukrinform.ua/rubric-polytics/3695481-video-zi-stratami-ukrainskih-vijskovih-rosianami-lubinec-zvernuvsa-do-moskalkovoi.html" text:style-name="Internet_20_link" text:visited-style-name="Visited_20_Internet_20_Link">
https://www.ukrinform.ua/rubric-polytics/3695481-video-zi-stratami-ukrainskih-vijskovih-rosianami-lubinec-zvernuvsa-do-moskalkovoi.html</text:a>
</text:p>
      <!--NEWS-->
      <text:h text:style-name="P10" text:outline-level="1">
<text:span text:style-name="T4">
五角大楼限制访问“融合”的秘密文件 - 白宫</text:span>
</text:h>
      <text:p text:style-name="P4">
作者: Ukrinform (Person)</text:p>
      <text:p text:style-name="P4">
出版商: Укринформ (Organization)</text:p>
      <text:p text:style-name="P4">
出版时间: 2023-04-13T16:38:00+03:00</text:p>
      <text:p text:style-name="P4">
修改时间: 2023-04-13T16:38:00+03:00</text:p>
      <text:p text:style-name="P4">
描述: 美国国防部已采取措施限制了前一天在网络上“合并”的秘密文件的访问。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США', 'Білий дім', 'Витік']</text:p>
      <text:p text:style-name="P4">
类型: Article</text:p>
      <!--METADATA-->
      <text:p text:style-name="P4">
<draw:frame draw:style-name="fr1" draw:name="Image117" text:anchor-type="as-char" svg:width="6.9236in" svg:height="3.956343in" draw:z-index="0">
<draw:image xlink:href="../Images/yкринформ/2023-04-13T16-38-00-03-00/630_360_1588051291-728.jpg" xlink:type="simple" xlink:show="embed" xlink:actuate="onLoad" draw:mime-type="image/jpeg"/>
</draw:frame>
美国国防部已采取措施限制了前一天在网络上“合并”的秘密文件的访问。</text:p>
      <text:p text:style-name="P4">
根据乌克林福姆的说法，这是与记者交流的时候<text:a xlink:type="simple" xlink:href="https://www.whitehouse.gov/briefing-room/press-briefings/2023/04/13/press-gaggle-by-press-secretary-karine-jean-pierre-and-nsc-senior-director-for-europe-amanda-sloat-on-the-presidents-trip-to-ireland/" text:style-name="Internet_20_link" text:visited-style-name="Visited_20_Internet_20_Link">
</text:a>
白色Domarwarin Jean-Pierre的发言人。</text:p>
      <text:p text:style-name="P4">
“我们非常重视这一点。调查正在进行中。国防部<text:a xlink:type="simple" xlink:href="https://www.ukrinform.ua/tag-ssa" text:style-name="Internet_20_link" text:visited-style-name="Visited_20_Internet_20_Link">
</text:a>
它已经采取了限制这些文件的步骤。”她说。</text:p>
      <text:p text:style-name="P4">
让·皮埃尔(Jean-Pierre)提醒司法部正在调查该法律。</text:p>
      <text:p text:style-name="P4">
<text:span text:style-name="T4">
另请阅读：</text:span>
 <text:a xlink:type="simple" xlink:href="https://www.ukrinform.ua/rubric-world/3695359-bilij-dim-provede-zakritij-brifing-dla-senatoriv-sodo-vitoku-dokumentiv-pentagonu.html" text:style-name="Internet_20_link" text:visited-style-name="Visited_20_Internet_20_Link">
<text:span text:style-name="T4">
五角大楼</text:span>
</text:a>
她还指出，美国政府现在正试图减少“融合”文件对美国国家安全，盟友和合作伙伴的影响。</text:p>
      <text:p text:style-name="P4">
正如乌克林福姆(Ukrinform)报道的那样，一个站在秘密国家拥有的美国文件大规模泄漏的人是一个年轻的“武器爱好者”，他是海军基地，并与一组Discord平台共享了特别的秘密文件。</text:p>
      <text:p text:style-name="P4">
News Source: <text:a xlink:type="simple" xlink:href="https://www.ukrinform.ua/rubric-world/3695486-pentagon-obmeziv-dostup-do-zlitih-sekretnih-dokumentiv-bilij-dim.html" text:style-name="Internet_20_link" text:visited-style-name="Visited_20_Internet_20_Link">
https://www.ukrinform.ua/rubric-world/3695486-pentagon-obmeziv-dostup-do-zlitih-sekretnih-dokumentiv-bilij-dim.html</text:a>
</text:p>
      <!--NEWS-->
      <text:h text:style-name="P10" text:outline-level="1">
<text:span text:style-name="T4">
乌克兰农民播种的费用今年将增加19％ - 专家</text:span>
</text:h>
      <text:p text:style-name="P4">
作者: Ukrinform (Person)</text:p>
      <text:p text:style-name="P4">
出版商: Укринформ (Organization)</text:p>
      <text:p text:style-name="P4">
出版时间: 2023-04-13T16:39:00+03:00</text:p>
      <text:p text:style-name="P4">
修改时间: 2023-04-13T16:39:00+03:00</text:p>
      <text:p text:style-name="P4">
描述: 在当前季节，乌克兰农民的成本将增长19％，达到2,300亿美元。  - 乌克林。</text:p>
      <text:p text:style-name="P4">
图片: ["<text:a xlink:type="simple" xlink:href="https://static.ukrinform.com/photos/2020_04/thumb_files/630_360_1586339444-668.jpg" text:style-name="Internet_20_link" text:visited-style-name="Visited_20_Internet_20_Link">
630_360_15863...</text:a>
", "<text:a xlink:type="simple" xlink:href="https://static.ukrinform.com/photos/2023_04/1681393180-240.jpg" text:style-name="Internet_20_link" text:visited-style-name="Visited_20_Internet_20_Link">
1681393180-24...</text:a>
"]</text:p>
      <text:p text:style-name="P4">
标签: ['Економіка', 'Аграрії', 'Посівна']</text:p>
      <text:p text:style-name="P4">
类型: Article</text:p>
      <!--METADATA-->
      <text:p text:style-name="P4">
<draw:frame draw:style-name="fr1" draw:name="Image118" text:anchor-type="as-char" svg:width="6.9236in" svg:height="3.956343in" draw:z-index="0">
<draw:image xlink:href="../Images/yкринформ/2023-04-13T16-39-00-03-00/630_360_1586339444-668.jpg" xlink:type="simple" xlink:show="embed" xlink:actuate="onLoad" draw:mime-type="image/jpeg"/>
</draw:frame>
乌克兰农民播种的支出将增长19％，达到2,300亿美元。</text:p>
      <text:p text:style-name="P4">
这是由All -Ukrainian琼脂委员会副主席Denis Marchuk的副主席在乌克兰媒体中心的简报中指出的。</text:p>
      <text:p text:style-name="P4">
他说：“总的来说，播种活动的成本将增加本赛季的19％。一般金额将需要花费约2300亿美元，这是相当大的资金。”</text:p>
      <text:p text:style-name="P4">
<draw:frame draw:style-name="fr1" draw:name="Image119" text:anchor-type="as-char" svg:width="6.9236in" svg:height="4.615733in" draw:z-index="0">
<draw:image xlink:href="../Images/yкринформ/2023-04-13T16-39-00-03-00/1681393180-240.jpg" xlink:type="simple" xlink:show="embed" xlink:actuate="onLoad" draw:mime-type="image/jpeg"/>
</draw:frame>
Marchuk指出，在2023年进行了乌克兰农民主义者<text:a xlink:type="simple" xlink:href="https://www.ukrinform.ua/tag-posivna" text:style-name="Internet_20_link" text:visited-style-name="Visited_20_Internet_20_Link">
</text:a>
由于缺乏融资而导致的困难条件。 他补充说，农业出口的可能性有限，乌克兰农民不允许积累可用于播种的额外资金。</text:p>
      <text:p text:style-name="P4">
他说，与此同时，资金不足不会导致播种区域，该地区在2023年预计将超过1900万公顷。 由于乌克兰今年的替代和临时职业，他不会播种超过700万公顷的土地。</text:p>
      <text:p text:style-name="P4">
<text:span text:style-name="T4">
另请阅读：</text:span>
 <text:a xlink:type="simple" xlink:href="https://www.ukrinform.ua/rubric-economy/3695477-v-ukraini-cogoric-moze-buti-zasiano-blizko-6-miljoniv-gektariv-sonasnika-ekspert.html" text:style-name="Internet_20_link" text:visited-style-name="Visited_20_Internet_20_Link">
</text:a>
专家强调，即使面对减少面积的面积，乌克兰也将提供食物。</text:p>
      <text:p text:style-name="P4">
正如乌克林福姆报道的那样，农业政策和食品部乌克兰预测<text:a xlink:type="simple" xlink:href="https://www.ukrinform.ua/rubric-economy/3688881-druga-voenna-posivna-visockij-prognozue-mense-zernovih-i-bilse-olijnih-kultur.html" text:style-name="Internet_20_link" text:visited-style-name="Visited_20_Internet_20_Link">
</text:a>
在1980万公顷中几乎与2022年相媲美。</text:p>
      <text:p text:style-name="P4">
截至2023年4月7日，乌克兰农民主义者已经播种了620.5万个气态和豆类。</text:p>
      <text:p text:style-name="P4">
News Source: <text:a xlink:type="simple" xlink:href="https://www.ukrinform.ua/rubric-economy/3695490-vitrati-ukrainskih-agrariiv-na-posivnu-cogoric-zrostut-na-19-ekspert.html" text:style-name="Internet_20_link" text:visited-style-name="Visited_20_Internet_20_Link">
https://www.ukrinform.ua/rubric-economy/3695490-vitrati-ukrainskih-agrariiv-na-posivnu-cogoric-zrostut-na-19-ekspert.html</text:a>
</text:p>
      <!--NEWS-->
      <text:h text:style-name="P10" text:outline-level="1">
<text:span text:style-name="T4">
保加利亚外交大臣：俄罗斯针对乌克兰的战争创造了一个新的新安全环境</text:span>
</text:h>
      <text:p text:style-name="P4">
作者: Ukrinform (Person)</text:p>
      <text:p text:style-name="P4">
出版商: Укринформ (Organization)</text:p>
      <text:p text:style-name="P4">
出版时间: 2023-04-13T16:40:42+03:00</text:p>
      <text:p text:style-name="P4">
修改时间: 2023-04-13T16:40:42+03:00</text:p>
      <text:p text:style-name="P4">
描述: 保加利亚外交部长尼古拉·米尔科夫（Nikolai Milkov）说，俄罗斯对乌克兰的战争从根本上创造了一个新的安全环境，这不仅是对乌克兰的侵略性。  - 乌克林。</text:p>
      <text:p text:style-name="P4">
图片: ["<text:a xlink:type="simple" xlink:href="https://static.ukrinform.com/photos/2023_04/thumb_files/630_360_1681392994-483.jpeg" text:style-name="Internet_20_link" text:visited-style-name="Visited_20_Internet_20_Link">
630_360_16813...</text:a>
"]</text:p>
      <text:p text:style-name="P4">
标签: ['Болгарія', 'Війна з росією', 'Чорноморська безпекова конференція']</text:p>
      <text:p text:style-name="P4">
类型: Article</text:p>
      <!--METADATA-->
      <text:p text:style-name="P4">
<draw:frame draw:style-name="fr1" draw:name="Image120" text:anchor-type="as-char" svg:width="6.9236in" svg:height="3.956343in" draw:z-index="0">
<draw:image xlink:href="../Images/yкринформ/2023-04-13T16-40-42-03-00/630_360_1681392994-483.jpeg" xlink:type="simple" xlink:show="embed" xlink:actuate="onLoad" draw:mime-type="image/jpeg"/>
</draw:frame>
保加利亚部长尼古拉斯·米尔科夫(Nicholas Milkov)说，俄罗斯对乌克兰的战争从根本上是一个新的安全环境，而且这不仅是乌克兰的侵略性。</text:p>
      <text:p text:style-name="P4">
据乌克林福音通讯员称，米尔科夫在布加勒斯特在克里米亚平台的第一次黑海安全会议上的时间讨论中说。</text:p>
      <text:p text:style-name="P4">
“ <text:a xlink:type="simple" xlink:href="https://www.ukrinform.ua/tag-vijna-z-rosieu" text:style-name="Internet_20_link" text:visited-style-name="Visited_20_Internet_20_Link">
</text:a>
创造了一个新的危险环境。 这打破了欧洲的和平，直接攻击了基础的国际秩序规则。 这不仅是对乌克兰的侵略性，而且是对我们大陆的同行和稳定的侵略性。 我认为，与衰老的状况同时，俄罗斯的侵略改变了对我们大陆的思考范式。”他说。</text:p>
      <text:p text:style-name="P4">
他还指出，越来越多的挑战需要在黑海中制定全面的策略。</text:p>
      <text:p text:style-name="P4">
他说：“我们现在需要的是一种协调的集体方法，因为团结是最有力的优势。”</text:p>
      <text:p text:style-name="P4">
<text:span text:style-name="T4">
另请阅读：</text:span>
 <text:a xlink:type="simple" xlink:href="https://www.ukrinform.ua/rubric-polytics/3695279-aspekti-bezpeki-v-cornomorskomu-regioni-treba-pereglanuti-reznikov.html" text:style-name="Internet_20_link" text:visited-style-name="Visited_20_Internet_20_Link">
</text:a>
他还强调需要重估北约的方法和海上政策。</text:p>
      <text:p text:style-name="P4">
据他说，乌克兰的战争在邻国始终发挥作用的邻近地区的长期冲突中也有不可预测的癫痫发作。</text:p>
      <text:p text:style-name="P4">
米尔夫说，不仅要回应，而且要限制任何潜在威胁，这一点很重要。</text:p>
      <text:p text:style-name="P4">
据报道，在国际克里米亚平台的框架内，在布加勒斯特举行了一次安全会议，该框架由欧洲和世界领先国家的政府，外交官和科学家的代表参加。 克里米亚平台的主要目的证明了它是一个有力的国际论坛，是克里米亚半岛的全部占领和乌克兰从俄罗斯灰烬中解放出来。</text:p>
      <text:p text:style-name="P4">
<text:span text:style-name="T5">
照片：bta.bg</text:span>
</text:p>
      <text:p text:style-name="P4">
News Source: <text:a xlink:type="simple" xlink:href="https://www.ukrinform.ua/rubric-world/3695489-glava-mzs-bolgarii-vijna-rosii-proti-ukraini-stvorila-principovo-nove-bezpekove-seredovise.html" text:style-name="Internet_20_link" text:visited-style-name="Visited_20_Internet_20_Link">
https://www.ukrinform.ua/rubric-world/3695489-glava-mzs-bolgarii-vijna-rosii-proti-ukraini-stvorila-principovo-nove-bezpekove-seredovise.html</text:a>
</text:p>
      <!--NEWS-->
      <text:h text:style-name="P10" text:outline-level="1">
<text:span text:style-name="T4">
在布加勒斯特批准的乌克兰 - 莫尔多瓦罗马尼亚会议的参与者联合声明</text:span>
</text:h>
      <text:p text:style-name="P4">
作者: Ukrinform (Person)</text:p>
      <text:p text:style-name="P4">
出版商: Укринформ (Organization)</text:p>
      <text:p text:style-name="P4">
出版时间: 2023-04-13T16:42:00+03:00</text:p>
      <text:p text:style-name="P4">
修改时间: 2023-04-13T16:42:00+03:00</text:p>
      <text:p text:style-name="P4">
描述: 罗马尼亚，摩尔多瓦共和国和乌克兰的外交部长和国防部长在布加勒斯特举行了三方会议，讨论了该地区的安全状况以及进一步合作的前景。  - 乌克林。</text:p>
      <text:p text:style-name="P4">
图片: ["<text:a xlink:type="simple" xlink:href="https://static.ukrinform.com/photos/2023_04/thumb_files/630_360_1681392933-154.jpeg" text:style-name="Internet_20_link" text:visited-style-name="Visited_20_Internet_20_Link">
630_360_16813...</text:a>
"]</text:p>
      <text:p text:style-name="P4">
标签: ['Молдова', 'МЗС', 'Румунія', 'Україна']</text:p>
      <text:p text:style-name="P4">
类型: Article</text:p>
      <!--METADATA-->
      <text:p text:style-name="P4">
<draw:frame draw:style-name="fr1" draw:name="Image121" text:anchor-type="as-char" svg:width="6.9236in" svg:height="3.956343in" draw:z-index="0">
<draw:image xlink:href="../Images/yкринформ/2023-04-13T16-42-00-03-00/630_360_1681392933-154.jpeg" xlink:type="simple" xlink:show="embed" xlink:actuate="onLoad" draw:mime-type="image/jpeg"/>
</draw:frame>
部长 - 国立机构和罗马尼亚的国防部长摩尔多瓦共和国和乌克兰在布加勒斯特举行了三方会议，讨论了Uregion的安全状况和进一步合作的前景。</text:p>
      <text:p text:style-name="P4">
根据乌克林福姆的说法，关于会议结果的联合声明发表了<text:a xlink:type="simple" xlink:href="https://mfa.gov.ua/news/spilna-zayava-ministriv-zakordonnih-sprav-ta-ministriv-oboroni-rumuniyi-respubliki-moldova-ta-ukkrayini" text:style-name="Internet_20_link" text:visited-style-name="Visited_20_Internet_20_Link">
</text:a>
。</text:p>
      <text:p text:style-name="P4">
“作为位于欧洲大陆东部的合作伙伴，我们对稳定的小报黑海地区也有同样的安全性和同样的兴趣……我们将继续合作，尽可能多地支持自由选择的权利我们自己地区的外交政策和联盟的稳定，安全和繁荣”，是在文件中。</text:p>
      <text:p text:style-name="P4">
它的作者指出，在这种情况下，欧盟的扩张以及与北约的深入合作是关键。</text:p>
      <text:p text:style-name="P4">
<text:span text:style-name="T4">
另请阅读：</text:span>
 <text:a xlink:type="simple" xlink:href="https://www.ukrinform.ua/rubric-polytics/3695407-ukraina-prosuvae-v-buharesti-ideu-postijnogo-patruluvanna-cornogo-mora-krainami-nato.html" text:style-name="Internet_20_link" text:visited-style-name="Visited_20_Internet_20_Link">
<text:span text:style-name="T4">
 bucharest </text:span>
</text:a>
“我们将继续竭尽全力继续对该地区的强大欧洲大西洋支持。 在这种情况下，我们强调了2022年6月23日欧洲理事会一项历史决定的重要性在欧盟，”外交政策和乌克兰防御部门负责人。</text:p>
      <text:p text:style-name="P4">
他们还指出，他们预计欧盟委员会将评估这一进展，并在今年乌克兰对乌克兰访问摩尔多瓦共和国加入欧盟的决定。</text:p>
      <text:p text:style-name="P4">
罗马尼亚和摩尔多瓦共和国证实了他们愿意以全面，公平和长期的和平来支持乌克兰，表达了总统和平公式的支持<text:a xlink:type="simple" xlink:href="https://www.ukrinform.ua/tag-zelenskij" text:style-name="Internet_20_link" text:visited-style-name="Visited_20_Internet_20_Link">
</text:a>
以及积极与乌克兰实施10分的武术计划的义务。</text:p>
      <text:p text:style-name="P4">
“我们强调，和平的公式将我们的共同愿景赋予了必要步骤，这些步骤将确保乌克兰和世界安全的全面，公正和强大的和平。”  - 在三方声明中强调。<text:span text:style-name="T4">
另请阅读：</text:span>
 <text:a xlink:type="simple" xlink:href="https://www.ukrinform.ua/rubric-world/3695403-vijna-rf-proti-ukraini-zminila-poradok-bezpeki-vstanovlenij-oon-u-1945-roci-minoboroni-moldovi.html" text:style-name="Internet_20_link" text:visited-style-name="Visited_20_Internet_20_Link">
</text:a>
最后，部长们告知协议在不久的将来的下一段时间内组织一轮三轮谈判的协议，由负责基础设施能源的部长的参与。</text:p>
      <text:p text:style-name="P4">
正如乌克林福姆报道的第二个(官方的)国际克里米亚平台第一次黑海安全会议的那天，该会议已在50多个调整组织国家的布加勒斯特代表中收集。</text:p>
      <text:p text:style-name="P4">
<text:span text:style-name="T5">
foto：外国</text:span>
</text:p>
      <text:p text:style-name="P4">
News Source: <text:a xlink:type="simple" xlink:href="https://www.ukrinform.ua/rubric-polytics/3695488-ucasniki-zustrici-ukrainamoldovarumunia-uhvalili-v-buharesti-spilnu-zaavu.html" text:style-name="Internet_20_link" text:visited-style-name="Visited_20_Internet_20_Link">
https://www.ukrinform.ua/rubric-polytics/3695488-ucasniki-zustrici-ukrainamoldovarumunia-uhvalili-v-buharesti-spilnu-zaavu.html</text:a>
</text:p>
      <!--NEWS-->
      <text:h text:style-name="P10" text:outline-level="1">
<text:span text:style-name="T4">
乌克兰今年将从日本获得35亿美元 - 财政部</text:span>
</text:h>
      <text:p text:style-name="P4">
作者: Ukrinform (Person)</text:p>
      <text:p text:style-name="P4">
出版商: Укринформ (Organization)</text:p>
      <text:p text:style-name="P4">
出版时间: 2023-04-13T16:44:49+03:00</text:p>
      <text:p text:style-name="P4">
修改时间: 2023-04-13T16:44:49+03:00</text:p>
      <text:p text:style-name="P4">
描述: 日本政府计划在2023年为乌克兰提供35亿美元的直接预算支持。  - 乌克林。</text:p>
      <text:p text:style-name="P4">
图片: ["<text:a xlink:type="simple" xlink:href="https://static.ukrinform.com/photos/2021_11/thumb_files/630_360_1638095829-464.jpg" text:style-name="Internet_20_link" text:visited-style-name="Visited_20_Internet_20_Link">
630_360_16380...</text:a>
"]</text:p>
      <text:p text:style-name="P4">
标签: ['Японія', 'Мінфін', 'допомога']</text:p>
      <text:p text:style-name="P4">
类型: Article</text:p>
      <!--METADATA-->
      <text:p text:style-name="P4">
<draw:frame draw:style-name="fr1" draw:name="Image122" text:anchor-type="as-char" svg:width="6.9236in" svg:height="3.956343in" draw:z-index="0">
<draw:image xlink:href="../Images/yкринформ/2023-04-13T16-44-49-03-00/630_360_1638095829-464.jpg" xlink:type="simple" xlink:show="embed" xlink:actuate="onLoad" draw:mime-type="image/jpeg"/>
</draw:frame>
政府计划为乌克兰提供2023年的35亿美元直接预算支持。</text:p>
      <text:p text:style-name="P4">
正如乌克林福姆报道的那样，它报告了<text:a xlink:type="simple" xlink:href="https://www.mof.gov.ua/uk/news/ukraine_will_receive_usd_35_billion_from_japan_in_2023_minister_of_finance_of_japan_during_a_meeting_with_sergii_marchenko-3946" text:style-name="Internet_20_link" text:visited-style-name="Visited_20_Internet_20_Link">
</text:a>
在乌克兰财政部长会议之后，日本部长苏尼奇·苏兹基(Sunichi Sudzuki)的Serhiy Marchenko会议。</text:p>
      <text:p text:style-name="P4">
“乌克兰非常感谢日本对我们胜利加速的贡献，特别是通过系统地提供金融和人道主义援助，即对俄罗斯的瓦流压力。 2023年在G7担任主席，<text:a xlink:type="simple" xlink:href="https://www.ukrinform.ua/tag-aponia" text:style-name="Internet_20_link" text:visited-style-name="Visited_20_Internet_20_Link">
</text:a>
展示了支持乌克兰关于国际活动议程的基本领导，并改善了为乌克兰的财政援助协调。”</text:p>
      <text:p text:style-name="P4">
他强调，在战争中，外部资金在预防宏观经济稳定性方面起着关键作用，因为名称和国防的名称的支出显着增加。</text:p>
      <text:p text:style-name="P4">
Sunichi Suzuki证实了日本政府在2023年期间将35亿美元的Dodolers指导向乌克兰直接预算支持。 这些资金将允许优先考虑，包括社会和人道主义支出。</text:p>
      <text:p text:style-name="P4">
<text:span text:style-name="T4">
另请阅读：</text:span>
 <text:a xlink:type="simple" xlink:href="https://www.ukrinform.ua/rubric-economy/3694411-aponia-na-zustrici-g7-predstavit-model-finansovoi-pidtrimki-ukraini.html" text:style-name="Internet_20_link" text:visited-style-name="Visited_20_Internet_20_Link">
<text:span text:style-name="T4">
日本</text:span>
</text:a>
值得注意的是，从全面战争开始时，日本提供了5.81亿美元的特权资金。</text:p>
      <text:p text:style-name="P4">
据报道，自2023年初以来，乌克兰和日本已经就恢复超过6亿美元的需求达成了一致。</text:p>
      <text:p text:style-name="P4">
News Source: <text:a xlink:type="simple" xlink:href="https://www.ukrinform.ua/rubric-economy/3695491-ukraina-cogoric-otrimae-vid-aponii-35-milarda-minfin.html" text:style-name="Internet_20_link" text:visited-style-name="Visited_20_Internet_20_Link">
https://www.ukrinform.ua/rubric-economy/3695491-ukraina-cogoric-otrimae-vid-aponii-35-milarda-minfin.html</text:a>
</text:p>
      <!--NEWS-->
      <text:h text:style-name="P10" text:outline-level="1">
<text:span text:style-name="T4">
乌克兰农民人的肥料近60％ - 专家</text:span>
</text:h>
      <text:p text:style-name="P4">
作者: Ukrinform (Person)</text:p>
      <text:p text:style-name="P4">
出版商: Укринформ (Organization)</text:p>
      <text:p text:style-name="P4">
出版时间: 2023-04-13T16:45:38+03:00</text:p>
      <text:p text:style-name="P4">
修改时间: 2023-04-13T16:45:38+03:00</text:p>
      <text:p text:style-name="P4">
描述: 截至2023年4月中旬，乌克兰农民的矿物质肥料近60％。  - 乌克林。</text:p>
      <text:p text:style-name="P4">
图片: ["<text:a xlink:type="simple" xlink:href="https://static.ukrinform.com/photos/2023_04/thumb_files/630_360_1681393181-738.jpg" text:style-name="Internet_20_link" text:visited-style-name="Visited_20_Internet_20_Link">
630_360_16813...</text:a>
"]</text:p>
      <text:p text:style-name="P4">
标签: ['Ціни', 'Кредит', 'Україна', 'Аграрії']</text:p>
      <text:p text:style-name="P4">
类型: Article</text:p>
      <!--METADATA-->
      <text:p text:style-name="P4">
<draw:frame draw:style-name="fr1" draw:name="Image123" text:anchor-type="as-char" svg:width="6.9236in" svg:height="3.956343in" draw:z-index="0">
<draw:image xlink:href="../Images/yкринформ/2023-04-13T16-45-38-03-00/630_360_1681393181-738.jpg" xlink:type="simple" xlink:show="embed" xlink:actuate="onLoad" draw:mime-type="image/jpeg"/>
</draw:frame>
在2023年4月中间，乌克兰农民收取矿产费近60％。</text:p>
      <text:p text:style-name="P4">
这是由乌克兰媒体中心乌克兰(Ukrinform)在媒体中心的一份简报中的所有 - 乌克兰农业委员会丹尼斯·马克库克(Denis Marchuk)的副主席。</text:p>
      <text:p text:style-name="P4">
“矿物质肥料的价格开始有点降低。如果一个月前，(肥料-Aut。)目前，生产商在30-40％的范围内 - 最多可占所需标准的60％。”</text:p>
      <text:p text:style-name="P4">
Marchuk补充说，肥料提供的水平仍然堆积了，这将对2023年产生影响。</text:p>
      <text:p text:style-name="P4">
<text:span text:style-name="T4">
另请阅读：</text:span>
 <text:a xlink:type="simple" xlink:href="https://www.ukrinform.ua/rubric-economy/3691118-agrarii-z-prifrontovih-oblastej-zmozut-otrimati-nasinna-kukurudzi-ta-sonasnika-fao-prijmae-zaavki.html" text:style-name="Internet_20_link" text:visited-style-name="Visited_20_Internet_20_Link">
<text:span text:style-name="T4">
农民</text:span>
</text:a>
据他说，只有通过向乌克兰农民提供资金，包括优先贷款，才能解决这个问题。 目前，为农业机构设定了9000万个UAH的限制，但这还不够。</text:p>
      <text:p text:style-name="P4">
正如乌克林福姆(Ukrinform(https://www.ukrinform.ua/tag-usaid)来自农业和农村发展(农业)与乌克兰的农业政策和食品部合作。</text:p>
      <text:p text:style-name="P4">
News Source: <text:a xlink:type="simple" xlink:href="https://www.ukrinform.ua/rubric-economy/3695492-ukrainski-agrarii-zabezpeceni-mindobrivami-majze-na-60-ekspert.html" text:style-name="Internet_20_link" text:visited-style-name="Visited_20_Internet_20_Link">
https://www.ukrinform.ua/rubric-economy/3695492-ukrainski-agrarii-zabezpeceni-mindobrivami-majze-na-60-ekspert.html</text:a>
</text:p>
      <!--NEWS-->
      <text:h text:style-name="P10" text:outline-level="1">
<text:span text:style-name="T4">
朝鲜可能会体验新的火箭系统 - 媒体</text:span>
</text:h>
      <text:p text:style-name="P4">
作者: Ukrinform (Person)</text:p>
      <text:p text:style-name="P4">
出版商: Укринформ (Organization)</text:p>
      <text:p text:style-name="P4">
出版时间: 2023-04-13T16:50:00+03:00</text:p>
      <text:p text:style-name="P4">
修改时间: 2023-04-13T16:50:00+03:00</text:p>
      <text:p text:style-name="P4">
描述: 朝鲜今天本来可以尝试一种新的火箭系统，这可能是固体燃料洲际弹道导弹（IBR）。  - 乌克林。</text:p>
      <text:p text:style-name="P4">
图片: ["<text:a xlink:type="simple" xlink:href="https://static.ukrinform.com/photos/2023_03/thumb_files/630_360_1679475823-801.jpg" text:style-name="Internet_20_link" text:visited-style-name="Visited_20_Internet_20_Link">
630_360_16794...</text:a>
"]</text:p>
      <text:p text:style-name="P4">
标签: ['КНДР', 'Ракета', 'Ракетні випробування КНДР']</text:p>
      <text:p text:style-name="P4">
类型: Article</text:p>
      <!--METADATA-->
      <text:p text:style-name="P4">
<draw:frame draw:style-name="fr1" draw:name="Image124" text:anchor-type="as-char" svg:width="6.9236in" svg:height="3.946452in" draw:z-index="0">
<draw:image xlink:href="../Images/yкринформ/2023-04-13T16-50-00-03-00/630_360_1679475823-801.jpg" xlink:type="simple" xlink:show="embed" xlink:actuate="onLoad" draw:mime-type="image/jpeg"/>
</draw:frame>
北朝鲜今天本可以经历新的火箭系统，可能是固体燃料大陆弹道导弹(MBR).</text:p>
      <text:p text:style-name="P4">
Про це з посиланням на співрозмовника у південнокорейському військовомукомандуванні повідомляє <text:a xlink:type="simple" xlink:href="https://en.yna.co.kr/view/AEN20230413000756325" text:style-name="Internet_20_link" text:visited-style-name="Visited_20_Internet_20_Link">
 </text:a>
，报道乌克林福姆。</text:p>
      <text:p text:style-name="P4">
据一位谈到匿名条件的官员说，南部韩国和美国的军队“考虑不同的选择”。</text:p>
      <text:p text:style-name="P4">
JCS报道，盟国在发射火箭后不久，举行了协调会议，并确认双方将继续加强其对“朝鲜的威胁和挑衅”的共同国防立场。</text:p>
      <text:p text:style-name="P4">
首尔认为，上次发射的目的可能是核力量的证明<text:a xlink:type="simple" xlink:href="https://www.ukrinform.ua/tag-kndr" text:style-name="Internet_20_link" text:visited-style-name="Visited_20_Internet_20_Link">
</text:a>
在金伊尔·塞纳(Kim Il Seine)111岁生日前夕，朝鲜的创始人和现任领导人的祖父将于周六庆祝，并抗议抗议首尔·伊瓦什顿(Seoul Ivashington)，这是对平民威慑的潜力。</text:p>
      <text:p text:style-name="P4">
前一次朝鲜于3月16日推出了MBBB Zakon-17。</text:p>
      <text:p text:style-name="P4">
今天的测试是在平壤在不久的将来可以发射长距离火箭的假设的背景，并将他的第一个军事卫星发射到轨道上，这是较早的DPRK中反复说明的。</text:p>
      <text:p text:style-name="P4">
<text:span text:style-name="T4">
另请阅读：</text:span>
 <text:a xlink:type="simple" xlink:href="https://www.ukrinform.ua/rubric-world/3693240-u-kndr-zaavlaut-so-viprobuvali-pidvodnij-adernij-dron.html" text:style-name="Internet_20_link" text:visited-style-name="Visited_20_Internet_20_Link">
<text:span text:style-name="T4">
 dprk </text:span>
</text:a>
此外，从上周五开始，朝鲜通过肋间通信线和军事沟通渠道忽略了普通的跨境电话，这关心北朝鲜挑衅政权的可能准备。</text:p>
      <text:p text:style-name="P4">
最近，正如他所声称的那样，平壤由于更严格的言辞而增加了紧张局势，以攻击核武器。</text:p>
      <text:p text:style-name="P4">
据乌克林福姆报道，朝鲜于4月13日星期四<text:a xlink:type="simple" xlink:href="https://www.ukrinform.ua/rubric-world/3695140-kndr-zapustila-balisticnu-raketu-v-bik-shidnogo-mora.html" text:style-name="Internet_20_link" text:visited-style-name="Visited_20_Internet_20_Link">
</text:a>
<text:span text:style-name="T5">
foto：yonhap</text:span>
</text:p>
      <text:p text:style-name="P4">
News Source: <text:a xlink:type="simple" xlink:href="https://www.ukrinform.ua/rubric-world/3695498-pivnicna-korea-mogla-viprobuvati-novu-raketnu-sistemu-zmi.html" text:style-name="Internet_20_link" text:visited-style-name="Visited_20_Internet_20_Link">
https://www.ukrinform.ua/rubric-world/3695498-pivnicna-korea-mogla-viprobuvati-novu-raketnu-sistemu-zmi.html</text:a>
</text:p>
      <!--NEWS-->
      <text:h text:style-name="P10" text:outline-level="1">
<text:span text:style-name="T4">
霍华德·巴菲特（Howard Buffett）团队将帮助乌克兰人道主义者</text:span>
</text:h>
      <text:p text:style-name="P4">
作者: Ukrinform (Person)</text:p>
      <text:p text:style-name="P4">
出版商: Укринформ (Organization)</text:p>
      <text:p text:style-name="P4">
出版时间: 2023-04-13T16:52:17+03:00</text:p>
      <text:p text:style-name="P4">
修改时间: 2023-04-13T16:52:17+03:00</text:p>
      <text:p text:style-name="P4">
描述: 美国投资者霍华德·巴菲特（Howard Buffett）团队将加入乌克兰领土的人道主义主义。  - 乌克林。</text:p>
      <text:p text:style-name="P4">
图片: ["<text:a xlink:type="simple" xlink:href="https://static.ukrinform.com/photos/2023_04/thumb_files/630_360_1681393368-764.jpg" text:style-name="Internet_20_link" text:visited-style-name="Visited_20_Internet_20_Link">
630_360_16813...</text:a>
"]</text:p>
      <text:p text:style-name="P4">
标签: ['Мінекономіки', 'Розмінування', 'Баффетт']</text:p>
      <text:p text:style-name="P4">
类型: Article</text:p>
      <!--METADATA-->
      <text:p text:style-name="P4">
<draw:frame draw:style-name="fr1" draw:name="Image125" text:anchor-type="as-char" svg:width="6.9236in" svg:height="3.956343in" draw:z-index="0">
<draw:image xlink:href="../Images/yкринформ/2023-04-13T16-52-17-03-00/630_360_1681393368-764.jpg" xlink:type="simple" xlink:show="embed" xlink:actuate="onLoad" draw:mime-type="image/jpeg"/>
</draw:frame>
美国投资者霍华德·巴菲特(Howard Buffett)将加入乌克兰领土的人道主义变量。</text:p>
      <text:p text:style-name="P4">
据乌克林福姆(Ukrinform)表示，乌克兰乌克兰尤利亚·斯维里德科(Yulia Sviridenko)经济经济和美国投资人baffeta在会议期间同意[] <text:a xlink:type="simple" xlink:href="https://www.me.gov.ua/News/Detail" text:style-name="Internet_20_link" text:visited-style-name="Visited_20_Internet_20_Link">
</text:a>
“我们知道，开采过程将被延长多年。因此，政府试图尽可能加快挖掘过程。 我们已经同意霍华德·巴菲特公司(Howard Buffett)的参与人道主义矿工的长期项目<text:a xlink:type="simple" xlink:href="https://www.ukrinform.ua/tag-zemla" text:style-name="Internet_20_link" text:visited-style-name="Visited_20_Internet_20_Link">
</text:a>
。 该因素的创新发展已经在工作中。” Sviridenko说。</text:p>
      <text:p text:style-name="P4">
她提醒巴菲特基金会有经验，因为多年来一直是哥伦比亚的领导。</text:p>
      <text:p text:style-name="P4">
在会议期间，自助会表示，他的基金会准备与乌克兰政府合作，并支持政府的项目，以大大加速人道主义的贬低。 在合作的框架内，他承诺将在此过程中进行硕士的采购，以便在此过程中使用诸如特殊无人驾驶飞机的脱机解决方案。</text:p>
      <text:p text:style-name="P4">
<text:span text:style-name="T4">
另请阅读：</text:span>
 <text:a xlink:type="simple" xlink:href="https://www.ukrinform.ua/rubric-economy/3692945-urad-shvaliv-stvorenna-centru-gumanitarnogo-rozminuvanna.html" text:style-name="Internet_20_link" text:visited-style-name="Visited_20_Internet_20_Link">
<text:span text:style-name="T4">
人道主义</text:span>
 <text:span text:style-name="T4">
 DRAMS </text:span>
</text:a>
据他说，他准备帮助俄罗斯造成对乌克兰农业部门造成损害的犯罪责任。 已经提出了几项相应的索赔，已提交国际法院。</text:p>
      <text:p text:style-name="P4">
Sviridenko报道说，乌克兰经济部已发起了一个特殊项目，以开发方法，并扩展最新的无人机技术，以加速Demining。</text:p>
      <text:p text:style-name="P4">
<text:span text:style-name="T4">
另请阅读：</text:span>
 <text:a xlink:type="simple" xlink:href="https://www.ukrinform.ua/rubric-society/3694629-zelenskij-obgovoriv-iz-govardom-baffetom-dopomogu-ukraini.html" text:style-name="Internet_20_link" text:visited-style-name="Visited_20_Internet_20_Link">
<text:span text:style-name="T4">
自助</text:span>
</text:a>
“霍华德·巴菲特(Howard Buffett)将积极参与加速乌克兰矿山的问题，并涉及其接触和机会，以找到像是 - 志同道合的人，他们将加入人道主义的魔鬼问题，”  - 说。</text:p>
      <text:p text:style-name="P4">
据报道，优先级的计划涉及Dnipropetrovsk，Zaporizhia，Kyiv，Mykolaiv，Sumy，Kharkiv，Kharkiv，Kherson，Kherson，Chernihiv，Cherkasy地区的人道主义变量。</text:p>
      <text:p text:style-name="P4">
<text:span text:style-name="T5">
foto：me.gov.ua</text:span>
</text:p>
      <text:p text:style-name="P4">
News Source: <text:a xlink:type="simple" xlink:href="https://www.ukrinform.ua/rubric-society/3695495-komanda-govarda-baffeta-dopomoze-ukraini-z-gumanitarnim-rozminuvannam.html" text:style-name="Internet_20_link" text:visited-style-name="Visited_20_Internet_20_Link">
https://www.ukrinform.ua/rubric-society/3695495-komanda-govarda-baffeta-dopomoze-ukraini-z-gumanitarnim-rozminuvannam.html</text:a>
</text:p>
      <!--NEWS-->
      <text:h text:style-name="P10" text:outline-level="1">
<text:span text:style-name="T4">
普京负责乌克兰军队的残酷处决-Shmigal</text:span>
</text:h>
      <text:p text:style-name="P4">
作者: Ukrinform (Person)</text:p>
      <text:p text:style-name="P4">
出版商: Укринформ (Organization)</text:p>
      <text:p text:style-name="P4">
出版时间: 2023-04-13T16:53:38+03:00</text:p>
      <text:p text:style-name="P4">
修改时间: 2023-04-13T16:53:38+03:00</text:p>
      <text:p text:style-name="P4">
描述: 乌克兰丹尼斯·施米格尔（Denis Shmigal）总理表示，俄罗斯总统弗拉基米尔·普京（Vladimir Putin）负责乌克兰军队最近被广泛宣布的乌克兰军方处决。  - 乌克林。</text:p>
      <text:p text:style-name="P4">
图片: ["<text:a xlink:type="simple" xlink:href="https://static.ukrinform.com/photos/2023_03/thumb_files/630_360_1679676099-828.jpg" text:style-name="Internet_20_link" text:visited-style-name="Visited_20_Internet_20_Link">
630_360_16796...</text:a>
"]</text:p>
      <text:p text:style-name="P4">
标签: ['путін', 'Страта', 'Воєнні злочини', 'Війна з росією']</text:p>
      <text:p text:style-name="P4">
类型: Article</text:p>
      <!--METADATA-->
      <text:p text:style-name="P4">
<draw:frame draw:style-name="fr1" draw:name="Image126" text:anchor-type="as-char" svg:width="6.9236in" svg:height="3.956343in" draw:z-index="0">
<draw:image xlink:href="../Images/yкринформ/2023-04-13T16-53-38-03-00/630_360_1679676099-828.jpg" xlink:type="simple" xlink:show="embed" xlink:actuate="onLoad" draw:mime-type="image/jpeg"/>
</draw:frame>
乌克兰丹尼斯·施米加尔(Denis Shmigal)总理表示，俄罗斯总统弗拉基米尔·普京(Vladimir Putin)将负责乌克兰军方的残酷处决，乌克兰军方的视频最近广泛广泛。</text:p>
      <text:p text:style-name="P4">
根据乌克林福姆的说法，他在一次采访中说<text:a xlink:type="simple" xlink:href="https://edition.cnn.com/videos/world/2023/04/12/ukraine-prime-minister-shmyhal-purported-beheaded-soldiers-putin-intv-tsr-intl-vpx.cnn" text:style-name="Internet_20_link" text:visited-style-name="Visited_20_Internet_20_Link">
</text:a>
 <text:a xlink:type="simple" xlink:href="https://edition.cnn.com/videos/world/2023/04/12/ukraine-prime-minister-shmyhal-purported-beheaded-soldiers-putin-intv-tsr-intl-vpx.cnn" text:style-name="Internet_20_link" text:visited-style-name="Visited_20_Internet_20_Link">
</text:a>
 <text:a xlink:type="simple" xlink:href="https://edition.cnn.com/videos/world/2023/04/12/ukraine-prime-minister-shmyhal-purported-beheaded-soldiers-putin-intv-tsr-intl-vpx.cnn" text:style-name="Internet_20_link" text:visited-style-name="Visited_20_Internet_20_Link">
</text:a>
乌克兰政府强调说：“不幸的是，这不是乌克兰俄罗斯军队的第一次残酷犯罪……我们可能没有一个世界领导人在犯下这种女性犯罪时都站在一边。”</text:p>
      <text:p text:style-name="P4">
Shmigal指出，乌克兰正在调查俄罗斯的这一和其他罪行<text:a xlink:type="simple" xlink:href="https://www.ukrinform.ua/tag-armia" text:style-name="Internet_20_link" text:visited-style-name="Visited_20_Internet_20_Link">
</text:a>
在乌克兰，他强调了俄罗斯联邦对这些罪行的政治领导的重要性。</text:p>
      <text:p text:style-name="P4">
当被问及普京对这一残酷的吉米加尔的个人责任时，普京对此完全负责，因为他应对对乌克兰的侵略罪负责。</text:p>
      <text:p text:style-name="P4">
<text:span text:style-name="T4">
另请阅读：</text:span>
 <text:a xlink:type="simple" xlink:href="https://www.ukrinform.ua/rubric-polytics/3695481-video-zi-stratami-ukrainskih-vijskovih-rosianami-lubinec-zvernuvsa-do-moskalkovoi.html" text:style-name="Internet_20_link" text:visited-style-name="Visited_20_Internet_20_Link">
<text:span text:style-name="T4">
 Strat </text:span>
</text:a>
据报道，在互联网的前夕，有有关俄罗斯头部如何成为乌克兰战俘的视频。 执法机构正在采取措施确定犯罪的人。</text:p>
      <text:p text:style-name="P4">
乌克兰外交部向国际刑事法院的检察官提出上诉，要求俄罗斯军方在乌克兰军方对俄罗斯人对乌克兰犯下的人类军事罪的人类造成的乌克兰士兵的死亡，这一事实。</text:p>
      <text:p text:style-name="P4">
News Source: <text:a xlink:type="simple" xlink:href="https://www.ukrinform.ua/rubric-polytics/3695497-putin-nese-vidpovidalnist-za-zorstoku-stratu-ukrainskogo-vijskovogo-smigal.html" text:style-name="Internet_20_link" text:visited-style-name="Visited_20_Internet_20_Link">
https://www.ukrinform.ua/rubric-polytics/3695497-putin-nese-vidpovidalnist-za-zorstoku-stratu-ukrainskogo-vijskovogo-smigal.html</text:a>
</text:p>
      <!--NEWS-->
      <text:h text:style-name="P10" text:outline-level="1">
<text:span text:style-name="T4">
Rostov的第一艘船 -  Andryushchenko今年去了Mariupol的港口</text:span>
</text:h>
      <text:p text:style-name="P4">
作者: Ukrinform (Person)</text:p>
      <text:p text:style-name="P4">
出版商: Укринформ (Organization)</text:p>
      <text:p text:style-name="P4">
出版时间: 2023-04-13T16:55:54+03:00</text:p>
      <text:p text:style-name="P4">
修改时间: 2023-04-13T16:55:54+03:00</text:p>
      <text:p text:style-name="P4">
描述: 今年，来自Don Rostov的一艘船进入了Mariupol港口，带来了建筑材料，并装有另一批金属。  - 乌克林。</text:p>
      <text:p text:style-name="P4">
图片: ["<text:a xlink:type="simple" xlink:href="https://static.ukrinform.com/photos/2023_01/thumb_files/630_360_1672827568-501.jpeg" text:style-name="Internet_20_link" text:visited-style-name="Visited_20_Internet_20_Link">
630_360_16728...</text:a>
"]</text:p>
      <text:p text:style-name="P4">
标签: ['Маріуполь', 'Порт', 'Корабель', 'Війна з росією']</text:p>
      <text:p text:style-name="P4">
类型: Article</text:p>
      <!--METADATA-->
      <text:p text:style-name="P4">
<draw:frame draw:style-name="fr1" draw:name="Image127" text:anchor-type="as-char" svg:width="6.9236in" svg:height="3.956343in" draw:z-index="0">
<draw:image xlink:href="../Images/yкринформ/2023-04-13T16-55-54-03-00/630_360_1672827568-501.jpeg" xlink:type="simple" xlink:show="embed" xlink:actuate="onLoad" draw:mime-type="image/jpeg"/>
</draw:frame>
Don船的Rostov船的第一年进入了Mariupol港口，并带来了另一批金属。</text:p>
      <text:p text:style-name="P4">
正如乌克林福姆报道的那样，关于<text:a xlink:type="simple" xlink:href="https://t.me/andriyshTime/8548" text:style-name="Internet_20_link" text:visited-style-name="Visited_20_Internet_20_Link">
</text:a>
Mariupol Petro Andryushchenko的市长报告并发布了来自港口的相应视频。</text:p>
      <text:p text:style-name="P4">
“第一个RM3船是今年(河流)从don的罗斯托夫(Rostov-on-Don)中，玛丽波尔(Mariupol)的驱逐出境来了。 它再次是能够接受端口的最小船只。 建筑材料被贬低。 但秘密地卷了下一批金属。 总共有1900吨，”  -  Wroteandryushchenko。</text:p>
      <text:p text:style-name="P4">
<text:span text:style-name="T4">
另请阅读：</text:span>
 <text:a xlink:type="simple" xlink:href="https://www.ukrinform.ua/rubric-regions/3694587-u-mariupoli-pisla-dosu-zatopilo-kvartiri-i-dorogi-prorvalo-kanalizaciu.html" text:style-name="Internet_20_link" text:visited-style-name="Visited_20_Internet_20_Link">
<text:span text:style-name="T4">
 mariupe </text:span>
</text:a>
他指出，如果港口能够快速卸货，那么物流的减少可以提高入侵者军事储备的速度和数量。</text:p>
      <text:p text:style-name="P4">
正如乌克林福姆报道的那样，俄罗斯在[]中造成的侵略(https://www.ukrinform.ua/tag-mariupol)最大的人道主义 - 亲戚之一。 由于敌人的炮击，该市几乎被摧毁了90％。</text:p>
      <text:p text:style-name="P4">
在2022年夏天，俄罗斯人被从被盗的谷物Tametalolo港口出口。</text:p>
      <text:p text:style-name="P4">
入侵者将野马和周围定居点转变为俄罗斯军队的军事逻辑枢纽。</text:p>
      <text:p text:style-name="P4">
News Source: <text:a xlink:type="simple" xlink:href="https://www.ukrinform.ua/rubric-regions/3695499-u-port-mariupola-zajslo-perse-cogoric-sudno-z-rostova-andrusenko.html" text:style-name="Internet_20_link" text:visited-style-name="Visited_20_Internet_20_Link">
https://www.ukrinform.ua/rubric-regions/3695499-u-port-mariupola-zajslo-perse-cogoric-sudno-z-rostova-andrusenko.html</text:a>
</text:p>
      <!--NEWS-->
      <text:h text:style-name="P10" text:outline-level="1">
<text:span text:style-name="T4">
俄罗斯的侵略也将亚洲作为外交官摇晃</text:span>
</text:h>
      <text:p text:style-name="P4">
作者: Ukrinform (Person)</text:p>
      <text:p text:style-name="P4">
出版商: Укринформ (Organization)</text:p>
      <text:p text:style-name="P4">
出版时间: 2023-04-13T16:56:05+03:00</text:p>
      <text:p text:style-name="P4">
修改时间: 2023-04-13T16:56:05+03:00</text:p>
      <text:p text:style-name="P4">
描述: 俄罗斯针对乌克兰的战争不仅对欧洲，而且对亚洲都是一个问题。  - 乌克林。</text:p>
      <text:p text:style-name="P4">
图片: ["<text:a xlink:type="simple" xlink:href="https://static.ukrinform.com/photos/2023_04/thumb_files/630_360_1681384263-220.jpg" text:style-name="Internet_20_link" text:visited-style-name="Visited_20_Internet_20_Link">
630_360_16813...</text:a>
"]</text:p>
      <text:p text:style-name="P4">
标签: ['Азія', 'Війна з росією', 'Чорноморська безпекова конференція']</text:p>
      <text:p text:style-name="P4">
类型: Article</text:p>
      <!--METADATA-->
      <text:p text:style-name="P4">
<draw:frame draw:style-name="fr1" draw:name="Image128" text:anchor-type="as-char" svg:width="6.9236in" svg:height="3.956343in" draw:z-index="0">
<draw:image xlink:href="../Images/yкринформ/2023-04-13T16-56-05-03-00/630_360_1681384263-220.jpg" xlink:type="simple" xlink:show="embed" xlink:actuate="onLoad" draw:mime-type="image/jpeg"/>
</draw:frame>
针对乌克兰的战争不仅对欧洲，而且对亚洲都是一个问题。</text:p>
      <text:p text:style-name="P4">
乌克林福姆报道，日本大使大使在布加勒斯特国际克里米亚平台的第一次黑海会议上说。</text:p>
      <text:p text:style-name="P4">
“俄罗斯对乌克兰的侵略是欧洲国际秩序的基础，也取决于亚洲。 这是违反国际法的严格谴责……试图在武力的帮助下改变现状，就像俄罗斯现在一样，不可能容忍世界上任何地方。”外交官说。</text:p>
      <text:p text:style-name="P4">
他保证，日本始终支持包括克里米亚在内的乌克兰的主权和领土，与乌克兰人民坚定地站立。</text:p>
      <text:p text:style-name="P4">
<text:span text:style-name="T4">
另请阅读：</text:span>
 <text:a xlink:type="simple" xlink:href="https://www.ukrinform.ua/rubric-world/3695489-glava-mzs-bolgarii-vijna-rosii-proti-ukraini-stvorila-principovo-nove-bezpekove-seredovise.html" text:style-name="Internet_20_link" text:visited-style-name="Visited_20_Internet_20_Link">
</text:a>
根据外交官的说法，日本将与国际社会密切协调，以恢复乌克兰的和平与重建。日本在G7集团中也起着重要的作用，这从来没有像今天这样重要，这是今天的重要角色。 。</text:p>
      <text:p text:style-name="P4">
他回忆起总理<text:a xlink:type="simple" xlink:href="https://www.ukrinform.ua/tag-aponia" text:style-name="Internet_20_link" text:visited-style-name="Visited_20_Internet_20_Link">
</text:a>
上个月，富马西斯(Fumiocisis)访问了基辅，并宣布他准备通过支持乌克兰并在俄罗斯联邦面前引入严格的制裁来保护国际秩序。</text:p>
      <text:p text:style-name="P4">
到这个时候，东京向乌克兰和邻国76亿美元提供了支持，并告知大使。</text:p>
      <text:p text:style-name="P4">
<text:span text:style-name="T4">
另请阅读：</text:span>
 <text:a xlink:type="simple" xlink:href="https://www.ukrinform.ua/rubric-polytics/3695355-cornomorskij-region-stav-proektorom-nebezpeki-dla-vsiei-evropi-frolova.html" text:style-name="Internet_20_link" text:visited-style-name="Visited_20_Internet_20_Link">
</text:a>
乌迪亚(Udea)提请注意日本外交部长贾帕萨·海什尼亚(Japassa Hayashnya)参加北约外交部的一次会议，并引入了一项新的国家战略，该战略设想在过去几十年中最大的危险条件下与联盟和其他伙伴的合作增加。</text:p>
      <text:p text:style-name="P4">
据报道，下周在日本结束时，七国集团外交部长暴露了。</text:p>
      <text:p text:style-name="P4">
照片：gov.ro</text:p>
      <text:p text:style-name="P4">
News Source: <text:a xlink:type="simple" xlink:href="https://www.ukrinform.ua/rubric-world/3695500-rosijska-agresia-rozhitue-takoz-i-aziu-diplomat.html" text:style-name="Internet_20_link" text:visited-style-name="Visited_20_Internet_20_Link">
https://www.ukrinform.ua/rubric-world/3695500-rosijska-agresia-rozhitue-takoz-i-aziu-diplomat.html</text:a>
</text:p>
      <!--NEWS-->
      <text:h text:style-name="P10" text:outline-level="1">
<text:span text:style-name="T4">
法院返回达尼特斯基地区的研讨会社区</text:span>
</text:h>
      <text:p text:style-name="P4">
作者: Ukrinform (Person)</text:p>
      <text:p text:style-name="P4">
出版商: Укринформ (Organization)</text:p>
      <text:p text:style-name="P4">
出版时间: 2023-04-13T17:00:00+03:00</text:p>
      <text:p text:style-name="P4">
修改时间: 2023-04-13T17:00:00+03:00</text:p>
      <text:p text:style-name="P4">
描述: 达尼特斯基地方法院返回基辅城市社区，达尼特斯基地区的研讨会，价值超过400万的Hryvnias。  - 乌克林。</text:p>
      <text:p text:style-name="P4">
图片: ["<text:a xlink:type="simple" xlink:href="https://static.ukrinform.com/photos/2017_07/thumb_files/630_360_1499447517-5115.jpg" text:style-name="Internet_20_link" text:visited-style-name="Visited_20_Internet_20_Link">
630_360_14994...</text:a>
"]</text:p>
      <text:p text:style-name="P4">
标签: ['Суд', 'Тергромада', 'Київ']</text:p>
      <text:p text:style-name="P4">
类型: Article</text:p>
      <!--METADATA-->
      <text:p text:style-name="P4">
<draw:frame draw:style-name="fr1" draw:name="Image129" text:anchor-type="as-char" svg:width="6.9236in" svg:height="3.956343in" draw:z-index="0">
<draw:image xlink:href="../Images/yкринформ/2023-04-13T17-00-00-03-00/630_360_1499447517-5115.jpg" xlink:type="simple" xlink:show="embed" xlink:actuate="onLoad" draw:mime-type="image/jpeg"/>
</draw:frame>
达尼特斯基地方法院返回基辅城市社区的前锋区的车间，价值超过400万的Hryvnias。</text:p>
      <text:p text:style-name="P4">
根据乌克林福姆的说法，基辅城市检察官办公室报告了<text:a xlink:type="simple" xlink:href="https://t.me/kyiv_pro_office/1881" text:style-name="Internet_20_link" text:visited-style-name="Visited_20_Internet_20_Link">
</text:a>
“基辅市达尼特斯基地区检察官办公室的检察官在[]中得到了辩护。(https://www.ukrinform.ua/tag-sud)消息中，首都居民在基辅的Urlovskaya街上的非住宅释放中使用了基辅的非住宅区的利益，价值超过400万的Hryvnias。”</text:p>
      <text:p text:style-name="P4">
这是一个非住宅场所，位于Urlovskaya街上公寓楼的第25次返回，属于公共许可证。 这些前提被用作研讨会。</text:p>
      <text:p text:style-name="P4">
在2020年，根据伪造文件，身份不明的人由公寓由个人提供了一个房屋的所有权。 随后，这些场所每年两次赞成第三方。</text:p>
      <text:p text:style-name="P4">
为了保护领土社区的利益，该地区对法院对本财产的要求进行了索赔。</text:p>
      <text:p text:style-name="P4">
<text:span text:style-name="T4">
另请阅读：</text:span>
 <text:a xlink:type="simple" xlink:href="https://www.ukrinform.ua/rubric-kyiv/3681735-sud-povernuv-gromadi-kieva-zemli-kolisnoi-tipografii.html" text:style-name="Internet_20_link" text:visited-style-name="Visited_20_Internet_20_Link">
<text:span text:style-name="T4">
社区</text:span>
 <text:span text:style-name="T4">
 </text:span>
基辅**</text:a>
2023年4月12日，由于地区检察官办公室和大会的积极立场，基辅的达尼特斯基地方法院同意了帕萨多沃勒索赔的检察官的论点。</text:p>
      <text:p text:style-name="P4">
正如基辅地区的领土社区乌克林福姆(Ukrinform)报道的(https://www.ukrinform.ua/rubric-kyiv/3692730-sud-povernuv-gromadi-kieva-tvorci-majsterni-na-podoli.html)</text:p>
      <text:p text:style-name="P4">
News Source: <text:a xlink:type="simple" xlink:href="https://www.ukrinform.ua/rubric-kyiv/3695503-sud-povernuv-gromadi-kieva-primisenna-majsteren-u-darnickomu-rajoni.html" text:style-name="Internet_20_link" text:visited-style-name="Visited_20_Internet_20_Link">
https://www.ukrinform.ua/rubric-kyiv/3695503-sud-povernuv-gromadi-kieva-primisenna-majsteren-u-darnickomu-rajoni.html</text:a>
</text:p>
      <!--NEWS-->
      <text:h text:style-name="P10" text:outline-level="1">
<text:span text:style-name="T4">
最激烈的战斗将要去Marinka</text:span>
</text:h>
      <text:p text:style-name="P4">
作者: ['АРМІЯINFORM']</text:p>
      <text:p text:style-name="P4">
时间: 2023-04-13T17:00:00-04:00</text:p>
      <text:p text:style-name="P4">
描述: 在Avdesvsky ta Mar'ani上，所有关闭时间的反对者，战争，与乌克兰2022年的战争，与乌克兰的战争是今天的最新消息，今天是与乌克兰2022年的新闻战争，今天将在那里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4/bojovi-diyi-2.jpg" text:style-name="Internet_20_link" text:visited-style-name="Visited_20_Internet_20_Link">
bojovi-diyi-2.jpg</text:a>
']</text:p>
      <text:p text:style-name="P4">
标签: ['STOPRUSSIA', 'АГРЕСІЯ РФ', 'ВІЙНА', 'ВТОРГНЕННЯ РФ', 'ГШ ЗСУ', 'ХРОНІКА ОБОРОНИ']</text:p>
      <text:p text:style-name="P4">
类别: News</text:p>
      <!--METADATA-->
      <text:p text:style-name="P4">
<draw:frame draw:style-name="fr1" draw:name="Image130" text:anchor-type="as-char" svg:width="6.9236in" svg:height="3.894525in" draw:z-index="0">
<draw:image xlink:href="../Images/AРМІЯINFORM/2023-04-13T17-00-00-04-00/bojovi-diyi-2.jpg" xlink:type="simple" xlink:show="embed" xlink:actuate="onLoad" draw:mime-type="image/jpeg"/>
</draw:frame>
<text:span text:style-name="T4">
🔥俄罗斯入侵的情况</text:span>
</text:p>
      <text:p text:style-name="P4">
在Avdeevsky和Marinsky的指示中，敌人在定居点，Marinka，Venta，Novomikhailovkadonetsk地区领导了未能成功的罪行。 最激烈的战斗持续了Marinka。 同时，陶瓷，Novokalinovka，Krasnogorivka，Steppe，Avdiivka，Tonenko，Tonenko，Severene，Vodyane，Pervomaisk，Netaylovo，Nevel，Nevel，Karlovka，Karlovka，St. George，St. George，St. George，Marinka，Marinka和Marinka and Marinka和Donetsk地区的胜利，受到了宿舍的痛苦。(https://www.facebook.com/GeneralStaff.ua/posts/pfbid02EaD6qpeHogRqHPCLsMRkhpkYE2uECFoocFVXXdMpGUjMexKndSDyGJLSudgSGyXgl)乌克兰武装部队的总参谋部。</text:p>
      <text:p text:style-name="P4">
在巴赫穆特的方向上，敌人继续采取进攻行动，试图完全控制巴赫穆特市，战斗仍在继续。 过去，对手在定居点北部以及Bogdanivka和谓词附近进行了不成功的进攻行动。 来自敌人的炮击受害者，奥里克霍沃 - 瓦西利夫卡，诺沃马卡，格里戈里夫卡，博格达尼夫卡，巴赫穆特，伊万尼维克，诺瓦米特罗夫卡，库尔迪米夫卡，库尔迪努米夫卡，友谊，北部和铁卫队。</text:p>
      <text:p text:style-name="P4">
在过去一天的矿物方向上，进攻行动的敌人不是。 他在Novomykhailivka，Shakhtarskoe，Novoukrainka，Veliky Novosilka，Vodrianka和Donetsk地区的Prychistivka的定居点开除。</text:p>
      <text:p text:style-name="P4">
News Source: <text:a xlink:type="simple" xlink:href="https://armyinform.com.ua/2023/04/13/najzapeklishi-boyi-tryvayut-za-maryinku/" text:style-name="Internet_20_link" text:visited-style-name="Visited_20_Internet_20_Link">
https://armyinform.com.ua/2023/04/13/najzapeklishi-boyi-tryvayut-za-maryinku/</text:a>
</text:p>
      <!--NEWS-->
      <text:h text:style-name="P10" text:outline-level="1">
<text:span text:style-name="T4">
UGCC负责人 - 关于基辅Lavra周围的事件：观看它很痛苦</text:span>
</text:h>
      <text:p text:style-name="P4">
作者: Ukrinform (Person)</text:p>
      <text:p text:style-name="P4">
出版商: Укринформ (Organization)</text:p>
      <text:p text:style-name="P4">
出版时间: 2023-04-13T17:04:59+03:00</text:p>
      <text:p text:style-name="P4">
修改时间: 2023-04-13T17:04:59+03:00</text:p>
      <text:p text:style-name="P4">
描述: UGCC的负责人Svyatostlav对基辅 - 佩斯克·拉夫拉（Kiev-Pechersk Lavra）周围的事件发表了评论，他说，看看UOC-MP代表的可耻行为是很痛苦的，并且国家并未下令他作为所有者的关系在这个国家历史储备中，有30年的租户。  - 乌克林。</text:p>
      <text:p text:style-name="P4">
图片: ["<text:a xlink:type="simple" xlink:href="https://static.ukrinform.com/photos/2022_05/thumb_files/630_360_1653996292-194.jpg" text:style-name="Internet_20_link" text:visited-style-name="Visited_20_Internet_20_Link">
630_360_16539...</text:a>
"]</text:p>
      <text:p text:style-name="P4">
标签: ['УГКЦ', 'УПЦ МП', 'Київська Лавра']</text:p>
      <text:p text:style-name="P4">
类型: Article</text:p>
      <!--METADATA-->
      <text:p text:style-name="P4">
<draw:frame draw:style-name="fr1" draw:name="Image131" text:anchor-type="as-char" svg:width="6.9236in" svg:height="3.956343in" draw:z-index="0">
<draw:image xlink:href="../Images/yкринформ/2023-04-13T17-04-59-03-00/630_360_1653996292-194.jpg" xlink:type="simple" xlink:show="embed" xlink:actuate="onLoad" draw:mime-type="image/jpeg"/>
</draw:frame>
Ugccsbliensk Svyatoslav的负责人对基辅 - 佩奇克斯克·拉维拉(Kiev-Pechersk Lavra)周围的事件发表了评论，他说，看着UOC-MP代表的可耻行为是痛苦的国家历史储备有30年的租户。</text:p>
      <text:p text:style-name="P4">
正如乌克林福姆报道了<text:a xlink:type="simple" xlink:href="https://ugcc.ua/data/glava-ugkts-pro-podiy-navkolo-kyevo-pecherskoy-lavry-nam-bolyache-za-tsym-sposterigaty-2532/" text:style-name="Internet_20_link" text:visited-style-name="Visited_20_Internet_20_Link">
</text:a>
UGCC负责人在接受玛丽亚广播电台的采访中宣布了他的立场。</text:p>
      <text:p text:style-name="P4">
“看着Lavra周围的所有事物对我们来说非常痛苦。 有几个原因。 首先，看看乌克兰东正教教堂的可耻行为是非常痛苦的，这有时类似于寡头的行为。 这对于公众道德来说是一定的挑战。”负责人说。</text:p>
      <text:p text:style-name="P4">
“我不想谴责任何人，但它击败了所有人，这会导致教会的道德损失，”他的福气斯维亚托斯拉夫(Sviatoslav)说。</text:p>
      <text:p text:style-name="P4">
不幸的是，乌克兰国家与该国家历史储备的所有者与租户的关系无关，已有30多年的历史。</text:p>
      <text:p text:style-name="P4">
<text:span text:style-name="T4">
另请阅读：</text:span>
 <text:a xlink:type="simple" xlink:href="https://www.ukrinform.ua/rubric-culture/3694900-u-kiivskij-lavri-pocala-robotu-komisia-mkip-aki-porusenna-viavila-perevirka.html" text:style-name="Internet_20_link" text:visited-style-name="Visited_20_Internet_20_Link">
<text:span text:style-name="T4">
 mkip </text:span>
</text:a>
“当国家今天要求法律时，很明显，从未尊重他们的人会感到遭到迫害。 主教说：“对于许多寡头，法律不成文的人在被迫遵守这项法律时会感到侮辱。”</text:p>
      <text:p text:style-name="P4">
他的福气Svyatoslav指出，有时国家缺乏明确的政策，而<text:a xlink:type="simple" xlink:href="https://www.ukrinform.ua/tag-upc-mp" text:style-name="Internet_20_link" text:visited-style-name="Visited_20_Internet_20_Link">
</text:a>
。 “为了真正看到这种巨大的痛苦和丑闻的光，您需要遵守双方的法律。 我们将对这些行动非常谨慎，因为今天他们尚未完全理解，尤其是国际社会。” UGCC负责人说。UGCC的负责人谈到了其他痛苦。 “今天，我们永远可以听到水有危险的危险，可以溅到婴儿。 这样的Lavra标题对教会的精神生活形成了非常激进的态度...我们听到了大都会顿悟的声明，对神职人员的丑闻行为进行了负面评价，试图消除公众的话语， “他说。</text:p>
      <text:p text:style-name="P4">
<text:span text:style-name="T4">
另请阅读：</text:span>
 <text:a xlink:type="simple" xlink:href="https://www.ukrinform.ua/rubric-society/3695085-vseukrainska-rada-cerkov-pidtrimue-zakonoproekt-pro-zaboronu-religijnih-organizacij-povazanih-iz-rf.html" text:style-name="Internet_20_link" text:visited-style-name="Visited_20_Internet_20_Link">
</text:a>
有福的Svyatoslav指出，桂冠的丑闻是整个宗教环境的挑战：新教徒，希腊天主教徒和罗马天主教徒和东正教。 “当某些教会在国家安全方面变得危险时，人们就会失去道德的精神准则……在这里，国家受到合作者和叛徒的惩罚。 但是我们知道，如果任何教会失去信任，它可能会引起强大的浪潮。 这就是为什么它伤害我的原因。” UGCC负责人说。</text:p>
      <text:p text:style-name="P4">
“尽管如此，我相信乌克兰人民的智慧。 我相信我们是一个基督徒，相信人民，我们对戏剧情况评估的精神标准将有助于找到正确的解决方案，即使是那些暂时没有解决的问题，并且在战争期间已经加强了问题，” Svyatoslav总结了。</text:p>
      <text:p text:style-name="P4">
正如乌克林福姆(Ukrinform)报道的那样，部委和信息政策的代表向警方介绍了有关发现基辅 - 佩奇斯克·拉夫拉(Kiev-Pechersk Lavra)兵团之一的声明。 执法人员<text:a xlink:type="simple" xlink:href="https://www.ukrinform.ua/rubric-kyiv/3695276-rujnuvanna-obekta-kievopecerskoi-lavri-policia-porusila-spravu.html" text:style-name="Internet_20_link" text:visited-style-name="Visited_20_Internet_20_Link">
</text:a>
。</text:p>
      <text:p text:style-name="P4">
早些时候，MKIP接受和转让国家预备役“ Kyiv-Pechersk Lavra”的财产委员会<text:a xlink:type="simple" xlink:href="https://www.ukrinform.ua/rubric-culture/3694946-u-lavri-zafiksuvali-rujnuvanna-knizkovogo-skladu-akij-buv-u-koristuvanni-upc-mp-tkacenko.html" text:style-name="Internet_20_link" text:visited-style-name="Visited_20_Internet_20_Link">
</text:a>
这是在莫斯科父权制的乌克兰东正教教堂的使用中。</text:p>
      <text:p text:style-name="P4">
News Source: <text:a xlink:type="simple" xlink:href="https://www.ukrinform.ua/rubric-society/3695504-glava-ugkc-pro-podii-navkolo-kiivskoi-lavri-bolace-za-cim-sposterigati.html" text:style-name="Internet_20_link" text:visited-style-name="Visited_20_Internet_20_Link">
https://www.ukrinform.ua/rubric-society/3695504-glava-ugkc-pro-podii-navkolo-kiivskoi-lavri-bolace-za-cim-sposterigati.html</text:a>
</text:p>
      <!--NEWS-->
      <text:h text:style-name="P10" text:outline-level="1">
<text:span text:style-name="T4">
澳大利亚发电机价值195万欧元，收到了乌克兰</text:span>
</text:h>
      <text:p text:style-name="P4">
作者: Ukrinform (Person)</text:p>
      <text:p text:style-name="P4">
出版商: Укринформ (Organization)</text:p>
      <text:p text:style-name="P4">
出版时间: 2023-04-13T17:06:56+03:00</text:p>
      <text:p text:style-name="P4">
修改时间: 2023-04-13T17:06:56+03:00</text:p>
      <text:p text:style-name="P4">
描述: 借助欧盟机制内的私人补贴工具，Resceu是乌克兰的澳大利亚资金之一，将乌克兰的169个发电机带到了波兰的Resceu物流中心。  - 乌克林。</text:p>
      <text:p text:style-name="P4">
图片: ["<text:a xlink:type="simple" xlink:href="https://static.ukrinform.com/photos/2022_10/thumb_files/630_360_1666894136-239.jpg" text:style-name="Internet_20_link" text:visited-style-name="Visited_20_Internet_20_Link">
630_360_16668...</text:a>
"]</text:p>
      <text:p text:style-name="P4">
标签: ['Австралія', 'генератор']</text:p>
      <text:p text:style-name="P4">
类型: Article</text:p>
      <!--METADATA-->
      <text:p text:style-name="P4">
<draw:frame draw:style-name="fr1" draw:name="Image132" text:anchor-type="as-char" svg:width="6.9236in" svg:height="3.956343in" draw:z-index="0">
<draw:image xlink:href="../Images/yкринформ/2023-04-13T17-06-56-03-00/630_360_1666894136-239.jpg" xlink:type="simple" xlink:show="embed" xlink:actuate="onLoad" draw:mime-type="image/jpeg"/>
</draw:frame>
澳大利亚资金之一将欧盟的欧盟机制中的私人补贴工具置于乌克兰169发电机中，这些工具已经交付给了波兰的Resceu Logistics目的地。</text:p>
      <text:p text:style-name="P4">
根据乌克林福姆的说法，这在发布的消息中指出<text:a xlink:type="simple" xlink:href="https://ec.europa.eu/commission/presscorner/detail/en/MEX_23_2222" text:style-name="Internet_20_link" text:visited-style-name="Visited_20_Internet_20_Link">
</text:a>
 <text:a xlink:type="simple" xlink:href="https://ec.europa.eu/commission/presscorner/detail/en/MEX_23_2222" text:style-name="Internet_20_link" text:visited-style-name="Visited_20_Internet_20_Link">
</text:a>
 <text:a xlink:type="simple" xlink:href="https://ec.europa.eu/commission/presscorner/detail/en/MEX_23_2222" text:style-name="Internet_20_link" text:visited-style-name="Visited_20_Internet_20_Link">
</text:a>
“与私人宗教联盟与欧盟计划协调的非凡能源援助已经到达乌克兰。 169名由Minderoo澳大利亚基金提供的发电机通过波兰的能源储备Habresceu运送到乌克兰。 这些发电机价值19.5万欧元，已提供给已经从储备金的1000名发电机提供给乌克兰的发电机。 消息称，来自成员国，私营部门的大约3000个发电机，来自第三个国家的Resceu储备已交付给乌克兰。</text:p>
      <text:p text:style-name="P4">
如图所述，欧盟同时为波兰分配了1.149亿欧元，为该国的Resceu Energy Reserve提供了备用零件。 波兰的物流中心可以帮助乌克兰的能源部门，而是满足受俄罗斯积极进取的其他国家的可能需求<text:a xlink:type="simple" xlink:href="https://www.ukrinform.ua/tag-vijna" text:style-name="Internet_20_link" text:visited-style-name="Visited_20_Internet_20_Link">
</text:a>
反对乌克兰。</text:p>
      <text:p text:style-name="P4">
<text:span text:style-name="T4">
另请阅读：</text:span>
 <text:a xlink:type="simple" xlink:href="https://www.ukrinform.ua/rubric-ato/3693592-zsu-na-bahmutskomu-napramku-vikoristovuut-avstralijski-bushmaster.html" text:style-name="Internet_20_link" text:visited-style-name="Visited_20_Internet_20_Link">
<text:span text:style-name="T4">
澳大利亚</text:span>
</text:a>
传递的发电机的规模和目的不同，从提供电力到为个别家庭的电力，到大型行政建筑物的照明，例如医院，学校或供暖的集中点。</text:p>
      <text:p text:style-name="P4">
自从俄罗斯入侵欧盟以来，通过欧盟通过欧盟的民事保护机制通过欧盟超过8.7万吨人道主义援助，并提供了6.3亿欧元，以解决乌克兰人口的紧急人道主义需求。</text:p>
      <text:p text:style-name="P4">
<text:span text:style-name="T5">
照片说明性</text:span>
</text:p>
      <text:p text:style-name="P4">
News Source: <text:a xlink:type="simple" xlink:href="https://www.ukrinform.ua/rubric-economy/3695505-v-ukrainu-nadijsli-generatori-z-avstralii-na-sumu-195-miljona.html" text:style-name="Internet_20_link" text:visited-style-name="Visited_20_Internet_20_Link">
https://www.ukrinform.ua/rubric-economy/3695505-v-ukrainu-nadijsli-generatori-z-avstralii-na-sumu-195-miljona.html</text:a>
</text:p>
      <!--NEWS-->
      <text:h text:style-name="P10" text:outline-level="1">
<text:span text:style-name="T4">
欧盟将修改运输项目，以与乌克兰和摩尔多瓦建立联系</text:span>
</text:h>
      <text:p text:style-name="P4">
作者: Ukrinform (Person)</text:p>
      <text:p text:style-name="P4">
出版商: Укринформ (Organization)</text:p>
      <text:p text:style-name="P4">
出版时间: 2023-04-13T17:08:21+03:00</text:p>
      <text:p text:style-name="P4">
修改时间: 2023-04-13T17:08:21+03:00</text:p>
      <text:p text:style-name="P4">
描述: 大型欧盟运输基础设施项目应更多地关注可持续运输，避免延误并与乌克兰和摩尔多瓦建立沟通。  - 乌克林。</text:p>
      <text:p text:style-name="P4">
图片: ["<text:a xlink:type="simple" xlink:href="https://static.ukrinform.com/photos/2017_07/thumb_files/630_360_1501148874-8334.jpg" text:style-name="Internet_20_link" text:visited-style-name="Visited_20_Internet_20_Link">
630_360_15011...</text:a>
"]</text:p>
      <text:p text:style-name="P4">
标签: ['Євросоюз', 'Молдова', 'Транспорт', 'Україна']</text:p>
      <text:p text:style-name="P4">
类型: Article</text:p>
      <!--METADATA-->
      <text:p text:style-name="P4">
<draw:frame draw:style-name="fr1" draw:name="Image133" text:anchor-type="as-char" svg:width="6.9236in" svg:height="3.956343in" draw:z-index="0">
<draw:image xlink:href="../Images/yкринформ/2023-04-13T17-08-21-03-00/630_360_1501148874-8334.jpg" xlink:type="simple" xlink:show="embed" xlink:actuate="onLoad" draw:mime-type="image/jpeg"/>
</draw:frame>
欧盟运输基础设施的大量预测应更多地关注婴儿运输，避免延误并与乌克兰塔莫尔德建立联系。</text:p>
      <text:p text:style-name="P4">
正如乌克林福姆报道的那样，这在[]中报道了(https://www.europarl.europa.eu/news/en/press-room/20230411IPR79503/trans-european-transport-projects-first-go-ahead-to-new-rules)欧洲议会。</text:p>
      <text:p text:style-name="P4">
周四，欧洲运输和旅游国会委员会批准了一项修改跨欧运输规则的提议(帐篷-T).</text:p>
      <text:p text:style-name="P4">
TENT-T – це план ЄС із побудови мережі залізниць, доріг, внутрішніх воднихшляхів і коротких морських судноплавних маршрутів, з’єднаних через порти татермінали по всій території <text:a xlink:type="simple" xlink:href="https://www.ukrinform.ua/tag-evrosouz" text:style-name="Internet_20_link" text:visited-style-name="Visited_20_Internet_20_Link">
 </text:a>
。</text:p>
      <text:p text:style-name="P4">
还注意到，随着俄罗斯联邦在乌克兰的全面入侵，运输委员会支持减少俄罗斯和白俄罗斯的运输基础设施项目，从而加强了与乌克兰和摩尔多瓦的伙伴关系。</text:p>
      <text:p text:style-name="P4">
<text:span text:style-name="T4">
另请阅读：</text:span>
 <text:a xlink:type="simple" xlink:href="https://www.ukrinform.ua/rubric-economy/3695051-u-radi-zaklikali-evroparlament-prodovziti-sprosenij-rezim-eksportu-dla-ukrainskih-tovariv.html" text:style-name="Internet_20_link" text:visited-style-name="Visited_20_Internet_20_Link">
</text:a>
声明说：“欧洲议会的代表还希望欧盟政府将欧盟边界的企业排除在大型10-T项目中，如果委员会认为他们有安全的风险。”</text:p>
      <text:p text:style-name="P4">
根据该计划，欧洲国家应确保欧盟内部的部队和军事材料的平稳卫生。</text:p>
      <text:p text:style-name="P4">
Tent-T的主要规定是为每种运输类型的统一技术拉塔式标准以及在主帐篷-T网络中实现的完全电气化。</text:p>
      <text:p text:style-name="P4">
欧洲议会坚持认为，欧盟成员国已在2025年底之前采用了可持续城市流动计划，以整合不同的运输方式，包括自行车或移动活动。</text:p>
      <text:p text:style-name="P4">
“该计划应该是从欧盟获得资金的条件之一，”  - 在欧洲议会中说。</text:p>
      <text:p text:style-name="P4">
<text:span text:style-name="T4">
另请阅读：</text:span>
 <text:a xlink:type="simple" xlink:href="https://www.ukrinform.ua/rubric-vidbudova/3695039-v-es-sukaut-zakonnij-slah-spramuvanna-zamorozenih-aktiviv-rf-na-vidbudovu-ukraini.html" text:style-name="Internet_20_link" text:visited-style-name="Visited_20_Internet_20_Link">
</text:a>
欧洲议会的欧洲议会议员确认有必要在2030年底之前完成主帐篷T网络中运输基础设施的主要过程。</text:p>
      <text:p text:style-name="P4">
据乌克林福姆(乌克林)报道，在摩尔多瓦·奇西纳(摩尔多瓦奇西诺)首都附近计划，为国民军的工作人​​员准备现代军事基地。</text:p>
      <text:p text:style-name="P4">
News Source: <text:a xlink:type="simple" xlink:href="https://www.ukrinform.ua/rubric-economy/3695508-es-pereglane-transportni-proekti-sob-rozvinuti-spolucenna-z-ukrainou-ta-moldovou.html" text:style-name="Internet_20_link" text:visited-style-name="Visited_20_Internet_20_Link">
https://www.ukrinform.ua/rubric-economy/3695508-es-pereglane-transportni-proekti-sob-rozvinuti-spolucenna-z-ukrainou-ta-moldovou.html</text:a>
</text:p>
      <!--NEWS-->
      <text:h text:style-name="P10" text:outline-level="1">
<text:span text:style-name="T4">
复活节篮：哪些产品最多</text:span>
</text:h>
      <text:p text:style-name="P4">
作者: Ukrinform (Person)</text:p>
      <text:p text:style-name="P4">
出版商: Укринформ (Organization)</text:p>
      <text:p text:style-name="P4">
出版时间: 2023-04-13T17:12:00+03:00</text:p>
      <text:p text:style-name="P4">
修改时间: 2023-04-13T17:12:00+03:00</text:p>
      <text:p text:style-name="P4">
描述: 在2023年，猪肉和乳制品在复活节篮子上增加了，而鸡蛋除外。  - 乌克林。</text:p>
      <text:p text:style-name="P4">
图片: ["<text:a xlink:type="simple" xlink:href="https://static.ukrinform.com/photos/2023_04/thumb_files/630_360_1681394714-147.jpeg" text:style-name="Internet_20_link" text:visited-style-name="Visited_20_Internet_20_Link">
630_360_16813...</text:a>
"]</text:p>
      <text:p text:style-name="P4">
标签: ['Ціни', 'Продукти', 'Великдень', 'Єдині новини']</text:p>
      <text:p text:style-name="P4">
类型: Article</text:p>
      <!--METADATA-->
      <text:p text:style-name="P4">
<draw:frame draw:style-name="fr1" draw:name="Image134" text:anchor-type="as-char" svg:width="6.9236in" svg:height="3.956343in" draw:z-index="0">
<draw:image xlink:href="../Images/yкринформ/2023-04-13T17-12-00-03-00/630_360_1681394714-147.jpeg" xlink:type="simple" xlink:show="embed" xlink:actuate="onLoad" draw:mime-type="image/jpeg"/>
</draw:frame>
在2023年，猪肉和乳制品在复活节篮子上增加了，而鸡蛋除外。</text:p>
      <text:p text:style-name="P4">
乌克林福姆(Ukrinform)表示，乌克兰塔拉斯·维索斯基(Taras Vysotsky)的农业政策和食品第一任副部长在马拉松“ Unin”上说。</text:p>
      <text:p text:style-name="P4">
他指出，在这一年中，鸡蛋的成本增加了两次。 鸡蛋的价格有几个因素：大型家禽农场的占用者，尤其是在乌克兰 - 在切尔诺贝亚夫卡，通货膨胀和能源危机。</text:p>
      <text:p text:style-name="P4">
视频：电信“一个新闻”</text:p>
      <text:p text:style-name="P4">
除了鸡蛋，猪肉，乳制品和面粉外，还显着增加。</text:p>
      <text:p text:style-name="P4">
“猪肉上涨了30-35％。 面粉 - 小于10％。 牛奶 <text:a xlink:type="simple" xlink:href="https://www.ukrinform.ua/tag-produkti" text:style-name="Internet_20_link" text:visited-style-name="Visited_20_Internet_20_Link">
</text:a>
- 高达10％。 复活节后，预计会便宜的产品。 在上周，鸡蛋的价格已经为2％，这种趋势将继续下去。 肉类价格下跌不是Budsilny -5-7％接近春季结束。” Vysotsky说。</text:p>
      <text:p text:style-name="P4">
<text:span text:style-name="T4">
另请阅读：</text:span>
 <text:a xlink:type="simple" xlink:href="https://www.ukrinform.ua/rubric-kyiv/3695362-u-kievi-na-velikden-virani-zmozut-zalisitisa-na-nicne-bogosluzinna-u-hramah.html" text:style-name="Internet_20_link" text:visited-style-name="Visited_20_Internet_20_Link">
<text:span text:style-name="T4">
 ecd </text:span>
</text:a>
副部长指出，家禽种植正在逐渐更新，这将影响家禽和鸡蛋的稳定。</text:p>
      <text:p text:style-name="P4">
根据乌克林福姆的说法，根据对农业经济研究所的计算，2023年，复活节篮子，配备了一套传统的simia产品，该产品可容纳4个大约4人1208.78，比去年高24.4％。</text:p>
      <text:p text:style-name="P4">
News Source: <text:a xlink:type="simple" xlink:href="https://www.ukrinform.ua/rubric-economy/3695510-velikodnij-kosik-aki-produkti-podorozcali-najbilse.html" text:style-name="Internet_20_link" text:visited-style-name="Visited_20_Internet_20_Link">
https://www.ukrinform.ua/rubric-economy/3695510-velikodnij-kosik-aki-produkti-podorozcali-najbilse.html</text:a>
</text:p>
      <!--NEWS-->
      <text:h text:style-name="P10" text:outline-level="1">
<text:span text:style-name="T4">
来自美国的两名志愿者在乌克兰的战斗中被杀</text:span>
</text:h>
      <text:p text:style-name="P4">
作者: Ukrinform (Person)</text:p>
      <text:p text:style-name="P4">
出版商: Укринформ (Organization)</text:p>
      <text:p text:style-name="P4">
出版时间: 2023-04-13T17:19:28+03:00</text:p>
      <text:p text:style-name="P4">
修改时间: 2023-04-13T17:19:28+03:00</text:p>
      <text:p text:style-name="P4">
描述: 两名美国志愿者爱德华·瓦尔特·威尔顿（Edward Valter Wilton）和格雷斯·库尔帕西（Grace Kurpasi）被杀，保护乌克兰免受俄罗斯入侵者的侵害。  - 乌克林。</text:p>
      <text:p text:style-name="P4">
图片: ["<text:a xlink:type="simple" xlink:href="https://static.ukrinform.com/photos/2021_04/thumb_files/630_360_1617451420-842.jpg" text:style-name="Internet_20_link" text:visited-style-name="Visited_20_Internet_20_Link">
630_360_16174...</text:a>
"]</text:p>
      <text:p text:style-name="P4">
标签: ['США', 'Загибель', 'Добровольці', 'Війна з росією']</text:p>
      <text:p text:style-name="P4">
类型: Article</text:p>
      <!--METADATA-->
      <text:p text:style-name="P4">
<draw:frame draw:style-name="fr1" draw:name="Image135" text:anchor-type="as-char" svg:width="6.9236in" svg:height="3.956343in" draw:z-index="0">
<draw:image xlink:href="../Images/yкринформ/2023-04-13T17-19-28-03-00/630_360_1617451420-842.jpg" xlink:type="simple" xlink:show="embed" xlink:actuate="onLoad" draw:mime-type="image/jpeg"/>
</draw:frame>
两名 - 美国志愿者爱德华·瓦尔特·威尔顿(爱德华·瓦尔特·威尔顿(Edward Valter Wilton))和格雷迪·库尔帕斯(Grady Kurpas)被杀，保护乌克兰免受俄罗斯入侵者的侵害。</text:p>
      <text:p text:style-name="P4">
正如乌克林福姆报道的那样，它报告了<text:a xlink:type="simple" xlink:href="https://www.thedailybeast.com/two-american-citizens-killed-in-russias-war-on-ukraine" text:style-name="Internet_20_link" text:visited-style-name="Visited_20_Internet_20_Link">
</text:a>
。</text:p>
      <text:p text:style-name="P4">
国务院代表在要求评论瓦尔特·威尔顿(瓦尔特·威尔顿)的情况下回答说：“我们可以确认乌克兰一名美国公民的死亡。</text:p>
      <text:p text:style-name="P4">
根据GoFundMe资金，库尔帕西级和步兵老兵<text:a xlink:type="simple" xlink:href="https://www.ukrinform.ua/tag-ssa" text:style-name="Internet_20_link" text:visited-style-name="Visited_20_Internet_20_Link">
</text:a>
他还去世了，保护乌克兰免受俄罗斯军队的侵害。</text:p>
      <text:p text:style-name="P4">
“格拉吉去训练士兵，但是由于战争的强度和格拉吉审查的领导人的需求，他终于带领分队进入了战斗并死亡，”筹款页说。</text:p>
      <text:p text:style-name="P4">
正如乌克林福姆报道的那样，乌克兰战争中的2月被杀<text:a xlink:type="simple" xlink:href="https://www.ukrinform.ua/rubric-ato/3675270-v-ukraini-zaginuv-amerikanskij-dobrovolec-cnn.html" text:style-name="Internet_20_link" text:visited-style-name="Visited_20_Internet_20_Link">
</text:a>
来自安德鲁·彼得斯(安德鲁·彼得斯)。</text:p>
      <text:p text:style-name="P4">
News Source: <text:a xlink:type="simple" xlink:href="https://www.ukrinform.ua/rubric-ato/3695511-dvoe-dobrovolciv-iz-ssa-zaginuli-v-boah-za-ukrainu.html" text:style-name="Internet_20_link" text:visited-style-name="Visited_20_Internet_20_Link">
https://www.ukrinform.ua/rubric-ato/3695511-dvoe-dobrovolciv-iz-ssa-zaginuli-v-boah-za-ukrainu.html</text:a>
</text:p>
      <!--NEWS-->
      <text:h text:style-name="P10" text:outline-level="1">
<text:span text:style-name="T4">
MAF拆卸：企业在战争期间要求资本妥协的权力</text:span>
</text:h>
      <text:p text:style-name="P4">
作者: Ukrinform (Person)</text:p>
      <text:p text:style-name="P4">
出版商: Укринформ (Organization)</text:p>
      <text:p text:style-name="P4">
出版时间: 2023-04-13T17:21:35+03:00</text:p>
      <text:p text:style-name="P4">
修改时间: 2023-04-13T17:21:35+03:00</text:p>
      <text:p text:style-name="P4">
描述: 企业家的非政府组织敦促资本的首都在拆除和转移企业使用的临时结构的问题中妥协，并要求避免此类行动直到战争结束。  - 乌克林。</text:p>
      <text:p text:style-name="P4">
图片: ["<text:a xlink:type="simple" xlink:href="https://static.ukrinform.com/photos/2023_04/thumb_files/630_360_1681395178-194.jpg" text:style-name="Internet_20_link" text:visited-style-name="Visited_20_Internet_20_Link">
630_360_16813...</text:a>
", "<text:a xlink:type="simple" xlink:href="https://static.ukrinform.com/photos/2023_04/1681394807-528.jpg" text:style-name="Internet_20_link" text:visited-style-name="Visited_20_Internet_20_Link">
1681394807-52...</text:a>
"]</text:p>
      <text:p text:style-name="P4">
标签: ['Бізнес', 'МАФ', 'Київ', 'Демонтаж']</text:p>
      <text:p text:style-name="P4">
类型: Article</text:p>
      <!--METADATA-->
      <text:p text:style-name="P4">
<draw:frame draw:style-name="fr1" draw:name="Image136" text:anchor-type="as-char" svg:width="6.9236in" svg:height="3.956343in" draw:z-index="0">
<draw:image xlink:href="../Images/yкринформ/2023-04-13T17-21-35-03-00/630_360_1681395178-194.jpg" xlink:type="simple" xlink:show="embed" xlink:actuate="onLoad" draw:mime-type="image/jpeg"/>
</draw:frame>
企业家的公共组织敦促当局在企业使用的临时结构的问题和转移中妥协，他们将提到此类行动，直到战争结束。</text:p>
      <text:p text:style-name="P4">
首席州议会在KSCA GENNADY KRIVOSHEY发表了乌克林福姆新闻发布会上的相关决议：“戒严条件下的商业和资本当局合作”。</text:p>
      <text:p text:style-name="P4">
据他介绍，该文件播放是根据“圆桌会议”会议创建的，该会议是在前一天，是在基辅市政府代表的企业家参与前一天的。 。 克里沃希保证说：“这不仅是我在公共委员会中的立场或立场，而且是保护基辅小型企业的所有宣传职位。”</text:p>
      <text:p text:style-name="P4">
<draw:frame draw:style-name="fr1" draw:name="Image137" text:anchor-type="as-char" svg:width="6.9236in" svg:height="4.615733in" draw:z-index="0">
<draw:image xlink:href="../Images/yкринформ/2023-04-13T17-21-35-03-00/1681394807-528.jpg" xlink:type="simple" xlink:show="embed" xlink:actuate="onLoad" draw:mime-type="image/jpeg"/>
</draw:frame>
根据IT，许多最近就建筑形式拆除和强迫移动建筑形式的决定，仅向当局定义的地点，这意味着许多小型企业的实际破坏，剥夺了带来许多企业家的手段的手段MAF是唯一的来源。 如果继续这种做法，至少有20,000个工作 - 不仅是为了雇用的公民，而且对于包括腹部人员在内的雇用工人而言，可能会继续进行。</text:p>
      <text:p text:style-name="P4">
克里沃希亚(Krivosheya)回忆说，正是小型企业家的工作帮助基辅人民于去年3月和4月生存，当时大型贸易机构不起作用。企业家不仅提供了必要商品的销售，而且还提供了免费的面包，并提供了免费的面包。 ，用茶和咖啡处理。</text:p>
      <text:p text:style-name="P4">
另外，KSCA公共委员会主席强调，它是根据基辅市当局颁发的许可证合法地位于法律上的反时结构。 “我们不保护那些没有文件工作的人，违反法律并在绿色地区建立结构的人，他们扣除了地铁和庇护所的人的入口和退出。 我们保护根据法律工作的地衣简短企业家。”  - 假设。<text:span text:style-name="T4">
另请阅读：</text:span>
 <text:a xlink:type="simple" xlink:href="https://www.ukrinform.ua/rubric-vidbudova/3694421-grosi-na-biznes-ak-ukrainci-gospodaruut-na-derzavni-granti.html" text:style-name="Internet_20_link" text:visited-style-name="Visited_20_Internet_20_Link">
<text:span text:style-name="T4">
业务</text:span>
</text:a>
在企业家界解决的要点之一 - 要求公众代表的邀请，禁止资本理事会会议的要求，这可以传达其立场。 “ Nizasidnii必须批准对位置和拆除临时结构的新规则，其位置构成了特殊情况的潜在威胁，与国家建设标准相反，并可能导致人们的威胁和健康。 相应的转移应在授权国家机构处理后仅在处理现有的非法律文档后进行。 同时，我们要求临时结构地点的所有者，如有必要，如有必要，在必要时可以通过平衡的持有人达成协议以及对公众舆论的同意，以找到转让的位置， ”  - 引用分辨率。 还要求企业家给首都的当局提供时间来进行自我服务，以搜寻新的MAF的位置，这是市委员会已经在安置临时结构的情况下进行转移的决定。</text:p>
      <text:p text:style-name="P4">
如报道，<text:a xlink:type="simple" xlink:href="https://kyivcity.gov.ua/news/u_pitanni_rozmischennya_mafiv_misto_povinne_zabezpechiti_balans_mizh_vimogami_bezpeki_zapitom_kiyan_na_gromadskiy_prostir_ta_interesami_pidpriyemtsiv__petro_panteleyev/" text:style-name="Internet_20_link" text:visited-style-name="Visited_20_Internet_20_Link">
</text:a>
，首都的当局已准备好与小型企业代表的建设性合作，以更新临时结构的规则，并遵守戒严令，并考虑到公共场所的要求。 他还回忆说，七月，基辅城市国防委员会决定拆除位于入口处的MAF，从地铁站和周围的车站出口。</text:p>
      <text:p text:style-name="P4">
News Source: <text:a xlink:type="simple" xlink:href="https://www.ukrinform.ua/rubric-kyiv/3695513-demontaz-mafiv-biznes-prosit-stolicnu-vladu-pro-kompromis-na-cas-vijni.html" text:style-name="Internet_20_link" text:visited-style-name="Visited_20_Internet_20_Link">
https://www.ukrinform.ua/rubric-kyiv/3695513-demontaz-mafiv-biznes-prosit-stolicnu-vladu-pro-kompromis-na-cas-vijni.html</text:a>
</text:p>
      <!--NEWS-->
      <text:h text:style-name="P10" text:outline-level="1">
<text:span text:style-name="T4">
在佐治亚州，俄罗斯人反对人类召集武装部队武装部队的俄罗斯人</text:span>
</text:h>
      <text:p text:style-name="P4">
作者: Ukrinform (Person)</text:p>
      <text:p text:style-name="P4">
出版商: Укринформ (Organization)</text:p>
      <text:p text:style-name="P4">
出版时间: 2023-04-13T17:22:29+03:00</text:p>
      <text:p text:style-name="P4">
修改时间: 2023-04-13T17:22:29+03:00</text:p>
      <text:p text:style-name="P4">
描述: 佐治亚州总统萨洛姆·苏拉比什维利说，被俘虏的乌克兰战士残酷的死亡是另一种危害人类的罪行。  - 乌克林。</text:p>
      <text:p text:style-name="P4">
图片: ["<text:a xlink:type="simple" xlink:href="https://static.ukrinform.com/photos/2021_07/thumb_files/630_360_1626700245-944.jpeg" text:style-name="Internet_20_link" text:visited-style-name="Visited_20_Internet_20_Link">
630_360_16267...</text:a>
"]</text:p>
      <text:p text:style-name="P4">
标签: ['Грузія', 'Воєнні злочини', 'Війна з росією']</text:p>
      <text:p text:style-name="P4">
类型: Article</text:p>
      <!--METADATA-->
      <text:p text:style-name="P4">
<draw:frame draw:style-name="fr1" draw:name="Image138" text:anchor-type="as-char" svg:width="6.9236in" svg:height="3.956343in" draw:z-index="0">
<draw:image xlink:href="../Images/yкринформ/2023-04-13T17-22-29-03-00/630_360_1626700245-944.jpeg" xlink:type="simple" xlink:show="embed" xlink:actuate="onLoad" draw:mime-type="image/jpeg"/>
</draw:frame>
萨洛姆·苏拉比什维利(Salome Zurabishvili)总统表示，被俘虏的乌克兰人残酷死亡是另一种危害人类的罪行。</text:p>
      <text:p text:style-name="P4">
根据乌克林福姆的说法，该门户[]报告了(https://www.newsgeorgia.ge/prezident-gruzii-prokommentirovala-kadry-s-obezglavlivaniem-ukrainskogo-soldata/)。</text:p>
      <text:p text:style-name="P4">
“我对一段残酷的视频感到愤怒，显示俘虏的乌克兰士兵斩首。应该对战争犯罪有法律回应。<text:a xlink:type="simple" xlink:href="https://www.ukrinform.ua/tag-gruzia" text:style-name="Internet_20_link" text:visited-style-name="Visited_20_Internet_20_Link">
</text:a>
它将与乌克兰站在一起，”苏拉比什维利说。</text:p>
      <text:p text:style-name="P4">
据报道，在互联网的前夕，有有关俄罗斯头部如何成为乌克兰战俘的视频。 执法机构正在采取措施确定犯罪的人。</text:p>
      <text:p text:style-name="P4">
乌克兰沃罗迪米尔Zelensky总统说，这<text:a xlink:type="simple" xlink:href="https://www.ukrinform.ua/rubric-ato/3694808-zelenskij-pro-stratu-ukrainskogo-voina-ce-video-rosii-akou-vona-e.html" text:style-name="Internet_20_link" text:visited-style-name="Visited_20_Internet_20_Link">
</text:a>
<text:span text:style-name="T4">
另请阅读：</text:span>
 <text:a xlink:type="simple" xlink:href="https://www.ukrinform.ua/rubric-polytics/3695497-putin-nese-vidpovidalnist-za-zorstoku-stratu-ukrainskogo-vijskovogo-smigal.html" text:style-name="Internet_20_link" text:visited-style-name="Visited_20_Internet_20_Link">
<text:span text:style-name="T4">
 Strat </text:span>
</text:a>
乌克兰外交部向国际刑事法院的检察官提出上诉，要求俄罗斯军方在乌克兰军方对俄罗斯人对乌克兰犯下的人类军事罪的人类造成的乌克兰士兵的死亡，这一事实。</text:p>
      <text:p text:style-name="P4">
News Source: <text:a xlink:type="simple" xlink:href="https://www.ukrinform.ua/rubric-polytics/3695515-u-gruzii-nazvali-stratu-rosianami-polonenogo-bijca-zsu-zlocinom-proti-ludanosti.html" text:style-name="Internet_20_link" text:visited-style-name="Visited_20_Internet_20_Link">
https://www.ukrinform.ua/rubric-polytics/3695515-u-gruzii-nazvali-stratu-rosianami-polonenogo-bijca-zsu-zlocinom-proti-ludanosti.html</text:a>
</text:p>
      <!--NEWS-->
      <text:h text:style-name="P10" text:outline-level="1">
<text:span text:style-name="T4">
乌克兰的中央历史档案馆提出了新的电子资源</text:span>
</text:h>
      <text:p text:style-name="P4">
作者: Ukrinform (Person)</text:p>
      <text:p text:style-name="P4">
出版商: Укринформ (Organization)</text:p>
      <text:p text:style-name="P4">
出版时间: 2023-04-13T17:23:00+03:00</text:p>
      <text:p text:style-name="P4">
修改时间: 2023-04-13T17:23:00+03:00</text:p>
      <text:p text:style-name="P4">
描述: 乌克兰的中央历史档案馆提供了一种新的电子资源，并带有历史文件。  - 乌克林。</text:p>
      <text:p text:style-name="P4">
图片: ["<text:a xlink:type="simple" xlink:href="https://static.ukrinform.com/photos/2023_04/thumb_files/630_360_1681395536-469.jpg" text:style-name="Internet_20_link" text:visited-style-name="Visited_20_Internet_20_Link">
630_360_16813...</text:a>
", "<text:a xlink:type="simple" xlink:href="https://static.ukrinform.com/photos/2023_04/1681395489-763.jpg" text:style-name="Internet_20_link" text:visited-style-name="Visited_20_Internet_20_Link">
1681395489-76...</text:a>
", "<text:a xlink:type="simple" xlink:href="https://static.ukrinform.com/photos/2023_04/1681395457-812.jpg" text:style-name="Internet_20_link" text:visited-style-name="Visited_20_Internet_20_Link">
1681395457-81...</text:a>
"]</text:p>
      <text:p text:style-name="P4">
标签: ['Архів', 'Історія', 'Онлайн', 'Державна архівна служба']</text:p>
      <text:p text:style-name="P4">
类型: Article</text:p>
      <!--METADATA-->
      <text:p text:style-name="P4">
<draw:frame draw:style-name="fr1" draw:name="Image139" text:anchor-type="as-char" svg:width="6.9236in" svg:height="3.956343in" draw:z-index="0">
<draw:image xlink:href="../Images/yкринформ/2023-04-13T17-23-00-03-00/630_360_1681395536-469.jpg" xlink:type="simple" xlink:show="embed" xlink:actuate="onLoad" draw:mime-type="image/jpeg"/>
</draw:frame>
乌克兰的中央历史档案馆提供了一种新的电子资源，并带有历史文件。</text:p>
      <text:p text:style-name="P4">
该演讲在乌克林福姆举行。</text:p>
      <text:p text:style-name="P4">
“电子资源的创建取决于2020年初的历史档案馆的优先事项。从那以后，我们开始工作。意识到电子资源的创建需要三个守门的东西。第一件事是满足的 - 文本描述。第二件事是数字化副本。第三件事是购买软件的资金，提供服务提供商。</text:p>
      <text:p text:style-name="P4">
<draw:frame draw:style-name="fr1" draw:name="Image140" text:anchor-type="as-char" svg:width="6.9236in" svg:height="4.615733in" draw:z-index="0">
<draw:image xlink:href="../Images/yкринформ/2023-04-13T17-23-00-03-00/1681395489-763.jpg" xlink:type="simple" xlink:show="embed" xlink:actuate="onLoad" draw:mime-type="image/jpeg"/>
</draw:frame>
据他介绍，在过去的一年中，对资金的描述中有一半是数字化和改进的，另一半计划进行挖掘。</text:p>
      <text:p text:style-name="P4">
他指出，到目前为止，将318个文本描述载入了电子资源。 此外，已经超过100万个文档的数字副本已被资源所取代-7178个档案基金的档案案例，这些档案资金涵盖了16-20世纪的历史，还包含族谱性质的信息。</text:p>
      <text:p text:style-name="P4">
Fyzulin还补充说，资源已加载：ACT书籍，纪录片军事办公室，基辅 - 佩奇斯克·拉夫拉(Kiev-Pechersk Lavra)的文件，纪录片《精神》。</text:p>
      <text:p text:style-name="P4">
<text:span text:style-name="T4">
另请阅读：</text:span>
 <text:a xlink:type="simple" xlink:href="https://www.ukrinform.ua/rubric-society/3671061-ukrainski-arhivi-torik-otrimali-ponad-6-miljoniv-blagodijnoi-dopomogi.html" text:style-name="Internet_20_link" text:visited-style-name="Visited_20_Internet_20_Link">
</text:a>
乌克兰Anatoly Khromov的国家档案服务部负责人强调，文档的自我共享，历史手稿只是代表[]的第一步<text:a xlink:type="simple" xlink:href="https://www.ukrinform.ua/tag-arhiv" text:style-name="Internet_20_link" text:visited-style-name="Visited_20_Internet_20_Link">
</text:a>
在智能手机中。 用它的话说，使用重要的参考设备，搜索工具来创建这些图像的条件同样重要，以便在家中或其他方便的地方或在乌克兰开放档案馆。</text:p>
      <text:p text:style-name="P4">
<draw:frame draw:style-name="fr1" draw:name="Image141" text:anchor-type="as-char" svg:width="6.9236in" svg:height="4.615733in" draw:z-index="0">
<draw:image xlink:href="../Images/yкринформ/2023-04-13T17-23-00-03-00/1681395457-812.jpg" xlink:type="simple" xlink:show="embed" xlink:actuate="onLoad" draw:mime-type="image/jpeg"/>
</draw:frame>
新的数字资源将在统一平台“ Inter -Air Force Portal”上提供。 目前，已将大约300万个文档的数字副本加载到Ukrzarkhkhkhkhkhkhkhkhkhkhiva门户网站的构建搜索门户网站，并且随着文件，资源将扩展到超过400万份档案文件副本。</text:p>
      <text:p text:style-name="P4">
News Source: <text:a xlink:type="simple" xlink:href="https://www.ukrinform.ua/rubric-society/3695518-centralnij-istoricnij-arhiv-ukraini-prezentuvav-novij-eresurs-dokumentiv.html" text:style-name="Internet_20_link" text:visited-style-name="Visited_20_Internet_20_Link">
https://www.ukrinform.ua/rubric-society/3695518-centralnij-istoricnij-arhiv-ukraini-prezentuvav-novij-eresurs-dokumentiv.html</text:a>
</text:p>
      <!--NEWS-->
      <text:h text:style-name="P10" text:outline-level="1">
<text:span text:style-name="T4">
英国广播公司（BBC</text:span>
</text:h>
      <text:p text:style-name="P4">
作者: Ukrinform (Person)</text:p>
      <text:p text:style-name="P4">
出版商: Укринформ (Organization)</text:p>
      <text:p text:style-name="P4">
出版时间: 2023-04-13T17:23:14+03:00</text:p>
      <text:p text:style-name="P4">
修改时间: 2023-04-13T17:23:14+03:00</text:p>
      <text:p text:style-name="P4">
描述: 英国英国广播公司（British BBC Corporation）宣布了一系列明星，其中包括乌克兰音乐家，他们将在20123年欧洲电视网歌曲比赛半决赛中表演。  - 乌克林。</text:p>
      <text:p text:style-name="P4">
图片: ["<text:a xlink:type="simple" xlink:href="https://static.ukrinform.com/photos/2023_02/thumb_files/630_360_1675352996-430.png" text:style-name="Internet_20_link" text:visited-style-name="Visited_20_Internet_20_Link">
630_360_16753...</text:a>
", "<text:a xlink:type="simple" xlink:href="https://static.ukrinform.com/photos/2023_04/1681395634-340.jpg" text:style-name="Internet_20_link" text:visited-style-name="Visited_20_Internet_20_Link">
1681395634-34...</text:a>
"]</text:p>
      <text:p text:style-name="P4">
标签: ['Євробачення', 'Конкурс', 'Музика', 'Україна']</text:p>
      <text:p text:style-name="P4">
类型: Article</text:p>
      <!--METADATA-->
      <text:p text:style-name="P4">
<draw:frame draw:style-name="fr1" draw:name="Image142" text:anchor-type="as-char" svg:width="6.9236in" svg:height="3.956343in" draw:z-index="0">
<draw:image xlink:href="../Images/yкринформ/2023-04-13T17-23-14-03-00/630_360_1675352996-430.png" xlink:type="simple" xlink:show="embed" xlink:actuate="onLoad" draw:mime-type="image/png"/>
</draw:frame>
英国广播公司的英国公司宣布了包括乌克兰音乐家在内的明星名单，这些明星将在歌曲创作歌曲Prexpreparation-2023的半决赛中使用。</text:p>
      <text:p text:style-name="P4">
正如乌克林福姆报道的那样，它报告了<text:a xlink:type="simple" xlink:href="https://www.bbc.com/mediacentre/2023/eurovision-semi-final-performances-announced" text:style-name="Internet_20_link" text:visited-style-name="Visited_20_Internet_20_Link">
</text:a>
。</text:p>
      <text:p text:style-name="P4">
在欧洲电视网歌曲大赛开始时，第一场半决赛(5月9日)主持人Yulia Sanina将从Hardkiss打开它，歌曲“ Lighthouse”。 这在很大程度上象征着Zamzkraina的英国“联合音乐”如何通过2023年的欧洲电视网代表2022年的获奖者。</text:p>
      <text:p text:style-name="P4">
同样在来自不同国家的参与者的歌曲之间，英国之星丽塔·奥拉(Rita Ora)。</text:p>
      <text:p text:style-name="P4">
后来，乌克兰歌手Alyosha与Naerobachine-2010代表乌克兰一起与利物浦歌手一起唱歌，并与歌曲创作Ferguson一起唱歌。</text:p>
      <text:p text:style-name="P4">
<draw:frame draw:style-name="fr1" draw:name="Image143" text:anchor-type="as-char" svg:width="6.9236in" svg:height="3.89773in" draw:z-index="0">
<draw:image xlink:href="../Images/yкринформ/2023-04-13T17-23-14-03-00/1681395634-340.jpg" xlink:type="simple" xlink:show="embed" xlink:actuate="onLoad" draw:mime-type="image/jpeg"/>
</draw:frame>
照片：BBC</text:p>
      <text:p text:style-name="P4">
<text:span text:style-name="T4">
另请阅读：</text:span>
 <text:a xlink:type="simple" xlink:href="https://www.ukrinform.ua/rubric-culture/3694468-u-ramkah-evrobacenna2023-startuvala-pisenna-akcia-solidarnosti-z-ukrainou.html" text:style-name="Internet_20_link" text:visited-style-name="Visited_20_Internet_20_Link">
<text:span text:style-name="T4">
 eurovision </text:span>
</text:a>
在第二个半决赛中(5月11日)音乐表演将是关于乌克兰人与他们喜欢的音乐之间联系的。</text:p>
      <text:p text:style-name="P4">
代表乌克兰参加Eurovision-2014-Maria Yaremchuk负责该国一些最著名的音乐作品的当代装置。 该表演以14岁的乌克兰欧洲裔欧洲电视网和玛丽亚·Yaremchuk(Maria Yaremchuk)的14岁乌克兰代表Rapra Otoy的联合表演结束。 他们一起表明，在几代乌克兰人中，音乐是一种克服黑暗的光。</text:p>
      <text:p text:style-name="P4">
此外，在半决赛的间隔中，一个名为“您想要的人”的演讲会指出，欧洲电视网是所有人的一个地方。</text:p>
      <text:p text:style-name="P4">
<text:span text:style-name="T4">
另请阅读：</text:span>
 <text:a xlink:type="simple" xlink:href="https://www.ukrinform.ua/rubric-culture/3694473-na-videolistivkah-ucasnikiv-evrobacenna-budut-lokacii-z-ukraini.html" text:style-name="Internet_20_link" text:visited-style-name="Visited_20_Internet_20_Link">
<text:span text:style-name="T4">
 eurovision </text:span>
</text:a>
正如乌克林福姆报道的歌曲大赛“ <text:a xlink:type="simple" xlink:href="https://www.ukrinform.ua/tag-evrobacenna" text:style-name="Internet_20_link" text:visited-style-name="Visited_20_Internet_20_Link">
</text:a>
-2023”将在英国的利物浦举行，此前乌克兰(乌克兰)在2022年以“ Stefania” Kalushorchestra赢得了比赛，因此由于俄罗斯造成的安全恐惧而无法满足比赛的要求。入侵。</text:p>
      <text:p text:style-name="P4">
比赛的半决赛将于5月9日和11日举行，结局将于5月13日举行。 乌克兰将以钢铁之歌代表乌克兰。</text:p>
      <text:p text:style-name="P4">
News Source: <text:a xlink:type="simple" xlink:href="https://www.ukrinform.ua/rubric-culture/3695516-bbc-nazvala-ukrainskih-zirok-aki-vistupatimut-u-pivfinalah-evrobacenna.html" text:style-name="Internet_20_link" text:visited-style-name="Visited_20_Internet_20_Link">
https://www.ukrinform.ua/rubric-culture/3695516-bbc-nazvala-ukrainskih-zirok-aki-vistupatimut-u-pivfinalah-evrobacenna.html</text:a>
</text:p>
      <!--NEWS-->
      <text:h text:style-name="P10" text:outline-level="1">
<text:span text:style-name="T4">
波音公司已发布乌克兰公司从海上开始项目支付2亿美元</text:span>
</text:h>
      <text:p text:style-name="P4">
作者: Ukrinform (Person)</text:p>
      <text:p text:style-name="P4">
出版商: Укринформ (Organization)</text:p>
      <text:p text:style-name="P4">
出版时间: 2023-04-13T17:23:45+03:00</text:p>
      <text:p text:style-name="P4">
修改时间: 2023-04-13T17:23:45+03:00</text:p>
      <text:p text:style-name="P4">
描述: 波音公司宣布，它使乌克兰公司免于与海事起步项目相关的2亿美元的义务。  - 乌克林。</text:p>
      <text:p text:style-name="P4">
图片: ["<text:a xlink:type="simple" xlink:href="https://static.ukrinform.com/photos/2018_07/thumb_files/630_360_1532156100-3567.jpg" text:style-name="Internet_20_link" text:visited-style-name="Visited_20_Internet_20_Link">
630_360_15321...</text:a>
"]</text:p>
      <text:p text:style-name="P4">
标签: ['Boeing', 'Шмигаль', 'Космодром']</text:p>
      <text:p text:style-name="P4">
类型: Article</text:p>
      <!--METADATA-->
      <text:p text:style-name="P4">
<draw:frame draw:style-name="fr1" draw:name="Image144" text:anchor-type="as-char" svg:width="6.9236in" svg:height="3.956343in" draw:z-index="0">
<draw:image xlink:href="../Images/yкринформ/2023-04-13T17-23-45-03-00/630_360_1532156100-3567.jpg" xlink:type="simple" xlink:show="embed" xlink:actuate="onLoad" draw:mime-type="image/jpeg"/>
</draw:frame>
波音公司宣布，它使乌克兰公司免于与海上开始项目相关的2亿捐助者的义务。</text:p>
      <text:p text:style-name="P4">
总理丹尼斯·施米加尔(Denis Shmigal)在<text:a xlink:type="simple" xlink:href="https://twitter.com/Denys_Shmyhal/status/1646504887058849793" text:style-name="Internet_20_link" text:visited-style-name="Visited_20_Internet_20_Link">
</text:a>
转移乌克林。</text:p>
      <text:p text:style-name="P4">
“在与美国企业的一次会议上，波音宣布，乌克兰公司承担与海事起步项目有关的2亿美元责任。感谢您为支持乌克兰的重要决定，”  - 说<text:a xlink:type="simple" xlink:href="https://www.ukrinform.ua/tag-smigal" text:style-name="Internet_20_link" text:visited-style-name="Visited_20_Internet_20_Link">
</text:a>
。</text:p>
      <text:p text:style-name="P4">
他补充说，他指望乌克兰公司投资的合作与发展。</text:p>
      <text:p text:style-name="P4">
总理补充说：“我们为康复而努力。”</text:p>
      <text:p text:style-name="P4">
<text:span text:style-name="T4">
另请阅读：</text:span>
 <text:a xlink:type="simple" xlink:href="https://www.ukrinform.ua/rubric-world/3661480-mikrosoft-boing-dzeneral-elektrik-ta-insi-tor25-kompanij-ssa-aki-dopomagaut-ukraini-pid-cas-vijni.html" text:style-name="Internet_20_link" text:visited-style-name="Visited_20_Internet_20_Link">
<text:span text:style-name="T4">
波音</text:span>
</text:a>
据报道，1995年，波音南部生产协会，挪威夸特纳和俄罗斯导弹公司“能源”开始建立国际市场“ Sea Start”，但尚未实施预测。</text:p>
      <text:p text:style-name="P4">
2022年，国家航天局负责人表示，乌克兰项目计划设想建造“海上开始”  - 一个基于空间形的海军平台，该平台将允许发射导弹和印度洋。</text:p>
      <text:p text:style-name="P4">
News Source: <text:a xlink:type="simple" xlink:href="https://www.ukrinform.ua/rubric-economy/3695517-boeing-zvilniv-ukrainski-kompanii-vid-splati-200-miljoniv-za-proektom-morskij-start.html" text:style-name="Internet_20_link" text:visited-style-name="Visited_20_Internet_20_Link">
https://www.ukrinform.ua/rubric-economy/3695517-boeing-zvilniv-ukrainski-kompanii-vid-splati-200-miljoniv-za-proektom-morskij-start.html</text:a>
</text:p>
      <!--NEWS-->
      <text:h text:style-name="P10" text:outline-level="1">
<text:span text:style-name="T4">
MKIP在莫斯科巡洋舰下沉时提供了一系列插图</text:span>
</text:h>
      <text:p text:style-name="P4">
作者: Ukrinform (Person)</text:p>
      <text:p text:style-name="P4">
出版商: Укринформ (Organization)</text:p>
      <text:p text:style-name="P4">
出版时间: 2023-04-13T17:28:28+03:00</text:p>
      <text:p text:style-name="P4">
修改时间: 2023-04-13T17:28:28+03:00</text:p>
      <text:p text:style-name="P4">
描述: MKIP在乌克兰海军的“莫斯科”水槽“莫斯科”的水槽时介绍了乌克兰艺术家的插图。  - 乌克林。</text:p>
      <text:p text:style-name="P4">
图片: ["<text:a xlink:type="simple" xlink:href="https://static.ukrinform.com/photos/2023_04/thumb_files/630_360_1681396074-978.jpg" text:style-name="Internet_20_link" text:visited-style-name="Visited_20_Internet_20_Link">
630_360_16813...</text:a>
"]</text:p>
      <text:p text:style-name="P4">
标签: ['МКІП ', 'Війна з росією', 'Крейсер «Москва» ']</text:p>
      <text:p text:style-name="P4">
类型: Article</text:p>
      <!--METADATA-->
      <text:p text:style-name="P4">
<draw:frame draw:style-name="fr1" draw:name="Image145" text:anchor-type="as-char" svg:width="6.9236in" svg:height="3.956343in" draw:z-index="0">
<draw:image xlink:href="../Images/yкринформ/2023-04-13T17-28-28-03-00/630_360_1681396074-978.jpg" xlink:type="simple" xlink:show="embed" xlink:actuate="onLoad" draw:mime-type="image/jpeg"/>
</draw:frame>
乌克兰海军在巡洋舰“莫斯科”沉没之际，穆克迪斯顿(Mkippdiston)插图乌克兰艺术家的插图。</text:p>
      <text:p text:style-name="P4">
带有插图的帖子由[]文化和信息政策部的新闻服务发表(https://t.me/mkipu/5568)，报道乌克林福姆。</text:p>
      <text:p text:style-name="P4">
“ 2022年4月13日，乌克兰军方用两名<text:a xlink:type="simple" xlink:href="https://www.ukrinform.ua/tag-raketa" text:style-name="Internet_20_link" text:visited-style-name="Visited_20_Internet_20_Link">
</text:a>
“海王星”。 “莫斯科”的底部是Imister的底部， - 帖子读了。</text:p>
      <text:p text:style-name="P4">
值得注意的是，主题图是由乌克兰艺术家Boris Groh，Oleksandr Grekhov，Mykhale Skop，Yaroslava Yatsuba进行的。</text:p>
      <text:p text:style-name="P4">
<text:span text:style-name="T4">
另请阅读：</text:span>
 <text:a xlink:type="simple" xlink:href="https://www.ukrinform.ua/rubric-ato/3695222-rik-tomu-vms-ukraini-perepisali-vikovu-istoriu-reznikov-nagadav-ak-znisili-krejser-moskva.html" text:style-name="Internet_20_link" text:visited-style-name="Visited_20_Internet_20_Link">
<text:span text:style-name="T4">
 reznik </text:span>
</text:a>
正如乌克林福姆报道的那样，在莫斯科克鲁泽尔鸿沟的周年纪念日，将开设一个新的博览会，其中将引入受影响船只的伪像。</text:p>
      <text:p text:style-name="P4">
2022年4月13日，乌克兰士兵开枪射击了海王星火箭队的俄罗斯巡洋舰“莫斯科”，造成了严重破坏。 2022年4月14日，俄罗斯海军的黑海旗舰店沉没了。</text:p>
      <text:p text:style-name="P4">
News Source: <text:a xlink:type="simple" xlink:href="https://www.ukrinform.ua/rubric-society/3695519-mkip-prezentue-dobirku-ilustracij-z-nagodi-potoplenna-krejsera-moskva.html" text:style-name="Internet_20_link" text:visited-style-name="Visited_20_Internet_20_Link">
https://www.ukrinform.ua/rubric-society/3695519-mkip-prezentue-dobirku-ilustracij-z-nagodi-potoplenna-krejsera-moskva.html</text:a>
</text:p>
      <!--NEWS-->
      <text:h text:style-name="P10" text:outline-level="1">
<text:span text:style-name="T4">
前部和武器的情况：Zaluzhny会见了法国总参谋部的负责人</text:span>
</text:h>
      <text:p text:style-name="P4">
作者: Ukrinform (Person)</text:p>
      <text:p text:style-name="P4">
出版商: Укринформ (Organization)</text:p>
      <text:p text:style-name="P4">
出版时间: 2023-04-13T17:31:00+03:00</text:p>
      <text:p text:style-name="P4">
修改时间: 2023-04-13T17:31:00+03:00</text:p>
      <text:p text:style-name="P4">
描述: 乌克兰瓦莱里·扎卢兹尼（Zaluzhny）武装部队的指挥官 - 司令与法兰西共和国武装部队联合参谋长，陆军将军Tierry Burukar的联合参谋长，他拜访了乌克兰。  - 乌克林。</text:p>
      <text:p text:style-name="P4">
图片: ["<text:a xlink:type="simple" xlink:href="https://static.ukrinform.com/photos/2023_04/thumb_files/630_360_1681396363-337.jpeg" text:style-name="Internet_20_link" text:visited-style-name="Visited_20_Internet_20_Link">
630_360_16813...</text:a>
"]</text:p>
      <text:p text:style-name="P4">
标签: ['Франція', 'Оборона', 'Візит', 'Валерій Залужний', 'Війна з росією']</text:p>
      <text:p text:style-name="P4">
类型: Article</text:p>
      <!--METADATA-->
      <text:p text:style-name="P4">
<draw:frame draw:style-name="fr1" draw:name="Image146" text:anchor-type="as-char" svg:width="6.9236in" svg:height="3.956343in" draw:z-index="0">
<draw:image xlink:href="../Images/yкринформ/2023-04-13T17-31-00-03-00/630_360_1681396363-337.jpeg" xlink:type="simple" xlink:show="embed" xlink:actuate="onLoad" draw:mime-type="image/jpeg"/>
</draw:frame>
乌克兰瓦利·扎卢兹尼(Zaluzhny)武装部队的指挥官 - 司令与普兰克共和国武装部队的武装部队蒂尔里·布鲁卡(Tierry Burukar)遇到了一个重要的总部，后者拜访了乌克兰。</text:p>
      <text:p text:style-name="P4">
根据乌克林福姆的说法，Zaluzhny在[]中报道了(https://t.me/CinCAFU/470)“他很高兴欢迎武装部队武装部队武装部队的总部，第一次在乌克兰一般军队Tierry Burkar。这是法国同事在战争中对乌克兰军队的明显信号支持。侵略者，”扎卢兹尼说。</text:p>
      <text:p text:style-name="P4">
据他说，他与伯卡尔将军进行了有意义的谈判。他在前线介绍了局势。 他详细介绍了乌克兰的Vartilerian炮弹和其他弹药的需求，即F-16战斗机的防空手段。</text:p>
      <text:p text:style-name="P4">
“他们已同意继续合作并保持对话。从未来开始，乌克兰的武装部队准备在全面战争中与合作伙伴分享经验。(https://www.ukrinform.ua/tag-francia)求助。 我感谢团结和支持，” Zaluzhny强调。</text:p>
      <text:p text:style-name="P4">
<text:span text:style-name="T4">
另请阅读：</text:span>
 <text:a xlink:type="simple" xlink:href="https://www.ukrinform.ua/rubric-ato/3694388-ricnica-vizvolenna-sumsini-zaluznij-pokazav-ak-zsu-nisili-zagarbnikiv.html" text:style-name="Internet_20_link" text:visited-style-name="Visited_20_Internet_20_Link">
<text:span text:style-name="T4">
 Zaluzhni </text:span>
</text:a>
正如乌克林福姆(Ukrinform)报道的那样，扎卢兹尼(Zaluzhny)与美国总部委员会主席马克·米莉(Mark Millie)进行了讨论。(https://www.ukrinform.ua/rubric-ato/3691605-zaluznij-obgovoriv-iz-generalom-milli-obstanovku-na-fronti-i-majbutni-kroki-zsu.html)<text:span text:style-name="T5">
foto：电报指挥官-in-武装部队的主持人</text:span>
</text:p>
      <text:p text:style-name="P4">
News Source: <text:a xlink:type="simple" xlink:href="https://www.ukrinform.ua/rubric-ato/3695521-situacia-na-fronti-i-zbroa-zaluznij-zustrivsa-z-nacalnikom-genstabu-francii.html" text:style-name="Internet_20_link" text:visited-style-name="Visited_20_Internet_20_Link">
https://www.ukrinform.ua/rubric-ato/3695521-situacia-na-fronti-i-zbroa-zaluznij-zustrivsa-z-nacalnikom-genstabu-francii.html</text:a>
</text:p>
      <!--NEWS-->
      <text:h text:style-name="P10" text:outline-level="1">
<text:span text:style-name="T4">
乌克兰保护摩尔多瓦免受俄罗斯的破坏 - 帕斯卡</text:span>
</text:h>
      <text:p text:style-name="P4">
作者: Ukrinform (Person)</text:p>
      <text:p text:style-name="P4">
出版商: Укринформ (Organization)</text:p>
      <text:p text:style-name="P4">
出版时间: 2023-04-13T17:31:33+03:00</text:p>
      <text:p text:style-name="P4">
修改时间: 2023-04-13T17:31:33+03:00</text:p>
      <text:p text:style-name="P4">
描述: 这是乌克林福姆摩尔多瓦·尼克（Moldova Nick）外交部长在布加勒斯特国际克里米亚平台第一次黑海安全会议上的媒体简报中指出的。  - 乌克林。</text:p>
      <text:p text:style-name="P4">
图片: ["<text:a xlink:type="simple" xlink:href="https://static.ukrinform.com/photos/2019_09/thumb_files/630_360_1568024892-122.jpg" text:style-name="Internet_20_link" text:visited-style-name="Visited_20_Internet_20_Link">
630_360_15680...</text:a>
"]</text:p>
      <text:p text:style-name="P4">
标签: ['Молдова', 'Україна', 'Війна з росією', 'Чорноморська безпекова конференція']</text:p>
      <text:p text:style-name="P4">
类型: Article</text:p>
      <!--METADATA-->
      <text:p text:style-name="P4">
<draw:frame draw:style-name="fr1" draw:name="Image147" text:anchor-type="as-char" svg:width="6.9236in" svg:height="3.956343in" draw:z-index="0">
<draw:image xlink:href="../Images/yкринформ/2023-04-13T17-31-33-03-00/630_360_1568024892-122.jpg" xlink:type="simple" xlink:show="embed" xlink:actuate="onLoad" draw:mime-type="image/jpeg"/>
</draw:frame>
乌克林福姆通讯员报道，在第一次黑海安全会议上为媒体简报中，布加勒斯特的国际克里米亚平台由外国达摩尼卡·帕萨克(Nika Passok)部长宣布。</text:p>
      <text:p text:style-name="P4">
正如部长指出的那样，<text:a xlink:type="simple" xlink:href="https://www.ukrinform.ua/tag-moldova" text:style-name="Internet_20_link" text:visited-style-name="Visited_20_Internet_20_Link">
</text:a>
支持乌克兰并谴责俄罗斯联邦的不公平侵略。</text:p>
      <text:p text:style-name="P4">
据他说，应为此惩罚俄罗斯，应调查俄罗斯人的所有罪行，并应根据国际宣布对军事罪犯进行惩罚。</text:p>
      <text:p text:style-name="P4">
Popezka指出，俄罗斯侵略对欧洲大陆有很大的影响，其中包括摩尔多瓦，摩尔多瓦的公民在许多程度上，尤其是经济和人道主义者。</text:p>
      <text:p text:style-name="P4">
<text:span text:style-name="T4">
另请阅读：</text:span>
 <text:a xlink:type="simple" xlink:href="https://www.ukrinform.ua/rubric-world/3695403-vijna-rf-proti-ukraini-zminila-poradok-bezpeki-vstanovlenij-oon-u-1945-roci-minoboroni-moldovi.html" text:style-name="Internet_20_link" text:visited-style-name="Visited_20_Internet_20_Link">
<text:span text:style-name="T4">
摩尔多瓦</text:span>
</text:a>
据他介绍，摩尔多瓦继续是混合试图破坏该国的稳定和当地寡头的倡议的目的，这些寡头是从俄罗斯协调的。</text:p>
      <text:p text:style-name="P4">
波斯科强调：“乌克兰和乌克兰军队的抵抗使我们能够保持稳定，并感谢摩尔多瓦公民的理解：乌克兰人强迫我们免受破坏和侵略性的影响。”</text:p>
      <text:p text:style-name="P4">
他补充说，奇西诺(Chisinau)因混合试图重新启动该国，外部的政治压力以及网络攻击错误的影响而继续受到压力。</text:p>
      <text:p text:style-name="P4">
这位政客还指出，摩尔多瓦现在正在为欧盟的报告做准备，该报告将于10月份出版。 他认为乌克兰有类似的任务。</text:p>
      <text:p text:style-name="P4">
Popeska说：“我们的目标是摩尔多瓦有一个信号，以发现有关EC成员资格的讨论。”</text:p>
      <text:p text:style-name="P4">
据报道，克里米亚平台的第一次黑海安全会议在布加勒斯特继续进行。 会议的组织者是乌克兰内政部，乌克兰国防部，罗马尼亚内政部，罗马尼亚国防部的内政部向国防战略中心的教育家(乌克兰).</text:p>
      <text:p text:style-name="P4">
News Source: <text:a xlink:type="simple" xlink:href="https://www.ukrinform.ua/rubric-polytics/3695520-ukraina-zahisae-moldovu-vid-destabilizacii-z-boku-rosii-popesku.html" text:style-name="Internet_20_link" text:visited-style-name="Visited_20_Internet_20_Link">
https://www.ukrinform.ua/rubric-polytics/3695520-ukraina-zahisae-moldovu-vid-destabilizacii-z-boku-rosii-popesku.html</text:a>
</text:p>
      <!--NEWS-->
      <text:h text:style-name="P10" text:outline-level="1">
<text:span text:style-name="T4">
罗纳尔多的“ al-Drag”宣布发布加西亚·鲁迪</text:span>
</text:h>
      <text:p text:style-name="P4">
作者: Ukrinform (Person)</text:p>
      <text:p text:style-name="P4">
出版商: Укринформ (Organization)</text:p>
      <text:p text:style-name="P4">
出版时间: 2023-04-13T17:34:33+03:00</text:p>
      <text:p text:style-name="P4">
修改时间: 2023-04-13T17:34:33+03:00</text:p>
      <text:p text:style-name="P4">
描述: Al-Zakr已正式宣布释放Rudy Garcia的主教练。  - 乌克林。</text:p>
      <text:p text:style-name="P4">
图片: ["<text:a xlink:type="simple" xlink:href="https://static.ukrinform.com/photos/2023_04/thumb_files/630_360_1681396367-331.jpeg" text:style-name="Internet_20_link" text:visited-style-name="Visited_20_Internet_20_Link">
630_360_16813...</text:a>
"]</text:p>
      <text:p text:style-name="P4">
标签: ['Футбол']</text:p>
      <text:p text:style-name="P4">
类型: Article</text:p>
      <!--METADATA-->
      <text:p text:style-name="P4">
<draw:frame draw:style-name="fr1" draw:name="Image148" text:anchor-type="as-char" svg:width="6.9236in" svg:height="3.956343in" draw:z-index="0">
<draw:image xlink:href="../Images/yкринформ/2023-04-13T17-34-33-03-00/630_360_1681396367-331.jpeg" xlink:type="simple" xlink:show="embed" xlink:actuate="onLoad" draw:mime-type="image/jpeg"/>
</draw:frame>
Al-Zakr已正式宣布释放Rudy Garcia的主教练。</text:p>
      <text:p text:style-name="P4">
正如乌克林福姆报道的那样，参考<text:a xlink:type="simple" xlink:href="https://twitter.com/AlNassrFC/status/1646508440129540096" text:style-name="Internet_20_link" text:visited-style-name="Visited_20_Internet_20_Link">
</text:a>
村庄的团队。</text:p>
      <text:p text:style-name="P4">
这是在与Al Feihu的比赛中输掉一支球队的要点之后发生的(0：0).</text:p>
      <text:p text:style-name="P4">
Раніше була інформація, що роботою Гарсії незадоволений капітан КріштіануРоналду.</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a>
据报道，阿尔·扎克尔(Al-Zakr)在沙特阿拉伯排名中排名第二，在终点线前落后7轮，落后三分。 自去年夏天以来，鲁迪训练命令。</text:p>
      <text:p text:style-name="P4">
照片：盖蒂图像</text:p>
      <text:p text:style-name="P4">
News Source: <text:a xlink:type="simple" xlink:href="https://www.ukrinform.ua/rubric-sports/3695522-alnasr-ronaldu-ogolosiv-pro-zvilnenna-rudi-garsii.html" text:style-name="Internet_20_link" text:visited-style-name="Visited_20_Internet_20_Link">
https://www.ukrinform.ua/rubric-sports/3695522-alnasr-ronaldu-ogolosiv-pro-zvilnenna-rudi-garsii.html</text:a>
</text:p>
      <!--NEWS-->
      <text:h text:style-name="P10" text:outline-level="1">
<text:span text:style-name="T4">
Japarova：维尔纽斯的北约峰会不仅应该打开乌克兰的大门，而且还应显示走廊</text:span>
</text:h>
      <text:p text:style-name="P4">
作者: Ukrinform (Person)</text:p>
      <text:p text:style-name="P4">
出版商: Укринформ (Organization)</text:p>
      <text:p text:style-name="P4">
出版时间: 2023-04-13T17:45:55+03:00</text:p>
      <text:p text:style-name="P4">
修改时间: 2023-04-13T17:45:55+03:00</text:p>
      <text:p text:style-name="P4">
描述: </text:p>
      <text:p text:style-name="P4">
Пер至Ззастoul月Μ  - I的，。: </text:p>
      <text:p text:style-name="P4">
图片: ["<text:a xlink:type="simple" xlink:href="https://static.ukrinform.com/photos/2023_04/thumb_files/630_360_1681384939-379.jpg" text:style-name="Internet_20_link" text:visited-style-name="Visited_20_Internet_20_Link">
630_360_16813...</text:a>
"]</text:p>
      <text:p text:style-name="P4">
标签: ['Джапарова', 'НАТО', 'Україна', 'Чорноморська безпекова конференція']</text:p>
      <text:p text:style-name="P4">
类型: Article</text:p>
      <!--METADATA-->
      <text:p text:style-name="P4">
<draw:frame draw:style-name="fr1" draw:name="Image149" text:anchor-type="as-char" svg:width="6.9236in" svg:height="3.956343in" draw:z-index="0">
<draw:image xlink:href="../Images/yкринформ/2023-04-13T17-45-55-03-00/630_360_1681384939-379.jpg" xlink:type="simple" xlink:show="embed" xlink:actuate="onLoad" draw:mime-type="image/jpeg"/>
</draw:frame>
第一任外交大臣埃米·迪扎帕罗夫(Emine Dzhaparov)坚信北约的会员资格只是时间问题。</text:p>
      <text:p text:style-name="P4">
据报道，她将此表示为在布加勒斯特举行的第一次黑海安全会议上以乌克兰 - 罗马尼亚 - 莫尔多瓦的形式举行的会议。</text:p>
      <text:p text:style-name="P4">
“乌克兰有一种强烈的感觉，欧盟的会员资格只是时间问题，因此本身和北约会员资格。 我们认为，在维尔纽斯最近的峰会应该为乌克兰打开大门，但也展示了走廊。”  - 强调。</text:p>
      <text:p text:style-name="P4">
<text:span text:style-name="T4">
另请阅读：</text:span>
 <text:a xlink:type="simple" xlink:href="https://www.ukrinform.ua/rubric-polytics/3695372-nato-mae-nadislati-ukraini-potuznij-signal-sodo-clenstva-pid-cas-samitu-u-vilnusi-minoboroni-litvi.html" text:style-name="Internet_20_link" text:visited-style-name="Visited_20_Internet_20_Link">
<text:span text:style-name="T4">
 Vilnius </text:span>
</text:a>
Dzhaparova还报告说，这三个国家的外交部讨论了安全性，融入欧盟和区域合作的安全。</text:p>
      <text:p text:style-name="P4">
据她说，在克里米亚平台的背景下，部长们走了各种各样的安全问题。</text:p>
      <text:p text:style-name="P4">
“教训<text:a xlink:type="simple" xlink:href="https://www.ukrinform.ua/tag-krim" text:style-name="Internet_20_link" text:visited-style-name="Visited_20_Internet_20_Link">
</text:a>
他告诉我们，和解的尝试被认为是弱点，因此支持乌克兰的提议。</text:p>
      <text:p text:style-name="P4">
她还指出，各方讨论了乌克兰和摩尔多瓦·维罗索斯的整合。 据副部长称，乌克兰是法律完成的最后体育场，例如媒体问题，全国采矿以与腐败作斗争。</text:p>
      <text:p text:style-name="P4">
<text:span text:style-name="T4">
另请阅读：</text:span>
 <text:a xlink:type="simple" xlink:href="https://www.ukrinform.ua/rubric-polytics/3695488-ucasniki-zustrici-ukrainamoldovarumunia-uhvalili-v-buharesti-spilnu-zaavu.html" text:style-name="Internet_20_link" text:visited-style-name="Visited_20_Internet_20_Link">
</text:a>
此外，部长们专注于区域合作。 Giaparovazaivava是罗马尼亚，乌克兰和摩尔多瓦的三方会议是区域合作的另一个例子，而多边外交在日内瓦，纽约，维也纳，维也纳和世界其他首都都幸存。</text:p>
      <text:p text:style-name="P4">
正如乌克林福姆报道的，第二个在罗马尼亚首都(官方的)国际克里米亚平台第一次黑海安全会议的那天，该会议已在50多个调整组织国家的布加勒斯特代表中收集。</text:p>
      <text:p text:style-name="P4">
News Source: <text:a xlink:type="simple" xlink:href="https://www.ukrinform.ua/rubric-polytics/3695527-dzaparova-samit-nato-u-vilnusi-mae-ne-lise-vidciniti-dveri-ukraini-ale-j-pokazati-koridor.html" text:style-name="Internet_20_link" text:visited-style-name="Visited_20_Internet_20_Link">
https://www.ukrinform.ua/rubric-polytics/3695527-dzaparova-samit-nato-u-vilnusi-mae-ne-lise-vidciniti-dveri-ukraini-ale-j-pokazati-koridor.html</text:a>
</text:p>
      <!--NEWS-->
      <text:h text:style-name="P10" text:outline-level="1">
<text:span text:style-name="T4">
在基辅，展示了海王星火箭的残骸，袭击了莫斯科巡洋舰</text:span>
</text:h>
      <text:p text:style-name="P4">
作者: Ukrinform (Person)</text:p>
      <text:p text:style-name="P4">
出版商: Укринформ (Organization)</text:p>
      <text:p text:style-name="P4">
出版时间: 2023-04-13T17:49:00+03:00</text:p>
      <text:p text:style-name="P4">
修改时间: 2023-04-13T17:49:00+03:00</text:p>
      <text:p text:style-name="P4">
描述: 国家军事博物馆展示了海王星导弹起始单元的原始元素稳定器，这造成了俄罗斯巡洋舰“莫斯科”的破坏。  - 乌克林。</text:p>
      <text:p text:style-name="P4">
图片: ["<text:a xlink:type="simple" xlink:href="https://static.ukrinform.com/photos/2023_04/thumb_files/630_360_1681397942-275.jpg" text:style-name="Internet_20_link" text:visited-style-name="Visited_20_Internet_20_Link">
630_360_16813...</text:a>
", "<text:a xlink:type="simple" xlink:href="https://static.ukrinform.com/photos/2023_04/thumb_files/630_360_1681397304-2638.jpeg" text:style-name="Internet_20_link" text:visited-style-name="Visited_20_Internet_20_Link">
630_360_16813...</text:a>
", "<text:a xlink:type="simple" xlink:href="https://static.ukrinform.com/photos/2023_04/thumb_files/630_360_1681397304-6759.jpeg" text:style-name="Internet_20_link" text:visited-style-name="Visited_20_Internet_20_Link">
630_360_16813...</text:a>
", "<text:a xlink:type="simple" xlink:href="https://static.ukrinform.com/photos/2023_04/thumb_files/630_360_1681397303-8835.jpeg" text:style-name="Internet_20_link" text:visited-style-name="Visited_20_Internet_20_Link">
630_360_16813...</text:a>
", "<text:a xlink:type="simple" xlink:href="https://static.ukrinform.com/photos/2023_04/thumb_files/630_360_1681397304-5528.jpeg" text:style-name="Internet_20_link" text:visited-style-name="Visited_20_Internet_20_Link">
630_360_16813...</text:a>
", "<text:a xlink:type="simple" xlink:href="https://static.ukrinform.com/photos/2023_04/thumb_files/630_360_1681397304-9849.jpeg" text:style-name="Internet_20_link" text:visited-style-name="Visited_20_Internet_20_Link">
630_360_16813...</text:a>
", "<text:a xlink:type="simple" xlink:href="https://static.ukrinform.com/photos/2023_04/thumb_files/630_360_1681397304-1640.jpeg" text:style-name="Internet_20_link" text:visited-style-name="Visited_20_Internet_20_Link">
630_360_16813...</text:a>
", "<text:a xlink:type="simple" xlink:href="https://static.ukrinform.com/photos/2023_04/thumb_files/630_360_1681397304-3576.jpeg" text:style-name="Internet_20_link" text:visited-style-name="Visited_20_Internet_20_Link">
630_360_16813...</text:a>
"]</text:p>
      <text:p text:style-name="P4">
标签: ['Музей', 'Ракета', 'Виставка', 'Київ', 'Крейсер «Москва» ']</text:p>
      <text:p text:style-name="P4">
类型: Article</text:p>
      <!--METADATA-->
      <text:p text:style-name="P4">
<draw:frame draw:style-name="fr1" draw:name="Image150" text:anchor-type="as-char" svg:width="6.9236in" svg:height="3.956343in" draw:z-index="0">
<draw:image xlink:href="../Images/yкринформ/2023-04-13T17-49-00-03-00/630_360_1681397942-275.jpg" xlink:type="simple" xlink:show="embed" xlink:actuate="onLoad" draw:mime-type="image/jpeg"/>
</draw:frame>
联盟军事历史博物馆展示了海王星导弹起始单元的原始元素 - 稳定器，这造成了俄罗斯巡洋舰“莫斯科”的破坏。</text:p>
      <text:p text:style-name="P4">
这是乌克利福通讯员的报道。</text:p>
      <text:p text:style-name="P4">
博物馆还展示了救援轮和俄罗斯舰队的信号浮标。 工件提供了武装部队海军的指挥。</text:p>
      <text:p text:style-name="P4">
乌克兰中央海军负责人(乌克兰国家博物馆的分支机构)谢尔盖·沃罗诺夫(Sergey Voronov)告诉巡洋舰的病变是如何完成的。 据他说，2022年4月13日，14：06，两枚导弹“ P-360”“ Neptune”的第一个开始，乌克兰海军的沿海办公室“ RK-360MC”“ Neptun”即将到来。 结果，俄罗斯黑海舰队的旗舰 - 巡洋舰“莫斯科”受到影响。</text:p>
      <text:p text:style-name="P4">
根据官方数据，火箭在跑步桥，机舱公司和鼻机舱的左侧掉落。 4月14日，晚上，他距离塔克汉克角(Cape Tarkhankut)75公里。</text:p>
      <text:p text:style-name="P4">
<draw:frame draw:style-name="fr1" draw:name="Image151" text:anchor-type="as-char" svg:width="6.9236in" svg:height="3.956343in" draw:z-index="0">
<draw:image xlink:href="../Images/yкринформ/2023-04-13T17-49-00-03-00/630_360_1681397304-2638.jpeg" xlink:type="simple" xlink:show="embed" xlink:actuate="onLoad" draw:mime-type="image/jpeg"/>
</draw:frame>
新闻发布会旨在纪念导弹巡洋舰“莫斯科” /照片的乌克兰海军毁灭周年纪念日(Images/yкринформ/2023-04-13T17-49-00-03-00/630_360_1681397304-2638.jpeg)](https://static.ukrinform.com/photos/2023_04/1681397304-2638.jpeg) <text:a xlink:type="simple" xlink:href="https://static.ukrinform.com/photos/2023_04/1681397304-6759.jpeg" text:style-name="Internet_20_link" text:visited-style-name="Visited_20_Internet_20_Link">
<draw:frame draw:style-name="fr1" draw:name="Image152" text:anchor-type="as-char" svg:width="6.9236in" svg:height="3.956343in" draw:z-index="0">
<draw:image xlink:href="../Images/yкринформ/2023-04-13T17-49-00-03-00/630_360_1681397304-6759.jpeg" xlink:type="simple" xlink:show="embed" xlink:actuate="onLoad" draw:mime-type="image/jpeg"/>
</draw:frame>
</text:a>
 <text:a xlink:type="simple" xlink:href="https://static.ukrinform.com/photos/2023_04/1681397303-8835.jpeg" text:style-name="Internet_20_link" text:visited-style-name="Visited_20_Internet_20_Link">
<draw:frame draw:style-name="fr1" draw:name="Image153" text:anchor-type="as-char" svg:width="6.9236in" svg:height="3.956343in" draw:z-index="0">
<draw:image xlink:href="../Images/yкринформ/2023-04-13T17-49-00-03-00/630_360_1681397303-8835.jpeg" xlink:type="simple" xlink:show="embed" xlink:actuate="onLoad" draw:mime-type="image/jpeg"/>
</draw:frame>
</text:a>
 <text:a xlink:type="simple" xlink:href="https://static.ukrinform.com/photos/2023_04/1681397304-5528.jpeg" text:style-name="Internet_20_link" text:visited-style-name="Visited_20_Internet_20_Link">
<draw:frame draw:style-name="fr1" draw:name="Image154" text:anchor-type="as-char" svg:width="6.9236in" svg:height="3.956343in" draw:z-index="0">
<draw:image xlink:href="../Images/yкринформ/2023-04-13T17-49-00-03-00/630_360_1681397304-5528.jpeg" xlink:type="simple" xlink:show="embed" xlink:actuate="onLoad" draw:mime-type="image/jpeg"/>
</draw:frame>
</text:a>
 <text:a xlink:type="simple" xlink:href="https://static.ukrinform.com/photos/2023_04/1681397304-9849.jpeg" text:style-name="Internet_20_link" text:visited-style-name="Visited_20_Internet_20_Link">
<draw:frame draw:style-name="fr1" draw:name="Image155" text:anchor-type="as-char" svg:width="6.9236in" svg:height="3.956343in" draw:z-index="0">
<draw:image xlink:href="../Images/yкринформ/2023-04-13T17-49-00-03-00/630_360_1681397304-9849.jpeg" xlink:type="simple" xlink:show="embed" xlink:actuate="onLoad" draw:mime-type="image/jpeg"/>
</draw:frame>
</text:a>
 <text:a xlink:type="simple" xlink:href="https://static.ukrinform.com/photos/2023_04/1681397304-1640.jpeg" text:style-name="Internet_20_link" text:visited-style-name="Visited_20_Internet_20_Link">
<draw:frame draw:style-name="fr1" draw:name="Image156" text:anchor-type="as-char" svg:width="6.9236in" svg:height="3.956343in" draw:z-index="0">
<draw:image xlink:href="../Images/yкринформ/2023-04-13T17-49-00-03-00/630_360_1681397304-1640.jpeg" xlink:type="simple" xlink:show="embed" xlink:actuate="onLoad" draw:mime-type="image/jpeg"/>
</draw:frame>
</text:a>
 <text:a xlink:type="simple" xlink:href="https://static.ukrinform.com/photos/2023_04/1681397304-3576.jpeg" text:style-name="Internet_20_link" text:visited-style-name="Visited_20_Internet_20_Link">
<draw:frame draw:style-name="fr1" draw:name="Image157" text:anchor-type="as-char" svg:width="6.9236in" svg:height="3.956343in" draw:z-index="0">
<draw:image xlink:href="../Images/yкринформ/2023-04-13T17-49-00-03-00/630_360_1681397304-3576.jpeg" xlink:type="simple" xlink:show="embed" xlink:actuate="onLoad" draw:mime-type="image/jpeg"/>
</draw:frame>
</text:a>
</text:p>
      <text:p text:style-name="P4">
<text:a xlink:type="simple" xlink:href="https://www.ukrinform.ua/tag-krejser-moskva" text:style-name="Internet_20_link" text:visited-style-name="Visited_20_Internet_20_Link">
 </text:a>
\  - 俄罗斯六项最大船只之一。 这是一个巨大的财务损失 - 其成本从700美元到900美元。 这并不是黑海舰队历史上的第一个损失，尽管自第二次世界大战以来，它是最大的战斗船。”中央海军博物馆负责人说。</text:p>
      <text:p text:style-name="P4">
他补充说，这是俄罗斯在战斗的黑海剧院中输掉的第三旗。 1916年的第一个 - “玛丽亚皇后”，它在停车场的塞瓦斯托波尔湾沉没。 第二个是Novorossiysk的背景，该背景于1955年在几乎同一地点沉没。</text:p>
      <text:p text:style-name="P4">
<text:span text:style-name="T4">
另请阅读：</text:span>
 <text:a xlink:type="simple" xlink:href="https://www.ukrinform.ua/rubric-ato/3695222-rik-tomu-vms-ukraini-perepisali-vikovu-istoriu-reznikov-nagadav-ak-znisili-krejser-moskva.html" text:style-name="Internet_20_link" text:visited-style-name="Visited_20_Internet_20_Link">
<text:span text:style-name="T4">
巡洋舰</text:span>
 <text:span text:style-name="T4">
 </text:span>
莫斯科**</text:a>
此外，在活动期间，随着公共组织的参与，乌克兰中央海军博物馆宣布，根据3D节目“ Portzattnae”的事实，建立了博览会的数字统计，因此将其创建。促进了俄罗斯创造的神话的揭穿。 基辅将成为5月份展览会的第一个城市。 这些节目将在世界其他国家展出。</text:p>
      <text:p text:style-name="P4">
可以为[]查看3D表演拖车(https://www.youtube.com/watch?v=9gc3IxrB_vU)。</text:p>
      <text:p text:style-name="P4">
<text:span text:style-name="T5">
viso：<text:a xlink:type="simple" xlink:href="https://www.youtube.com/watch" text:style-name="Internet_20_link" text:visited-style-name="Visited_20_Internet_20_Link">
</text:a>
</text:span>
</text:p>
      <text:p text:style-name="P4">
据报道，俄罗斯黑海舰队“莫斯科”的巡洋舰是由于乌克兰反舰队“海王星”于2022年4月13日受伤，并在弹药强烈爆炸后开始沉没。</text:p>
      <text:p text:style-name="P4">
News Source: <text:a xlink:type="simple" xlink:href="https://www.ukrinform.ua/rubric-kyiv/3695530-u-kievi-pokazali-ulamki-raketi-neptun-aka-urazila-krejser-moskva.html" text:style-name="Internet_20_link" text:visited-style-name="Visited_20_Internet_20_Link">
https://www.ukrinform.ua/rubric-kyiv/3695530-u-kievi-pokazali-ulamki-raketi-neptun-aka-urazila-krejser-moskva.html</text:a>
</text:p>
      <!--NEWS-->
      <text:h text:style-name="P10" text:outline-level="1">
<text:span text:style-name="T4">
克里米亚是该地区安全所必需的，这将完成-Reznikov</text:span>
</text:h>
      <text:p text:style-name="P4">
作者: Ukrinform (Person)</text:p>
      <text:p text:style-name="P4">
出版商: Укринформ (Organization)</text:p>
      <text:p text:style-name="P4">
出版时间: 2023-04-13T17:56:00+03:00</text:p>
      <text:p text:style-name="P4">
修改时间: 2023-04-13T17:56:00+03:00</text:p>
      <text:p text:style-name="P4">
描述: 为了在黑色和亚齐夫海中的全部安全和航行自由，需要克里米亚的解放，这将完成 - 半岛必然会返回乌克兰家庭。  - 乌克林。</text:p>
      <text:p text:style-name="P4">
图片: ["<text:a xlink:type="simple" xlink:href="https://static.ukrinform.com/photos/2023_04/thumb_files/630_360_1681397660-719.jpg" text:style-name="Internet_20_link" text:visited-style-name="Visited_20_Internet_20_Link">
630_360_16813...</text:a>
"]</text:p>
      <text:p text:style-name="P4">
标签: ['Деокупація', 'Крим', 'Стратегія деокупації Криму', 'Чорноморська безпекова конференція']</text:p>
      <text:p text:style-name="P4">
类型: Article</text:p>
      <!--METADATA-->
      <text:p text:style-name="P4">
<draw:frame draw:style-name="fr1" draw:name="Image158" text:anchor-type="as-char" svg:width="6.9236in" svg:height="3.956343in" draw:z-index="0">
<draw:image xlink:href="../Images/yкринформ/2023-04-13T17-56-00-03-00/630_360_1681397660-719.jpg" xlink:type="simple" xlink:show="embed" xlink:actuate="onLoad" draw:mime-type="image/jpeg"/>
</draw:frame>
为了使黑色和亚齐夫海的完全安全和航行自由，有必要放慢克里米亚的速度，这将做到 - 半岛必然会返回乌克兰家庭。</text:p>
      <text:p text:style-name="P4">
乌克兰通讯员说，乌克兰奥利克斯·雷兹尼科夫国防部长在第一次黑海海上大会的田野中说。</text:p>
      <text:p text:style-name="P4">
“为了确保阿佐夫·克里米亚(Azov Crigea)黑海的100％安全和航行自由，它将被释放并将被释放。它将在乌克兰家庭中倒退，就像1991年发生的那样。[] <text:a xlink:type="simple" xlink:href="https://www.ukrinform.ua/tag-krim" text:style-name="Internet_20_link" text:visited-style-name="Visited_20_Internet_20_Link">
</text:a>
 - 这是乌克兰，”雷兹尼科夫对乌克林的通讯员表示，对释放的前景发表了评论。</text:p>
      <text:p text:style-name="P4">
这位部长强调，乌克兰将“为克里米亚解放而竭尽所能，而淘汰后”已经可以保证与伙伴国家一起在教育海上遇到全面的安全局势。”</text:p>
      <text:p text:style-name="P4">
“因此，我们需要做这件事并准备。我们准备分享我们的经验，因为摩尔多瓦共和国已经遭受了俄罗斯的混合攻击数十年，包括暂时占领摩尔多瓦的一部分，纯正的挑衅，信息，信息，信息，我们希望他们与我们一起胜利。</text:p>
      <text:p text:style-name="P4">
<text:span text:style-name="T4">
另请阅读：</text:span>
 <text:a xlink:type="simple" xlink:href="https://www.ukrinform.ua/rubric-world/3695461-posilenna-nato-v-cornomu-mori-nimeccina-visunula-tri-propozicii.html" text:style-name="Internet_20_link" text:visited-style-name="Visited_20_Internet_20_Link">
</text:a>
他告知，会议的结果是由三方纪念馆签署的，“关于我们富有成果的合作的延续”，并同意互动的技术要素。</text:p>
      <text:p text:style-name="P4">
正如乌克林福姆(Ukrinform)报道的，周四在罗马尼亚首都<text:a xlink:type="simple" xlink:href="https://www.ukrinform.ua/rubric-polytics/3695230-u-buharesti-rozpocalasa-cornomorska-bezpekova-konferencia.html" text:style-name="Internet_20_link" text:visited-style-name="Visited_20_Internet_20_Link">
</text:a>
国际克里米亚平台在布加勒斯特推出了50多个国家和组织。</text:p>
      <text:p text:style-name="P4">
News Source: <text:a xlink:type="simple" xlink:href="https://www.ukrinform.ua/rubric-ato/3695529-dla-bezpeki-regionu-neobhidna-deokupacia-krimu-i-ce-bude-zrobleno-reznikov.html" text:style-name="Internet_20_link" text:visited-style-name="Visited_20_Internet_20_Link">
https://www.ukrinform.ua/rubric-ato/3695529-dla-bezpeki-regionu-neobhidna-deokupacia-krimu-i-ce-bude-zrobleno-reznikov.html</text:a>
</text:p>
      <!--NEWS-->
      <text:h text:style-name="P10" text:outline-level="1">
<text:span text:style-name="T4">
占用者加强了临时捕获领土的过滤措施</text:span>
</text:h>
      <text:p text:style-name="P4">
作者: ['АРМІЯINFORM']</text:p>
      <text:p text:style-name="P4">
时间: 2023-04-13T18:00:00-04:00</text:p>
      <text:p text:style-name="P4">
描述: Rosisski对Timchasovo的反柜台的推论的热情...与乌克兰2022年的战争，与乌克兰与乌克兰的最新新闻，今天与乌克兰的新闻，乌克兰2022年上次与乌克兰进行战争，乌克兰和俄罗斯之间以及俄罗斯之间以及俄罗斯之间的战争是否会发生他们说，与乌克兰的战争将在2022年不，他们会在不久的将来与乌克兰战争，他们说，今天与乌克兰的战争，今天的乌克兰新闻，乌克兰新闻，乌克兰媒体在俄罗斯的乌克兰媒体</text:p>
      <text:p text:style-name="P4">
图片: ['<text:a xlink:type="simple" xlink:href="https://armyinform.com.ua/wp-content/uploads/2023/04/okupant.jpg" text:style-name="Internet_20_link" text:visited-style-name="Visited_20_Internet_20_Link">
okupant.jpg</text:a>
']</text:p>
      <text:p text:style-name="P4">
标签: ['STOPRUSSIA', 'АГРЕСІЯ РФ', 'ВТОРГНЕННЯ РФ']</text:p>
      <text:p text:style-name="P4">
类别: News</text:p>
      <!--METADATA-->
      <text:p text:style-name="P4">
<draw:frame draw:style-name="fr1" draw:name="Image159" text:anchor-type="as-char" svg:width="6.9236in" svg:height="3.893007in" draw:z-index="0">
<draw:image xlink:href="../Images/AРМІЯINFORM/2023-04-13T18-00-00-04-00/okupant.jpg" xlink:type="simple" xlink:show="embed" xlink:actuate="onLoad" draw:mime-type="image/jpeg"/>
</draw:frame>
俄罗斯的入侵者继续加强被占领领土的反情报政权。 在顿涅茨克地区沃诺沃克郡县县的定居点，塔帕帕特鲁尔的检查站数量增加了。 在检查站，敌人积极进行永久人口的过滤措施，<text:a xlink:type="simple" xlink:href="https://www.facebook.com/GeneralStaff.ua/posts/pfbid02EaD6qpeHogRqHPCLsMRkhpkYE2uECFoocFVXXdMpGUjMexKndSDyGJLSudgSGyXgl" text:style-name="Internet_20_link" text:visited-style-name="Visited_20_Internet_20_Link">
报告</text:a>
乌克兰武装部队的总参谋部。</text:p>
      <text:p text:style-name="P4">
肥沃的顿涅茨克地区的情况有些相似。 由于担心入侵者单位的位置的涡流信息，入侵者开始与出租车司机的某些交通途径休息，因此在注册在场的情况下允许当地人的入口。</text:p>
      <text:p text:style-name="P4">
News Source: <text:a xlink:type="simple" xlink:href="https://armyinform.com.ua/2023/04/13/okupanty-posylyly-filtraczijni-zahody-na-tymchasovo-zahoplenyh-terytoriyah/" text:style-name="Internet_20_link" text:visited-style-name="Visited_20_Internet_20_Link">
https://armyinform.com.ua/2023/04/13/okupanty-posylyly-filtraczijni-zahody-na-tymchasovo-zahoplenyh-terytoriyah/</text:a>
</text:p>
      <!--NEWS-->
      <text:h text:style-name="P10" text:outline-level="1">
<text:span text:style-name="T4">
瑞士计划将17亿美元分配给2028年</text:span>
</text:h>
      <text:p text:style-name="P4">
作者: Ukrinform (Person)</text:p>
      <text:p text:style-name="P4">
出版商: Укринформ (Organization)</text:p>
      <text:p text:style-name="P4">
出版时间: 2023-04-13T18:01:33+03:00</text:p>
      <text:p text:style-name="P4">
修改时间: 2023-04-13T18:01:33+03:00</text:p>
      <text:p text:style-name="P4">
描述: 瑞士政府打算在2028年向乌克兰提供15亿瑞士法郎（17亿美元）。  - 乌克林。</text:p>
      <text:p text:style-name="P4">
图片: ["<text:a xlink:type="simple" xlink:href="https://static.ukrinform.com/photos/2018_12/thumb_files/630_360_1545154481-916.jpg" text:style-name="Internet_20_link" text:visited-style-name="Visited_20_Internet_20_Link">
630_360_15451...</text:a>
"]</text:p>
      <text:p text:style-name="P4">
标签: ['Швейцарія', 'Україна', 'Гроші', 'допомога']</text:p>
      <text:p text:style-name="P4">
类型: Article</text:p>
      <!--METADATA-->
      <text:p text:style-name="P4">
<draw:frame draw:style-name="fr1" draw:name="Image160" text:anchor-type="as-char" svg:width="6.9236in" svg:height="3.956343in" draw:z-index="0">
<draw:image xlink:href="../Images/yкринформ/2023-04-13T18-01-33-03-00/630_360_1545154481-916.jpg" xlink:type="simple" xlink:show="embed" xlink:actuate="onLoad" draw:mime-type="image/jpeg"/>
</draw:frame>
瑞士政府打算向乌克兰提供15亿弗朗西(17亿美元)到2028年。</text:p>
      <text:p text:style-name="P4">
正如乌克林福姆报道的那样，它报告了<text:a xlink:type="simple" xlink:href="https://www.swissinfo.ch/eng/switzerland-to-release-another-chf1.5-billion-for-ukraine/48432418" text:style-name="Internet_20_link" text:visited-style-name="Visited_20_Internet_20_Link">
</text:a>
。</text:p>
      <text:p text:style-name="P4">
瑞士外交大臣伊格纳奇斯(Ignaczis)强调，乌克兰准备长期支持乌克兰。</text:p>
      <text:p text:style-name="P4">
周三在瑞士外交部报道的2012年5  -  2028年国际合作战略的一部分将提供支持。</text:p>
      <text:p text:style-name="P4">
加上3亿瑞士法郎，已经分配了2023年和20124年期间，瑞士的总支持量将至少达到180万瑞士法郎(超过20亿美元 -  ed。)在六年中。</text:p>
      <text:p text:style-name="P4">
<text:span text:style-name="T4">
另请阅读：</text:span>
 <text:a xlink:type="simple" xlink:href="https://www.ukrinform.ua/rubric-economy/3695132-miznarodni-partneri-nadadut-ukraini-115-milardiv-smigal.html" text:style-name="Internet_20_link" text:visited-style-name="Visited_20_Internet_20_Link">
</text:a>
如你所知， <text:a xlink:type="simple" xlink:href="https://www.ukrinform.ua/tag-svejcaria" text:style-name="Internet_20_link" text:visited-style-name="Visited_20_Internet_20_Link">
</text:a>
她于2022年3月加入对俄罗斯实施的制裁，其中包括禁止出口许多商品。 除了冷冻资产和限制外，制裁还包括禁止出口武器，煤炭和奢侈品等商品。</text:p>
      <text:p text:style-name="P4">
News Source: <text:a xlink:type="simple" xlink:href="https://www.ukrinform.ua/rubric-economy/3695532-svejcaria-planue-vidiliti-ukraini-17-milarda-do-2028-roku.html" text:style-name="Internet_20_link" text:visited-style-name="Visited_20_Internet_20_Link">
https://www.ukrinform.ua/rubric-economy/3695532-svejcaria-planue-vidiliti-ukraini-17-milarda-do-2028-roku.html</text:a>
</text:p>
      <!--NEWS-->
      <text:h text:style-name="P10" text:outline-level="1">
<text:span text:style-name="T4">
柏林允许波兰传给乌克兰Mig-29-Spiegel战斗机</text:span>
</text:h>
      <text:p text:style-name="P4">
作者: Ukrinform (Person)</text:p>
      <text:p text:style-name="P4">
出版商: Укринформ (Organization)</text:p>
      <text:p text:style-name="P4">
出版时间: 2023-04-13T18:06:00+03:00</text:p>
      <text:p text:style-name="P4">
修改时间: 2023-04-13T18:06:00+03:00</text:p>
      <text:p text:style-name="P4">
描述: 德国联邦政府已批准了波兰从前GDR仓库出口到乌克兰MIG-29的申请。  - 乌克林。</text:p>
      <text:p text:style-name="P4">
图片: ["<text:a xlink:type="simple" xlink:href="https://static.ukrinform.com/photos/2023_04/thumb_files/630_360_1681398248-633.jpg" text:style-name="Internet_20_link" text:visited-style-name="Visited_20_Internet_20_Link">
630_360_16813...</text:a>
"]</text:p>
      <text:p text:style-name="P4">
标签: ['Німеччина', 'Польща', 'Україна', 'Винищувач', 'Війна з росією']</text:p>
      <text:p text:style-name="P4">
类型: Article</text:p>
      <!--METADATA-->
      <text:p text:style-name="P4">
<draw:frame draw:style-name="fr1" draw:name="Image161" text:anchor-type="as-char" svg:width="6.9236in" svg:height="3.956343in" draw:z-index="0">
<draw:image xlink:href="../Images/yкринформ/2023-04-13T18-06-00-03-00/630_360_1681398248-633.jpg" xlink:type="simple" xlink:show="embed" xlink:actuate="onLoad" draw:mime-type="image/jpeg"/>
</draw:frame>
德国联邦政府已批准了波兰从前GDR仓库中从MIG-29乌克兰人出口的申请。</text:p>
      <text:p text:style-name="P4">
关于它报告<text:a xlink:type="simple" xlink:href="https://www.spiegel.de/ausland/ukraine-krieg-bundesregierung-erteilt-polen-genehmigung-fuer-kampfjet-lieferungen-a-69dcf09b-e5ec-4f01-a5ed-3eb22653e879" text:style-name="Internet_20_link" text:visited-style-name="Visited_20_Internet_20_Link">
</text:a>
，报道乌克林福姆。</text:p>
      <text:p text:style-name="P4">
波兰已申请许可将飞机放在乌克兰。</text:p>
      <text:p text:style-name="P4">
3月，华沙已经宣布向乌克兰提供MIG-29战斗机。 但是，没有提供前国民军仓库的第一台机器。</text:p>
      <text:p text:style-name="P4">
2002年，德国出售了波兰23个Mig-29战斗机，这是来自GDR的德国人。</text:p>
      <text:p text:style-name="P4">
<text:span text:style-name="T4">
另请阅读：</text:span>
 <text:a xlink:type="simple" xlink:href="https://www.ukrinform.ua/rubric-ato/3692387-polsa-lobiuvatime-nadanna-ukraini-litakiv-nativskih-standartiv-duda.html" text:style-name="Internet_20_link" text:visited-style-name="Visited_20_Internet_20_Link">
</text:a>
波兰总统顾问安德烈·杜达(Andrzej Duda)在该州末期关于安全贾斯克(贾斯克·拉弗(Jacek Rafer))的安全贾斯克·斯雷特(Jacek Revary)表示，波兰空军拥有大约十辆这样的汽车。 在与[]出售武器的收缩中(https://www.ukrinform.ua/tag-nimeccina)通常规定，联邦政府应同意可能进一步传播。</text:p>
      <text:p text:style-name="P4">
<text:span text:style-name="T5">
foto：dpa</text:span>
</text:p>
      <text:p text:style-name="P4">
News Source: <text:a xlink:type="simple" xlink:href="https://www.ukrinform.ua/rubric-ato/3695533-berlin-dozvoliv-polsi-peredati-ukraini-vinisuvaci-mig29-spiegel.html" text:style-name="Internet_20_link" text:visited-style-name="Visited_20_Internet_20_Link">
https://www.ukrinform.ua/rubric-ato/3695533-berlin-dozvoliv-polsi-peredati-ukraini-vinisuvaci-mig29-spiegel.html</text:a>
</text:p>
      <!--NEWS-->
      <text:h text:style-name="P10" text:outline-level="1">
<text:span text:style-name="T4">
Zelensky向国防工业综合体的代表颁发了奖项</text:span>
</text:h>
      <text:p text:style-name="P4">
作者: Ukrinform (Person)</text:p>
      <text:p text:style-name="P4">
出版商: Укринформ (Organization)</text:p>
      <text:p text:style-name="P4">
出版时间: 2023-04-13T18:10:00+03:00</text:p>
      <text:p text:style-name="P4">
修改时间: 2023-04-13T18:10:00+03:00</text:p>
      <text:p text:style-name="P4">
描述: 乌克兰沃迪米尔·泽伦斯基（Volodymyr Zelensky）总统认为，国防工业综合体应该成为乌克兰经济的关键部门之一，未来乌克兰的雄心勃勃的目的是向其他国家出口武器和援助。  - 乌克林。</text:p>
      <text:p text:style-name="P4">
图片: ["<text:a xlink:type="simple" xlink:href="https://static.ukrinform.com/photos/2023_04/thumb_files/630_360_1681398663-216.jpeg" text:style-name="Internet_20_link" text:visited-style-name="Visited_20_Internet_20_Link">
630_360_16813...</text:a>
", "<text:a xlink:type="simple" xlink:href="https://static.ukrinform.com/photos/2023_04/1681398663-448.jpeg" text:style-name="Internet_20_link" text:visited-style-name="Visited_20_Internet_20_Link">
1681398663-44...</text:a>
", "<text:a xlink:type="simple" xlink:href="https://static.ukrinform.com/photos/2023_04/1681398663-296.jpeg" text:style-name="Internet_20_link" text:visited-style-name="Visited_20_Internet_20_Link">
1681398663-29...</text:a>
", "<text:a xlink:type="simple" xlink:href="https://static.ukrinform.com/photos/2023_04/1681398662-521.jpeg" text:style-name="Internet_20_link" text:visited-style-name="Visited_20_Internet_20_Link">
1681398662-52...</text:a>
"]</text:p>
      <text:p text:style-name="P4">
标签: ['Нагорода', 'Зеленський', 'ОПК']</text:p>
      <text:p text:style-name="P4">
类型: Article</text:p>
      <!--METADATA-->
      <text:p text:style-name="P4">
<draw:frame draw:style-name="fr1" draw:name="Image162" text:anchor-type="as-char" svg:width="6.9236in" svg:height="3.956343in" draw:z-index="0">
<draw:image xlink:href="../Images/yкринформ/2023-04-13T18-10-00-03-00/630_360_1681398663-216.jpeg" xlink:type="simple" xlink:show="embed" xlink:actuate="onLoad" draw:mime-type="image/jpeg"/>
</draw:frame>
乌克兰沃迪米尔·泽伦斯基(Volodymyr Zelensky)总统认为，国防工业综合体应该是乌克兰经济的关键部门之一，乌克兰的雄心勃勃的目的是将来向其他国家出口武器和援助。</text:p>
      <text:p text:style-name="P4">
他在仪式上在仪式上首次庆祝员工OPK时说了这一点<text:a xlink:type="simple" xlink:href="https://www.president.gov.ua/news/mayemo-znati-svoyu-silu-shanuvati-svij-potencial-i-vsih-hto-82253" text:style-name="Internet_20_link" text:visited-style-name="Visited_20_Internet_20_Link">
</text:a>
传输乌克林。</text:p>
      <text:p text:style-name="P4">
“乌克兰国防工业综合体可以成为我们经济的关键部门，因为它应该从我们独立时代开始。 我们将看到合适的数量顺序增加...胜利后一定要提供帮助。 这是我们雄心勃勃的目标，”总统说。</text:p>
      <text:p text:style-name="P4">
他强调，乌克兰应该发展并增加国内武器，导弹，炮弹，设备，发动机等的产量。 根据其言论，乌克兰已经开始生产炮兵，枪支，炮弹，开发了生产方向的新技术<text:a xlink:type="simple" xlink:href="https://www.ukrinform.ua/tag-bezpilotnik" text:style-name="Internet_20_link" text:visited-style-name="Visited_20_Internet_20_Link">
</text:a>
和海上无人机。</text:p>
      <text:p text:style-name="P4">
<text:span text:style-name="T5">
viso：<text:a xlink:type="simple" xlink:href="https://t.me/OP_UA/9227" text:style-name="Internet_20_link" text:visited-style-name="Visited_20_Internet_20_Link">
</text:a>
</text:span>
</text:p>
      <text:p text:style-name="P4">
泽伦斯基州的雄心勃勃的目标称捍卫乌克兰的能力，并在击败敌人的胜利之后 - 出口武器。</text:p>
      <text:p text:style-name="P4">
“但是在这场战争中，我们已经证明了我们可以实现任何雄心勃勃的人。 乌克兰将始终与世界上最强大的州和公司合作。 我们将尽一切努力使乌克兰在国防保险公司的国防工业中的假设界始终处于适当，高水平的状态。”他说。</text:p>
      <text:p text:style-name="P4">
<draw:frame draw:style-name="fr1" draw:name="Image163" text:anchor-type="as-char" svg:width="6.9236in" svg:height="4.612849in" draw:z-index="0">
<draw:image xlink:href="../Images/yкринформ/2023-04-13T18-10-00-03-00/1681398663-448.jpeg" xlink:type="simple" xlink:show="embed" xlink:actuate="onLoad" draw:mime-type="image/jpeg"/>
</draw:frame>
Zelensky指出，强大国家的潜力是基于能够建造导弹，设备，弹药线的人，这些弹药可以使缺陷技术，分析军事科学的发展以及全球国防和工业综合体的竞争。</text:p>
      <text:p text:style-name="P4">
总统报告说，他于4月13日签署了乌克兰乌克兰工业和工业综合体雇员当天的法令，并向国内OPC的代表颁发了州奖。</text:p>
      <text:p text:style-name="P4">
<draw:frame draw:style-name="fr1" draw:name="Image164" text:anchor-type="as-char" svg:width="6.9236in" svg:height="4.612849in" draw:z-index="0">
<draw:image xlink:href="../Images/yкринформ/2023-04-13T18-10-00-03-00/1681398663-296.jpeg" xlink:type="simple" xlink:show="embed" xlink:actuate="onLoad" draw:mime-type="image/jpeg"/>
</draw:frame>
</text:p>
      <text:p text:style-name="P4">
总统说：“今天，我们记得我们国家的历史事件，当我们尊重任何为我们的独立性，乌克兰为我们所有的乌克兰人民提供这种历史事件的可能性时，我们都会为我们的国家提供历史事件。”</text:p>
      <text:p text:style-name="P4">
据他说，乌克兰的生产火箭有助于将秩序带入黑海的乌克兰水域。 这是海王星对恶劣条件的首次使用，它变成了历史。</text:p>
      <text:p text:style-name="P4">
Zelensky关注了这一事实，即现在有许多成功的家用武器，设备和炮弹的例子 - 乌克兰或与乌克兰州共同生产的一切。</text:p>
      <text:p text:style-name="P4">
他说：“我们必须知道自己的力量，以尊重他们的潜力以及每天提供的力量。”</text:p>
      <text:p text:style-name="P4">
他指出，他很荣幸今天在乌克兰OPK工作，现代化，维修，项目和建造乌克兰部队。</text:p>
      <text:p text:style-name="P4">
“乌克兰表示，由于我们的武装部队，乌克兰可以战斗和解放其土地，而且由于您的出色工作，这是我们胜利的未来。 我非常相信它，我们都相信它。 我们都活着，战斗，工作。 在许多方面，所有这些都是基于我们对您的技能和才能的信心，在乌克兰OPC中有效工作并能够发展的任何人的思想和战略思考。 而且 - 那些每天都有所有威胁，每天修复我们的设备的人的真实英雄主义 - 不仅在后方维修需要的地方，在最前沿的一线位置，在需要的地方进行维修，他们保护和开发我们的生产武器武器，泽伦斯基说。</text:p>
      <text:p text:style-name="P4">
与会者为了记忆所有在乌克兰工作并确保其防守时死亡的英雄的纪念片刻。</text:p>
      <text:p text:style-name="P4">
总统向OPC雇员颁发了高州奖项。 特别是，Bohdan Khmelnytsky III学位的秩序，优异II和III阶段的顺序，Danylo Halytsky的命令和Olga III公主III学位，“工作奖章”。</text:p>
      <text:p text:style-name="P4">
<draw:frame draw:style-name="fr1" draw:name="Image165" text:anchor-type="as-char" svg:width="6.9236in" svg:height="4.612849in" draw:z-index="0">
<draw:image xlink:href="../Images/yкринформ/2023-04-13T18-10-00-03-00/1681398662-521.jpeg" xlink:type="simple" xlink:show="embed" xlink:actuate="onLoad" draw:mime-type="image/jpeg"/>
</draw:frame>
此外，在弗拉基米尔·泽伦斯基(Vladimir Zelensky)的主席下，国防工业综合体企业中央行政机构举行了一次会议，该会议讨论了国内OPC制定战略。</text:p>
      <text:p text:style-name="P4">
<text:span text:style-name="T4">
另请阅读：</text:span>
 <text:a xlink:type="simple" xlink:href="https://www.ukrinform.ua/rubric-economy/3685551-smigal-hocemo-pobuduvati-v-ukraini-odin-iz-najpotuznisih-opk-u-sviti.html" text:style-name="Internet_20_link" text:visited-style-name="Visited_20_Internet_20_Link">
<text:span text:style-name="T4">
 opc </text:span>
</text:a>
</text:p>
      <text:p text:style-name="P4">
_foto：op _</text:p>
      <text:p text:style-name="P4">
News Source: <text:a xlink:type="simple" xlink:href="https://www.ukrinform.ua/rubric-society/3695536-zelenskij-vruciv-nagorodi-predstavnikam-oboronnopromislovogo-kompleksu.html" text:style-name="Internet_20_link" text:visited-style-name="Visited_20_Internet_20_Link">
https://www.ukrinform.ua/rubric-society/3695536-zelenskij-vruciv-nagorodi-predstavnikam-oboronnopromislovogo-kompleksu.html</text:a>
</text:p>
      <!--NEWS-->
      <text:h text:style-name="P10" text:outline-level="1">
<text:span text:style-name="T4">
摩尔多瓦威胁俄罗斯在乌克兰发行的导弹 - 国防部长</text:span>
</text:h>
      <text:p text:style-name="P4">
作者: Ukrinform (Person)</text:p>
      <text:p text:style-name="P4">
出版商: Укринформ (Organization)</text:p>
      <text:p text:style-name="P4">
出版时间: 2023-04-13T18:13:19+03:00</text:p>
      <text:p text:style-name="P4">
修改时间: 2023-04-13T18:13:19+03:00</text:p>
      <text:p text:style-name="P4">
描述: 莫斯科在乌克兰生产的俄罗斯火箭威胁摩尔多瓦。 Chisinau在跨社会中识别某些引起焦虑的元素。  - 乌克林。</text:p>
      <text:p text:style-name="P4">
图片: ["<text:a xlink:type="simple" xlink:href="https://static.ukrinform.com/photos/2023_04/thumb_files/630_360_1681398140-837.jpg" text:style-name="Internet_20_link" text:visited-style-name="Visited_20_Internet_20_Link">
630_360_16813...</text:a>
"]</text:p>
      <text:p text:style-name="P4">
标签: ['Молдова', 'Ракета', 'Війна з росією']</text:p>
      <text:p text:style-name="P4">
类型: Article</text:p>
      <!--METADATA-->
      <text:p text:style-name="P4">
<draw:frame draw:style-name="fr1" draw:name="Image166" text:anchor-type="as-char" svg:width="6.9236in" svg:height="3.956343in" draw:z-index="0">
<draw:image xlink:href="../Images/yкринформ/2023-04-13T18-13-19-03-00/630_360_1681398140-837.jpg" xlink:type="simple" xlink:show="embed" xlink:actuate="onLoad" draw:mime-type="image/jpeg"/>
</draw:frame>
莫斯科在乌克兰生产的俄罗斯 - 级威胁摩尔多瓦。 Chisinau在跨社会中扣除引起焦虑的某些元素。</text:p>
      <text:p text:style-name="P4">
乌克利福通讯员报道，这是由摩尔多纳裔国防部长在克里米亚平台的第一次黑海大会上指出的。</text:p>
      <text:p text:style-name="P4">
正如部长指出的那样，<text:a xlink:type="simple" xlink:href="https://www.ukrinform.ua/tag-moldova" text:style-name="Internet_20_link" text:visited-style-name="Visited_20_Internet_20_Link">
</text:a>
尤其是该国的空间，请参阅俄罗斯导弹进入该国的威胁风险。”</text:p>
      <text:p text:style-name="P4">
据他说，在Chisinau，他们继续监视发病的安全状况。 他指出，尽管那里的情况相对平静，但Protevon仍然不稳定，因为“有一些不可预测的要素引起人们的关注”。</text:p>
      <text:p text:style-name="P4">
<text:span text:style-name="T4">
另请阅读：</text:span>
 <text:a xlink:type="simple" xlink:href="https://www.ukrinform.ua/rubric-world/3695403-vijna-rf-proti-ukraini-zminila-poradok-bezpeki-vstanovlenij-oon-u-1945-roci-minoboroni-moldovi.html" text:style-name="Internet_20_link" text:visited-style-name="Visited_20_Internet_20_Link">
<text:span text:style-name="T4">
摩尔多瓦</text:span>
</text:a>
“与此同时，我们警告说，摩尔多瓦(制造商)进行了某种颠覆活动，这证明了混合战争。 这给该国的安全系统带来了额外的压力。”</text:p>
      <text:p text:style-name="P4">
他补充说，摩尔多瓦政府是保证人口安全并增强对威胁的能力的步骤。</text:p>
      <text:p text:style-name="P4">
<text:span text:style-name="T4">
另请阅读：</text:span>
 <text:a xlink:type="simple" xlink:href="https://www.ukrinform.ua/rubric-polytics/3695520-ukraina-zahisae-moldovu-vid-destabilizacii-z-boku-rosii-popesku.html" text:style-name="Internet_20_link" text:visited-style-name="Visited_20_Internet_20_Link">
<text:span text:style-name="T4">
摩尔多瓦</text:span>
</text:a>
据报道，克里米亚平台的第一次黑海安全会议在布加勒斯特继续进行。 会议的组织者是乌克兰内政部，乌克兰国防部，罗马尼亚内政部，罗马尼亚国防部的内政部向国防战略中心的教育家(乌克兰).</text:p>
      <text:p text:style-name="P4">
News Source: <text:a xlink:type="simple" xlink:href="https://www.ukrinform.ua/rubric-world/3695535-moldovi-zagrozuut-raketi-aki-rosia-vipuskae-po-ukraini-ministr-oboroni.html" text:style-name="Internet_20_link" text:visited-style-name="Visited_20_Internet_20_Link">
https://www.ukrinform.ua/rubric-world/3695535-moldovi-zagrozuut-raketi-aki-rosia-vipuskae-po-ukraini-ministr-oboroni.html</text:a>
</text:p>
      <!--NEWS-->
      <text:h text:style-name="P10" text:outline-level="1">
<text:span text:style-name="T4">
俄罗斯人“现代化”了30岁的Shahd Old接力赛的无人机 - 总参谋部</text:span>
</text:h>
      <text:p text:style-name="P4">
作者: Ukrinform (Person)</text:p>
      <text:p text:style-name="P4">
出版商: Укринформ (Organization)</text:p>
      <text:p text:style-name="P4">
出版时间: 2023-04-13T18:16:53+03:00</text:p>
      <text:p text:style-name="P4">
修改时间: 2023-04-13T18:16:53+03:00</text:p>
      <text:p text:style-name="P4">
描述: 尽管克里姆林宫的陈述，国际制裁措施，但对侵略者造成了严重的问题，尤其是涉及许多筹码和筹码。  - 乌克林。</text:p>
      <text:p text:style-name="P4">
图片: ["<text:a xlink:type="simple" xlink:href="https://static.ukrinform.com/photos/2022_10/thumb_files/630_360_1666167733-515.jpg" text:style-name="Internet_20_link" text:visited-style-name="Visited_20_Internet_20_Link">
630_360_16661...</text:a>
", "<text:a xlink:type="simple" xlink:href="https://static.ukrinform.com/photos/2023_04/1681398853-561.jpg" text:style-name="Internet_20_link" text:visited-style-name="Visited_20_Internet_20_Link">
1681398853-56...</text:a>
", "<text:a xlink:type="simple" xlink:href="https://static.ukrinform.com/photos/2023_04/1681398853-517.jpg" text:style-name="Internet_20_link" text:visited-style-name="Visited_20_Internet_20_Link">
1681398853-51...</text:a>
", "<text:a xlink:type="simple" xlink:href="https://static.ukrinform.com/photos/2023_04/1681398853-884.jpg" text:style-name="Internet_20_link" text:visited-style-name="Visited_20_Internet_20_Link">
1681398853-88...</text:a>
", "<text:a xlink:type="simple" xlink:href="https://static.ukrinform.com/photos/2023_04/1681398852-603.jpg" text:style-name="Internet_20_link" text:visited-style-name="Visited_20_Internet_20_Link">
1681398852-60...</text:a>
", "<text:a xlink:type="simple" xlink:href="https://static.ukrinform.com/photos/2023_04/1681398852-826.jpg" text:style-name="Internet_20_link" text:visited-style-name="Visited_20_Internet_20_Link">
1681398852-82...</text:a>
"]</text:p>
      <text:p text:style-name="P4">
标签: ['Безпілотник', 'Генштаб', 'росія', 'Війна з росією', 'Shahed-136']</text:p>
      <text:p text:style-name="P4">
类型: Article</text:p>
      <!--METADATA-->
      <text:p text:style-name="P4">
<draw:frame draw:style-name="fr1" draw:name="Image167" text:anchor-type="as-char" svg:width="6.9236in" svg:height="3.956343in" draw:z-index="0">
<draw:image xlink:href="../Images/yкринформ/2023-04-13T18-16-53-03-00/630_360_1666167733-515.jpg" xlink:type="simple" xlink:show="embed" xlink:actuate="onLoad" draw:mime-type="image/jpeg"/>
</draw:frame>
尽管克里姆林宫的陈述，国际研究行为，尤其是对侵略者造成严重问题，但它涉及许多筹码和筹码。</text:p>
      <text:p text:style-name="P4">
这是由乌克兰·安德里鲁迪克(Ukrinform)的武装部队总参谋长的奖杯和前瞻性安排和军事装备的代表所说，乌克兰福姆报告说<text:a xlink:type="simple" xlink:href="https://armyinform.com.ua/2023/04/13/rf-perejshla-do-taktyk-aby-hoch-kudys-doletilo-j-vybuhnulo-aby-hoch-shhos-pokazalo-pidsvitylo-andrij-rudyk/" text:style-name="Internet_20_link" text:visited-style-name="Visited_20_Internet_20_Link">
</text:a>
 .</text:p>
      <text:p text:style-name="P4">
<draw:frame draw:style-name="fr1" draw:name="Image168" text:anchor-type="as-char" svg:width="6.9236in" svg:height="4.615733in" draw:z-index="0">
<draw:image xlink:href="../Images/yкринформ/2023-04-13T18-16-53-03-00/1681398853-561.jpg" xlink:type="simple" xlink:show="embed" xlink:actuate="onLoad" draw:mime-type="image/jpeg"/>
</draw:frame>
“俄罗斯被迫寻找绕过制裁的方法，不惜一切代价甚至获得最简单的音频代码。(https://www.ukrinform.ua/tag-bezpilotnik)Shahd136。 还支付外国血统和俄罗斯人。 鲁迪克说：“立即将木板印刷的准确性和护理差异立即出现。”</text:p>
      <text:p text:style-name="P4">
<draw:frame draw:style-name="fr1" draw:name="Image169" text:anchor-type="as-char" svg:width="6.9236in" svg:height="4.615733in" draw:z-index="0">
<draw:image xlink:href="../Images/yкринформ/2023-04-13T18-16-53-03-00/1681398853-517.jpg" xlink:type="simple" xlink:show="embed" xlink:actuate="onLoad" draw:mime-type="image/jpeg"/>
</draw:frame>
<draw:frame draw:style-name="fr1" draw:name="Image170" text:anchor-type="as-char" svg:width="6.9236in" svg:height="4.615733in" draw:z-index="0">
<draw:image xlink:href="../Images/yкринформ/2023-04-13T18-16-53-03-00/1681398853-884.jpg" xlink:type="simple" xlink:show="embed" xlink:actuate="onLoad" draw:mime-type="image/jpeg"/>
</draw:frame>
据该官员说，拒绝生产最简单的无人机，俄罗斯已经改用了“至少它会飞到某个地方”的策略。(观看136)，“如果某事显示/照明”(Zala 421-16e).Підтвердженням цього можна вважати удар по гуртожитку в місті Ржищів Київськоїобласті 22 березня 2023 року, в результаті якого загинули дев'ять цивільнихосіб. Попри конструкторську деградацію, російські та іранські БПЛА становлятьнебезпеку для українських захисників та мирних громадян.</text:p>
      <text:p text:style-name="P4">
<text:span text:style-name="T4">
Читайте також:</text:span>
 <text:a xlink:type="simple" xlink:href="https://www.ukrinform.ua/rubric-ato/3690699-sahedi-namagautsa-uniknuti-ppo-tomu-ih-treba-zbivati-z-kulemetiv-naev.html" text:style-name="Internet_20_link" text:visited-style-name="Visited_20_Internet_20_Link">
 </text:a>
</text:p>
      <text:p text:style-name="P4">
<draw:frame draw:style-name="fr1" draw:name="Image171" text:anchor-type="as-char" svg:width="6.9236in" svg:height="4.615733in" draw:z-index="0">
<draw:image xlink:href="../Images/yкринформ/2023-04-13T18-16-53-03-00/1681398852-603.jpg" xlink:type="simple" xlink:show="embed" xlink:actuate="onLoad" draw:mime-type="image/jpeg"/>
</draw:frame>
<draw:frame draw:style-name="fr1" draw:name="Image172" text:anchor-type="as-char" svg:width="6.9236in" svg:height="4.615733in" draw:z-index="0">
<draw:image xlink:href="../Images/yкринформ/2023-04-13T18-16-53-03-00/1681398852-826.jpg" xlink:type="simple" xlink:show="embed" xlink:actuate="onLoad" draw:mime-type="image/jpeg"/>
</draw:frame>
UAV SHAHD 136和ZALA 421-16E的组成部分和“修改”证明俄罗斯联邦不会放弃乌克兰的积极意图，无论如何，俄罗斯联邦将继续在我们的土地上播种和死亡。 他补充说，这就是为什么剥夺俄罗斯任何机会，甚至最少的侵略能力并继续制造许多数字非常重要的原因。</text:p>
      <text:p text:style-name="P4">
News Source: <text:a xlink:type="simple" xlink:href="https://www.ukrinform.ua/rubric-ato/3695537-rosiani-modernizuut-droni-shahed-starimi-rele-akim-po-30-rokiv-genstab.html" text:style-name="Internet_20_link" text:visited-style-name="Visited_20_Internet_20_Link">
https://www.ukrinform.ua/rubric-ato/3695537-rosiani-modernizuut-droni-shahed-starimi-rele-akim-po-30-rokiv-genstab.html</text:a>
</text:p>
      <!--NEWS-->
      <text:h text:style-name="P10" text:outline-level="1">
<text:span text:style-name="T4">
俄罗斯针对乌克兰的战争对整个全球经济带来了悲惨的后果 - 国际货币基金组织负责人</text:span>
</text:h>
      <text:p text:style-name="P4">
作者: Ukrinform (Person)</text:p>
      <text:p text:style-name="P4">
出版商: Укринформ (Organization)</text:p>
      <text:p text:style-name="P4">
出版时间: 2023-04-13T18:18:00+03:00</text:p>
      <text:p text:style-name="P4">
修改时间: 2023-04-13T18:18:00+03:00</text:p>
      <text:p text:style-name="P4">
描述: 俄罗斯针对乌克兰的战争对整个全球经济造成了悲惨的后果，因为它为互动创造了极其消极的信息，并且对供应安全产生了特定的影响。  - 乌克林。</text:p>
      <text:p text:style-name="P4">
图片: ["<text:a xlink:type="simple" xlink:href="https://static.ukrinform.com/photos/2023_02/thumb_files/630_360_1676365045-651.jpg" text:style-name="Internet_20_link" text:visited-style-name="Visited_20_Internet_20_Link">
630_360_16763...</text:a>
"]</text:p>
      <text:p text:style-name="P4">
标签: ['Економіка', 'МВФ', 'COVID-19', 'Війна з росією']</text:p>
      <text:p text:style-name="P4">
类型: Article</text:p>
      <!--METADATA-->
      <text:p text:style-name="P4">
<draw:frame draw:style-name="fr1" draw:name="Image173" text:anchor-type="as-char" svg:width="6.9236in" svg:height="3.956343in" draw:z-index="0">
<draw:image xlink:href="../Images/yкринформ/2023-04-13T18-18-00-03-00/630_360_1676365045-651.jpg" xlink:type="simple" xlink:show="embed" xlink:actuate="onLoad" draw:mime-type="image/jpeg"/>
</draw:frame>
反对乌克兰战争的解决方案对整个全球经济产生了悲惨的后果，因为它为互动创造了极其消极的信息，并且对交货的安全产生了特定的影响。</text:p>
      <text:p text:style-name="P4">
报告说，这是IMF主管Christalina Georgiev在华盛顿举行的新闻发布会上指出的。</text:p>
      <text:p text:style-name="P4">
“俄罗斯入侵俄罗斯不仅是乌克兰人民的悲剧，即世界社区的四方，因为它传达了这样的信息，即杜布朗的费用应该增加，和平的股息消失了，”  - 基金。</text:p>
      <text:p text:style-name="P4">
她强调，世界再也不能和平视为理所当然。 根据它的话，在这种情况下，地缘政治可靠性消失了，这也是对经济的无负影响。</text:p>
      <text:p text:style-name="P4">
同时，据乔治耶娃(Georgieva)称，世界继续感受到Covid-19的后果，这主要影响了供应链的安全性。 此外，全球化并非全部。</text:p>
      <text:p text:style-name="P4">
<text:span text:style-name="T4">
另请阅读：</text:span>
 <text:a xlink:type="simple" xlink:href="https://www.ukrinform.ua/rubric-economy/3694488-mvf-pogirsiv-prognoz-zrostanna-globalnoi-ekonomiki-do-28.html" text:style-name="Internet_20_link" text:visited-style-name="Visited_20_Internet_20_Link">
</text:a>
这就是当前情况的原因，尽管乔治耶夫(Georgieva)认为，全球经济虽然不在衰退中，但它是最薄弱的发展之一。</text:p>
      <text:p text:style-name="P4">
在这方面，负责人<text:a xlink:type="simple" xlink:href="https://www.ukrinform.ua/tag-mvf" text:style-name="Internet_20_link" text:visited-style-name="Visited_20_Internet_20_Link">
</text:a>
她提醒人们，对基金“世界经济前景”的最后一次审查(we)全球增长不高于2.8％，在未来五年内 - 约3％。</text:p>
      <text:p text:style-name="P4">
她说：“这是数十年来最糟糕的中期预测。”</text:p>
      <text:p text:style-name="P4">
同时，格鲁吉夫强调，有机会加强可靠性并改善其他事项的经济状况，这是讨论的主题。</text:p>
      <text:p text:style-name="P4">
正如乌克林福姆报道的<text:a xlink:type="simple" xlink:href="https://www.ukrinform.ua/rubric-economy/3695113-smigal-u-vasingtoni-cogoric-ukraini-znadobitsa-sonajmense-141-milarda.html" text:style-name="Internet_20_link" text:visited-style-name="Visited_20_Internet_20_Link">
</text:a>
政府负责人，中央银行，世界上大多数国家经济部门的部长都参加了会议。 乌克兰缝纫由总理丹尼斯·施米加尔(Denis Shmigal)领导。</text:p>
      <text:p text:style-name="P4">
News Source: <text:a xlink:type="simple" xlink:href="https://www.ukrinform.ua/rubric-economy/3695538-vijna-rosii-proti-ukraini-mae-tragicni-naslidki-dla-vsiei-globalnoi-ekonomiki-glava-mvf.html" text:style-name="Internet_20_link" text:visited-style-name="Visited_20_Internet_20_Link">
https://www.ukrinform.ua/rubric-economy/3695538-vijna-rosii-proti-ukraini-mae-tragicni-naslidki-dla-vsiei-globalnoi-ekonomiki-glava-mvf.html</text:a>
</text:p>
      <!--NEWS-->
      <text:h text:style-name="P10" text:outline-level="1">
<text:span text:style-name="T4">
在赫尔森地区</text:span>
</text:h>
      <text:p text:style-name="P4">
作者: Ukrinform (Person)</text:p>
      <text:p text:style-name="P4">
出版商: Укринформ (Organization)</text:p>
      <text:p text:style-name="P4">
出版时间: 2023-04-13T18:24:00+03:00</text:p>
      <text:p text:style-name="P4">
修改时间: 2023-04-13T18:24:00+03:00</text:p>
      <text:p text:style-name="P4">
描述: 在赫尔森地区，建造了一座横跨Angulets河的临时桥梁 - 大亚历山德罗夫卡附近。  - 乌克林。</text:p>
      <text:p text:style-name="P4">
图片: ["<text:a xlink:type="simple" xlink:href="https://static.ukrinform.com/photos/2023_04/thumb_files/630_360_1681396558-320.jpeg" text:style-name="Internet_20_link" text:visited-style-name="Visited_20_Internet_20_Link">
630_360_16813...</text:a>
", "<text:a xlink:type="simple" xlink:href="https://static.ukrinform.com/photos/2023_04/1681396558-192.jpeg" text:style-name="Internet_20_link" text:visited-style-name="Visited_20_Internet_20_Link">
1681396558-19...</text:a>
", "<text:a xlink:type="simple" xlink:href="https://static.ukrinform.com/photos/2023_04/1681396557-613.jpeg" text:style-name="Internet_20_link" text:visited-style-name="Visited_20_Internet_20_Link">
1681396557-61...</text:a>
"]</text:p>
      <text:p text:style-name="P4">
标签: ['Херсонщина', 'Міст', 'Відбудова']</text:p>
      <text:p text:style-name="P4">
类型: Article</text:p>
      <!--METADATA-->
      <text:p text:style-name="P4">
<draw:frame draw:style-name="fr1" draw:name="Image174" text:anchor-type="as-char" svg:width="6.9236in" svg:height="3.956343in" draw:z-index="0">
<draw:image xlink:href="../Images/yкринформ/2023-04-13T18-24-00-03-00/630_360_1681396558-320.jpeg" xlink:type="simple" xlink:show="embed" xlink:actuate="onLoad" draw:mime-type="image/jpeg"/>
</draw:frame>
纳克森地区结束了横跨河流的另一座临时桥梁 - 大亚历山德罗夫卡附近的建造。</text:p>
      <text:p text:style-name="P4">
正如乌克林福姆报道的那样，它报告了<text:a xlink:type="simple" xlink:href="https://t.me/khersonskaODA/5126" text:style-name="Internet_20_link" text:visited-style-name="Visited_20_Internet_20_Link">
</text:a>
。</text:p>
      <text:p text:style-name="P4">
该消息写道：“横跨英格河河的临时桥的建设即将完成。</text:p>
      <text:p text:style-name="P4">
如前所述，<text:a xlink:type="simple" xlink:href="https://www.ukrinform.ua/tag-mist" text:style-name="Internet_20_link" text:visited-style-name="Visited_20_Internet_20_Link">
</text:a>
，在这里，去年5月，俄罗斯军队被炸毁。</text:p>
      <text:p text:style-name="P4">
<draw:frame draw:style-name="fr1" draw:name="Image175" text:anchor-type="as-char" svg:width="6.9236in" svg:height="5.1927in" draw:z-index="0">
<draw:image xlink:href="../Images/yкринформ/2023-04-13T18-24-00-03-00/1681396558-192.jpeg" xlink:type="simple" xlink:show="embed" xlink:actuate="onLoad" draw:mime-type="image/jpeg"/>
</draw:frame>
临时桥梁的建设在大型亚历山大艾达·艾达(Alexandrovska IDA)和赫森地区的国家安全局的支持下，参与国防部国家特勤局的军人。</text:p>
      <text:p text:style-name="P4">
<draw:frame draw:style-name="fr1" draw:name="Image176" text:anchor-type="as-char" svg:width="6.9236in" svg:height="5.1927in" draw:z-index="0">
<draw:image xlink:href="../Images/yкринформ/2023-04-13T18-24-00-03-00/1681396557-613.jpeg" xlink:type="simple" xlink:show="embed" xlink:actuate="onLoad" draw:mime-type="image/jpeg"/>
</draw:frame>
十字路口配备了木制托盘和金属跑。 这是一个可逆的规定，因此您只能以一种方式移动。</text:p>
      <text:p text:style-name="P4">
<text:span text:style-name="T4">
另请阅读：</text:span>
 <text:a xlink:type="simple" xlink:href="https://www.ukrinform.ua/rubric-vidbudova/3694550-ukrzaliznica-povnistu-vidnovila-mist-cerez-ricku-irpin.html" text:style-name="Internet_20_link" text:visited-style-name="Visited_20_Internet_20_Link">
</text:a>
强调它只是一个临时解决方案。 将来，计划的切割桥的恢复。</text:p>
      <text:p text:style-name="P4">
正如乌克林福姆(Ukrinform)报道的，在Kherson地区<text:a xlink:type="simple" xlink:href="https://www.ukrinform.ua/rubric-regions/3673572-na-hersonsini-oblastuvali-timcasovij-mist-cerez-ingulec.html" text:style-name="Internet_20_link" text:visited-style-name="Visited_20_Internet_20_Link">
</text:a>
将卡利诺夫斯克村和克拉斯诺纽村村连接起来，而不是被俄罗斯俄罗斯摧毁的桥梁。</text:p>
      <text:p text:style-name="P4">
横跨gule河的另一座临时桥也配备了。 位于O220419 Shostako的道路上 - 老窗台(KM 2 + 900).</text:p>
      <text:p text:style-name="P4">
У соцмережах з'явилися супутникові <text:a xlink:type="simple" xlink:href="https://www.ukrinform.ua/rubric-ato/3612607-suputniki-pokazali-masstabi-rujnuvan-mostiv-na-hersonsini-pidirvanih-rosianami.html" text:style-name="Internet_20_link" text:visited-style-name="Visited_20_Internet_20_Link">
 </text:a>
在撤退期间，在库尔森地区的桥梁被抬起，遭到军方的破坏。</text:p>
      <text:p text:style-name="P4">
<text:span text:style-name="T5">
foto：kherson ova</text:span>
</text:p>
      <text:p text:style-name="P4">
News Source: <text:a xlink:type="simple" xlink:href="https://www.ukrinform.ua/rubric-vidbudova/3695526-na-hersonsini-zaversuut-se-odin-timcasovij-mist-cerez-ricku-ingulec.html" text:style-name="Internet_20_link" text:visited-style-name="Visited_20_Internet_20_Link">
https://www.ukrinform.ua/rubric-vidbudova/3695526-na-hersonsini-zaversuut-se-odin-timcasovij-mist-cerez-ricku-ingulec.html</text:a>
</text:p>
      <!--NEWS-->
      <text:h text:style-name="P10" text:outline-level="1">
<text:span text:style-name="T4">
冰岛已经分配了500,000美元，以支持乌克兰的绿色能源</text:span>
</text:h>
      <text:p text:style-name="P4">
作者: Ukrinform (Person)</text:p>
      <text:p text:style-name="P4">
出版商: Укринформ (Organization)</text:p>
      <text:p text:style-name="P4">
出版时间: 2023-04-13T18:31:00+03:00</text:p>
      <text:p text:style-name="P4">
修改时间: 2023-04-13T18:31:00+03:00</text:p>
      <text:p text:style-name="P4">
描述: 冰岛政府今天已分配了500,000美元，以支持恢复乌克兰的生态可持续和可持续能源基础设施。  - 乌克林。</text:p>
      <text:p text:style-name="P4">
图片: ["<text:a xlink:type="simple" xlink:href="https://static.ukrinform.com/photos/2016_06/thumb_files/630_360_1465217065-7750-dollary.jpg" text:style-name="Internet_20_link" text:visited-style-name="Visited_20_Internet_20_Link">
630_360_14652...</text:a>
"]</text:p>
      <text:p text:style-name="P4">
标签: ['Електроенергія', 'Енергетика', 'Ісландія', 'допомога']</text:p>
      <text:p text:style-name="P4">
类型: Article</text:p>
      <!--METADATA-->
      <text:p text:style-name="P4">
<draw:frame draw:style-name="fr1" draw:name="Image177" text:anchor-type="as-char" svg:width="6.9236in" svg:height="3.956343in" draw:z-index="0">
<draw:image xlink:href="../Images/yкринформ/2023-04-13T18-31-00-03-00/630_360_1465217065-7750-dollary.jpg" xlink:type="simple" xlink:show="embed" xlink:actuate="onLoad" draw:mime-type="image/jpeg"/>
</draw:frame>
今天，冰岛政府已分配了500,000美元，以支持乌克兰的续签，稳定，可持续的能源基础设施。</text:p>
      <text:p text:style-name="P4">
联合国开发计划发行的新闻服务在发行中报道了这一点(开发计划署).</text:p>
      <text:p text:style-name="P4">
«Умисні атаки росії на критично важливу цивільну енергетичну інфраструктуру вУкраїні становлять серйозні порушення міжнародного гуманітарного права тазавдають масових страждань українським цивільним громадянам. Відбудова сталоїта стійкої енергетичної інфраструктури є невід’ємною частиною того, щоб якполегшити ці страждання, так і закласти основи для довгостроковоговідновлення. <text:a xlink:type="simple" xlink:href="https://www.ukrinform.ua/tag-islandia" text:style-name="Internet_20_link" text:visited-style-name="Visited_20_Internet_20_Link">
 </text:a>
它仍然坚决支持乌克兰的支持和团结，并为伊兹蓬的伙伴关系感到自豪，以回应人道主义援助和促进乌克兰的发展。</text:p>
      <text:p text:style-name="P4">
预计融资将通过主题“自然界，气候和能源的窗户融资”开放，该开发计划署支持气候变化并促进可持续发展。</text:p>
      <text:p text:style-name="P4">
<text:span text:style-name="T4">
另请阅读：</text:span>
 <text:a xlink:type="simple" xlink:href="https://www.ukrinform.ua/rubric-economy/3642615-ukraina-stane-liderom-v-pobudovi-sucasnoi-zelenoi-energetiki-zelenskij.html" text:style-name="Internet_20_link" text:visited-style-name="Visited_20_Internet_20_Link">
</text:a>
主要融资目的之一是紧急购买用于高电产的设备 - 对于下一个冬季季节前夕，战争向受害者提供基本服务至关重要。</text:p>
      <text:p text:style-name="P4">
据报道，开发计划署窗口是一种灵活的多货币资金机制，该机制为合作伙伴提供了一个战略机会，以截至2030年期间为可持续发展领域的议程做出贡献。 它们围绕四个主题方向结合在一起：坦尼尔的贫困； 治理，和平发展，危机与稳定； 扩大妇女权利和机会的性别平等； 自然，气候和能量。 其他合作伙伴是丹麦，德国，卢森堡，荷兰，挪威，大韩民国，瑞典，瑞士和英国。</text:p>
      <text:p text:style-name="P4">
News Source: <text:a xlink:type="simple" xlink:href="https://www.ukrinform.ua/rubric-economy/3695549-islandia-vidilila-500-tisac-na-pidtrimku-zelenoi-energetiki-v-ukraini.html" text:style-name="Internet_20_link" text:visited-style-name="Visited_20_Internet_20_Link">
https://www.ukrinform.ua/rubric-economy/3695549-islandia-vidilila-500-tisac-na-pidtrimku-zelenoi-energetiki-v-ukraini.html</text:a>
</text:p>
      <!--NEWS-->
      <text:h text:style-name="P10" text:outline-level="1">
<text:span text:style-name="T4">
Reznikov与北约副秘书长为Vilnius的峰会进行了讨论</text:span>
</text:h>
      <text:p text:style-name="P4">
作者: Ukrinform (Person)</text:p>
      <text:p text:style-name="P4">
出版商: Укринформ (Organization)</text:p>
      <text:p text:style-name="P4">
出版时间: 2023-04-13T18:35:00+03:00</text:p>
      <text:p text:style-name="P4">
修改时间: 2023-04-13T18:35:00+03:00</text:p>
      <text:p text:style-name="P4">
描述: 乌克兰Oleksiy Reznikov国防部长与北约秘书长琼（Joan）讨论了有关乌克兰在维尔纽斯举行的首脑会议的“一些有趣的事情”。  - 乌克林。</text:p>
      <text:p text:style-name="P4">
图片: ["<text:a xlink:type="simple" xlink:href="https://static.ukrinform.com/photos/2023_04/thumb_files/630_360_1681398232-763.jpg" text:style-name="Internet_20_link" text:visited-style-name="Visited_20_Internet_20_Link">
630_360_16813...</text:a>
"]</text:p>
      <text:p text:style-name="P4">
标签: ['НАТО', 'Саміт НАТО', 'Резніков']</text:p>
      <text:p text:style-name="P4">
类型: Article</text:p>
      <!--METADATA-->
      <text:p text:style-name="P4">
<draw:frame draw:style-name="fr1" draw:name="Image178" text:anchor-type="as-char" svg:width="6.9236in" svg:height="3.956343in" draw:z-index="0">
<draw:image xlink:href="../Images/yкринформ/2023-04-13T18-35-00-03-00/630_360_1681398232-763.jpg" xlink:type="simple" xlink:show="embed" xlink:actuate="onLoad" draw:mime-type="image/jpeg"/>
</draw:frame>
乌克兰部亚历克西(Alexei Reznikov)部与北约副秘书长Mirchayoan讨论了有关乌克兰在维尔纽斯举行的首脑会议上的“一些有趣的事情”。</text:p>
      <text:p text:style-name="P4">
据乌克林福音通讯员称，雷兹尼科夫在布加勒斯特举行的第一次黑海海上会议的田野中报道了这一点。</text:p>
      <text:p text:style-name="P4">
“我们还谈到了一些有趣的事情，以准备乌克兰为我们正在等待的峰会做准备。我们提出了一项工作计划，并同意我随后的詹斯·斯托尔滕贝格先生将在拉姆斯汀的领域举行一位可霸迟钝的朋友。(https://www.ukrinform.ua/tag-nato)Mircha Joan。</text:p>
      <text:p text:style-name="P4">
据他说，这次会议在自然界工作，讨论了“不同的思想”，并“必要的观点交流”。</text:p>
      <text:p text:style-name="P4">
<text:span text:style-name="T4">
另请阅读：</text:span>
 <text:a xlink:type="simple" xlink:href="https://www.ukrinform.ua/rubric-polytics/3695527-dzaparova-samit-nato-u-vilnusi-mae-ne-lise-vidciniti-dveri-ukraini-ale-j-pokazati-koridor.html" text:style-name="Internet_20_link" text:visited-style-name="Visited_20_Internet_20_Link">
<text:span text:style-name="T4">
峰会</text:span>
 <text:span text:style-name="T4">
北约</text:span>
</text:a>
Reznikov补充说，乌克兰正在为维尔纽斯举行的北约峰会做准备，并希望保持“最积极和最优点”。</text:p>
      <text:p text:style-name="P4">
正如乌克林福姆(Ukrinform)报道的，周四在罗马尼亚首都<text:a xlink:type="simple" xlink:href="https://www.ukrinform.ua/rubric-polytics/3695230-u-buharesti-rozpocalasa-cornomorska-bezpekova-konferencia.html" text:style-name="Internet_20_link" text:visited-style-name="Visited_20_Internet_20_Link">
</text:a>
国际克里米亚平台在布加勒斯特推出了50多个国家和组织。</text:p>
      <text:p text:style-name="P4">
News Source: <text:a xlink:type="simple" xlink:href="https://www.ukrinform.ua/rubric-polytics/3695545-reznikov-obgovoriv-iz-zastupnikom-genseka-nato-pidgotovku-do-samitu-u-vilnusi.html" text:style-name="Internet_20_link" text:visited-style-name="Visited_20_Internet_20_Link">
https://www.ukrinform.ua/rubric-polytics/3695545-reznikov-obgovoriv-iz-zastupnikom-genseka-nato-pidgotovku-do-samitu-u-vilnusi.html</text:a>
</text:p>
      <!--NEWS-->
      <text:h text:style-name="P10" text:outline-level="1">
<text:span text:style-name="T4">
Svitolina在瑞士ITF锦标赛的第二个赛季中失去了Ignatik</text:span>
</text:h>
      <text:p text:style-name="P4">
作者: Ukrinform (Person)</text:p>
      <text:p text:style-name="P4">
出版商: Укринформ (Organization)</text:p>
      <text:p text:style-name="P4">
出版时间: 2023-04-13T18:42:17+03:00</text:p>
      <text:p text:style-name="P4">
修改时间: 2023-04-13T18:42:17+03:00</text:p>
      <text:p text:style-name="P4">
描述: 乌克兰网球运动员Elina Svitolina（＃1344 WTA）在瑞士的ITF锦标赛第二轮中失去了罗马尼亚人亚历山大·伊格纳蒂克（Alexander Ignatik）（＃217 WTA）。  - 乌克林。</text:p>
      <text:p text:style-name="P4">
图片: ["<text:a xlink:type="simple" xlink:href="https://static.ukrinform.com/photos/2023_04/thumb_files/630_360_1681400488-445.jpg" text:style-name="Internet_20_link" text:visited-style-name="Visited_20_Internet_20_Link">
630_360_16814...</text:a>
"]</text:p>
      <text:p text:style-name="P4">
标签: ['Світоліна', 'Теніс']</text:p>
      <text:p text:style-name="P4">
类型: Article</text:p>
      <!--METADATA-->
      <text:p text:style-name="P4">
<draw:frame draw:style-name="fr1" draw:name="Image179" text:anchor-type="as-char" svg:width="6.9236in" svg:height="3.956343in" draw:z-index="0">
<draw:image xlink:href="../Images/yкринформ/2023-04-13T18-42-17-03-00/630_360_1681400488-445.jpg" xlink:type="simple" xlink:show="embed" xlink:actuate="onLoad" draw:mime-type="image/jpeg"/>
</draw:frame>
乌克兰Svina Svitolina(№1344WTA)失去罗马尼亚人亚历山大·伊格纳蒂克(Alexander Ignatik)(№217WTA)在瑞士的ITF锦标赛的第二个圈子中。</text:p>
      <text:p text:style-name="P4">
乌克兰人放弃了6：1、2：6、5：7，传输了乌克林。</text:p>
      <text:p text:style-name="P4">
比赛持续了2小时28分钟。 Ignatik在个人支持中将帐户升级-2：2。</text:p>
      <text:p text:style-name="P4">
<text:span text:style-name="T4">
另请阅读：</text:span>
 <text:a xlink:type="simple" xlink:href="https://www.ukrinform.ua/rubric-sports/3695345-kostuk-ta-zavacka-zigraut-u-persij-den-tenisnogo-matcu-proti-cehii.html" text:style-name="Internet_20_link" text:visited-style-name="Visited_20_Internet_20_Link">
<text:span text:style-name="T4">
网球</text:span>
</text:a>
在第一个圈子里，收到通配符的乌克兰人击败了另一位Rumunia Elena-Gabriel Rus的代表。 这是婴儿第一次胜利出生后的第二场比赛。</text:p>
      <text:p text:style-name="P4">
照片：btu.org.ua</text:p>
      <text:p text:style-name="P4">
News Source: <text:a xlink:type="simple" xlink:href="https://www.ukrinform.ua/rubric-sports/3695546-svitolina-prograla-ignatik-u-drugomu-koli-turniru-itf-u-svejcarii.html" text:style-name="Internet_20_link" text:visited-style-name="Visited_20_Internet_20_Link">
https://www.ukrinform.ua/rubric-sports/3695546-svitolina-prograla-ignatik-u-drugomu-koli-turniru-itf-u-svejcarii.html</text:a>
</text:p>
      <!--NEWS-->
      <text:h text:style-name="P10" text:outline-level="1">
<text:span text:style-name="T4">
Dmytro Kuleba称乌克兰在战场上取得成功所需的三个即时步骤</text:span>
</text:h>
      <text:p text:style-name="P4">
作者: Ukrinform (Person)</text:p>
      <text:p text:style-name="P4">
出版商: Укринформ (Organization)</text:p>
      <text:p text:style-name="P4">
出版时间: 2023-04-13T18:44:01+03:00</text:p>
      <text:p text:style-name="P4">
修改时间: 2023-04-13T18:44:01+03:00</text:p>
      <text:p text:style-name="P4">
描述: 为了确保乌克兰在战场上取得成功，有三个立即的步骤：加快承诺武器的交付，提供长期交付，以开始准备乌克兰飞行员。  - 乌克林。</text:p>
      <text:p text:style-name="P4">
图片: ["<text:a xlink:type="simple" xlink:href="https://static.ukrinform.com/photos/2022_02/thumb_files/630_360_1644425630-831.jpg" text:style-name="Internet_20_link" text:visited-style-name="Visited_20_Internet_20_Link">
630_360_16444...</text:a>
"]</text:p>
      <text:p text:style-name="P4">
标签: ['Кулеба', 'Зброя', 'Військові навчання', 'Боєприпаси', 'Війна з росією']</text:p>
      <text:p text:style-name="P4">
类型: Article</text:p>
      <!--METADATA-->
      <text:p text:style-name="P4">
<draw:frame draw:style-name="fr1" draw:name="Image180" text:anchor-type="as-char" svg:width="6.9236in" svg:height="3.956343in" draw:z-index="0">
<draw:image xlink:href="../Images/yкринформ/2023-04-13T18-44-01-03-00/630_360_1644425630-831.jpg" xlink:type="simple" xlink:show="embed" xlink:actuate="onLoad" draw:mime-type="image/jpeg"/>
</draw:frame>
为了确保乌克兰在战场上取得成功，有必要立即采取三个步骤：加速承诺武器的交付，提供长期交付，以开始准备乌克兰飞行员。</text:p>
      <text:p text:style-name="P4">
乌克兰Dmitry Kuleb B []强调了这一点(https://twitter.com/DmytroKuleba/status/1646525827432214532)，报道乌克林福姆。</text:p>
      <text:p text:style-name="P4">
“有三个立即的步骤来确保乌克兰在战场上的成功1。 加速前面承诺的交付<text:a xlink:type="simple" xlink:href="https://www.ukrinform.ua/tag-zbroa" text:style-name="Internet_20_link" text:visited-style-name="Visited_20_Internet_20_Link">
</text:a>
和弹药； 2.提供长期的额外交付； 3.开始准备乌克兰飞行员以管理西方战斗飞机。”乌克兰外交负责人说。</text:p>
      <text:p text:style-name="P4">
<text:span text:style-name="T4">
另请阅读：</text:span>
 <text:a xlink:type="simple" xlink:href="https://www.ukrinform.ua/rubric-polytics/3694569-kuleba-pisla-rozmovi-z-blinkenom-u-ssa-vpevneni-so-ukraina-zdatna-peremagati-na-poli-bou.html" text:style-name="Internet_20_link" text:visited-style-name="Visited_20_Internet_20_Link">
<text:span text:style-name="T4">
 field </text:span>
 <text:span text:style-name="T4">
战斗</text:span>
</text:a>
据报道，据报道，4月11日，乌克兰丹尼斯·施米加尔(Denis Shmigal)总理表示，乌克兰对俄罗斯入侵者的大规模反击可以在夏天解决。</text:p>
      <text:p text:style-name="P4">
News Source: <text:a xlink:type="simple" xlink:href="https://www.ukrinform.ua/rubric-ato/3695547-dmitro-kuleba-nazvav-tri-negajnih-kroki-neobhidnih-dla-uspihu-ukraini-na-poli-bou.html" text:style-name="Internet_20_link" text:visited-style-name="Visited_20_Internet_20_Link">
https://www.ukrinform.ua/rubric-ato/3695547-dmitro-kuleba-nazvav-tri-negajnih-kroki-neobhidnih-dla-uspihu-ukraini-na-poli-bou.html</text:a>
</text:p>
      <!--NEWS-->
      <text:h text:style-name="P10" text:outline-level="1">
<text:span text:style-name="T4">
《星球大战》明星马克·海丝（Mark Hemill）与乌克兰军队在线见面</text:span>
</text:h>
      <text:p text:style-name="P4">
作者: Ukrinform (Person)</text:p>
      <text:p text:style-name="P4">
出版商: Укринформ (Organization)</text:p>
      <text:p text:style-name="P4">
出版时间: 2023-04-13T18:44:15+03:00</text:p>
      <text:p text:style-name="P4">
修改时间: 2023-04-13T18:44:15+03:00</text:p>
      <text:p text:style-name="P4">
描述: 《星球大战》明星和Ubasador United24 Mark Hemill与乌克兰军队在线见面。  - 乌克林。</text:p>
      <text:p text:style-name="P4">
图片: ["<text:a xlink:type="simple" xlink:href="https://static.ukrinform.com/photos/2022_12/thumb_files/630_360_1671246078-363.jpg" text:style-name="Internet_20_link" text:visited-style-name="Visited_20_Internet_20_Link">
630_360_16712...</text:a>
"]</text:p>
      <text:p text:style-name="P4">
标签: ['Зоряні війни', 'Військові', 'United24', 'Амбасадор']</text:p>
      <text:p text:style-name="P4">
类型: Article</text:p>
      <!--METADATA-->
      <text:p text:style-name="P4">
<draw:frame draw:style-name="fr1" draw:name="Image181" text:anchor-type="as-char" svg:width="6.9236in" svg:height="3.956343in" draw:z-index="0">
<draw:image xlink:href="../Images/yкринформ/2023-04-13T18-44-15-03-00/630_360_1671246078-363.jpg" xlink:type="simple" xlink:show="embed" xlink:actuate="onLoad" draw:mime-type="image/jpeg"/>
</draw:frame>
《星球大战》明星和Ubasador United24 Mark Hemill由乌克兰军方在线见面。</text:p>
      <text:p text:style-name="P4">
正如乌克林福姆(Ukrinform)报道的那样，创新的替代人，是数字化转型的教育，科学和技术部门的发展Mikhail Fedorovenov在[]中报道的(https://t.me/zedigital/3045)。</text:p>
      <text:p text:style-name="P4">
“勇士向品牌介绍了特定案件，因为情报无人机不仅保留了军队的生活，而且还保留了平民的生活。 他们感谢RQ35 Heidrun系列。 演员收集了超过705,000美元。</text:p>
      <text:p text:style-name="P4">
海尔(Hemill)强调，毫无疑问，乌克兰的胜利并帮助需要多少。 他还称乌克兰军事英雄。</text:p>
      <text:p text:style-name="P4">
<text:span text:style-name="T4">
另请阅读：</text:span>
 <text:a xlink:type="simple" xlink:href="https://www.ukrinform.ua/rubric-ato/3695428-zelenskij-vidznaciv-derzavnimi-nagorodami-284-zahisnikiv-iz-nih-186-posmertno.html" text:style-name="Internet_20_link" text:visited-style-name="Visited_20_Internet_20_Link">
<text:span text:style-name="T4">
 Zelens </text:span>
</text:a>
这次会议由第92个独立机械旅的军事人员参加，以第45炮兵旅的伊万·西尔科(Ivan Sirko)命名，第98营的空中情报，第47玛格拉旅，第47座玛格拉旅，第21座萨尔马特巴塔里安，第25次独立的空中部队。 ，120个探索营和第93冷纱旅。</text:p>
      <text:p text:style-name="P4">
正如维京人系列的明星凯瑟琳·维尼克(Katherine Vinnik(https://www.ukrinform.ua/rubric-uarazom/3676719-zirka-serialu-vikingi-ketrin-vinnik-stala-ambasadorom-united24.html)</text:p>
      <text:p text:style-name="P4">
News Source: <text:a xlink:type="simple" xlink:href="https://www.ukrinform.ua/rubric-culture/3695548-zirka-zoranih-voen-mark-gemill-zustrivsa-onlajn-iz-ukrainskimi-vijskovimi.html" text:style-name="Internet_20_link" text:visited-style-name="Visited_20_Internet_20_Link">
https://www.ukrinform.ua/rubric-culture/3695548-zirka-zoranih-voen-mark-gemill-zustrivsa-onlajn-iz-ukrainskimi-vijskovimi.html</text:a>
</text:p>
      <!--NEWS-->
      <text:h text:style-name="P10" text:outline-level="1">
<text:span text:style-name="T4">
包括美国和英国在内的一群国家建立了一个新的业余拳击组织</text:span>
</text:h>
      <text:p text:style-name="P4">
作者: Ukrinform (Person)</text:p>
      <text:p text:style-name="P4">
出版商: Укринформ (Organization)</text:p>
      <text:p text:style-name="P4">
出版时间: 2023-04-13T18:48:00+03:00</text:p>
      <text:p text:style-name="P4">
修改时间: 2023-04-13T18:48:00+03:00</text:p>
      <text:p text:style-name="P4">
描述: 如今，宣布了世界拳击的创建，这是在奥运会上保留这项运动的目的。  - 乌克林。</text:p>
      <text:p text:style-name="P4">
图片: ["<text:a xlink:type="simple" xlink:href="https://static.ukrinform.com/photos/2023_04/thumb_files/630_360_1681400831-946.jpg" text:style-name="Internet_20_link" text:visited-style-name="Visited_20_Internet_20_Link">
630_360_16814...</text:a>
"]</text:p>
      <text:p text:style-name="P4">
标签: ['Бокс']</text:p>
      <text:p text:style-name="P4">
类型: Article</text:p>
      <!--METADATA-->
      <text:p text:style-name="P4">
<draw:frame draw:style-name="fr1" draw:name="Image182" text:anchor-type="as-char" svg:width="6.9236in" svg:height="3.956343in" draw:z-index="0">
<draw:image xlink:href="../Images/yкринформ/2023-04-13T18-48-00-03-00/630_360_1681400831-946.jpg" xlink:type="simple" xlink:show="embed" xlink:actuate="onLoad" draw:mime-type="image/jpeg"/>
</draw:frame>
如今，世界拳击的创建是业余拳击组织的组织，旨在在奥运会上保留这项运动。</text:p>
      <text:p text:style-name="P4">
正如乌克林福姆报道的那样，有<text:a xlink:type="simple" xlink:href="https://www.insidethegames.biz/articles/1135886/world-boxing" text:style-name="Internet_20_link" text:visited-style-name="Visited_20_Internet_20_Link">
</text:a>
在游戏内。</text:p>
      <text:p text:style-name="P4">
它是在国际奥林匹克委员会之间冲突的背景下发生的(莫克)国际拳击协会(其他).</text:p>
      <text:p text:style-name="P4">
Орган очолює Тимчасовий виконавчий комітет, до складу якого входятьпредставники національних федерацій США, Німеччини, Великої Британії,Нідерландів, Філіппін, Швеції.</text:p>
      <text:p text:style-name="P4">
У World Boxing заявили, що вони надають пріоритет збереженню боксу в центріолімпійського руху, ставленню інтересів спортсменів на перше місце тазабезпеченню проведення чесних змагань.</text:p>
      <text:p text:style-name="P4">
Основне занепокоєння МОК пов’язане з фінансуванням IBA, оскільки більшу йогочастину забезпечує «Газпром».</text:p>
      <text:p text:style-name="P4">
<text:span text:style-name="T4">
Читайте також:</text:span>
 <text:a xlink:type="simple" xlink:href="https://www.ukrinform.ua/rubric-sports/3693359-usik-ocolue-rejting-zurnalu-the-ring-nezalezno-vid-vagovoi-kategorii.html" text:style-name="Internet_20_link" text:visited-style-name="Visited_20_Internet_20_Link">
 </text:a>
IBA拳击世界杯向美国，英国和另外8个国家告知，俄罗斯人和白俄罗斯人参加了旗帜。</text:p>
      <text:p text:style-name="P4">
IBA在2024年奥运会上发布了其资格制度，IOC表示IIBA不会参加奥运会拳击资格。</text:p>
      <text:p text:style-name="P4">
照片：Freepik</text:p>
      <text:p text:style-name="P4">
News Source: <text:a xlink:type="simple" xlink:href="https://www.ukrinform.ua/rubric-sports/3695552-grupa-krain-zokrema-ssa-i-britania-stvorili-novu-organizaciu-lubitelskogo-boksu.html" text:style-name="Internet_20_link" text:visited-style-name="Visited_20_Internet_20_Link">
https://www.ukrinform.ua/rubric-sports/3695552-grupa-krain-zokrema-ssa-i-britania-stvorili-novu-organizaciu-lubitelskogo-boksu.html</text:a>
</text:p>
      <!--NEWS-->
      <text:h text:style-name="P10" text:outline-level="1">
<text:span text:style-name="T4">
摩尔多瓦外交部对乌克兰军人的俄罗斯人的处决做出了反应</text:span>
</text:h>
      <text:p text:style-name="P4">
作者: Ukrinform (Person)</text:p>
      <text:p text:style-name="P4">
出版商: Укринформ (Organization)</text:p>
      <text:p text:style-name="P4">
出版时间: 2023-04-13T18:54:53+03:00</text:p>
      <text:p text:style-name="P4">
修改时间: 2023-04-13T18:54:53+03:00</text:p>
      <text:p text:style-name="P4">
描述: 摩尔多瓦外交部和欧洲一体化部谴责俄罗斯入侵者对俄罗斯囚犯的残酷处决。  - 乌克林。</text:p>
      <text:p text:style-name="P4">
图片: ["<text:a xlink:type="simple" xlink:href="https://static.ukrinform.com/photos/2022_04/thumb_files/630_360_1649857838-528.jpg" text:style-name="Internet_20_link" text:visited-style-name="Visited_20_Internet_20_Link">
630_360_16498...</text:a>
"]</text:p>
      <text:p text:style-name="P4">
标签: ['Молдова', 'Страта', 'Військові', 'Війна з росією']</text:p>
      <text:p text:style-name="P4">
类型: Article</text:p>
      <!--METADATA-->
      <text:p text:style-name="P4">
<draw:frame draw:style-name="fr1" draw:name="Image183" text:anchor-type="as-char" svg:width="6.9236in" svg:height="3.956343in" draw:z-index="0">
<draw:image xlink:href="../Images/yкринформ/2023-04-13T18-54-53-03-00/630_360_1649857838-528.jpg" xlink:type="simple" xlink:show="embed" xlink:actuate="onLoad" draw:mime-type="image/jpeg"/>
</draw:frame>
摩尔多瓦外交部和欧洲一体化部谴责乌克兰战俘的俄罗斯入侵者的残酷行为。</text:p>
      <text:p text:style-name="P4">
正如乌克林福姆报道的那样，它报告了<text:a xlink:type="simple" xlink:href="https://newsmaker.md/rus/novosti/osuzhdaem-etot-varvarskiy-akt-moldova-otreagirovala-na-video-zhestokogo-ubiystva-predpolozhitelno-ukrainskogo-voennoplennogo/" text:style-name="Internet_20_link" text:visited-style-name="Visited_20_Internet_20_Link">
</text:a>
。</text:p>
      <text:p text:style-name="P4">
摩尔多瓦外交部强调说：“我们强烈谴责这一野蛮行为，这是国际人道主义法的又一严重革命。”</text:p>
      <text:p text:style-name="P4">
摩尔多瓦的当局还呼吁对乌克兰俄罗斯军队犯下的犯罪进行详细调查。</text:p>
      <text:p text:style-name="P4">
“我们仍然与乌克兰人民团结一致，并支持建立特别法庭来调查战争罪行(RF- ed。)摩尔多瓦外交部说。</text:p>
      <text:p text:style-name="P4">
*!(https://www.ukrinform.ua/rubric-polytics/3695481-video-zi-stratami-ukrainskih-vijskovih-rosianami-lubinec-zvernuvsa-do-moskalkovoi.html)据报道，在互联网的前夕，有有关俄罗斯头部如何成为乌克兰战俘的视频。 执法机构正在采取措施确定犯罪的人。</text:p>
      <text:p text:style-name="P4">
乌克兰弗拉基米尔总裁<text:a xlink:type="simple" xlink:href="https://www.ukrinform.ua/tag-zelenskij" text:style-name="Internet_20_link" text:visited-style-name="Visited_20_Internet_20_Link">
</text:a>
他说，每个世界领导人都应该对这一罪行做出回应。</text:p>
      <text:p text:style-name="P4">
乌克兰外交部向国际刑事法院的检察官提出上诉，要求俄罗斯军方在乌克兰军方对俄罗斯人对乌克兰犯下的人类军事罪的人类造成的乌克兰士兵的死亡，这一事实。</text:p>
      <text:p text:style-name="P4">
News Source: <text:a xlink:type="simple" xlink:href="https://www.ukrinform.ua/rubric-polytics/3695553-mzs-moldovi-vidreaguvalo-na-stratu-rosianami-ukrainskogo-vijskovogo.html" text:style-name="Internet_20_link" text:visited-style-name="Visited_20_Internet_20_Link">
https://www.ukrinform.ua/rubric-polytics/3695553-mzs-moldovi-vidreaguvalo-na-stratu-rosianami-ukrainskogo-vijskovogo.html</text:a>
</text:p>
      <!--NEWS-->
      <text:h text:style-name="P10" text:outline-level="1">
<text:span text:style-name="T4">
奥尼维卡的土著战俘向卢宾的无所作为抱怨</text:span>
</text:h>
      <text:p text:style-name="P4">
作者: Ukrinform (Person)</text:p>
      <text:p text:style-name="P4">
出版商: Укринформ (Organization)</text:p>
      <text:p text:style-name="P4">
出版时间: 2023-04-13T18:55:55+03:00</text:p>
      <text:p text:style-name="P4">
修改时间: 2023-04-13T18:55:55+03:00</text:p>
      <text:p text:style-name="P4">
描述: 奥伦诺夫卡的死者和受伤囚犯的亲戚对红十字会国际委员会代表的职责失败了。 他们特别告知，在军队离开阿佐夫斯塔尔期间，红十字国际委员会的代表的调查表较差。  - 乌克林。</text:p>
      <text:p text:style-name="P4">
图片: ["<text:a xlink:type="simple" xlink:href="https://static.ukrinform.com/photos/2023_04/thumb_files/630_360_1681400968-933.jpg" text:style-name="Internet_20_link" text:visited-style-name="Visited_20_Internet_20_Link">
630_360_16814...</text:a>
", "<text:a xlink:type="simple" xlink:href="https://static.ukrinform.com/photos/2023_04/1681400969-357.jpg" text:style-name="Internet_20_link" text:visited-style-name="Visited_20_Internet_20_Link">
1681400969-35...</text:a>
", "<text:a xlink:type="simple" xlink:href="https://static.ukrinform.com/photos/2023_04/1681400969-324.jpg" text:style-name="Internet_20_link" text:visited-style-name="Visited_20_Internet_20_Link">
1681400969-32...</text:a>
", "<text:a xlink:type="simple" xlink:href="https://static.ukrinform.com/photos/2023_04/1681400968-980.jpg" text:style-name="Internet_20_link" text:visited-style-name="Visited_20_Internet_20_Link">
1681400968-98...</text:a>
", "<text:a xlink:type="simple" xlink:href="https://static.ukrinform.com/photos/2023_04/1681400967-407.jpg" text:style-name="Internet_20_link" text:visited-style-name="Visited_20_Internet_20_Link">
1681400967-40...</text:a>
", "<text:a xlink:type="simple" xlink:href="https://static.ukrinform.com/photos/2023_04/1681400968-383.jpg" text:style-name="Internet_20_link" text:visited-style-name="Visited_20_Internet_20_Link">
1681400968-38...</text:a>
"]</text:p>
      <text:p text:style-name="P4">
标签: ['Омбудсмен', 'Червоний Хрест', 'Дмитро Лубінець', 'Теракт в Оленівці']</text:p>
      <text:p text:style-name="P4">
类型: Article</text:p>
      <!--METADATA-->
      <text:p text:style-name="P4">
<draw:frame draw:style-name="fr1" draw:name="Image184" text:anchor-type="as-char" svg:width="6.9236in" svg:height="3.956343in" draw:z-index="0">
<draw:image xlink:href="../Images/yкринформ/2023-04-13T18-55-55-03-00/630_360_1681400968-933.jpg" xlink:type="simple" xlink:show="embed" xlink:actuate="onLoad" draw:mime-type="image/jpeg"/>
</draw:frame>
奥伦诺夫卡的当地人和受伤的战俘对红十字国际委员会代表的责任失望。</text:p>
      <text:p text:style-name="P4">
这是在与他们在申诉专员办公室墙壁上的许多州机构的会议上讨论的，并在<text:a xlink:type="simple" xlink:href="https://www.facebook.com/dmytro.lubinets/posts/pfbid02eVqJC9woWRvnsFab6Qvy2dNHEttECHXhsk77y2WN1jPotSSoP11axaeaPVxP6x8tl" text:style-name="Internet_20_link" text:visited-style-name="Visited_20_Internet_20_Link">
</text:a>
报道说，Verkhovna Rada的专员Dmitry Lubinets。</text:p>
      <text:p text:style-name="P4">
<draw:frame draw:style-name="fr1" draw:name="Image185" text:anchor-type="as-char" svg:width="6.9236in" svg:height="4.615733in" draw:z-index="0">
<draw:image xlink:href="../Images/yкринформ/2023-04-13T18-55-55-03-00/1681400969-357.jpg" xlink:type="simple" xlink:show="embed" xlink:actuate="onLoad" draw:mime-type="image/jpeg"/>
</draw:frame>
“亲戚对代表的活动和失败表示失望<text:a xlink:type="simple" xlink:href="https://www.ukrinform.ua/tag-cervonij-hrest" text:style-name="Internet_20_link" text:visited-style-name="Visited_20_Internet_20_Link">
</text:a>
。 本地人报告他们(ICCH- ed。)他说，在军队离开阿佐夫斯塔尔期间，无法提供乌克兰囚犯的信息，也没有进行问卷。</text:p>
      <text:p text:style-name="P4">
<draw:frame draw:style-name="fr1" draw:name="Image186" text:anchor-type="as-char" svg:width="6.9236in" svg:height="4.615733in" draw:z-index="0">
<draw:image xlink:href="../Images/yкринформ/2023-04-13T18-55-55-03-00/1681400969-324.jpg" xlink:type="simple" xlink:show="embed" xlink:actuate="onLoad" draw:mime-type="image/jpeg"/>
</draw:frame>
根据检察长安德里·阿塔曼古克(Andriy Atamanchuk)办公室的打击犯罪犯罪部代表说，现在正在找到专业知识，这将确定乌克兰捍卫者在俄罗斯被囚禁的哪种武器。</text:p>
      <text:p text:style-name="P4">
“我们试图参与国际专家，他们会选择化学样品，以便我们可以继续确定使用哪种类型的武器 - 我们的人民死于什么。 我们进行了100次残骸，进行了全面检查，花了很长时间。” Apamanchuk说。</text:p>
      <text:p text:style-name="P4">
<draw:frame draw:style-name="fr1" draw:name="Image187" text:anchor-type="as-char" svg:width="6.9236in" svg:height="4.615733in" draw:z-index="0">
<draw:image xlink:href="../Images/yкринформ/2023-04-13T18-55-55-03-00/1681400968-980.jpg" xlink:type="simple" xlink:show="embed" xlink:actuate="onLoad" draw:mime-type="image/jpeg"/>
</draw:frame>
亲戚还指出，他们对其他国家机构的调查人员的反馈对他们来说很重要，这些国家旨在协助调查这一悲剧。</text:p>
      <text:p text:style-name="P4">
<draw:frame draw:style-name="fr1" draw:name="Image188" text:anchor-type="as-char" svg:width="6.9236in" svg:height="4.615733in" draw:z-index="0">
<draw:image xlink:href="../Images/yкринформ/2023-04-13T18-55-55-03-00/1681400967-407.jpg" xlink:type="simple" xlink:show="embed" xlink:actuate="onLoad" draw:mime-type="image/jpeg"/>
</draw:frame>
Lubinets在回答与会者的问题时说，在各个层面上，有必要引起对Olenivka的关注，但是要返回我们的捍卫者，他们被囚禁了，没有必要强调这些名字，因为俄罗斯人拒绝退还命名的命名防守者或后卫。</text:p>
      <text:p text:style-name="P4">
<draw:frame draw:style-name="fr1" draw:name="Image189" text:anchor-type="as-char" svg:width="6.9236in" svg:height="4.615733in" draw:z-index="0">
<draw:image xlink:href="../Images/yкринформ/2023-04-13T18-55-55-03-00/1681400968-383.jpg" xlink:type="simple" xlink:show="embed" xlink:actuate="onLoad" draw:mime-type="image/jpeg"/>
</draw:frame>
</text:p>
      <text:p text:style-name="P4">
<text:span text:style-name="T4">
另请阅读：</text:span>
 <text:a xlink:type="simple" xlink:href="https://www.ukrinform.ua/rubric-ato/3662714-koordinator-oon-v-ukraini-vvazae-so-misia-do-olenivki-vse-se-mozliva.html" text:style-name="Internet_20_link" text:visited-style-name="Visited_20_Internet_20_Link">
</text:a>
一位单独的人权专员说，在会议结束时，阿佐夫军团的一名军人以前在会议结束时已经到达并保留在奥伦诺夫卡。 这名军队一直在揭露媒体中许多非策略的神话。</text:p>
      <text:p text:style-name="P4">
Lubinets保证，乌克兰，尤其是他和他的人权代表在安全与国防部门体系中，是协调总部的一部分亚历山大·科诺嫩科(Alexander Kononenko)，他们努力使每个乌克兰返回家园。</text:p>
      <text:p text:style-name="P4">
“同样在所有国际地点，我们都会注意挥发性悲剧，并倾向于进行调查以澄清悲剧的所有情况。 我们的工作将继续继续，因为这场悲剧是我国的痛苦爱国者。 我们没有停下来。”他说。</text:p>
      <text:p text:style-name="P4">
据报道，在2022年7月29日晚上，在前惩教殖民地的领土上№210Olenivka镇，位于一栋乌克兰战俘的建筑物中，曾在一栋备用的顿涅茨克地区暂时占领领土，并保留了强大的爆炸。</text:p>
      <text:p text:style-name="P4">
2022年7月29日，总检察长办公室说执法人员<text:a xlink:type="simple" xlink:href="https://www.ukrinform.ua/rubric-ato/3661593-lubinec-pro-trerakt-v-olenivci-ce-se-odin-okremij-fakt-dla-specialnogo-tribunalu.html" text:style-name="Internet_20_link" text:visited-style-name="Visited_20_Internet_20_Link">
</text:a>
特别是130人受伤。</text:p>
      <text:p text:style-name="P4">
<text:span text:style-name="T5">
foto：lubin/facebook</text:span>
</text:p>
      <text:p text:style-name="P4">
News Source: <text:a xlink:type="simple" xlink:href="https://www.ukrinform.ua/rubric-society/3695554-ridni-vijskovopolonenih-u-olenivci-poskarzilisa-lubincu-na-bezdialnist-mkch.html" text:style-name="Internet_20_link" text:visited-style-name="Visited_20_Internet_20_Link">
https://www.ukrinform.ua/rubric-society/3695554-ridni-vijskovopolonenih-u-olenivci-poskarzilisa-lubincu-na-bezdialnist-mkch.html</text:a>
</text:p>
      <!--NEWS-->
      <text:h text:style-name="P10" text:outline-level="1">
<text:span text:style-name="T4">
武装部队每天撤离20次敌人袭击</text:span>
</text:h>
      <text:p text:style-name="P4">
作者: Ukrinform (Person)</text:p>
      <text:p text:style-name="P4">
出版商: Укринформ (Organization)</text:p>
      <text:p text:style-name="P4">
出版时间: 2023-04-13T18:57:47+03:00</text:p>
      <text:p text:style-name="P4">
修改时间: 2023-04-13T18:57:47+03:00</text:p>
      <text:p text:style-name="P4">
描述: 敌人继续专注于利曼，巴赫穆特，阿维迪夫和玛丽斯基的进攻行动的主要努力。 白天，国防军击退了大约20次敌人袭击。  - 乌克林。</text:p>
      <text:p text:style-name="P4">
图片: ["<text:a xlink:type="simple" xlink:href="https://static.ukrinform.com/photos/2023_03/thumb_files/630_360_1678804860-462.jpg" text:style-name="Internet_20_link" text:visited-style-name="Visited_20_Internet_20_Link">
630_360_16788...</text:a>
"]</text:p>
      <text:p text:style-name="P4">
标签: ['Обстріл', 'ЗСУ', 'Війна з росією']</text:p>
      <text:p text:style-name="P4">
类型: Article</text:p>
      <!--METADATA-->
      <text:p text:style-name="P4">
<draw:frame draw:style-name="fr1" draw:name="Image190" text:anchor-type="as-char" svg:width="6.9236in" svg:height="3.956343in" draw:z-index="0">
<draw:image xlink:href="../Images/yкринформ/2023-04-13T18-57-47-03-00/630_360_1678804860-462.jpg" xlink:type="simple" xlink:show="embed" xlink:actuate="onLoad" draw:mime-type="image/jpeg"/>
</draw:frame>
将重点放在Nalimansk，Bakhmut，Avdiiv和Mariinsky指示的进攻行动上的主要努力上是敌人。 白天，国防军部队击退了大约20次敌人袭击。</text:p>
      <text:p text:style-name="P4">
根据乌克兰的说法，乌克兰武装部队的总参谋部在[]中报道(https://www.facebook.com/GeneralStaff.ua/posts/pfbid02b4CQRgHnSvYWqoVLmtcshtaK3Abamq51TfgqJAERcuAJoNkHnvdqBLAiVJZXTHgbl)截至4月13日18:00发布了及时信息。</text:p>
      <text:p text:style-name="P4">
尤其是，总参谋部指出，敌人造成了11次飞机鞋，制造了约20鞋<text:a xlink:type="simple" xlink:href="https://www.ukrinform.ua/tag-obstril" text:style-name="Internet_20_link" text:visited-style-name="Visited_20_Internet_20_Link">
</text:a>
反应性射击消防系统受平民的影响。乌克兰的火箭和航空罢工的可能性很高。</text:p>
      <text:p text:style-name="P4">
“尽管遭受了巨大损失，敌人尚未放弃他占领我们的托特里亚的计划。 他继续专注于对利曼，巴赫穆特，阿夫迪夫斯基和玛丽斯基的指示的主要攻击。 巴赫穆特(Bakhmut)和马林卡(Marinka)最激烈的战斗仍在进行。由于国防军和星际斯托汀斯坦士兵的行动进行了协调，大约反映了20次敌人的袭击。</text:p>
      <text:p text:style-name="P4">
<text:span text:style-name="T4">
另请阅读：</text:span>
 <text:a xlink:type="simple" xlink:href="https://www.ukrinform.ua/rubric-ato/3695278-zsu-znisili-rosijskij-sklad-z-boepripasami-na-bahmutskomu-napramku.html" text:style-name="Internet_20_link" text:visited-style-name="Visited_20_Internet_20_Link">
<text:span text:style-name="T4">
销毁</text:span>
</text:a>
<text:span text:style-name="T4">
 <text:span text:style-name="T5">
在Volyn，Polissya，Siversky和Slobozhansky的指示</text:span>
 </text:span>
操作情况没有发生太大变化的情况下，未发现敌人进攻群体的迹象。 在白俄罗斯共和国领土上，俄罗斯联邦武装部队的一些领土部队继续进行解释。 对武装的Silabilorus的战斗准备有全面的检查。</text:p>
      <text:p text:style-name="P4">
敌人在与乌克兰地区与乌克兰地区和贝尔戈罗德地区的边界中的军事存在得到了维持。</text:p>
      <text:p text:style-name="P4">
白天，入侵者在Studenok的定居点，Sumy地区的Volphin，以及Kharkiv地区的Uda，Kozacha Lopan，Ternov，Ternov，Old Taritsa，Gatyshcheta Budarka的定居点开火。</text:p>
      <text:p text:style-name="P4">
_ <text:span text:style-name="T4">
在Kupyansk方向</text:span>
 <text:span text:style-name="T5">
敌人的炮击是哈尔基夫地区的第一个，两年，西方，Masyutivka和Tabaivka。</text:span>
 <text:span text:style-name="T4">
在巴赫穆特(Bakhmut)方向</text:span>
 _ _敌人继续采取进攻行动。在巴赫穆特(Bakhmut)市以外驾驶大型战斗。 敌人在居住的石膏区域遭到攻击，但没有成功。 从洛里乔沃 - 瓦西利维卡，诺瓦摩尔卡夫，格里戈里夫卡，博格达尼夫卡，克罗姆，巴赫穆特，巴赫穆特，伊万尼夫斯克，白色戈拉，诺沃德米特罗夫卡，库尔迪米夫卡，库尔迪努米夫卡，北部和Zhallonets地区的受害者的敌人炮击中。</text:p>
      <text:p text:style-name="P4">
_ <text:span text:style-name="T4">
在Avdeevsky方向</text:span>
 _俄罗斯军队进行了Stepovo，Avdiivka，Vodyane，Pervomaisk和Karlovkadonetsk地区的炮兵部队。</text:p>
      <text:p text:style-name="P4">
_ <text:span text:style-name="T4">
在Mariinsky方向</text:span>
 _白天，乌克兰防守者反映了顿涅茨克地区Marinka地区的敌人攻击数量。 同时，敌人的炮击遭到了Nevelskoye，Krasnogorivka，Marinka和Tanovomikhailivka的苦难。</text:p>
      <text:p text:style-name="P4">
_ <text:span text:style-name="T4">
在矿物方向</text:span>
 _没有执行进攻行动的敌人。 Shakhtarske定居点，Veliky Novosilka，Coal，Prychistivka，Donetsk地区的Golden Niva。</text:p>
      <text:p text:style-name="P4">
_ <text:span text:style-name="T4">
在Zaporizhzhya和Kherson的方向</text:span>
 _侵略者继续行动。 白天，定居点被解雇，该定居点在船只碰撞附近。 其中 -  Olgivske，Red，Gulyaipole，Magic，Mala Tokmachka，Novodanilovka，Orikhiv，Novoandrievka，Stepnogorskorskzapozhzhia地区； 杰森地区的Stepanivka和Antonovka和Kherson。</text:p>
      <text:p text:style-name="P4">
总参谋部报告说，在苏卢斯克地区的特罗斯基地区的某些定居点中，俄罗斯入侵者加强了裁判的反情报制度，因为他们关注的是泄漏有关其单位脱位的信息。 巡逻的数量也增加了。 经过场所时，人们会有手机。 引入了禁止离开定居点的禁令。</text:p>
      <text:p text:style-name="P4">
<text:span text:style-name="T4">
另请阅读：</text:span>
 <text:a xlink:type="simple" xlink:href="https://www.ukrinform.ua/rubric-ato/3695471-ukrainska-ppo-mae-duze-visokij-klas-gotovnosti-naev.html" text:style-name="Internet_20_link" text:visited-style-name="Visited_20_Internet_20_Link">
</text:a>
“每天的国防军航空袭击了占领者的个人人员和军事装备集中的领域，炮兵的火箭部队袭击了两个管理点，这两个领域的活力集中，武器和军事装备敌人以及部门总结的雷达站。</text:p>
      <text:p text:style-name="P4">
News Source: <text:a xlink:type="simple" xlink:href="https://www.ukrinform.ua/rubric-ato/3695555-zsu-za-den-vidbili-20-vorozih-atak.html" text:style-name="Internet_20_link" text:visited-style-name="Visited_20_Internet_20_Link">
https://www.ukrinform.ua/rubric-ato/3695555-zsu-za-den-vidbili-20-vorozih-atak.html</text:a>
</text:p>
      <!--NEWS-->
      <text:h text:style-name="P10" text:outline-level="1">
<text:span text:style-name="T4">
乌克兰和欧洲新闻机构联盟计划为调查俄罗斯犯罪的调查建立一个平台</text:span>
</text:h>
      <text:p text:style-name="P4">
作者: Ukrinform (Person)</text:p>
      <text:p text:style-name="P4">
出版商: Укринформ (Organization)</text:p>
      <text:p text:style-name="P4">
出版时间: 2023-04-13T18:58:00+03:00</text:p>
      <text:p text:style-name="P4">
修改时间: 2023-04-13T18:58:00+03:00</text:p>
      <text:p text:style-name="P4">
描述: “信息拉姆斯坦”的措施之一可以是创建一个媒体平台，该平台将收集有关乌克兰俄罗斯犯罪的国家和外国媒体的调查。  - 乌克林。</text:p>
      <text:p text:style-name="P4">
图片: ["<text:a xlink:type="simple" xlink:href="https://static.ukrinform.com/photos/2023_04/thumb_files/630_360_1681401135-222.jpeg" text:style-name="Internet_20_link" text:visited-style-name="Visited_20_Internet_20_Link">
630_360_16814...</text:a>
"]</text:p>
      <text:p text:style-name="P4">
标签: ['Ткаченко', 'Воєнні злочини', 'Війна з росією', 'Інформаційний Рамштайн']</text:p>
      <text:p text:style-name="P4">
类型: Article</text:p>
      <!--METADATA-->
      <text:p text:style-name="P4">
<draw:frame draw:style-name="fr1" draw:name="Image191" text:anchor-type="as-char" svg:width="6.9236in" svg:height="3.956343in" draw:z-index="0">
<draw:image xlink:href="../Images/yкринформ/2023-04-13T18-58-00-03-00/630_360_1681401135-222.jpeg" xlink:type="simple" xlink:show="embed" xlink:actuate="onLoad" draw:mime-type="image/jpeg"/>
</draw:frame>
“信息拉姆斯坦”信息之一可以是创建一个媒体平台，该平台将收集有关乌克兰犯罪的国家和外国媒体的调查。</text:p>
      <text:p text:style-name="P4">
关于与秘书长会议的结果(伊恩)亚历克斯·吉博(Alex Giboe)得到了太极拳文化部长的通知，以示为<text:a xlink:type="simple" xlink:href="https://t.me/otkachenkokyiv/3415" text:style-name="Internet_20_link" text:visited-style-name="Visited_20_Internet_20_Link">
</text:a>
，报道乌克林福姆。</text:p>
      <text:p text:style-name="P4">
他写道：“他们讨论了在Ramstein倡议的方向上创建一个平台的机会，该计划将收集对乌克兰外国媒体关于乌克兰俄罗斯犯罪的所有调查。”</text:p>
      <text:p text:style-name="P4">
同时，Tkachenko强调，乌克兰试图将民主国家的潜力结合到“信息拉姆斯坦”的形式中。(https://www.ukrinform.ua/tag-vijskovi-zlocini)在乌克兰。</text:p>
      <text:p text:style-name="P4">
此外，根据MKIP负责人的说法，乌克兰和EAN的共同目标应该是由俄罗斯当局，宣传工具，媒体以及旨在阐明乌克兰战争的预测控制的媒体工作人员在被占领的领土以及俄罗斯本身以及俄罗斯，民主媒体的发布越来越狭窄。</text:p>
      <text:p text:style-name="P4">
<text:span text:style-name="T4">
另请阅读：</text:span>
 <text:a xlink:type="simple" xlink:href="https://www.ukrinform.ua/rubric-society/3685820-informacijnij-ramstajn-potriben-dla-sirsoi-ekspertnoi-koordinacii-z-partnerami-tkacenko.html" text:style-name="Internet_20_link" text:visited-style-name="Visited_20_Internet_20_Link">
<text:span text:style-name="T4">
信息</text:span>
 <text:span text:style-name="T4">
 </text:span>
 ramstein **</text:a>
这位部长说：“联盟由32个欧洲信息机构组成。这是一个强大的池媒体，支持信息空间的保护。在这方面，我们将合作。”</text:p>
      <text:p text:style-name="P4">
据报道，乌克兰为Nastvita竞技场的合作提出了一种新的形式。 这是“信息拉姆斯坦”，它应该将欧洲团结起来，美国陶克恩(Taukraine)抵制俄罗斯宣传。</text:p>
      <text:p text:style-name="P4">
News Source: <text:a xlink:type="simple" xlink:href="https://www.ukrinform.ua/rubric-society/3695556-ukraina-ta-evropejskij-alans-informagentstv-planuut-stvoriti-platformu-z-rozsliduvanna-zlociniv-rf.html" text:style-name="Internet_20_link" text:visited-style-name="Visited_20_Internet_20_Link">
https://www.ukrinform.ua/rubric-society/3695556-ukraina-ta-evropejskij-alans-informagentstv-planuut-stvoriti-platformu-z-rozsliduvanna-zlociniv-rf.html</text:a>
</text:p>
      <!--NEWS-->
      <text:h text:style-name="P10" text:outline-level="1">
<text:span text:style-name="T4">
国防军每天消除了500多名入侵者，销毁了10 BBM和7个手工艺系统</text:span>
</text:h>
      <text:p text:style-name="P4">
作者: ['АРМІЯINFORM']</text:p>
      <text:p text:style-name="P4">
时间: 2023-04-13T19:00:00-04:00</text:p>
      <text:p text:style-name="P4">
描述: Zagalni Boyov，在02/24/22到04/13/23 Orintovo成为：...与乌克兰2022的战争，与乌克兰的战争，今天与乌克兰的最新消息，今天与乌克兰2022年的新闻战争，今天将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1936a23d-c219-4281-b646-f74c02b08998-scaled.jpg" text:style-name="Internet_20_link" text:visited-style-name="Visited_20_Internet_20_Link">
1936a23d-c219-4281-b646-f74c02b08998-scaled.jpg</text:a>
']</text:p>
      <text:p text:style-name="P4">
标签: ['STOPRUSSIA', 'АГРЕСІЯ РФ', 'ВТОРГНЕННЯ РФ', 'ВТРАТИ ВОРОГА', 'ГШ ЗСУ']</text:p>
      <text:p text:style-name="P4">
类别: News</text:p>
      <!--METADATA-->
      <text:p text:style-name="P4">
<draw:frame draw:style-name="fr1" draw:name="Image192" text:anchor-type="as-char" svg:width="6.9236in" svg:height="6.952448in" draw:z-index="0">
<draw:image xlink:href="../Images/AРМІЯINFORM/2023-04-13T19-00-00-04-00/1936a23d-c219-4281-b646-f74c02b08998-scaled.jpg" xlink:type="simple" xlink:show="embed" xlink:actuate="onLoad" draw:mime-type="image/jpeg"/>
</draw:frame>
敌人从24.02.22到13.04.23的总战斗损失将是指向的：</text:p>
      <text:p text:style-name="P4">
<text:span text:style-name="T4">
<text:span text:style-name="T5">
人员 -  </text:span>
* 180590(+540)淘汰的人</text:span>
<text:span text:style-name="T5">
坦克 -  </text:span>
<text:span text:style-name="T5">
 3646(0)</text:span>
<text:span text:style-name="T4">
战斗装甲车 -  </text:span>
 7053(+10)<text:span text:style-name="T4">
<text:span text:style-name="T5">
炮兵系统 -  </text:span>
<text:span text:style-name="T5">
 2777(+7)</text:span>
 </text:span>
 rszv- <text:span text:style-name="T4">
 535(0)</text:span>
<text:span text:style-name="T5">
防防防防空防 -  </text:span>
<text:span text:style-name="T5">
 283(+1)</text:span>
<text:span text:style-name="T4">
飞机 -  </text:span>
 307(0)<text:span text:style-name="T4">
<text:span text:style-name="T5">
直升机 -  </text:span>
* 293(0)</text:span>
<text:span text:style-name="T5">
无人机手术战术水平 -  </text:span>
<text:span text:style-name="T5">
 2339(+5)</text:span>
<text:span text:style-name="T4">
有翼的导弹 -  </text:span>
 911(0)<text:span text:style-name="T4">
<text:span text:style-name="T5">
船 /船 -  </text:span>
* 18(0)</text:span>
<text:span text:style-name="T5">
汽车设备和坦克 -  </text:span>
<text:span text:style-name="T5">
 5637(+7)</text:span>
<text:span text:style-name="T4">
特殊设备 -  </text:span>
 320(+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3.04.23。</text:p>
      <text:p text:style-name="P4">
News Source: <text:a xlink:type="simple" xlink:href="https://armyinform.com.ua/2023/04/13/syly-oborony-za-dobu-likviduvaly-ponad-500-okupantiv-znyshhyly-10-bbm-i-7-artsystem/" text:style-name="Internet_20_link" text:visited-style-name="Visited_20_Internet_20_Link">
https://armyinform.com.ua/2023/04/13/syly-oborony-za-dobu-likviduvaly-ponad-500-okupantiv-znyshhyly-10-bbm-i-7-artsystem/</text:a>
</text:p>
      <!--NEWS-->
      <text:h text:style-name="P10" text:outline-level="1">
<text:span text:style-name="T4">
欧盟理事会对瓦格纳·佩克（Wagner PEC）实施了制裁</text:span>
</text:h>
      <text:p text:style-name="P4">
作者: Ukrinform (Person)</text:p>
      <text:p text:style-name="P4">
出版商: Укринформ (Organization)</text:p>
      <text:p text:style-name="P4">
出版时间: 2023-04-13T19:04:51+03:00</text:p>
      <text:p text:style-name="P4">
修改时间: 2023-04-13T19:04:51+03:00</text:p>
      <text:p text:style-name="P4">
描述: 欧盟理事会已正式宣布决定针对俄罗斯PEC“瓦格纳”采取限制性措施，克里姆林宫积极参与了针对乌克兰和国外军事行动的激进战争，尤其是在非洲。  - 乌克林。</text:p>
      <text:p text:style-name="P4">
图片: ["<text:a xlink:type="simple" xlink:href="https://static.ukrinform.com/photos/2023_03/thumb_files/630_360_1679564904-243.jpg" text:style-name="Internet_20_link" text:visited-style-name="Visited_20_Internet_20_Link">
630_360_16795...</text:a>
"]</text:p>
      <text:p text:style-name="P4">
标签: ['Євросоюз', 'Санкції', 'ПВК "Вагнера"', 'Пригожин']</text:p>
      <text:p text:style-name="P4">
类型: Article</text:p>
      <!--METADATA-->
      <text:p text:style-name="P4">
<draw:frame draw:style-name="fr1" draw:name="Image193" text:anchor-type="as-char" svg:width="6.9236in" svg:height="3.956343in" draw:z-index="0">
<draw:image xlink:href="../Images/yкринформ/2023-04-13T19-04-51-03-00/630_360_1679564904-243.jpg" xlink:type="simple" xlink:show="embed" xlink:actuate="onLoad" draw:mime-type="image/jpeg"/>
</draw:frame>
该委员会今天宣布，决定采取瓦格纳反俄罗斯PEC的限制性措施，克里姆林宫积极参与了反对乌克兰的激进战争和国外的军事行动，尤其是在非洲。</text:p>
      <text:p text:style-name="P4">
根据乌克林福姆的说法，欧盟理事会在2023/756的相应决定(CFSP-共同的外国和安全政策)从2023年4月13日出版<text:a xlink:type="simple" xlink:href="https://eur-lex.europa.eu/legal-content/EN/TXT/" text:style-name="Internet_20_link" text:visited-style-name="Visited_20_Internet_20_Link">
</text:a>
.</text:p>
      <text:p text:style-name="P4">
«… Доповнюючи рішення 2014/145/CFSP щодо обмежувальних заходів у зв’язку іздіями, що підривають або загрожують територіальній цілісності, суверенітету танезалежності України, Рада Європейського Союзу… вирішила, що дві установимають бути включені до переліку осіб, установ та закладів, на які поширюютьсяобмежувальні заходи, що викладені в додатку до рішення 2014/145/CFSP», -йдеться у документі.</text:p>
      <text:p text:style-name="P4">
Так, до санкційного списку включені «Група Вагнера», що асоційована із ДмитромУткіним та євгеном пригожиним, а також петербурзьке інформагентство RIА FAN.</text:p>
      <text:p text:style-name="P4">
<text:span text:style-name="T4">
Читайте також:</text:span>
 <text:a xlink:type="simple" xlink:href="https://www.ukrinform.ua/rubric-ato/3694845-rosia-vikoristovue-vagnerivciv-u-bahmuti-abi-zmensiti-vtrati-armii-isw.html" text:style-name="Internet_20_link" text:visited-style-name="Visited_20_Internet_20_Link">
 <text:span text:style-name="T4">
вагнер</text:span>
 </text:a>
如前所述，在文件的陪同下，上述媒体组织被包括在俄罗斯媒体集团“爱国者”中，其领导委员会由Yevgen Prishozhin领导。 Ria Fan积极参与俄罗斯政府宣传和错误信息的传播，特别是与俄罗斯对乌克兰的积极进取有关。</text:p>
      <text:p text:style-name="P4">
这是理事会的决定<text:a xlink:type="simple" xlink:href="https://www.ukrinform.ua/tag-evrosouz" text:style-name="Internet_20_link" text:visited-style-name="Visited_20_Internet_20_Link">
</text:a>
该出版物生效。</text:p>
      <text:p text:style-name="P4">
据报道，制裁名单中包括的人员和机构需要冻结金融资产，并禁止向欧盟个人或法人实体提供任何财务资源。 此外，禁止接受限制性措施的个人进入欧盟气味。</text:p>
      <text:p text:style-name="P4">
在对俄罗斯针对俄罗斯的额外制裁提出了十套计划后，欧盟限制性措施<text:a xlink:type="simple" xlink:href="https://eu-solidarity-ukraine.ec.europa.eu/eu-sanctions-against-russia-following-invasion-ukraine_uk" text:style-name="Internet_20_link" text:visited-style-name="Visited_20_Internet_20_Link">
</text:a>
1473人和205个俄罗斯联邦机构。</text:p>
      <text:p text:style-name="P4">
News Source: <text:a xlink:type="simple" xlink:href="https://www.ukrinform.ua/rubric-world/3695557-rada-es-zaprovadila-sankcii-proti-pvk-vagner.html" text:style-name="Internet_20_link" text:visited-style-name="Visited_20_Internet_20_Link">
https://www.ukrinform.ua/rubric-world/3695557-rada-es-zaprovadila-sankcii-proti-pvk-vagner.html</text:a>
</text:p>
      <!--NEWS-->
      <text:h text:style-name="P10" text:outline-level="1">
<text:span text:style-name="T4">
Kovtun是体育体操的个人所有人的铜牌获得者</text:span>
</text:h>
      <text:p text:style-name="P4">
作者: Ukrinform (Person)</text:p>
      <text:p text:style-name="P4">
出版商: Укринформ (Organization)</text:p>
      <text:p text:style-name="P4">
出版时间: 2023-04-13T19:13:18+03:00</text:p>
      <text:p text:style-name="P4">
修改时间: 2023-04-13T19:13:18+03:00</text:p>
      <text:p text:style-name="P4">
描述: 根据比赛的结果，科夫顿获得了83,032分。  - 乌克林。</text:p>
      <text:p text:style-name="P4">
图片: ["<text:a xlink:type="simple" xlink:href="https://static.ukrinform.com/photos/2023_04/thumb_files/630_360_1681402322-472.jpg" text:style-name="Internet_20_link" text:visited-style-name="Visited_20_Internet_20_Link">
630_360_16814...</text:a>
"]</text:p>
      <text:p text:style-name="P4">
标签: ['Гімнастика']</text:p>
      <text:p text:style-name="P4">
类型: Article</text:p>
      <!--METADATA-->
      <text:p text:style-name="P4">
<draw:frame draw:style-name="fr1" draw:name="Image194" text:anchor-type="as-char" svg:width="6.9236in" svg:height="3.956343in" draw:z-index="0">
<draw:image xlink:href="../Images/yкринформ/2023-04-13T19-13-18-03-00/630_360_1681402322-472.jpg" xlink:type="simple" xlink:show="embed" xlink:actuate="onLoad" draw:mime-type="image/jpeg"/>
</draw:frame>
竞争的怀疑切换了83.032分。</text:p>
      <text:p text:style-name="P4">
乌克林福姆报道，乌克兰体操运动员Ilya Kovtun在个人Aupresses中的欧洲节奏体操锦标赛中排名第三。</text:p>
      <text:p text:style-name="P4">
根据比赛的结果，科夫顿的得分为83.032分，落后于冠军，土耳其运动员阿德姆·阿西拉(Adem Asila)几乎两分。 第二个是英国Dzheik Jarman。</text:p>
      <text:p text:style-name="P4">
对于Kovtun来说，这位领奖台成为两年前第三名之后的欧洲锦标赛的第二名。</text:p>
      <text:p text:style-name="P4">
因此，他成为历史上的第三名乌克兰体操运动员，仅次于Olegevevernyaev和Igor Korobchinsky，他们拥有多个个人奖牌。</text:p>
      <text:p text:style-name="P4">
<text:span text:style-name="T4">
另请阅读：</text:span>
 <text:a xlink:type="simple" xlink:href="https://www.ukrinform.ua/rubric-sports/3692650-vernaev-za-misacdva-zmozu-povernutisa-do-rezimu-povnih-trenuvan.html" text:style-name="Internet_20_link" text:visited-style-name="Visited_20_Internet_20_Link">
<text:span text:style-name="T4">
 vernyaev </text:span>
</text:a>
根据乌克林福姆的说法，奥林匹克冠军Oleg Vernyaev讲述了他如何重返职业运动。</text:p>
      <text:p text:style-name="P4">
照片：noc-ukr.org</text:p>
      <text:p text:style-name="P4">
News Source: <text:a xlink:type="simple" xlink:href="https://www.ukrinform.ua/rubric-sports/3695561-kovtun-bronzovij-prizer-v-osobistomu-bagatoborstvi-na-ce-zi-sportivnoi-gimnastiki.html" text:style-name="Internet_20_link" text:visited-style-name="Visited_20_Internet_20_Link">
https://www.ukrinform.ua/rubric-sports/3695561-kovtun-bronzovij-prizer-v-osobistomu-bagatoborstvi-na-ce-zi-sportivnoi-gimnastiki.html</text:a>
</text:p>
      <!--NEWS-->
      <text:h text:style-name="P10" text:outline-level="1">
<text:span text:style-name="T4">
波兰通过另一个MIG -29派对传输乌克兰-Moravtsky</text:span>
</text:h>
      <text:p text:style-name="P4">
作者: Ukrinform (Person)</text:p>
      <text:p text:style-name="P4">
出版商: Укринформ (Organization)</text:p>
      <text:p text:style-name="P4">
出版时间: 2023-04-13T19:13:55+03:00</text:p>
      <text:p text:style-name="P4">
修改时间: 2023-04-13T19:13:55+03:00</text:p>
      <text:p text:style-name="P4">
描述: 华沙将很快移交给MIG-29飞机。  - 乌克林。</text:p>
      <text:p text:style-name="P4">
图片: ["<text:a xlink:type="simple" xlink:href="https://static.ukrinform.com/photos/2017_12/thumb_files/630_360_1513676906-8053.jpeg" text:style-name="Internet_20_link" text:visited-style-name="Visited_20_Internet_20_Link">
630_360_15136...</text:a>
"]</text:p>
      <text:p text:style-name="P4">
标签: ['Польща', 'Україна', 'Моравецький', 'Винищувач']</text:p>
      <text:p text:style-name="P4">
类型: Article</text:p>
      <!--METADATA-->
      <text:p text:style-name="P4">
<draw:frame draw:style-name="fr1" draw:name="Image195" text:anchor-type="as-char" svg:width="6.9236in" svg:height="3.956343in" draw:z-index="0">
<draw:image xlink:href="../Images/yкринформ/2023-04-13T19-13-55-03-00/630_360_1513676906-8053.jpeg" xlink:type="simple" xlink:show="embed" xlink:actuate="onLoad" draw:mime-type="image/jpeg"/>
</draw:frame>
Warsawnezabaur将移交给MIG-29飞机。</text:p>
      <text:p text:style-name="P4">
这是乌克林传闻记者报道的总理​​马特斯·摩拉维茨基在华盛顿大西洋县的一场演讲中指出的。</text:p>
      <text:p text:style-name="P4">
“下一个政党的转移正在进行中(MIG-29-ED。)”， - 摩拉维斯基说。</text:p>
      <text:p text:style-name="P4">
他指出，波兰航空现在拥有48架F-16飞机，波兰得到了盟友的支持，尤其是美国，他们被送往RP，这是北约东部佛兰特的一部分。(https://www.ukrinform.ua/tag-vinisuvac)F-22.Muk回忆说，明年波兰将从美国获得多目标F-35。 因此，他说，波兰不再需要飞机29。</text:p>
      <text:p text:style-name="P4">
<text:span text:style-name="T4">
另请阅读：</text:span>
 <text:a xlink:type="simple" xlink:href="https://www.ukrinform.ua/rubric-ato/3695547-dmitro-kuleba-nazvav-tri-negajnih-kroki-neobhidnih-dla-uspihu-ukraini-na-poli-bou.html" text:style-name="Internet_20_link" text:visited-style-name="Visited_20_Internet_20_Link">
</text:a>
正如该机构报道的，德国联邦政府<text:a xlink:type="simple" xlink:href="https://www.ukrinform.ua/rubric-ato/3695533-berlin-dozvoliv-polsi-peredati-ukraini-vinisuvaci-mig29-spiegel.html" text:style-name="Internet_20_link" text:visited-style-name="Visited_20_Internet_20_Link">
</text:a>
来自前GDR的仓库。</text:p>
      <text:p text:style-name="P4">
上周，波兰总裁安德烈·杜达(Andrzej Duda)表示，波兰总共交出了八架Mig-29飞机，并正在准备六架战斗机型战斗机。</text:p>
      <text:p text:style-name="P4">
News Source: <text:a xlink:type="simple" xlink:href="https://www.ukrinform.ua/rubric-ato/3695562-polsa-peredae-ukraini-cergovu-partiu-mig29-moraveckij.html" text:style-name="Internet_20_link" text:visited-style-name="Visited_20_Internet_20_Link">
https://www.ukrinform.ua/rubric-ato/3695562-polsa-peredae-ukraini-cergovu-partiu-mig29-moraveckij.html</text:a>
</text:p>
      <!--NEWS-->
      <text:h text:style-name="P10" text:outline-level="1">
<text:span text:style-name="T4">
英国外交部：执行战俘的视频 - 只是一个可怕的</text:span>
</text:h>
      <text:p text:style-name="P4">
作者: Ukrinform (Person)</text:p>
      <text:p text:style-name="P4">
出版商: Укринформ (Organization)</text:p>
      <text:p text:style-name="P4">
出版时间: 2023-04-13T19:14:00+03:00</text:p>
      <text:p text:style-name="P4">
修改时间: 2023-04-13T19:14:00+03:00</text:p>
      <text:p text:style-name="P4">
描述: 周四，英国外交大臣詹姆斯·克莱维利（James Kleverli）在俄罗斯军方被乌克兰士兵处决的视频中做出了回应。  - 乌克林。</text:p>
      <text:p text:style-name="P4">
图片: ["<text:a xlink:type="simple" xlink:href="https://static.ukrinform.com/photos/2018_09/thumb_files/630_360_1536844454-4770.jpg" text:style-name="Internet_20_link" text:visited-style-name="Visited_20_Internet_20_Link">
630_360_15368...</text:a>
"]</text:p>
      <text:p text:style-name="P4">
标签: ['Британія', 'росія', 'Воєнні злочини', 'Війна з росією']</text:p>
      <text:p text:style-name="P4">
类型: Article</text:p>
      <!--METADATA-->
      <text:p text:style-name="P4">
<draw:frame draw:style-name="fr1" draw:name="Image196" text:anchor-type="as-char" svg:width="6.9236in" svg:height="3.956343in" draw:z-index="0">
<draw:image xlink:href="../Images/yкринформ/2023-04-13T19-14-00-03-00/630_360_1536844454-4770.jpg" xlink:type="simple" xlink:show="embed" xlink:actuate="onLoad" draw:mime-type="image/jpeg"/>
</draw:frame>
周四，MZSvilly英国的负责人周四对俄罗斯军方的乌克兰士兵处决的视频做出了反应。</text:p>
      <text:p text:style-name="P4">
根据乌克林福姆的说法，克莱维利的反应已发表<text:a xlink:type="simple" xlink:href="https://twitter.com/JamesCleverly/status/1646530497865207810" text:style-name="Internet_20_link" text:visited-style-name="Visited_20_Internet_20_Link">
</text:a>
他写道：“我不会传播视频，但是一个视频显示了俄罗斯人是如何被战俘犯的。”</text:p>
      <text:p text:style-name="P4">
克莱维(Kleverly)还指出，战俘的死亡是<text:a xlink:type="simple" xlink:href="https://www.ukrinform.ua/tag-vijskovi-zlocini" text:style-name="Internet_20_link" text:visited-style-name="Visited_20_Internet_20_Link">
</text:a>
而且，“这种野蛮主义只会加强乌克兰对英国的决心和支持。”</text:p>
      <text:p text:style-name="P4">
正如乌克林福姆报道的那样，在互联网上出现了<text:a xlink:type="simple" xlink:href="https://www.ukrinform.ua/rubric-ato/3694690-cnn-viavilo-dva-video-iz-nibito-obezgolovlennam-ukrainskih-voiniv.html" text:style-name="Internet_20_link" text:visited-style-name="Visited_20_Internet_20_Link">
</text:a>
。 乌克兰的安全局发表了一份调查声明，讲述了俄罗斯人如何削减乌克兰囚犯的视频。 乌克兰执法机构采取措施建立犯下这一可怕罪行的人。</text:p>
      <text:p text:style-name="P4">
英国驻乌克兰梅琳达·西蒙斯(Melinda Simmons)大使说<text:a xlink:type="simple" xlink:href="https://www.ukrinform.ua/rubric-polytics/3694939-video-zi-stratou-polonenogo-malo-nalakati-ale-vijslo-navpaki-posol-britanii.html" text:style-name="Internet_20_link" text:visited-style-name="Visited_20_Internet_20_Link">
</text:a>
面对乌克兰犯罪的需要是什么？</text:p>
      <text:p text:style-name="P4">
佐治亚州总统萨洛姆·苏拉比什维利说，被俘虏的乌克兰战士残酷的死亡是另一种危害人类的罪行。</text:p>
      <text:p text:style-name="P4">
<text:span text:style-name="T4">
另请阅读：</text:span>
 <text:a xlink:type="simple" xlink:href="https://www.ukrinform.ua/rubric-polytics/3695515-u-gruzii-nazvali-stratu-rosianami-polonenogo-bijca-zsu-zlocinom-proti-ludanosti.html" text:style-name="Internet_20_link" text:visited-style-name="Visited_20_Internet_20_Link">
</text:a>
</text:p>
      <text:p text:style-name="P4">
<text:a xlink:type="simple" xlink:href="https://www.ukrinform.ua/rubric-ato/3695319-francia-z-zahom-sprijnala-video-strati-rosianami-ukrainskogo-vijskovogo.html" text:style-name="Internet_20_link" text:visited-style-name="Visited_20_Internet_20_Link">
 </text:a>
乌克兰的俄罗斯武装部队可能对乌克兰战俘的破产，并惩罚乌克兰俄罗斯联邦所有罪行的肇事者。</text:p>
      <text:p text:style-name="P4">
News Source: <text:a xlink:type="simple" xlink:href="https://www.ukrinform.ua/rubric-ato/3695563-mzs-britanii-videorolik-zi-stratou-vijskovopolonenogo-ukrainca-prosto-zahlivij.html" text:style-name="Internet_20_link" text:visited-style-name="Visited_20_Internet_20_Link">
https://www.ukrinform.ua/rubric-ato/3695563-mzs-britanii-videorolik-zi-stratou-vijskovopolonenogo-ukrainca-prosto-zahlivij.html</text:a>
</text:p>
      <!--NEWS-->
      <text:h text:style-name="P10" text:outline-level="1">
<text:span text:style-name="T4">
在某些地区预测降雨和雾，下午最多可达15°</text:span>
</text:h>
      <text:p text:style-name="P4">
作者: Ukrinform (Person)</text:p>
      <text:p text:style-name="P4">
出版商: Укринформ (Organization)</text:p>
      <text:p text:style-name="P4">
出版时间: 2023-04-13T19:20:00+03:00</text:p>
      <text:p text:style-name="P4">
修改时间: 2023-04-13T19:20:00+03:00</text:p>
      <text:p text:style-name="P4">
描述: 在乌克兰，4月14日，预计左岸，基辅地区，东部地区，喀尔巴阡山脉和跨托帕西亚，晚上3-8°热的温度，下午10-15°，在跨性别°。  - 乌克林。</text:p>
      <text:p text:style-name="P4">
图片: ["<text:a xlink:type="simple" xlink:href="https://static.ukrinform.com/photos/2023_04/thumb_files/630_360_1680706755-679.jpg" text:style-name="Internet_20_link" text:visited-style-name="Visited_20_Internet_20_Link">
630_360_16807...</text:a>
"]</text:p>
      <text:p text:style-name="P4">
标签: ['Дощ', 'Погода', 'Прогноз', 'Регіони']</text:p>
      <text:p text:style-name="P4">
类型: Article</text:p>
      <!--METADATA-->
      <text:p text:style-name="P4">
<draw:frame draw:style-name="fr1" draw:name="Image197" text:anchor-type="as-char" svg:width="6.9236in" svg:height="3.956343in" draw:z-index="0">
<draw:image xlink:href="../Images/yкринформ/2023-04-13T19-20-00-03-00/630_360_1680706755-679.jpg" xlink:type="simple" xlink:show="embed" xlink:actuate="onLoad" draw:mime-type="image/jpeg"/>
</draw:frame>
在乌克兰，4月14日，预计左岸，基辅地区，东部地区，喀尔巴阡山脉和跨速度，晚上3-8°热的温度，下午10-15°，纳扎卡尔帕蒂，至22° 。</text:p>
      <text:p text:style-name="P4">
乌克兰形式在乌克兰水文气象学中心报道。</text:p>
      <text:p text:style-name="P4">
“在左岸，晚上和基辅地区，东部地区的小雨，当天在Transcarpathia和喀尔巴阡山脉，中度降雨；在其余的票据中。在西部，西南部和中部地区早晨，早晨的雾。5-10m/c。晚上3-8°，下午10-15°，南部和西部13-18°，在Transcarpathia至22°；在22°；喀尔巴阡山脉在晚上从2°热到3°霜冻，下午9 -14°温暖。”</text:p>
      <text:p text:style-name="P4">
在星期五晚上，在基辅和该地区，下午将是小雨，没有物质。 东北风，5-10 m/s。 在首都，晚上的温度为6-8°，下午11-13°，晚上3-8°的基辅地区，下午10-15°。</text:p>
      <text:p text:style-name="P4">
预测者将于4月15日在东部和喀尔巴阡地区，下午在该国右岸的喀尔巴阡地区，4月16日在北部，最中部和南部地区，下午在西部和西南降雨； 在某个地方的下午<text:a xlink:type="simple" xlink:href="https://www.ukrinform.ua/tag-groza" text:style-name="Internet_20_link" text:visited-style-name="Visited_20_Internet_20_Link">
</text:a>
，在冰雹地区； 在其余领土内没有降水。 风主要是东南7-12 m/s。 4月15日在乌克兰南部的下午10-15°，晚上4-9°的温度在16-21°的温度下； 4月15日，4月15日至9-14°，在晚上从4°热到1°霜冻的东部和Sumy区域，下午5-10°； 在喀尔巴阡山脉0-5°霜冻，下午2-7°。</text:p>
      <text:p text:style-name="P4">
<text:span text:style-name="T4">
另请阅读：</text:span>
 <text:a xlink:type="simple" xlink:href="https://www.ukrinform.ua/rubric-technology/3694782-prognoz-pogodi-za-30-sekund-u-kitai-rozrobili-sistemu-na-osnovi-stucnogo-intelektu.html" text:style-name="Internet_20_link" text:visited-style-name="Visited_20_Internet_20_Link">
<text:span text:style-name="T4">
预测</text:span>
 <text:span text:style-name="T4">
天气</text:span>
 <text:span text:style-name="T4">
 </text:span>
秒<text:span text:style-name="T4">
 </text:span>
 <text:span text:style-name="T4">
中国</text:span>
 <text:span text:style-name="T4">
 </text:span>
 <text:span text:style-name="T4">
开发</text:span>
<text:span text:style-name="T4">
系统</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智力</text:span>
</text:a>
在基辅和该地区，4月15日和晚上，4月16日，预计将下雨。 在剩下的时间里，没有降水。 风主要是东南7-12 m/s。 晚上6-8°的丑陋温度在下午12-14°，在夜间4-9°热，下午10-15°。在基辅及其一周初没有降水的地区，只有在4月17日晚上，才会大雨。 在资本中，晚上温度为6-8°，下午14-16°； 晚上3-8°热的中心区域，下午12-17°。</text:p>
      <text:p text:style-name="P4">
News Source: <text:a xlink:type="simple" xlink:href="https://www.ukrinform.ua/rubric-regions/3695460-u-deakih-oblastah-prognozuut-dos-i-tuman-vden-do-15-tepla.html" text:style-name="Internet_20_link" text:visited-style-name="Visited_20_Internet_20_Link">
https://www.ukrinform.ua/rubric-regions/3695460-u-deakih-oblastah-prognozuut-dos-i-tuman-vden-do-15-tepla.html</text:a>
</text:p>
      <!--NEWS-->
      <text:h text:style-name="P10" text:outline-level="1">
<text:span text:style-name="T4">
俄罗斯人解雇了哈尔基夫地区，受伤了四名平民</text:span>
</text:h>
      <text:p text:style-name="P4">
作者: Ukrinform (Person)</text:p>
      <text:p text:style-name="P4">
出版商: Укринформ (Organization)</text:p>
      <text:p text:style-name="P4">
出版时间: 2023-04-13T19:23:00+03:00</text:p>
      <text:p text:style-name="P4">
修改时间: 2023-04-13T19:23:00+03:00</text:p>
      <text:p text:style-name="P4">
描述: 由于哈尔基夫地区俄罗斯入侵者的炮击，四名平民受伤。  - 乌克林。</text:p>
      <text:p text:style-name="P4">
图片: ["<text:a xlink:type="simple" xlink:href="https://static.ukrinform.com/photos/2022_06/thumb_files/630_360_1654768443-794.jpg" text:style-name="Internet_20_link" text:visited-style-name="Visited_20_Internet_20_Link">
630_360_16547...</text:a>
", "<text:a xlink:type="simple" xlink:href="https://static.ukrinform.com/photos/2023_04/1681402901-817.jpeg" text:style-name="Internet_20_link" text:visited-style-name="Visited_20_Internet_20_Link">
1681402901-81...</text:a>
", "<text:a xlink:type="simple" xlink:href="https://static.ukrinform.com/photos/2023_04/1681402901-342.jpeg" text:style-name="Internet_20_link" text:visited-style-name="Visited_20_Internet_20_Link">
1681402901-34...</text:a>
"]</text:p>
      <text:p text:style-name="P4">
标签: ['Обстріл', 'Поранені', 'Харківщина', 'Війна з росією']</text:p>
      <text:p text:style-name="P4">
类型: Article</text:p>
      <!--METADATA-->
      <text:p text:style-name="P4">
<draw:frame draw:style-name="fr1" draw:name="Image198" text:anchor-type="as-char" svg:width="6.9236in" svg:height="3.956343in" draw:z-index="0">
<draw:image xlink:href="../Images/yкринформ/2023-04-13T19-23-00-03-00/630_360_1654768443-794.jpg" xlink:type="simple" xlink:show="embed" xlink:actuate="onLoad" draw:mime-type="image/jpeg"/>
</draw:frame>
此外，哈尔基夫地区的俄罗斯入侵者受到四名平民的伤害。</text:p>
      <text:p text:style-name="P4">
根据乌克林福姆的说法，检察长的办公室报告了<text:a xlink:type="simple" xlink:href="https://t.me/pgo_gov_ua/11232" text:style-name="Internet_20_link" text:visited-style-name="Visited_20_Internet_20_Link">
</text:a>
在哈尔基夫地区库皮斯克地区检察官办公室的程序指导下，就违反战争难题法的事实进行了预审调查。(艺术的第1部分。 乌克兰《刑法》的438).</text:p>
      <text:p text:style-name="P4">
За даними слідства, 13 квітня близько 11:30 <text:a xlink:type="simple" xlink:href="https://www.ukrinform.ua/tag-rosijski-vijskovi" text:style-name="Internet_20_link" text:visited-style-name="Visited_20_Internet_20_Link">
 </text:a>
俄罗斯联邦的武装部队是从Selokucherivka Kupyansky区的射击大火的反应性系统发射的。</text:p>
      <text:p text:style-name="P4">
<draw:frame draw:style-name="fr1" draw:name="Image199" text:anchor-type="as-char" svg:width="6.9236in" svg:height="4.711894in" draw:z-index="0">
<draw:image xlink:href="../Images/yкринформ/2023-04-13T19-23-00-03-00/1681402901-817.jpeg" xlink:type="simple" xlink:show="embed" xlink:actuate="onLoad" draw:mime-type="image/jpeg"/>
</draw:frame>
<draw:frame draw:style-name="fr1" draw:name="Image200" text:anchor-type="as-char" svg:width="6.9236in" svg:height="5.199111in" draw:z-index="0">
<draw:image xlink:href="../Images/yкринформ/2023-04-13T19-23-00-03-00/1681402901-342.jpeg" xlink:type="simple" xlink:show="embed" xlink:actuate="onLoad" draw:mime-type="image/jpeg"/>
</draw:frame>
消息说：“一辆带有拖车的拖拉机因炮击而着火。拖拉机司机受伤，两名男子 - 拖车的乘客。现在所有三名受害者都住院了。”</text:p>
      <text:p text:style-name="P4">
<text:span text:style-name="T4">
另请阅读：</text:span>
 <text:a xlink:type="simple" xlink:href="https://www.ukrinform.ua/rubric-ato/3695188-vorog-udariv-dvoma-raketami-s300-po-slovansku-poskodzena-skola.html" text:style-name="Internet_20_link" text:visited-style-name="Visited_20_Internet_20_Link">
</text:a>
在下午3:00左右，入侵者在两年库平地区的村庄开火，销售伤口是一个和平的居民。</text:p>
      <text:p text:style-name="P4">
正如乌克林福姆报道的<text:a xlink:type="simple" xlink:href="https://www.ukrinform.ua/rubric-vidbudova/3695253-na-harkivsini-traktor-pidirvavsa-na-vibuhivci-vodij-u-likarni.html" text:style-name="Internet_20_link" text:visited-style-name="Visited_20_Internet_20_Link">
</text:a>
结果，驾驶员受伤。</text:p>
      <text:p text:style-name="P4">
News Source: <text:a xlink:type="simple" xlink:href="https://www.ukrinform.ua/rubric-ato/3695566-rosiani-obstrilali-harkivsinu-poraneni-cetvero-civilnih.html" text:style-name="Internet_20_link" text:visited-style-name="Visited_20_Internet_20_Link">
https://www.ukrinform.ua/rubric-ato/3695566-rosiani-obstrilali-harkivsinu-poraneni-cetvero-civilnih.html</text:a>
</text:p>
      <!--NEWS-->
      <text:h text:style-name="P10" text:outline-level="1">
<text:span text:style-name="T4">
Ukrnafta已完成该季度，净利润为43亿</text:span>
</text:h>
      <text:p text:style-name="P4">
作者: Ukrinform (Person)</text:p>
      <text:p text:style-name="P4">
出版商: Укринформ (Organization)</text:p>
      <text:p text:style-name="P4">
出版时间: 2023-04-13T19:26:25+03:00</text:p>
      <text:p text:style-name="P4">
修改时间: 2023-04-13T19:26:25+03:00</text:p>
      <text:p text:style-name="P4">
描述: PJSC“ ukrnafta”完成了2023年第一季度的净利润43亿。  - 乌克林。</text:p>
      <text:p text:style-name="P4">
图片: ["<text:a xlink:type="simple" xlink:href="https://static.ukrinform.com/photos/2015_09/thumb_files/630_360_1443449299-5526-ukrnafta.jpg" text:style-name="Internet_20_link" text:visited-style-name="Visited_20_Internet_20_Link">
630_360_14434...</text:a>
"]</text:p>
      <text:p text:style-name="P4">
标签: ['нафта', 'Укрнафта', 'Сергій Корецький']</text:p>
      <text:p text:style-name="P4">
类型: Article</text:p>
      <!--METADATA-->
      <text:p text:style-name="P4">
<draw:frame draw:style-name="fr1" draw:name="Image201" text:anchor-type="as-char" svg:width="6.9236in" svg:height="3.956343in" draw:z-index="0">
<draw:image xlink:href="../Images/yкринформ/2023-04-13T19-26-25-03-00/630_360_1443449299-5526-ukrnafta.jpg" xlink:type="simple" xlink:show="embed" xlink:actuate="onLoad" draw:mime-type="image/jpeg"/>
</draw:frame>
PJSC“ ukrnafta”完成了2023年第一季度的净利润43亿。</text:p>
      <text:p text:style-name="P4">
根据乌克林福姆的说法，新闻服务报告<text:a xlink:type="simple" xlink:href="https://www.ukrnafta.com/ukrnafta-zavershyla-1-kvartal-z-pybutkom" text:style-name="Internet_20_link" text:visited-style-name="Visited_20_Internet_20_Link">
</text:a>
。</text:p>
      <text:p text:style-name="P4">
“根据初步估计，在第一季度，乌克兰夫塔获得了净利润的4.3mlrd UAH。 这是通过增加产量的全面工作，划船的开放市场销售，优化成本和消除不透明计划的全面工作来实现的。”</text:p>
      <text:p text:style-name="P4">
该公司指出，这一数字等于公司在和平2020年获得的净利润(43亿UAH。)但是整个2021年的结果几乎是24亿美元的两倍。</text:p>
      <text:p text:style-name="P4">
<text:span text:style-name="T4">
另请阅读：</text:span>
 <text:a xlink:type="simple" xlink:href="https://www.ukrinform.ua/rubric-economy/3694010-ukrnafta-zaprosue-investoriv-do-proektiv-z-rozvidki-ta-rozrobki-rodovis.html" text:style-name="Internet_20_link" text:visited-style-name="Visited_20_Internet_20_Link">
<text:span text:style-name="T4">
 ukrnafta </text:span>
</text:a>
“该公司设定了雄心勃勃的财务目标 - 在2023年获得120亿UAH的净利润。”</text:p>
      <text:p text:style-name="P4">
根据2023年第一季度的实际结果，石油“乌克纳夫塔”的平均每日生产达到3926吨，而3753吨 -  2022年的平均每日速度。</text:p>
      <text:p text:style-name="P4">
News Source: <text:a xlink:type="simple" xlink:href="https://www.ukrinform.ua/rubric-economy/3695565-ukrnafta-zaversila-i-kvartal-z-cistim-pributkom-43-milarda.html" text:style-name="Internet_20_link" text:visited-style-name="Visited_20_Internet_20_Link">
https://www.ukrinform.ua/rubric-economy/3695565-ukrnafta-zaversila-i-kvartal-z-cistim-pributkom-43-milarda.html</text:a>
</text:p>
      <!--NEWS-->
      <text:h text:style-name="P10" text:outline-level="1">
<text:span text:style-name="T4">
Zelensky与政府举行了一次会议，并就欧洲一体化的代表举行了会议</text:span>
</text:h>
      <text:p text:style-name="P4">
作者: Ukrinform (Person)</text:p>
      <text:p text:style-name="P4">
出版商: Укринформ (Organization)</text:p>
      <text:p text:style-name="P4">
出版时间: 2023-04-13T19:28:00+03:00</text:p>
      <text:p text:style-name="P4">
修改时间: 2023-04-13T19:28:00+03:00</text:p>
      <text:p text:style-name="P4">
描述: 沃迪米尔·泽伦斯基（Volodymyr Zelensky）总统就乌克兰欧洲一体化的某些重要问题与政府官员和Verkhovna Rada的代表举行了会议。  - 乌克林。</text:p>
      <text:p text:style-name="P4">
图片: ["<text:a xlink:type="simple" xlink:href="https://static.ukrinform.com/photos/2023_02/thumb_files/630_360_1676049059-535.png" text:style-name="Internet_20_link" text:visited-style-name="Visited_20_Internet_20_Link">
630_360_16760...</text:a>
"]</text:p>
      <text:p text:style-name="P4">
标签: ['Євроінтеграція', 'Уряд', 'Верховна Рада', 'Зеленський']</text:p>
      <text:p text:style-name="P4">
类型: Article</text:p>
      <!--METADATA-->
      <text:p text:style-name="P4">
<draw:frame draw:style-name="fr1" draw:name="Image202" text:anchor-type="as-char" svg:width="6.9236in" svg:height="3.956343in" draw:z-index="0">
<draw:image xlink:href="../Images/yкринформ/2023-04-13T19-28-00-03-00/630_360_1676049059-535.png" xlink:type="simple" xlink:show="embed" xlink:actuate="onLoad" draw:mime-type="image/png"/>
</draw:frame>
总统洛尔迪尔·泽伦斯基(Lordir Zelensky)在乌克兰欧洲一体化的某些重要问题上与政府官员和Verkhovna Rada的代表举行了一次会议。</text:p>
      <text:p text:style-name="P4">
他在他的<text:a xlink:type="simple" xlink:href="https://t.me/V_Zelenskiy_official/5841" text:style-name="Internet_20_link" text:visited-style-name="Visited_20_Internet_20_Link">
</text:a>
，报道乌克林福姆。</text:p>
      <text:p text:style-name="P4">
总统说：“他与政府官员举行了一次会议，与维克霍夫纳(Verkhovna Rada)的代表进行了一些步骤，以接近欧盟，立法步骤，实施受到挑战的变革。”</text:p>
      <text:p text:style-name="P4">
<text:span text:style-name="T5">
viso：Facebook vladimir Zelensky</text:span>
</text:p>
      <text:p text:style-name="P4">
他强调，乌克兰国家的目的是绝对可以实现的，乌克兰与欧盟和收购的所有机构和实践融合在一起。 “就我们而言 - 全面准备，”  - 说<text:a xlink:type="simple" xlink:href="https://www.ukrinform.ua/tag-zelenskij" text:style-name="Internet_20_link" text:visited-style-name="Visited_20_Internet_20_Link">
</text:a>
<text:span text:style-name="T4">
另请阅读：</text:span>
 <text:a xlink:type="simple" xlink:href="https://www.ukrinform.ua/rubric-ato/3695564-zelenskij-proviv-vijskovij-kabinet-obgovorili-upravlinna-peredovou.html" text:style-name="Internet_20_link" text:visited-style-name="Visited_20_Internet_20_Link">
<text:span text:style-name="T4">
 Zelensky </text:span>
</text:a>
据报道，去年6月，欧洲理事会决定将乌克兰作为加入欧盟的候选人。</text:p>
      <text:p text:style-name="P4">
今天 <text:a xlink:type="simple" xlink:href="https://www.ukrinform.ua/rubric-polytics/3665179-ukraina-vikonala-ponad-70-zobovazan-za-ugodou-pro-asociaciu-z-es-stefanisina.html" text:style-name="Internet_20_link" text:visited-style-name="Visited_20_Internet_20_Link">
 </text:a>
。</text:p>
      <text:p text:style-name="P4">
_foto：op _</text:p>
      <text:p text:style-name="P4">
News Source: <text:a xlink:type="simple" xlink:href="https://www.ukrinform.ua/rubric-polytics/3695572-zelenskij-proviv-z-uradom-i-deputatami-naradu-sodo-evrointegracii.html" text:style-name="Internet_20_link" text:visited-style-name="Visited_20_Internet_20_Link">
https://www.ukrinform.ua/rubric-polytics/3695572-zelenskij-proviv-z-uradom-i-deputatami-naradu-sodo-evrointegracii.html</text:a>
</text:p>
      <!--NEWS-->
      <text:h text:style-name="P10" text:outline-level="1">
<text:span text:style-name="T4">
Shmigal呼吁美国领导没收俄罗斯资产</text:span>
</text:h>
      <text:p text:style-name="P4">
作者: Ukrinform (Person)</text:p>
      <text:p text:style-name="P4">
出版商: Укринформ (Organization)</text:p>
      <text:p text:style-name="P4">
出版时间: 2023-04-13T19:33:18+03:00</text:p>
      <text:p text:style-name="P4">
修改时间: 2023-04-13T19:33:18+03:00</text:p>
      <text:p text:style-name="P4">
描述: 乌克兰为包含俄罗斯的帝国野心付出了巨大的代价，因此可以依靠新的马歇尔计划，该计划将重建和改变乌克兰经济，包括以被没收的俄罗斯资产为代价。  - 乌克林。</text:p>
      <text:p text:style-name="P4">
图片: ["<text:a xlink:type="simple" xlink:href="https://static.ukrinform.com/photos/2022_10/thumb_files/630_360_1667223704-892.jpg" text:style-name="Internet_20_link" text:visited-style-name="Visited_20_Internet_20_Link">
630_360_16672...</text:a>
"]</text:p>
      <text:p text:style-name="P4">
标签: ['Гроші', 'росія', 'Шмигаль']</text:p>
      <text:p text:style-name="P4">
类型: Article</text:p>
      <!--METADATA-->
      <text:p text:style-name="P4">
<draw:frame draw:style-name="fr1" draw:name="Image203" text:anchor-type="as-char" svg:width="6.9236in" svg:height="3.956343in" draw:z-index="0">
<draw:image xlink:href="../Images/yкринформ/2023-04-13T19-33-18-03-00/630_360_1667223704-892.jpg" xlink:type="simple" xlink:show="embed" xlink:actuate="onLoad" draw:mime-type="image/jpeg"/>
</draw:frame>
乌克兰将为包含俄罗斯的帝国野心付出巨大的代价，因此可以扣除新的马歇尔计划，该计划将重建和改变乌克兰经济，包括以被没收的俄罗斯资产为代价。</text:p>
      <text:p text:style-name="P4">
总理丹尼斯·施米加尔(Denis Schmigal)在美国和乌克兰论坛分会论坛上的讲话中说，这是由美国贸易商会与美国政府组织的。(https://www.kmu.gov.ua/news/denys-shmyhal-zaklykav-ssha-do-liderstva-v-konfiskatsii-rosiiskykh-aktyviv)“我们决心不仅要与获奖者一起参加这场战争，而且要融入全球增值链，以及为乌克兰和外国公司创造的创造，以使其蓬勃发展，从而使乌克兰和乌克兰的业务蓬勃发展。 我们将 <text:a xlink:type="simple" xlink:href="https://www.ukrinform.ua/tag-vidbudova" text:style-name="Internet_20_link" text:visited-style-name="Visited_20_Internet_20_Link">
 </text:a>
更好的。 根据构建的原则更好。 私人外国投资，尤其是来自美国的私人投资，将为这种转型树立基础。” Shmigal说。</text:p>
      <text:p text:style-name="P4">
总理指出，诸如能源，国防工业综合体，农业部门，IT，原材料的生产，新基础设施和新住房等行业的投资前景。</text:p>
      <text:p text:style-name="P4">
<text:span text:style-name="T4">
另请阅读：</text:span>
 <text:a xlink:type="simple" xlink:href="https://www.ukrinform.ua/rubric-vidbudova/3695039-v-es-sukaut-zakonnij-slah-spramuvanna-zamorozenih-aktiviv-rf-na-vidbudovu-ukraini.html" text:style-name="Internet_20_link" text:visited-style-name="Visited_20_Internet_20_Link">
<text:span text:style-name="T4">
资产</text:span>
</text:a>
“乌克兰为恢复计划提供了四个主要的融资来源：在乌克兰和世界上没收了俄罗斯资金，包括国际合作伙伴在内的国际合作伙伴的资金，包括国际金融组织，直接支付乌克兰国家预算的资金，以及捐助者和私营部门。 被没收的俄罗斯主权资金成为重建的基本资源非常重要。” Shmigal强调。</text:p>
      <text:p text:style-name="P4">
政府负责人提醒乌克兰提出的提出特殊的补偿机制并批准相关的国家立法，这将允许限制冷冻的私人和主权俄罗斯资产。</text:p>
      <text:p text:style-name="P4">
他在此问题上表达了我们对我们领导的希望。</text:p>
      <text:p text:style-name="P4">
News Source: <text:a xlink:type="simple" xlink:href="https://www.ukrinform.ua/rubric-economy/3695571-smigal-zaklikav-ssa-do-liderstva-v-konfiskacii-rosijskih-aktiviv.html" text:style-name="Internet_20_link" text:visited-style-name="Visited_20_Internet_20_Link">
https://www.ukrinform.ua/rubric-economy/3695571-smigal-zaklikav-ssa-do-liderstva-v-konfiskacii-rosijskih-aktiviv.html</text:a>
</text:p>
      <!--NEWS-->
      <text:h text:style-name="P10" text:outline-level="1">
<text:span text:style-name="T4">
近15,000名乌克兰人参与了康复大军</text:span>
</text:h>
      <text:p text:style-name="P4">
作者: Ukrinform (Person)</text:p>
      <text:p text:style-name="P4">
出版商: Укринформ (Organization)</text:p>
      <text:p text:style-name="P4">
出版时间: 2023-04-13T19:34:00+03:00</text:p>
      <text:p text:style-name="P4">
修改时间: 2023-04-13T19:34:00+03:00</text:p>
      <text:p text:style-name="P4">
描述: 在乌克兰16个地区的147万名失业者加入了“恢复军队”中对社会有用的作品的表现。  - 乌克林。</text:p>
      <text:p text:style-name="P4">
图片: ["<text:a xlink:type="simple" xlink:href="https://static.ukrinform.com/photos/2021_09/thumb_files/630_360_1632464671-382.jpg" text:style-name="Internet_20_link" text:visited-style-name="Visited_20_Internet_20_Link">
630_360_16324...</text:a>
", "<text:a xlink:type="simple" xlink:href="https://static.ukrinform.com/photos/2023_04/1681403923-210.jpeg" text:style-name="Internet_20_link" text:visited-style-name="Visited_20_Internet_20_Link">
1681403923-21...</text:a>
"]</text:p>
      <text:p text:style-name="P4">
标签: ['Відбудова', 'Армія відновлення']</text:p>
      <text:p text:style-name="P4">
类型: Article</text:p>
      <!--METADATA-->
      <text:p text:style-name="P4">
<draw:frame draw:style-name="fr1" draw:name="Image204" text:anchor-type="as-char" svg:width="6.9236in" svg:height="3.956343in" draw:z-index="0">
<draw:image xlink:href="../Images/yкринформ/2023-04-13T19-34-00-03-00/630_360_1632464671-382.jpg" xlink:type="simple" xlink:show="embed" xlink:actuate="onLoad" draw:mime-type="image/jpeg"/>
</draw:frame>
在乌克兰16个地区的147万名失业者加入了“恢复军队”中对社会有用的作品的和解。</text:p>
      <text:p text:style-name="P4">
正如乌克林福姆报道的那样，关于<text:a xlink:type="simple" xlink:href="https://t.me/SESofUkraine/1028" text:style-name="Internet_20_link" text:visited-style-name="Visited_20_Internet_20_Link">
</text:a>
国家就业服务报告。</text:p>
      <text:p text:style-name="P4">
14 696名失业者已经加入了“恢复大军”，他们以有用的重建方式进行表演。 该地区的领导者是波尔塔瓦地区，其中有3.5万人参与此类工作。</text:p>
      <text:p text:style-name="P4">
<draw:frame draw:style-name="fr1" draw:name="Image205" text:anchor-type="as-char" svg:width="6.9236in" svg:height="8.220972in" draw:z-index="0">
<draw:image xlink:href="../Images/yкринформ/2023-04-13T19-34-00-03-00/1681403923-210.jpeg" xlink:type="simple" xlink:show="embed" xlink:actuate="onLoad" draw:mime-type="image/jpeg"/>
</draw:frame>
<text:span text:style-name="T5">
 Infographics：国家就业服务</text:span>
</text:p>
      <text:p text:style-name="P4">
此外，五个包括顿涅茨克地区-1887人，基辅地区-1 873人，哈尔基夫地区-1 843人和切尔尼希夫地区-1 508人。</text:p>
      <text:p text:style-name="P4">
总共16个地区参加了该项目。</text:p>
      <text:p text:style-name="P4">
<text:span text:style-name="T4">
另请阅读：</text:span>
 <text:a xlink:type="simple" xlink:href="https://www.ukrinform.ua/rubric-vidbudova/3695476-vidnovlenna-ukraini-stane-odnim-iz-najbilsih-investproektiv-v-istorii-evropi-smigal.html" text:style-name="Internet_20_link" text:visited-style-name="Visited_20_Internet_20_Link">
</text:a>
为了表现社会有用的作品，该州已经向失业者支付了几乎1,000万美元。</text:p>
      <text:p text:style-name="P4">
据报道，该项目<text:a xlink:type="simple" xlink:href="https://www.ukrinform.ua/tag-armia-vidnovlenna" text:style-name="Internet_20_link" text:visited-style-name="Visited_20_Internet_20_Link">
</text:a>
由政府于2022年秋季提出，以吸引临时人士通过表现社会有用的作品来重建该国。 在失业者的情况下，这些作品的绩效期限终止了固定期限的就业合同。</text:p>
      <text:p text:style-name="P4">
News Source: <text:a xlink:type="simple" xlink:href="https://www.ukrinform.ua/rubric-vidbudova/3695575-do-armii-vidnovlenna-zalucili-vze-majze-15-tisac-ukrainciv.html" text:style-name="Internet_20_link" text:visited-style-name="Visited_20_Internet_20_Link">
https://www.ukrinform.ua/rubric-vidbudova/3695575-do-armii-vidnovlenna-zalucili-vze-majze-15-tisac-ukrainciv.html</text:a>
</text:p>
      <!--NEWS-->
      <text:h text:style-name="P10" text:outline-level="1">
<text:span text:style-name="T4">
乌克兰将小米带入国际战争赞助商名单</text:span>
</text:h>
      <text:p text:style-name="P4">
作者: Ukrinform (Person)</text:p>
      <text:p text:style-name="P4">
出版商: Укринформ (Organization)</text:p>
      <text:p text:style-name="P4">
出版时间: 2023-04-13T19:42:00+03:00</text:p>
      <text:p text:style-name="P4">
修改时间: 2023-04-13T19:42:00+03:00</text:p>
      <text:p text:style-name="P4">
描述: 国家反腐败局已将小米公司中国公司提交国际战争发起人名单。  - 乌克林。</text:p>
      <text:p text:style-name="P4">
图片: ["<text:a xlink:type="simple" xlink:href="https://static.ukrinform.com/photos/2020_05/thumb_files/630_360_1589616436-284.jpg" text:style-name="Internet_20_link" text:visited-style-name="Visited_20_Internet_20_Link">
630_360_15896...</text:a>
"]</text:p>
      <text:p text:style-name="P4">
标签: ['НАЗК', 'Xiaomi', 'Війна', 'Ринок']</text:p>
      <text:p text:style-name="P4">
类型: Article</text:p>
      <!--METADATA-->
      <text:p text:style-name="P4">
<draw:frame draw:style-name="fr1" draw:name="Image206" text:anchor-type="as-char" svg:width="6.9236in" svg:height="3.956343in" draw:z-index="0">
<draw:image xlink:href="../Images/yкринформ/2023-04-13T19-42-00-03-00/630_360_1589616436-284.jpg" xlink:type="simple" xlink:show="embed" xlink:actuate="onLoad" draw:mime-type="image/jpeg"/>
</draw:frame>
国家反腐败局已将小米公司中国公司提交国际战争赞助商名单。</text:p>
      <text:p text:style-name="P4">
正如乌克林福姆报道的那样，它报告了<text:a xlink:type="simple" xlink:href="https://nazk.gov.ua/uk/novyny/pro-nazk/lidera-z-prodazhu-smartfoniv-v-rf-xiaomi-corporation-vneseno-do-pereliku-mizhnarodnyh-sponsoriv-vijny/" text:style-name="Internet_20_link" text:visited-style-name="Visited_20_Internet_20_Link">
</text:a>
。</text:p>
      <text:p text:style-name="P4">
2021年，该公司成为世界智能手机生产的领导者，还生产家用电器，平板电脑，智能手表，软件，电气空间，电力，电力，电动自行车等。</text:p>
      <text:p text:style-name="P4">
声明说：“战争国际赞助商名单的原因是，该公司不仅在完整的互动后继续在俄罗斯联邦继续工作，而且仍然是恐怖分子智能手机销售的领导者。” 。</text:p>
      <text:p text:style-name="P4">
NAPC指出，从2018年到今天<text:a xlink:type="simple" xlink:href="https://www.ukrinform.ua/tag-xiaomi" text:style-name="Internet_20_link" text:visited-style-name="Visited_20_Internet_20_Link">
</text:a>
它在俄罗斯的Winternetnet商店的销售中排名第一，并且在整个俄罗斯联合会中也拥有大型MI商店的官方授权零售商店网络。</text:p>
      <text:p text:style-name="P4">
“尽管俄罗斯人轰炸了和平的乌克兰城市，但小米在2022年第三季度设法将俄罗斯联邦的量增加了39％，而与前面相比，她的消息中有消息。”</text:p>
      <text:p text:style-name="P4">
因此，在2022年，小米将其市场份额翻了一番，现在在俄罗斯有智能手机的领导者销售。 2022年7月，小米及其子品牌被俄罗斯智能手机市场的42％占领，在销售方面是首先。</text:p>
      <text:p text:style-name="P4">
<text:span text:style-name="T4">
另请阅读：</text:span>
 <text:a xlink:type="simple" xlink:href="https://www.ukrinform.ua/rubric-economy/3691321-do-spisku-sponsoriv-vijni-vze-vnesli-24-tisaci-osib-nazk.html" text:style-name="Internet_20_link" text:visited-style-name="Visited_20_Internet_20_Link">
<text:span text:style-name="T4">
赞助商</text:span>
 <text:span text:style-name="T4">
战争</text:span>
</text:a>
根据官方数据，俄罗斯小米在2021年收到了2.02亿美元的参考。 “这些是巨大的资金，从中缴纳了同样严重的税款。 然后，以相同的税收为代价，维持伊罗斯军队，这杀死了乌克兰人。”消息说。</text:p>
      <text:p text:style-name="P4">
NAPC指出，这家中国公司的俄罗斯市场非常重要，这就是为什么小米甚至没有从俄罗斯联邦宣布其计划，尽管从2022年春季开始，他没有开展URF的营销活动。正如乌克林福姆报道的，4月<text:a xlink:type="simple" xlink:href="https://www.ukrinform.ua/rubric-economy/3693029-ukraina-vnesla-najbilsu-v-sviti-naftopromislovu-kompaniu-slb-do-spisku-sponsoriv-vijni.html" text:style-name="Internet_20_link" text:visited-style-name="Visited_20_Internet_20_Link">
</text:a>
全球最大的石油工业公司SLBO国际战争赞助商名单。</text:p>
      <text:p text:style-name="P4">
News Source: <text:a xlink:type="simple" xlink:href="https://www.ukrinform.ua/rubric-economy/3695576-ukraina-vnesla-kompaniu-xiaomi-do-pereliku-miznarodnih-sponsoriv-vijni.html" text:style-name="Internet_20_link" text:visited-style-name="Visited_20_Internet_20_Link">
https://www.ukrinform.ua/rubric-economy/3695576-ukraina-vnesla-kompaniu-xiaomi-do-pereliku-miznarodnih-sponsoriv-vijni.html</text:a>
</text:p>
      <!--NEWS-->
      <text:h text:style-name="P10" text:outline-level="1">
<text:span text:style-name="T4">
出现军事处决的原因可能是俄罗斯联邦的内部斗争 - 画家</text:span>
</text:h>
      <text:p text:style-name="P4">
作者: Ukrinform (Person)</text:p>
      <text:p text:style-name="P4">
出版商: Укринформ (Organization)</text:p>
      <text:p text:style-name="P4">
出版时间: 2023-04-13T19:44:48+03:00</text:p>
      <text:p text:style-name="P4">
修改时间: 2023-04-13T19:44:48+03:00</text:p>
      <text:p text:style-name="P4">
描述: 国防部建议，乌克兰军方执行视频是俄罗斯联邦内部斗争的一部分。  - 乌克林。</text:p>
      <text:p text:style-name="P4">
图片: ["<text:a xlink:type="simple" xlink:href="https://static.ukrinform.com/photos/2022_12/thumb_files/630_360_1669892664-766.jpg" text:style-name="Internet_20_link" text:visited-style-name="Visited_20_Internet_20_Link">
630_360_16698...</text:a>
"]</text:p>
      <text:p text:style-name="P4">
标签: ['Страта', 'Воєнні злочини', 'Війна з росією', 'Ганна Маляр', 'Єдині новини']</text:p>
      <text:p text:style-name="P4">
类型: Article</text:p>
      <!--METADATA-->
      <text:p text:style-name="P4">
<draw:frame draw:style-name="fr1" draw:name="Image207" text:anchor-type="as-char" svg:width="6.9236in" svg:height="3.956343in" draw:z-index="0">
<draw:image xlink:href="../Images/yкринформ/2023-04-13T19-44-48-03-00/630_360_1669892664-766.jpg" xlink:type="simple" xlink:show="embed" xlink:actuate="onLoad" draw:mime-type="image/jpeg"/>
</draw:frame>
支持表明，在乌克兰军方执行视频是俄罗斯联邦内部斗争的一部分。</text:p>
      <text:p text:style-name="P4">
乌克林福姆报道，国防部副部长安娜·马里亚尔(Anna Malyar)在唯一新闻的广播中指出。</text:p>
      <text:p text:style-name="P4">
“选择为什么现在出现这段视频可能会有所不同。首先是他们想恐吓我们的选择，尽管很难想象我们今年通过后我们能通过的方法。第二个也许是内部的斗争俄罗斯力量精英。现在有一个假设，即该部门的代表可以做到这一点。也许是一样的，并且在俄罗斯联合会中有一个内部的范围。</text:p>
      <text:p text:style-name="P4">
<text:span text:style-name="T4">
另请阅读：</text:span>
 <text:a xlink:type="simple" xlink:href="https://www.ukrinform.ua/rubric-polytics/3695497-putin-nese-vidpovidalnist-za-zorstoku-stratu-ukrainskogo-vijskovogo-smigal.html" text:style-name="Internet_20_link" text:visited-style-name="Visited_20_Internet_20_Link">
</text:a>
副部长回答了一个问题，为什么俄罗斯人撤消了类似的虐待狂，他说可能也有几种变体。 她说，其中之一是该任务完成的报告，第二种选择是实施任务的人，显然是第一次没有这样做的乐趣和自我肯定。</text:p>
      <text:p text:style-name="P4">
同时，这位画家指出，这些犯罪不会保持热量是非常好的，因为如果不是这段视频，我们就不会很可能学到我们，而有罪也不会受到惩罚。</text:p>
      <text:p text:style-name="P4">
“多亏了这段视频，国际层面谴责了这样做的人。这是非常重要的。世界如何评估它。这是关于侵略，危害人类犯罪和乌克兰人民的种族灭绝。</text:p>
      <text:p text:style-name="P4">
<text:span text:style-name="T4">
另请阅读：</text:span>
 <text:a xlink:type="simple" xlink:href="https://www.ukrinform.ua/rubric-polytics/3695103-gensek-oon-u-zahu-vid-video-zi-stratou-ukrainskogo-polonenogo.html" text:style-name="Internet_20_link" text:visited-style-name="Visited_20_Internet_20_Link">
<text:span text:style-name="T4">
视频</text:span>
</text:a>
据报道，在互联网的前夕，有有关俄罗斯头部如何成为乌克兰战俘的视频。 执法机构采取措施确定这样做的人<text:a xlink:type="simple" xlink:href="https://www.ukrinform.ua/tag-zlocin" text:style-name="Internet_20_link" text:visited-style-name="Visited_20_Internet_20_Link">
</text:a>
 .</text:p>
      <text:p text:style-name="P4">
News Source: <text:a xlink:type="simple" xlink:href="https://www.ukrinform.ua/rubric-ato/3695577-pricinou-poavi-video-zi-stratou-vijskovogo-moze-buti-vnutrisna-borotba-v-rf-malar.html" text:style-name="Internet_20_link" text:visited-style-name="Visited_20_Internet_20_Link">
https://www.ukrinform.ua/rubric-ato/3695577-pricinou-poavi-video-zi-stratou-vijskovogo-moze-buti-vnutrisna-borotba-v-rf-malar.html</text:a>
</text:p>
      <!--NEWS-->
      <text:h text:style-name="P10" text:outline-level="1">
<text:span text:style-name="T4">
在波兰，公共汽车发生事故，三名乌克兰人受伤</text:span>
</text:h>
      <text:p text:style-name="P4">
作者: Ukrinform (Person)</text:p>
      <text:p text:style-name="P4">
出版商: Укринформ (Organization)</text:p>
      <text:p text:style-name="P4">
出版时间: 2023-04-13T19:47:00+03:00</text:p>
      <text:p text:style-name="P4">
修改时间: 2023-04-13T19:47:00+03:00</text:p>
      <text:p text:style-name="P4">
描述: 4月13日晚上，一辆乘坐Ivano -Frankivsk路线的乘客巴士在波兰西南部的Elzbetin定居下发生了事故。  - 乌克林。</text:p>
      <text:p text:style-name="P4">
图片: ["<text:a xlink:type="simple" xlink:href="https://static.ukrinform.com/photos/2023_04/thumb_files/630_360_1681404432-656.jpg" text:style-name="Internet_20_link" text:visited-style-name="Visited_20_Internet_20_Link">
630_360_16814...</text:a>
", "<text:a xlink:type="simple" xlink:href="https://static.ukrinform.com/photos/2023_04/1681404431-339.jpg" text:style-name="Internet_20_link" text:visited-style-name="Visited_20_Internet_20_Link">
1681404431-33...</text:a>
"]</text:p>
      <text:p text:style-name="P4">
标签: ['ДТП', 'Польща', 'Поранені', 'Автобус']</text:p>
      <text:p text:style-name="P4">
类型: Article</text:p>
      <!--METADATA-->
      <text:p text:style-name="P4">
<draw:frame draw:style-name="fr1" draw:name="Image208" text:anchor-type="as-char" svg:width="6.9236in" svg:height="3.956343in" draw:z-index="0">
<draw:image xlink:href="../Images/yкринформ/2023-04-13T19-47-00-03-00/630_360_1681404432-656.jpg" xlink:type="simple" xlink:show="embed" xlink:actuate="onLoad" draw:mime-type="image/jpeg"/>
</draw:frame>
4月13日晚上，一辆乘坐Ivano -Frankivsk路线的乘客巴士在波兰西南波兰的Polyzbetin定居下发生了事故。</text:p>
      <text:p text:style-name="P4">
有16人的Flixbus公共汽车去了沟渠并推翻了，因此，三名乌克兰公民受伤并被送往医院。(https://kielce.wyborcza.pl/kielce/7,47262,29657296,wypadek-autokaru-flixbus-kierowca-prawdopodobnie-chcial-uniknac.html)。</text:p>
      <text:p text:style-name="P4">
警察发言人在布科 - 兹德里·托马什·波基瓦斯基(Busko-Zdryui Tomash Pokivarsky)指出有关[]的信息(https://www.ukrinform.ua/tag-dtp)早上被收到大约六个(基辅时间). Аварія сталася на дорозі національного значення №73 вEлжбеціні.</text:p>
      <text:p text:style-name="P4">
<draw:frame draw:style-name="fr1" draw:name="Image209" text:anchor-type="as-char" svg:width="6.9236in" svg:height="6.9236in" draw:z-index="0">
<draw:image xlink:href="../Images/yкринформ/2023-04-13T19-47-00-03-00/1681404431-339.jpg" xlink:type="simple" xlink:show="embed" xlink:actuate="onLoad" draw:mime-type="image/jpeg"/>
</draw:frame>
事故发生的可能原因是驾驶员希望避免与抢劫发生碰撞，这是时候了。 但是他离开了道路，溢出了。</text:p>
      <text:p text:style-name="P4">
据警方称，有16人乘公共汽车穿越利沃夫，rzeszow，基尔斯和洛兹。 所有人都是乌克兰的公民。 结果，一个人受伤，三人被送往医院。</text:p>
      <text:p text:style-name="P4">
<text:span text:style-name="T4">
另请阅读：</text:span>
 <text:a xlink:type="simple" xlink:href="https://www.ukrinform.ua/rubric-regions/3695012-na-lvivsini-stalas-potrijna-dtp-e-zagiblij-ta-poraneni.html" text:style-name="Internet_20_link" text:visited-style-name="Visited_20_Internet_20_Link">
<text:span text:style-name="T4">
事故</text:span>
</text:a>
两位公共汽车司机都清醒。</text:p>
      <text:p text:style-name="P4">
有一段时间，此切割上的运动有限。</text:p>
      <text:p text:style-name="P4">
如报道，<text:a xlink:type="simple" xlink:href="https://www.ukrinform.ua/rubric-world/3694545-u-polsi-v-dtp-z-mikroavtobusami-postrazdali-dvoe-ukrainciv.html" text:style-name="Internet_20_link" text:visited-style-name="Visited_20_Internet_20_Link">
</text:a>
乌克兰人所在。 两个受伤。  照片：Wyborcza.pl</text:p>
      <text:p text:style-name="P4">
News Source: <text:a xlink:type="simple" xlink:href="https://www.ukrinform.ua/rubric-society/3695581-u-polsi-avtobus-potrapiv-u-dtp-postrazdali-troe-ukrainciv.html" text:style-name="Internet_20_link" text:visited-style-name="Visited_20_Internet_20_Link">
https://www.ukrinform.ua/rubric-society/3695581-u-polsi-avtobus-potrapiv-u-dtp-postrazdali-troe-ukrainciv.html</text:a>
</text:p>
      <!--NEWS-->
      <text:h text:style-name="P10" text:outline-level="1">
<text:span text:style-name="T4">
Zelensky：乌克兰OPC可以做从炮弹和导弹到炮兵和无人机</text:span>
</text:h>
      <text:p text:style-name="P4">
作者: Ukrinform (Person)</text:p>
      <text:p text:style-name="P4">
出版商: Укринформ (Organization)</text:p>
      <text:p text:style-name="P4">
出版时间: 2023-04-13T19:49:00+03:00</text:p>
      <text:p text:style-name="P4">
修改时间: 2023-04-13T19:49:00+03:00</text:p>
      <text:p text:style-name="P4">
描述: 乌克兰沃罗迪米尔·泽伦斯基（Ukraine Volodymyr Zelensky）总统相信国内国防工业综合体的强大发展，该综合体现在能够为乌克兰生产一切，从炮弹，导弹到炮兵和无人机。  - 乌克林。</text:p>
      <text:p text:style-name="P4">
图片: ["<text:a xlink:type="simple" xlink:href="https://static.ukrinform.com/photos/2023_02/thumb_files/630_360_1677264924-906.jpg" text:style-name="Internet_20_link" text:visited-style-name="Visited_20_Internet_20_Link">
630_360_16772...</text:a>
"]</text:p>
      <text:p text:style-name="P4">
标签: ['Ракета', 'Зеленський', 'ОПК', 'Війна з росією', 'Артилерія']</text:p>
      <text:p text:style-name="P4">
类型: Article</text:p>
      <!--METADATA-->
      <text:p text:style-name="P4">
<draw:frame draw:style-name="fr1" draw:name="Image210" text:anchor-type="as-char" svg:width="6.9236in" svg:height="3.956343in" draw:z-index="0">
<draw:image xlink:href="../Images/yкринформ/2023-04-13T19-49-00-03-00/630_360_1677264924-906.jpg" xlink:type="simple" xlink:show="embed" xlink:actuate="onLoad" draw:mime-type="image/jpeg"/>
</draw:frame>
乌克兰沃迪米尔·泽伦斯基(Ukraine Volodymyr Zelensky)总统相信国内国防工业综合体的强大发展，该综合体现在能够为乌克兰生产一切 - 为炮兵和无人机的渡假胜地和导弹。</text:p>
      <text:p text:style-name="P4">
国家元首在<text:a xlink:type="simple" xlink:href="https://t.me/V_Zelenskiy_official/5841" text:style-name="Internet_20_link" text:visited-style-name="Visited_20_Internet_20_Link">
</text:a>
乌克林福姆报道，回想起OPC工人的日子今天首先确定。</text:p>
      <text:p text:style-name="P4">
“今天，在马林斯基宫(Mariinsky Palace)，我们始终尊重那些最能挖掘乌克兰国家的人，我们的OPC工人的那天被庆祝为乌克兰武器，乌克兰炮弹，乌克兰设备。一年前，当俄罗斯黑海旗舰的海军小径停止时，他们自己在黑海水中。这些人是创造我们的枪支的人-155毫米，现在在战场上，我们只会听到积极的反馈从我们的欺凌者那里，……很明显占领者的“反馈”，”  - 说<text:a xlink:type="simple" xlink:href="https://www.ukrinform.ua/tag-zelenskij" text:style-name="Internet_20_link" text:visited-style-name="Visited_20_Internet_20_Link">
</text:a>
。</text:p>
      <text:p text:style-name="P4">
来源： <text:a xlink:type="simple" xlink:href="https://www.youtube.com/redirect" text:style-name="Internet_20_link" text:visited-style-name="Visited_20_Internet_20_Link">
</text:a>
<text:span text:style-name="T4">
另请阅读：</text:span>
 <text:a xlink:type="simple" xlink:href="https://www.ukrinform.ua/rubric-society/3695536-zelenskij-vruciv-nagorodi-predstavnikam-oboronnopromislovogo-kompleksu.html" text:style-name="Internet_20_link" text:visited-style-name="Visited_20_Internet_20_Link">
</text:a>
据他说，当然，不可能谈论大多数在我们的武器和我们自己的乌克兰流浪者上实现的实体，但是对于我们的国家来说，整个社会都希望对保护和保护的蒂姆专业人士感激总统强调：“他们能够为乌克兰(从弹丸到火箭，从优雅的炮弹到火箭)做一切，”  - 总统强调。</text:p>
      <text:p text:style-name="P4">
<text:span text:style-name="T4">
另请阅读：</text:span>
 <text:a xlink:type="simple" xlink:href="https://www.ukrinform.ua/rubric-other_news/3695569-zelenskij-proviv-vijskovij-kabinet-obgovorili-upravlinna-peredovou.html" text:style-name="Internet_20_link" text:visited-style-name="Visited_20_Internet_20_Link">
<text:span text:style-name="T4">
 Zelensky </text:span>
</text:a>
</text:p>
      <text:p text:style-name="P4">
正如乌克林福姆(Ukrinform)报道的那样，沃迪米尔·泽伦斯基(Volodymyr Zelenskyy)总统于4月13日签署了国防部的法令。</text:p>
      <text:p text:style-name="P4">
_foto：op _</text:p>
      <text:p text:style-name="P4">
News Source: <text:a xlink:type="simple" xlink:href="https://www.ukrinform.ua/rubric-economy/3695586-zelenskij-ukrainskij-opk-moze-robiti-use-vid-snaradiv-i-raket-do-artilerii-j-bezpilotnikiv.html" text:style-name="Internet_20_link" text:visited-style-name="Visited_20_Internet_20_Link">
https://www.ukrinform.ua/rubric-economy/3695586-zelenskij-ukrainskij-opk-moze-robiti-use-vid-snaradiv-i-raket-do-artilerii-j-bezpilotnikiv.html</text:a>
</text:p>
      <!--NEWS-->
      <text:h text:style-name="P10" text:outline-level="1">
<text:span text:style-name="T4">
ARMA准备出售逮捕的俄罗斯寡头的矿石</text:span>
</text:h>
      <text:p text:style-name="P4">
作者: Ukrinform (Person)</text:p>
      <text:p text:style-name="P4">
出版商: Укринформ (Organization)</text:p>
      <text:p text:style-name="P4">
出版时间: 2023-04-13T19:50:45+03:00</text:p>
      <text:p text:style-name="P4">
修改时间: 2023-04-13T19:50:45+03:00</text:p>
      <text:p text:style-name="P4">
描述: 国家对腐败和其他犯罪（ARMA）资产检测，调查和管理机构的准备，准备出售属于俄罗斯寡头Usmanov的Lebedinsky矿业和加工厂的逮捕的铁矿石生产。  - 乌克林。</text:p>
      <text:p text:style-name="P4">
图片: ["<text:a xlink:type="simple" xlink:href="https://static.ukrinform.com/photos/2023_04/thumb_files/630_360_1681404611-657.jpg" text:style-name="Internet_20_link" text:visited-style-name="Visited_20_Internet_20_Link">
630_360_16814...</text:a>
"]</text:p>
      <text:p text:style-name="P4">
标签: ['Гроші', 'АРМА', 'Олігархи']</text:p>
      <text:p text:style-name="P4">
类型: Article</text:p>
      <!--METADATA-->
      <text:p text:style-name="P4">
<draw:frame draw:style-name="fr1" draw:name="Image211" text:anchor-type="as-char" svg:width="6.9236in" svg:height="3.956343in" draw:z-index="0">
<draw:image xlink:href="../Images/yкринформ/2023-04-13T19-50-45-03-00/630_360_1681404611-657.jpg" xlink:type="simple" xlink:show="embed" xlink:actuate="onLoad" draw:mime-type="image/jpeg"/>
</draw:frame>
国家检测，调查和资产管理机构从腐败和其他犯罪中收到(Arma)准备出售属于俄罗斯寡头Usmanov的Lebedinsky采矿和加工联合收割机的铁矿石生产。</text:p>
      <text:p text:style-name="P4">
新闻服务报告<text:a xlink:type="simple" xlink:href="https://arma.gov.ua/news/typical/arma-gotue-do-prodaju-areshtovanu-zaliznu-rudu-rosiyskogo-oligarha" text:style-name="Internet_20_link" text:visited-style-name="Visited_20_Internet_20_Link">
</text:a>
，报道乌克林福姆。</text:p>
      <text:p text:style-name="P4">
“ ARMA工人进行了检查，并准备出售位于南部港口的被捕铁路。 尤其是，该机构的专家在属于俄罗斯寡头Alisherusmanov的天鹅开采和加工厂的铁矿石煤矿仓库中进行了检查。</text:p>
      <text:p text:style-name="P4">
有人强调，该财产是通过使用海关重新登记的“过境”将船体累积运送到港口的，目的是进一步运输到<text:a xlink:type="simple" xlink:href="https://www.ukrinform.ua/tag-kitaj" text:style-name="Internet_20_link" text:visited-style-name="Visited_20_Internet_20_Link">
</text:a>
人民共和国。</text:p>
      <text:p text:style-name="P4">
国家机构的专家还概述了用于销售Mikhailovsky Gok的生产线圈，该产品也置于州企业“ Izmail Marine Marine Trade Port”的海关控制下。</text:p>
      <text:p text:style-name="P4">
<text:span text:style-name="T4">
另请阅读：</text:span>
 <text:a xlink:type="simple" xlink:href="https://www.ukrinform.ua/rubric-economy/3694412-arma-za-misac-rozsukalo-aktiviv-majze-na-13-milarda.html" text:style-name="Internet_20_link" text:visited-style-name="Visited_20_Internet_20_Link">
<text:span text:style-name="T4">
 arma </text:span>
</text:a>
如该机构中所述，资产存储在不同的仓库和站点中，目前尚不清楚。</text:p>
      <text:p text:style-name="P4">
根据对财产检查的结果，ARMA收集了将在资产估算中使用的必要信息。 目前，国家安全正在采取措施将指定财产转移到交易平台的出售，定义了竞争选择的顺序。</text:p>
      <text:p text:style-name="P4">
据报道，1.66千吨铁矿石被转移到ARMA部门的ARMA部门，其价值约为1,8Mlrd，这是外国公司的财产。</text:p>
      <text:p text:style-name="P4">
<text:span text:style-name="T5">
foto：arma</text:span>
</text:p>
      <text:p text:style-name="P4">
News Source: <text:a xlink:type="simple" xlink:href="https://www.ukrinform.ua/rubric-economy/3695580-arma-gotue-do-prodazu-arestovanu-rudu-rosijskogo-oligarha.html" text:style-name="Internet_20_link" text:visited-style-name="Visited_20_Internet_20_Link">
https://www.ukrinform.ua/rubric-economy/3695580-arma-gotue-do-prodazu-arestovanu-rudu-rosijskogo-oligarha.html</text:a>
</text:p>
      <!--NEWS-->
      <text:h text:style-name="P10" text:outline-level="1">
<text:span text:style-name="T4">
Romanchuk赢得了在巴黎参加乌克兰游泳的首个奥运会许可证</text:span>
</text:h>
      <text:p text:style-name="P4">
作者: Ukrinform (Person)</text:p>
      <text:p text:style-name="P4">
出版商: Укринформ (Organization)</text:p>
      <text:p text:style-name="P4">
出版时间: 2023-04-13T19:59:00+03:00</text:p>
      <text:p text:style-name="P4">
修改时间: 2023-04-13T19:59:00+03:00</text:p>
      <text:p text:style-name="P4">
描述: 乌克兰人在终点线上表现出第四个结果。  - 乌克林。</text:p>
      <text:p text:style-name="P4">
图片: ["<text:a xlink:type="simple" xlink:href="https://static.ukrinform.com/photos/2023_04/thumb_files/630_360_1681405114-494.jpg" text:style-name="Internet_20_link" text:visited-style-name="Visited_20_Internet_20_Link">
630_360_16814...</text:a>
"]</text:p>
      <text:p text:style-name="P4">
标签: ['Романчук', 'плавання']</text:p>
      <text:p text:style-name="P4">
类型: Article</text:p>
      <!--METADATA-->
      <text:p text:style-name="P4">
<draw:frame draw:style-name="fr1" draw:name="Image212" text:anchor-type="as-char" svg:width="6.9236in" svg:height="3.956343in" draw:z-index="0">
<draw:image xlink:href="../Images/yкринформ/2023-04-13T19-59-00-03-00/630_360_1681405114-494.jpg" xlink:type="simple" xlink:show="embed" xlink:actuate="onLoad" draw:mime-type="image/jpeg"/>
</draw:frame>
乌克兰的终点显示出第四个结果。</text:p>
      <text:p text:style-name="P4">
乌克兰在游泳中赢得了巴黎奥运会的首个奥运会许可，<text:a xlink:type="simple" xlink:href="https://suspilne.media/445116-mihajlo-romancuk-vikonav-olimpijskij-normativ-na-distancii-400-m-vilnim-stilem-ce-persa-licenzia-ukraini-u-plavanni/" text:style-name="Internet_20_link" text:visited-style-name="Visited_20_Internet_20_Link">
</text:a>
乌克林福姆报道，公共运动。</text:p>
      <text:p text:style-name="P4">
在斯德哥尔摩公开赛上，乌克兰人能够履行标准(3：46.78分钟)400米的自由风格，在3：46.68分钟内克服它。</text:p>
      <text:p text:style-name="P4">
这是乌克兰在巴黎2024年帆船航行的第一个许可证。 这也是Romanchuk的首个成功的奥林匹克资格，其距离为400米。 在2016年和2020年的奥运会上，他没有参加比赛。</text:p>
      <text:p text:style-name="P4">
<text:span text:style-name="T4">
另请阅读：</text:span>
 <text:a xlink:type="simple" xlink:href="https://www.ukrinform.ua/rubric-sports/3694466-romancuk-na-turnir-u-stokgolmi-idu-za-olimpijskou-licenzieu.html" text:style-name="Internet_20_link" text:visited-style-name="Visited_20_Internet_20_Link">
<text:span text:style-name="T4">
 romanchuk </text:span>
</text:a>
根据乌克林福姆(Ukrinform)的说法，在东京的奥林匹克运动会上，罗姆丘克(Romanchuk)以1500米的速度获得银牌，并以800米的速度获得了“铜牌”。</text:p>
      <text:p text:style-name="P4">
照片：Getty图像</text:p>
      <text:p text:style-name="P4">
News Source: <text:a xlink:type="simple" xlink:href="https://www.ukrinform.ua/rubric-sports/3695585-romancuk-zdobuv-persu-olimpijsku-licenziu-u-plavanni-dla-ukraini-na-igri-v-parizi.html" text:style-name="Internet_20_link" text:visited-style-name="Visited_20_Internet_20_Link">
https://www.ukrinform.ua/rubric-sports/3695585-romancuk-zdobuv-persu-olimpijsku-licenziu-u-plavanni-dla-ukraini-na-igri-v-parizi.html</text:a>
</text:p>
      <!--NEWS-->
      <text:h text:style-name="P10" text:outline-level="1">
<text:span text:style-name="T4">
俄罗斯军队在尼科波尔地区开火了三次，发生了破坏</text:span>
</text:h>
      <text:p text:style-name="P4">
作者: Ukrinform (Person)</text:p>
      <text:p text:style-name="P4">
出版商: Укринформ (Organization)</text:p>
      <text:p text:style-name="P4">
出版时间: 2023-04-13T19:59:54+03:00</text:p>
      <text:p text:style-name="P4">
修改时间: 2023-04-13T19:59:54+03:00</text:p>
      <text:p text:style-name="P4">
描述: 俄罗斯军队每天三次向尼科波尔，博克罗夫斯克和切尔维诺霍尔社区开除。  - 乌克林。</text:p>
      <text:p text:style-name="P4">
图片: ["<text:a xlink:type="simple" xlink:href="https://static.ukrinform.com/photos/2023_04/thumb_files/630_360_1681404909-673.jpeg" text:style-name="Internet_20_link" text:visited-style-name="Visited_20_Internet_20_Link">
630_360_16814...</text:a>
", "<text:a xlink:type="simple" xlink:href="https://static.ukrinform.com/photos/2023_04/1681404907-190.jpeg" text:style-name="Internet_20_link" text:visited-style-name="Visited_20_Internet_20_Link">
1681404907-19...</text:a>
", "<text:a xlink:type="simple" xlink:href="https://static.ukrinform.com/photos/2023_04/1681404908-273.jpeg" text:style-name="Internet_20_link" text:visited-style-name="Visited_20_Internet_20_Link">
1681404908-27...</text:a>
", "<text:a xlink:type="simple" xlink:href="https://static.ukrinform.com/photos/2023_04/1681404908-154.jpeg" text:style-name="Internet_20_link" text:visited-style-name="Visited_20_Internet_20_Link">
1681404908-15...</text:a>
"]</text:p>
      <text:p text:style-name="P4">
标签: ['Дніпропетровщина', 'Нікополь', 'Обстріл', 'Війна з росією']</text:p>
      <text:p text:style-name="P4">
类型: Article</text:p>
      <!--METADATA-->
      <text:p text:style-name="P4">
<draw:frame draw:style-name="fr1" draw:name="Image213" text:anchor-type="as-char" svg:width="6.9236in" svg:height="3.956343in" draw:z-index="0">
<draw:image xlink:href="../Images/yкринформ/2023-04-13T19-59-54-03-00/630_360_1681404909-673.jpeg" xlink:type="simple" xlink:show="embed" xlink:actuate="onLoad" draw:mime-type="image/jpeg"/>
</draw:frame>
俄罗斯-Nikopol，Pokrovsk和Chervono -grigorivski社区每天被解雇三次。</text:p>
      <text:p text:style-name="P4">
关于<text:a xlink:type="simple" xlink:href="https://t.me/dnipropetrovskaODA/4107" text:style-name="Internet_20_link" text:visited-style-name="Visited_20_Internet_20_Link">
</text:a>
乌克林福姆报道，请告知酋长 - 帕特罗夫斯克·奥瓦·谢尔盖·利萨克(Ova S​​ergei Lisak)。</text:p>
      <text:p text:style-name="P4">
据说：“一天 - 三个炮击。从重型炮兵中，敌人在尼科波尔，波克罗夫斯卡亚和切尔维诺霍人社区被杀。有破坏。”</text:p>
      <text:p text:style-name="P4">
<draw:frame draw:style-name="fr1" draw:name="Image214" text:anchor-type="as-char" svg:width="6.9236in" svg:height="5.1927in" draw:z-index="0">
<draw:image xlink:href="../Images/yкринформ/2023-04-13T19-59-54-03-00/1681404907-190.jpeg" xlink:type="simple" xlink:show="embed" xlink:actuate="onLoad" draw:mime-type="image/jpeg"/>
</draw:frame>
<draw:frame draw:style-name="fr1" draw:name="Image215" text:anchor-type="as-char" svg:width="6.9236in" svg:height="4.077231in" draw:z-index="0">
<draw:image xlink:href="../Images/yкринформ/2023-04-13T19-59-54-03-00/1681404908-273.jpeg" xlink:type="simple" xlink:show="embed" xlink:actuate="onLoad" draw:mime-type="image/jpeg"/>
</draw:frame>
值得注意的是，农业企业遭受了严重破坏。 这座五座建筑，11座私人建筑物和9个农场结构，2条煤气管道和3个电源线损坏。</text:p>
      <text:p text:style-name="P4">
<draw:frame draw:style-name="fr1" draw:name="Image216" text:anchor-type="as-char" svg:width="6.9236in" svg:height="4.077231in" draw:z-index="0">
<draw:image xlink:href="../Images/yкринформ/2023-04-13T19-59-54-03-00/1681404908-273.jpeg" xlink:type="simple" xlink:show="embed" xlink:actuate="onLoad" draw:mime-type="image/jpeg"/>
</draw:frame>
<draw:frame draw:style-name="fr1" draw:name="Image217" text:anchor-type="as-char" svg:width="6.9236in" svg:height="5.1927in" draw:z-index="0">
<draw:image xlink:href="../Images/yкринформ/2023-04-13T19-59-54-03-00/1681404908-154.jpeg" xlink:type="simple" xlink:show="embed" xlink:actuate="onLoad" draw:mime-type="image/jpeg"/>
</draw:frame>
人们没有受伤。</text:p>
      <text:p text:style-name="P4">
正如乌克林福姆报道的那样，俄罗斯军队每天做出了<text:a xlink:type="simple" xlink:href="https://www.ukrinform.ua/rubric-regions/3695245-rosiani-za-dobu-atakuvali-devat-oblastej-ukraini-zvedenna-ova.html" text:style-name="Internet_20_link" text:visited-style-name="Visited_20_Internet_20_Link">
</text:a>
，有被杀和受伤的平民。</text:p>
      <text:p text:style-name="P4">
照片：Sergey Lisak</text:p>
      <text:p text:style-name="P4">
News Source: <text:a xlink:type="simple" xlink:href="https://www.ukrinform.ua/rubric-ato/3695587-vijska-rf-trici-obstrilali-nikopolsinu-e-rujnuvanna.html" text:style-name="Internet_20_link" text:visited-style-name="Visited_20_Internet_20_Link">
https://www.ukrinform.ua/rubric-ato/3695587-vijska-rf-trici-obstrilali-nikopolsinu-e-rujnuvanna.html</text:a>
</text:p>
      <!--NEWS-->
      <text:h text:style-name="P10" text:outline-level="1">
<text:span text:style-name="T4">
一年前，武装部队的海军重写了古老的历史 - 埃尔西科夫（Reznikov）</text:span>
</text:h>
      <text:p text:style-name="P4">
作者: ['АРМІЯINFORM']</text:p>
      <text:p text:style-name="P4">
时间: 2023-04-13T20:00:00-04:00</text:p>
      <text:p text:style-name="P4">
描述: 在乌克兰导弹“海王星”的影响下，布鲁·布拉（Neptune）布鲁·布拉（Bula Bulla）与“俄罗斯军事……与乌克兰2022年的战争，与乌克兰与乌克兰的最新新闻进行战争，今天与乌克兰的新闻战争，乌克兰2022年的新闻战，乌克兰与乌克兰之间的战争将发生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340923509_3472349713041630_8580056637537206316_n.jpg" text:style-name="Internet_20_link" text:visited-style-name="Visited_20_Internet_20_Link">
340923509_3472349713041630_8580056637537206316_n.jpg</text:a>
']</text:p>
      <text:p text:style-name="P4">
标签: ['STOPRUSSIA', 'ВМС ЗСУ', 'ОЛЕКСІЙ РЕЗНІКОВ']</text:p>
      <text:p text:style-name="P4">
类别: News</text:p>
      <!--METADATA-->
      <text:p text:style-name="P4">
<draw:frame draw:style-name="fr1" draw:name="Image218" text:anchor-type="as-char" svg:width="6.9236in" svg:height="4.183008in" draw:z-index="0">
<draw:image xlink:href="../Images/AРМІЯINFORM/2023-04-13T20-00-00-04-00/340923509_3472349713041630_8580056637537206316_n.jpg" xlink:type="simple" xlink:show="embed" xlink:actuate="onLoad" draw:mime-type="image/jpeg"/>
</draw:frame>
乌克兰导弹的同样的“海王星”火箭受到了同一艘“俄罗斯船”的影响 - 俄罗斯莫斯科导弹巡洋舰的黑海舰队的旗舰，第二天淹没了。</text:p>
      <text:p text:style-name="P4">
年度古代的心情<text:a xlink:type="simple" xlink:href="https://www.facebook.com/reznikovoleksii/posts/pfbid02XwZfGTxYvW4kajJJTf1bqayNLh9P4gWW4NMAmC7Hew6TrJGoqGJgEXXe5oYRKiQrl" text:style-name="Internet_20_link" text:visited-style-name="Visited_20_Internet_20_Link">
记住</text:a>
乌克兰Alexei Reznikov国防部长。</text:p>
      <text:p text:style-name="P4">
“这次活动令人鼓舞和令人难以置信，同时许多人似乎是真实的。 毕竟，俄罗斯已经失去了多付额的旗舰，”他说。</text:p>
      <text:p text:style-name="P4">
根据Alexei Reznikov的说法，我们的勇士似乎使它似乎不可能。 它改变了历史的过程。 因为链反应开始了。 那是俄罗斯舰队在黑海的最后一天。</text:p>
      <text:p text:style-name="P4">
“ **首先，在如此远处成功使用乌克兰导弹，使伙伴说服了伙伴，延迟了鱼叉导弹的转移是没有意义的。</text:p>
      <text:p text:style-name="P4">
*!结果，这导致了蛇岛的逃脱入侵者，他们称之为“善意的姿态”。</text:p>
      <text:p text:style-name="P4">
<text:span text:style-name="T4">
第三</text:span>
，蛇的释放使打开“谷物走廊”成为可能。 我们的产品得到了世俗的支持，乌克兰已获得国防资源。 如果不可能制作莫斯科，就不可能实现这一结果。</text:p>
      <text:p text:style-name="P4">
结果，俄罗斯舰队被迫躲藏在克里米亚的南部和以东。 现在，俄罗斯人可以怯ward向空中解雇平民。”  - 乌克兰国防部的格拉瓦说。</text:p>
      <text:p text:style-name="P4">
Alexei Reznikov总结了：这个故事的主要结论是我们的国家，并决定如何保护它。 即使有人仍然在乎克雷姆的脸。</text:p>
      <text:p text:style-name="P4">
“在乌克兰武器中制造的战斗中被证明可以应对更加获得的任务，并在最佳合作伙伴开发中保护水平。 乌克兰麦克风的发展是优先事项，因为它是我们各自的元素。</text:p>
      <text:p text:style-name="P4">
我们在战场上的成功是他们将支持我们的关键。”他说服。</text:p>
      <text:p text:style-name="P4">
因此，正如乌克兰国防部所指出的最重要的事情是支持我们的捍卫者和捍卫者，以保持统一，并逐步实现目标。 胜利是不可避免的。</text:p>
      <text:p text:style-name="P4">
News Source: <text:a xlink:type="simple" xlink:href="https://armyinform.com.ua/2023/04/13/rivno-rik-tomu-vijskovo-morski-syly-zsu-perepysaly-vikovu-istoriyu-oleksij-reznikov/" text:style-name="Internet_20_link" text:visited-style-name="Visited_20_Internet_20_Link">
https://armyinform.com.ua/2023/04/13/rivno-rik-tomu-vijskovo-morski-syly-zsu-perepysaly-vikovu-istoriyu-oleksij-reznikov/</text:a>
</text:p>
      <!--NEWS-->
      <text:h text:style-name="P10" text:outline-level="1">
<text:span text:style-name="T4">
Shmigal感谢波兰对乌克兰和MIG-29战斗机的支持</text:span>
</text:h>
      <text:p text:style-name="P4">
作者: Ukrinform (Person)</text:p>
      <text:p text:style-name="P4">
出版商: Укринформ (Organization)</text:p>
      <text:p text:style-name="P4">
出版时间: 2023-04-13T20:10:00+03:00</text:p>
      <text:p text:style-name="P4">
修改时间: 2023-04-13T20:10:00+03:00</text:p>
      <text:p text:style-name="P4">
描述: 乌克兰总理丹尼斯·施米加尔（Denis Shmigal）感谢波兰Mateusha Moravtsky的总理和所有波兰人民的支持，以支持该国提供我们的国家以及他愿意举行MIG-29飞机的党派。  - 乌克林。</text:p>
      <text:p text:style-name="P4">
图片: ["<text:a xlink:type="simple" xlink:href="https://static.ukrinform.com/photos/2023_04/thumb_files/630_360_1681405897-475.jpeg" text:style-name="Internet_20_link" text:visited-style-name="Visited_20_Internet_20_Link">
630_360_16814...</text:a>
"]</text:p>
      <text:p text:style-name="P4">
标签: ['Польща', 'Моравецький', 'Винищувач', 'Шмигаль', 'Війна з росією']</text:p>
      <text:p text:style-name="P4">
类型: Article</text:p>
      <!--METADATA-->
      <text:p text:style-name="P4">
<draw:frame draw:style-name="fr1" draw:name="Image219" text:anchor-type="as-char" svg:width="6.9236in" svg:height="3.956343in" draw:z-index="0">
<draw:image xlink:href="../Images/yкринформ/2023-04-13T20-10-00-03-00/630_360_1681405897-475.jpeg" xlink:type="simple" xlink:show="embed" xlink:actuate="onLoad" draw:mime-type="image/jpeg"/>
</draw:frame>
乌克兰总理丹尼斯·施米加尔(Denis Shmigal)感谢波兰·梅特沙·摩拉维斯基(Poland Mateusha Moravtsky)总理和所有波兰人民的支持，他的支持是该国提供了我们的国家，并愿意给飞机飞机29。</text:p>
      <text:p text:style-name="P4">
政府负责人在<text:a xlink:type="simple" xlink:href="https://twitter.com/Denys_Shmyhal/status/1646552271369404430" text:style-name="Internet_20_link" text:visited-style-name="Visited_20_Internet_20_Link">
</text:a>
，报道乌克林福姆。</text:p>
      <text:p text:style-name="P4">
“在华盛顿，与乌克兰的一位朋友举行了一次会议，与Mateushem Moravetsky举行了会议。他亲自为Premiere和所有波兰人打扮，以支持<text:a xlink:type="simple" xlink:href="https://www.ukrinform.ua/tag-polsa" text:style-name="Internet_20_link" text:visited-style-name="Visited_20_Internet_20_Link">
</text:a>
为乌克兰的胜利而发起。 我们组成了一个“战斗机联盟”。 我们正在等待波兰的MIG -29。” Shmigal说。</text:p>
      <text:p text:style-name="P4">
<text:span text:style-name="T4">
另请阅读：</text:span>
 <text:a xlink:type="simple" xlink:href="https://www.ukrinform.ua/rubric-ato/3695024-smigal-zustrivsa-z-glavou-pentagona-j-zaklikav-ssa-nadati-litaki.html" text:style-name="Internet_20_link" text:visited-style-name="Visited_20_Internet_20_Link">
</text:a>
正如乌克林福姆报道的，在华盛顿，波兰总理Mateush <text:a xlink:type="simple" xlink:href="https://www.ukrinform.ua/rubric-ato/3695562-polsa-peredae-ukraini-cergovu-partiu-mig29-moraveckij.html" text:style-name="Internet_20_link" text:visited-style-name="Visited_20_Internet_20_Link">
</text:a>
</text:p>
      <text:p text:style-name="P4">
<text:a xlink:type="simple" xlink:href="https://www.ukrinform.ua/rubric-ato/3695533-berlin-dozvoliv-polsi-peredati-ukraini-vinisuvaci-mig29-spiegel.html" text:style-name="Internet_20_link" text:visited-style-name="Visited_20_Internet_20_Link">
 </text:a>
从乌克兰特工Mig-29出口到前GDR的仓库。</text:p>
      <text:p text:style-name="P4">
<text:span text:style-name="T5">
foto：Twitter Denis Shmigal</text:span>
</text:p>
      <text:p text:style-name="P4">
News Source: <text:a xlink:type="simple" xlink:href="https://www.ukrinform.ua/rubric-ato/3695591-smigal-podakuvav-polsi-za-pidtrimku-ukraini-ta-vinisuvaci-mig29.html" text:style-name="Internet_20_link" text:visited-style-name="Visited_20_Internet_20_Link">
https://www.ukrinform.ua/rubric-ato/3695591-smigal-podakuvav-polsi-za-pidtrimku-ukraini-ta-vinisuvaci-mig29.html</text:a>
</text:p>
      <!--NEWS-->
      <text:h text:style-name="P10" text:outline-level="1">
<text:span text:style-name="T4">
俄罗斯自愿不会放弃乌克兰战争-Moravtsky</text:span>
</text:h>
      <text:p text:style-name="P4">
作者: Ukrinform (Person)</text:p>
      <text:p text:style-name="P4">
出版商: Укринформ (Organization)</text:p>
      <text:p text:style-name="P4">
出版时间: 2023-04-13T20:12:00+03:00</text:p>
      <text:p text:style-name="P4">
修改时间: 2023-04-13T20:12:00+03:00</text:p>
      <text:p text:style-name="P4">
描述: 俄罗斯没有在乌克兰战场上的失败中得出结论，也不打算阻止其侵略性战争。  - 乌克林。</text:p>
      <text:p text:style-name="P4">
图片: ["<text:a xlink:type="simple" xlink:href="https://static.ukrinform.com/photos/2022_11/thumb_files/630_360_1669454872-285.jpg" text:style-name="Internet_20_link" text:visited-style-name="Visited_20_Internet_20_Link">
630_360_16694...</text:a>
"]</text:p>
      <text:p text:style-name="P4">
标签: ['Польща', 'Україна', 'росія', 'Війна', 'Моравецький']</text:p>
      <text:p text:style-name="P4">
类型: Article</text:p>
      <!--METADATA-->
      <text:p text:style-name="P4">
<draw:frame draw:style-name="fr1" draw:name="Image220" text:anchor-type="as-char" svg:width="6.9236in" svg:height="3.956343in" draw:z-index="0">
<draw:image xlink:href="../Images/yкринформ/2023-04-13T20-12-00-03-00/630_360_1669454872-285.jpg" xlink:type="simple" xlink:show="embed" xlink:actuate="onLoad" draw:mime-type="image/jpeg"/>
</draw:frame>
俄罗斯不会从乌克兰战场上的失败中得出结论，并且不打算阻止积极的战争。</text:p>
      <text:p text:style-name="P4">
据乌克林福音通讯员称，这一观点是由总理马特斯·莫拉维斯基(Mateusz Moravtsky)在华盛顿大西洋镇的一场演讲中表达的。</text:p>
      <text:p text:style-name="P4">
“不要期望俄罗斯人会从战场上的失败中得出结论，并可能被放弃。 我对此感到悲观。 我生病了，在不久的将来可能会有可能。”</text:p>
      <text:p text:style-name="P4">
他认为，俄罗斯在这场战争中的主要目的是“破坏乌克兰”。 波兰总理说：“有必要确保乌克兰不能成为加强饮食的基础。”</text:p>
      <text:p text:style-name="P4">
<text:span text:style-name="T4">
另请阅读：</text:span>
 <text:a xlink:type="simple" xlink:href="https://www.ukrinform.ua/rubric-world/3695403-vijna-rf-proti-ukraini-zminila-poradok-bezpeki-vstanovlenij-oon-u-1945-roci-minoboroni-moldovi.html" text:style-name="Internet_20_link" text:visited-style-name="Visited_20_Internet_20_Link">
<text:span text:style-name="T4">
战争</text:span>
</text:a>
Moravetsky补充说：“这种愿望最有可能与中国共享。” 波兰政府总结说：“这是汇集两个超级大国的另一个方面，即使俄罗斯近年来已经成为该工会的初级伙伴。”</text:p>
      <text:p text:style-name="P4">
据报道，总参谋部<text:a xlink:type="simple" xlink:href="https://www.ukrinform.ua/tag-zsu" text:style-name="Internet_20_link" text:visited-style-name="Visited_20_Internet_20_Link">
</text:a>
据预测，俄罗斯将在春季和夏季增加其部队的定性指标，将继续为乌克兰边界形成战略储备，并可以继续对人口进行耕种。 https://www.ukrinform.ua/rubric-ato/3695327-rf-prodododovzit-formvati-formvati-strategicni-rezervi-ta-rekidatime-th-do-krainiv-krainiv-krainiv-krainiv-kraini</text:p>
      <text:p text:style-name="P4">
News Source: <text:a xlink:type="simple" xlink:href="https://www.ukrinform.ua/rubric-ato/3695593-rosia-dobrovilno-ne-vidmovitsa-vid-vijni-v-ukraini-moraveckij.html" text:style-name="Internet_20_link" text:visited-style-name="Visited_20_Internet_20_Link">
https://www.ukrinform.ua/rubric-ato/3695593-rosia-dobrovilno-ne-vidmovitsa-vid-vijni-v-ukraini-moraveckij.html</text:a>
</text:p>
      <!--NEWS-->
      <text:h text:style-name="P10" text:outline-level="1">
<text:span text:style-name="T4">
海军陆战队的伞兵，炮兵：Zelensky指出了349名军事奖项</text:span>
</text:h>
      <text:p text:style-name="P4">
作者: Ukrinform (Person)</text:p>
      <text:p text:style-name="P4">
出版商: Укринформ (Organization)</text:p>
      <text:p text:style-name="P4">
出版时间: 2023-04-13T20:16:00+03:00</text:p>
      <text:p text:style-name="P4">
修改时间: 2023-04-13T20:16:00+03:00</text:p>
      <text:p text:style-name="P4">
描述: 乌克兰沃迪米尔·泽伦斯基（Volodymyr Zelensky）总统庆祝了349名乌克兰军人通过州颁奖典礼，其中包括45名空军战士，152名陆军和152名陆军。  - 乌克林。</text:p>
      <text:p text:style-name="P4">
图片: ["<text:a xlink:type="simple" xlink:href="https://static.ukrinform.com/photos/2023_01/thumb_files/630_360_1674619992-551.png" text:style-name="Internet_20_link" text:visited-style-name="Visited_20_Internet_20_Link">
630_360_16746...</text:a>
"]</text:p>
      <text:p text:style-name="P4">
标签: ['Нагорода', 'Військові', 'Зеленський', 'Війна з росією']</text:p>
      <text:p text:style-name="P4">
类型: Article</text:p>
      <!--METADATA-->
      <text:p text:style-name="P4">
<draw:frame draw:style-name="fr1" draw:name="Image221" text:anchor-type="as-char" svg:width="6.9236in" svg:height="3.956343in" draw:z-index="0">
<draw:image xlink:href="../Images/yкринформ/2023-04-13T20-16-00-03-00/630_360_1674619992-551.png" xlink:type="simple" xlink:show="embed" xlink:actuate="onLoad" draw:mime-type="image/png"/>
</draw:frame>
乌克兰沃迪米尔·泽伦斯基(Ukraine Volodymyr Zelensky)总统指出了州奖349名乌克兰军人，其中包括45名空军战士，152名陆军和152名陆军。</text:p>
      <text:p text:style-name="P4">
国家元首在<text:a xlink:type="simple" xlink:href="https://t.me/V_Zelenskiy_official/5841" text:style-name="Internet_20_link" text:visited-style-name="Visited_20_Internet_20_Link">
</text:a>
，报道乌克林福姆。</text:p>
      <text:p text:style-name="P4">
“他签署了有关授予我们士兵的法令。四项法令。349名军事军人被授予州奖。其中 - 其中45名空中战士，152 -DSHV，152名士兵 - 陆军 - ”  - 说<text:a xlink:type="simple" xlink:href="https://www.ukrinform.ua/tag-zelenskij" text:style-name="Internet_20_link" text:visited-style-name="Visited_20_Internet_20_Link">
</text:a>
。</text:p>
      <text:p text:style-name="P4">
他特别注意我们在塔夫里亚将军塔纳夫斯基(Tarnavsky)在顿涅茨克(Donetsk)战斗的战士。 特别是，第55旅的第35旅和炮兵的海军陆战队。 “你一如既往，伙计们很有效!谢谢!”  - 总统说。</text:p>
      <text:p text:style-name="P4">
<text:span text:style-name="T4">
另请阅读：</text:span>
 <text:a xlink:type="simple" xlink:href="https://www.ukrinform.ua/rubric-other_news/3695569-zelenskij-proviv-vijskovij-kabinet-obgovorili-upravlinna-peredovou.html" text:style-name="Internet_20_link" text:visited-style-name="Visited_20_Internet_20_Link">
<text:span text:style-name="T4">
 Zelensk </text:span>
</text:a>
他还要感谢敖德萨将军莫斯卡洛夫-A 63颈机械大队的士兵表示感谢，他在南方方向上有力地击败了我们所在地和村庄的入侵者，以及第126个单独的特洛伊 - 特洛伊 - 特洛伊 - 特洛伊 - 士兵空气智能。</text:p>
      <text:p text:style-name="P4">
泽伦斯基说：“谢谢你们，对我们的炮兵的照顾。敌人将因对乌克兰人的每一次打击而失去。”</text:p>
      <text:p text:style-name="P4">
<text:span text:style-name="T4">
另请阅读：</text:span>
 <text:a xlink:type="simple" xlink:href="https://www.ukrinform.ua/rubric-ato/3695440-tankovi-manevri-na-leopardah-ukrainskih-bijciv-u-polsi-trenuut-norvezki-instruktori.html" text:style-name="Internet_20_link" text:visited-style-name="Visited_20_Internet_20_Link">
</text:a>
正如乌克兰乌克兰(Ukrinform(https://www.ukrinform.ua/rubric-ato/3695428-zelenskij-vidznaciv-derzavnimi-nagorodami-284-zahisnikiv-iz-nih-186-posmertno.html)284名军人指出了国家拥有的Navalgorod，其中186个是死后的。</text:p>
      <text:p text:style-name="P4">
_foto：op _</text:p>
      <text:p text:style-name="P4">
News Source: <text:a xlink:type="simple" xlink:href="https://www.ukrinform.ua/rubric-ato/3695594-desantniki-artileristi-morpihi-zelenskij-vidznaciv-nagorodami-349-vijskovih.html" text:style-name="Internet_20_link" text:visited-style-name="Visited_20_Internet_20_Link">
https://www.ukrinform.ua/rubric-ato/3695594-desantniki-artileristi-morpihi-zelenskij-vidznaciv-nagorodami-349-vijskovih.html</text:a>
</text:p>
      <!--NEWS-->
      <text:h text:style-name="P10" text:outline-level="1">
<text:span text:style-name="T4">
联合国委员会应考虑乌克兰战俘的权利 - 卢比尼特</text:span>
</text:h>
      <text:p text:style-name="P4">
作者: Ukrinform (Person)</text:p>
      <text:p text:style-name="P4">
出版商: Укринформ (Organization)</text:p>
      <text:p text:style-name="P4">
出版时间: 2023-04-13T20:23:00+03:00</text:p>
      <text:p text:style-name="P4">
修改时间: 2023-04-13T20:23:00+03:00</text:p>
      <text:p text:style-name="P4">
描述: 乌克兰人权人权德米特里·卢比尼特（Dmitry Lubinets）的Verkhovna Rada专员要求联合国人权委员会分别考虑乌克兰战俘的权利。  - 乌克林。</text:p>
      <text:p text:style-name="P4">
图片: ["<text:a xlink:type="simple" xlink:href="https://static.ukrinform.com/photos/2023_04/thumb_files/630_360_1681406550-125.png" text:style-name="Internet_20_link" text:visited-style-name="Visited_20_Internet_20_Link">
630_360_16814...</text:a>
"]</text:p>
      <text:p text:style-name="P4">
标签: ['ООН', 'Права людини', 'Військові', 'Полонені', 'Дмитро Лубінець']</text:p>
      <text:p text:style-name="P4">
类型: Article</text:p>
      <!--METADATA-->
      <text:p text:style-name="P4">
<draw:frame draw:style-name="fr1" draw:name="Image222" text:anchor-type="as-char" svg:width="6.9236in" svg:height="3.956343in" draw:z-index="0">
<draw:image xlink:href="../Images/yкринформ/2023-04-13T20-23-00-03-00/630_360_1681406550-125.png" xlink:type="simple" xlink:show="embed" xlink:actuate="onLoad" draw:mime-type="image/png"/>
</draw:frame>
乌克兰人权杜米特里·卢比尼特(Dmitry Lubinets)的Verkhovna Rada专员要求联合国人权委员会考虑乌克兰军事权利的局势。</text:p>
      <text:p text:style-name="P4">
他在一次采访中说了这一点” <text:a xlink:type="simple" xlink:href="https://www.radiosvoboda.org/a/intervyu-upovnovazhenyy-z-prav-lyudyny-lubints/32362158.html" text:style-name="Internet_20_link" text:visited-style-name="Visited_20_Internet_20_Link">
</text:a>
”，据报道乌克林福姆。</text:p>
      <text:p text:style-name="P4">
他说：“我要求联合国人权委员会认为乌克兰军队的权利并非被囚禁，但也遭受了酷刑。”</text:p>
      <text:p text:style-name="P4">
Lubinets补充说，作为乌克兰的监察员，他收到了数十个乌克兰军方虐待俄罗斯的视频。 当然，他们没有出版，但是检察官办公室开放了刑事诉讼。 “但是世界的反应不仅必须是瞬时的，不仅是我们自2014年以来一直以来一直以来一直存在的“深度焦虑”，”专员说服了专员。</text:p>
      <text:p text:style-name="P4">
据他说，有必要在不同站点提出问题，也许是联合国单独的决议。 这项决议的结果是将俄罗斯联邦排除在联合国之外。</text:p>
      <text:p text:style-name="P4">
<text:span text:style-name="T4">
另请阅读：</text:span>
 <text:a xlink:type="simple" xlink:href="https://www.ukrinform.ua/rubric-polytics/3695497-putin-nese-vidpovidalnist-za-zorstoku-stratu-ukrainskogo-vijskovogo-smigal.html" text:style-name="Internet_20_link" text:visited-style-name="Visited_20_Internet_20_Link">
</text:a>
申诉专员回答了他们是否惩罚乌克兰战士参与的乌克兰战士，以及他们是否有机会吸引参考。</text:p>
      <text:p text:style-name="P4">
“但是在我们的<text:a xlink:type="simple" xlink:href="https://www.ukrinform.ua/tag-zsu" text:style-name="Internet_20_link" text:visited-style-name="Visited_20_Internet_20_Link">
</text:a>
但是，耶希的情报机构是机制，如何惩罚这些不人道。”他说。</text:p>
      <text:p text:style-name="P4">
Lubinets说，唯一应该监视和记录战俘的组织是红十字会的国际委员会。</text:p>
      <text:p text:style-name="P4">
“他们根本不应对这项任务。 没做什么。 这是位置。 这些是他们的答案 - 我们记录了俄罗斯联邦不在乌克兰战俘的拘留所。 自2014年以来，我们就一直在为借口而死。”他说。</text:p>
      <text:p text:style-name="P4">
根据Lubinets的说法，乌克兰没有看到ICCH和联合国的反应。</text:p>
      <text:p text:style-name="P4">
<text:span text:style-name="T4">
另请阅读：</text:span>
 <text:a xlink:type="simple" xlink:href="https://www.ukrinform.ua/rubric-society/3695554-ridni-vijskovopolonenih-u-olenivci-poskarzilisa-lubincu-na-bezdialnist-mkch.html" text:style-name="Internet_20_link" text:visited-style-name="Visited_20_Internet_20_Link">
<text:span text:style-name="T4">
 mkch </text:span>
</text:a>
</text:p>
      <text:p text:style-name="P4">
乌克兰外交部向国际刑事法院的检察官提出上诉，要求俄罗斯军方在乌克兰军方对俄罗斯人对乌克兰犯下的人类军事罪的人类造成的乌克兰士兵的死亡，这一事实。</text:p>
      <text:p text:style-name="P4">
4月12日，国防部情报局主要局和尤索夫的代表表示，在俄罗斯，他们发布了乌克兰暴行的录像带，包括恐吓他们的战士。</text:p>
      <text:p text:style-name="P4">
News Source: <text:a xlink:type="simple" xlink:href="https://www.ukrinform.ua/rubric-society/3695595-komitet-oon-mae-okremo-rozglanuti-situaciu-z-pravami-ukrainskih-vijskovopolonenih-lubinec.html" text:style-name="Internet_20_link" text:visited-style-name="Visited_20_Internet_20_Link">
https://www.ukrinform.ua/rubric-society/3695595-komitet-oon-mae-okremo-rozglanuti-situaciu-z-pravami-ukrainskih-vijskovopolonenih-lubinec.html</text:a>
</text:p>
      <!--NEWS-->
      <text:h text:style-name="P10" text:outline-level="1">
<text:span text:style-name="T4">
在Melitopol和Berdyansk中，有一个闪电虫“ Rozhism”</text:span>
</text:h>
      <text:p text:style-name="P4">
作者: Ukrinform (Person)</text:p>
      <text:p text:style-name="P4">
出版商: Укринформ (Organization)</text:p>
      <text:p text:style-name="P4">
出版时间: 2023-04-13T20:24:00+03:00</text:p>
      <text:p text:style-name="P4">
修改时间: 2023-04-13T20:24:00+03:00</text:p>
      <text:p text:style-name="P4">
描述: 在乌克兰暂时占领领土的城市中，有一个全乌克兰式的闪光灯“轻率的外界”。  - 乌克林。</text:p>
      <text:p text:style-name="P4">
图片: ["<text:a xlink:type="simple" xlink:href="https://static.ukrinform.com/photos/2023_04/thumb_files/630_360_1681394674-723.jpeg" text:style-name="Internet_20_link" text:visited-style-name="Visited_20_Internet_20_Link">
630_360_16813...</text:a>
", "<text:a xlink:type="simple" xlink:href="https://static.ukrinform.com/photos/2023_04/1681394674-924.jpeg" text:style-name="Internet_20_link" text:visited-style-name="Visited_20_Internet_20_Link">
1681394674-92...</text:a>
", "<text:a xlink:type="simple" xlink:href="https://static.ukrinform.com/photos/2023_04/1681394675-596.jpeg" text:style-name="Internet_20_link" text:visited-style-name="Visited_20_Internet_20_Link">
1681394675-59...</text:a>
"]</text:p>
      <text:p text:style-name="P4">
标签: ['Бердянськ', 'Флешмоб', 'Мелітополь', 'Війна з росією']</text:p>
      <text:p text:style-name="P4">
类型: Article</text:p>
      <!--METADATA-->
      <text:p text:style-name="P4">
<draw:frame draw:style-name="fr1" draw:name="Image223" text:anchor-type="as-char" svg:width="6.9236in" svg:height="3.956343in" draw:z-index="0">
<draw:image xlink:href="../Images/yкринформ/2023-04-13T20-24-00-03-00/630_360_1681394674-723.jpeg" xlink:type="simple" xlink:show="embed" xlink:actuate="onLoad" draw:mime-type="image/jpeg"/>
</draw:frame>
在乌克兰被占领领土的城市中，有一个全乌克兰的闪存暴民“ Rozhism”。</text:p>
      <text:p text:style-name="P4">
关于它报告<text:a xlink:type="simple" xlink:href="https://t.me/brdVP/8983" text:style-name="Internet_20_link" text:visited-style-name="Visited_20_Internet_20_Link">
</text:a>
据报道，伯迪安斯克今天报道。</text:p>
      <text:p text:style-name="P4">
“在Melitopol和Berdyansk中，我们每天都燃烧种族主义的杂物：宣传报纸，俄罗斯国旗，普京肖像，Rashista的小册子。(...)我们的激进分子在乌克兰占领领土的所有城市中成功地切断了轻率的行为。”</text:p>
      <text:p text:style-name="P4">
<draw:frame draw:style-name="fr1" draw:name="Image224" text:anchor-type="as-char" svg:width="6.9236in" svg:height="5.660684in" draw:z-index="0">
<draw:image xlink:href="../Images/yкринформ/2023-04-13T20-24-00-03-00/1681394674-924.jpeg" xlink:type="simple" xlink:show="embed" xlink:actuate="onLoad" draw:mime-type="image/jpeg"/>
</draw:frame>
<text:span text:style-name="T4">
另请阅读：</text:span>
 <text:a xlink:type="simple" xlink:href="https://www.ukrinform.ua/rubric-regions/3684484-u-zahoplenomu-berdansku-pidirvali-zitlo-kolaboranta.html" text:style-name="Internet_20_link" text:visited-style-name="Visited_20_Internet_20_Link">
<text:span text:style-name="T4">
 berdyansk </text:span>
</text:a>
</text:p>
      <text:p text:style-name="P4">
<draw:frame draw:style-name="fr1" draw:name="Image225" text:anchor-type="as-char" svg:width="5.625in" svg:height="10.0in" draw:z-index="0">
<draw:image xlink:href="../Images/yкринформ/2023-04-13T20-24-00-03-00/1681394675-596.jpeg" xlink:type="simple" xlink:show="embed" xlink:actuate="onLoad" draw:mime-type="image/jpeg"/>
</draw:frame>
作为  <text:a xlink:type="simple" xlink:href="https://www.ukrinform.ua/rubric-regions/3564756-u-hersoni-trivae-akcia-vidderi-rasizm.html" text:style-name="Internet_20_link" text:visited-style-name="Visited_20_Internet_20_Link">
 </text:a>
Flashmob“ Rozhism”是乌克林福姆，是俄罗斯入侵者煽动产品的行动。 被俘虏的城市的居民习惯于收集和拆除俄罗斯作品入口处的明信片和广告。 该机芯以激进分子的结果发布照片并呼吁。</text:p>
      <text:p text:style-name="P4">
<text:span text:style-name="T5">
foto：berdyansk今天/电报</text:span>
</text:p>
      <text:p text:style-name="P4">
News Source: <text:a xlink:type="simple" xlink:href="https://www.ukrinform.ua/rubric-regions/3695506-u-melitopoli-ta-berdansku-prohodit-flesmob-vidderi-rasizm.html" text:style-name="Internet_20_link" text:visited-style-name="Visited_20_Internet_20_Link">
https://www.ukrinform.ua/rubric-regions/3695506-u-melitopoli-ta-berdansku-prohodit-flesmob-vidderi-rasizm.html</text:a>
</text:p>
      <!--NEWS-->
      <text:h text:style-name="P10" text:outline-level="1">
<text:span text:style-name="T4">
在美国，确定了聊天小组的负责人，该小组出现了五角大楼-NYT的秘密数据</text:span>
</text:h>
      <text:p text:style-name="P4">
作者: Ukrinform (Person)</text:p>
      <text:p text:style-name="P4">
出版商: Укринформ (Organization)</text:p>
      <text:p text:style-name="P4">
出版时间: 2023-04-13T20:40:00+03:00</text:p>
      <text:p text:style-name="P4">
修改时间: 2023-04-13T20:40:00+03:00</text:p>
      <text:p text:style-name="P4">
描述: 一名21岁的美国国民警卫队服务员是Game Online Chat Group的负责人，该小组出版了秘密五角大楼文件的出版物。  - 乌克林。</text:p>
      <text:p text:style-name="P4">
图片: ["<text:a xlink:type="simple" xlink:href="https://static.ukrinform.com/photos/2023_04/thumb_files/630_360_1681170438-481.png" text:style-name="Internet_20_link" text:visited-style-name="Visited_20_Internet_20_Link">
630_360_16811...</text:a>
"]</text:p>
      <text:p text:style-name="P4">
标签: ['Пентагон', 'США', 'Документи']</text:p>
      <text:p text:style-name="P4">
类型: Article</text:p>
      <!--METADATA-->
      <text:p text:style-name="P4">
<draw:frame draw:style-name="fr1" draw:name="Image226" text:anchor-type="as-char" svg:width="6.9236in" svg:height="3.956343in" draw:z-index="0">
<draw:image xlink:href="../Images/yкринформ/2023-04-13T20-40-00-03-00/630_360_1681170438-481.png" xlink:type="simple" xlink:show="embed" xlink:actuate="onLoad" draw:mime-type="image/png"/>
</draw:frame>
在线聊天小组的负责人是秘密纪录片收录的出版物，是一名21岁的美国国民警卫队服务员。</text:p>
      <text:p text:style-name="P4">
正如乌克林福姆报道的那样，它报告了<text:a xlink:type="simple" xlink:href="https://www.nytimes.com/live/2023/04/13/us/documents-leak-pentagon" text:style-name="Internet_20_link" text:visited-style-name="Visited_20_Internet_20_Link">
</text:a>
信息说：“在过去的几个月中，一个小型游戏在线聊天小组的负责人是美国情报秘密文件，这是马萨诸塞州国民警卫队的21岁空军会员部门。”</text:p>
      <text:p text:style-name="P4">
国民警卫队杰克·蒂西尔(Jack Teisheir)领导了一个名为“ thughaser Central”的私人在线组织，该小组汇集了约20-30人，因为武器，种族主义在线备忘录和视频游戏的共同承诺。</text:p>
      <text:p text:style-name="P4">
“两名美国官员已经确认，调查人员想与飞行员何时谈论政府的泄漏<text:a xlink:type="simple" xlink:href="https://www.ukrinform.ua/tag-dokumenti" text:style-name="Internet_20_link" text:visited-style-name="Visited_20_Internet_20_Link">
</text:a>
一个过早的在线组。 一位官员说，泰西尔的飞行员可能是对调查重要的信息。”纽约时报说。</text:p>
      <text:p text:style-name="P4">
几天来，美国联邦调查人员一直在寻找在网络秘书材料中发表但没有将嘲讽或其他人识别为细分的人。</text:p>
      <text:p text:style-name="P4">
联邦调查局拒绝发表评论。</text:p>
      <text:p text:style-name="P4">
在线小组的参与者之一说，他认识了“合并”信息的人。用他的话说，他称可能的罪魁祸首为“ O.G.”。</text:p>
      <text:p text:style-name="P4">
<text:span text:style-name="T4">
另请阅读：</text:span>
 <text:a xlink:type="simple" xlink:href="https://www.ukrinform.ua/rubric-world/3695486-pentagon-obmeziv-dostup-do-zlitih-sekretnih-dokumentiv-bilij-dim.html" text:style-name="Internet_20_link" text:visited-style-name="Visited_20_Internet_20_Link">
<text:span text:style-name="T4">
五角大楼</text:span>
</text:a>
可能的嫌疑人比该小组的其他成员更古老，并且通过他们的工作可以使用情报文件。</text:p>
      <text:p text:style-name="P4">
如报道，<text:a xlink:type="simple" xlink:href="https://www.ukrinform.ua/rubric-ato/3692686-nyt-pentagon-rozslidue-vitik-taemnih-dokumentiv-pro-pidgotovku-kontrnastupu-zsu.html" text:style-name="Internet_20_link" text:visited-style-name="Visited_20_Internet_20_Link">
</text:a>
，其中指出五角大楼正在调查有关武装部队计划的非退休文件泄漏。</text:p>
      <text:p text:style-name="P4">
一群调查人员<text:a xlink:type="simple" xlink:href="https://www.ukrinform.ua/rubric-world/3693674-u-bellingcat-vstanovili-persodzerela-zlitih-dokumentiv-pentagonu.html" text:style-name="Internet_20_link" text:visited-style-name="Visited_20_Internet_20_Link">
</text:a>
它于2023年1月开始在一些Discord服务器上出现。</text:p>
      <text:p text:style-name="P4">
News Source: <text:a xlink:type="simple" xlink:href="https://www.ukrinform.ua/rubric-world/3695601-u-ssa-vstanovili-osobu-lidera-catgrupi-v-akij-zavilisa-sekretni-dani-pentagonu-nyt.html" text:style-name="Internet_20_link" text:visited-style-name="Visited_20_Internet_20_Link">
https://www.ukrinform.ua/rubric-world/3695601-u-ssa-vstanovili-osobu-lidera-catgrupi-v-akij-zavilisa-sekretni-dani-pentagonu-nyt.html</text:a>
</text:p>
      <!--NEWS-->
      <text:h text:style-name="P10" text:outline-level="1">
<text:span text:style-name="T4">
北约应在夏季为乌克兰提供安全保证 - 波兰总理</text:span>
</text:h>
      <text:p text:style-name="P4">
作者: Ukrinform (Person)</text:p>
      <text:p text:style-name="P4">
出版商: Укринформ (Organization)</text:p>
      <text:p text:style-name="P4">
出版时间: 2023-04-13T20:54:00+03:00</text:p>
      <text:p text:style-name="P4">
修改时间: 2023-04-13T20:54:00+03:00</text:p>
      <text:p text:style-name="P4">
描述: 北大西洋联盟应尽快为乌克兰提供可靠的安全保证。  - 乌克林。</text:p>
      <text:p text:style-name="P4">
图片: ["<text:a xlink:type="simple" xlink:href="https://static.ukrinform.com/photos/2022_07/thumb_files/630_360_1656697020-473.jpg" text:style-name="Internet_20_link" text:visited-style-name="Visited_20_Internet_20_Link">
630_360_16566...</text:a>
"]</text:p>
      <text:p text:style-name="P4">
标签: ['НАТО', 'Польща', 'Україна', 'Моравецький', 'Гарантії безпеки']</text:p>
      <text:p text:style-name="P4">
类型: Article</text:p>
      <!--METADATA-->
      <text:p text:style-name="P4">
<draw:frame draw:style-name="fr1" draw:name="Image227" text:anchor-type="as-char" svg:width="6.9236in" svg:height="3.956343in" draw:z-index="0">
<draw:image xlink:href="../Images/yкринформ/2023-04-13T20-54-00-03-00/630_360_1656697020-473.jpg" xlink:type="simple" xlink:show="embed" xlink:actuate="onLoad" draw:mime-type="image/jpeg"/>
</draw:frame>
北大西洋联盟应尽快提供乌克兰。</text:p>
      <text:p text:style-name="P4">
据乌克林福音通讯员称，这一观点是波兰总理马特斯·莫拉维斯基(Mateusz Moravtsky)在华盛顿的Atlanticcounssil演讲中表达的。</text:p>
      <text:p text:style-name="P4">
摩拉维茨基说：“我认为，乌克兰应该为北约会员资格提供明确的计划，包括安全保证。”</text:p>
      <text:p text:style-name="P4">
据他说，将于7月在维尔纽斯举行的北约峰会是“这样做的最佳场所”。 波兰总理说：“我希望这会发生，但这并不容易。”</text:p>
      <text:p text:style-name="P4">
<text:span text:style-name="T4">
另请阅读：</text:span>
 <text:a xlink:type="simple" xlink:href="https://www.ukrinform.ua/rubric-polytics/3695545-reznikov-obgovoriv-iz-zastupnikom-genseka-nato-pidgotovku-do-samitu-u-vilnusi.html" text:style-name="Internet_20_link" text:visited-style-name="Visited_20_Internet_20_Link">
<text:span text:style-name="T4">
北约</text:span>
</text:a>
他补充说，乌克兰证明了它属于自由世界。 “他们想保护我们的自由，主权，团结的价值观。 这些是 - 欧洲和美国的价值观，”波兰政府负责人总结道。</text:p>
      <text:p text:style-name="P4">
据报道，莫拉维斯基说，波兰正在转移到乌克兰到法里酋长<text:a xlink:type="simple" xlink:href="https://www.ukrinform.ua/tag-vinisuvac" text:style-name="Internet_20_link" text:visited-style-name="Visited_20_Internet_20_Link">
</text:a>
MIG-29。</text:p>
      <text:p text:style-name="P4">
News Source: <text:a xlink:type="simple" xlink:href="https://www.ukrinform.ua/rubric-polytics/3695599-nato-mae-nadati-ukraini-bezpekovi-garantii-vlitku-premer-polsi.html" text:style-name="Internet_20_link" text:visited-style-name="Visited_20_Internet_20_Link">
https://www.ukrinform.ua/rubric-polytics/3695599-nato-mae-nadati-ukraini-bezpekovi-garantii-vlitku-premer-polsi.html</text:a>
</text:p>
      <!--NEWS-->
      <text:h text:style-name="P10" text:outline-level="1">
<text:span text:style-name="T4">
博伊科回到了迪纳摩的一般小组</text:span>
</text:h>
      <text:p text:style-name="P4">
作者: Ukrinform (Person)</text:p>
      <text:p text:style-name="P4">
出版商: Укринформ (Organization)</text:p>
      <text:p text:style-name="P4">
出版时间: 2023-04-13T20:58:46+03:00</text:p>
      <text:p text:style-name="P4">
修改时间: 2023-04-13T20:58:46+03:00</text:p>
      <text:p text:style-name="P4">
描述: 他本赛季花了5场比赛。  - 乌克林。</text:p>
      <text:p text:style-name="P4">
图片: ["<text:a xlink:type="simple" xlink:href="https://static.ukrinform.com/photos/2023_04/thumb_files/630_360_1681408574-419.jpg" text:style-name="Internet_20_link" text:visited-style-name="Visited_20_Internet_20_Link">
630_360_16814...</text:a>
"]</text:p>
      <text:p text:style-name="P4">
标签: ['Бойко', 'Динамо', 'Футбол']</text:p>
      <text:p text:style-name="P4">
类型: Article</text:p>
      <!--METADATA-->
      <text:p text:style-name="P4">
<draw:frame draw:style-name="fr1" draw:name="Image228" text:anchor-type="as-char" svg:width="6.9236in" svg:height="3.956343in" draw:z-index="0">
<draw:image xlink:href="../Images/yкринформ/2023-04-13T20-58-46-03-00/630_360_1681408574-419.jpg" xlink:type="simple" xlink:show="embed" xlink:actuate="onLoad" draw:mime-type="image/jpeg"/>
</draw:frame>
他花了5场比赛。</text:p>
      <text:p text:style-name="P4">
迪纳摩门将丹尼斯·博伊科(丹尼斯·博伊科(Denis Boyko))返回总队组<text:a xlink:type="simple" xlink:href="https://www.instagram.com/stories/fc_dynamo_kyiv/3080153431943723427/" text:style-name="Internet_20_link" text:visited-style-name="Visited_20_Internet_20_Link">
</text:a>
乌克林福姆报道，俱乐部的新闻服务。</text:p>
      <text:p text:style-name="P4">
基凡人的人民展示了这位35岁的门将如何为与其他伙伴的运动做准备。</text:p>
      <text:p text:style-name="P4">
从十月开始，乌克兰人在十字形膝盖破裂后康复。他在本赛季花了5场比赛。</text:p>
      <text:p text:style-name="P4">
<text:span text:style-name="T4">
另请阅读：</text:span>
 <text:a xlink:type="simple" xlink:href="https://www.ukrinform.ua/rubric-sports/3694948-sahtar-virvav-peremogu-u-lvova-u-matci-premerligi.html" text:style-name="Internet_20_link" text:visited-style-name="Visited_20_Internet_20_Link">
</text:a>
正如乌克林福姆(乌克林)报道的那样，明天，4月14日，迪纳摩(发电机)将与比赛开始的运动(15.00)举行比赛。</text:p>
      <text:p text:style-name="P4">
照片：fcdynamo.com</text:p>
      <text:p text:style-name="P4">
News Source: <text:a xlink:type="simple" xlink:href="https://www.ukrinform.ua/rubric-sports/3695606-bojko-povernuvsa-u-zagalnu-grupu-dinamo.html" text:style-name="Internet_20_link" text:visited-style-name="Visited_20_Internet_20_Link">
https://www.ukrinform.ua/rubric-sports/3695606-bojko-povernuvsa-u-zagalnu-grupu-dinamo.html</text:a>
</text:p>
      <!--NEWS-->
      <text:h text:style-name="P10" text:outline-level="1">
<text:span text:style-name="T4">
在东方，敌人将其所有力集中在四个方向上 - 画家</text:span>
</text:h>
      <text:p text:style-name="P4">
作者: Ukrinform (Person)</text:p>
      <text:p text:style-name="P4">
出版商: Укринформ (Organization)</text:p>
      <text:p text:style-name="P4">
出版时间: 2023-04-13T20:59:00+03:00</text:p>
      <text:p text:style-name="P4">
修改时间: 2023-04-13T20:59:00+03:00</text:p>
      <text:p text:style-name="P4">
描述: 在东部的四个方向上 - 马里因斯基，利曼，巴赫穆特和阿夫迪夫卡 - 敌人集中了其所有专业的惊人力量，因此乌克兰应该在那里更加集中其在那里的军事潜力，以阻止敌人。  - 乌克林。</text:p>
      <text:p text:style-name="P4">
图片: ["<text:a xlink:type="simple" xlink:href="https://static.ukrinform.com/photos/2022_08/thumb_files/630_360_1659616970-117.jpg" text:style-name="Internet_20_link" text:visited-style-name="Visited_20_Internet_20_Link">
630_360_16596...</text:a>
"]</text:p>
      <text:p text:style-name="P4">
标签: ['Бахмут', "Мар'їнка", 'Авдіївка', 'Лиман', 'Війна з росією', 'Ганна Маляр', 'Єдині новини']</text:p>
      <text:p text:style-name="P4">
类型: Article</text:p>
      <!--METADATA-->
      <text:p text:style-name="P4">
<draw:frame draw:style-name="fr1" draw:name="Image229" text:anchor-type="as-char" svg:width="6.9236in" svg:height="3.956343in" draw:z-index="0">
<draw:image xlink:href="../Images/yкринформ/2023-04-13T20-59-00-03-00/630_360_1659616970-117.jpg" xlink:type="simple" xlink:show="embed" xlink:actuate="onLoad" draw:mime-type="image/jpeg"/>
</draw:frame>
东部的几个指示 - 马里因斯基，莱曼斯基，巴赫穆特斯基和阿夫迪夫卡 - 敌人集中了其全部专业罢工力量，因此乌克兰必须在那里揭示更多的军事潜力，以阻止敌人。</text:p>
      <text:p text:style-name="P4">
乌克林福姆报道，国防部副部长安娜·马里亚尔(Anna Malyar)在唯一新闻的广播中指出。</text:p>
      <text:p text:style-name="P4">
“这是一月份持续的东方俄罗斯人的全面进攻。这是四倍：巴赫穆特，马林卡，阿维迪夫卡和莱曼，敌人在那里集中了其专业冲击力。它不仅是“瓦格纳”。(俄罗斯人 -  ed。)已经扔在那里了。 现在，他们的目标是在Rubezlugansk和Donetsk地区出去。 最终目标是乌克兰的整个领土。 这就是我们需要理解的是，我们应该集中精力阻止它们，”画家说。</text:p>
      <text:p text:style-name="P4">
她指出，俄罗斯人在街头战斗中输给了乌克兰士兵，今天使用了原子“他们已经使用了乌齐里的可怕策略 - 简单地建立了房屋，房屋，与土地的建筑物。” 副部长说：“因此，他们实际上剥夺了我们的捍卫者的机会来保持自己的立场。他们不能被手写，他们不能否则，因为他们不知道其他情况。”</text:p>
      <text:p text:style-name="P4">
<text:span text:style-name="T4">
另请阅读：</text:span>
 <text:a xlink:type="simple" xlink:href="https://www.ukrinform.ua/rubric-ato/3695564-zelenskij-proviv-vijskovij-kabinet-obgovorili-upravlinna-peredovou.html" text:style-name="Internet_20_link" text:visited-style-name="Visited_20_Internet_20_Link">
<text:span text:style-name="T4">
 Zelensky </text:span>
 <text:span text:style-name="T4">
 </text:span>
 <text:span text:style-name="T4">
 </text:span>
 <text:span text:style-name="T4">
 </text:span>
军事<text:span text:style-name="T4">
 </text:span>
机柜<text:span text:style-name="T4">
<text:span text:style-name="T5">
*讨论</text:span>
* </text:span>
管理<text:span text:style-name="T4">
 </text:span>
 <text:span text:style-name="T4">
 </text:span>
 <text:span text:style-name="T4">
 Advance </text:span>
</text:a>
她强调，对我们来说，保持巴赫穆特并不允许敌人继续前进是非常重要的。</text:p>
      <text:p text:style-name="P4">
此外，根据画家的说法，应该理解，在这八个月中，乌克兰战士摧毁了数千名最专业的俄罗斯军队，从而降低了其进攻潜力。 “因此，专注于那里的boyaham，我们不让敌人进入其他地方，”  - 强调。</text:p>
      <text:p text:style-name="P4">
正如乌克林福姆报道的，在过去的两个星期里，巴赫穆特地区<text:a xlink:type="simple" xlink:href="https://www.ukrinform.ua/tag-doneccina" text:style-name="Internet_20_link" text:visited-style-name="Visited_20_Internet_20_Link">
</text:a>
俄罗斯联邦被俄罗斯联邦的常规武装部队和私人军事公司“瓦格纳”的武装部队丧生并受伤。</text:p>
      <text:p text:style-name="P4">
News Source: <text:a xlink:type="simple" xlink:href="https://www.ukrinform.ua/rubric-ato/3695607-na-shodi-vorog-skoncentruvav-usi-svoi-sili-na-cotiroh-napramkah-malar.html" text:style-name="Internet_20_link" text:visited-style-name="Visited_20_Internet_20_Link">
https://www.ukrinform.ua/rubric-ato/3695607-na-shodi-vorog-skoncentruvav-usi-svoi-sili-na-cotiroh-napramkah-malar.html</text:a>
</text:p>
      <!--NEWS-->
      <text:h text:style-name="P10" text:outline-level="1">
<text:span text:style-name="T4">
第一次黑海安全会议在布加勒斯特开始</text:span>
</text:h>
      <text:p text:style-name="P4">
作者: ['АРМІЯINFORM']</text:p>
      <text:p text:style-name="P4">
时间: 2023-04-13T21:00:00-04:00</text:p>
      <text:p text:style-name="P4">
描述: Syogodnis，13 Kvistyni，布加勒斯特发起了Persha Chornomorska Bezpekov会议...与乌克兰2022年的战争，与乌克兰的最新新闻，今天与乌克兰2022年的最新新闻，今天与乌克兰的新闻战争，乌克兰和俄罗斯之间的战争将与乌克兰之间发生战争在不久的将来，是否会与乌克兰进行战争，与乌克兰的战争，今天的乌克兰新闻，乌克兰新闻在俄罗斯的乌克兰新闻</text:p>
      <text:p text:style-name="P4">
图片: ['<text:a xlink:type="simple" xlink:href="https://armyinform.com.ua/wp-content/uploads/2023/04/og-image.png" text:style-name="Internet_20_link" text:visited-style-name="Visited_20_Internet_20_Link">
og-image.png</text:a>
']</text:p>
      <text:p text:style-name="P4">
标签: ['STOPRUSSIA', 'АГРЕСІЯ РФ', 'КРИМСЬКА МІЖНАРОДНА ПЛАТФОРМА', 'ПЕРША ЧОРНОМОРСЬКА БЕЗПЕКОВА КОНФЕРЕНЦІЯ']</text:p>
      <text:p text:style-name="P4">
类别: News</text:p>
      <!--METADATA-->
      <text:p text:style-name="P4">
<draw:frame draw:style-name="fr1" draw:name="Image230" text:anchor-type="as-char" svg:width="6.9236in" svg:height="3.63489in" draw:z-index="0">
<draw:image xlink:href="../Images/AРМІЯINFORM/2023-04-13T21-00-00-04-00/og-image.png" xlink:type="simple" xlink:show="embed" xlink:actuate="onLoad" draw:mime-type="image/png"/>
</draw:frame>
今天，4月13日，国际克里米亚平台的第一次黑海安全会议在布加勒斯特开始，<text:a xlink:type="simple" xlink:href="https://www.kmu.gov.ua/events/13-kvitnia-ukraina-ta-rumuniia-provedut-u-bukharesti-pershu-chornomorsku-bezpekovu-konferentsiiu-mizhnarodnoi-krymskoi-platformy" text:style-name="Internet_20_link" text:visited-style-name="Visited_20_Internet_20_Link">
报告</text:a>
政府门户。</text:p>
      <text:p text:style-name="P4">
该活动是由乌克兰外交部和乌克兰国防战略中心与乌克兰国防战略中心一起组织的，以及罗马尼亚民族国防部罗马尼亚塔米尼斯特里主义的外交部。</text:p>
      <text:p text:style-name="P4">
“在克里米亚国际平台的主持下举行的第一次黑海安全会议是评估俄罗斯积极战争的多维涌入的重要机会，并旨在与地区和国际合作伙伴讨论黑海的决定，“  - ” [著名的]。(https://mae.ro/node/61626)在罗马尼亚外交部。</text:p>
      <text:p text:style-name="P4">
该会议将参加来自20多个国际组织部长，州秘书和其他高级官员的国际组织的外国代表团。</text:p>
      <text:p text:style-name="P4">
<text:a xlink:type="simple" xlink:href="https://armyinform.com.ua/2021/09/10/dmytro-kuleba-krymska-platforma-cze-novyj-instrument-yakyj-formuye-arhitekturu-regionalnoyi-i-globalnoyi-bezpeky/" text:style-name="Internet_20_link" text:visited-style-name="Visited_20_Internet_20_Link">
克里米亚国际平台</text:a>
 - 乌克兰(Ukyev)于2021年8月23日发起的乌克兰倡议，目的是加强俄罗斯联合会对克里米亚半岛的非认识吞并的政策。</text:p>
      <text:p text:style-name="P4">
News Source: <text:a xlink:type="simple" xlink:href="https://armyinform.com.ua/2023/04/13/u-buharesti-rozpochynaye-robotu-persha-chornomorska-bezpekova-konferencziya/" text:style-name="Internet_20_link" text:visited-style-name="Visited_20_Internet_20_Link">
https://armyinform.com.ua/2023/04/13/u-buharesti-rozpochynaye-robotu-persha-chornomorska-bezpekova-konferencziya/</text:a>
</text:p>
      <!--NEWS-->
      <text:h text:style-name="P10" text:outline-level="1">
<text:span text:style-name="T4">
俄罗斯已将汽油出口增加了近50％</text:span>
</text:h>
      <text:p text:style-name="P4">
作者: Ukrinform (Person)</text:p>
      <text:p text:style-name="P4">
出版商: Укринформ (Organization)</text:p>
      <text:p text:style-name="P4">
出版时间: 2023-04-13T21:10:00+03:00</text:p>
      <text:p text:style-name="P4">
修改时间: 2023-04-13T21:10:00+03:00</text:p>
      <text:p text:style-name="P4">
描述: 与去年同期相比，俄罗斯联邦将汽油出口增加了近50％。 货物直接交付给非洲。  - 乌克林。</text:p>
      <text:p text:style-name="P4">
图片: ["<text:a xlink:type="simple" xlink:href="https://static.ukrinform.com/photos/2021_03/thumb_files/630_360_1616685530-631.jpg" text:style-name="Internet_20_link" text:visited-style-name="Visited_20_Internet_20_Link">
630_360_16166...</text:a>
"]</text:p>
      <text:p text:style-name="P4">
标签: ['Африка', 'Бензин', 'Експорт', 'росія']</text:p>
      <text:p text:style-name="P4">
类型: Article</text:p>
      <!--METADATA-->
      <text:p text:style-name="P4">
<draw:frame draw:style-name="fr1" draw:name="Image231" text:anchor-type="as-char" svg:width="6.9236in" svg:height="3.956343in" draw:z-index="0">
<draw:image xlink:href="../Images/yкринформ/2023-04-13T21-10-00-03-00/630_360_1616685530-631.jpg" xlink:type="simple" xlink:show="embed" xlink:actuate="onLoad" draw:mime-type="image/jpeg"/>
</draw:frame>
与去年第一季度的Zanlogical时期相比，俄罗斯联邦对非洲的出口增加了近50％。 货物直接运送到非洲。</text:p>
      <text:p text:style-name="P4">
正如乌克林福姆报道的那样，它报告了<text:a xlink:type="simple" xlink:href="https://www.reuters.com/business/energy/russia-boosts-q1-gasoline-exports-finds-buyers-africa-replace-europeans-2023-04-13/" text:style-name="Internet_20_link" text:visited-style-name="Visited_20_Internet_20_Link">
</text:a>
。</text:p>
      <text:p text:style-name="P4">
在欧盟对俄罗斯北美自由贸易协定实施制裁之后，俄罗斯加剧了向尼日利亚，突尼斯和利比亚等非洲国家的汽车供应。</text:p>
      <text:p text:style-name="P4">
俄罗斯汽油和汽油的边际价格以每桶100美元的价格由七个国家提出(G7)欧盟和澳大利亚，迫使莫斯科寻求市场。</text:p>
      <text:p text:style-name="P4">
俄罗斯联邦提高汽油销售向非洲的努力也有助于减少荷兰的出口，在这里，新规定的出口市场燃料混合物应符合4月1日硫磺，苯和曼甘尼斯黎明的标准。</text:p>
      <text:p text:style-name="P4">
<text:span text:style-name="T4">
另请阅读：</text:span>
 <text:a xlink:type="simple" xlink:href="https://www.ukrinform.ua/rubric-world/3694557-rosia-pocala-eksportuvati-palivo-do-iranu-zalizniceu-reuters.html" text:style-name="Internet_20_link" text:visited-style-name="Visited_20_Internet_20_Link">
</text:a>
在2023年1月至2023年3月的期间，俄罗斯出口了190万吨。 去年第一季度出口达130万。</text:p>
      <text:p text:style-name="P4">
根据其他报道，今年1月至3月，1月3月的燃料出口为220万吨，而在2022年，同一时期出口了150万吨。</text:p>
      <text:p text:style-name="P4">
正如乌克林福姆报道的中国人<text:a xlink:type="simple" xlink:href="https://www.ukrinform.ua/tag-eksport" text:style-name="Internet_20_link" text:visited-style-name="Visited_20_Internet_20_Link">
</text:a>
三月份，俄罗斯的增长超过两倍。</text:p>
      <text:p text:style-name="P4">
News Source: <text:a xlink:type="simple" xlink:href="https://www.ukrinform.ua/rubric-economy/3695611-rosia-zbilsila-eksport-benzinu-v-kraini-afriki-majze-na-50.html" text:style-name="Internet_20_link" text:visited-style-name="Visited_20_Internet_20_Link">
https://www.ukrinform.ua/rubric-economy/3695611-rosia-zbilsila-eksport-benzinu-v-kraini-afriki-majze-na-50.html</text:a>
</text:p>
      <!--NEWS-->
      <text:h text:style-name="P10" text:outline-level="1">
<text:span text:style-name="T4">
在所有乌克兰心理健康计划中，已经确定了优先项目</text:span>
</text:h>
      <text:p text:style-name="P4">
作者: Ukrinform (Person)</text:p>
      <text:p text:style-name="P4">
出版商: Укринформ (Organization)</text:p>
      <text:p text:style-name="P4">
出版时间: 2023-04-13T21:12:00+03:00</text:p>
      <text:p text:style-name="P4">
修改时间: 2023-04-13T21:12:00+03:00</text:p>
      <text:p text:style-name="P4">
描述: 各部委和公共服务部负责人共同确定了在“全乌克兰精神健康计划”框架内开发的优先项目，“您怎么样？”在为期两天的研讨会上。  - 乌克林。</text:p>
      <text:p text:style-name="P4">
图片: ["<text:a xlink:type="simple" xlink:href="https://static.ukrinform.com/photos/2023_04/thumb_files/630_360_1681410130-548.png" text:style-name="Internet_20_link" text:visited-style-name="Visited_20_Internet_20_Link">
630_360_16814...</text:a>
"]</text:p>
      <text:p text:style-name="P4">
标签: ['Уряд', 'Психолог', 'Олена Зеленська', 'Офіс Президента', 'Верещук']</text:p>
      <text:p text:style-name="P4">
类型: Article</text:p>
      <!--METADATA-->
      <text:p text:style-name="P4">
<draw:frame draw:style-name="fr1" draw:name="Image232" text:anchor-type="as-char" svg:width="6.9236in" svg:height="3.956343in" draw:z-index="0">
<draw:image xlink:href="../Images/yкринформ/2023-04-13T21-12-00-03-00/630_360_1681410130-548.png" xlink:type="simple" xlink:show="embed" xlink:actuate="onLoad" draw:mime-type="image/png"/>
</draw:frame>
政府和公共服务部负责人共同确定了在所有 - 乌克兰精神健康计划框架内开发的优先项目“您如何吗？”</text:p>
      <text:p text:style-name="P4">
这是在发行版中指出的，该计划的组织者已由乌克林福姆传输。</text:p>
      <text:p text:style-name="P4">
“政府部门目前正在心理援助领域开发自己的计划。 但是，为了使每个方向最佳地工作，您需要协调努力...当今我们每个人的心理重新融入并不是从简单而真诚的开始：“您好吗？”。 我希望在不久的将来，乌克兰人会冷静，自信地回答：“一切都很好!”， - 临时占领领土的重新融入Irina Vereshchuk。</text:p>
      <text:p text:style-name="P4">
根据报告，为期两天的战略会议“协调一致。 能力。 这些举措导致了一种更加协调的机制，这将想象如何看起来像是国家拥有的社会心理支持服务，并使需要这种服务的公民变得明智。</text:p>
      <text:p text:style-name="P4">
“当我们清楚地了解一个人如何以及何处，谁资助它，哪种服务质量，提供这些服务以及哪些协议……如果我们考虑所有事物总统尤利亚·索科洛夫斯卡亚(Yulia Sokolovskaya)办公室的副主管说。</text:p>
      <text:p text:style-name="P4">
<text:span text:style-name="T4">
另请阅读：</text:span>
 <text:a xlink:type="simple" xlink:href="https://www.ukrinform.ua/rubric-society/3692490-dla-rozuminna-vplivu-stresu-na-organizm-stvorili-specialnij-videorolik-zelenska.html" text:style-name="Internet_20_link" text:visited-style-name="Visited_20_Internet_20_Link">
</text:a>
在研讨会期间，参与者专注于如何剥夺乌克兰阴性关于心理健康的污名，并养成照顾其永久状态的习惯，至少是身体状态。该计划的目的是教会乌克兰人照顾精神健康，并“及时”，并为需要专业帮助的公民提供有效的社会心理支持和支持状态。</text:p>
      <text:p text:style-name="P4">
<text:span text:style-name="T4">
另请阅读：</text:span>
 <text:a xlink:type="simple" xlink:href="https://www.ukrinform.ua/rubric-society/3689516-zelenska-radit-dla-dopomogi-postrazdalim-vid-vijni-koristuvatisa-danimi-specialnoi-platformi.html" text:style-name="Internet_20_link" text:visited-style-name="Visited_20_Internet_20_Link">
</text:a>
“战争的经历是常见的巨大伤害和我们的痛苦。 斗争正在进行中。 因此，您了解该州的工作在塑造国家统一政治健康方面的重要性。 我感谢第一夫人的勇气谈论世界上国家心理健康的问题。” Vereshchuk说。</text:p>
      <text:p text:style-name="P4">
据报道，支持所有 - 乌克兰人心理健康计划的发展和实施“您如何吗？” 在部长内阁下提供协调中央心理健康，以供专家伙伴关系和谁支持。 制定平台是内阁心理健康和心理援助的机构间协调。</text:p>
      <text:p text:style-name="P4">
在广告系列中创建了一个特殊页面<text:a xlink:type="simple" xlink:href="https://howareu.com/" text:style-name="Internet_20_link" text:visited-style-name="Visited_20_Internet_20_Link">
</text:a>
 <text:a xlink:type="simple" xlink:href="https://howareu.com/" text:style-name="Internet_20_link" text:visited-style-name="Visited_20_Internet_20_Link">
</text:a>
并发起了有关社交网络的运动<text:a xlink:type="simple" xlink:href="https://www.facebook.com/howareu.program" text:style-name="Internet_20_link" text:visited-style-name="Visited_20_Internet_20_Link">
</text:a>
 <text:a xlink:type="simple" xlink:href="https://www.facebook.com/howareu.program" text:style-name="Internet_20_link" text:visited-style-name="Visited_20_Internet_20_Link">
</text:a>
 , <text:a xlink:type="simple" xlink:href="https://www.instagram.com/howareu_program" text:style-name="Internet_20_link" text:visited-style-name="Visited_20_Internet_20_Link">
</text:a>
 <text:a xlink:type="simple" xlink:href="https://www.instagram.com/howareu_program/" text:style-name="Internet_20_link" text:visited-style-name="Visited_20_Internet_20_Link">
</text:a>
 , <text:a xlink:type="simple" xlink:href="http://t.me/howareu_program" text:style-name="Internet_20_link" text:visited-style-name="Visited_20_Internet_20_Link">
</text:a>
 <text:a xlink:type="simple" xlink:href="https://t.me/howareu_program" text:style-name="Internet_20_link" text:visited-style-name="Visited_20_Internet_20_Link">
 </text:a>
 , <text:a xlink:type="simple" xlink:href="https://invite.viber.com/" text:style-name="Internet_20_link" text:visited-style-name="Visited_20_Internet_20_Link">
</text:a>
<text:a xlink:type="simple" xlink:href="https://invite.viber.com/" text:style-name="Internet_20_link" text:visited-style-name="Visited_20_Internet_20_Link">
</text:a>
，在附近收集了自助和支持技术的地方，包括UVO格式，PDF，在线和离线资源，与乌克兰A边境的经过测试过的热线联系人联系。</text:p>
      <text:p text:style-name="P4">
在美国国际发展机构的支持下，实施了沟通运动(你说).</text:p>
      <text:p text:style-name="P4">
News Source: <text:a xlink:type="simple" xlink:href="https://www.ukrinform.ua/rubric-society/3695613-u-mezah-vseukrainskoi-programi-mentalnogo-zdorova-viznacili-prioritetni-proekti.html" text:style-name="Internet_20_link" text:visited-style-name="Visited_20_Internet_20_Link">
https://www.ukrinform.ua/rubric-society/3695613-u-mezah-vseukrainskoi-programi-mentalnogo-zdorova-viznacili-prioritetni-proekti.html</text:a>
</text:p>
      <!--NEWS-->
      <text:h text:style-name="P10" text:outline-level="1">
<text:span text:style-name="T4">
牧师呼吁在复活节前夕进行安全简报</text:span>
</text:h>
      <text:p text:style-name="P4">
作者: Ukrinform (Person)</text:p>
      <text:p text:style-name="P4">
出版商: Укринформ (Organization)</text:p>
      <text:p text:style-name="P4">
出版时间: 2023-04-13T21:18:00+03:00</text:p>
      <text:p text:style-name="P4">
修改时间: 2023-04-13T21:18:00+03:00</text:p>
      <text:p text:style-name="P4">
描述: 在复活节前夕，州紧急服务建议神职人员在危险情况下进行指导。  - 乌克林。</text:p>
      <text:p text:style-name="P4">
图片: ["<text:a xlink:type="simple" xlink:href="https://static.ukrinform.com/photos/2023_04/thumb_files/630_360_1680610780-609.jpg" text:style-name="Internet_20_link" text:visited-style-name="Visited_20_Internet_20_Link">
630_360_16806...</text:a>
", "<text:a xlink:type="simple" xlink:href="https://static.ukrinform.com/photos/2023_04/1681386833-468.jpg" text:style-name="Internet_20_link" text:visited-style-name="Visited_20_Internet_20_Link">
1681386833-46...</text:a>
"]</text:p>
      <text:p text:style-name="P4">
标签: ['ДСНС', 'Великдень', 'Священник', 'Рятувальники']</text:p>
      <text:p text:style-name="P4">
类型: Article</text:p>
      <!--METADATA-->
      <text:p text:style-name="P4">
<draw:frame draw:style-name="fr1" draw:name="Image233" text:anchor-type="as-char" svg:width="6.9236in" svg:height="3.956343in" draw:z-index="0">
<draw:image xlink:href="../Images/yкринформ/2023-04-13T21-18-00-03-00/630_360_1680610780-609.jpg" xlink:type="simple" xlink:show="embed" xlink:actuate="onLoad" draw:mime-type="image/jpeg"/>
</draw:frame>
国家的紧急尊敬建议在复活节前夕神职人员。</text:p>
      <text:p text:style-name="P4">
相关建议是由普通SES SES SES ROMAN RUDAK的副局长在“复活节期间的安全问题 - 警告和SES的建议”中提出的<text:a xlink:type="simple" xlink:href="https://www.youtube.com/watch" text:style-name="Internet_20_link" text:visited-style-name="Visited_20_Internet_20_Link">
</text:a>
。</text:p>
      <text:p text:style-name="P4">
“我们不必忘记，在具有精神价值的前提中庆祝复活节期间，将会有大量的公民积累。 这些都将考虑某些威胁，因为作为神职人员和负责人需要在庆祝活动前一天<text:a xlink:type="simple" xlink:href="https://www.ukrinform.ua/tag-velikden" text:style-name="Internet_20_link" text:visited-style-name="Visited_20_Internet_20_Link">
</text:a>
要经过主要的简报，以了解情况，如果情况更好，” Rudak强调。</text:p>
      <text:p text:style-name="P4">
<draw:frame draw:style-name="fr1" draw:name="Image234" text:anchor-type="as-char" svg:width="6.9236in" svg:height="4.615733in" draw:z-index="0">
<draw:image xlink:href="../Images/yкринформ/2023-04-13T21-18-00-03-00/1681386833-468.jpg" xlink:type="simple" xlink:show="embed" xlink:actuate="onLoad" draw:mime-type="image/jpeg"/>
</draw:frame>
他还强调，寺庙的建筑物应配备紧急事件通知系统的缝隙系统。 此外，应观察到安装蜡烛的要求 - 它们不能比可燃基地更靠近一米，并且烛台固定以固定以固定，以免它们推翻。</text:p>
      <text:p text:style-name="P4">
<text:span text:style-name="T4">
另请阅读：</text:span>
 <text:a xlink:type="simple" xlink:href="https://www.ukrinform.ua/rubric-kyiv/3695362-u-kievi-na-velikden-virani-zmozut-zalisitisa-na-nicne-bogosluzinna-u-hramah.html" text:style-name="Internet_20_link" text:visited-style-name="Visited_20_Internet_20_Link">
<text:span text:style-name="T4">
 ecd </text:span>
</text:a>
SES建议：“工作人员应关注人们的积累，以防止核结构的溢出，特别注意撤离方式。”</text:p>
      <text:p text:style-name="P4">
鲁达(Rudak)回忆说，该国正在遵守戒严令，因此他敦促为信徒们装备信徒，而不要忽略空气警报信号。</text:p>
      <text:p text:style-name="P4">
正如乌克林福姆报道的，在基辅<text:a xlink:type="simple" xlink:href="https://www.ukrinform.ua/rubric-kyiv/3694755-velikodne-bogosluzinna-projde-u-163-hramah-kieva.html" text:style-name="Internet_20_link" text:visited-style-name="Visited_20_Internet_20_Link">
</text:a>
在163个钩子的结构中，节日祈祷服务定于15日和16日上午的早晨进行。</text:p>
      <text:p text:style-name="P4">
News Source: <text:a xlink:type="simple" xlink:href="https://www.ukrinform.ua/rubric-society/3695420-svasennikiv-zaklikali-projti-bezpekovi-instruktazi-naperedodni-velikodna.html" text:style-name="Internet_20_link" text:visited-style-name="Visited_20_Internet_20_Link">
https://www.ukrinform.ua/rubric-society/3695420-svasennikiv-zaklikali-projti-bezpekovi-instruktazi-naperedodni-velikodna.html</text:a>
</text:p>
      <!--NEWS-->
      <text:h text:style-name="P10" text:outline-level="1">
<text:span text:style-name="T4">
Dzhokovich让位于蒙特卡洛的1/8决赛</text:span>
</text:h>
      <text:p text:style-name="P4">
作者: Ukrinform (Person)</text:p>
      <text:p text:style-name="P4">
出版商: Укринформ (Organization)</text:p>
      <text:p text:style-name="P4">
出版时间: 2023-04-13T21:29:10+03:00</text:p>
      <text:p text:style-name="P4">
修改时间: 2023-04-13T21:29:10+03:00</text:p>
      <text:p text:style-name="P4">
描述: 世界上第一个球拍是由意大利洛伦佐博物馆弹奏的。  - 乌克林。</text:p>
      <text:p text:style-name="P4">
图片: ["<text:a xlink:type="simple" xlink:href="https://static.ukrinform.com/photos/2023_04/thumb_files/630_360_1681410415-862.jpg" text:style-name="Internet_20_link" text:visited-style-name="Visited_20_Internet_20_Link">
630_360_16814...</text:a>
"]</text:p>
      <text:p text:style-name="P4">
标签: ['Теніс', 'Новак Джокович']</text:p>
      <text:p text:style-name="P4">
类型: Article</text:p>
      <!--METADATA-->
      <text:p text:style-name="P4">
<draw:frame draw:style-name="fr1" draw:name="Image235" text:anchor-type="as-char" svg:width="6.9236in" svg:height="3.956343in" draw:z-index="0">
<draw:image xlink:href="../Images/yкринформ/2023-04-13T21-29-10-03-00/630_360_1681410415-862.jpg" xlink:type="simple" xlink:show="embed" xlink:actuate="onLoad" draw:mime-type="image/jpeg"/>
</draw:frame>
世界第一次由意大利洛伦佐博物馆播放。</text:p>
      <text:p text:style-name="P4">
乌克林福姆报道，诺瓦克·德约科维奇(Novak Djokovich)的第一个球拍在蒙特卡洛(Monte Carlo)的ATP Masters1000锦标赛的1/8决赛中输了。</text:p>
      <text:p text:style-name="P4">
塞尔维亚网球运动员三套球员让位于意大利洛伦佐博物馆-6：4,5：7，4：6。</text:p>
      <text:p text:style-name="P4">
比赛持续了将近三个小时。</text:p>
      <text:p text:style-name="P4">
对于Dzhokovich来说，蒙特卡洛锦标赛成为3月初在迪拜演讲之后的第一次。 由于缺乏针对冠状病毒的疫苗接种，塞尔维亚人无法在印度韦尔西和迈阿密的美国大师身上演奏。</text:p>
      <text:p text:style-name="P4">
<text:span text:style-name="T4">
另请阅读：</text:span>
 <text:a xlink:type="simple" xlink:href="https://www.ukrinform.ua/rubric-sports/3695546-svitolina-prograla-ignatik-u-drugomu-koli-turniru-itf-u-svejcarii.html" text:style-name="Internet_20_link" text:visited-style-name="Visited_20_Internet_20_Link">
<text:span text:style-name="T4">
 svitolina </text:span>
</text:a>
正如乌克林福姆报道的那样，斯维托利纳(Svitolina)失去了罗马尼亚人亚历山德里·伊格纳蒂克(Alexandri Ignatik)，这是瑞士ITF锦标赛的第二个赛季。</text:p>
      <text:p text:style-name="P4">
照片：Getty图像</text:p>
      <text:p text:style-name="P4">
News Source: <text:a xlink:type="simple" xlink:href="https://www.ukrinform.ua/rubric-sports/3695615-dzokovic-postupivsa-v-18-finalu-turniru-v-montekarlo.html" text:style-name="Internet_20_link" text:visited-style-name="Visited_20_Internet_20_Link">
https://www.ukrinform.ua/rubric-sports/3695615-dzokovic-postupivsa-v-18-finalu-turniru-v-montekarlo.html</text:a>
</text:p>
      <!--NEWS-->
      <text:h text:style-name="P10" text:outline-level="1">
<text:span text:style-name="T4">
没有政治力量将具有出色和控制的角色 - 顿悟</text:span>
</text:h>
      <text:p text:style-name="P4">
作者: Ukrinform (Person)</text:p>
      <text:p text:style-name="P4">
出版商: Укринформ (Organization)</text:p>
      <text:p text:style-name="P4">
出版时间: 2023-04-13T21:34:00+03:00</text:p>
      <text:p text:style-name="P4">
修改时间: 2023-04-13T21:34:00+03:00</text:p>
      <text:p text:style-name="P4">
描述: 没有政治力量，政党或个人领导人可以并且将在乌克兰东正教教堂中扮演任何特殊或更多控制角色。  - 乌克林。</text:p>
      <text:p text:style-name="P4">
图片: ["<text:a xlink:type="simple" xlink:href="https://static.ukrinform.com/photos/2023_01/thumb_files/630_360_1673007223-146.jpeg" text:style-name="Internet_20_link" text:visited-style-name="Visited_20_Internet_20_Link">
630_360_16730...</text:a>
"]</text:p>
      <text:p text:style-name="P4">
标签: ['Партія', 'Епіфаній', 'Православна церква України', 'Політика']</text:p>
      <text:p text:style-name="P4">
类型: Article</text:p>
      <!--METADATA-->
      <text:p text:style-name="P4">
<draw:frame draw:style-name="fr1" draw:name="Image236" text:anchor-type="as-char" svg:width="6.9236in" svg:height="3.956343in" draw:z-index="0">
<draw:image xlink:href="../Images/yкринформ/2023-04-13T21-34-00-03-00/630_360_1673007223-146.jpeg" xlink:type="simple" xlink:show="embed" xlink:actuate="onLoad" draw:mime-type="image/jpeg"/>
</draw:frame>
没有政治力量，政党或个人领导人可以并且将拥有任何特殊或更多控制绳索。</text:p>
      <text:p text:style-name="P4">
这在[]中指出(https://www.youtube.com/watch?v=n59w7HxcRqg)乌克兰形式报道，乌克兰大都会顿悟大都会教堂。</text:p>
      <text:p text:style-name="P4">
_ <text:span text:style-name="T4">
 视频 </text:span>
： <text:a xlink:type="simple" xlink:href="https://www.youtube.com/watch" text:style-name="Internet_20_link" text:visited-style-name="Visited_20_Internet_20_Link">
</text:a>
_</text:p>
      <text:p text:style-name="P4">
“在建设当地教会的帮助下，我们感谢所有政治力量，无论它们在一定历史时期代表权力还是解决方案。 但是，没有政治力量，政党或个人领导人在乌克兰东正教教会中不会而且不会扮演任何特殊或更受控的角色。” Epiphanius说。</text:p>
      <text:p text:style-name="P4">
据他介绍，PCU不允许PCA继续进行塞贝尔主义者或党的参与者。</text:p>
      <text:p text:style-name="P4">
“多年来，乌克兰的莫斯科宗主的结构一直是通过虚假的阴影控制模型建造的。 德卡奇，诺维斯基，梅德维奇克和其他类似的数字都被认为是“联合储存公司”的参与者，这些人在所有关键问题中都在“雇用经理”的背后发布。 这在很大程度上导致了乌克兰目前的当前公共灾难性灾难，” PCU灵长类动物。</text:p>
      <text:p text:style-name="P4">
<text:span text:style-name="T4">
另请阅读：</text:span>
 <text:a xlink:type="simple" xlink:href="https://www.ukrinform.ua/rubric-society/3694538-epifanij-osvativ-paski-dla-ukrainskih-zahisnikiv.html" text:style-name="Internet_20_link" text:visited-style-name="Visited_20_Internet_20_Link">
<text:span text:style-name="T4">
 Epiphany </text:span>
</text:a>
他补充说，反对者现在正试图抹黑乌克兰东正教教堂，使她施加了某项著名政策教会的形象。</text:p>
      <text:p text:style-name="P4">
据乌克林福姆报道，2018年12月15日，乌克兰东正教联合大教堂在基夫·索菲亚(Kyiv Sophia)。 在其中，基辅重主主义者的神职人员，莫斯科的祖先的UOC和乌克兰自身的东正教教堂创建了一个乌克兰的一个地方的东正教教堂，采用了其宪章，并选出了凯耶夫·伊维西亚·乌克兰乌克兰的大都会的头。</text:p>
      <text:p text:style-name="P4">
2019年1月6日，托马斯(Thomas)对联合PC的自动畸形进行了传播。</text:p>
      <text:p text:style-name="P4">
News Source: <text:a xlink:type="simple" xlink:href="https://www.ukrinform.ua/rubric-society/3695616-zodna-politsila-ne-matime-u-pcu-akois-vinatkovoi-ta-kontroluucoi-roli-epifanij.html" text:style-name="Internet_20_link" text:visited-style-name="Visited_20_Internet_20_Link">
https://www.ukrinform.ua/rubric-society/3695616-zodna-politsila-ne-matime-u-pcu-akois-vinatkovoi-ta-kontroluucoi-roli-epifanij.html</text:a>
</text:p>
      <!--NEWS-->
      <text:h text:style-name="P10" text:outline-level="1">
<text:span text:style-name="T4">
在顿涅茨克，所有复活节崇拜都将以在线格式举行</text:span>
</text:h>
      <text:p text:style-name="P4">
作者: Ukrinform (Person)</text:p>
      <text:p text:style-name="P4">
出版商: Укринформ (Organization)</text:p>
      <text:p text:style-name="P4">
出版时间: 2023-04-13T21:36:00+03:00</text:p>
      <text:p text:style-name="P4">
修改时间: 2023-04-13T21:36:00+03:00</text:p>
      <text:p text:style-name="P4">
描述: 在顿涅茨克（Donetsk）今年，复活节庆祝活动，所有崇拜和宗教仪式将于4月15日至16日在线举行，以在该地区的居民安全上举行。  - 乌克林。</text:p>
      <text:p text:style-name="P4">
图片: ["<text:a xlink:type="simple" xlink:href="https://static.ukrinform.com/photos/2018_04/thumb_files/630_360_1523029027-4426.jpg" text:style-name="Internet_20_link" text:visited-style-name="Visited_20_Internet_20_Link">
630_360_15230...</text:a>
"]</text:p>
      <text:p text:style-name="P4">
标签: ['Донеччина', 'Кириленко', 'Свято', 'Великдень']</text:p>
      <text:p text:style-name="P4">
类型: Article</text:p>
      <!--METADATA-->
      <text:p text:style-name="P4">
<draw:frame draw:style-name="fr1" draw:name="Image237" text:anchor-type="as-char" svg:width="6.9236in" svg:height="3.956343in" draw:z-index="0">
<draw:image xlink:href="../Images/yкринформ/2023-04-13T21-36-00-03-00/630_360_1523029027-4426.jpg" xlink:type="simple" xlink:show="embed" xlink:actuate="onLoad" draw:mime-type="image/jpeg"/>
</draw:frame>
今年，今年的复活节庆祝活动，4月16日至16日的所有崇拜和宗教仪式将在线举行，以确保该地区的居民安全。</text:p>
      <text:p text:style-name="P4">
乌克林事物通讯报道，顿涅茨克地区军事行政部门帕夫洛基雷伦科(Pavlokirilenko)的负责人介绍了这一点。</text:p>
      <text:p text:style-name="P4">
据他说，根据科特萨(Khortytsa)和塔夫里亚(Tavriya)部队的运营战略团体的要求，他签署了一项命令，以禁止在此期间禁止大规模聚会。</text:p>
      <text:p text:style-name="P4">
“所有的崇拜和宗教仪式都必须采用在线格式，即俄罗斯人的俄罗斯人。 人们的积累可能是理想的目标。</text:p>
      <text:p text:style-name="P4">
他强调，该地区的当局无权允许伤亡。</text:p>
      <text:p text:style-name="P4">
Krylenko说：“我们的任务是尽可能多地采取生命的安全和顿涅茨克地区的健康措施以及所有在该地区领土的人。”</text:p>
      <text:p text:style-name="P4">
<text:span text:style-name="T4">
另请阅读：</text:span>
 <text:a xlink:type="simple" xlink:href="https://www.ukrinform.ua/rubric-society/3695378-velikden-osoblive-svato-dla-ukrainciv.html" text:style-name="Internet_20_link" text:visited-style-name="Visited_20_Internet_20_Link">
<text:span text:style-name="T4">
 ecd </text:span>
</text:a>
鲁斯兰·奥西本科(Ruslan Osipenko)是顿涅茨克地区国家警察局主要局长，在该地区的21.00至5.00领土上，这是一个冒险时光，当时，公民被禁止在没有特殊许可的情况下留在街上。 因此，在建议小时结束后，将允许在4月16日星期日进行纪录结构的整体访问，复活节案件的奉献将大约开始O5.00。</text:p>
      <text:p text:style-name="P4">
“总的来说，在121座邪教建筑中进行了计划的活动，在42座宗教建筑中将进行annichic服务……夜间服务仅由住在那里且扎实的牧师建造。 我们有42栋建筑物。 我们将继续控制推荐的小时，此后凌晨5点在闭门门地面上的牧师将在凌晨5点开放。” Osipenko解释说。</text:p>
      <text:p text:style-name="P4">
<text:span text:style-name="T4">
另请阅读：</text:span>
 <text:a xlink:type="simple" xlink:href="https://www.ukrinform.ua/rubric-society/3695420-svasennikiv-zaklikali-projti-bezpekovi-instruktazi-naperedodni-velikodna.html" text:style-name="Internet_20_link" text:visited-style-name="Visited_20_Internet_20_Link">
<text:span text:style-name="T4">
牧师</text:span>
 <text:span text:style-name="T4">
 </text:span>
敦促<text:span text:style-name="T4">
 </text:span>
通过<text:span text:style-name="T4">
 </text:span>
 <text:span text:style-name="T4">
安全</text:span>
 <text:span text:style-name="T4">
<text:span text:style-name="T5">
*指示</text:span>
*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复活节</text:span>
</text:a>
</text:p>
      <text:p text:style-name="P4">
据报道，顿涅茨克地区一直在俄罗斯人的火中，敌人每天杀害和伤害平民，破坏基础设施对象。</text:p>
      <text:p text:style-name="P4">
根据朱利安(Julian)的日历，耶稣基督复活的复活节或盛宴，决定了2023年4月16日在2023年的东方仪式，东正教和希腊天主教徒的基督徒的所有假期。</text:p>
      <text:p text:style-name="P4">
News Source: <text:a xlink:type="simple" xlink:href="https://www.ukrinform.ua/rubric-regions/3695617-na-doneccini-vsi-velikodni-bogosluzinna-projdut-v-onlajnovomu-formati.html" text:style-name="Internet_20_link" text:visited-style-name="Visited_20_Internet_20_Link">
https://www.ukrinform.ua/rubric-regions/3695617-na-doneccini-vsi-velikodni-bogosluzinna-projdut-v-onlajnovomu-formati.html</text:a>
</text:p>
      <!--NEWS-->
      <text:h text:style-name="P10" text:outline-level="1">
<text:span text:style-name="T4">
在Melitopol，听到了爆炸和枪击事件 - 市长</text:span>
</text:h>
      <text:p text:style-name="P4">
作者: Ukrinform (Person)</text:p>
      <text:p text:style-name="P4">
出版商: Укринформ (Organization)</text:p>
      <text:p text:style-name="P4">
出版时间: 2023-04-13T21:37:00+03:00</text:p>
      <text:p text:style-name="P4">
修改时间: 2023-04-13T21:37:00+03:00</text:p>
      <text:p text:style-name="P4">
描述: 在临时被捕获的梅利托波尔（Melitopol）中，发生了爆炸，枪击事件开始了。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елітополь', 'Стрілянина', 'Вибух']</text:p>
      <text:p text:style-name="P4">
类型: Article</text:p>
      <!--METADATA-->
      <text:p text:style-name="P4">
<draw:frame draw:style-name="fr1" draw:name="Image238" text:anchor-type="as-char" svg:width="6.9236in" svg:height="3.956343in" draw:z-index="0">
<draw:image xlink:href="../Images/yкринформ/2023-04-13T21-37-00-03-00/630_360_1669987737-966.jpg" xlink:type="simple" xlink:show="embed" xlink:actuate="onLoad" draw:mime-type="image/jpeg"/>
</draw:frame>
在临时被捕获的梅利托波尔(Melitopol)中，发生了爆炸，枪击事件开始了。  关于<text:a xlink:type="simple" xlink:href="https://t.me/ivan_fedorov_melitopol/1716" text:style-name="Internet_20_link" text:visited-style-name="Visited_20_Internet_20_Link">
</text:a>
乌克林福姆报道说，梅利托波尔·伊万·费多罗夫(Melitopol Ivan Fedorov)的城市主席报道。</text:p>
      <text:p text:style-name="P4">
“在 <text:a xlink:type="simple" xlink:href="https://www.ukrinform.ua/tag-melitopol" text:style-name="Internet_20_link" text:visited-style-name="Visited_20_Internet_20_Link">
</text:a>
再次大声：第二次。</text:p>
      <text:p text:style-name="P4">
<text:span text:style-name="T4">
另请阅读：</text:span>
 <text:a xlink:type="simple" xlink:href="https://www.ukrinform.ua/rubric-regions/3695506-u-melitopoli-ta-berdansku-prohodit-flesmob-vidderi-rasizm.html" text:style-name="Internet_20_link" text:visited-style-name="Visited_20_Internet_20_Link">
<text:span text:style-name="T4">
 melitop </text:span>
</text:a>
据报道，早晨在市中心发生了堆积爆炸。</text:p>
      <text:p text:style-name="P4">
详细信息目前尚未报告。</text:p>
      <text:p text:style-name="P4">
<text:span text:style-name="T5">
照片说明性</text:span>
</text:p>
      <text:p text:style-name="P4">
News Source: <text:a xlink:type="simple" xlink:href="https://www.ukrinform.ua/rubric-regions/3695619-u-melitopoli-prolunali-vibuh-i-strilanina-mer.html" text:style-name="Internet_20_link" text:visited-style-name="Visited_20_Internet_20_Link">
https://www.ukrinform.ua/rubric-regions/3695619-u-melitopoli-prolunali-vibuh-i-strilanina-mer.html</text:a>
</text:p>
      <!--NEWS-->
      <text:h text:style-name="P10" text:outline-level="1">
<text:span text:style-name="T4">
去年在伊朗，有582多人被处决 - 自2015年以来大多数</text:span>
</text:h>
      <text:p text:style-name="P4">
作者: Ukrinform (Person)</text:p>
      <text:p text:style-name="P4">
出版商: Укринформ (Organization)</text:p>
      <text:p text:style-name="P4">
出版时间: 2023-04-13T21:48:00+03:00</text:p>
      <text:p text:style-name="P4">
修改时间: 2023-04-13T21:48:00+03:00</text:p>
      <text:p text:style-name="P4">
描述: 根据对人权组织的研究，去年在伊朗至少有582人被处决，这是自2015年以来最多的人数。  - 乌克林。</text:p>
      <text:p text:style-name="P4">
图片: ["<text:a xlink:type="simple" xlink:href="https://static.ukrinform.com/photos/2020_01/thumb_files/630_360_1578254791-696.jpg" text:style-name="Internet_20_link" text:visited-style-name="Visited_20_Internet_20_Link">
630_360_15782...</text:a>
"]</text:p>
      <text:p text:style-name="P4">
标签: ['Іран', 'Смерть', 'Страта']</text:p>
      <text:p text:style-name="P4">
类型: Article</text:p>
      <!--METADATA-->
      <text:p text:style-name="P4">
<draw:frame draw:style-name="fr1" draw:name="Image239" text:anchor-type="as-char" svg:width="6.9236in" svg:height="3.956343in" draw:z-index="0">
<draw:image xlink:href="../Images/yкринформ/2023-04-13T21-48-00-03-00/630_360_1578254791-696.jpg" xlink:type="simple" xlink:show="embed" xlink:actuate="onLoad" draw:mime-type="image/jpeg"/>
</draw:frame>
根据去年在伊朗的人权组织的说法，伊朗的人数不超过582人，这是自2015年以来最高的人数。</text:p>
      <text:p text:style-name="P4">
关于IT报告乌克林福姆，参考<text:a xlink:type="simple" xlink:href="https://nos.nl/artikel/2471271-hoogste-aantal-executies-in-iran-sinds-2015" text:style-name="Internet_20_link" text:visited-style-name="Visited_20_Internet_20_Link">
</text:a>
.</text:p>
      <text:p text:style-name="P4">
“Згідно з  <text:a xlink:type="simple" xlink:href="https://www.ecpm.org/en/death-penalty-in-iran-highest-number-of-executions-since-2015/" text:style-name="Internet_20_link" text:visited-style-name="Visited_20_Internet_20_Link">
 </text:a>
伊朗和法国人权(她)该消息写道：“去年，合奏的Contre la peine de Mort至少归属582人，这是自2015年以来最高的人数。”</text:p>
      <text:p text:style-name="P4">
值得注意的是，执行人数比去年同期增加了75％，至少有333人被处决。</text:p>
      <text:p text:style-name="P4">
该报告还表明，伊朗政权爆发后的一个月，处决急剧增加。</text:p>
      <text:p text:style-name="P4">
<text:span text:style-name="T4">
另请阅读：</text:span>
 <text:a xlink:type="simple" xlink:href="https://www.ukrinform.ua/rubric-world/3694182-parlament-iranu-posilit-pokaranna-za-nasilstvo-sodo-zinok.html" text:style-name="Internet_20_link" text:visited-style-name="Visited_20_Internet_20_Link">
<text:span text:style-name="T4">
伊朗</text:span>
</text:a>
据报道，伊朗在9月16日22岁的马希·阿米尼(Mahi Amini)去世后抗议，警察被拘留后去世。 从那时起，抗议活动并没有被束缚，并变成了1979年伊斯兰革命建立的伊朗·特克拉特政权中最严重的挑战之一。</text:p>
      <text:p text:style-name="P4">
去年12月底(https://www.ukrinform.ua/tag-iran)被拘留的抗议者的死亡判决开始进行。</text:p>
      <text:p text:style-name="P4">
根据抗议者的信息报告，为了参加反政府集会，伊朗政权已逮捕了20,000多人。</text:p>
      <text:p text:style-name="P4">
News Source: <text:a xlink:type="simple" xlink:href="https://www.ukrinform.ua/rubric-world/3695622-torik-v-irani-stratili-sonajmense-582-ludini-so-e-najbilsou-kilkistu-z-2015-roku.html" text:style-name="Internet_20_link" text:visited-style-name="Visited_20_Internet_20_Link">
https://www.ukrinform.ua/rubric-world/3695622-torik-v-irani-stratili-sonajmense-582-ludini-so-e-najbilsou-kilkistu-z-2015-roku.html</text:a>
</text:p>
      <!--NEWS-->
      <text:h text:style-name="P10" text:outline-level="1">
<text:span text:style-name="T4">
黑海对北约国家的安全至关重要 - 斯托尔滕贝格副主席</text:span>
</text:h>
      <text:p text:style-name="P4">
作者: Ukrinform (Person)</text:p>
      <text:p text:style-name="P4">
出版商: Укринформ (Organization)</text:p>
      <text:p text:style-name="P4">
出版时间: 2023-04-13T21:50:32+03:00</text:p>
      <text:p text:style-name="P4">
修改时间: 2023-04-13T21:50:32+03:00</text:p>
      <text:p text:style-name="P4">
描述: 黑海地区是全球力量之间对抗的核心，对于区域安全而言至关重要，这就是为什么它对整个欧元 - 大西洋安全体系具有战略性的原因。  - 乌克林。</text:p>
      <text:p text:style-name="P4">
图片: ["<text:a xlink:type="simple" xlink:href="https://static.ukrinform.com/photos/2022_02/thumb_files/630_360_1645283822-167.jpg" text:style-name="Internet_20_link" text:visited-style-name="Visited_20_Internet_20_Link">
630_360_16452...</text:a>
"]</text:p>
      <text:p text:style-name="P4">
标签: ['НАТО', ' Чорне море', 'Безпека', 'Кримська платформа']</text:p>
      <text:p text:style-name="P4">
类型: Article</text:p>
      <!--METADATA-->
      <text:p text:style-name="P4">
<draw:frame draw:style-name="fr1" draw:name="Image240" text:anchor-type="as-char" svg:width="6.9236in" svg:height="3.956343in" draw:z-index="0">
<draw:image xlink:href="../Images/yкринформ/2023-04-13T21-50-32-03-00/630_360_1645283822-167.jpg" xlink:type="simple" xlink:show="embed" xlink:actuate="onLoad" draw:mime-type="image/jpeg"/>
</draw:frame>
黑海地区是全球力量之间对抗的核心，对于区域安全而言至关重要，这就是为什么整个欧元 - 大西洋安全系统的战略性chagudl的原因。</text:p>
      <text:p text:style-name="P4">
乌克林福音通讯员报道，北约总秘书长Mirce Joan在周四在布加勒斯特举行的国际“克里米亚平台”的第一次演讲中指出，这是乌克林福德通讯员报道的。</text:p>
      <text:p text:style-name="P4">
“我们生活在一个具有竞争力和危险的世界中，不仅是由于这场战争的结果(在乌克兰 - 编辑。)，但由于全球滑坡，全球力量之间的治愈方法现在是由跨民主和专制政权的斗争决定的。 黑海地区正在进行压倒性的讨论。 这是对欧元区安全具有战略重要性的地区，”琼说。</text:p>
      <text:p text:style-name="P4">
<text:span text:style-name="T4">
另请阅读：</text:span>
 <text:a xlink:type="simple" xlink:href="https://www.ukrinform.ua/rubric-world/3669582-rosia-ne-mae-ani-sil-ani-bazanna-pocinati-vijnu-z-nato-zastupnik-stoltenberga.html" text:style-name="Internet_20_link" text:visited-style-name="Visited_20_Internet_20_Link">
</text:a>
他指出，俄罗斯正试图建立对该地区的控制权，将其用于将武力投射给包括非洲中东，地中海和亚得里亚海以及印度洋的世界其他地区。 正是俄罗斯做出了系统的努力，使黑海军事化。</text:p>
      <text:p text:style-name="P4">
几十年来，黑海地区一直是俄罗斯军事延伸的对象。 2014年克里米亚的非法吞并和占领唐巴斯的一部分只是开始。 但是这些事件也对西巴尔干，我们在波斯尼亚和黑塞哥维那，佐治亚州和摩尔多瓦的朋友产生了影响。 北约副秘书长强调，俄罗斯在更广泛的黑海地区的敌对行为不负责任。</text:p>
      <text:p text:style-name="P4">
他回忆说，在军事侵略开始后，北约盟国提供了前所未有的援助，提供了超过650亿美元的武器和军事装备，并将在很长一段时间内继续这种支持。</text:p>
      <text:p text:style-name="P4">
<text:span text:style-name="T4">
另请阅读：</text:span>
 <text:a xlink:type="simple" xlink:href="https://www.ukrinform.ua/rubric-polytics/3695599-nato-mae-nadati-ukraini-bezpekovi-garantii-vlitku-premer-polsi.html" text:style-name="Internet_20_link" text:visited-style-name="Visited_20_Internet_20_Link">
<text:span text:style-name="T4">
北约</text:span>
</text:a>
</text:p>
      <text:p text:style-name="P4">
据报道，在国际“克里米亚平台”的布加勒斯特举行了一次安全会议，该国国际“克里米亚平台”由政府，外交官和欧洲领先国家的代表参加。 克里米亚平台的主要目的证明了它是一个有力的国际论坛，是克里米亚半岛的全部占领和乌克兰从俄罗斯灰烬中解放出来。</text:p>
      <text:p text:style-name="P4">
_foto：北约</text:p>
      <text:p text:style-name="P4">
News Source: <text:a xlink:type="simple" xlink:href="https://www.ukrinform.ua/rubric-world/3695623-corne-more-mae-strategicne-znacenna-dla-bezpeki-krain-nato-zastupnik-stoltenberga.html" text:style-name="Internet_20_link" text:visited-style-name="Visited_20_Internet_20_Link">
https://www.ukrinform.ua/rubric-world/3695623-corne-more-mae-strategicne-znacenna-dla-bezpeki-krain-nato-zastupnik-stoltenberga.html</text:a>
</text:p>
      <!--NEWS-->
      <text:h text:style-name="P10" text:outline-level="1">
<text:span text:style-name="T4">
在乌克兰沉默的时刻</text:span>
</text:h>
      <text:p text:style-name="P4">
作者: ['АРМІЯINFORM']</text:p>
      <text:p text:style-name="P4">
时间: 2023-04-13T22: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1" text:anchor-type="as-char" svg:width="6.9236in" svg:height="3.895992in" draw:z-index="0">
<draw:image xlink:href="../Images/AРМІЯINFORM/2023-04-13T22-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13/v-ukrayini-hvylyna-movchannya/" text:style-name="Internet_20_link" text:visited-style-name="Visited_20_Internet_20_Link">
https://armyinform.com.ua/2023/04/13/v-ukrayini-hvylyna-movchannya/</text:a>
</text:p>
      <!--NEWS-->
      <text:h text:style-name="P10" text:outline-level="1">
<text:span text:style-name="T4">
UEFA Europa League：“ Roma”让位给”</text:span>
</text:h>
      <text:p text:style-name="P4">
作者: Ukrinform (Person)</text:p>
      <text:p text:style-name="P4">
出版商: Укринформ (Organization)</text:p>
      <text:p text:style-name="P4">
出版时间: 2023-04-13T22:04:00+03:00</text:p>
      <text:p text:style-name="P4">
修改时间: 2023-04-13T22:04:00+03:00</text:p>
      <text:p text:style-name="P4">
描述: 在缓冲区帐户上比赛中唯一的目标。  - 乌克林。</text:p>
      <text:p text:style-name="P4">
图片: ["<text:a xlink:type="simple" xlink:href="https://static.ukrinform.com/photos/2023_04/thumb_files/630_360_1681412597-185.jpg" text:style-name="Internet_20_link" text:visited-style-name="Visited_20_Internet_20_Link">
630_360_16814...</text:a>
"]</text:p>
      <text:p text:style-name="P4">
标签: ['Футбол', 'Ліга Європи', 'Рома']</text:p>
      <text:p text:style-name="P4">
类型: Article</text:p>
      <!--METADATA-->
      <text:p text:style-name="P4">
<draw:frame draw:style-name="fr1" draw:name="Image242" text:anchor-type="as-char" svg:width="6.9236in" svg:height="3.956343in" draw:z-index="0">
<draw:image xlink:href="../Images/yкринформ/2023-04-13T22-04-00-03-00/630_360_1681412597-185.jpg" xlink:type="simple" xlink:show="embed" xlink:actuate="onLoad" draw:mime-type="image/jpeg"/>
</draw:frame>
缓冲区帐户上唯一的目标匹配。</text:p>
      <text:p text:style-name="P4">
乌克林福姆报道，菲格耶德在欧罗巴联赛的第一节四分之一决赛中击败了罗马。</text:p>
      <text:p text:style-name="P4">
狼在上半年结束时能够开设帐户，但洛伦佐普利格里尼(Lorenzopellegrini)没有出售罚款。</text:p>
      <text:p text:style-name="P4">
休息后，马特斯(Matfer Matfe)的马特斯(Maters)与加州大学伊德里西(USC Idrissi)的胜利脱颖而出。</text:p>
      <text:p text:style-name="P4">
这场比赛将于4月20日在罗马举行。 在半决赛中，获胜者将遇到对抗“拜耳”  - “联合”的获胜者。</text:p>
      <text:p text:style-name="P4">
<text:span text:style-name="T4">
另请阅读：</text:span>
 <text:a xlink:type="simple" xlink:href="https://www.ukrinform.ua/rubric-sports/3695125-liga-cempioniv-uefa-milan-minimalno-peregrav-napoli.html" text:style-name="Internet_20_link" text:visited-style-name="Visited_20_Internet_20_Link">
<text:span text:style-name="T4">
 loague </text:span>
</text:a>
据乌克林福姆报道，今天将在LE的第一场比赛中再进行三场比赛。 曼联接受“塞维利亚”，“尤文图斯”与“体育”和“拜耳”一起播放 - 与“联合”。</text:p>
      <text:p text:style-name="P4">
照片：Getty图像</text:p>
      <text:p text:style-name="P4">
News Source: <text:a xlink:type="simple" xlink:href="https://www.ukrinform.ua/rubric-sports/3695625-liga-evropi-uefa-roma-postupilas-feenordu.html" text:style-name="Internet_20_link" text:visited-style-name="Visited_20_Internet_20_Link">
https://www.ukrinform.ua/rubric-sports/3695625-liga-evropi-uefa-roma-postupilas-feenordu.html</text:a>
</text:p>
      <!--NEWS-->
      <text:h text:style-name="P10" text:outline-level="1">
<text:span text:style-name="T4">
在摩尔多瓦，他们被判处俄罗斯政党“岸”领导人的15年监禁</text:span>
</text:h>
      <text:p text:style-name="P4">
作者: Ukrinform (Person)</text:p>
      <text:p text:style-name="P4">
出版商: Укринформ (Organization)</text:p>
      <text:p text:style-name="P4">
出版时间: 2023-04-13T22:05:00+03:00</text:p>
      <text:p text:style-name="P4">
修改时间: 2023-04-13T22:05:00+03:00</text:p>
      <text:p text:style-name="P4">
描述: 周四，上诉会议厅凯什内夫（Kyshenev）判处“岸”伊兰·肖尔（Ilan Shore）的逃犯副领导人判处15年的监禁，并没收财产为50亿雷（2.7亿美元）。  - 乌克林。</text:p>
      <text:p text:style-name="P4">
图片: ["<text:a xlink:type="simple" xlink:href="https://static.ukrinform.com/photos/2023_04/thumb_files/630_360_1681412597-135.jpg" text:style-name="Internet_20_link" text:visited-style-name="Visited_20_Internet_20_Link">
630_360_16814...</text:a>
"]</text:p>
      <text:p text:style-name="P4">
标签: ['Молдова', 'Суд', 'Вирок', 'Партія']</text:p>
      <text:p text:style-name="P4">
类型: Article</text:p>
      <!--METADATA-->
      <text:p text:style-name="P4">
<draw:frame draw:style-name="fr1" draw:name="Image243" text:anchor-type="as-char" svg:width="6.9236in" svg:height="3.956343in" draw:z-index="0">
<draw:image xlink:href="../Images/yкринформ/2023-04-13T22-05-00-03-00/630_360_1681412597-135.jpg" xlink:type="simple" xlink:show="embed" xlink:actuate="onLoad" draw:mime-type="image/jpeg"/>
</draw:frame>
周四，凯什内夫会议厅判处海岸党的逃犯副领导人伊兰萨尔判处15年徒刑，没收了50亿列的财产(超过2.7亿美元).</text:p>
      <text:p text:style-name="P4">
Як передає Укрінформ, про це повідомляє  <text:a xlink:type="simple" xlink:href="https://newsmaker.md/rus/novosti/v-kishineve-shora-prigovorili-k-15-godam-tyurmy-i-konfiskatsii-imuschestva-na-5-mlrd-leev/" text:style-name="Internet_20_link" text:visited-style-name="Visited_20_Internet_20_Link">
</text:a>
。</text:p>
      <text:p text:style-name="P4">
“上诉商会将海岸判处15年监禁。 无论他在哪里应处以以色列或<text:a xlink:type="simple" xlink:href="https://www.ukrinform.ua/tag-moldova" text:style-name="Internet_20_link" text:visited-style-name="Visited_20_Internet_20_Link">
</text:a>
，目前最强化的财产被没收是为了国家的利益 - 是50亿勒夫。</text:p>
      <text:p text:style-name="P4">
根据Stamate的说法，这只是针对海岸的一个案件，法院将能够裁决其余的案件。 同时，她没有指定代理人被定罪的自我。</text:p>
      <text:p text:style-name="P4">
<text:span text:style-name="T4">
另请阅读：</text:span>
 <text:a xlink:type="simple" xlink:href="https://www.ukrinform.ua/rubric-world/3608127-u-moldovi-zatrimali-predstavnikiv-prorosijskoi-partii-sor.html" text:style-name="Internet_20_link" text:visited-style-name="Visited_20_Internet_20_Link">
<text:span text:style-name="T4">
岸</text:span>
</text:a>
2015年，伊拉娜·索拉(Ilana Schora)因欺诈和洗钱而被判处十亿次盗窃案，造成7。5年。 法院裁定，唤醒将生效，直到最后为止。 该案正在考虑Kyshenov的Vauplation Chamber。 法院听证会反复推迟。</text:p>
      <text:p text:style-name="P4">
2019年，从摩尔多瓦民主党的当局出发后，伊兰·萨尔维奇(Ilan Sharvic)来自该国。 根据一些报道，他目前在以色列。</text:p>
      <text:p text:style-name="P4">
正如乌克林福姆报道的那样，4月12日，由海岸党及其支持者组织的俄罗斯 - 俄罗斯抗议活动在摩尔多瓦首都举行。</text:p>
      <text:p text:style-name="P4">
News Source: <text:a xlink:type="simple" xlink:href="https://www.ukrinform.ua/rubric-world/3695626-u-moldovi-zasudili-do-15-rokiv-vaznici-lidera-prorosijskoi-partii-sor.html" text:style-name="Internet_20_link" text:visited-style-name="Visited_20_Internet_20_Link">
https://www.ukrinform.ua/rubric-world/3695626-u-moldovi-zasudili-do-15-rokiv-vaznici-lidera-prorosijskoi-partii-sor.html</text:a>
</text:p>
      <!--NEWS-->
      <text:h text:style-name="P10" text:outline-level="1">
<text:span text:style-name="T4">
UEFA会议联盟：Gent和West Hem共享观点</text:span>
</text:h>
      <text:p text:style-name="P4">
作者: Ukrinform (Person)</text:p>
      <text:p text:style-name="P4">
出版商: Укринформ (Organization)</text:p>
      <text:p text:style-name="P4">
出版时间: 2023-04-13T22:11:40+03:00</text:p>
      <text:p text:style-name="P4">
修改时间: 2023-04-13T22:11:40+03:00</text:p>
      <text:p text:style-name="P4">
描述: 比赛定于4月20日举行。  - 乌克林。</text:p>
      <text:p text:style-name="P4">
图片: ["<text:a xlink:type="simple" xlink:href="https://static.ukrinform.com/photos/2023_04/thumb_files/630_360_1681413031-371.jpg" text:style-name="Internet_20_link" text:visited-style-name="Visited_20_Internet_20_Link">
630_360_16814...</text:a>
"]</text:p>
      <text:p text:style-name="P4">
标签: ['Футбол', 'Ліга конференцій УЄФА']</text:p>
      <text:p text:style-name="P4">
类型: Article</text:p>
      <!--METADATA-->
      <text:p text:style-name="P4">
<draw:frame draw:style-name="fr1" draw:name="Image244" text:anchor-type="as-char" svg:width="6.9236in" svg:height="3.956343in" draw:z-index="0">
<draw:image xlink:href="../Images/yкринформ/2023-04-13T22-11-40-03-00/630_360_1681413031-371.jpg" xlink:type="simple" xlink:show="embed" xlink:actuate="onLoad" draw:mime-type="image/jpeg"/>
</draw:frame>
比赛定于4月20日举行。</text:p>
      <text:p text:style-name="P4">
在他球场上的绅士一天的首发比赛中(1：1)据报道，在会议联盟的1/4决赛中。</text:p>
      <text:p text:style-name="P4">
就丹尼·英扎(Danny Ingza)的目标而言，比利时球队的反应良好。</text:p>
      <text:p text:style-name="P4">
同样，今天他们将演奏“ Anderlecht”  - “ AZ”，“ Basel”  - “ Nice”和“ Lech”  - “ Fiorentina”。 开始 - 在基辅时间22：00。</text:p>
      <text:p text:style-name="P4">
<text:span text:style-name="T4">
另请阅读：</text:span>
 <text:a xlink:type="simple" xlink:href="https://www.ukrinform.ua/rubric-sports/3695625-liga-evropi-uefa-roma-postupilas-feenordu.html" text:style-name="Internet_20_link" text:visited-style-name="Visited_20_Internet_20_Link">
<text:span text:style-name="T4">
 roma </text:span>
</text:a>
正如乌克林福姆报道的那样，菲诺达在欧罗巴联赛的第一节四分之一决赛中击败了罗马。</text:p>
      <text:p text:style-name="P4">
照片：Getty图像</text:p>
      <text:p text:style-name="P4">
News Source: <text:a xlink:type="simple" xlink:href="https://www.ukrinform.ua/rubric-sports/3695628-liga-konferencij-uefa-gent-ta-vest-gem-podilili-ocki.html" text:style-name="Internet_20_link" text:visited-style-name="Visited_20_Internet_20_Link">
https://www.ukrinform.ua/rubric-sports/3695628-liga-konferencij-uefa-gent-ta-vest-gem-podilili-ocki.html</text:a>
</text:p>
      <!--NEWS-->
      <text:h text:style-name="P10" text:outline-level="1">
<text:span text:style-name="T4">
在乌克兰，有可能污染的炸药17.4千平方公里 -  SESNS</text:span>
</text:h>
      <text:p text:style-name="P4">
作者: Ukrinform (Person)</text:p>
      <text:p text:style-name="P4">
出版商: Укринформ (Organization)</text:p>
      <text:p text:style-name="P4">
出版时间: 2023-04-13T22:21:00+03:00</text:p>
      <text:p text:style-name="P4">
修改时间: 2023-04-13T22:21:00+03:00</text:p>
      <text:p text:style-name="P4">
描述: 潜在的受污染的爆炸物为乌克兰17.4千平方公里。  - 乌克林。</text:p>
      <text:p text:style-name="P4">
图片: ["<text:a xlink:type="simple" xlink:href="https://static.ukrinform.com/photos/2022_10/thumb_files/630_360_1666439593-782.jpg" text:style-name="Internet_20_link" text:visited-style-name="Visited_20_Internet_20_Link">
630_360_16664...</text:a>
", "<text:a xlink:type="simple" xlink:href="https://static.ukrinform.com/photos/2023_03/1680172121-435.jpg" text:style-name="Internet_20_link" text:visited-style-name="Visited_20_Internet_20_Link">
1680172121-43...</text:a>
"]</text:p>
      <text:p text:style-name="P4">
标签: ['ДСНС', 'Розмінування', 'Вибухівка', 'Рятувальники']</text:p>
      <text:p text:style-name="P4">
类型: Article</text:p>
      <!--METADATA-->
      <text:p text:style-name="P4">
<draw:frame draw:style-name="fr1" draw:name="Image245" text:anchor-type="as-char" svg:width="6.9236in" svg:height="3.956343in" draw:z-index="0">
<draw:image xlink:href="../Images/yкринформ/2023-04-13T22-21-00-03-00/630_360_1666439593-782.jpg" xlink:type="simple" xlink:show="embed" xlink:actuate="onLoad" draw:mime-type="image/jpeg"/>
</draw:frame>
潜在的弹性物体为乌克兰174,000平方公里。</text:p>
      <text:p text:style-name="P4">
SES主持人Oleksandr Khorunzhi在“复活节期间的安全问题 -  SES的保留和建议”中宣布了这一点。(https://www.youtube.com/watch?v=-78vgCLsfm0)。</text:p>
      <text:p text:style-name="P4">
“我将提醒17.4万平方公里可能被危险物体污染。人们必须记住。</text:p>
      <text:p text:style-name="P4">
<draw:frame draw:style-name="fr1" draw:name="Image246" text:anchor-type="as-char" svg:width="6.9236in" svg:height="4.615733in" draw:z-index="0">
<draw:image xlink:href="../Images/yкринформ/2023-04-13T22-21-00-03-00/1680172121-435.jpg" xlink:type="simple" xlink:show="embed" xlink:actuate="onLoad" draw:mime-type="image/jpeg"/>
</draw:frame>
<text:span text:style-name="T4">
另请阅读：</text:span>
 <text:a xlink:type="simple" xlink:href="https://www.ukrinform.ua/rubric-vidbudova/3694139-ukraini-potribno-pat-tisac-fahivciv-dla-rozminuvanna-reznikov.html" text:style-name="Internet_20_link" text:visited-style-name="Visited_20_Internet_20_Link">
<text:span text:style-name="T4">
 mine </text:span>
</text:a>
乌克兰的理事主持人称爆炸性受试者污染最大的地区。 其中包括Kherson，Kharkiv，Mykolaiv，Zaporizhia，Donetsk，Sumy，Chernihiv的领土。</text:p>
      <text:p text:style-name="P4">
哈伦说：“但是在基辅地区，实际上，效率关键基础设施的所有对象都已经清除。可能有一些林业和田野。”</text:p>
      <text:p text:style-name="P4">
正如乌克林福姆报道的那样，向乌克兰的领土<text:a xlink:type="simple" xlink:href="https://www.ukrinform.ua/rubric-vidbudova/3694139-ukraini-potribno-pat-tisac-fahivciv-dla-rozminuvanna-reznikov.html" text:style-name="Internet_20_link" text:visited-style-name="Visited_20_Internet_20_Link">
</text:a>
，以及来自世界其他国家的专家。</text:p>
      <text:p text:style-name="P4">
2022年6月，SES表示<text:a xlink:type="simple" xlink:href="https://www.ukrinform.ua/rubric-ato/3498151-v-ukraini-300-tisac-kvadratnih-kilometriv-potrebuut-rozminuvanna.html" text:style-name="Internet_20_link" text:visited-style-name="Visited_20_Internet_20_Link">
</text:a>
</text:p>
      <text:p text:style-name="P4">
News Source: <text:a xlink:type="simple" xlink:href="https://www.ukrinform.ua/rubric-society/3695629-v-ukraini-potencijno-zabrudneni-vibuhivkou-174-tisaci-kvadratnih-kilometriv-dsns.html" text:style-name="Internet_20_link" text:visited-style-name="Visited_20_Internet_20_Link">
https://www.ukrinform.ua/rubric-society/3695629-v-ukraini-potencijno-zabrudneni-vibuhivkou-174-tisaci-kvadratnih-kilometriv-dsns.html</text:a>
</text:p>
      <!--NEWS-->
      <text:h text:style-name="P10" text:outline-level="1">
<text:span text:style-name="T4">
在美国，一个聊天小组被捕</text:span>
</text:h>
      <text:p text:style-name="P4">
作者: Ukrinform (Person)</text:p>
      <text:p text:style-name="P4">
出版商: Укринформ (Organization)</text:p>
      <text:p text:style-name="P4">
出版时间: 2023-04-13T22:33:00+03:00</text:p>
      <text:p text:style-name="P4">
修改时间: 2023-04-13T22:33:00+03:00</text:p>
      <text:p text:style-name="P4">
描述: 联邦调查局（FBI）逮捕了一个21岁的在线聊天小组，该游戏出现在五角大楼的秘书文件中。  - 乌克林。</text:p>
      <text:p text:style-name="P4">
图片: ["<text:a xlink:type="simple" xlink:href="https://static.ukrinform.com/photos/2016_05/thumb_files/630_360_1464332501-2066-fbr.jpg" text:style-name="Internet_20_link" text:visited-style-name="Visited_20_Internet_20_Link">
630_360_14643...</text:a>
"]</text:p>
      <text:p text:style-name="P4">
标签: ['Арешт', 'ФБР', 'Пентагон', 'США', 'Витік']</text:p>
      <text:p text:style-name="P4">
类型: Article</text:p>
      <!--METADATA-->
      <text:p text:style-name="P4">
<draw:frame draw:style-name="fr1" draw:name="Image247" text:anchor-type="as-char" svg:width="6.9236in" svg:height="3.956343in" draw:z-index="0">
<draw:image xlink:href="../Images/yкринформ/2023-04-13T22-33-00-03-00/630_360_1464332501-2066-fbr.jpg" xlink:type="simple" xlink:show="embed" xlink:actuate="onLoad" draw:mime-type="image/jpeg"/>
</draw:frame>
FBRA是一个在线聊天小组中的21岁球员，该小组出现在五角大楼的秘密文件的出版物中。</text:p>
      <text:p text:style-name="P4">
根据乌克林通讯员的说法，它写道<text:a xlink:type="simple" xlink:href="https://edition.cnn.com/politics/live-news/pentagon-documents-leak-04-13-23/index.html" text:style-name="Internet_20_link" text:visited-style-name="Visited_20_Internet_20_Link">
</text:a>
。</text:p>
      <text:p text:style-name="P4">
检察官梅里克·加兰德(Merik Garland)已确认，联邦调查局逮捕了马萨诸塞州国家航空警卫队的成员Jackataysheyr，因为(https://www.ukrinform.ua/tag-pentagon)”， - 材料读取。</text:p>
      <text:p text:style-name="P4">
值得注意的是，逮捕是由于“可能未经授权的维护，存储和传播有关国防的秘密信息”而进行的。”</text:p>
      <text:p text:style-name="P4">
<text:span text:style-name="T4">
另请阅读：</text:span>
 <text:a xlink:type="simple" xlink:href="https://www.ukrinform.ua/rubric-world/3695486-pentagon-obmeziv-dostup-do-zlitih-sekretnih-dokumentiv-bilij-dim.html" text:style-name="Internet_20_link" text:visited-style-name="Visited_20_Internet_20_Link">
<text:span text:style-name="T4">
五角大楼</text:span>
</text:a>
Garland补充说，Takeira案将由美国联邦法院审议。</text:p>
      <text:p text:style-name="P4">
据报道，《纽约时报》以前发表了一种材料，其中<text:a xlink:type="simple" xlink:href="https://www.ukrinform.ua/rubric-world/3694664-glava-pentagonu-perevernemo-kozen-kamin-sobi-znajti-dzerelo-vitokiv.html" text:style-name="Internet_20_link" text:visited-style-name="Visited_20_Internet_20_Link">
</text:a>
社交网络上的nibotosetic文件涉及武装部队反性计划的计划。</text:p>
      <text:p text:style-name="P4">
一群调查人员<text:a xlink:type="simple" xlink:href="https://www.ukrinform.ua/rubric-world/3693674-u-bellingcat-vstanovili-persodzerela-zlitih-dokumentiv-pentagonu.html" text:style-name="Internet_20_link" text:visited-style-name="Visited_20_Internet_20_Link">
</text:a>
融合的五角大楼文件，该文件于2023年1月在某些Discord服务器上发表。</text:p>
      <text:p text:style-name="P4">
杰克·蒂希尔国民警卫队<text:a xlink:type="simple" xlink:href="https://www.ukrinform.ua/rubric-world/3695601-u-ssa-vstanovili-osobu-lidera-catgrupi-v-akij-zavilisa-sekretni-dani-pentagonu-nyt.html" text:style-name="Internet_20_link" text:visited-style-name="Visited_20_Internet_20_Link">
</text:a>
以“ Thug Shaker Central”的名义，由于对武器，种族主义在线备忘录和视频游戏的共同承诺，它汇集了20-30人。</text:p>
      <text:p text:style-name="P4">
News Source: <text:a xlink:type="simple" xlink:href="https://www.ukrinform.ua/rubric-world/3695633-u-ssa-arestuvali-lidera-catgrupi-v-akij-zavilisa-sekretni-dani-pentagonu.html" text:style-name="Internet_20_link" text:visited-style-name="Visited_20_Internet_20_Link">
https://www.ukrinform.ua/rubric-world/3695633-u-ssa-arestuvali-lidera-catgrupi-v-akij-zavilisa-sekretni-dani-pentagonu.html</text:a>
</text:p>
      <!--NEWS-->
      <text:h text:style-name="P10" text:outline-level="1">
<text:span text:style-name="T4">
武装部队在前面有多种事件 -  Danilov</text:span>
</text:h>
      <text:p text:style-name="P4">
作者: Ukrinform (Person)</text:p>
      <text:p text:style-name="P4">
出版商: Укринформ (Organization)</text:p>
      <text:p text:style-name="P4">
出版时间: 2023-04-13T22:46:00+03:00</text:p>
      <text:p text:style-name="P4">
修改时间: 2023-04-13T22:46:00+03:00</text:p>
      <text:p text:style-name="P4">
描述: 乌克兰的武装部队在正面有多种发展。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РНБО', 'ЗСУ', 'Данілов', 'Контрнаступ', 'Єдині новини']</text:p>
      <text:p text:style-name="P4">
类型: Article</text:p>
      <!--METADATA-->
      <text:p text:style-name="P4">
<draw:frame draw:style-name="fr1" draw:name="Image248" text:anchor-type="as-char" svg:width="6.9236in" svg:height="3.956343in" draw:z-index="0">
<draw:image xlink:href="../Images/yкринформ/2023-04-13T22-46-00-03-00/630_360_1680783784-260.jpg" xlink:type="simple" xlink:show="embed" xlink:actuate="onLoad" draw:mime-type="image/jpeg"/>
</draw:frame>
乌克兰的武器在正面有一个以上的发展。</text:p>
      <text:p text:style-name="P4">
乌克林福姆报道，这是由乌克兰阿列克谢德尼洛夫国家安全与国防委员会部长在电视规模的“统一新闻”中所说的。</text:p>
      <text:p text:style-name="P4">
“我们知道前面发生的所有过程。乌克兰军队计划中的所有假设，包括反性，没有依据。将在最后一刻解决最终决定的最后一刻，”丹尼洛夫说。</text:p>
      <text:p text:style-name="P4">
据他介绍，乌克兰士兵“没有一个，不是两个，不是三个，而不是三个，也不是未洗的发展变体”，因为这取决于每天评估的许多因素。</text:p>
      <text:p text:style-name="P4">
<text:span text:style-name="T4">
另请阅读：</text:span>
 <text:a xlink:type="simple" xlink:href="https://www.ukrinform.ua/rubric-ato/3694666-ukraina-vze-mae-bagato-mozlivostej-sobi-dosagti-uspihu-ostin.html" text:style-name="Internet_20_link" text:visited-style-name="Visited_20_Internet_20_Link">
<text:span text:style-name="T4">
反性</text:span>
</text:a>
“而且每个人都必须了解，我们只谈论反对意见。我们有一个理解，我们需要将所有领土释放给<text:a xlink:type="simple" xlink:href="https://www.ukrinform.ua/tag-kordon" text:style-name="Internet_20_link" text:visited-style-name="Visited_20_Internet_20_Link">
</text:a>
1991。 只要我们不工作，直到我们的武装部队，战争的尽头​​是不可能的。” NSDC秘书强调。</text:p>
      <text:p text:style-name="P4">
根据乌克林福姆的说法，乌克兰丹尼斯·施米加尔(Denis Shmigal)总理表示，乌克兰军队对俄罗斯入侵者的大规模矛盾可以在夏天解决。</text:p>
      <text:p text:style-name="P4">
News Source: <text:a xlink:type="simple" xlink:href="https://www.ukrinform.ua/rubric-ato/3695634-zsu-maut-ne-odin-variant-rozvitku-podij-na-fronti-danilov.html" text:style-name="Internet_20_link" text:visited-style-name="Visited_20_Internet_20_Link">
https://www.ukrinform.ua/rubric-ato/3695634-zsu-maut-ne-odin-variant-rozvitku-podij-na-fronti-danilov.html</text:a>
</text:p>
      <!--NEWS-->
      <text:h text:style-name="P10" text:outline-level="1">
<text:span text:style-name="T4">
青年部已为抵制与俄罗斯和白俄罗斯运动员的比赛的正式命令</text:span>
</text:h>
      <text:p text:style-name="P4">
作者: Ukrinform (Person)</text:p>
      <text:p text:style-name="P4">
出版商: Укринформ (Organization)</text:p>
      <text:p text:style-name="P4">
出版时间: 2023-04-13T22:57:00+03:00</text:p>
      <text:p text:style-name="P4">
修改时间: 2023-04-13T22:57:00+03:00</text:p>
      <text:p text:style-name="P4">
描述: 如果违反行为，乌克兰代表团将被撤回，相关联合会将被剥夺国家地位。  - 乌克林。</text:p>
      <text:p text:style-name="P4">
图片: ["<text:a xlink:type="simple" xlink:href="https://static.ukrinform.com/photos/2023_04/thumb_files/630_360_1681415639-463.jpg" text:style-name="Internet_20_link" text:visited-style-name="Visited_20_Internet_20_Link">
630_360_16814...</text:a>
", "<text:a xlink:type="simple" xlink:href="https://static.ukrinform.com/photos/2023_04/1681415809-383.jpg" text:style-name="Internet_20_link" text:visited-style-name="Visited_20_Internet_20_Link">
1681415809-38...</text:a>
", "<text:a xlink:type="simple" xlink:href="https://static.ukrinform.com/photos/2023_04/1681415822-714.jpg" text:style-name="Internet_20_link" text:visited-style-name="Visited_20_Internet_20_Link">
1681415822-71...</text:a>
"]</text:p>
      <text:p text:style-name="P4">
标签: ['Міністерство молоді та спорту']</text:p>
      <text:p text:style-name="P4">
类型: Article</text:p>
      <!--METADATA-->
      <text:p text:style-name="P4">
<draw:frame draw:style-name="fr1" draw:name="Image249" text:anchor-type="as-char" svg:width="6.9236in" svg:height="3.956343in" draw:z-index="0">
<draw:image xlink:href="../Images/yкринформ/2023-04-13T22-57-00-03-00/630_360_1681415639-463.jpg" xlink:type="simple" xlink:show="embed" xlink:actuate="onLoad" draw:mime-type="image/jpeg"/>
</draw:frame>
如果发生违法行为，乌克兰代表团将被撤回，相关联合会将被剥夺国家地位。</text:p>
      <text:p text:style-name="P4">
奥林匹克冠军和人民副总理让·贝伦尼克(Jean Beleniuk)出版了<text:a xlink:type="simple" xlink:href="https://t.me/zhanbeleniuk/217" text:style-name="Internet_20_link" text:visited-style-name="Visited_20_Internet_20_Link">
</text:a>
乌克林福姆报道，乌克兰国家队的官方代表团的青年和体育部命令参加国际比赛，这些比赛参与了俄罗斯人和白俄罗斯人。</text:p>
      <text:p text:style-name="P4">
该命令扩展到乌克兰国家队Zolimpian和非奥运运动的官方代表团。 如果违反代表将被驳回此类比赛，相关联合会将被剥夺地位。 此外，乌克兰运动员的参与将在比赛中受到俄罗斯人和白俄罗斯人的监控。</text:p>
      <text:p text:style-name="P4">
应当指出，该订单是通过电子签名签名的。</text:p>
      <text:p text:style-name="P4">
<draw:frame draw:style-name="fr1" draw:name="Image250" text:anchor-type="as-char" svg:width="6.9236in" svg:height="9.611939in" draw:z-index="0">
<draw:image xlink:href="../Images/yкринформ/2023-04-13T22-57-00-03-00/1681415809-383.jpg" xlink:type="simple" xlink:show="embed" xlink:actuate="onLoad" draw:mime-type="image/jpeg"/>
</draw:frame>
<draw:frame draw:style-name="fr1" draw:name="Image251" text:anchor-type="as-char" svg:width="6.9236in" svg:height="9.622376in" draw:z-index="0">
<draw:image xlink:href="../Images/yкринформ/2023-04-13T22-57-00-03-00/1681415822-714.jpg" xlink:type="simple" xlink:show="embed" xlink:actuate="onLoad" draw:mime-type="image/jpeg"/>
</draw:frame>
我们将提醒，乌克兰部长的内阁已批准<text:a xlink:type="simple" xlink:href="https://www.ukrinform.ua/rubric-sports/3689645-ukraina-bojkotuvatime-zmaganna-de-budut-atleti-z-rosii-risenna-uradu.html" text:style-name="Internet_20_link" text:visited-style-name="Visited_20_Internet_20_Link">
</text:a>
关于在巴黎的2024年奥运会上抵制资格赛的比赛，该比赛将被俄罗斯伊比勒斯运动员接纳。 国际奥林匹克委员会(莫克)他已经回应了乌克兰政府在抵制巴黎的2024年Nalympic Games-2024的抵制中的决定。</text:p>
      <text:p text:style-name="P4">
<text:span text:style-name="T4">
另请阅读：</text:span>
 <text:a xlink:type="simple" xlink:href="https://www.ukrinform.ua/rubric-sports/3695395-dopusk-rosian-i-bilorusiv-mok-zajnav-vicikuvalnu-poziciu.html" text:style-name="Internet_20_link" text:visited-style-name="Visited_20_Internet_20_Link">
<text:span text:style-name="T4">
 MOC </text:span>
</text:a>
正如乌克林福姆报道的那样，国际奥委会执行委员会曾建议将俄罗斯运动员带回俄罗斯运动员，以中立地位进行国际比赛。 在这种情况下，俄罗斯和白俄罗斯的球队不允许参加比赛，以及支持战争或与俄罗斯阿伯罗鲁斯军队签订合同的运动员。</text:p>
      <text:p text:style-name="P4">
照片：Getty Image，T.Me/Zhanbeleniuk</text:p>
      <text:p text:style-name="P4">
News Source: <text:a xlink:type="simple" xlink:href="https://www.ukrinform.ua/rubric-sports/3695638-minmolodsportu-pidgotuvalo-oficijnij-nakaz-pro-bojkot-zmagan-z-rosijskimi-ta-biloruskimi-sportsmenami.html" text:style-name="Internet_20_link" text:visited-style-name="Visited_20_Internet_20_Link">
https://www.ukrinform.ua/rubric-sports/3695638-minmolodsportu-pidgotuvalo-oficijnij-nakaz-pro-bojkot-zmagan-z-rosijskimi-ta-biloruskimi-sportsmenami.html</text:a>
</text:p>
      <!--NEWS-->
      <text:h text:style-name="P10" text:outline-level="1">
<text:span text:style-name="T4">
Dmytro Kuleba与阿根廷讨论了和平的态度，并加强了与阿根廷的关系。</text:span>
</text:h>
      <text:p text:style-name="P4">
作者: ['АРМІЯINFORM']</text:p>
      <text:p text:style-name="P4">
时间: 2023-04-13T23:00:00-04:00</text:p>
      <text:p text:style-name="P4">
描述: 乌克兰Dmitro Kuleba Pid pid pid Rozmovi Heally的执法人员的终点...与乌克兰2022年的战争，与乌克兰与乌克兰的最新新闻，《与乌克兰新闻》（News News）战争，今天与乌克兰2022年的新闻战争，今天将在乌克兰和俄罗斯之间发生战争，将在乌克兰和俄罗斯之间发生一场战争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1/ministr-dmytro-kuleba.jpg" text:style-name="Internet_20_link" text:visited-style-name="Visited_20_Internet_20_Link">
ministr-dmytro-kuleba.jpg</text:a>
']</text:p>
      <text:p text:style-name="P4">
标签: ['АРГЕНТИНА', 'ДМИТРО КУЛЕБА', 'МЗС', 'ФОРМУЛА МИРУ']</text:p>
      <text:p text:style-name="P4">
类别: News</text:p>
      <!--METADATA-->
      <text:p text:style-name="P4">
<draw:frame draw:style-name="fr1" draw:name="Image252" text:anchor-type="as-char" svg:width="6.9236in" svg:height="4.281328in" draw:z-index="0">
<draw:image xlink:href="../Images/AРМІЯINFORM/2023-04-13T23-00-00-04-00/ministr-dmytro-kuleba.jpg" xlink:type="simple" xlink:show="embed" xlink:actuate="onLoad" draw:mime-type="image/jpeg"/>
</draw:frame>
乌克兰德米特里·库莱布(Dmitry Kuleb)的外交大臣在与圣地亚哥·卡菲洛(Santiago Kafiero)的姆萨吉纳(Mzargentina)负责人的对话中，讨论了乌克兰总统和平的公式，以此作为公正和平的道路。</text:p>
      <text:p text:style-name="P4">
关于它<text:a xlink:type="simple" xlink:href="https://mfa.gov.ua/news/dmitro-kuleba-proviv-telefonnu-rozmovu-z-ministrom-zakordonnih-sprav-argentinskoyi-respubliki-santyago-kafiyero" text:style-name="Internet_20_link" text:visited-style-name="Visited_20_Internet_20_Link">
报告</text:a>
乌克兰外交部的新闻服务。</text:p>
      <text:p text:style-name="P4">
该消息写道：“在今天的电话交谈中，阿根廷的同事圣塔加菲耶罗还讨论了双边议程，增强了乌克兰与拉丁美洲的关系。”</text:p>
      <text:p text:style-name="P4">
此外，阿根廷外交部负责人谴责乌克兰人的执行，并表示哀悼。</text:p>
      <text:p text:style-name="P4">
我们将提醒，去年9月，Volodymyr Zelenskyy <text:a xlink:type="simple" xlink:href="https://armyinform.com.ua/2023/02/24/genasambleya-oon-pidtrymala-rezolyucziyu-shhodo-myru-v-ukrayini/" text:style-name="Internet_20_link" text:visited-style-name="Visited_20_Internet_20_Link">
提出</text:a>
联合国院大会和平的加提植物公式。 这是对侵略，保护生命，恢复领土完整性的安全性，安全保证和决心捍卫自己的惩罚。</text:p>
      <text:p text:style-name="P4">
News Source: <text:a xlink:type="simple" xlink:href="https://armyinform.com.ua/2023/04/13/dmytro-kuleba-obgovoryv-z-glavoyu-mzs-aregentyny-formulu-myru-ta-zmicznennya-vidnosyn/" text:style-name="Internet_20_link" text:visited-style-name="Visited_20_Internet_20_Link">
https://armyinform.com.ua/2023/04/13/dmytro-kuleba-obgovoryv-z-glavoyu-mzs-aregentyny-formulu-myru-ta-zmicznennya-vidnosyn/</text:a>
</text:p>
      <!--NEWS-->
      <text:h text:style-name="P10" text:outline-level="1">
<text:span text:style-name="T4">
有必要重新启动联合国安理会以将俄罗斯联邦排除在那里</text:span>
</text:h>
      <text:p text:style-name="P4">
作者: Ukrinform (Person)</text:p>
      <text:p text:style-name="P4">
出版商: Укринформ (Organization)</text:p>
      <text:p text:style-name="P4">
出版时间: 2023-04-13T23:01:00+03:00</text:p>
      <text:p text:style-name="P4">
修改时间: 2023-04-13T23:01:00+03:00</text:p>
      <text:p text:style-name="P4">
描述: 乌克兰Dmytro Kuleba外交部长坚信，有必要重新启动联合国安理会将俄罗斯排除在那里。  - 乌克林。</text:p>
      <text:p text:style-name="P4">
图片: ["<text:a xlink:type="simple" xlink:href="https://static.ukrinform.com/photos/2022_12/thumb_files/630_360_1670861604-745.jpg" text:style-name="Internet_20_link" text:visited-style-name="Visited_20_Internet_20_Link">
630_360_16708...</text:a>
"]</text:p>
      <text:p text:style-name="P4">
标签: ['Кулеба', 'МЗС', 'Реформа', 'росія', 'Радбез ООН']</text:p>
      <text:p text:style-name="P4">
类型: Article</text:p>
      <!--METADATA-->
      <text:p text:style-name="P4">
<draw:frame draw:style-name="fr1" draw:name="Image253" text:anchor-type="as-char" svg:width="6.9236in" svg:height="3.956343in" draw:z-index="0">
<draw:image xlink:href="../Images/yкринформ/2023-04-13T23-01-00-03-00/630_360_1670861604-745.jpg" xlink:type="simple" xlink:show="embed" xlink:actuate="onLoad" draw:mime-type="image/jpeg"/>
</draw:frame>
乌克兰·德米特罗·库莱巴(Ukraine Dmytro Kuleba)的法律部长坚信，有必要赎回联合国安理会，以排除俄罗斯。</text:p>
      <text:p text:style-name="P4">
他在Telernahon“ The One News”的空中陈述了这一点。</text:p>
      <text:p text:style-name="P4">
“我总是像以前那样诚实。 这不是一个快速的过程，因为有必要对联合国安理会进行全面改革，以便将俄罗斯排除在内。 但这会出现。 最主要的是要持久并做我们做的事情。 和这个月亮(4月1日，俄罗斯联合会成立了一个月球主席)，俄罗斯总统拉德贝齐(Radbezi)，我们将尽可能多地利用这个目标，”他说<text:a xlink:type="simple" xlink:href="https://www.ukrinform.ua/tag-kuleba" text:style-name="Internet_20_link" text:visited-style-name="Visited_20_Internet_20_Link">
</text:a>
。</text:p>
      <text:p text:style-name="P4">
据他说，排除俄罗斯的问题与第一年有关，而是乌克兰成为第一个正式在联合国国际议程安全理事会上正式正式提出俄罗斯非法性问题的州。 当他们这样做时，即使我们的朋友也很笨重，但是现在冰已经改变了。</text:p>
      <text:p text:style-name="P4">
<text:span text:style-name="T4">
另请阅读：</text:span>
 <text:a xlink:type="simple" xlink:href="https://www.ukrinform.ua/rubric-world/3693244-rosia-prograla-vibori-do-troh-organiv-oon.html" text:style-name="Internet_20_link" text:visited-style-name="Visited_20_Internet_20_Link">
</text:a>
外交部长还对乌克兰俄罗斯军方处决的视频做出了反应，并指出，考虑所有没有录像且未收到公众声音的死亡的死亡是可怕的。 乌克兰外交官做了很多事情，以观看该视频最多可吸引许多人。</text:p>
      <text:p text:style-name="P4">
“乌克兰领土上的军事犯罪只有在最后一位俄罗斯士兵离开我们的国家时才会停止。 在其中一个人在我们的土地上之前，他将试图强奸，杀死，砍掉他的头，因为这样的意识形态就是这样。” 外交大臣说。</text:p>
      <text:p text:style-name="P4">
正如乌克林福姆报道的那样，在互联网上出现了<text:a xlink:type="simple" xlink:href="https://www.ukrinform.ua/rubric-ato/3694808-zelenskij-pro-stratu-ukrainskogo-voina-ce-video-rosii-akou-vona-e.html" text:style-name="Internet_20_link" text:visited-style-name="Visited_20_Internet_20_Link">
</text:a>
乌克兰捍卫者。乌克兰的安全局已经对雅科夫人切断了乌克兰囚犯的负责人的视频进行了预审。 执法机构正在采取措施确定犯下这种可怕拉链的人。</text:p>
      <text:p text:style-name="P4">
英国驻乌克兰梅琳达·西蒙斯(Melinda Simmons)的大使表示，乌克兰囚犯的死亡正在填补俄罗斯需要在乌克兰犯罪的指控清单。佐治亚州总统萨洛姆·苏拉比什维利说，被俘虏的乌克兰战士残酷的死亡是另一种危害人类的罪行。</text:p>
      <text:p text:style-name="P4">
法国对乌克兰的俄罗斯武装部队斩首的视频使法国感到震惊，并要求对乌克兰俄罗斯联邦的所有罪行进行惩罚。</text:p>
      <text:p text:style-name="P4">
News Source: <text:a xlink:type="simple" xlink:href="https://www.ukrinform.ua/rubric-polytics/3695639-treba-perezavantaziti-radu-bezpeki-oon-abi-vikluciti-zvidti-rf-kuleba.html" text:style-name="Internet_20_link" text:visited-style-name="Visited_20_Internet_20_Link">
https://www.ukrinform.ua/rubric-polytics/3695639-treba-perezavantaziti-radu-bezpeki-oon-abi-vikluciti-zvidti-rf-kuleba.html</text:a>
</text:p>
      <!--NEWS-->
      <text:h text:style-name="P10" text:outline-level="1">
<text:span text:style-name="T4">
美国的Shmigal：帮助乌克兰是对新世界的投资，没有侵略性</text:span>
</text:h>
      <text:p text:style-name="P4">
作者: Ukrinform (Person)</text:p>
      <text:p text:style-name="P4">
出版商: Укринформ (Organization)</text:p>
      <text:p text:style-name="P4">
出版时间: 2023-04-13T23:10:00+03:00</text:p>
      <text:p text:style-name="P4">
修改时间: 2023-04-13T23:10:00+03:00</text:p>
      <text:p text:style-name="P4">
描述: 总理丹尼斯·施密尔（Denis Schmigal）感谢美国在战争条件下对乌克兰的“前所未有的”援助，并表示希望这一进程将继续以美国在没有俄罗斯侵略的情况下作为世界投资。  - 乌克林。</text:p>
      <text:p text:style-name="P4">
图片: ["<text:a xlink:type="simple" xlink:href="https://static.ukrinform.com/photos/2023_04/thumb_files/630_360_1681418402-2038.jpeg" text:style-name="Internet_20_link" text:visited-style-name="Visited_20_Internet_20_Link">
630_360_16814...</text:a>
", "<text:a xlink:type="simple" xlink:href="https://static.ukrinform.com/photos/2023_04/thumb_files/630_360_1681418036-9976.jpeg" text:style-name="Internet_20_link" text:visited-style-name="Visited_20_Internet_20_Link">
630_360_16814...</text:a>
", "<text:a xlink:type="simple" xlink:href="https://static.ukrinform.com/photos/2023_04/thumb_files/630_360_1681418036-8625.jpeg" text:style-name="Internet_20_link" text:visited-style-name="Visited_20_Internet_20_Link">
630_360_16814...</text:a>
", "<text:a xlink:type="simple" xlink:href="https://static.ukrinform.com/photos/2023_04/thumb_files/630_360_1681418036-1089.jpeg" text:style-name="Internet_20_link" text:visited-style-name="Visited_20_Internet_20_Link">
630_360_16814...</text:a>
", "<text:a xlink:type="simple" xlink:href="https://static.ukrinform.com/photos/2023_04/thumb_files/630_360_1681418036-7467.jpeg" text:style-name="Internet_20_link" text:visited-style-name="Visited_20_Internet_20_Link">
630_360_16814...</text:a>
", "<text:a xlink:type="simple" xlink:href="https://static.ukrinform.com/photos/2023_04/thumb_files/630_360_1681418036-2697.jpeg" text:style-name="Internet_20_link" text:visited-style-name="Visited_20_Internet_20_Link">
630_360_16814...</text:a>
", "<text:a xlink:type="simple" xlink:href="https://static.ukrinform.com/photos/2023_04/thumb_files/630_360_1681418036-9849.jpeg" text:style-name="Internet_20_link" text:visited-style-name="Visited_20_Internet_20_Link">
630_360_16814...</text:a>
", "<text:a xlink:type="simple" xlink:href="https://static.ukrinform.com/photos/2023_04/thumb_files/630_360_1681418037-1533.jpeg" text:style-name="Internet_20_link" text:visited-style-name="Visited_20_Internet_20_Link">
630_360_16814...</text:a>
", "<text:a xlink:type="simple" xlink:href="https://static.ukrinform.com/photos/2023_04/thumb_files/630_360_1681418037-6048.jpeg" text:style-name="Internet_20_link" text:visited-style-name="Visited_20_Internet_20_Link">
630_360_16814...</text:a>
", "<text:a xlink:type="simple" xlink:href="https://static.ukrinform.com/photos/2023_04/thumb_files/630_360_1681418037-2885.jpeg" text:style-name="Internet_20_link" text:visited-style-name="Visited_20_Internet_20_Link">
630_360_16814...</text:a>
", "<text:a xlink:type="simple" xlink:href="https://static.ukrinform.com/photos/2023_04/thumb_files/630_360_1681418402-5016.jpeg" text:style-name="Internet_20_link" text:visited-style-name="Visited_20_Internet_20_Link">
630_360_16814...</text:a>
", "<text:a xlink:type="simple" xlink:href="https://static.ukrinform.com/photos/2023_04/1681417021-378.jpg" text:style-name="Internet_20_link" text:visited-style-name="Visited_20_Internet_20_Link">
1681417021-37...</text:a>
"]</text:p>
      <text:p text:style-name="P4">
标签: ['Мінфін', 'США', 'Візит', 'Гроші', 'Шмигаль']</text:p>
      <text:p text:style-name="P4">
类型: Article</text:p>
      <!--METADATA-->
      <text:p text:style-name="P4">
<draw:frame draw:style-name="fr1" draw:name="Image254" text:anchor-type="as-char" svg:width="6.9236in" svg:height="3.956343in" draw:z-index="0">
<draw:image xlink:href="../Images/yкринформ/2023-04-13T23-10-00-03-00/630_360_1681418402-2038.jpeg" xlink:type="simple" xlink:show="embed" xlink:actuate="onLoad" draw:mime-type="image/jpeg"/>
</draw:frame>
总理丹尼斯·施密历尔(Denis Schmigal)感谢美国对战争的“前所未有的”援助，并表示希望这一进程将继续继续前往美国，这是在没有俄罗斯侵略的情况下对世界的投资。</text:p>
      <text:p text:style-name="P4">
他在周四与美国芬兰人珍妮特·埃伦(Finans Janet Ellen)在白宫举行的联合新闻发布会上表示，他的记者报道了自己的记者。</text:p>
      <text:p text:style-name="P4">
<draw:frame draw:style-name="fr1" draw:name="Image255" text:anchor-type="as-char" svg:width="6.9236in" svg:height="3.956343in" draw:z-index="0">
<draw:image xlink:href="../Images/yкринформ/2023-04-13T23-10-00-03-00/630_360_1681418036-9976.jpeg" xlink:type="simple" xlink:show="embed" xlink:actuate="onLoad" draw:mime-type="image/jpeg"/>
</draw:frame>
丹尼斯·施米加尔(Dennis Shmigal)与美国财政部的会议珍妮特·埃伦(Janet Ellen)/照片：kmu.gov.ua <text:a xlink:type="simple" xlink:href="https://static.ukrinform.com/photos/2023_04/1681418036-9976.jpeg" text:style-name="Internet_20_link" text:visited-style-name="Visited_20_Internet_20_Link">
![] [] [] [] [](Images/yкринформ/2023-04-13T23-10-00-03-00/630_360_1681418036-9976.jpeg)</text:a>
 <text:a xlink:type="simple" xlink:href="https://static.ukrinform.com/photos/2023_04/1681418036-8625.jpeg" text:style-name="Internet_20_link" text:visited-style-name="Visited_20_Internet_20_Link">
<draw:frame draw:style-name="fr1" draw:name="Image256" text:anchor-type="as-char" svg:width="6.9236in" svg:height="3.956343in" draw:z-index="0">
<draw:image xlink:href="../Images/yкринформ/2023-04-13T23-10-00-03-00/630_360_1681418036-8625.jpeg" xlink:type="simple" xlink:show="embed" xlink:actuate="onLoad" draw:mime-type="image/jpeg"/>
</draw:frame>
</text:a>
 <text:a xlink:type="simple" xlink:href="https://static.ukrinform.com/photos/2023_04/1681418036-1089.jpeg" text:style-name="Internet_20_link" text:visited-style-name="Visited_20_Internet_20_Link">
<draw:frame draw:style-name="fr1" draw:name="Image257" text:anchor-type="as-char" svg:width="6.9236in" svg:height="3.956343in" draw:z-index="0">
<draw:image xlink:href="../Images/yкринформ/2023-04-13T23-10-00-03-00/630_360_1681418036-1089.jpeg" xlink:type="simple" xlink:show="embed" xlink:actuate="onLoad" draw:mime-type="image/jpeg"/>
</draw:frame>
</text:a>
 <text:a xlink:type="simple" xlink:href="https://static.ukrinform.com/photos/2023_04/1681418036-7467.jpeg" text:style-name="Internet_20_link" text:visited-style-name="Visited_20_Internet_20_Link">
<draw:frame draw:style-name="fr1" draw:name="Image258" text:anchor-type="as-char" svg:width="6.9236in" svg:height="3.956343in" draw:z-index="0">
<draw:image xlink:href="../Images/yкринформ/2023-04-13T23-10-00-03-00/630_360_1681418036-7467.jpeg" xlink:type="simple" xlink:show="embed" xlink:actuate="onLoad" draw:mime-type="image/jpeg"/>
</draw:frame>
</text:a>
 <text:a xlink:type="simple" xlink:href="https://static.ukrinform.com/photos/2023_04/1681418036-2697.jpeg" text:style-name="Internet_20_link" text:visited-style-name="Visited_20_Internet_20_Link">
<draw:frame draw:style-name="fr1" draw:name="Image259" text:anchor-type="as-char" svg:width="6.9236in" svg:height="3.956343in" draw:z-index="0">
<draw:image xlink:href="../Images/yкринформ/2023-04-13T23-10-00-03-00/630_360_1681418036-2697.jpeg" xlink:type="simple" xlink:show="embed" xlink:actuate="onLoad" draw:mime-type="image/jpeg"/>
</draw:frame>
</text:a>
 <text:a xlink:type="simple" xlink:href="https://static.ukrinform.com/photos/2023_04/1681418036-9849.jpeg" text:style-name="Internet_20_link" text:visited-style-name="Visited_20_Internet_20_Link">
<draw:frame draw:style-name="fr1" draw:name="Image260" text:anchor-type="as-char" svg:width="6.9236in" svg:height="3.956343in" draw:z-index="0">
<draw:image xlink:href="../Images/yкринформ/2023-04-13T23-10-00-03-00/630_360_1681418036-9849.jpeg" xlink:type="simple" xlink:show="embed" xlink:actuate="onLoad" draw:mime-type="image/jpeg"/>
</draw:frame>
</text:a>
 <text:a xlink:type="simple" xlink:href="https://static.ukrinform.com/photos/2023_04/1681418037-1533.jpeg" text:style-name="Internet_20_link" text:visited-style-name="Visited_20_Internet_20_Link">
<draw:frame draw:style-name="fr1" draw:name="Image261" text:anchor-type="as-char" svg:width="6.9236in" svg:height="3.956343in" draw:z-index="0">
<draw:image xlink:href="../Images/yкринформ/2023-04-13T23-10-00-03-00/630_360_1681418037-1533.jpeg" xlink:type="simple" xlink:show="embed" xlink:actuate="onLoad" draw:mime-type="image/jpeg"/>
</draw:frame>
</text:a>
 <text:a xlink:type="simple" xlink:href="https://static.ukrinform.com/photos/2023_04/1681418037-6048.jpeg" text:style-name="Internet_20_link" text:visited-style-name="Visited_20_Internet_20_Link">
<draw:frame draw:style-name="fr1" draw:name="Image262" text:anchor-type="as-char" svg:width="6.9236in" svg:height="3.956343in" draw:z-index="0">
<draw:image xlink:href="../Images/yкринформ/2023-04-13T23-10-00-03-00/630_360_1681418037-6048.jpeg" xlink:type="simple" xlink:show="embed" xlink:actuate="onLoad" draw:mime-type="image/jpeg"/>
</draw:frame>
</text:a>
 <text:a xlink:type="simple" xlink:href="https://static.ukrinform.com/photos/2023_04/1681418037-2885.jpeg" text:style-name="Internet_20_link" text:visited-style-name="Visited_20_Internet_20_Link">
<draw:frame draw:style-name="fr1" draw:name="Image263" text:anchor-type="as-char" svg:width="6.9236in" svg:height="3.956343in" draw:z-index="0">
<draw:image xlink:href="../Images/yкринформ/2023-04-13T23-10-00-03-00/630_360_1681418037-2885.jpeg" xlink:type="simple" xlink:show="embed" xlink:actuate="onLoad" draw:mime-type="image/jpeg"/>
</draw:frame>
</text:a>
 <text:a xlink:type="simple" xlink:href="https://static.ukrinform.com/photos/2023_04/1681418402-2038.jpeg" text:style-name="Internet_20_link" text:visited-style-name="Visited_20_Internet_20_Link">
<draw:frame draw:style-name="fr1" draw:name="Image264" text:anchor-type="as-char" svg:width="6.9236in" svg:height="3.956343in" draw:z-index="0">
<draw:image xlink:href="../Images/yкринформ/2023-04-13T23-10-00-03-00/630_360_1681418402-2038.jpeg" xlink:type="simple" xlink:show="embed" xlink:actuate="onLoad" draw:mime-type="image/jpeg"/>
</draw:frame>
</text:a>
 <text:a xlink:type="simple" xlink:href="https://static.ukrinform.com/photos/2023_04/1681418402-5016.jpeg" text:style-name="Internet_20_link" text:visited-style-name="Visited_20_Internet_20_Link">
<draw:frame draw:style-name="fr1" draw:name="Image265" text:anchor-type="as-char" svg:width="6.9236in" svg:height="3.956343in" draw:z-index="0">
<draw:image xlink:href="../Images/yкринформ/2023-04-13T23-10-00-03-00/630_360_1681418402-5016.jpeg" xlink:type="simple" xlink:show="embed" xlink:actuate="onLoad" draw:mime-type="image/jpeg"/>
</draw:frame>
</text:a>
“美国已成为这一过程的领导者(财政支持 -  ed。)以及为乌克兰国家预算赤字提供资金的主要捐助者。”他强调<text:a xlink:type="simple" xlink:href="https://www.ukrinform.ua/tag-smigal" text:style-name="Internet_20_link" text:visited-style-name="Visited_20_Internet_20_Link">
</text:a>
。</text:p>
      <text:p text:style-name="P4">
他回忆起美国关于[]的声明(http://Шмигаль)对伴侣表示感谢。在这方面，Shmigal对美国人民以及美国的年龄和国会表示感谢，以对乌克兰的“前所未有的支持”在反俄罗斯侵略的斗争中。</text:p>
      <text:p text:style-name="P4">
<draw:frame draw:style-name="fr1" draw:name="Image266" text:anchor-type="as-char" svg:width="6.9236in" svg:height="4.596501in" draw:z-index="0">
<draw:image xlink:href="../Images/yкринформ/2023-04-13T23-10-00-03-00/1681417021-378.jpg" xlink:type="simple" xlink:show="embed" xlink:actuate="onLoad" draw:mime-type="image/jpeg"/>
</draw:frame>
<text:span text:style-name="T5">
foto：yaroslavovgopol</text:span>
</text:p>
      <text:p text:style-name="P4">
总理说：“对于我们来说，今年快速恢复乌克兰非常重要。”</text:p>
      <text:p text:style-name="P4">
据他介绍，政府已经确定了五个优先领域来实现康复的解决目标，今年至少需要<text:a xlink:type="simple" xlink:href="https://www.ukrinform.ua/rubric-economy/3695113-smigal-u-vasingtoni-cogoric-ukraini-znadobitsa-sonajmense-141-milarda.html" text:style-name="Internet_20_link" text:visited-style-name="Visited_20_Internet_20_Link">
</text:a>
总理说：“我相信美国将成为这一过程的领导者。”</text:p>
      <text:p text:style-name="P4">
Shmigal强调，今天的乌克兰的帮助是基于法律的全球安全与和平的投资，“这是在像俄罗斯这样的侵略性将永远不会再发生的世界中的投资。”</text:p>
      <text:p text:style-name="P4">
<text:span text:style-name="T4">
另请阅读：</text:span>
 <text:a xlink:type="simple" xlink:href="https://www.ukrinform.ua/rubric-economy/3695538-vijna-rosii-proti-ukraini-mae-tragicni-naslidki-dla-vsiei-globalnoi-ekonomiki-glava-mvf.html" text:style-name="Internet_20_link" text:visited-style-name="Visited_20_Internet_20_Link">
</text:a>
在这种情况下，他强调说，乌克兰方面通过使用美国援助引入了“独家控制”，并提供了美国政府和世界银行的所有必要报告。</text:p>
      <text:p text:style-name="P4">
此外，他感谢美国对俄罗斯的广泛保护，以及针对促进俄罗斯联邦绕过限制的人和组织。 总理的干旱者强调了定价机制对俄罗斯石油的有效性，并呼吁降低俄罗斯的价格门槛，以剥夺其滋养其侵略性的能力。</text:p>
      <text:p text:style-name="P4">
“我们将在这场战争中获胜，我们将恢复，我们将通过IINFRASTUCTURE重建经济。 这将是民主力量，国际团结，法治，包容性和社会正义的最佳证据。人们坚信，美国将继续在这一过程中发挥作用。” Shmigal强调。</text:p>
      <text:p text:style-name="P4">
<text:span text:style-name="T4">
另请阅读：</text:span>
 <text:a xlink:type="simple" xlink:href="https://www.ukrinform.ua/rubric-economy/3695132-miznarodni-partneri-nadadut-ukraini-115-milardiv-smigal.html" text:style-name="Internet_20_link" text:visited-style-name="Visited_20_Internet_20_Link">
<text:span text:style-name="T4">
 shmigal </text:span>
</text:a>
</text:p>
      <text:p text:style-name="P4">
News Source: <text:a xlink:type="simple" xlink:href="https://www.ukrinform.ua/rubric-economy/3695643-smigal-u-ssa-dopomoga-ukraini-ce-investicia-u-novij-svit-bez-agresii.html" text:style-name="Internet_20_link" text:visited-style-name="Visited_20_Internet_20_Link">
https://www.ukrinform.ua/rubric-economy/3695643-smigal-u-ssa-dopomoga-ukraini-ce-investicia-u-novij-svit-bez-agresii.html</text:a>
</text:p>
      <!--NEWS-->
      <text:h text:style-name="P10" text:outline-level="1">
<text:span text:style-name="T4">
乌克兰从合作伙伴那里收到武器，但这还不够 -  NSDC秘书</text:span>
</text:h>
      <text:p text:style-name="P4">
作者: Ukrinform (Person)</text:p>
      <text:p text:style-name="P4">
出版商: Укринформ (Organization)</text:p>
      <text:p text:style-name="P4">
出版时间: 2023-04-13T23:26:00+03:00</text:p>
      <text:p text:style-name="P4">
修改时间: 2023-04-13T23:26:00+03:00</text:p>
      <text:p text:style-name="P4">
描述: 乌克兰阿列克谢·丹尼洛夫（Alexei Danilov）国家安全与国防委员会秘书指出，乌克兰越来越多地从合作伙伴那里接收武器，但要说这已经足够了，乌克兰军队就不能。  - 乌克林。</text:p>
      <text:p text:style-name="P4">
图片: ["<text:a xlink:type="simple" xlink:href="https://static.ukrinform.com/photos/2022_05/thumb_files/630_360_1653987256-796.jpg" text:style-name="Internet_20_link" text:visited-style-name="Visited_20_Internet_20_Link">
630_360_16539...</text:a>
"]</text:p>
      <text:p text:style-name="P4">
标签: ['РНБО', 'Зброя', 'Данілов', 'Війна з росією', 'Єдині новини']</text:p>
      <text:p text:style-name="P4">
类型: Article</text:p>
      <!--METADATA-->
      <text:p text:style-name="P4">
<draw:frame draw:style-name="fr1" draw:name="Image267" text:anchor-type="as-char" svg:width="6.9236in" svg:height="3.956343in" draw:z-index="0">
<draw:image xlink:href="../Images/yкринформ/2023-04-13T23-26-00-03-00/630_360_1653987256-796.jpg" xlink:type="simple" xlink:show="embed" xlink:actuate="onLoad" draw:mime-type="image/jpeg"/>
</draw:frame>
乌克兰阿列克谢·丹尼洛夫(Alexei Danilov)的国家安全和辩护秘书指出，乌克兰越来越多地从合作伙伴那里接收武器，但要说这对乌克兰军队来说还不够。</text:p>
      <text:p text:style-name="P4">
他在国家电话“统一新闻”上对此表示了这一评论，并评论了波兰决定转移到乌克兰另一个MIG-29政党的信息。</text:p>
      <text:p text:style-name="P4">
“今天，我们从伴侣那里得到了越来越多的帮助。但是，这些武器足够或不够，我会告诉您每天永远都不够。像战争中的“迷信武器”这样的短语不存在。 <text:a xlink:type="simple" xlink:href="https://www.ukrinform.ua/tag-vijskovi" text:style-name="Internet_20_link" text:visited-style-name="Visited_20_Internet_20_Link">
</text:a>
他们非常渴望拥有尽可能多的武器，以感受到那些陷入我们领土的恐怖分子的固定。”</text:p>
      <text:p text:style-name="P4">
同时，他补充说，武器的供应中有“某些延误”，武器颁布了乌克兰，并非所有伙伴都对这种供应做出了回应。</text:p>
      <text:p text:style-name="P4">
<text:span text:style-name="T4">
另请阅读：</text:span>
 <text:a xlink:type="simple" xlink:href="https://www.ukrinform.ua/rubric-ato/3695431-rada-es-zatverdila-nadanna-ukraini-1-milard-na-boepripasi.html" text:style-name="Internet_20_link" text:visited-style-name="Visited_20_Internet_20_Link">
</text:a>
“我想注意总统的话，我们正在等待我们的伴侣的应许帮助。不幸的是，并非所有伴侣都已经过去了。问题。我们将假设这是一种临时谷物要解决，”达尼洛夫说。</text:p>
      <text:p text:style-name="P4">
同时，他没有指定它是什么样的武器。</text:p>
      <text:p text:style-name="P4">
NSDC秘书强调，乌克兰不仅放在合作伙伴身上，而且还放在“许多其他渠道”上，使您可以为国防军购买武器，而且该过程每天都在继续。</text:p>
      <text:p text:style-name="P4">
根据乌克林福姆的说法，波兰总理马特努斯·莫拉维茨基(Mateusz Moravetsky)于4月13日，华沙很快将其移交给基辅另一批Mig-29飞机。</text:p>
      <text:p text:style-name="P4">
较早的德国联邦政府<text:a xlink:type="simple" xlink:href="https://www.ukrinform.ua/rubric-ato/3695533-berlin-dozvoliv-polsi-peredati-ukraini-vinisuvaci-mig29-spiegel.html" text:style-name="Internet_20_link" text:visited-style-name="Visited_20_Internet_20_Link">
</text:a>
来自前GDR的仓库。</text:p>
      <text:p text:style-name="P4">
上周，波兰总裁安德烈·杜达(Andrzej Duda)表示，波兰总共交出了八架Mig-29飞机，并正在准备六架战斗机型战斗机。</text:p>
      <text:p text:style-name="P4">
News Source: <text:a xlink:type="simple" xlink:href="https://www.ukrinform.ua/rubric-ato/3695641-ukraina-otrimue-zbrou-vid-partneriv-ale-ii-vse-odno-nedostatno-sekretar-rnbo.html" text:style-name="Internet_20_link" text:visited-style-name="Visited_20_Internet_20_Link">
https://www.ukrinform.ua/rubric-ato/3695641-ukraina-otrimue-zbrou-vid-partneriv-ale-ii-vse-odno-nedostatno-sekretar-rnbo.html</text:a>
</text:p>
      <!--NEWS-->
      <text:h text:style-name="P10" text:outline-level="1">
<text:span text:style-name="T4">
乌克兰的失败将意味着活动的“黄金时代”的终结-Moravetsky</text:span>
</text:h>
      <text:p text:style-name="P4">
作者: Ukrinform (Person)</text:p>
      <text:p text:style-name="P4">
出版商: Укринформ (Organization)</text:p>
      <text:p text:style-name="P4">
出版时间: 2023-04-13T23:35:00+03:00</text:p>
      <text:p text:style-name="P4">
修改时间: 2023-04-13T23:35:00+03:00</text:p>
      <text:p text:style-name="P4">
描述: 如果该活动在俄罗斯的激进战争中被乌克兰击败，那将是其“黄金时代”的开始。  - 乌克林。</text:p>
      <text:p text:style-name="P4">
图片: ["<text:a xlink:type="simple" xlink:href="https://static.ukrinform.com/photos/2021_09/thumb_files/630_360_1632404103-972.jpg" text:style-name="Internet_20_link" text:visited-style-name="Visited_20_Internet_20_Link">
630_360_16324...</text:a>
"]</text:p>
      <text:p text:style-name="P4">
标签: ['Польща', 'Україна', 'Моравецький', 'Війна з росією']</text:p>
      <text:p text:style-name="P4">
类型: Article</text:p>
      <!--METADATA-->
      <text:p text:style-name="P4">
<draw:frame draw:style-name="fr1" draw:name="Image268" text:anchor-type="as-char" svg:width="6.9236in" svg:height="3.956343in" draw:z-index="0">
<draw:image xlink:href="../Images/yкринформ/2023-04-13T23-35-00-03-00/630_360_1632404103-972.jpg" xlink:type="simple" xlink:show="embed" xlink:actuate="onLoad" draw:mime-type="image/jpeg"/>
</draw:frame>
如果西方在俄罗斯的侵略性战争中击败乌克兰，那就成为他“黄金时代”的终结。</text:p>
      <text:p text:style-name="P4">
根据乌克林事物通讯员的说法，总理波罗西斯·莫拉维斯基(Porosimateusususz Moravtsky)在华盛顿大西洋委员会的演讲中说了这一点。</text:p>
      <text:p text:style-name="P4">
“如果我们失去乌克兰，几十年来我们将失去和平。 莫拉维茨基说，乌克兰的失败可能是活动“黄金时代”的终结的开始。</text:p>
      <text:p text:style-name="P4">
他认为，乌克兰的胜利将“不仅保证恢复，而且保证对我们的经济力量的模仿”。</text:p>
      <text:p text:style-name="P4">
<text:span text:style-name="T4">
另请阅读：</text:span>
 <text:a xlink:type="simple" xlink:href="https://www.ukrinform.ua/rubric-ato/3695562-polsa-peredae-ukraini-cergovu-partiu-mig29-moraveckij.html" text:style-name="Internet_20_link" text:visited-style-name="Visited_20_Internet_20_Link">
<text:span text:style-name="T4">
 Moravetsky </text:span>
</text:a>
正如乌克林福姆报道的那样，德国政府批准了波兰在乌克兰出口的申请<text:a xlink:type="simple" xlink:href="https://www.ukrinform.ua/tag-vinisuvac" text:style-name="Internet_20_link" text:visited-style-name="Visited_20_Internet_20_Link">
</text:a>
MIG-29来自East GDR的仓库。</text:p>
      <text:p text:style-name="P4">
上周，波兰总裁安德烈·杜达(Andrzej Duda)告知，波兰已经将八架Mig-29飞机传输到乌克兰，并正在准备转移此类六层楼。</text:p>
      <text:p text:style-name="P4">
<text:span text:style-name="T5">
foto：phar</text:span>
</text:p>
      <text:p text:style-name="P4">
News Source: <text:a xlink:type="simple" xlink:href="https://www.ukrinform.ua/rubric-ato/3695588-porazka-ukraini-oznacatime-kinec-zolotogo-viku-zahodu-moraveckij.html" text:style-name="Internet_20_link" text:visited-style-name="Visited_20_Internet_20_Link">
https://www.ukrinform.ua/rubric-ato/3695588-porazka-ukraini-oznacatime-kinec-zolotogo-viku-zahodu-moraveckij.html</text:a>
</text:p>
      <!--NEWS-->
      <text:h text:style-name="P10" text:outline-level="1">
<text:span text:style-name="T4">
在韩国，“辐射”测试将与DPRK一起在89个逃亡者举行</text:span>
</text:h>
      <text:p text:style-name="P4">
作者: Ukrinform (Person)</text:p>
      <text:p text:style-name="P4">
出版商: Укринформ (Organization)</text:p>
      <text:p text:style-name="P4">
出版时间: 2023-04-13T23:51:00+03:00</text:p>
      <text:p text:style-name="P4">
修改时间: 2023-04-13T23:51:00+03:00</text:p>
      <text:p text:style-name="P4">
描述: 韩国当局计划对朝鲜的89名逃犯进行辐射测试。  - 乌克林。</text:p>
      <text:p text:style-name="P4">
图片: ["<text:a xlink:type="simple" xlink:href="https://static.ukrinform.com/photos/2023_04/thumb_files/630_360_1681388671-424.jpg" text:style-name="Internet_20_link" text:visited-style-name="Visited_20_Internet_20_Link">
630_360_16813...</text:a>
"]</text:p>
      <text:p text:style-name="P4">
标签: ['КНДР', 'Корея', 'Втеча']</text:p>
      <text:p text:style-name="P4">
类型: Article</text:p>
      <!--METADATA-->
      <text:p text:style-name="P4">
<draw:frame draw:style-name="fr1" draw:name="Image269" text:anchor-type="as-char" svg:width="6.9236in" svg:height="3.956343in" draw:z-index="0">
<draw:image xlink:href="../Images/yкринформ/2023-04-13T23-51-00-03-00/630_360_1681388671-424.jpg" xlink:type="simple" xlink:show="embed" xlink:actuate="onLoad" draw:mime-type="image/jpeg"/>
</draw:frame>
Vladapvipiva韩国计划对朝鲜的89名逃犯进行辐射测试。</text:p>
      <text:p text:style-name="P4">
正如乌克林福姆报道的那样，它报告了<text:a xlink:type="simple" xlink:href="https://en.yna.co.kr/view/AEN20230413004751325" text:style-name="Internet_20_link" text:visited-style-name="Visited_20_Internet_20_Link">
</text:a>
。</text:p>
      <text:p text:style-name="P4">
根据韩国部的说法，从5月到六个月，在北朝鲜难民中，将从接近-A核的韩国核垃圾填埋场进行测试。</text:p>
      <text:p text:style-name="P4">
他们所有人都住在金属县，并在第一次核试验之后<text:a xlink:type="simple" xlink:href="https://www.ukrinform.ua/tag-kndr" text:style-name="Internet_20_link" text:visited-style-name="Visited_20_Internet_20_Link">
</text:a>
2006年，他们从朝鲜逃脱了。</text:p>
      <text:p text:style-name="P4">
此前，政府已经在2017年和2018年对40个朝鲜垃圾箱进行了类似的试验。</text:p>
      <text:p text:style-name="P4">
<text:span text:style-name="T4">
另请阅读：</text:span>
 <text:a xlink:type="simple" xlink:href="https://www.ukrinform.ua/rubric-world/3695156-u-aponii-spracuvala-povitrana-trivoga-cerez-pusk-raketi-kndr.html" text:style-name="Internet_20_link" text:visited-style-name="Visited_20_Internet_20_Link">
<text:span text:style-name="T4">
 dprk </text:span>
</text:a>
该部代表告诉记者：“重要的是要事先检查可能会暴露于可能损害北朝鲜核测试的人的健康状况的放射性泄漏。”</text:p>
      <text:p text:style-name="P4">
据乌克林福姆报道，朝鲜于4月13日星期四<text:a xlink:type="simple" xlink:href="https://www.ukrinform.ua/rubric-world/3695140-kndr-zapustila-balisticnu-raketu-v-bik-shidnogo-mora.html" text:style-name="Internet_20_link" text:visited-style-name="Visited_20_Internet_20_Link">
</text:a>
</text:p>
      <text:p text:style-name="P4">
News Source: <text:a xlink:type="simple" xlink:href="https://www.ukrinform.ua/rubric-world/3695436-u-pivdennij-korei-provedut-radiacijni-testi-na-89-vtikacah-iz-kndr.html" text:style-name="Internet_20_link" text:visited-style-name="Visited_20_Internet_20_Link">
https://www.ukrinform.ua/rubric-world/3695436-u-pivdennij-korei-provedut-radiacijni-testi-na-89-vtikacah-iz-kndr.html</text:a>
</text:p>
      <!--NEWS-->
      <text:h text:style-name="P10" text:outline-level="1">
<text:span text:style-name="T4">
通过发布战争犯罪的录像带，俄罗斯人恐吓他们的军队-Gur</text:span>
</text:h>
      <text:p text:style-name="P4">
作者: ['АРМІЯINFORM']</text:p>
      <text:p text:style-name="P4">
时间: 2023-04-13T24:00:00-04:00</text:p>
      <text:p text:style-name="P4">
描述: Mutoy PubbleKatsiy视频ZhinnimaєBazhannya Rosiyan Zalyakati他自己的Visysikovikh，...与乌克兰2022年的战争，与乌克兰的最新新闻，《今日新闻》，与乌克兰2022年新闻战争，与乌克兰的2022年乌克兰和俄罗斯的战争，以及与20222年的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4/20230413-01.jpg" text:style-name="Internet_20_link" text:visited-style-name="Visited_20_Internet_20_Link">
20230413-01.jpg</text:a>
']</text:p>
      <text:p text:style-name="P4">
标签: ['STOPRUSSIA', 'АГРЕСІЯ РФ', 'АНДРІЙ ЮСОВ', 'ВТОРГНЕННЯ РФ', 'ГУР МОУ', 'КАТУВАННЯ ЗАХИСНИКА']</text:p>
      <text:p text:style-name="P4">
类别: News</text:p>
      <!--METADATA-->
      <text:p text:style-name="P4">
<draw:frame draw:style-name="fr1" draw:name="Image270" text:anchor-type="as-char" svg:width="6.9236in" svg:height="4.038767in" draw:z-index="0">
<draw:image xlink:href="../Images/AРМІЯINFORM/2023-04-13T24-00-00-04-00/20230413-01.jpg" xlink:type="simple" xlink:show="embed" xlink:actuate="onLoad" draw:mime-type="image/jpeg"/>
</draw:frame>
以战争犯罪出版视频的目的是俄罗斯人渴望威胁他们的挥舞者，以免被捕获，并试图在乌克兰国防军中士气低落，慢跑和播种和播种。</text:p>
      <text:p text:style-name="P4">
这是由乌克兰国防部安德里·尤索夫(Andriy Yusov)的GRU代表报告的，<text:a xlink:type="simple" xlink:href="https://gur.gov.ua/content/publikuiuchy-video-z-voiennym-zlochynom-rosiiany-zaliakuiut-svoikh-zhe-viiskovykh.html" text:style-name="Internet_20_link" text:visited-style-name="Visited_20_Internet_20_Link">
通知</text:a>
乌克兰国防智力局主要局。</text:p>
      <text:p text:style-name="P4">
“这是违反所有可能的战争规则和战争规则的尖叫事实。 我一直在谈论日内瓦公约，国际人道主义法和许多其他发行。 这是一个事实，世界不仅应该关注癫痫发作或愤慨，而且还要关注所有肇事者的参考，”安德烈·尤索夫(Andrei Yusov)说。</text:p>
      <text:p text:style-name="P4">
同时，根据乌克兰国防部格鲁的代表，不仅是战争犯罪的肇事者。</text:p>
      <text:p text:style-name="P4">
“该视频的出版表明类似的种族灭绝政策，类似的战争政策是国家政策。 由于俄罗斯的宣传是集中的，因此定期提出了俄罗斯军队的暴行，我们观察到……我们最近看到了乌克兰树皮的处决，以“荣耀荣耀乌克兰!” 通常，每隔几周就会出现相似的内容。 这是俄罗斯联合会的有目的国家政策，强调其军队对乌克兰军队的暴行。 目的是试图在乌克兰国防军中承认并播种恐慌，但他们并没有褪色。”</text:p>
      <text:p text:style-name="P4">
他补充说，另一个目的也是恐吓军队。</text:p>
      <text:p text:style-name="P4">
乌克兰军事情报的代表说：“他们说：“不要认为被俘虏，因为在乌克兰的囚禁中，囚禁将与我们与乌克兰囚犯相同。”</text:p>
      <text:p text:style-name="P4">
News Source: <text:a xlink:type="simple" xlink:href="https://armyinform.com.ua/2023/04/13/publikuyuchy-video-z-voyennym-zlochynom-rosiyany-zalyakuyut-svoyih-zhe-vijskovyh-gur/" text:style-name="Internet_20_link" text:visited-style-name="Visited_20_Internet_20_Link">
https://armyinform.com.ua/2023/04/13/publikuyuchy-video-z-voyennym-zlochynom-rosiyany-zalyakuyut-svoyih-zhe-vijskovyh-gur/</text:a>
</text:p>
      <!--NEWS-->
      <text:h text:style-name="P10" text:outline-level="1">
<text:span text:style-name="T4">
美国对接近“罗斯托姆”的结构实施了制裁</text:span>
</text:h>
      <text:p text:style-name="P4">
作者: ['АРМІЯINFORM']</text:p>
      <text:p text:style-name="P4">
时间: 2023-04-13T25:00:00-04:00</text:p>
      <text:p text:style-name="P4">
描述: USSTAMIT FILENSIV美国宣布了圣Sanziy RF RF的新包装的要求。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rosatom.jpg" text:style-name="Internet_20_link" text:visited-style-name="Visited_20_Internet_20_Link">
rosatom.jpg</text:a>
']</text:p>
      <text:p text:style-name="P4">
标签: ['ЕКОНОМІКА РФ', 'КРАХ РОСІЙСЬКОЇ ЕКОНОМІКИ', 'САНКЦІЇ РФ']</text:p>
      <text:p text:style-name="P4">
类别: News</text:p>
      <!--METADATA-->
      <text:p text:style-name="P4">
<draw:frame draw:style-name="fr1" draw:name="Image271" text:anchor-type="as-char" svg:width="6.9236in" svg:height="3.894525in" draw:z-index="0">
<draw:image xlink:href="../Images/AРМІЯINFORM/2023-04-13T25-00-00-04-00/rosatom.jpg" xlink:type="simple" xlink:show="embed" xlink:actuate="onLoad" draw:mime-type="image/jpeg"/>
</draw:frame>
美国财政部宣布在俄罗斯联合会面前引入了新的制裁措施。</text:p>
      <text:p text:style-name="P4">
这在[消息]中说明了(https://home.treasury.gov/news/press-releases/jy1402)美国财政部出版社服务。</text:p>
      <text:p text:style-name="P4">
这些限制包括加强现有措施的意图，并进一步阻碍俄罗斯在乌克兰战争中使用的重要进口技术。</text:p>
      <text:p text:style-name="P4">
总共批准了25个人和29个法人实体。</text:p>
      <text:p text:style-name="P4">
美国国务院同时确定了在俄罗斯经济中运作的几个组织和支持乌克兰对面的俄罗斯战争的组织，以及与俄罗斯州立大学原子能国家公司有关的其他组织 - 罗萨托姆。 特别是柯罗夫斯基机械植物，Oversman Rusat和Atomstroy。</text:p>
      <text:p text:style-name="P4">
News Source: <text:a xlink:type="simple" xlink:href="https://armyinform.com.ua/2023/04/13/ssha-zaprovadyly-sankcziyi-proty-struktur-nablyzhenyh-do-rosatomu/" text:style-name="Internet_20_link" text:visited-style-name="Visited_20_Internet_20_Link">
https://armyinform.com.ua/2023/04/13/ssha-zaprovadyly-sankcziyi-proty-struktur-nablyzhenyh-do-rosatomu/</text:a>
</text:p>
      <!--NEWS-->
      <text:h text:style-name="P10" text:outline-level="1">
<text:span text:style-name="T4">
白天，救援人员一直在旅行近200次，以消除敌人炮击的后果</text:span>
</text:h>
      <text:p text:style-name="P4">
作者: ['АРМІЯINFORM']</text:p>
      <text:p text:style-name="P4">
时间: 2023-04-13T26:00:00-04:00</text:p>
      <text:p text:style-name="P4">
描述: 借出了12 kvisnya，持有乌特兹维查的持有乌克兰...与乌克兰2022年的战争，与乌克兰的战争是今天的最新新闻，《与乌克兰2022年的新闻战》是今天的战争，将会发生一场战争在乌克兰和俄罗斯之间，与乌克兰的战争将在2022年发生，或者当时，是否会在不久的将来与乌克兰进行战争，他们说，与乌克兰的战争，今天的乌克兰新闻，乌克兰的新闻，乌克兰媒体的新闻，乌克兰媒体的新闻俄语</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72" text:anchor-type="as-char" svg:width="6.9236in" svg:height="4.635046in" draw:z-index="0">
<draw:image xlink:href="../Images/AРМІЯINFORM/2023-04-13T26-00-00-04-00/pozhezha-1.jpg" xlink:type="simple" xlink:show="embed" xlink:actuate="onLoad" draw:mime-type="image/jpeg"/>
</draw:frame>
说明性照片</text:p>
      <text:p text:style-name="P4">
在4月12日<text:span text:style-name="T4">
的最后一天，</text:span>
乌克兰公务员不确定情况的公务员部门<text:span text:style-name="T4">
 194离开</text:span>
，以消除定居点和基础设施的居民的后果。 消除了16起大火，救出了2人。 为156人提供了心理援助。</text:p>
      <text:p text:style-name="P4">
这在[消息]中说明了(https://dsns.gov.ua/uk/news/nadzvicaini-podiyi/operativna-informaciia-dsns-shhodo-naslidkiv-vedennia-boiovix-dii-rosiiskoiu-federacijeiu-124)乌克兰的SES。</text:p>
      <text:p text:style-name="P4">
自战争开始以来，已经造成了88,978次出发，以消除炮击后果，消除了1477次大火，营救了3,994人，提供了心理援助209 948。</text:p>
      <text:p text:style-name="P4">
News Source: <text:a xlink:type="simple" xlink:href="https://armyinform.com.ua/2023/04/13/za-dobu-ryatuvalnyky-majzhe-dvisti-raziv-vyyizhdzhaly-na-likvidacziyu-naslidkiv-vorozhyh-obstriliv-3/" text:style-name="Internet_20_link" text:visited-style-name="Visited_20_Internet_20_Link">
https://armyinform.com.ua/2023/04/13/za-dobu-ryatuvalnyky-majzhe-dvisti-raziv-vyyizhdzhaly-na-likvidacziyu-naslidkiv-vorozhyh-obstriliv-3/</text:a>
</text:p>
      <!--NEWS-->
      <text:h text:style-name="P10" text:outline-level="1">
<text:span text:style-name="T4">
向欧盟国家外交宣教的代表证明了俄罗斯联邦被摧毁的工程的要素</text:span>
</text:h>
      <text:p text:style-name="P4">
作者: ['АРМІЯINFORM']</text:p>
      <text:p text:style-name="P4">
时间: 2023-04-13T27:00:00-04:00</text:p>
      <text:p text:style-name="P4">
描述: 在乌克兰的OFIS主席上，为外交MSIYE KRAINA的痛苦而布里奇...与乌克兰2022年的战争，与乌克兰与乌克兰的最新新闻战争，今天与乌克兰的新闻，今天与乌克兰的新闻战争，今天将在乌克兰和俄罗斯和俄罗斯之间发生战争，他们在2022年与乌克兰与乌克兰的战争，无论是否将在不久</text:p>
      <text:p text:style-name="P4">
图片: ['<text:a xlink:type="simple" xlink:href="https://armyinform.com.ua/wp-content/uploads/2023/04/3356514351f781d0a36e7a2d772415c7_1681300393_wysiwyg.jpeg" text:style-name="Internet_20_link" text:visited-style-name="Visited_20_Internet_20_Link">
3356514351f781d0a36e7a2d772415c7_1681300393_wysiwyg.jpeg</text:a>
']</text:p>
      <text:p text:style-name="P4">
标签: ['ВИСТАВКА ОЗБРОЄННЯ', 'ЗНИЩЕНА ТЕХНІКА ЗС РФ', 'ОФІС ПРЕЗИДЕНТА УКРАЇНИ']</text:p>
      <text:p text:style-name="P4">
类别: News</text:p>
      <!--METADATA-->
      <text:p text:style-name="P4">
<draw:frame draw:style-name="fr1" draw:name="Image273" text:anchor-type="as-char" svg:width="6.9236in" svg:height="4.612849in" draw:z-index="0">
<draw:image xlink:href="../Images/AРМІЯINFORM/2023-04-13T27-00-00-04-00/3356514351f781d0a36e7a2d772415c7_1681300393_wysiwyg.jpeg" xlink:type="simple" xlink:show="embed" xlink:actuate="onLoad" draw:mime-type="image/jpeg"/>
</draw:frame>
乌克兰总统办公室已通过了乌克兰国家外交宣教委员会和乌克兰欧盟代表团的外交宣教局长的简报，致力于涉及俄罗斯国家政策问题。</text:p>
      <text:p text:style-name="P4">
关于它<text:a xlink:type="simple" xlink:href="https://www.president.gov.ua/news/v-ofisi-prezidenta-ukrayini-vidbuvsya-brifing-dlya-goliv-dip-82249" text:style-name="Internet_20_link" text:visited-style-name="Visited_20_Internet_20_Link">
报告</text:a>
乌克兰总统办公室。</text:p>
      <text:p text:style-name="P4">
在活动期间，他们讨论了需要进一步加强侵略国的制裁压力的必要性，尤其是在准备第11个神圣套餐的情况下。 他们还强调了实施先前实施的限制的重要性。</text:p>
      <text:p text:style-name="P4">
“值得关注以下制裁重点：将制裁扩大到俄罗斯银行和<text:a xlink:type="simple" xlink:href="https://armyinform.com.ua/2023/04/13/ssha-zaprovadyly-sankcziyi-proty-struktur-nablyzhenyh-do-rosatomu/" text:style-name="Internet_20_link" text:visited-style-name="Visited_20_Internet_20_Link">
“ Rosatom”</text:a>
，加强了对俄罗斯联邦展览业务的反毒事的制裁，对俄罗斯麦克风和高科技行业的进一步限制，这些行业直接消费了武器生产。</text:p>
      <text:p text:style-name="P4">
在活动结束时，在中央研究所和乌克兰武装部队的军事装备的协助下，展示了一个特别的阐述，欧盟国家外交使团的代表能够熟悉被摧毁的遗体俄罗斯军事设备，其中包含电子和家用设备。</text:p>
      <text:p text:style-name="P4">
News Source: <text:a xlink:type="simple" xlink:href="https://armyinform.com.ua/2023/04/13/elementy-znyshhenoyi-tehniky-rf-prodemonstruvaly-predstavnykam-dyplomatychnyh-misij-krayin-yes/" text:style-name="Internet_20_link" text:visited-style-name="Visited_20_Internet_20_Link">
https://armyinform.com.ua/2023/04/13/elementy-znyshhenoyi-tehniky-rf-prodemonstruvaly-predstavnykam-dyplomatychnyh-misij-krayin-yes/</text:a>
</text:p>
      <!--NEWS-->
      <text:h text:style-name="P10" text:outline-level="1">
<text:span text:style-name="T4">
乌克兰提出了一项提议，提出了刺激委员会在俄罗斯联邦任务的工作的提议</text:span>
</text:h>
      <text:p text:style-name="P4">
作者: ['АРМІЯINFORM']</text:p>
      <text:p text:style-name="P4">
时间: 2023-04-13T28:00:00-04:00</text:p>
      <text:p text:style-name="P4">
描述: 乌克兰政党与Chervonnoye Khrest Z的Mictom Comix作战。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photo_5889750475220299958_y.jpg" text:style-name="Internet_20_link" text:visited-style-name="Visited_20_Internet_20_Link">
photo_5889750475220299958_y.jpg</text:a>
']</text:p>
      <text:p text:style-name="P4">
标签: ['КООРДИНАЦІЙНИЙ ШТАБ З ПИТАНЬ ПОВОДЖЕННЯ З ВІЙСЬКОВОПОЛОНЕНИМИ', 'ЧЕРВОНИЙ ХРЕСТ УКРАЇНИ']</text:p>
      <text:p text:style-name="P4">
类别: News</text:p>
      <!--METADATA-->
      <text:p text:style-name="P4">
<draw:frame draw:style-name="fr1" draw:name="Image274" text:anchor-type="as-char" svg:width="6.9236in" svg:height="5.1927in" draw:z-index="0">
<draw:image xlink:href="../Images/AРМІЯINFORM/2023-04-13T28-00-00-04-00/photo_5889750475220299958_y.jpg" xlink:type="simple" xlink:show="embed" xlink:actuate="onLoad" draw:mime-type="image/jpeg"/>
</draw:frame>
乌克兰方呼吁红十字国际委员会的任务刺激委员会在俄罗斯联邦的任务。</text:p>
      <text:p text:style-name="P4">
关于它<text:a xlink:type="simple" xlink:href="https://t.me/Koord_shtab/832" text:style-name="Internet_20_link" text:visited-style-name="Visited_20_Internet_20_Link">
报告</text:a>
协调总部有问题。</text:p>
      <text:p text:style-name="P4">
在与红十字国际委员会代表的会议上，他们讨论了建立新的建设性互动机会的机会，以及有关遵守国际人道主义法则对待遇战俘的遵守规则的问题问题。</text:p>
      <text:p text:style-name="P4">
“让我们寻找合作的方法来迫使俄罗斯根据国际人道主义法实现Sebete责任。 来自美国埃维莫亚(Evimoya)的：寻求红十字国际委员会在俄罗斯的任务。</text:p>
      <text:p text:style-name="P4">
维也纳报道说，根据国际人道主义法的潜水，红十字国际委员会的要求对乌克兰方面感到满意。 但是，俄罗斯没有这样的结果。</text:p>
      <text:p text:style-name="P4">
他强调：“我们看到俄罗斯战俘正在返回哪个州，在这段时间里返回我们的捍卫者俄罗斯。”</text:p>
      <text:p text:style-name="P4">
ICCH代表对她而言指出，该组织了解与战俘及其家人面对的问题，因为他们也与他们交流。</text:p>
      <text:p text:style-name="P4">
ICCH说：“主要目标不是建立障碍，而是一个合作的空间。” “我们看到，乌克兰试图遵守战俘问题国际人道主义法的规范。”</text:p>
      <text:p text:style-name="P4">
News Source: <text:a xlink:type="simple" xlink:href="https://armyinform.com.ua/2023/04/13/ukrayina-zvernulasya-do-mkchh-z-propozycziyeyu-stymulyuvaty-robotu-misiyi-komitetu-v-rf/" text:style-name="Internet_20_link" text:visited-style-name="Visited_20_Internet_20_Link">
https://armyinform.com.ua/2023/04/13/ukrayina-zvernulasya-do-mkchh-z-propozycziyeyu-stymulyuvaty-robotu-misiyi-komitetu-v-rf/</text:a>
</text:p>
      <!--NEWS-->
      <text:h text:style-name="P10" text:outline-level="1">
<text:span text:style-name="T4">
来自前线的3,000多名儿童将以国家为代价进行健康</text:span>
</text:h>
      <text:p text:style-name="P4">
作者: ['Леся Медведенко']</text:p>
      <text:p text:style-name="P4">
时间: 2023-04-13T29:00:00-04:00</text:p>
      <text:p text:style-name="P4">
描述: 关于乌克兰的乌克兰奥克萨纳·佐尔诺维奇的Tsdomil Ministra Social Polivye ...与乌克兰2022年的战争，与乌克兰的最新新闻，今天与乌克兰2022年的新闻战争，今天与乌克兰的新闻战争，乌克兰和俄罗斯之间的战争是否会发生，以及与俄罗斯之间的战争他们说，乌克兰在2022年是否会有一年的时间，在不久的将来是否会与乌克兰进行战争</text:p>
      <text:p text:style-name="P4">
图片: ['<text:a xlink:type="simple" xlink:href="https://armyinform.com.ua/wp-content/uploads/2023/04/photo_5314582069986313164_y.jpg" text:style-name="Internet_20_link" text:visited-style-name="Visited_20_Internet_20_Link">
photo_5314582069986313164_y.jpg</text:a>
']</text:p>
      <text:p text:style-name="P4">
标签: ['ВТОРГНЕННЯ РФ', 'ДІТИ', 'ОЗДОРОВЛЕННЯ', 'СОЦЗАХИСТ ПІД ЧАС ВІЙНИ']</text:p>
      <text:p text:style-name="P4">
类别: News</text:p>
      <!--METADATA-->
      <text:p text:style-name="P4">
<draw:frame draw:style-name="fr1" draw:name="Image275" text:anchor-type="as-char" svg:width="6.9236in" svg:height="2.988687in" draw:z-index="0">
<draw:image xlink:href="../Images/AРМІЯINFORM/2023-04-13T29-00-00-04-00/photo_5314582069986313164_y.jpg" xlink:type="simple" xlink:show="embed" xlink:actuate="onLoad" draw:mime-type="image/jpeg"/>
</draw:frame>
关于它<text:a xlink:type="simple" xlink:href="https://www.facebook.com/MLSP.gov.ua/videos/524150739904510" text:style-name="Internet_20_link" text:visited-style-name="Visited_20_Internet_20_Link">
报告</text:a>
乌克兰奥克萨纳·乔尔诺维奇社会政策部长在国家马拉松“统一新闻”中。</text:p>
      <text:p text:style-name="P4">
乌克兰的战争正在进行中，国家必须照顾乌克兰儿童，这些儿童遭受了俄罗斯联邦武装侵略的后果。 在夏季的前夕，社会政策改变了为儿童提供卫生服务的系统。</text:p>
      <ul>
        <li>
我们有一个单独的计划，旨在改善和安息的公民类别的孩子。 我们已经重新格式化了本赛季儿童重新创建的帮助，包括大大增加了其规模(这是5个最低生计的分期). Крім того,відтепер батьки самі зможуть обрати кількість днів, коли дитина будеоздоровлюватись. Тож можна буде отримати дорожчу путівку на меншу кількістьднів або дешевшу путівку на більшу кількість днів, — зазначила ОксанаЖолнович.</li>
      </ul>
      <text:p text:style-name="P4">
Батьки зможуть обрати путівку з переліку закладів, що внесені до реєстру йвідповідають усім вимогам щодо оздоровлення дітей. На сайті Національноїсоціальної служби буде опубліковано профайл кожного з таких закладів.</text:p>
      <text:p text:style-name="P4">
— Цього року ми обираємо дітей саме з прифронтових територій, дітей зінвалідністю, дітей з багатодітних родин, тобто тих, яким найскладнішезабезпечити оздоровлення. Кожному з них через портал «Дія», смс-повідомленнячи електронну пошту буде надіслана інформація про те, що вони мають право натаке оздоровлення. Все, що вимагається — це відкрити у ПриватБанку спеціальнийрахунок, куди надійдуть кошти, якими можна буде скористатися в одному зобраних оздоровчих закладів, — пояснила Міністр соцполітики.</text:p>
      <text:p text:style-name="P4">
За її словами, з міркувань безпеки цього року до запропонованого перелікувходять лише заклади Карпатського регіону: Чернівецька, Івано-Франківська,Львівська, Закарпатська області. Всі заклади вищої категорії, що тамрозташовані, мають право подавати заявки та укладати договори з Нацсоцслужбоюна надання таких послуг.</text:p>
      <text:p text:style-name="P4">
Крім того, Мінсоцполітики активно працює з міжнародними партнерами. Зокрема єдомовленість з Португалією, яка готова приймати окремі категорії українськихгромадян для оздоровлення.</text:p>
      <text:p text:style-name="P4">
News Source: <text:a xlink:type="simple" xlink:href="https://armyinform.com.ua/2023/04/13/ponad-3-tysyachi-ditej-iz-pryfrontovyh-terytorij-projdut-ozdorovlennya-koshtom-derzhavy/" text:style-name="Internet_20_link" text:visited-style-name="Visited_20_Internet_20_Link">
https://armyinform.com.ua/2023/04/13/ponad-3-tysyachi-ditej-iz-pryfrontovyh-terytorij-projdut-ozdorovlennya-koshtom-derzhavy/</text:a>
</text:p>
      <!--NEWS-->
      <text:h text:style-name="P10" text:outline-level="1">
<text:span text:style-name="T4">
俄罗斯每天开除了135个乌克兰定居点，受伤和受伤</text:span>
</text:h>
      <text:p text:style-name="P4">
作者: ['АРМІЯINFORM']</text:p>
      <text:p text:style-name="P4">
时间: 2023-04-13T30: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314798463323587935_y.jpg" text:style-name="Internet_20_link" text:visited-style-name="Visited_20_Internet_20_Link">
photo_5314798463323587935_y.jpg</text:a>
']</text:p>
      <text:p text:style-name="P4">
标签: ['MILITARY MEDIA CENTER', 'STOPRUSSIA', 'ВОРОЖІ ОБСТРІЛИ', 'ОБСТРІЛИ РФ']</text:p>
      <text:p text:style-name="P4">
类别: News</text:p>
      <!--METADATA-->
      <text:p text:style-name="P4">
<draw:frame draw:style-name="fr1" draw:name="Image276" text:anchor-type="as-char" svg:width="6.9236in" svg:height="4.80863in" draw:z-index="0">
<draw:image xlink:href="../Images/AРМІЯINFORM/2023-04-13T30-00-00-04-00/photo_5314798463323587935_y.jpg" xlink:type="simple" xlink:show="embed" xlink:actuate="onLoad" draw:mime-type="image/jpeg"/>
</draw:frame>
在最后一天，俄罗斯军队向乌克兰9个地区的领土开火。</text:p>
      <text:p text:style-name="P4">
关于它<text:a xlink:type="simple" xlink:href="https://t.me/militarymediacenter/1689" text:style-name="Internet_20_link" text:visited-style-name="Visited_20_Internet_20_Link">
报告</text:a>
军事媒体中心。</text:p>
      <text:p text:style-name="P4">
“总的来说，不同类型的武器(步枪武器，迫击炮，坦克，炮兵，RSZV，S-300 ZRC，无人机，战术航空)进行了135个绘画点的射击，确认了50个基础设施对象的失败。</text:p>
      <text:p text:style-name="P4">
根据初步信息，有死亡和受伤，受害者的数量是。</text:p>
      <text:p text:style-name="P4">
News Source: <text:a xlink:type="simple" xlink:href="https://armyinform.com.ua/2023/04/13/rosiya-za-dobu-obstrilyala-135-naselenyh-punktiv-ukrayiny-ye-zagybli-ta-poraneni/" text:style-name="Internet_20_link" text:visited-style-name="Visited_20_Internet_20_Link">
https://armyinform.com.ua/2023/04/13/rosiya-za-dobu-obstrilyala-135-naselenyh-punktiv-ukrayiny-ye-zagybli-ta-poraneni/</text:a>
</text:p>
      <!--NEWS-->
      <text:h text:style-name="P10" text:outline-level="1">
<text:span text:style-name="T4">
向军事媒体中心的乌克兰安全和国防军的简报代表</text:span>
</text:h>
      <text:p text:style-name="P4">
作者: ['АРМІЯINFORM']</text:p>
      <text:p text:style-name="P4">
时间: 2023-04-13T31:00:00-04:00</text:p>
      <text:p text:style-name="P4">
描述: https://www.youtube.com/watch?v=goslpftuklo与乌克兰2022年的战争，与乌克兰的最新新闻，今天与乌克兰的新闻，乌克兰2022年上次与乌克兰的新闻战争，乌克兰和俄罗斯之间的战争以及俄罗斯之间的战争以及当，当俄罗斯与俄罗斯之间的战争，当，当，当，当，当，当，当，当，当，当乌克兰战争时乌克兰在其中，是否会在不久的将来与乌克兰进行战争，今天与乌克兰的战争，今天的乌克兰新闻，乌克兰的乌克兰新闻在俄罗斯的乌克兰媒体将在俄罗斯</text:p>
      <text:p text:style-name="P4">
图片: []</text:p>
      <text:p text:style-name="P4">
标签: ['MILITARY MEDIA CENTER', 'БРИФІНГ']</text:p>
      <text:p text:style-name="P4">
类别: News</text:p>
      <!--METADATA-->
      <text:p text:style-name="P4">
News Source: <text:a xlink:type="simple" xlink:href="https://armyinform.com.ua/2023/04/13/bryfing-predstavnykiv-syl-bezpeky-ta-oborony-ukrayiny-u-military-media-center-4/" text:style-name="Internet_20_link" text:visited-style-name="Visited_20_Internet_20_Link">
https://armyinform.com.ua/2023/04/13/bryfing-predstavnykiv-syl-bezpeky-ta-oborony-ukrayiny-u-military-media-center-4/</text:a>
</text:p>
      <!--NEWS-->
      <text:h text:style-name="P10" text:outline-level="1">
<text:span text:style-name="T4">
在国防部队的北方方向进行协调</text:span>
</text:h>
      <text:p text:style-name="P4">
作者: ['АРМІЯINFORM']</text:p>
      <text:p text:style-name="P4">
时间: 2023-04-13T32:00:00-04:00</text:p>
      <text:p text:style-name="P4">
描述: 在Pivniye行动Zoni Bulo的日子，前往Zy Zy Zegodzhennya di Pirzdil ...与2022年乌克兰的战争，与乌克兰的最新新闻，《与乌克兰的新闻战争》，《与乌克兰2022年的新闻战》是今天的最后一场，将在乌克兰和乌克兰之间发生战争，将会发生一场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bez-imeni-6.jpg" text:style-name="Internet_20_link" text:visited-style-name="Visited_20_Internet_20_Link">
bez-imeni-6.jpg</text:a>
']</text:p>
      <text:p text:style-name="P4">
标签: ['АГРЕСІЯ РФ', 'ВТОРГНЕННЯ РФ', "КОМАНДУВАННЯ ОБ'ЄДНАНИХ СИЛ"]</text:p>
      <text:p text:style-name="P4">
类别: News</text:p>
      <!--METADATA-->
      <text:p text:style-name="P4">
<draw:frame draw:style-name="fr1" draw:name="Image277" text:anchor-type="as-char" svg:width="6.9236in" svg:height="3.98684in" draw:z-index="0">
<draw:image xlink:href="../Images/AРМІЯINFORM/2023-04-13T32-00-00-04-00/bez-imeni-6.jpg" xlink:type="simple" xlink:show="embed" xlink:actuate="onLoad" draw:mime-type="image/jpeg"/>
</draw:frame>
前几天，在北部运营区采取了措施，以解决无人机控制装置封面单位的行动，执行标准操作程序，并检查车辆战车单位的可维修性。</text:p>
      <text:p text:style-name="P4">
关于它<text:a xlink:type="simple" xlink:href="https://fb.watch/jTmT1reTCq/" text:style-name="Internet_20_link" text:visited-style-name="Visited_20_Internet_20_Link">
报告</text:a>
乌克兰联合苏斯的司令部。</text:p>
      <text:p text:style-name="P4">
在北部运营区的一个区域之一运行的“无人机“睫毛”单位不会增长时间。 战士研究地形，路径以及方便的庇护所区域。”</text:p>
      <text:p text:style-name="P4">
根据支队指挥官的说法，每个操作成功的最重要组成部分是安全性。</text:p>
      <text:p text:style-name="P4">
该官员强调说：“武器和设备为我们提供了能力，但首先，我们在每个团队成员的行动协调方面工作以及应对运营情况变化的能力。”</text:p>
      <text:p text:style-name="P4">
News Source: <text:a xlink:type="simple" xlink:href="https://armyinform.com.ua/2023/04/13/na-pivnichnomu-napryamku-syly-oborony-provodyat-zlagodzhennya/" text:style-name="Internet_20_link" text:visited-style-name="Visited_20_Internet_20_Link">
https://armyinform.com.ua/2023/04/13/na-pivnichnomu-napryamku-syly-oborony-provodyat-zlagodzhennya/</text:a>
</text:p>
      <!--NEWS-->
      <text:h text:style-name="P10" text:outline-level="1">
<text:span text:style-name="T4">
克里米亚是乌克兰，它必须在其控制下返回-DmytroKuleba</text:span>
</text:h>
      <text:p text:style-name="P4">
作者: ['Світлана Кирган']</text:p>
      <text:p text:style-name="P4">
时间: 2023-04-13T33:00:00-04:00</text:p>
      <text:p text:style-name="P4">
描述: 关于乌克兰Dmitro Kuleba Vodimiv Pid Perha的执法报告的下巴...与乌克兰2022年的战争，与乌克兰的最新新闻，今天与乌克兰2022年的新闻战争，今天将在乌克兰与俄罗斯与俄罗斯与俄罗斯与俄罗斯与俄罗斯与俄罗斯与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10/dmytro-kuleba.jpg" text:style-name="Internet_20_link" text:visited-style-name="Visited_20_Internet_20_Link">
dmytro-kuleba.jpg</text:a>
']</text:p>
      <text:p text:style-name="P4">
标签: ['ВТОРГНЕННЯ РФ', 'ДМИТРО КУЛЕБА', 'КРИМ - ЦЕ УКРАЇНА']</text:p>
      <text:p text:style-name="P4">
类别: News</text:p>
      <!--METADATA-->
      <text:p text:style-name="P4">
<draw:frame draw:style-name="fr1" draw:name="Image278" text:anchor-type="as-char" svg:width="6.9236in" svg:height="4.608521in" draw:z-index="0">
<draw:image xlink:href="../Images/AРМІЯINFORM/2023-04-13T33-00-00-04-00/dmytro-kuleba.jpg" xlink:type="simple" xlink:show="embed" xlink:actuate="onLoad" draw:mime-type="image/jpeg"/>
</draw:frame>
Dmytro Kuleba。 照片：乌克兰外交部</text:p>
      <text:p text:style-name="P4">
乌克兰Dmytro Kuleba外交部长在国际克里米亚平台的第一次黑海安全会议上宣布，该会议收集了布加勒斯特50多个国家和组织的代表。</text:p>
      <text:p text:style-name="P4">
“我衷心感到遗憾的是，由于基辅举行的事件，我今天没有加入您。 我开始工作的一天，我亲爱的Reznikov的同事 - 来自有关加速乌克兰武器供应的电话和短信。 这就是我们每天二十四到七二十至七的事情，为乌克兰的反击做准备。 当然，昨天我们都被可怕的视频释放，并昨天进行了，动员了对这一可怕罪行的国际反应。”乌克兰外交部长说。</text:p>
      <text:p text:style-name="P4">
Dmytro Kuleba感谢罗马尼亚外交大臣Bohdan Aursca的主动性，以召集该论坛，并更靠近目前的黑海地区的Tami -Webage。</text:p>
      <ul>
        <li>
它联合了反对侵略和占领的和平国家。 联合国和共同信念的宪章和原则是统一的，克里米亚是乌克兰，必须重新控制。 而且，每当您听到世界上任何一角的人都说克里米亚是特别的事情，并且不值得监管乌克兰作为我们领土的其他任何部分，您都必须知道：乌克兰强烈不同意这一点。 Simforopol，Donetsk，Lugansk，Kherson或任何其他乌克兰市之间没有区别。 他们都必须并且将像库尔森所做的那样 - 乌克兰外交部长强调，他们都必须再次与乌克兰在一起。</li>
      </ul>
      <text:p text:style-name="P4">
News Source: <text:a xlink:type="simple" xlink:href="https://armyinform.com.ua/2023/04/13/krym-cze-ukrayina-i-vin-maye-povernutys-pid-yiyi-kontrol-dmytro-kuleba/" text:style-name="Internet_20_link" text:visited-style-name="Visited_20_Internet_20_Link">
https://armyinform.com.ua/2023/04/13/krym-cze-ukrayina-i-vin-maye-povernutys-pid-yiyi-kontrol-dmytro-kuleba/</text:a>
</text:p>
      <!--NEWS-->
      <text:h text:style-name="P10" text:outline-level="1">
<text:span text:style-name="T4">
我们将成为黑海洋和平空间-Alexei Reznikov</text:span>
</text:h>
      <text:p text:style-name="P4">
作者: ['Єгор Брайлян']</text:p>
      <text:p text:style-name="P4">
时间: 2023-04-13T34:00:00-04:00</text:p>
      <text:p text:style-name="P4">
描述: 关于乌克兰防御的tsinisters oleksiy reznikov，说Vidkritty Persha的Pid Hour ...与乌克兰2022年的战争，与乌克兰与乌克兰的最新新闻，《与乌克兰2022年的新闻战争》，今天的战争，乌克兰和俄罗斯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whatsapp-image-2023-04-13-at-11.23.52-1.jpeg" text:style-name="Internet_20_link" text:visited-style-name="Visited_20_Internet_20_Link">
whatsapp-image-2023-04-13-at-11.23.52-1.jpeg</text:a>
']</text:p>
      <text:p text:style-name="P4">
标签: ['КРИМСЬКА ПЛАТФОРМА', 'МЗС', 'ОЛЕКСІЙ РЕЗНІКОВ', 'РУМУНІЯ']</text:p>
      <text:p text:style-name="P4">
类别: News</text:p>
      <!--METADATA-->
      <text:p text:style-name="P4">
<draw:frame draw:style-name="fr1" draw:name="Image279" text:anchor-type="as-char" svg:width="6.9236in" svg:height="5.1927in" draw:z-index="0">
<draw:image xlink:href="../Images/AРМІЯINFORM/2023-04-13T34-00-00-04-00/whatsapp-image-2023-04-13-at-11.23.52-1.jpeg" xlink:type="simple" xlink:show="embed" xlink:actuate="onLoad" draw:mime-type="image/jpeg"/>
</draw:frame>
乌克兰Oleksiy Reznikov的国防部长在首次黑海安全会议开幕期间表示了这一点，这是国际克里米亚平台工作的一部分。</text:p>
      <ul>
        <li>
超过400天前，俄罗斯发动了大规模的入侵，成千上万的人被杀。 入侵迫使数百万乌克兰人进入了废弃的房屋，摧毁了整个城市，造成了这种Nogoviphsta的军事冲突，欧洲在过去80年中从未见过。</li>
      </ul>
      <text:p text:style-name="P4">
在俄罗斯入侵乌克兰之后，由于武器被用作武器，这对于欧洲国家而言已经显而易见，能量被用作武器 - 雷兹尼科夫的重点。</text:p>
      <text:p text:style-name="P4">
国防部长还指出，一年前，乌克兰海军摧毁了俄罗斯军事巡洋舰“莫斯科”，这成为在黑海潜水的非常重要的地方。</text:p>
      <text:p text:style-name="P4">
还说由于违反国际人道主义法及其战争犯罪的行为，有必要团结黑海地区建立和平。</text:p>
      <ul>
        <li>
侵犯侵略者的所有现有原则是对区域安全的关键方面的修订。</li>
      </ul>
      <text:p text:style-name="P4">
这符合该地区每个国家的利益。 我们不能依靠我们使用的实践 - 它没有产生。 乌克兰是开放的，因为自由世界的努力统一，我们将确保法律的名人，而不是权力规则。 我们将制作黑色的空间 - 亚历克西·雷兹尼科夫(Alexei Reznikov)在他的介绍性演讲中总结了。</text:p>
      <text:p text:style-name="P4">
News Source: <text:a xlink:type="simple" xlink:href="https://armyinform.com.ua/2023/04/13/my-zrobymo-chorne-more-prostorom-myru-oleksij-reznikov/" text:style-name="Internet_20_link" text:visited-style-name="Visited_20_Internet_20_Link">
https://armyinform.com.ua/2023/04/13/my-zrobymo-chorne-more-prostorom-myru-oleksij-reznikov/</text:a>
</text:p>
      <!--NEWS-->
      <text:h text:style-name="P10" text:outline-level="1">
<text:span text:style-name="T4">
奖杯代表和有前途的武器和军事技术中心的简报</text:span>
</text:h>
      <text:p text:style-name="P4">
作者: ['АРМІЯINFORM']</text:p>
      <text:p text:style-name="P4">
时间: 2023-04-13T35:00:00-04:00</text:p>
      <text:p text:style-name="P4">
描述: https://www.youtube.com/watch?v=yxkf2lpc在2022年，乌克兰是否会在不久在俄罗斯的乌克兰媒体</text:p>
      <text:p text:style-name="P4">
图片: []</text:p>
      <text:p text:style-name="P4">
标签: ['MILITARY MEDIA CENTER']</text:p>
      <text:p text:style-name="P4">
类别: News</text:p>
      <!--METADATA-->
      <text:p text:style-name="P4">
News Source: <text:a xlink:type="simple" xlink:href="https://armyinform.com.ua/2023/04/13/bryfing-predstavnykiv-czentru-doslidzhen-trofejnogo-ta-perspektyvnogo-ozbroyennya-ta-vijskovoyi-tehniky/" text:style-name="Internet_20_link" text:visited-style-name="Visited_20_Internet_20_Link">
https://armyinform.com.ua/2023/04/13/bryfing-predstavnykiv-czentru-doslidzhen-trofejnogo-ta-perspektyvnogo-ozbroyennya-ta-vijskovoyi-tehniky/</text:a>
</text:p>
      <!--NEWS-->
      <text:h text:style-name="P10" text:outline-level="1">
<text:span text:style-name="T4">
在克里米亚，强行涉及撤离乌克兰人参加最困难的作品-Anna Malyar</text:span>
</text:h>
      <text:p text:style-name="P4">
作者: ['АРМІЯINFORM']</text:p>
      <text:p text:style-name="P4">
时间: 2023-04-13T36:00:00-04:00</text:p>
      <text:p text:style-name="P4">
描述: Vorog代理，在蒂姆乔斯沃（Timchasovo Teritors）上前往Cowdo Zalakuvannya ...与乌克兰2022年的战争，与乌克兰的最新新闻战争，今天与乌克兰2022年的新闻战争，今天将在乌克兰和俄罗斯和俄罗斯之间以及战争之间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2023-04-13-11.40.19.jpg" text:style-name="Internet_20_link" text:visited-style-name="Visited_20_Internet_20_Link">
2023-04-13-11.40.19.jpg</text:a>
']</text:p>
      <text:p text:style-name="P4">
标签: ['MILITARY MEDIA CENTER', 'АР КРИМ', 'БРИФІНГ', 'ГАННА МАЛЯР']</text:p>
      <text:p text:style-name="P4">
类别: News</text:p>
      <!--METADATA-->
      <text:p text:style-name="P4">
<draw:frame draw:style-name="fr1" draw:name="Image280" text:anchor-type="as-char" svg:width="6.9236in" svg:height="4.615733in" draw:z-index="0">
<draw:image xlink:href="../Images/AРМІЯINFORM/2023-04-13T36-00-00-04-00/2023-04-13-11.40.19.jpg" xlink:type="simple" xlink:show="embed" xlink:actuate="onLoad" draw:mime-type="image/jpeg"/>
</draw:frame>
敌人加强了措施，以恐吓乌克兰暂时占领领土的人口。</text:p>
      <text:p text:style-name="P4">
关于它<text:a xlink:type="simple" xlink:href="https://armyinform.com.ua/2023/04/13/bryfing-predstavnykiv-syl-bezpeky-ta-oborony-ukrayiny-u-military-media-center-4/" text:style-name="Internet_20_link" text:visited-style-name="Visited_20_Internet_20_Link">
陈述</text:a>
乌克兰安娜·马利亚尔(Anna Malyar)的副部长在军事媒体中心的演讲中。</text:p>
      <text:p text:style-name="P4">
俄罗斯占领部队在临时占领的Krym领土上的指挥组织了在武装俄罗斯军人的监督下实施最困难的工程和形成结构的撤离人员的强迫介入。</text:p>
      <text:p text:style-name="P4">
同样，正如安娜·玛丽亚尔(Anna Malyar)强调的那样，由于乌克兰武装部队的策略，乌克兰当局返回的负面后果会传播虚假信息。</text:p>
      <text:p text:style-name="P4">
“通过这种方式，俄罗斯占领政府鼓励Zaporizhzhya和Kherson地区的单独地区的人口撤离俄罗斯联邦的So sale安全区域以及暂时占领领土的Crimuni。</text:p>
      <text:p text:style-name="P4">
News Source: <text:a xlink:type="simple" xlink:href="https://armyinform.com.ua/2023/04/13/u-krymu-prymusovo-zaluchayut-evakujovanyh-ukrayincziv-do-vykonannya-najvazhchyh-robit-ganna-malyar/" text:style-name="Internet_20_link" text:visited-style-name="Visited_20_Internet_20_Link">
https://armyinform.com.ua/2023/04/13/u-krymu-prymusovo-zaluchayut-evakujovanyh-ukrayincziv-do-vykonannya-najvazhchyh-robit-ganna-malyar/</text:a>
</text:p>
      <!--NEWS-->
      <text:h text:style-name="P10" text:outline-level="1">
<text:span text:style-name="T4">
敌对的线人被拘留，纠正了Shahaneda对敖德萨的袭击</text:span>
</text:h>
      <text:p text:style-name="P4">
作者: ['АРМІЯINFORM']</text:p>
      <text:p text:style-name="P4">
时间: 2023-04-13T37:00:00-04:00</text:p>
      <text:p text:style-name="P4">
描述: 在Danami Kontrrosvyki SBU的背后是恶意的累积男人，缝制了有关Rostashvannya小姐的缝制...与乌克兰2022年的战争，与乌克兰的最新新闻，今天与乌克兰2022年的新闻战争，今天，乌克兰和俄罗斯和俄罗斯之间的战争会发生，他们在2022年与乌克兰与乌克兰的战争，无论是否将在不久</text:p>
      <text:p text:style-name="P4">
图片: ['<text:a xlink:type="simple" xlink:href="https://armyinform.com.ua/wp-content/uploads/2023/04/photo_2023-04-13_10-00-08-e1681370187644.jpg" text:style-name="Internet_20_link" text:visited-style-name="Visited_20_Internet_20_Link">
photo_2023-04-13_10-00-08-e1681370187644.jpg</text:a>
']</text:p>
      <text:p text:style-name="P4">
标签: ['STOPRUSSIA', 'АГРЕСІЯ РФ', 'КОЛАБОРАНТИ', 'СБУ']</text:p>
      <text:p text:style-name="P4">
类别: News</text:p>
      <!--METADATA-->
      <text:p text:style-name="P4">
<draw:frame draw:style-name="fr1" draw:name="Image281" text:anchor-type="as-char" svg:width="6.9236in" svg:height="4.74019in" draw:z-index="0">
<draw:image xlink:href="../Images/AРМІЯINFORM/2023-04-13T37-00-00-04-00/photo_2023-04-13_10-00-08-e1681370187644.jpg" xlink:type="simple" xlink:show="embed" xlink:actuate="onLoad" draw:mime-type="image/jpeg"/>
</draw:frame>
根据SBU的反情绪，攻击者传播了有关国防军部队位置以及敖德萨国防和工业综合体具有战略上重要物体的位置的信息。</text:p>
      <text:p text:style-name="P4">
根据他的坐标，入侵者在区域中心制造了伊朗无人机之一。</text:p>
      <text:p text:style-name="P4">
根据调查，入侵者的同事是军事工业综合体的一家Zodesk植物的无线电机械师。 该男子分发在电报群信使，其参与者主要是俄罗斯人，有关国防企业所在地的信息以及国防军及其武器的反对。 此外，线人对企业执行国防命令的执行“排水”。</text:p>
      <text:p text:style-name="P4">
发现在俄罗斯空袭之后，这些人在自己的小组中记录了“到达”的后果，并详细介绍了攻击物体的印象。 敌人可以使用这些数据来进行重复，并在乌克兰城市使用Droam-Kamikadze进行新的打击。</text:p>
      <text:p text:style-name="P4">
根据收集的证据，安全部门告知被拘留的宣传，以传播有关转介，移动，武器，武器和弹药到乌克兰的信息，武装部队或其他军事部队的运动，运动或部署根据乌克兰法律。</text:p>
      <text:p text:style-name="P4">
他是通过预防措施 - 拘留选择的。 目前正在进行调查以确定犯罪的所有情况。</text:p>
      <text:p text:style-name="P4">
<text:span text:style-name="T4">
资料来源：</text:span>
 <text:a xlink:type="simple" xlink:href="https://t.me/SBUkr/7943" text:style-name="Internet_20_link" text:visited-style-name="Visited_20_Internet_20_Link">
__乌克兰安全服务</text:a>
</text:p>
      <text:p text:style-name="P4">
News Source: <text:a xlink:type="simple" xlink:href="https://armyinform.com.ua/2023/04/13/zatrymano-vorozhogo-informatora-yakyj-koryguvav-ataky-shahediv-po-odesi/" text:style-name="Internet_20_link" text:visited-style-name="Visited_20_Internet_20_Link">
https://armyinform.com.ua/2023/04/13/zatrymano-vorozhogo-informatora-yakyj-koryguvav-ataky-shahediv-po-odesi/</text:a>
</text:p>
      <!--NEWS-->
      <text:h text:style-name="P10" text:outline-level="1">
<text:span text:style-name="T4">
乌克兰与合作伙伴加强了有关创建有关针对俄罗斯的日记的特殊工作的工作-Anna Malyar</text:span>
</text:h>
      <text:p text:style-name="P4">
作者: ['АРМІЯINFORM']</text:p>
      <text:p text:style-name="P4">
时间: 2023-04-13T38:00:00-04:00</text:p>
      <text:p text:style-name="P4">
描述: ZBILNNYA VNNA POTZIAL TA的合作伙伴的乌克兰纳兹RAI针头伙伴...与乌克兰2022年的战争，与乌克兰的最新新闻战争，今天与乌克兰2022年的新闻战争，今天，乌克兰和俄罗斯与俄罗斯和战争之间的战争将会他们在2022年与乌克兰有一年</text:p>
      <text:p text:style-name="P4">
图片: ['<text:a xlink:type="simple" xlink:href="https://armyinform.com.ua/wp-content/uploads/2023/04/photo_5314400723582175341_w-scaled-e1681375859959.jpg" text:style-name="Internet_20_link" text:visited-style-name="Visited_20_Internet_20_Link">
photo_5314400723582175341_w-scaled-e1681375859959.jpg</text:a>
']</text:p>
      <text:p text:style-name="P4">
标签: ['MILITARY MEDIA CENTER', 'ГАННА МАЛЯР']</text:p>
      <text:p text:style-name="P4">
类别: News</text:p>
      <!--METADATA-->
      <text:p text:style-name="P4">
<draw:frame draw:style-name="fr1" draw:name="Image282" text:anchor-type="as-char" svg:width="6.9236in" svg:height="4.223396in" draw:z-index="0">
<draw:image xlink:href="../Images/AРМІЯINFORM/2023-04-13T38-00-00-04-00/photo_5314400723582175341_w-scaled-e1681375859959.jpg" xlink:type="simple" xlink:show="embed" xlink:actuate="onLoad" draw:mime-type="image/jpeg"/>
</draw:frame>
乌克兰目前正在与合作伙伴进行谈判，以提高军事潜力并增加国际社会对侵略者的压力。</text:p>
      <text:p text:style-name="P4">
这是在军事媒体中心的新闻发布会上<text:a xlink:type="simple" xlink:href="https://armyinform.com.ua/2023/04/13/bryfing-predstavnykiv-syl-bezpeky-ta-oborony-ukrayiny-u-military-media-center-4/" text:style-name="Internet_20_link" text:visited-style-name="Visited_20_Internet_20_Link">
报告</text:a>
乌克兰安娜·马利亚(Anna Malyar)的副部长。</text:p>
      <ul>
        <li>
乌克兰对俄罗斯联合会为战争的责任提出了严格的责任问题。 我们的要求是在俄罗斯联邦的侵略性中建立一个特别法庭。</li>
      </ul>
      <text:p text:style-name="P4">
她补充说，重要的是要了解，俄罗斯联邦不仅需要对战争犯罪和危害人类犯罪负责，而且犯下的老龄化犯罪是侵略罪，因为其他罪行是从他的角度造成的。</text:p>
      <text:p text:style-name="P4">
News Source: <text:a xlink:type="simple" xlink:href="https://armyinform.com.ua/2023/04/13/ukrayina-z-partneramy-intensyfikuye-robotu-shhodo-stvorennya-specztrybunalu-proty-rf-ganna-malyar/" text:style-name="Internet_20_link" text:visited-style-name="Visited_20_Internet_20_Link">
https://armyinform.com.ua/2023/04/13/ukrayina-z-partneramy-intensyfikuye-robotu-shhodo-stvorennya-specztrybunalu-proty-rf-ganna-malyar/</text:a>
</text:p>
      <!--NEWS-->
      <text:h text:style-name="P10" text:outline-level="1">
<text:span text:style-name="T4">
我们是一个社区，不仅是共同的价值观，而且是共同的海洋 -  dmytro kuleba</text:span>
</text:h>
      <text:p text:style-name="P4">
作者: ['Світлана Кирган']</text:p>
      <text:p text:style-name="P4">
时间: 2023-04-13T39:00:00-04:00</text:p>
      <text:p text:style-name="P4">
描述: 关于乌克兰Dmitro Kuleba Vodimiv Pid Perha的执法报告的下巴...与乌克兰2022年的战争，与乌克兰的最新新闻，今天与乌克兰2022年的新闻战争，今天将在乌克兰与俄罗斯与俄罗斯与俄罗斯与俄罗斯与俄罗斯与俄罗斯与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03/dmytro-kuleba-antaliya.jpeg" text:style-name="Internet_20_link" text:visited-style-name="Visited_20_Internet_20_Link">
dmytro-kuleba-antaliya.jpeg</text:a>
']</text:p>
      <text:p text:style-name="P4">
标签: ['ВТОРГНЕННЯ РФ', 'ДМИТРО КУЛЕБА', 'КРИМСЬКА ПЛАТФОРМА', 'ЧОРНЕ МОРЕ']</text:p>
      <text:p text:style-name="P4">
类别: News</text:p>
      <!--METADATA-->
      <text:p text:style-name="P4">
<draw:frame draw:style-name="fr1" draw:name="Image283" text:anchor-type="as-char" svg:width="6.9236in" svg:height="3.63489in" draw:z-index="0">
<draw:image xlink:href="../Images/AРМІЯINFORM/2023-04-13T39-00-00-04-00/dmytro-kuleba-antaliya.jpeg" xlink:type="simple" xlink:show="embed" xlink:actuate="onLoad" draw:mime-type="image/jpeg"/>
</draw:frame>
说明性照片</text:p>
      <text:p text:style-name="P4">
乌克兰Dmytro Kuleba外交部长在国际克里米亚平台的第一次黑海安全会议上宣布了这一点。</text:p>
      <ul>
        <li>
我认为我们今天都同意，俄罗斯的侵略将该地区的安全性打破了许多需要再次收集的部分。 我们许多人认为二十一世纪将是和平与合作的世纪。 不幸的是，俄罗斯走了相反的路线，回到了高加索的十六世纪。</li>
      </ul>
      <text:p text:style-name="P4">
乌克兰外交部长感谢参加乌克兰的所有人和所有人。</text:p>
      <ul>
        <li>
对于那些支持世界各地乌克兰的人，如此多的光明，勇气，力量。 我要感谢大家和每个人，这里的与会者，并且您在最黑暗的时刻与我们同在。 我们是一个社区，不是由价值观团结起来，而是常识和普通海。 我们都希望它是一个和平与繁荣地区，而不是战区。 黑海是使整个欧洲和平与和平的首席执行官工具。 不幸的是，黑海也是一个例子，说明如果您受到威胁，一切都会变得更糟。</li>
      </ul>
      <text:p text:style-name="P4">
乌克兰外交部长指出，俄罗斯一直在准备一场经过验证的帝国主义战争，以举行另一场Yalta会议，将欧洲分为影响力。</text:p>
      <ul>
        <li>
不幸的是，我认为西方没有一致的黑海战略，然后俄罗斯总是拥有它：激进，报仇。 我想提一下，俄罗斯关于乌克兰领土完整的第一个提议：位于黑海的图兹拉岛上，位于黑海，位于雷德海和其他海中 - 迪米特罗·库莱巴(Dmytro Kuleba)说。</li>
      </ul>
      <text:p text:style-name="P4">
News Source: <text:a xlink:type="simple" xlink:href="https://armyinform.com.ua/2023/04/13/my-spilnota-obyednana-ne-lyshe-spilnymy-czinnostyamy-ale-j-spilnym-morem-dmytro-kuleba/" text:style-name="Internet_20_link" text:visited-style-name="Visited_20_Internet_20_Link">
https://armyinform.com.ua/2023/04/13/my-spilnota-obyednana-ne-lyshe-spilnymy-czinnostyamy-ale-j-spilnym-morem-dmytro-kuleba/</text:a>
</text:p>
      <!--NEWS-->
      <text:h text:style-name="P10" text:outline-level="1">
<text:span text:style-name="T4">
安娜·玛丽亚尔（Anna Malyar）关于领先地位：巴赫穆特（Bakhmut）的残酷冲突，马里卡（Maryanka）和阿夫迪夫卡（Avdiivka）的激烈战斗</text:span>
</text:h>
      <text:p text:style-name="P4">
作者: ['АРМІЯINFORM']</text:p>
      <text:p text:style-name="P4">
时间: 2023-04-13T40:00:00-04:00</text:p>
      <text:p text:style-name="P4">
描述: 来自Bakhmuti的Zhorstoye Tu Nivajchi Zitknnya Trivayat。 Vorog鼓励了那里...与乌克兰2022年的战争，与乌克兰的战争是今天的最新消息，今天与乌克兰2022年的新闻战，乌克兰和俄罗斯之间以及俄罗斯之间的战争以及与乌克兰的战争之间的战争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4/photo_5314400723582175341_w-scaled-e1681375859959.jpg" text:style-name="Internet_20_link" text:visited-style-name="Visited_20_Internet_20_Link">
photo_5314400723582175341_w-scaled-e1681375859959.jpg</text:a>
']</text:p>
      <text:p text:style-name="P4">
标签: ['MILITARY MEDIA CENTER', 'АВДІЇВКА', 'БАХМУТ', 'ВТОРГНЕННЯ РФ', 'ГАННА МАЛЯР', 'ЛИМАНСЬКИЙ НАПРЯМОК', 'МАР’ЯНКА']</text:p>
      <text:p text:style-name="P4">
类别: News</text:p>
      <!--METADATA-->
      <text:p text:style-name="P4">
<draw:frame draw:style-name="fr1" draw:name="Image284" text:anchor-type="as-char" svg:width="6.9236in" svg:height="4.223396in" draw:z-index="0">
<draw:image xlink:href="../Images/AРМІЯINFORM/2023-04-13T40-00-00-04-00/photo_5314400723582175341_w-scaled-e1681375859959.jpg" xlink:type="simple" xlink:show="embed" xlink:actuate="onLoad" draw:mime-type="image/jpeg"/>
</draw:frame>
今天，巴赫穆特(Bakhmut)正在进行残酷和最困难的冲突。 他一直是那里的主要努力，而国防力量被迫做出了巨大的努力，以确保捍卫我们的边界。</text:p>
      <text:p text:style-name="P4">
关于它<text:a xlink:type="simple" xlink:href="https://armyinform.com.ua/2023/04/13/bryfing-predstavnykiv-syl-bezpeky-ta-oborony-ukrayiny-u-military-media-center-4/" text:style-name="Internet_20_link" text:visited-style-name="Visited_20_Internet_20_Link">
陈述</text:a>
乌克兰安娜·马利亚尔(Anna Malyar)的副部长在军事媒体中心的演讲中。</text:p>
      <ul>
        <li>
今天也在玛丽卡(Maryanka)和阿夫迪夫卡(Avdiivka)继续激烈的战斗。 安娜·马利亚(Anna Malyar)说，这些都是马林斯基，阿维迪和利马的指示。</li>
      </ul>
      <text:p text:style-name="P4">
她强调说，尽管情况很困难，乌克兰士兵将绝望，不允许敌人移动并达到目标战争。</text:p>
      <text:p text:style-name="P4">
根据安娜·马利亚(Anna Malyar)的说法，巴赫穆特(Bakhmut)的俄罗斯人遭受了巨大的损失。 但是，人们不会停下来，不想实现目标并控制这座城市。</text:p>
      <ul>
        <li>
尽管在巴赫穆特(Bakhmut)，敌人集中了最专业的部队：“瓦格纳”(Wagner)，着陆单位和特种部队，俄罗斯人无法掌握他们对巴赫穆特(Bakhmut)的控制，但她说。</li>
      </ul>
      <text:p text:style-name="P4">
News Source: <text:a xlink:type="simple" xlink:href="https://armyinform.com.ua/2023/04/13/ganna-malyar-pro-sytuacziyu-na-fronti-zhorstoki-zitknennya-u-bahmuti-zapekli-boyi-v-maryanczi-ta-avdiyivczi/" text:style-name="Internet_20_link" text:visited-style-name="Visited_20_Internet_20_Link">
https://armyinform.com.ua/2023/04/13/ganna-malyar-pro-sytuacziyu-na-fronti-zhorstoki-zitknennya-u-bahmuti-zapekli-boyi-v-maryanczi-ta-avdiyivczi/</text:a>
</text:p>
      <!--NEWS-->
      <text:h text:style-name="P10" text:outline-level="1">
<text:span text:style-name="T4">
几乎100公顷土地已返回到国防部</text:span>
</text:h>
      <text:p text:style-name="P4">
作者: ['АРМІЯINFORM']</text:p>
      <text:p text:style-name="P4">
时间: 2023-04-13T41:00:00-04:00</text:p>
      <text:p text:style-name="P4">
描述: 关于在军事媒体中心的Pid Hour Briff the Defence of the Wealfent的捍卫者是国防的捍卫者...与乌克兰2022年的战争，与乌克兰的战争是今天的最新消息，即与2022年乌克兰的新闻战争是今天的最后一次，乌克兰与俄罗斯之间是否会发生战争，当2022年与乌克兰战争时，这将是不久的将来与乌克兰的战争，他们说，与乌克兰的战争是与乌克兰的战争今天的乌克兰新闻，乌克兰新闻在乌克兰媒体上的新闻</text:p>
      <text:p text:style-name="P4">
图片: ['<text:a xlink:type="simple" xlink:href="https://armyinform.com.ua/wp-content/uploads/2020/09/77acfef9ac002e47cfc3020e10de49c60959d638.jpg" text:style-name="Internet_20_link" text:visited-style-name="Visited_20_Internet_20_Link">
77acfef9ac002e47cfc3020e10de49c60959d638.jpg</text:a>
']</text:p>
      <text:p text:style-name="P4">
标签: ['MILITARY MEDIA CENTER', 'ВТОРГНЕННЯ РФ', 'ГАННА МАЛЯР', 'ЗЕМЛІ МІНОБОРОНИ', 'МІНОБОРОНИ']</text:p>
      <text:p text:style-name="P4">
类别: News</text:p>
      <!--METADATA-->
      <text:p text:style-name="P4">
<draw:frame draw:style-name="fr1" draw:name="Image285" text:anchor-type="as-char" svg:width="6.9236in" svg:height="4.615733in" draw:z-index="0">
<draw:image xlink:href="../Images/AРМІЯINFORM/2023-04-13T41-00-00-04-00/77acfef9ac002e47cfc3020e10de49c60959d638.jpg" xlink:type="simple" xlink:show="embed" xlink:actuate="onLoad" draw:mime-type="image/jpeg"/>
</draw:frame>
关于<text:a xlink:type="simple" xlink:href="https://armyinform.com.ua/2023/04/13/bryfing-predstavnykiv-syl-bezpeky-ta-oborony-ukrayiny-u-military-media-center-4/" text:style-name="Internet_20_link" text:visited-style-name="Visited_20_Internet_20_Link">
简报</text:a>
乌克兰汉纳玛人国防部副部长向Vmilitary Media Center通知。</text:p>
      <text:p text:style-name="P4">
最高法院结束了乌克兰国防部权利的续签，在赫梅尔尼茨基地区总面积为95公顷。 因此，非法删除的土地被归还给国防意识的财产。</text:p>
      <ul>
        <li>
此外，北方上诉法院的上诉法院是基于基辅住房法院的决定，该法院被宣布为基辅市基督教区的领土社区的右手财产的注册。市议会并认识到位于Oboradny城市大道的大约3公顷国防部的永久使用权，Anna Malyar说。</li>
      </ul>
      <text:p text:style-name="P4">
基于基辅市议会的决定，非法删除了本节。 现在，这块土地已返回国防部的办公室。</text:p>
      <text:p text:style-name="P4">
News Source: <text:a xlink:type="simple" xlink:href="https://armyinform.com.ua/2023/04/13/u-vlasnist-minoborony-povernuto-majzhe-100-gektariv-zemli/" text:style-name="Internet_20_link" text:visited-style-name="Visited_20_Internet_20_Link">
https://armyinform.com.ua/2023/04/13/u-vlasnist-minoborony-povernuto-majzhe-100-gektariv-zemli/</text:a>
</text:p>
      <!--NEWS-->
      <text:h text:style-name="P10" text:outline-level="1">
<text:span text:style-name="T4">
俄罗斯联邦在乌克兰发起的火箭也威胁着罗马尼亚和摩尔多瓦-DmytroKuleba</text:span>
</text:h>
      <text:p text:style-name="P4">
作者: ['Світлана Кирган']</text:p>
      <text:p text:style-name="P4">
时间: 2023-04-13T42:00:00-04:00</text:p>
      <text:p text:style-name="P4">
描述: 关于人民人民的Pershornomorskoye会议的PID小时...与乌克兰2022年的战争，与乌克兰与乌克兰的最新新闻战争，今天与乌克兰2022年的新闻战争，乌克兰和俄罗斯之间的战争将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2/12/kuleba-partnerstvo.jpg" text:style-name="Internet_20_link" text:visited-style-name="Visited_20_Internet_20_Link">
kuleba-partnerstvo.jpg</text:a>
']</text:p>
      <text:p text:style-name="P4">
标签: ['АГРЕСІЯ РФ', 'ВТОРГНЕННЯ РФ', 'ДМИТРО КУЛЕБА', 'КРИМСЬКА ПЛАТФОРМА', 'МОЛДОВА', 'НАТО', 'РАКЕТНА ЗАГРОЗА', 'РУМУНІЯ']</text:p>
      <text:p text:style-name="P4">
类别: News</text:p>
      <!--METADATA-->
      <text:p text:style-name="P4">
<draw:frame draw:style-name="fr1" draw:name="Image286" text:anchor-type="as-char" svg:width="6.9236in" svg:height="4.615733in" draw:z-index="0">
<draw:image xlink:href="../Images/AРМІЯINFORM/2023-04-13T42-00-00-04-00/kuleba-partnerstvo.jpg" xlink:type="simple" xlink:show="embed" xlink:actuate="onLoad" draw:mime-type="image/jpeg"/>
</draw:frame>
Dmytro Kuleba。 说明性照片</text:p>
      <text:p text:style-name="P4">
这是在乌克兰Dmytro Kuleba外交部长国际克里米亚平台第一次黑海安全会议上宣布的。</text:p>
      <ul>
        <li>
维尔纽斯的未来北约峰会只是纠正虚假的时间，迈出了北约在北约会员资格的会员资格的一步他们。 我觉得现在我们都知道恐惧是缺失的，”外交部长说。</li>
      </ul>
      <text:p text:style-name="P4">
他指出，现在是时候为所有受到俄罗斯联邦威胁并转向黑色莫雷娜北约海的地区的本地人建立全面的安全网络了。</text:p>
      <ul>
        <li>
罗马尼亚在乌克兰推出也威胁了罗马尼亚和摩尔多瓦。 数百万的乌克兰人感受到了战争。 我借此机会感谢你们所有人，您的同事，政府和人民，但您已经接受了乌克兰难民。</li>
      </ul>
      <text:p text:style-name="P4">
News Source: <text:a xlink:type="simple" xlink:href="https://armyinform.com.ua/2023/04/13/rakety-zapushheni-rf-po-ukrayini-zagrozhuyut-takozh-rumuniyi-ta-moldovi-dmytro-kuleba/" text:style-name="Internet_20_link" text:visited-style-name="Visited_20_Internet_20_Link">
https://armyinform.com.ua/2023/04/13/rakety-zapushheni-rf-po-ukrayini-zagrozhuyut-takozh-rumuniyi-ta-moldovi-dmytro-kuleba/</text:a>
</text:p>
      <!--NEWS-->
      <text:h text:style-name="P10" text:outline-level="1">
<text:span text:style-name="T4">
苏米地区和切尔尼希夫地区俄罗斯联邦的军队向迫击炮和枪管炮火开火</text:span>
</text:h>
      <text:p text:style-name="P4">
作者: ['АРМІЯINFORM']</text:p>
      <text:p text:style-name="P4">
时间: 2023-04-13T43:00:00-04:00</text:p>
      <text:p text:style-name="P4">
描述: Syogodnis，13 kvistyn，11：00 Rosiskiskiskiskiyinis vetskika dvichia ...与乌克兰2022年的战争，与乌克兰与乌克兰的最新新闻，与乌克兰的2022年战争，今天最后一次与乌克兰战争，将与乌克兰和俄罗斯战争之间发生战争他们说，在2022年，是否会在不久的将来与乌克兰进行战争</text:p>
      <text:p text:style-name="P4">
图片: ['<text:a xlink:type="simple" xlink:href="https://armyinform.com.ua/wp-content/uploads/2023/04/501379058ae50fdafa91a200e502c1df_l-2.jpg" text:style-name="Internet_20_link" text:visited-style-name="Visited_20_Internet_20_Link">
501379058ae50fdafa91a200e502c1df_l-2.jpg</text:a>
']</text:p>
      <text:p text:style-name="P4">
标签: ['STOPRUSSIA', 'АГРЕСІЯ РФ', 'ВТОРГНЕННЯ РФ', 'ОБСТРІЛИ ПРИКОРДОННЯ', 'ОК «ПІВНІЧ»']</text:p>
      <text:p text:style-name="P4">
类别: News</text:p>
      <!--METADATA-->
      <text:p text:style-name="P4">
<draw:frame draw:style-name="fr1" draw:name="Image287" text:anchor-type="as-char" svg:width="6.9236in" svg:height="4.286862in" draw:z-index="0">
<draw:image xlink:href="../Images/AРМІЯINFORM/2023-04-13T43-00-00-04-00/501379058ae50fdafa91a200e502c1df_l-2.jpg" xlink:type="simple" xlink:show="embed" xlink:actuate="onLoad" draw:mime-type="image/jpeg"/>
</draw:frame>
今天，截至11:00，俄罗斯占领军两次开火了苏米和切尼希夫地区的边界。</text:p>
      <text:p text:style-name="P4">
关于它<text:a xlink:type="simple" xlink:href="https://t.me/ok_pivnich1/1765" text:style-name="Internet_20_link" text:visited-style-name="Visited_20_Internet_20_Link">
报告</text:a>
操作命令“北”。</text:p>
      <text:p text:style-name="P4">
从06:10到06:28，有2个教区，大概是来自萨姆地区rivne的人造河围点中的120毫米的迫击炮。 从07:55到09:00，有15名收割机，可能来自桶炮兵，位于切尔尼希夫地区人口稠密的untcaughalanivka地区。</text:p>
      <text:p text:style-name="P4">
没有关于当地群体损失或对平民基础设施损失的信息。</text:p>
      <text:p text:style-name="P4">
News Source: <text:a xlink:type="simple" xlink:href="https://armyinform.com.ua/2023/04/13/sumshhynu-i-chernigivshhynu-armiya-rf-obstrilyala-z-minometiv-ta-stvolnoyi-artyleriyi/" text:style-name="Internet_20_link" text:visited-style-name="Visited_20_Internet_20_Link">
https://armyinform.com.ua/2023/04/13/sumshhynu-i-chernigivshhynu-armiya-rf-obstrilyala-z-minometiv-ta-stvolnoyi-artyleriyi/</text:a>
</text:p>
      <!--NEWS-->
      <text:h text:style-name="P10" text:outline-level="1">
<text:span text:style-name="T4">
每天保护和防御重要的国家对象，乌克兰国民警卫队分配了300多名警卫</text:span>
</text:h>
      <text:p text:style-name="P4">
作者: ['Володимир Поліщук']</text:p>
      <text:p text:style-name="P4">
时间: 2023-04-13T44:00:00-04:00</text:p>
      <text:p text:style-name="P4">
描述: 乌克兰国民警卫队被公认为为300 Vart Zhotroni Vazhoni Oblevikh Op'kktv，建立...与乌克兰2022年的战争，与乌克兰与乌克兰的最新新闻，《与乌克兰的新闻》《与乌克兰2022》的最新战​​争今天上次进行，乌克兰和俄罗斯与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4/blok-post-ngu.jpg" text:style-name="Internet_20_link" text:visited-style-name="Visited_20_Internet_20_Link">
blok-post-ngu.jpg</text:a>
']</text:p>
      <text:p text:style-name="P4">
标签: ['MILITARY MEDIA CENTER', 'БРИФІНГ', 'МИКОЛА УРШАЛОВИЧ', 'НАЦГВАРДІЯ']</text:p>
      <text:p text:style-name="P4">
类别: News</text:p>
      <!--METADATA-->
      <text:p text:style-name="P4">
<draw:frame draw:style-name="fr1" draw:name="Image288" text:anchor-type="as-char" svg:width="6.9236in" svg:height="4.615733in" draw:z-index="0">
<draw:image xlink:href="../Images/AРМІЯINFORM/2023-04-13T44-00-00-04-00/blok-post-ngu.jpg" xlink:type="simple" xlink:show="embed" xlink:actuate="onLoad" draw:mime-type="image/jpeg"/>
</draw:frame>
乌克兰国民警卫队任命300多名警卫人员保护重要人员，监视宵禁的要求，并确保该州32个定居点的公共安全。</text:p>
      <text:p text:style-name="P4">
此外，入口处的NSU军人在该国21个地区的定居点出口正在检查这些文件，如有必要，请检查塔特拉曼港，行李和货物的事物。 总共展出了127个检查站。</text:p>
      <text:p text:style-name="P4">
关于<text:a xlink:type="simple" xlink:href="https://www.youtube.com/watch" text:style-name="Internet_20_link" text:visited-style-name="Visited_20_Internet_20_Link">
简报</text:a>
NSU上校Mykola Urshalovich的副局长副主任向Vmilitary Media Center告知。</text:p>
      <ul>
        <li>
国民警卫队因涉嫌参与乌克兰国家安全的基础，涉嫌参与犯罪时，尤其是筛查1909年的人。 NSU。  - 两种冷武器的单位，各种口径的200发，五枚手榴弹，半公斤的炸药和超过一公斤的麻醉物质被排干了。</li>
      </ul>
      <text:p text:style-name="P4">
当参与稳定措施时，工程部门继续确保在电网的Kherson地区进行维修的Ukrenergo船员的工作。</text:p>
      <ul>
        <li>
在达德查尼(Dudchany)定居点的地区，对索洛沃(Solovoy)进行了调查，大约2.5次赌博并处置了15个爆炸物，并补充了Nikolaeurshalovich。  - 此外，自4月11日以来，他开始履行魔女联合领土地区Civicson地区的领土的任务。特殊设备的单位。</li>
      </ul>
      <text:p text:style-name="P4">
News Source: <text:a xlink:type="simple" xlink:href="https://armyinform.com.ua/2023/04/13/shhodenno-dlya-ohorony-ta-oborony-vazhlyvyh-derzhavnyh-obyektiv-naczionalna-gvardiya-ukrayiny-pryznachaye-ponad-300-vart/" text:style-name="Internet_20_link" text:visited-style-name="Visited_20_Internet_20_Link">
https://armyinform.com.ua/2023/04/13/shhodenno-dlya-ohorony-ta-oborony-vazhlyvyh-derzhavnyh-obyektiv-naczionalna-gvardiya-ukrayiny-pryznachaye-ponad-300-vart/</text:a>
</text:p>
      <!--NEWS-->
      <text:h text:style-name="P10" text:outline-level="1">
<text:span text:style-name="T4">
在俄罗斯，宣布了40万人Alexei Gromov-宣布合同服务</text:span>
</text:h>
      <text:p text:style-name="P4">
作者: ['Яна Задубінна']</text:p>
      <text:p text:style-name="P4">
时间: 2023-04-13T45:00:00-04:00</text:p>
      <text:p text:style-name="P4">
描述: Dosvid是我们Zakhisnikov的丈夫，这种方式是Nadan的Vminnya Zastosovato Ozbronna ...与乌克兰2022年的战争，与乌克兰与乌克兰的最新新闻，与乌克兰的新闻，与乌克兰2022年的新闻战争，今天，乌克兰将在乌克兰之间进行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gromov-435.jpg" text:style-name="Internet_20_link" text:visited-style-name="Visited_20_Internet_20_Link">
gromov-435.jpg</text:a>
']</text:p>
      <text:p text:style-name="P4">
标签: ['MILITARY MEDIA CENTER', 'ОЛЕКСІЙ ГРОМОВ']</text:p>
      <text:p text:style-name="P4">
类别: News</text:p>
      <!--METADATA-->
      <text:p text:style-name="P4">
<draw:frame draw:style-name="fr1" draw:name="Image289" text:anchor-type="as-char" svg:width="6.9236in" svg:height="4.615733in" draw:z-index="0">
<draw:image xlink:href="../Images/AРМІЯINFORM/2023-04-13T45-00-00-04-00/gromov-435.jpg" xlink:type="simple" xlink:show="embed" xlink:actuate="onLoad" draw:mime-type="image/jpeg"/>
</draw:frame>
我们的捍卫者的经验和勇气，以及他们使用伴侣国家提供的武器的能力，导致俄罗斯联邦的军事潜力降低了。 就其本身而言，它将迫使侵略者修改战争的战略目标，尤其是今年乌克兰左岸的逐渐发作。</text:p>
      <text:p text:style-name="P4">
关于<text:a xlink:type="simple" xlink:href="https://www.youtube.com/watch" text:style-name="Internet_20_link" text:visited-style-name="Visited_20_Internet_20_Link">
简报</text:a>
乌克兰布莱德纳将军奥莱克斯格罗莫夫(Oleksigromov)武装部队总裁副总裁副总裁副总裁副总裁向Vmilitary Media Center告知。</text:p>
      <text:p text:style-name="P4">
他还预测，在今年的春季和夏季，敌人建立在乌克兰发动战争的单位和军事部队的定量和定性指标。 侵略者还将形成战略储备，并将其转移到乌克兰边界。</text:p>
      <text:p text:style-name="P4">
<text:span text:style-name="T4">
  -  </text:span>
很可能，克里姆林宫将继续进行隐藏的销售动员，并防止抗议，尤其是在俄罗斯人口稠密地区的抗议活动，普京政权避免了中央地区的大规模动员：莫斯科和圣彼得堡和圣彼得堡和圣彼得斯堡和优先考虑最沮丧。 为了增加合同服务的合同数量，敌人有40万人宣布，并为应征服务提供<text:span text:style-name="T4">
  -  </text:span>
 1.47千。 但是，尽管俄罗斯的社会人口统计学和经济状况恶化，在联邦渠道进行煽动运动，但人口已经意识到增加了返回该包装的机会的机会，并且不想与之争议宣传世界第二军，<text:span text:style-name="T4">
  -  </text:span>
  -</text:p>
      <text:p text:style-name="P4">
News Source: <text:a xlink:type="simple" xlink:href="https://armyinform.com.ua/2023/04/13/u-rosiyi-anonsuvaly-pryzvaty-na-kontraktnu-sluzhbu-ponad-400-tysyach-osib-oleksij-gromov/" text:style-name="Internet_20_link" text:visited-style-name="Visited_20_Internet_20_Link">
https://armyinform.com.ua/2023/04/13/u-rosiyi-anonsuvaly-pryzvaty-na-kontraktnu-sluzhbu-ponad-400-tysyach-osib-oleksij-gromov/</text:a>
</text:p>
      <!--NEWS-->
      <text:h text:style-name="P10" text:outline-level="1">
<text:span text:style-name="T4">
在伏尔加格勒地区的三个月内，只有7％的季度需要召集合同</text:span>
</text:h>
      <text:p text:style-name="P4">
作者: ['Євген Проворний']</text:p>
      <text:p text:style-name="P4">
时间: 2023-04-13T46:00:00-04:00</text:p>
      <text:p text:style-name="P4">
描述: 关于Zbroyni总参谋长的负责人主管负责人的代祷...与乌克兰2022的战争，与乌克兰的战争是今天的最新消息，与乌克兰2022的新闻战是今天的最后一场新闻，乌克兰和俄罗斯之间会发生战争，当2022年与乌克兰战争时，是否会在不久的将来与乌克兰发生战争，他们说，与乌克兰的战争，今天，乌克兰的新闻，乌克兰人，乌克兰媒体的新闻在俄罗斯</text:p>
      <text:p text:style-name="P4">
图片: ['<text:a xlink:type="simple" xlink:href="https://armyinform.com.ua/wp-content/uploads/2023/04/photo1681375240.jpg" text:style-name="Internet_20_link" text:visited-style-name="Visited_20_Internet_20_Link">
photo1681375240.jpg</text:a>
']</text:p>
      <text:p text:style-name="P4">
标签: ['MILITARY MEDIA CENTER', 'ВТОРГНЕННЯ РФ', 'ОЛЕКСІЙ ГРОМОВ']</text:p>
      <text:p text:style-name="P4">
类别: News</text:p>
      <!--METADATA-->
      <text:p text:style-name="P4">
<draw:frame draw:style-name="fr1" draw:name="Image290" text:anchor-type="as-char" svg:width="6.9236in" svg:height="4.615733in" draw:z-index="0">
<draw:image xlink:href="../Images/AРМІЯINFORM/2023-04-13T46-00-00-04-00/photo1681375240.jpg" xlink:type="simple" xlink:show="embed" xlink:actuate="onLoad" draw:mime-type="image/jpeg"/>
</draw:frame>
Alexei Gromov。 Dmitry Yurchenko的照片</text:p>
      <text:p text:style-name="P4">
关于这一点(https://www.youtube.com/watch?v=GoSlPfTUkLo)在军事媒体中心的乌克兰安全和国防军的简报中。</text:p>
      <ul>
        <li>
军事入伍办公室被认为是应征入伍的计划的滞后，在伏尔加格勒地区的7800人中，Narik计划的7800人中只有134人，这是季度需求的7％。 Uaratov地区分别为7600人召集了270-14％的人。 他们不想取笑现实并结束战争，克里姆林宫正在寻找新的方式，将人口带到武装部队以补充损失的行列。 因此，制定兵役中金融债务人机制机制机制机制机制的任务是在兵役中定义的，加速了考虑犯罪犯罪犯罪犯罪犯罪犯罪犯罪犯罪犯罪的刑事诉讼，以自愿缔结进一步的兵役合同。 出于同样的目的，有人提议将外国公民 - 塔吉科夫，乌兹别克斯人和其他民族的代表参与。 。</li>
      </ul>
      <text:p text:style-name="P4">
News Source: <text:a xlink:type="simple" xlink:href="https://armyinform.com.ua/2023/04/13/protyagom-troh-misyacziv-u-volgogradskij-oblasti-na-kontrakt-pryzvano-lyshe-7-vid-kvartalnoyi-potreby/" text:style-name="Internet_20_link" text:visited-style-name="Visited_20_Internet_20_Link">
https://armyinform.com.ua/2023/04/13/protyagom-troh-misyacziv-u-volgogradskij-oblasti-na-kontrakt-pryzvano-lyshe-7-vid-kvartalnoyi-potreby/</text:a>
</text:p>
      <!--NEWS-->
      <text:h text:style-name="P10" text:outline-level="1">
<text:span text:style-name="T4">
本周，国民警卫队摧毁了430名入侵者，2个坦克和工匠</text:span>
</text:h>
      <text:p text:style-name="P4">
作者: ['Володимир Поліщук']</text:p>
      <text:p text:style-name="P4">
时间: 2023-04-13T47:00:00-04:00</text:p>
      <text:p text:style-name="P4">
描述: 乌克兰国民警卫队是国防军的命运，在国防上立即在国防布线上……与乌克兰2022年的战争，与乌克兰的最新新闻，今天与乌克兰的新闻战争，乌克兰2022年的新闻战争，今天的最后一场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2023-04-13_12-35-40.jpg" text:style-name="Internet_20_link" text:visited-style-name="Visited_20_Internet_20_Link">
photo_2023-04-13_12-35-40.jpg</text:a>
']</text:p>
      <text:p text:style-name="P4">
标签: ['MILITARY MEDIA CENTER', 'ВТОРГНЕННЯ РФ', 'МИКОЛА УРШАЛОВИЧ', 'НГУ']</text:p>
      <text:p text:style-name="P4">
类别: News</text:p>
      <!--METADATA-->
      <text:p text:style-name="P4">
<draw:frame draw:style-name="fr1" draw:name="Image291" text:anchor-type="as-char" svg:width="6.9236in" svg:height="4.615733in" draw:z-index="0">
<draw:image xlink:href="../Images/AРМІЯINFORM/2023-04-13T47-00-00-04-00/photo_2023-04-13_12-35-40.jpg" xlink:type="simple" xlink:show="embed" xlink:actuate="onLoad" draw:mime-type="image/jpeg"/>
</draw:frame>
Mykola Urshalovich。 Photodmitry Yurchenko</text:p>
      <text:p text:style-name="P4">
乌克兰国民警卫队与乌克兰的武装部队一起参加了Slobozhansky，Donetsk，Donetsk，Tavriya Opericy Districts的声乐行动，即，阻止了敌人在库皮扬斯克，斯拉夫扬斯克，阿夫多夫，Novopavlovsky和Zaporizhhya中的进攻。</text:p>
      <text:p text:style-name="P4">
国民警卫队在[简报]期间，国民警卫队每周进行战斗任务结果(https://www.youtube.com/watch?v=GoSlPfTUkLo)NSU上校Mykola Urshalovich的总局副局长告诉Vmilitary Media Center。</text:p>
      <ul>
        <li>
尽管敌人每天进行炮击和企图向前迈进，但国民卫队成功采取了防御行动并摧毁了敌人。</li>
      </ul>
      <text:p text:style-name="P4">
据他说，乌克兰英雄米哈尔丘克(Mikhalchuk)的行动目的第四旅的敌方战斗机是伊万·鲍霍科(Hetman Petro Doroshenko)的行动目的的第一任总统大队，这是伊万·博胡恩(Ivan Bohun)的第14个副战斗。 在过去的一周中，他们摧毁了155名入侵者，三个迫击炮，两辆汽车和两辆战斗装甲车。</text:p>
      <ul>
        <li>
国民警卫队中最暴力，最流血的战斗将在塞雷布林斯基林业(Serebryansky Forestry)的森林地区展出，在那里，敌人，没有光顾自己的人员士兵，也没有动员或雇佣军PVC的敌人，几乎可以自由地进行攻击。 得益于以亚历山大·拉德维斯基(Alexander Radievsky)少将和第5个Slobozhanskaya旅的名字命名的第31旅的英勇行动，对敌人的攻击行动得到了反映，并定义了边界的定义。 同时，减少了150多个入侵者和3辆装甲车辆，并由NSU主要局代表总结了他们的行动。</li>
      </ul>
      <text:p text:style-name="P4">
他还列举了其他值得击退国民警卫队敌对入侵的例子。大约35名军人和两辆步兵战车在阿夫迪夫卡地区被摧毁。</text:p>
      <text:p text:style-name="P4">
News Source: <text:a xlink:type="simple" xlink:href="https://armyinform.com.ua/2023/04/13/czogo-tyzhnya-naczgvardijczi-znyshhyly-430-okupantiv-19-bojovyh-bronovanyh-mashyn-2-tanky-5-minometnyh-rozrahunkiv-5-artsystem-ta-sklad-z-boyeprypasamy/" text:style-name="Internet_20_link" text:visited-style-name="Visited_20_Internet_20_Link">
https://armyinform.com.ua/2023/04/13/czogo-tyzhnya-naczgvardijczi-znyshhyly-430-okupantiv-19-bojovyh-bronovanyh-mashyn-2-tanky-5-minometnyh-rozrahunkiv-5-artsystem-ta-sklad-z-boyeprypasamy/</text:a>
</text:p>
      <!--NEWS-->
      <text:h text:style-name="P10" text:outline-level="1">
<text:span text:style-name="T4">
安娜·马利亚（Anna Malyar）：已解决了超过3000万UAH的恢复问题</text:span>
</text:h>
      <text:p text:style-name="P4">
作者: ['Олексій Мазепа']</text:p>
      <text:p text:style-name="P4">
时间: 2023-04-13T48:00:00-04:00</text:p>
      <text:p text:style-name="P4">
描述: 关于CE，Ministan国防部对乌克兰Ganna Maller Pil Hour的代祷者在军事上远景...与乌克兰2022年的战争，与乌克兰的最新新闻，今天与乌克兰2022年的新闻战争，乌克兰和乌克兰之间的战争将在乌克兰和乌克兰之间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mou.jpg" text:style-name="Internet_20_link" text:visited-style-name="Visited_20_Internet_20_Link">
mou.jpg</text:a>
']</text:p>
      <text:p text:style-name="P4">
标签: ['MILITARY MEDIA CENTER', 'БРИФІНГ', 'ГАННА МАЛЯР', 'МІНОБОРОНИ']</text:p>
      <text:p text:style-name="P4">
类别: News</text:p>
      <!--METADATA-->
      <text:p text:style-name="P4">
<draw:frame draw:style-name="fr1" draw:name="Image292" text:anchor-type="as-char" svg:width="6.9236in" svg:height="4.615733in" draw:z-index="0">
<draw:image xlink:href="../Images/AРМІЯINFORM/2023-04-13T48-00-00-04-00/mou.jpg" xlink:type="simple" xlink:show="embed" xlink:actuate="onLoad" draw:mime-type="image/jpeg"/>
</draw:frame>
关于它<text:a xlink:type="simple" xlink:href="https://armyinform.com.ua/2023/04/13/bryfing-predstavnykiv-syl-bezpeky-ta-oborony-ukrayiny-u-military-media-center-4/" text:style-name="Internet_20_link" text:visited-style-name="Visited_20_Internet_20_Link">
陈述</text:a>
乌克兰安娜·马利亚尔(Anna Malyar)的副部长在军事媒体中心的演讲中。</text:p>
      <ul>
        <li>
在2023年3月，乌克兰最高法院终于解决了与合同义务不当履行有关的罚款超过3000万人的罚款。她强调，用于特殊目的技术的航空煤油。</li>
      </ul>
      <text:p text:style-name="P4">
同样，根据法院的说法，IUA的付费有利于IVA，以违反条款和对国家国防秩序的研发工作的履行方面的履行合同义务的不当履行。</text:p>
      <ul>
        <li>
现在，一家企业尚未履行其对这项工作的义务，在法庭上的日常生活。</li>
      </ul>
      <text:p text:style-name="P4">
在保护谅解备忘录的利益方面的工作正在进行中，我们有新的法院判决每天恢复正义。”</text:p>
      <text:p text:style-name="P4">
News Source: <text:a xlink:type="simple" xlink:href="https://armyinform.com.ua/2023/04/13/ganna-malyar-vyrisheno-pytannya-pro-styagnennya-na-koryst-mou-ponad-30-mln-grn-shtrafnyh-sankczij/" text:style-name="Internet_20_link" text:visited-style-name="Visited_20_Internet_20_Link">
https://armyinform.com.ua/2023/04/13/ganna-malyar-vyrisheno-pytannya-pro-styagnennya-na-koryst-mou-ponad-30-mln-grn-shtrafnyh-sankczij/</text:a>
</text:p>
      <!--NEWS-->
      <text:h text:style-name="P10" text:outline-level="1">
<text:span text:style-name="T4">
私人军事公司在俄罗斯联邦和托克斯·格罗莫夫（Alexei Gromov）积极成立</text:span>
</text:h>
      <text:p text:style-name="P4">
作者: ['Яна Задубінна']</text:p>
      <text:p text:style-name="P4">
时间: 2023-04-13T49:00:00-04:00</text:p>
      <text:p text:style-name="P4">
描述: 关于总参谋长负责人负责人主管的代祷...与乌克兰2022年的战争，与乌克兰的最新新闻战争，今天与乌克兰2022年的新闻战争，今天，乌克兰与俄罗斯之间的战争是否会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4/photo_2023-04-13_12-41-37.jpg" text:style-name="Internet_20_link" text:visited-style-name="Visited_20_Internet_20_Link">
photo_2023-04-13_12-41-37.jpg</text:a>
']</text:p>
      <text:p text:style-name="P4">
标签: ['MILITARY MEDIA CENTER', 'ВТОРГНЕННЯ РФ', 'ОЛЕКСІЙ ГРОМОВ', 'ПВК']</text:p>
      <text:p text:style-name="P4">
类别: News</text:p>
      <!--METADATA-->
      <text:p text:style-name="P4">
<draw:frame draw:style-name="fr1" draw:name="Image293" text:anchor-type="as-char" svg:width="6.9236in" svg:height="4.615733in" draw:z-index="0">
<draw:image xlink:href="../Images/AРМІЯINFORM/2023-04-13T49-00-00-04-00/photo_2023-04-13_12-41-37.jpg" xlink:type="simple" xlink:show="embed" xlink:actuate="onLoad" draw:mime-type="image/jpeg"/>
</draw:frame>
这说明了(https://www.youtube.com/watch?v=GoSlPfTUkLo)在军事媒体中心。</text:p>
      <text:p text:style-name="P4">
“在俄罗斯联邦和乌克兰暂时占领的领土中，替代私人军事公司“瓦格纳”的积极成立仍在继续。 同时，根据合作伙伴的说法，在短期内，此类公司将不会像私人军事公司瓦格纳那样具有如此不可能的潜力。 但是总的来说，有必要低估侵略者国家的动员能力。 鉴于动员资源，俄罗斯能够为长期的疲惫提供自己的人员提供自己的人员，”旅宣称。</text:p>
      <text:p text:style-name="P4">
News Source: <text:a xlink:type="simple" xlink:href="https://armyinform.com.ua/2023/04/13/pryvatni-vijskovi-kompaniyi-aktyvno-formuyutsya-u-rf-ta-na-tot-oleksij-gromov/" text:style-name="Internet_20_link" text:visited-style-name="Visited_20_Internet_20_Link">
https://armyinform.com.ua/2023/04/13/pryvatni-vijskovi-kompaniyi-aktyvno-formuyutsya-u-rf-ta-na-tot-oleksij-gromov/</text:a>
</text:p>
      <!--NEWS-->
      <text:h text:style-name="P10" text:outline-level="1">
<text:span text:style-name="T4">
在巴赫穆特（Bakhmut）地区的两个星期内，敌人损失了近4,500人丧生和受伤</text:span>
</text:h>
      <text:p text:style-name="P4">
作者: ['Євген Проворний']</text:p>
      <text:p text:style-name="P4">
时间: 2023-04-13T50:00:00-04:00</text:p>
      <text:p text:style-name="P4">
描述: 关于Zbroyni总参谋长的负责人主管负责人的代祷...与乌克兰2022的战争，与乌克兰的战争是今天的最新消息，与乌克兰2022的新闻战是今天的最后一场新闻，乌克兰和俄罗斯之间会发生战争，当2022年与乌克兰战争时，是否会在不久的将来与乌克兰发生战争，他们说，与乌克兰的战争，今天，乌克兰的新闻，乌克兰人，乌克兰媒体的新闻在俄罗斯</text:p>
      <text:p text:style-name="P4">
图片: ['<text:a xlink:type="simple" xlink:href="https://armyinform.com.ua/wp-content/uploads/2023/04/172108-1_large-e1681379262520.jpg" text:style-name="Internet_20_link" text:visited-style-name="Visited_20_Internet_20_Link">
172108-1_large-e1681379262520.jpg</text:a>
']</text:p>
      <text:p text:style-name="P4">
标签: ['MILITARY MEDIA CENTER', 'ОЛЕКСІЙ ГРОМОВ']</text:p>
      <text:p text:style-name="P4">
类别: News</text:p>
      <!--METADATA-->
      <text:p text:style-name="P4">
<draw:frame draw:style-name="fr1" draw:name="Image294" text:anchor-type="as-char" svg:width="6.9236in" svg:height="4.40924in" draw:z-index="0">
<draw:image xlink:href="../Images/AРМІЯINFORM/2023-04-13T50-00-00-04-00/172108-1_large-e1681379262520.jpg" xlink:type="simple" xlink:show="embed" xlink:actuate="onLoad" draw:mime-type="image/jpeg"/>
</draw:frame>
关于这一点(https://www.youtube.com/watch?v=GoSlPfTUkLo)在军事媒体中心的乌克兰安全和国防军的简报中。</text:p>
      <ul>
        <li>
今天，巴赫穆特的方向仍然是敌人，对手在巴赫穆特中部的进攻行动以及在Bogdanivka和Ivanivske定居下的统治中预定了进攻性行动，以实现一半和南方城市的目的。 为了增强敌人部队和手段的一部分Avdiivsky方向的Bakhmutaz地区的进攻潜力。 Alexei Gromov说，每天在巴赫穆特(Bakhmut)，敌人每天进行40到50次进攻风暴的尝试。</li>
      </ul>
      <text:p text:style-name="P4">
据他介绍，俄罗斯联邦的军事政治领导人无力造成人员损失：</text:p>
      <ul>
        <li>
是的，只有在过去的两周内，在巴赫穆特地区，敌人被近4500名“瓦格纳主义者”和俄罗斯联邦武装部队的军事人员丧生并受伤。 在俄罗斯镇部队的某些部门中，动员的军人被大规模拒绝在积极的战斗中被开除。 据指出，该命令是由残酷的，非法的屠杀对拒绝的。 特别是，它们被种植在坑中以实现心理和身体压力。 以及最叛逆的酷刑。</li>
      </ul>
      <text:p text:style-name="P4">
News Source: <text:a xlink:type="simple" xlink:href="https://armyinform.com.ua/2023/04/13/za-dva-tyzhni-v-rajoni-bahmuta-vorog-vtratyv-vbytymy-ta-poranenymy-majzhe-4500-osib/" text:style-name="Internet_20_link" text:visited-style-name="Visited_20_Internet_20_Link">
https://armyinform.com.ua/2023/04/13/za-dva-tyzhni-v-rajoni-bahmuta-vorog-vtratyv-vbytymy-ta-poranenymy-majzhe-4500-osib/</text:a>
</text:p>
      <!--NEWS-->
      <text:h text:style-name="P10" text:outline-level="1">
<text:span text:style-name="T4">
进攻后卫的第九旅是宪章</text:span>
</text:h>
      <text:p text:style-name="P4">
作者: ['Володимир Поліщук']</text:p>
      <text:p text:style-name="P4">
时间: 2023-04-13T51:00:00-04:00</text:p>
      <text:p text:style-name="P4">
描述: Tzheogo Tizhnya向“ Guard Nashtupu”旅的突击队，一个旅 - “ Hartisyya”。乌克兰与俄罗斯，俄罗斯，俄罗斯，俄罗斯和俄罗斯之间的战争是在2022年与乌克兰的战争时，是否会在不久的将来与乌克兰进行战争，与乌克兰与乌克兰的战争，今天的乌克兰新闻，乌克兰的新闻，乌克兰新闻。俄罗斯的乌克兰媒体</text:p>
      <text:p text:style-name="P4">
图片: ['<text:a xlink:type="simple" xlink:href="https://armyinform.com.ua/wp-content/uploads/2023/04/gvardiya-nastupu-3.jpg" text:style-name="Internet_20_link" text:visited-style-name="Visited_20_Internet_20_Link">
gvardiya-nastupu-3.jpg</text:a>
']</text:p>
      <text:p text:style-name="P4">
标签: ['MILITARY MEDIA CENTER', 'БРИФІНГ', 'ГВАРДІЇ НАСТУПУ', 'МИКОЛА УРШАЛОВИЧ', 'НАЦГВАРДІЯ', 'ХАРТІЯ']</text:p>
      <text:p text:style-name="P4">
类别: News</text:p>
      <!--METADATA-->
      <text:p text:style-name="P4">
<draw:frame draw:style-name="fr1" draw:name="Image295" text:anchor-type="as-char" svg:width="6.9236in" svg:height="4.615733in" draw:z-index="0">
<draw:image xlink:href="../Images/AРМІЯINFORM/2023-04-13T51-00-00-04-00/gvardiya-nastupu-3.jpg" xlink:type="simple" xlink:show="embed" xlink:actuate="onLoad" draw:mime-type="image/jpeg"/>
</draw:frame>
本周，另一个旅 - “宪章”  - 被添加到了进攻后卫的突击旅中。 作为进攻卫队和乌克兰危险卫队第7旅的一部分，该旅将是第9旅。</text:p>
      <text:p text:style-name="P4">
关于这在军事媒体中心的简报中<text:a xlink:type="simple" xlink:href="https://armyinform.com.ua/2023/04/13/bryfing-predstavnykiv-syl-bezpeky-ta-oborony-ukrayiny-u-military-media-center-4/" text:style-name="Internet_20_link" text:visited-style-name="Visited_20_Internet_20_Link">
报告</text:a>
Mykola Urshalovych上校，副董事行政管理行政管理局主要局长。</text:p>
      <ul>
        <li>
这是哈尔基夫社区志愿者形成的战斗机的基础。 在大规模入侵《宪章》之后，《宪章》使高度专业的万事盛装公民团结起来，他们试图帮助我们的军队承受敌人，以赋予俄罗斯军队占领我们的国家。 冈布斯基(Slobozhansky)的反对性，在2022年4月，在2022年4月的形式之后，其战斗人员参加了哈尔基夫地区的俄罗斯洛佐瓦村。</li>
      </ul>
      <text:p text:style-name="P4">
陆军<text:a xlink:type="simple" xlink:href="https://armyinform.com.ua/2023/04/06/ponad-20-tysyach-dobrovolcziv-podaly-zayavky-na-vstup-do-gvardiyi-nastupu/" text:style-name="Internet_20_link" text:visited-style-name="Visited_20_Internet_20_Link">
写</text:a>
作为NSU旅的一部分，想参加乌克兰从“俄罗斯人”中解放的预处理已经获得了超过20,000多个上诉。</text:p>
      <text:p text:style-name="P4">
Urshalovich上校指出，该宪章的招募已经开始，该申请可以在进攻卫队的网站或CNAP的网站上提交。</text:p>
      <text:p text:style-name="P4">
News Source: <text:a xlink:type="simple" xlink:href="https://armyinform.com.ua/2023/04/13/devyatoyu-brygadoyu-u-skladi-gvardiyi-nastupu-stala-hartiya/" text:style-name="Internet_20_link" text:visited-style-name="Visited_20_Internet_20_Link">
https://armyinform.com.ua/2023/04/13/devyatoyu-brygadoyu-u-skladi-gvardiyi-nastupu-stala-hartiya/</text:a>
</text:p>
      <!--NEWS-->
      <text:h text:style-name="P10" text:outline-level="1">
<text:span text:style-name="T4">
占领者通过可能的武装部队和取消的休假感到沮丧 - 格罗莫夫将军</text:span>
</text:h>
      <text:p text:style-name="P4">
作者: ['Яна Задубінна']</text:p>
      <text:p text:style-name="P4">
时间: 2023-04-13T52:00:00-04:00</text:p>
      <text:p text:style-name="P4">
描述: 在Metia Vida的Limanskoye上，在行政CORDON LUHANSKOE CORDON上...与乌克兰2022年的战争，与乌克兰与乌克兰的最新新闻战争，今天与乌克兰2022年的新闻战争，乌克兰和俄罗斯之间以及战争之间会发生战争他们在2022年与乌克兰有一年</text:p>
      <text:p text:style-name="P4">
图片: ['<text:a xlink:type="simple" xlink:href="https://armyinform.com.ua/wp-content/uploads/2023/04/photo_2023-04-13_12-46-42.jpg" text:style-name="Internet_20_link" text:visited-style-name="Visited_20_Internet_20_Link">
photo_2023-04-13_12-46-42.jpg</text:a>
']</text:p>
      <text:p text:style-name="P4">
标签: ['MILITARY MEDIA CENTER', 'ВТОРГНЕННЯ РФ', 'ЛИМАНСЬКИЙ НАПРЯМОК', 'ОЛЕКСІЙ ГРОМОВ']</text:p>
      <text:p text:style-name="P4">
类别: News</text:p>
      <!--METADATA-->
      <text:p text:style-name="P4">
<draw:frame draw:style-name="fr1" draw:name="Image296" text:anchor-type="as-char" svg:width="6.9236in" svg:height="4.615733in" draw:z-index="0">
<draw:image xlink:href="../Images/AРМІЯINFORM/2023-04-13T52-00-00-04-00/photo_2023-04-13_12-46-42.jpg" xlink:type="simple" xlink:show="embed" xlink:actuate="onLoad" draw:mime-type="image/jpeg"/>
</draw:frame>
Alexei Gromov。 Photodmitry Yurchenko</text:p>
      <text:p text:style-name="P4">
在莱曼方向上，为了进入卢甘斯克地区的行政边界，敌人继续进攻行动，并试图在Makeevka-Torsky以及IzsereBryanskyanskykysky的右岸右岸取代我们的我们的我们的我们的我们的我们的我们林业。</text:p>
      <text:p text:style-name="P4">
关于<text:a xlink:type="simple" xlink:href="https://www.youtube.com/watch" text:style-name="Internet_20_link" text:visited-style-name="Visited_20_Internet_20_Link">
简报</text:a>
乌克兰布莱德纳将军Oleksigromov的武装部队总裁副总裁副总裁副总裁强调了Vmilitary Media Center。</text:p>
      <text:p text:style-name="P4">
敌人还增加了在我们部队的职位上使用手术时的和陆军航空的使用。 为了加强俄罗斯占领沃夫斯克在指定方向上的分组，电动塔尔蒂利亚单位的转移，脱离的“酒吧”的人员以及其他空气智能车辆的记录。</text:p>
      <text:p text:style-name="P4">
“由于乌克兰武装部队可能会攻击，俄罗斯联邦的军事人员可能会遭受休假的武装进攻。 他们在电话交谈中抱怨只有自动机器是武装的，如果我们的部队使用重型工程，则无法保持职位。 同样，根据俄罗斯占领部队的命令，在这个方向上可以通过节省的物资记录。”</text:p>
      <text:p text:style-name="P4">
News Source: <text:a xlink:type="simple" xlink:href="https://armyinform.com.ua/2023/04/13/okupanty-depresuyut-cherez-mozhlyvyj-nastup-zsu-ta-skasovanu-vidpustku-brygadnyj-general-gromov/" text:style-name="Internet_20_link" text:visited-style-name="Visited_20_Internet_20_Link">
https://armyinform.com.ua/2023/04/13/okupanty-depresuyut-cherez-mozhlyvyj-nastup-zsu-ta-skasovanu-vidpustku-brygadnyj-general-gromov/</text:a>
</text:p>
      <!--NEWS-->
      <text:h text:style-name="P10" text:outline-level="1">
<text:span text:style-name="T4">
对于世界来说，重要的是，俄罗斯联邦对所有罪行都是国际刑事责任 - 安娜·马利亚（Anna Malyar）</text:span>
</text:h>
      <text:p text:style-name="P4">
作者: ['АРМІЯINFORM']</text:p>
      <text:p text:style-name="P4">
时间: 2023-04-13T53:00:00-04:00</text:p>
      <text:p text:style-name="P4">
描述: 乌克兰人被苏达尼的许多索多维奇人烧焦，在我们的……与乌克兰2022年的战争中，与乌克兰与乌克兰的战争今天上次与乌克兰的最新新闻，今天与乌克兰2022年的新闻战争，乌克兰和俄罗斯之间的战争将会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3/1-75.jpg" text:style-name="Internet_20_link" text:visited-style-name="Visited_20_Internet_20_Link">
1-75.jpg</text:a>
']</text:p>
      <text:p text:style-name="P4">
标签: ['MILITARY MEDIA CENTER', 'БРИФІНГ', 'ГАННА МАЛЯР']</text:p>
      <text:p text:style-name="P4">
类别: News</text:p>
      <!--METADATA-->
      <text:p text:style-name="P4">
<draw:frame draw:style-name="fr1" draw:name="Image297" text:anchor-type="as-char" svg:width="6.9236in" svg:height="3.894525in" draw:z-index="0">
<draw:image xlink:href="../Images/AРМІЯINFORM/2023-04-13T53-00-00-04-00/1-75.jpg" xlink:type="simple" xlink:show="embed" xlink:actuate="onLoad" draw:mime-type="image/jpeg"/>
</draw:frame>
乌克兰应该利用国际法院的机会，因为俄罗斯首次不是乌克兰国家第一次被摧毁。 同样重要的是，俄罗斯联邦对在我们的领土上的无所不能承担国际刑事责任。</text:p>
      <text:p text:style-name="P4">
关于<text:a xlink:type="simple" xlink:href="https://armyinform.com.ua/2023/04/13/bryfing-predstavnykiv-syl-bezpeky-ta-oborony-ukrayiny-u-military-media-center-4/" text:style-name="Internet_20_link" text:visited-style-name="Visited_20_Internet_20_Link">
简报</text:a>
乌克兰国防部副部长安娜·马里亚尔(Anna Malyar)表示，维米利特媒体中心说。</text:p>
      <text:p text:style-name="P4">
该宪章规定了遵守国际法院管辖权的四项罪行：战争罪，侵犯人类罪，侵略和种族灭绝。</text:p>
      <text:p text:style-name="P4">
“但是第一个和关键犯罪是侵略。 所有其他犯罪都是抑郁症的衍生物。 而且，以鲁斯索·乌克兰战争为例，世界必须意识到，在此之前创建的所有工具以抵消此类战争都没有起作用。” Anna Malyar说。</text:p>
      <text:p text:style-name="P4">
她回忆说，自从世界上纽伦堡的进程以来，没有侵略的判决，在不断战争的情况下一直宣布。</text:p>
      <text:p text:style-name="P4">
“因此，俄罗斯 - 乌克兰战争应该成为惩罚世界上这种困难，国际主义者，尤其是种族灭绝，战争罪和危害人类罪的政治意愿的重点。 对于所有其他侵略者来说，它是一种可能与普京相同的侵略者的工具。 如果他和俄罗斯没有受到惩罚，那么它将解决所有其他人。”乌克兰国防部副部长强调。</text:p>
      <text:p text:style-name="P4">
News Source: <text:a xlink:type="simple" xlink:href="https://armyinform.com.ua/2023/04/13/dlya-svitu-vazhlyvo-shhoby-rf-ponesla-mizhnarodnu-kryminalnu-vidpovidalnist-za-vsi-zlochyny-ganna-malyar/" text:style-name="Internet_20_link" text:visited-style-name="Visited_20_Internet_20_Link">
https://armyinform.com.ua/2023/04/13/dlya-svitu-vazhlyvo-shhoby-rf-ponesla-mizhnarodnu-kryminalnu-vidpovidalnist-za-vsi-zlochyny-ganna-malyar/</text:a>
</text:p>
      <!--NEWS-->
      <text:h text:style-name="P10" text:outline-level="1">
<text:span text:style-name="T4">
在乌克兰，介绍了电影“勇士”：我们的捍卫者的故事</text:span>
</text:h>
      <text:p text:style-name="P4">
作者: ['Валентина Вілюра']</text:p>
      <text:p text:style-name="P4">
时间: 2023-04-13T54:00:00-04:00</text:p>
      <text:p text:style-name="P4">
描述: 在MEGOGO的MEDASHESS上，这是电影“ Wonya”的主要未成年人。 TSE Pers ...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4/2023_04_07_34acb288175c8d13.jpg" text:style-name="Internet_20_link" text:visited-style-name="Visited_20_Internet_20_Link">
2023_04_07_34acb288175c8d13.jpg</text:a>
', '<text:a xlink:type="simple" xlink:href="https://armyinform.com.ua/wp-content/uploads/2023/04/photo_5314801074663703868_y.jpg" text:style-name="Internet_20_link" text:visited-style-name="Visited_20_Internet_20_Link">
photo_5314801074663703868_y.jpg</text:a>
']</text:p>
      <text:p text:style-name="P4">
标签: ['ВТОРГНЕННЯ РФ', 'ПРЕЗЕНТАЦІЯ ФІЛЬМУ', 'УКРАЇНСЬКИЙ НАРОД НЕПЕРЕМОЖНИЙ']</text:p>
      <text:p text:style-name="P4">
类别: News</text:p>
      <!--METADATA-->
      <text:p text:style-name="P4">
<draw:frame draw:style-name="fr1" draw:name="Image298" text:anchor-type="as-char" svg:width="6.9236in" svg:height="4.017298in" draw:z-index="0">
<draw:image xlink:href="../Images/AРМІЯINFORM/2023-04-13T54-00-00-04-00/2023_04_07_34acb288175c8d13.jpg" xlink:type="simple" xlink:show="embed" xlink:actuate="onLoad" draw:mime-type="image/jpeg"/>
</draw:frame>
最近，媒体媒体媒体“勇士”的媒体经验发生了。 这是纪录片中工作室的第一个项目。 这部电影由6个单元组成，讲述了军事的工作，到2022年2月24日，马洛迪亚专业，但不仅掌握了军事事务，但在战斗任务上表现出很高的成果，并在最热的地方服役。</text:p>
      <text:p text:style-name="P4">
Megogo Originals时间表访问了Kharkiv，Kherson和Donetsk地区，包括Bakhmut市。 多亏了这个团队，战斗人员的纪录片人员设法占领了。 在安装过程中，还使用了英雄和开源材料的档案视频。</text:p>
      <text:p text:style-name="P4">
“随着一场大规模战争的开始，我们被迫加大所有娱乐项目的生产，并且最有机地集中了不利的项目。 “战士”周期的任务是讲述防御者的故事，我们今天可以生活和工作。 在我们看来，乌克兰的历史是写的，我们想捕捉并展示一些创作这个故事的人的命运。 Megogo的目的是看电影尽可能多的乌克兰人，我们的战士感到他们需要的支持，钦佩和感激之情。”  -  Megogo通讯员Maria Panchenko说。</text:p>
      <text:p text:style-name="P4">
<draw:frame draw:style-name="fr1" draw:name="Image299" text:anchor-type="as-char" svg:width="6.9236in" svg:height="3.894525in" draw:z-index="0">
<draw:image xlink:href="../Images/AРМІЯINFORM/2023-04-13T54-00-00-04-00/photo_5314801074663703868_y.jpg" xlink:type="simple" xlink:show="embed" xlink:actuate="onLoad" draw:mime-type="image/jpeg"/>
</draw:frame>
在武装部队不同部队的衬里保护乌克兰的每个部分的地块的中心。 他们分享了当今前所未有的事件，对平民生活的坦率回忆以及对未来的梦想。</text:p>
      <text:p text:style-name="P4">
电影“勇士”的每个英雄都展示了乌克兰人的斗争，精神的力量，寒冷的思想和对胜利的信念：</text:p>
      <text:p text:style-name="P4">
·前导演的第一部分丹尼斯·弗拉森科(Denis Vlasenko)的主角住在戈斯托梅尔(Gostomel)。 他的战争抓住了第一个。 他以家庭的巧妙排队 - 两个儿子和妻子，然后回到警察的行列。</text:p>
      <text:p text:style-name="P4">
·第二部分的主要特征是带有呼号“生产者”的Serge Kolya服务员。 从军事侵略的第一天开始，他加入了武装部队，后来组织了“文化空降”部队，许多创造力的人进入了该部队。</text:p>
      <text:p text:style-name="P4">
·在第三部分亚历山大·胆量(Alexander Guts)情节的中心，呼叫标志“球”。 Oleksandr企业家。 在炮兵的支持下，他和他的部队是炮兵传奇的调节器，摧毁了数十个敌对的设备。·第五部分的主要特征是带有呼号“装甲”的特殊单位的战斗机。 IT项目经理在战前工作。 从与阿维特人的两个最好的朋友战争的头几天开始，“装甲”就站起来捍卫乌克兰。</text:p>
      <text:p text:style-name="P4">
·在第六部分中，该情节建立在Tri Fighters的故事上，这是Donbass的任务。</text:p>
      <text:p text:style-name="P4">
每个部分的持续时间约为40分钟。 您可以在4月7日的Megogo Media Varvis上与Denis Vlasenko一起查看“士兵”的第一部分。 磁带的新部分将出现在每周的服务中。</text:p>
      <text:p text:style-name="P4">
News Source: <text:a xlink:type="simple" xlink:href="https://armyinform.com.ua/2023/04/13/v-ukrayini-prezentuvaly-film-voyiny-istoriyi-nashyh-zahysnykiv/" text:style-name="Internet_20_link" text:visited-style-name="Visited_20_Internet_20_Link">
https://armyinform.com.ua/2023/04/13/v-ukrayini-prezentuvaly-film-voyiny-istoriyi-nashyh-zahysnykiv/</text:a>
</text:p>
      <!--NEWS-->
      <text:h text:style-name="P10" text:outline-level="1">
<text:span text:style-name="T4">
在当值的黑海中的敌人船只中，有一架有翼的导弹载体“口径”</text:span>
</text:h>
      <text:p text:style-name="P4">
作者: ['АРМІЯINFORM']</text:p>
      <text:p text:style-name="P4">
时间: 2023-04-13T55:00:00-04:00</text:p>
      <text:p text:style-name="P4">
描述: 阿佐夫斯基（Azovsky）乔尼（Chorny）水域中的13个kvitry村庄在战斗中得分...与乌克兰2022年的战争，与乌克兰与乌克兰的最新新闻，今天与乌克兰的新闻战争，乌克兰2022年的新闻战，将于今天进行战争，乌克兰与乌克兰之间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4/12-5.jpg" text:style-name="Internet_20_link" text:visited-style-name="Visited_20_Internet_20_Link">
12-5.jpg</text:a>
']</text:p>
      <text:p text:style-name="P4">
标签: ['STOPRUSSIA', 'АГРЕСІЯ РФ', 'ВМС ЗС УКРАЇНИ']</text:p>
      <text:p text:style-name="P4">
类别: News</text:p>
      <!--METADATA-->
      <text:p text:style-name="P4">
<draw:frame draw:style-name="fr1" draw:name="Image300" text:anchor-type="as-char" svg:width="6.9236in" svg:height="4.615733in" draw:z-index="0">
<draw:image xlink:href="../Images/AРМІЯINFORM/2023-04-13T55-00-00-04-00/raketa-kalibr-pusk-chorne-more.jpg" xlink:type="simple" xlink:show="embed" xlink:actuate="onLoad" draw:mime-type="image/jpeg"/>
</draw:frame>
说明性照片</text:p>
      <text:p text:style-name="P4">
截至4月13日，黑色，阿佐夫和地中海的水域中有13艘敌方船只，其中5艘是喀布拉赫特的“口径”载体。 总齐射为40枚火箭。</text:p>
      <text:p text:style-name="P4">
这在[消息]中说明了(https://www.facebook.com/navy.mil.gov.ua/posts/pfbid02KDXEGqTd15LH3EGsSRgsSusvFTCiDCuyZ8XniVEdtxFpRRskFpeyy8jGctTzVc8Ll)乌克兰武装部队海军的指挥。</text:p>
      <text:p text:style-name="P4">
其中：</text:p>
      <text:p text:style-name="P4">
<text:span text:style-name="T5">
黑海有4艘敌船，包括1枚马车导弹，总凌空是4枚火箭。 </text:span>
在亚齐夫的海洋中，敌人继续控制海洋通讯，负责1艘船； *在地中海-8艘敌方船上，其中4架载有翼的导弹的载体，射手总数为36枚火箭。</text:p>
      <text:p text:style-name="P4">
在白天，为了俄罗斯联邦的利益，制造了凯奇 - 元海峡的通过：</text:p>
      <text:p text:style-name="P4">
Bosphorus Strait继续前往Azov Sea的27艘船，其中8艘船继续；</text:p>
      <text:p text:style-name="P4">
到黑海 -  26艘船，其中6艘是由沿管道刺圈方向的交通延续的；</text:p>
      <text:p text:style-name="P4">
俄罗斯联邦继续违反《 1974年海洋保护人类生命的国际公约》。(Solas)通过关闭自动识别系统(AIS)，纳粹船只在亚佐夫海。</text:p>
      <text:p text:style-name="P4">
<draw:frame draw:style-name="fr1" draw:name="Image301" text:anchor-type="as-char" svg:width="6.9236in" svg:height="6.154311in" draw:z-index="0">
<draw:image xlink:href="../Images/AРМІЯINFORM/2023-04-13T55-00-00-04-00/12-5.jpg" xlink:type="simple" xlink:show="embed" xlink:actuate="onLoad" draw:mime-type="image/jpeg"/>
</draw:frame>
</text:p>
      <text:p text:style-name="P4">
News Source: <text:a xlink:type="simple" xlink:href="https://armyinform.com.ua/2023/04/13/u-korabelnomu-ugrupovanni-protyvnyka-v-chornomu-mori-na-cherguvanni-zalyshyvsya-odyn-nosij-krylatyh-raket-kalibr/" text:style-name="Internet_20_link" text:visited-style-name="Visited_20_Internet_20_Link">
https://armyinform.com.ua/2023/04/13/u-korabelnomu-ugrupovanni-protyvnyka-v-chornomu-mori-na-cherguvanni-zalyshyvsya-odyn-nosij-krylatyh-raket-kalibr/</text:a>
</text:p>
      <!--NEWS-->
      <text:h text:style-name="P10" text:outline-level="1">
<text:span text:style-name="T4">
敌人必须在30年前安德烈·鲁迪克（Andrey Rudyk）“现代化” Shahd 136接力赛</text:span>
</text:h>
      <text:p text:style-name="P4">
作者: ['Олег Мащенко']</text:p>
      <text:p text:style-name="P4">
时间: 2023-04-13T56:00:00-04:00</text:p>
      <text:p text:style-name="P4">
描述: RF RF NINE的“ Importosamine”将在同一细节的Rimmers中……与乌克兰2022年的战争，与乌克兰的最新新闻，今天与乌克兰2022年的新闻战争，今天，乌克兰将在乌克兰之间进行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5f6a3284-scaled.jpg" text:style-name="Internet_20_link" text:visited-style-name="Visited_20_Internet_20_Link">
5f6a3284-scaled.jpg</text:a>
']</text:p>
      <text:p text:style-name="P4">
标签: ['STOPRUSSIA', 'АГРЕСІЯ РФ', 'ДУТА ВЕЛИЧ РОСАРМІЇ']</text:p>
      <text:p text:style-name="P4">
类别: News</text:p>
      <!--METADATA-->
      <text:p text:style-name="P4">
<draw:frame draw:style-name="fr1" draw:name="Image302" text:anchor-type="as-char" svg:width="6.9236in" svg:height="4.615733in" draw:z-index="0">
<draw:image xlink:href="../Images/AРМІЯINFORM/2023-04-13T56-00-00-04-00/5f6a3284-scaled.jpg" xlink:type="simple" xlink:show="embed" xlink:actuate="onLoad" draw:mime-type="image/jpeg"/>
</draw:frame>
现在，俄罗斯安全局的“进口替代”现在仍然处于备件的各个部分的水平，但在克里姆林宫的宣传层面上。 在无人驾驶汽车的生产和现代化中尤其如此。 在军事媒体中心的简报中，乌克兰武装部队安德里·鲁迪克(Andriy Rudyk)的热带透视武器和军事设备的代表说，它“结合了”分散的伊朗哈德136和较不著名的俄罗斯Zala 421421 -16e。</text:p>
      <text:p text:style-name="P4">
_ **参考。</text:p>
      <text:p text:style-name="P4">
Zala 421-16E是一款侦察无人机，侵略者将枪支命名为我们士兵的位置。</text:p>
      <ul>
        <li>
这是两个完全不同的无人机。 它们中几乎没有共同点 - 不同的建筑物，引擎类型，功能。 我们的研究表明，最后一个SHAHD 136和Zala 421-16E具有许多“修改”，证明了俄罗斯麦克风在行业中的建设性退化和重大问题，无人驾驶飞机的现代化和维护，-Andrei Rudyk IS IS-Andrei Rudyk IS告诉。  - 与芯片和筹码不同，俄罗斯联邦能够自行生产简单的零件 - 晶体管，谐振器，电阻和继电器。 他们的生产技术已经从苏联继承了很长时间。 但是，毕竟，侵略者国家在此级别面临问题。 在对伊朗沉船后来标本的研究过程中，Shahd 136揭示了30年前无俄罗斯收据的接力。 同样雄辩的事实是，敌人必须通过添加此细节来“现代化”伊朗飞机。</li>
      </ul>
      <text:p text:style-name="P4">
News Source: <text:a xlink:type="simple" xlink:href="https://armyinform.com.ua/2023/04/13/vorogu-dovelosya-modernizuvaty-shahed-136-rele-30-richnoyi-davnosti-andrij-rudyk/" text:style-name="Internet_20_link" text:visited-style-name="Visited_20_Internet_20_Link">
https://armyinform.com.ua/2023/04/13/vorogu-dovelosya-modernizuvaty-shahed-136-rele-30-richnoyi-davnosti-andrij-rudyk/</text:a>
</text:p>
      <!--NEWS-->
      <text:h text:style-name="P10" text:outline-level="1">
<text:span text:style-name="T4">
SCO展示了如何“烧毁俄罗斯的居民”</text:span>
</text:h>
      <text:p text:style-name="P4">
作者: ['АРМІЯINFORM']</text:p>
      <text:p text:style-name="P4">
时间: 2023-04-13T57:00:00-04:00</text:p>
      <text:p text:style-name="P4">
描述: 国防部“ Himarsov”的力量立刻发光了一个脂肪。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4/fofik6gxoaco1bq-kopiya.jpg" text:style-name="Internet_20_link" text:visited-style-name="Visited_20_Internet_20_Link">
fofik6gxoaco1bq-kopiya.jpg</text:a>
']</text:p>
      <text:p text:style-name="P4">
标签: ['STOPRUSSIA', 'АГРЕСІЯ РФ', 'КОМАНДУВАННЯ ССО']</text:p>
      <text:p text:style-name="P4">
类别: News</text:p>
      <!--METADATA-->
      <text:p text:style-name="P4">
<draw:frame draw:style-name="fr1" draw:name="Image303" text:anchor-type="as-char" svg:width="6.9236in" svg:height="3.802664in" draw:z-index="0">
<draw:image xlink:href="../Images/AРМІЯINFORM/2023-04-13T57-00-00-04-00/fofik6gxoaco1bq-kopiya.jpg" xlink:type="simple" xlink:show="embed" xlink:actuate="onLoad" draw:mime-type="image/jpeg"/>
</draw:frame>
说明性照片</text:p>
      <text:p text:style-name="P4">
SCO与国防部队“ Himars”另一个脂肪目标是”。</text:p>
      <text:p text:style-name="P4">
关于它<text:a xlink:type="simple" xlink:href="https://www.facebook.com/usofcom/videos/6814318431931223/" text:style-name="Internet_20_link" text:visited-style-name="Visited_20_Internet_20_Link">
报告</text:a>
SCO命令。</text:p>
      <text:p text:style-name="P4">
在顿涅茨克(Donetsk)的方向上，乌克兰SCO的运营商以及国防部队的单位进行了一系列措施，在此期间，他们揭示了R-330G“居民”障碍物站的自动化站的位置。 车站离碰撞还很远。</text:p>
      <text:p text:style-name="P4">
这些坐标迅速移交给了一个非常了解其工作的导弹和炮兵部队的兄弟。</text:p>
      <text:p text:style-name="P4">
News Source: <text:a xlink:type="simple" xlink:href="https://armyinform.com.ua/2023/04/13/sso-pokazaly-yak-zgoriv-na-roboti-rosijskyj-zhytel/" text:style-name="Internet_20_link" text:visited-style-name="Visited_20_Internet_20_Link">
https://armyinform.com.ua/2023/04/13/sso-pokazaly-yak-zgoriv-na-roboti-rosijskyj-zhytel/</text:a>
</text:p>
      <!--NEWS-->
      <text:h text:style-name="P10" text:outline-level="1">
<text:span text:style-name="T4">
在俄罗斯联邦无人机的生产中，它隐藏了其对外国组成部分的依赖</text:span>
</text:h>
      <text:p text:style-name="P4">
作者: ['Олег Мащенко']</text:p>
      <text:p text:style-name="P4">
时间: 2023-04-13T58:00:00-04:00</text:p>
      <text:p text:style-name="P4">
描述: 关于在军事媒体中心的Pid Hour Briff，Doslisjen Center的代表...与乌克兰2022年的战争，与乌克兰与乌克兰的最新新闻，今天与乌克兰2022年的新闻战争，乌克兰和俄罗斯，俄罗斯，俄罗斯，俄罗斯和俄罗斯之间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5f6a2756-scaled.jpg" text:style-name="Internet_20_link" text:visited-style-name="Visited_20_Internet_20_Link">
5f6a2756-scaled.jpg</text:a>
', '<text:a xlink:type="simple" xlink:href="https://armyinform.com.ua/wp-content/uploads/2023/04/5f6a2748-150x150.jpg" text:style-name="Internet_20_link" text:visited-style-name="Visited_20_Internet_20_Link">
5f6a2748-150x150.jpg</text:a>
', '<text:a xlink:type="simple" xlink:href="https://armyinform.com.ua/wp-content/uploads/2023/04/5f6a2751-150x150.jpg" text:style-name="Internet_20_link" text:visited-style-name="Visited_20_Internet_20_Link">
5f6a2751-150x150.jpg</text:a>
', '<text:a xlink:type="simple" xlink:href="https://armyinform.com.ua/wp-content/uploads/2023/04/5f6a2758-150x150.jpg" text:style-name="Internet_20_link" text:visited-style-name="Visited_20_Internet_20_Link">
5f6a2758-150x150.jpg</text:a>
', '<text:a xlink:type="simple" xlink:href="https://armyinform.com.ua/wp-content/uploads/2023/04/5f6a2775-150x150.jpg" text:style-name="Internet_20_link" text:visited-style-name="Visited_20_Internet_20_Link">
5f6a2775-150x150.jpg</text:a>
']</text:p>
      <text:p text:style-name="P4">
标签: ['STOPRUSSIA', 'АГРЕСІЯ РФ', 'КРАХ РОСІЙСЬКОЇ ЕКОНОМІКИ']</text:p>
      <text:p text:style-name="P4">
类别: News</text:p>
      <!--METADATA-->
      <text:p text:style-name="P4">
<draw:frame draw:style-name="fr1" draw:name="Image304" text:anchor-type="as-char" svg:width="6.9236in" svg:height="4.615733in" draw:z-index="0">
<draw:image xlink:href="../Images/AРМІЯINFORM/2023-04-13T58-00-00-04-00/5f6a2756-scaled.jpg" xlink:type="simple" xlink:show="embed" xlink:actuate="onLoad" draw:mime-type="image/jpeg"/>
</draw:frame>
在_ [简报]期间(https://armyinform.com.ua/2023/04/13/bryfing-predstavnykiv-czentru-doslidzhen-trofejnogo-ta-perspektyvnogo-ozbroyennya-ta-vijskovoyi-tehniky/)_ _ <text:a xlink:type="simple" xlink:href="https://t.me/militarymediacenter/1675" text:style-name="Internet_20_link" text:visited-style-name="Visited_20_Internet_20_Link">
军事媒体中心</text:a>
_报道了乌克兰安德里·鲁迪克(Andriy Rudyk)武装部队的奖杯和潜在武器和军事技术总部的中央调查代表。</text:p>
      <ul>
        <li>
除了来自无人机Shahd 136的俄罗斯“操纵”外，还发现伊朗停止否认他参与他的参与。 俄罗斯联合会不仅从武器的命名逻辑中选择了“ geran-2”这个名字，而且还出于掩盖和发行其发展的范围。 应当记得，故意隐藏了TSY无人机各个部分的伊朗起源。 但是，近几个月来，情况发生了变化。”该官员说。</li>
      </ul>
      <text:p text:style-name="P4">
活动期间的现在显示了一张超级标签的Mado Company的照片 - 第一个类似情况。</text:p>
      <ul>
        <li>
          <text:p text:style-name="P4">
除了“新”继电器之外，在UAV SHAHD 136所谓的GSM横向中发现的中心军人。 该设备的主要功能是接受和传输3G，4G GSM标准通道。 事实证明，其中没有俄罗斯人 - 没有芯片或芯片。 即使没有俄罗斯标记。 此类设备也没有传统的“品牌”设备。 因此，准备了这种设备并迅速安装的结论。 尽管中央微处理器的标记被完全破坏，因此未建立起源。 但是，我们可以说这不是俄罗斯的生产， - 安德烈·鲁迪克(Andrei Rudyk)说。</text:p>
        </li>
        <li>
          <text:p text:style-name="P4">
您可以在Zala 421-16e中看到一些外国组件。 该处理器，RAM，Internet商业和音频控制器的CODEK，全球导航卫星卫星接收器，空气价值传感器，气压高仪表惯性导航系统等等。 值得注意的是，这些组件中的每一个都不是新的。 在进入这架无人机之前，它们可能会在某个地方使用。浪子事实证明了在两种修改中发现的说话者的话。 首先，原则上，俄罗斯麦克风无法提供自己的无人机生产和维护的完整周期。 不仅基本组成部分，甚至最新的“修改”也是外国起源。 很明显，俄罗斯麦克风在生产Bplass的产生中取决于外国组件。</text:p>
        </li>
      </ul>
      <text:p text:style-name="P4">
<text:a xlink:type="simple" xlink:href="https://armyinform.com.ua/wp-content/uploads/2023/04/5f6a2748-scaled.jpg" text:style-name="Internet_20_link" text:visited-style-name="Visited_20_Internet_20_Link">
!(Images/AРМІЯINFORM/2023-04-13T58-00-00-04-00/5f6a2748-150x150.jpg)</text:a>
</text:p>
      <text:p text:style-name="P4">
<text:a xlink:type="simple" xlink:href="https://armyinform.com.ua/wp-content/uploads/2023/04/5f6a2751-scaled.jpg" text:style-name="Internet_20_link" text:visited-style-name="Visited_20_Internet_20_Link">
<draw:frame draw:style-name="fr1" draw:name="Image305" text:anchor-type="as-char" svg:width="6.9236in" svg:height="6.9236in" draw:z-index="0">
<draw:image xlink:href="../Images/AРМІЯINFORM/2023-04-13T58-00-00-04-00/5f6a2751-150x150.jpg" xlink:type="simple" xlink:show="embed" xlink:actuate="onLoad" draw:mime-type="image/jpeg"/>
</draw:frame>
</text:a>
</text:p>
      <text:p text:style-name="P4">
<text:a xlink:type="simple" xlink:href="https://armyinform.com.ua/wp-content/uploads/2023/04/5f6a2758-scaled.jpg" text:style-name="Internet_20_link" text:visited-style-name="Visited_20_Internet_20_Link">
<draw:frame draw:style-name="fr1" draw:name="Image306" text:anchor-type="as-char" svg:width="6.9236in" svg:height="6.9236in" draw:z-index="0">
<draw:image xlink:href="../Images/AРМІЯINFORM/2023-04-13T58-00-00-04-00/5f6a2758-150x150.jpg" xlink:type="simple" xlink:show="embed" xlink:actuate="onLoad" draw:mime-type="image/jpeg"/>
</draw:frame>
</text:a>
</text:p>
      <text:p text:style-name="P4">
<text:a xlink:type="simple" xlink:href="https://armyinform.com.ua/wp-content/uploads/2023/04/5f6a2775-scaled.jpg" text:style-name="Internet_20_link" text:visited-style-name="Visited_20_Internet_20_Link">
<draw:frame draw:style-name="fr1" draw:name="Image307" text:anchor-type="as-char" svg:width="6.9236in" svg:height="6.9236in" draw:z-index="0">
<draw:image xlink:href="../Images/AРМІЯINFORM/2023-04-13T58-00-00-04-00/5f6a2775-150x150.jpg" xlink:type="simple" xlink:show="embed" xlink:actuate="onLoad" draw:mime-type="image/jpeg"/>
</draw:frame>
</text:a>
</text:p>
      <text:p text:style-name="P4">
News Source: <text:a xlink:type="simple" xlink:href="https://armyinform.com.ua/2023/04/13/u-vyrobnycztvi-bpla-rf-pryhovuye-svoyu-zalezhnist-vid-zakordonnyh-komponentiv/" text:style-name="Internet_20_link" text:visited-style-name="Visited_20_Internet_20_Link">
https://armyinform.com.ua/2023/04/13/u-vyrobnycztvi-bpla-rf-pryhovuye-svoyu-zalezhnist-vid-zakordonnyh-komponentiv/</text:a>
</text:p>
      <!--NEWS-->
      <text:h text:style-name="P10" text:outline-level="1">
<text:span text:style-name="T4">
自2022年2月以来，俄罗斯用长距离反射导弹的至少50％的防空导弹的花费</text:span>
</text:h>
      <text:p text:style-name="P4">
作者: ['Євген Проворний']</text:p>
      <text:p text:style-name="P4">
时间: 2023-04-13T59:00:00-04:00</text:p>
      <text:p text:style-name="P4">
描述: 关于Zbroyni总参谋长的负责人主管负责人的代祷...与乌克兰2022的战争，与乌克兰的战争是今天的最新消息，与乌克兰2022的新闻战是今天的最后一场新闻，乌克兰和俄罗斯之间会发生战争，当2022年与乌克兰战争时，是否会在不久的将来与乌克兰发生战争，他们说，与乌克兰的战争，今天，乌克兰的新闻，乌克兰人，乌克兰媒体的新闻在俄罗斯</text:p>
      <text:p text:style-name="P4">
图片: ['<text:a xlink:type="simple" xlink:href="https://armyinform.com.ua/wp-content/uploads/2023/04/photo1681375240-scaled.jpeg" text:style-name="Internet_20_link" text:visited-style-name="Visited_20_Internet_20_Link">
photo1681375240-scaled.jpeg</text:a>
']</text:p>
      <text:p text:style-name="P4">
标签: ['STOPRUSSIA', 'АГРЕСІЯ РФ']</text:p>
      <text:p text:style-name="P4">
类别: News</text:p>
      <!--METADATA-->
      <text:p text:style-name="P4">
<draw:frame draw:style-name="fr1" draw:name="Image308" text:anchor-type="as-char" svg:width="6.9236in" svg:height="4.615733in" draw:z-index="0">
<draw:image xlink:href="../Images/AРМІЯINFORM/2023-04-13T59-00-00-04-00/photo1681375240-scaled.jpeg" xlink:type="simple" xlink:show="embed" xlink:actuate="onLoad" draw:mime-type="image/jpeg"/>
</draw:frame>
关于这一点(https://www.youtube.com/watch?v=GoSlPfTUkLo)在军事媒体中心的乌克兰安全和国防军的简报中。</text:p>
      <ul>
        <li>
根据可用数据的审查，今年6月，俄罗斯联邦计划开始生产Air Basex-50空军基地的战略机翼火箭，这将使克里姆林宫能够在秋天秋天激活火箭弹。 同时，根据可用信息，自2022年2月以来，她至少花费了至少8,000枚此类导弹，主要是地球阶级的远端行动半径的防空导弹储备。 Alexei Gromov说，在这种情况下，俄罗斯将无法恢复其储备金的平均任期，这可能会危害莫斯科以保护其在远东和北约国家边界的战略利益。</li>
      </ul>
      <text:p text:style-name="P4">
Dmitry Yurchenko的照片</text:p>
      <text:p text:style-name="P4">
News Source: <text:a xlink:type="simple" xlink:href="https://armyinform.com.ua/2023/04/13/z-lyutogo-2022-roku-rosiya-vytratyla-shhonajmenshe-50-svogo-zapasu-zenitnyh-raket-dalnogo-radiusa-diyi/" text:style-name="Internet_20_link" text:visited-style-name="Visited_20_Internet_20_Link">
https://armyinform.com.ua/2023/04/13/z-lyutogo-2022-roku-rosiya-vytratyla-shhonajmenshe-50-svogo-zapasu-zenitnyh-raket-dalnogo-radiusa-diyi/</text:a>
</text:p>
      <!--NEWS-->
      <text:h text:style-name="P10" text:outline-level="1">
<text:span text:style-name="T4">
俄罗斯边防部队与友谊大火消除了自己的无人机</text:span>
</text:h>
      <text:p text:style-name="P4">
作者: ['Яна Задубінна']</text:p>
      <text:p text:style-name="P4">
时间: 2023-04-13T60:00:00-04:00</text:p>
      <text:p text:style-name="P4">
描述: bєlgorodgodskiykostordonniks of Country-agresoro post-aigresoro post-aino vartimino。。。与乌克兰的战争将是不久的</text:p>
      <text:p text:style-name="P4">
图片: ['<text:a xlink:type="simple" xlink:href="https://armyinform.com.ua/wp-content/uploads/2023/04/1560689258-427.jpg" text:style-name="Internet_20_link" text:visited-style-name="Visited_20_Internet_20_Link">
1560689258-427.jpg</text:a>
']</text:p>
      <text:p text:style-name="P4">
标签: ['STOPRUSSIA', 'АГРЕСІЯ РФ']</text:p>
      <text:p text:style-name="P4">
类别: News</text:p>
      <!--METADATA-->
      <text:p text:style-name="P4">
<draw:frame draw:style-name="fr1" draw:name="Image309" text:anchor-type="as-char" svg:width="6.9236in" svg:height="3.89773in" draw:z-index="0">
<draw:image xlink:href="../Images/AРМІЯINFORM/2023-04-13T60-00-00-04-00/1560689258-427.jpg" xlink:type="simple" xlink:show="embed" xlink:actuate="onLoad" draw:mime-type="image/jpeg"/>
</draw:frame>
说明性照片</text:p>
      <text:p text:style-name="P4">
在Belgorod地区，侵略者国家的边防人员不断失去成本。 3月30日，由于俄罗斯占领部队之一的友好大火，他们摧毁了无人飞机，估计有300万卢比。</text:p>
      <text:p text:style-name="P4">
关于<text:a xlink:type="simple" xlink:href="https://www.youtube.com/watch" text:style-name="Internet_20_link" text:visited-style-name="Visited_20_Internet_20_Link">
简报</text:a>
乌克兰布莱德纳将军Oleksigromov的武装部队总裁副总裁副总裁副总裁指出了Vmilitary Media Center。</text:p>
      <ul>
        <li>
在4月5日，由于违反了建筑物的安全，爆炸和破坏的结果，现代雷达综合体“浣熊”被摧毁了，估值为1450万俄罗斯卢布， - 亚历克西·格罗莫夫(Alexei Gromov)说。</li>
      </ul>
      <text:p text:style-name="P4">
News Source: <text:a xlink:type="simple" xlink:href="https://armyinform.com.ua/2023/04/13/rosijski-prykordonnyky-druzhnim-vognem-likviduvaly-vlasnyj-bezpilotnyk/" text:style-name="Internet_20_link" text:visited-style-name="Visited_20_Internet_20_Link">
https://armyinform.com.ua/2023/04/13/rosijski-prykordonnyky-druzhnim-vognem-likviduvaly-vlasnyj-bezpilotnyk/</text:a>
</text:p>
      <!--NEWS-->
      <text:h text:style-name="P10" text:outline-level="1">
<text:span text:style-name="T4">
恰好9年前，俄罗斯军队入侵了乌克兰顿巴斯-Dmytro Kuleba</text:span>
</text:h>
      <text:p text:style-name="P4">
作者: ['Світлана Кирган']</text:p>
      <text:p text:style-name="P4">
时间: 2023-04-13T61:00:00-04:00</text:p>
      <text:p text:style-name="P4">
描述: 关于人民人民的Pershornomorskoye会议的PID小时...与乌克兰2022年的战争，与乌克兰与乌克兰的最新新闻战争，今天与乌克兰2022年的新闻战争，乌克兰和俄罗斯之间的战争将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dae203b836138ac1563d7bedc1092d8e.png" text:style-name="Internet_20_link" text:visited-style-name="Visited_20_Internet_20_Link">
dae203b836138ac1563d7bedc1092d8e.png</text:a>
']</text:p>
      <text:p text:style-name="P4">
标签: ['STOPRUSSIA', 'АГРЕСІЯ РФ', 'АТО/ООС', 'ДМИТРО КУЛЕБА']</text:p>
      <text:p text:style-name="P4">
类别: News</text:p>
      <!--METADATA-->
      <text:p text:style-name="P4">
<draw:frame draw:style-name="fr1" draw:name="Image310" text:anchor-type="as-char" svg:width="6.9236in" svg:height="4.335338in" draw:z-index="0">
<draw:image xlink:href="../Images/AРМІЯINFORM/2023-04-13T61-00-00-04-00/dae203b836138ac1563d7bedc1092d8e.png" xlink:type="simple" xlink:show="embed" xlink:actuate="onLoad" draw:mime-type="image/png"/>
</draw:frame>
说明性照片</text:p>
      <text:p text:style-name="P4">
乌克兰外交部长德米特里·库莱布(Dmitry Kuleb)在国际克里米亚平台的第一次黑海安全会议上强调了这一点。</text:p>
      <ul>
        <li>
今天，自莫斯科火箭巡洋舰造成的损害以来，已经过去了一年，该巡洋舰不久后沉入。 该活动已大大提高了海上安全性。</li>
      </ul>
      <text:p text:style-name="P4">
乌克兰外交部长指出，4月13日，乌克兰最近的周年纪念日 - 正好在9年前，俄罗斯军队入侵了乌克兰的唐巴斯。</text:p>
      <ul>
        <li>
SBU 41岁的Gennady Belichenko的队长当场去世，成为俄罗斯战争在唐巴斯的首次牺牲。 当时，乌克兰武装部队被命令避免任何战斗，因为这个想法很普遍。 但是，当您拍摄时，除了您的回应之外，别无他法。 然后，有29岁的瓦迪姆·苏哈尔夫斯基中尉公开，反映了入侵者的袭击。 这一刻在历史上倒下了。瓦迪姆·扎拉兹(Vadim Zaraz)今年38岁，他是上校。</li>
      </ul>
      <text:p text:style-name="P4">
News Source: <text:a xlink:type="simple" xlink:href="https://armyinform.com.ua/2023/04/13/rivno-9-rokiv-tomu-rosijski-vijska-vtorglysya-na-ukrayinskyj-donbas-dmytro-kuleba/" text:style-name="Internet_20_link" text:visited-style-name="Visited_20_Internet_20_Link">
https://armyinform.com.ua/2023/04/13/rivno-9-rokiv-tomu-rosijski-vijska-vtorglysya-na-ukrayinskyj-donbas-dmytro-kuleba/</text:a>
</text:p>
      <!--NEWS-->
      <text:h text:style-name="P10" text:outline-level="1">
<text:span text:style-name="T4">
每天有400多个爆炸性物品被中和</text:span>
</text:h>
      <text:p text:style-name="P4">
作者: ['АРМІЯINFORM']</text:p>
      <text:p text:style-name="P4">
时间: 2023-04-13T62:00:00-04:00</text:p>
      <text:p text:style-name="P4">
描述: 借出，第12家kvitry，pirethrichilely of Werenional警告...与乌克兰2022年的战争，与乌克兰与乌克兰的最新新闻，今天与乌克兰的新闻，乌克兰2022年上次与乌克兰的新闻战争，乌克兰和俄罗斯之间的战争以及俄罗斯之间的战争以及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4/29a5a7db791be056.jpg" text:style-name="Internet_20_link" text:visited-style-name="Visited_20_Internet_20_Link">
29a5a7db791be056.jpg</text:a>
', '<text:a xlink:type="simple" xlink:href="https://armyinform.com.ua/wp-content/uploads/2023/04/340918066_740183690916132_3338526204819790965_n.jpg" text:style-name="Internet_20_link" text:visited-style-name="Visited_20_Internet_20_Link">
340918066_740183690916132_3338526204819790965_n.jpg</text:a>
']</text:p>
      <text:p text:style-name="P4">
标签: ['STOPRUSSIA', 'АГРЕСІЯ РФ', 'ВІЙНА', 'ВТОРГНЕННЯ РФ', 'ДСНС УКРАЇНИ', 'РОЗМІНУВАННЯ']</text:p>
      <text:p text:style-name="P4">
类别: News</text:p>
      <!--METADATA-->
      <text:p text:style-name="P4">
<draw:frame draw:style-name="fr1" draw:name="Image311" text:anchor-type="as-char" svg:width="6.9236in" svg:height="3.892602in" draw:z-index="0">
<draw:image xlink:href="../Images/AРМІЯINFORM/2023-04-13T62-00-00-04-00/29a5a7db791be056.jpg" xlink:type="simple" xlink:show="embed" xlink:actuate="onLoad" draw:mime-type="image/jpeg"/>
</draw:frame>
说明性照片</text:p>
      <text:p text:style-name="P4">
<text:span text:style-name="T4">
在过去的一天，</text:span>
 <text:span text:style-name="T4">
 4月12日</text:span>
 <text:span text:style-name="T4">
，</text:span>
乌克兰紧急情况的烟火部门<text:span text:style-name="T4">
 147次</text:span>
参与完成任务。</text:p>
      <text:p text:style-name="P4">
关于它_ <text:a xlink:type="simple" xlink:href="https://dsns.gov.ua/uk/news/nadzvicaini-podiyi/informaciia-shhodo-diialnosti-pirotexnicnix-pidrozdiliv-dsns-101" text:style-name="Internet_20_link" text:visited-style-name="Visited_20_Internet_20_Link">
报告</text:a>
_苏联乌克兰。</text:p>
      <text:p text:style-name="P4">
发现，扣押和中和<text:span text:style-name="T4">
 </text:span>
 <text:span text:style-name="T4">
 18 </text:span>
<text:span text:style-name="T4">
爆炸</text:span>
 <text:span text:style-name="T4">
 </text:span>
项目。(清除)代表区域的领土<text:span text:style-name="T4">
 82公顷</text:span>
。</text:p>
      <text:p text:style-name="P4">
最常见的烟火单元工作：在哈尔基夫地区16 698次，基辅地区-7422，顿涅茨克地区-4631 -4631，Chernihiv -4433，Mykolaiv地区-4342 -4342，Kherson地区-4402，Sumy -Sumy -1804，Cherkasy地区-1085。</text:p>
      <text:p text:style-name="P4">
背景：从乌克兰SES的俄罗斯乌克兰烟火联合会的大规模侵略开始，乌克兰SES的烟火单位就已经参与了<text:span text:style-name="T4">
 50 655。 处置</text:span>
 344 399扑灭物品<text:span text:style-name="T4">
，包括</text:span>
 2 205航空炸弹<text:span text:style-name="T4">
。 检查(清除)面积</text:span>
 82 006公顷**。</text:p>
      <text:p text:style-name="P4">
总共剩下174,000平方米。 潜在危险领土的公里，占该州总面积的30％。</text:p>
      <text:p text:style-name="P4">
<draw:frame draw:style-name="fr1" draw:name="Image312" text:anchor-type="as-char" svg:width="6.9236in" svg:height="5.804039in" draw:z-index="0">
<draw:image xlink:href="../Images/AРМІЯINFORM/2023-04-13T62-00-00-04-00/340918066_740183690916132_3338526204819790965_n.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13/za-dobu-pirotehniky-dsns-zneshkodyly-ponad-400-vybuhonebezpechnyh-predmetiv-5/" text:style-name="Internet_20_link" text:visited-style-name="Visited_20_Internet_20_Link">
https://armyinform.com.ua/2023/04/13/za-dobu-pirotehniky-dsns-zneshkodyly-ponad-400-vybuhonebezpechnyh-predmetiv-5/</text:a>
</text:p>
      <!--NEWS-->
      <text:h text:style-name="P10" text:outline-level="1">
<text:span text:style-name="T4">
灾难性丧失评级莫斯特里亚切尔（Mospatriarchal）弥补了一种热情的行为</text:span>
</text:h>
      <text:p text:style-name="P4">
作者: ['АРМІЯINFORM']</text:p>
      <text:p text:style-name="P4">
时间: 2023-04-13T63:00:00-04:00</text:p>
      <text:p text:style-name="P4">
描述: vnasl -esdok of ac a scale Veini，Zv''di Rosyyu ant Ukrainian，UOC -MP Shvidko ...与乌克兰2022年的战争，与乌克兰与乌克兰的最新新闻，《今日新闻》，与乌克兰的新闻，与乌克兰2022年的新闻战争，今天将是一场战争，这将是一场战争他们说，在乌克兰和俄罗斯之间，当与乌克兰在2022年与乌克兰战争时，是否会在不久的将来与乌克兰进行战争，他们说，与乌克兰的战争，今天的乌克兰新闻，乌克兰新闻，乌克兰新闻，乌克兰媒体在俄罗斯媒体的乌克兰新闻</text:p>
      <text:p text:style-name="P4">
图片: ['<text:a xlink:type="simple" xlink:href="https://armyinform.com.ua/wp-content/uploads/2023/04/photo_5314582069986313442_y.jpg" text:style-name="Internet_20_link" text:visited-style-name="Visited_20_Internet_20_Link">
photo_5314582069986313442_y.jpg</text:a>
']</text:p>
      <text:p text:style-name="P4">
标签: ['ВТОРГНЕННЯ РФ', 'МОСПАТРІАРХАТ', 'РЕЛІГІЯ']</text:p>
      <text:p text:style-name="P4">
类别: News</text:p>
      <!--METADATA-->
      <text:p text:style-name="P4">
<draw:frame draw:style-name="fr1" draw:name="Image313" text:anchor-type="as-char" svg:width="6.9236in" svg:height="4.298402in" draw:z-index="0">
<draw:image xlink:href="../Images/AРМІЯINFORM/2023-04-13T63-00-00-04-00/photo_5314582069986313442_y.jpg" xlink:type="simple" xlink:show="embed" xlink:actuate="onLoad" draw:mime-type="image/jpeg"/>
</draw:frame>
由于俄罗斯与乌克兰相关的一场大规模战争，UOC IPSHSTHTTHTTHTTHTTICE在乌克兰人中失去了权威，但试图通过积极的行动来阻止这一进程。</text:p>
      <text:p text:style-name="P4">
在接受军队的采访中<text:a xlink:type="simple" xlink:href="https://armyinform.com.ua/2023/04/13/diyalnist-mospatriarhatu-v-ukrayini-obyektyvno-ye-zagrozoyu-naczbezpeczi-nashoyi-krayiny-profesor-oleksandr-sagan/" text:style-name="Internet_20_link" text:visited-style-name="Visited_20_Internet_20_Link">
告诉</text:a>
乌克兰GS Skovorodyan宗教研究系负责人，哲学博士，亚历山大·萨根教授。</text:p>
      <text:p text:style-name="P4">
“大规模的入侵和导弹落入我们的城市和村庄，莫斯科族长基里尔(Kirill)的讲道，他不仅支持摧毁乌克兰人。(为此，他甚至承诺“释放罪”并进入天堂)，显着改变了许多乌克兰信徒对莫斯科重祖特的态度。 社会学家声称UOC -MP支持下降了15％(大规模入侵)DO4％(截至2022年4月)， - 他说。</text:p>
      <text:p text:style-name="P4">
据他说，与此同时，在乌克兰，UOC -MP与莫斯科宗主的联系的想法大大增加了支持者。 因此，在2022年3月，有63％的受访者的支持，今年4月为74％(评级小组的社会学研究).</text:p>
      <text:p text:style-name="P4">
«Керівництво упц мп намагається компенсувати таке катастрофічне падіннярейтингу церкви своєю аґресивною поведінкою та звинуваченням держави Україна внібито „рейдерських захопленнях“ храмів. Робиться багато заяв, особливо дляіноземних ЗМІ, в яких перекручують очевидні факти чи маніпулюють ними», —сказав Олександр Саган.</text:p>
      <text:p text:style-name="P4">
News Source: <text:a xlink:type="simple" xlink:href="https://armyinform.com.ua/2023/04/13/katastrofichnu-vtratu-rejtyngu-mospatriarhat-kompensuye-agresyvnoyu-povedinkoyu/" text:style-name="Internet_20_link" text:visited-style-name="Visited_20_Internet_20_Link">
https://armyinform.com.ua/2023/04/13/katastrofichnu-vtratu-rejtyngu-mospatriarhat-kompensuye-agresyvnoyu-povedinkoyu/</text:a>
</text:p>
      <!--NEWS-->
      <text:h text:style-name="P10" text:outline-level="1">
<text:span text:style-name="T4">
海牙的法院义务俄罗斯为被盗的克里米亚财产支付50亿美元</text:span>
</text:h>
      <text:p text:style-name="P4">
作者: ['АРМІЯINFORM']</text:p>
      <text:p text:style-name="P4">
时间: 2023-04-13T64:00:00-04:00</text:p>
      <text:p text:style-name="P4">
描述: 5 Millardiz USA Rosiska Federalsi Zobov'Bovi的补偿有义务分配名字...与乌克兰2022年的战争，与乌克兰的最新新闻，今天与乌克兰2022年的战争，今天上次与乌克兰战争，乌克兰和俄罗斯和俄罗斯和俄罗斯之间的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5b4f335d-93f6-4f57-9278-c044d71b5d11.jpg" text:style-name="Internet_20_link" text:visited-style-name="Visited_20_Internet_20_Link">
5b4f335d-93f6-4f57-9278-c044d71b5d11.jpg</text:a>
']</text:p>
      <text:p text:style-name="P4">
标签: ['STOPRUSSIA', 'АГРЕСІЯ РФ', 'АРБІТРАЖНИЙ ТРИБУНАЛ', 'НАФТОГАЗ', 'СУД У ГААЗІ']</text:p>
      <text:p text:style-name="P4">
类别: News</text:p>
      <!--METADATA-->
      <text:p text:style-name="P4">
<draw:frame draw:style-name="fr1" draw:name="Image314" text:anchor-type="as-char" svg:width="6.9236in" svg:height="3.894525in" draw:z-index="0">
<draw:image xlink:href="../Images/AРМІЯINFORM/2023-04-13T64-00-00-04-00/5b4f335d-93f6-4f57-9278-c044d71b5d11.jpg" xlink:type="simple" xlink:show="embed" xlink:actuate="onLoad" draw:mime-type="image/jpeg"/>
</draw:frame>
俄罗斯联邦有义务弥补乌克兰纳夫塔省的50亿美元，原因是2014年由克里米亚的naftogaz公司没收资产造成的损失。 这项决定是由仲裁法庭于2023年4月12日在海牙的仲裁法院永久会议厅期间作出的。</text:p>
      <text:p text:style-name="P4">
关于它<text:a xlink:type="simple" xlink:href="https://www.naftogaz.com/news/russia-pay-5bn-compensation-naftogaz-crimea" text:style-name="Internet_20_link" text:visited-style-name="Visited_20_Internet_20_Link">
报告</text:a>
乌克兰北约自由组织的新闻服务。</text:p>
      <text:p text:style-name="P4">
“尽管俄罗斯为防止正义而做出了努力，但仲裁法庭迫使北约自由省的RFFOMPCOMAS损失50亿美元。 它是2014年在克里米亚夺取我们资产的领导者。 现在，俄罗斯根据国际法的义务做出了这一决定。” Naftogaz集团负责人Oleksiy Chernyshov说。</text:p>
      <text:p text:style-name="P4">
仲裁法庭证实，俄罗斯应该完全竞争纳夫塔兹的损失，这是由于克里米亚的俄罗斯naftogaz集团的非法扣押造成的。</text:p>
      <text:p text:style-name="P4">
可以通过执法机制来执行仲裁决定。俄罗斯联邦。</text:p>
      <text:p text:style-name="P4">
法院裁定，这种薪酬的金额应等于naftogaz资产的公平尺寸价值。 俄罗斯的押金无权获得任何赔偿其资产的赔偿，仲裁法庭不同意这种解决方案。</text:p>
      <text:p text:style-name="P4">
该决定设定的薪酬金额是国际仲裁法庭授予的最高金额，作为对克里米亚征收俄罗斯的赔偿赔偿金。</text:p>
      <text:p text:style-name="P4">
此外，法院裁定，俄罗斯应偿还与此仲裁相关的纳夫达群岛的费用。</text:p>
      <text:p text:style-name="P4">
News Source: <text:a xlink:type="simple" xlink:href="https://armyinform.com.ua/2023/04/13/sud-u-gaazi-zobovyazav-rosiyu-splatyty-5-mlrd-za-vykradene-majno-krymu/" text:style-name="Internet_20_link" text:visited-style-name="Visited_20_Internet_20_Link">
https://armyinform.com.ua/2023/04/13/sud-u-gaazi-zobovyazav-rosiyu-splatyty-5-mlrd-za-vykradene-majno-krymu/</text:a>
</text:p>
      <!--NEWS-->
      <text:h text:style-name="P10" text:outline-level="1">
<text:span text:style-name="T4">
俄罗斯矿山 -  Zaporozhye NPP附近爆炸</text:span>
</text:h>
      <text:p text:style-name="P4">
作者: ['АРМІЯINFORM']</text:p>
      <text:p text:style-name="P4">
时间: 2023-04-13T65:00:00-04:00</text:p>
      <text:p text:style-name="P4">
描述: 电气台建筑的第四个势力，Sho ...与乌克兰2022年的战争，与乌克兰的最新新闻战争，今天与乌克兰2022年的新闻战争，乌克兰与俄罗斯之间的战争以及战争时，将发生战争他们在2022年与乌克兰有一年</text:p>
      <text:p text:style-name="P4">
图片: ['<text:a xlink:type="simple" xlink:href="https://armyinform.com.ua/wp-content/uploads/2023/04/zaes-1.jpg" text:style-name="Internet_20_link" text:visited-style-name="Visited_20_Internet_20_Link">
zaes-1.jpg</text:a>
']</text:p>
      <text:p text:style-name="P4">
标签: ['ЗАЕС', 'НАЕК ЕНЕРГОАТОМ']</text:p>
      <text:p text:style-name="P4">
类别: News</text:p>
      <!--METADATA-->
      <text:p text:style-name="P4">
<draw:frame draw:style-name="fr1" draw:name="Image315" text:anchor-type="as-char" svg:width="6.9236in" svg:height="3.894525in" draw:z-index="0">
<draw:image xlink:href="../Images/AРМІЯINFORM/2023-04-13T65-00-00-04-00/zaes-1.jpg" xlink:type="simple" xlink:show="embed" xlink:actuate="onLoad" draw:mime-type="image/jpeg"/>
</draw:frame>
一个俄罗斯矿山在Zaporizhzhya核电站的第四电源单元的机器大厅附近爆炸。</text:p>
      <text:p text:style-name="P4">
这在[消息]中说明了(https://t.me/energoatom_ua/12713)Energoatom，是乌克兰NPP的运营商。</text:p>
      <text:p text:style-name="P4">
“俄罗斯入侵者继续将Zaporozhye NPP变成军事基地，改变车站周围的周边。 这些行动不会产生后果。 来源的信息，第四个单位的机器大厅附近发生了爆炸。 作为核恐怖分子本身，他们被他们的矿山引爆。”证词写道。</text:p>
      <text:p text:style-name="P4">
根据国家拥有的企业的说法，爆炸的声音听到了乌克兰原子能，这<text:a xlink:type="simple" xlink:href="https://armyinform.com.ua/2022/12/14/magate-zabezpechyt-postijnu-prysutnist-ekspertiv-na-vsih-aes-ukrayiny/" text:style-name="Internet_20_link" text:visited-style-name="Visited_20_Internet_20_Link">
继续起作用</text:a>
同时，俄罗斯人试图“放心”工人并迅速隐藏痕迹，以使IAEA专家看不到它。</text:p>
      <text:p text:style-name="P4">
News Source: <text:a xlink:type="simple" xlink:href="https://armyinform.com.ua/2023/04/13/bilya-zaporizkoyi-aes-vybuhnula-rosijska-mina-energoatom/" text:style-name="Internet_20_link" text:visited-style-name="Visited_20_Internet_20_Link">
https://armyinform.com.ua/2023/04/13/bilya-zaporizkoyi-aes-vybuhnula-rosijska-mina-energoatom/</text:a>
</text:p>
      <!--NEWS-->
      <text:h text:style-name="P10" text:outline-level="1">
<text:span text:style-name="T4">
我们与波兰人民一起纪念卡丁犯罪的受害者 - 乌克兰总统</text:span>
</text:h>
      <text:p text:style-name="P4">
作者: ['АРМІЯINFORM']</text:p>
      <text:p text:style-name="P4">
时间: 2023-04-13T66:00:00-04:00</text:p>
      <text:p text:style-name="P4">
描述: 乌克兰在卡廷斯基受害者的帕姆雅特的波兰人民的悲伤中和俄罗斯，当2022年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0c1d9b784ec75b53be8b581575613d6a.png" text:style-name="Internet_20_link" text:visited-style-name="Visited_20_Internet_20_Link">
0c1d9b784ec75b53be8b581575613d6a.png</text:a>
']</text:p>
      <text:p text:style-name="P4">
标签: ['КАТИНЬ', 'ПОЛЬЩА', 'ПРЕЗИДЕНТ УКРАЇНИ']</text:p>
      <text:p text:style-name="P4">
类别: News</text:p>
      <!--METADATA-->
      <text:p text:style-name="P4">
<draw:frame draw:style-name="fr1" draw:name="Image316" text:anchor-type="as-char" svg:width="6.9236in" svg:height="4.335338in" draw:z-index="0">
<draw:image xlink:href="../Images/AРМІЯINFORM/2023-04-13T66-00-00-04-00/0c1d9b784ec75b53be8b581575613d6a.png" xlink:type="simple" xlink:show="embed" xlink:actuate="onLoad" draw:mime-type="image/png"/>
</draw:frame>
乌克兰与兄弟般的波兰人悲伤地纪念受害者的罪行。</text:p>
      <text:p text:style-name="P4">
乌克兰Volodymyr Zelenskyy总裁<text:a xlink:type="simple" xlink:href="https://twitter.com/zelenskyyua/status/1646445319624818688" text:style-name="Internet_20_link" text:visited-style-name="Visited_20_Internet_20_Link">
报道</text:a>
在Twitter中。</text:p>
      <text:p text:style-name="P4">
“今天，在与兄弟般的波兰人的悲伤中，我们尊重对受害者犯罪的记忆。 永恒的记忆!像83年前一样，莫斯科极权政权继续杀害和酷刑。 我们一起战斗的战场。 并确保赢!”  - 说他的帖子。</text:p>
      <text:p text:style-name="P4">
众所周知，凯蒂(Katyn)犯罪是1940年对战俘的大规模处决，这是由苏联内政委员会的尸体进行的。 该处决是在几个地方同时进行的 - 主要是由Uctoral Forest进行的(在Smolensk地区的Katyn村附近).</text:p>
      <text:p text:style-name="P4">
Загалом були вбиті майже 22 тисячі громадян Польщі.</text:p>
      <text:p text:style-name="P4">
News Source: <text:a xlink:type="simple" xlink:href="https://armyinform.com.ua/2023/04/13/razom-z-narodom-polshhi-vshanovuyemo-pamyat-zhertv-katynskogo-zlochynu-prezydent-ukrayiny/" text:style-name="Internet_20_link" text:visited-style-name="Visited_20_Internet_20_Link">
https://armyinform.com.ua/2023/04/13/razom-z-narodom-polshhi-vshanovuyemo-pamyat-zhertv-katynskogo-zlochynu-prezydent-ukrayiny/</text:a>
</text:p>
      <!--NEWS-->
      <text:h text:style-name="P10" text:outline-level="1">
<text:span text:style-name="T4">
俄罗斯联邦进入了“如果要来爆炸的地方”的战术，那至少有东西显示/照明了”  - 安德里·鲁迪克（Andriy Rudyk）</text:span>
</text:h>
      <text:p text:style-name="P4">
作者: ['Олег Мащенко']</text:p>
      <text:p text:style-name="P4">
时间: 2023-04-13T67:00:00-04:00</text:p>
      <text:p text:style-name="P4">
描述: Taku Vumka Vyudovy Pid Hour在该中心的军事媒体中心代表...与乌克兰2022年的战争，与乌克兰的最新新闻，今天与乌克兰2022年的新闻战争，乌克兰和俄罗斯之间以及俄罗斯之间的战争，何时会发生战争与乌克兰与乌克兰的战争将是不可行</text:p>
      <text:p text:style-name="P4">
图片: ['<text:a xlink:type="simple" xlink:href="https://armyinform.com.ua/wp-content/uploads/2023/04/5f6a3245.jpg" text:style-name="Internet_20_link" text:visited-style-name="Visited_20_Internet_20_Link">
5f6a3245.jpg</text:a>
', '<text:a xlink:type="simple" xlink:href="https://armyinform.com.ua/wp-content/uploads/2023/04/5f6a2754-150x150.jpg" text:style-name="Internet_20_link" text:visited-style-name="Visited_20_Internet_20_Link">
5f6a2754-150x150.jpg</text:a>
', '<text:a xlink:type="simple" xlink:href="https://armyinform.com.ua/wp-content/uploads/2023/04/5f6a2756-1-150x150.jpg" text:style-name="Internet_20_link" text:visited-style-name="Visited_20_Internet_20_Link">
5f6a2756-1-150x150.jpg</text:a>
', '<text:a xlink:type="simple" xlink:href="https://armyinform.com.ua/wp-content/uploads/2023/04/5f6a2758-1-150x150.jpg" text:style-name="Internet_20_link" text:visited-style-name="Visited_20_Internet_20_Link">
5f6a2758-1-150x150.jpg</text:a>
', '<text:a xlink:type="simple" xlink:href="https://armyinform.com.ua/wp-content/uploads/2023/04/5f6a2767-150x150.jpg" text:style-name="Internet_20_link" text:visited-style-name="Visited_20_Internet_20_Link">
5f6a2767-150x150.jpg</text:a>
', '<text:a xlink:type="simple" xlink:href="https://armyinform.com.ua/wp-content/uploads/2023/04/5f6a2772-150x150.jpg" text:style-name="Internet_20_link" text:visited-style-name="Visited_20_Internet_20_Link">
5f6a2772-150x150.jpg</text:a>
', '<text:a xlink:type="simple" xlink:href="https://armyinform.com.ua/wp-content/uploads/2023/04/5f6a2775-1-150x150.jpg" text:style-name="Internet_20_link" text:visited-style-name="Visited_20_Internet_20_Link">
5f6a2775-1-150x150.jpg</text:a>
', '<text:a xlink:type="simple" xlink:href="https://armyinform.com.ua/wp-content/uploads/2023/04/5f6a2751-1-150x150.jpg" text:style-name="Internet_20_link" text:visited-style-name="Visited_20_Internet_20_Link">
5f6a2751-1-150x150.jpg</text:a>
', '<text:a xlink:type="simple" xlink:href="https://armyinform.com.ua/wp-content/uploads/2023/04/5f6a2748-1.jpg" text:style-name="Internet_20_link" text:visited-style-name="Visited_20_Internet_20_Link">
5f6a2748-1.jpg</text:a>
']</text:p>
      <text:p text:style-name="P4">
标签: ['MILITARY MEDIA CENTER', 'SHAHED-136', 'АНДРІЙ РУДИК', 'БПЛА ZALA', 'ВТОРГНЕННЯ РФ', 'ДУТА ВЕЛИЧ РОСАРМІЇ']</text:p>
      <text:p text:style-name="P4">
类别: News</text:p>
      <!--METADATA-->
      <text:p text:style-name="P4">
<draw:frame draw:style-name="fr1" draw:name="Image317" text:anchor-type="as-char" svg:width="6.9236in" svg:height="4.615733in" draw:z-index="0">
<draw:image xlink:href="../Images/AРМІЯINFORM/2023-04-13T67-00-00-04-00/5f6a3245.jpg" xlink:type="simple" xlink:show="embed" xlink:actuate="onLoad" draw:mime-type="image/jpeg"/>
</draw:frame>
乌克兰武装部队的塔维金牛座总参谋部奖杯和潜在武器中心的代表</text:p>
      <text:p text:style-name="P4">
该意见是在[简报]中表达的(https://armyinform.com.ua/2023/04/13/bryfing-predstavnykiv-czentru-doslidzhen-trofejnogo-ta-perspektyvnogo-ozbroyennya-ta-vijskovoyi-tehniky/)<text:a xlink:type="simple" xlink:href="https://t.me/militarymediacenter/1675" text:style-name="Internet_20_link" text:visited-style-name="Visited_20_Internet_20_Link">
军事媒体中心</text:a>
Andriy Rudyk是乌克兰武装部队奖杯和前瞻性武器和军事技术人员研究的代表。</text:p>
      <ul>
        <li>
尽管克里姆林宫的陈述持有行动并引起严重的有问题的侵略者，但国际制裁。 您可以通过估计磨损和芯片的程度来看到这一点。 俄罗斯被迫寻找绕过制裁的方法，以获取甚至最简单的音频代码。 结果，俄罗斯麦克风，该行业的分支在结构上正在降级。 这很明显 鲁迪克说，立即打印木板的整洁和焊接的差异很明显。</li>
      </ul>
      <text:p text:style-name="P4">
<text:a xlink:type="simple" xlink:href="https://armyinform.com.ua/wp-content/uploads/2023/04/5f6a2754.jpg" text:style-name="Internet_20_link" text:visited-style-name="Visited_20_Internet_20_Link">
!(Images/AРМІЯINFORM/2023-04-13T67-00-00-04-00/5f6a2754-150x150.jpg)</text:a>
</text:p>
      <text:p text:style-name="P4">
<text:a xlink:type="simple" xlink:href="https://armyinform.com.ua/wp-content/uploads/2023/04/5f6a2756-1.jpg" text:style-name="Internet_20_link" text:visited-style-name="Visited_20_Internet_20_Link">
<draw:frame draw:style-name="fr1" draw:name="Image318" text:anchor-type="as-char" svg:width="6.9236in" svg:height="6.9236in" draw:z-index="0">
<draw:image xlink:href="../Images/AРМІЯINFORM/2023-04-13T67-00-00-04-00/5f6a2756-1-150x150.jpg" xlink:type="simple" xlink:show="embed" xlink:actuate="onLoad" draw:mime-type="image/jpeg"/>
</draw:frame>
</text:a>
</text:p>
      <text:p text:style-name="P4">
<text:a xlink:type="simple" xlink:href="https://armyinform.com.ua/wp-content/uploads/2023/04/5f6a2758-1.jpg" text:style-name="Internet_20_link" text:visited-style-name="Visited_20_Internet_20_Link">
<draw:frame draw:style-name="fr1" draw:name="Image319" text:anchor-type="as-char" svg:width="6.9236in" svg:height="6.9236in" draw:z-index="0">
<draw:image xlink:href="../Images/AРМІЯINFORM/2023-04-13T67-00-00-04-00/5f6a2758-1-150x150.jpg" xlink:type="simple" xlink:show="embed" xlink:actuate="onLoad" draw:mime-type="image/jpeg"/>
</draw:frame>
</text:a>
</text:p>
      <text:p text:style-name="P4">
<text:a xlink:type="simple" xlink:href="https://armyinform.com.ua/wp-content/uploads/2023/04/5f6a2767.jpg" text:style-name="Internet_20_link" text:visited-style-name="Visited_20_Internet_20_Link">
<draw:frame draw:style-name="fr1" draw:name="Image320" text:anchor-type="as-char" svg:width="6.9236in" svg:height="6.9236in" draw:z-index="0">
<draw:image xlink:href="../Images/AРМІЯINFORM/2023-04-13T67-00-00-04-00/5f6a2767-150x150.jpg" xlink:type="simple" xlink:show="embed" xlink:actuate="onLoad" draw:mime-type="image/jpeg"/>
</draw:frame>
</text:a>
</text:p>
      <text:p text:style-name="P4">
<text:a xlink:type="simple" xlink:href="https://armyinform.com.ua/wp-content/uploads/2023/04/5f6a2772.jpg" text:style-name="Internet_20_link" text:visited-style-name="Visited_20_Internet_20_Link">
<draw:frame draw:style-name="fr1" draw:name="Image321" text:anchor-type="as-char" svg:width="6.9236in" svg:height="6.9236in" draw:z-index="0">
<draw:image xlink:href="../Images/AРМІЯINFORM/2023-04-13T67-00-00-04-00/5f6a2772-150x150.jpg" xlink:type="simple" xlink:show="embed" xlink:actuate="onLoad" draw:mime-type="image/jpeg"/>
</draw:frame>
</text:a>
</text:p>
      <text:p text:style-name="P4">
<text:a xlink:type="simple" xlink:href="https://armyinform.com.ua/wp-content/uploads/2023/04/5f6a2775-1.jpg" text:style-name="Internet_20_link" text:visited-style-name="Visited_20_Internet_20_Link">
<draw:frame draw:style-name="fr1" draw:name="Image322" text:anchor-type="as-char" svg:width="6.9236in" svg:height="6.9236in" draw:z-index="0">
<draw:image xlink:href="../Images/AРМІЯINFORM/2023-04-13T67-00-00-04-00/5f6a2775-1-150x150.jpg" xlink:type="simple" xlink:show="embed" xlink:actuate="onLoad" draw:mime-type="image/jpeg"/>
</draw:frame>
</text:a>
</text:p>
      <text:p text:style-name="P4">
<text:a xlink:type="simple" xlink:href="https://armyinform.com.ua/wp-content/uploads/2023/04/5f6a2751-1.jpg" text:style-name="Internet_20_link" text:visited-style-name="Visited_20_Internet_20_Link">
<draw:frame draw:style-name="fr1" draw:name="Image323" text:anchor-type="as-char" svg:width="6.9236in" svg:height="6.9236in" draw:z-index="0">
<draw:image xlink:href="../Images/AРМІЯINFORM/2023-04-13T67-00-00-04-00/5f6a2751-1-150x150.jpg" xlink:type="simple" xlink:show="embed" xlink:actuate="onLoad" draw:mime-type="image/jpeg"/>
</draw:frame>
</text:a>
</text:p>
      <text:p text:style-name="P4">
<draw:frame draw:style-name="fr1" draw:name="Image324" text:anchor-type="as-char" svg:width="6.9236in" svg:height="4.615733in" draw:z-index="0">
<draw:image xlink:href="../Images/AРМІЯINFORM/2023-04-13T67-00-00-04-00/5f6a2748-1.jpg" xlink:type="simple" xlink:show="embed" xlink:actuate="onLoad" draw:mime-type="image/jpeg"/>
</draw:frame>
 - 无人机SHAHD 136和ZALA 421-16E的组成部分和“修改”证明，俄罗斯联邦不会放弃乌克兰的积极意图，无论如何，俄罗斯联邦将继续在我们的土地上播种和死亡。 这就是为什么剥夺俄罗斯任何机会，甚至最少的侵略能力并继续犯下许多数字非常重要的原因。”他补充说。</text:p>
      <text:p text:style-name="P4">
<text:span text:style-name="T5">
foto dmitry Yurchenko</text:span>
</text:p>
      <text:p text:style-name="P4">
News Source: <text:a xlink:type="simple" xlink:href="https://armyinform.com.ua/2023/04/13/rf-perejshla-do-taktyk-aby-hoch-kudys-doletilo-j-vybuhnulo-aby-hoch-shhos-pokazalo-pidsvitylo-andrij-rudyk/" text:style-name="Internet_20_link" text:visited-style-name="Visited_20_Internet_20_Link">
https://armyinform.com.ua/2023/04/13/rf-perejshla-do-taktyk-aby-hoch-kudys-doletilo-j-vybuhnulo-aby-hoch-shhos-pokazalo-pidsvitylo-andrij-rudyk/</text:a>
</text:p>
      <!--NEWS-->
      <text:h text:style-name="P10" text:outline-level="1">
<text:span text:style-name="T4">
十亿欧元的乌克兰弹药：欧洲理事会已同意分配划分</text:span>
</text:h>
      <text:p text:style-name="P4">
作者: ['АРМІЯINFORM']</text:p>
      <text:p text:style-name="P4">
时间: 2023-04-13T68:00:00-04:00</text:p>
      <text:p text:style-name="P4">
描述: єvropeiska rada在罗西里（Rosiri）赢得了vidistimennya duphomoga，仅在玛格丽安（Maglian）的玛格丽安（Maglian）є在不久的将来，是否会与乌克兰进行战争，与乌克兰的战争，今天的乌克兰新闻，乌克兰新闻在俄罗斯的乌克兰新闻</text:p>
      <text:p text:style-name="P4">
图片: ['<text:a xlink:type="simple" xlink:href="https://armyinform.com.ua/wp-content/uploads/2023/04/7_main-v1680750971-e1681389580339.jpg" text:style-name="Internet_20_link" text:visited-style-name="Visited_20_Internet_20_Link">
7_main-v1680750971-e1681389580339.jpg</text:a>
']</text:p>
      <text:p text:style-name="P4">
标签: ['БОЄПРИПАСИ ДЛЯ УКРАЇНИ', 'ЄВРОПЕЙСЬКА РАДА', 'ЖОЗЕП БОРРЕЛЬ', 'СВІТ ПІДТРИМУЄ УКРАЇНУ']</text:p>
      <text:p text:style-name="P4">
类别: News</text:p>
      <!--METADATA-->
      <text:p text:style-name="P4">
<draw:frame draw:style-name="fr1" draw:name="Image325" text:anchor-type="as-char" svg:width="6.9236in" svg:height="3.540927in" draw:z-index="0">
<draw:image xlink:href="../Images/AРМІЯINFORM/2023-04-13T68-00-00-04-00/7_main-v1680750971-e1681389580339.jpg" xlink:type="simple" xlink:show="embed" xlink:actuate="onLoad" draw:mime-type="image/jpeg"/>
</draw:frame>
说明性照片</text:p>
      <text:p text:style-name="P4">
欧洲理事会已批准在欧洲和平基金会支持乌克兰武装部队的欧洲和平基金中的10亿欧元分配援助。</text:p>
      <text:p text:style-name="P4">
这在[消息]中说明了(https://www.consilium.europa.eu/en/press/press-releases/2023/04/13/ammunition-for-ukraine-council-agrees-1-billion-support-under-the-european-peace-facility/)欧洲理事会的新闻服务。</text:p>
      <text:p text:style-name="P4">
如文件中所述，这将允许欧盟从2月9日至2023年5月31日从2月9日至5月31日更改优先订单，以弥补向乌克兰提供的成员国。</text:p>
      <text:p text:style-name="P4">
“今天的决定，我们将欧盟领导人达成的历史协议的第一部分投入了运营，以支持立即为乌克兰武装部队提供炮兵胸部，总额为10亿欧元。 没有更好的修复欧盟的统一决心，以继续支持乌克兰从残酷的俄罗斯侵略者中自卫的法律权利。”</text:p>
      <text:p text:style-name="P4">
与前七个支持批次一起，西方援助今天通过了欧洲基金会对乌克兰的总捐款增加到46亿欧元。</text:p>
      <text:p text:style-name="P4">
News Source: <text:a xlink:type="simple" xlink:href="https://armyinform.com.ua/2023/04/13/milyard-yevro-na-boyeprypasy-dlya-ukrayiny-yevropejska-rada-pogodyla-vydilennya-transhu/" text:style-name="Internet_20_link" text:visited-style-name="Visited_20_Internet_20_Link">
https://armyinform.com.ua/2023/04/13/milyard-yevro-na-boyeprypasy-dlya-ukrayiny-yevropejska-rada-pogodyla-vydilennya-transhu/</text:a>
</text:p>
      <!--NEWS-->
      <text:h text:style-name="P10" text:outline-level="1">
<text:span text:style-name="T4">
乌克兰总统建立了国防和工业综合体雇员的日子</text:span>
</text:h>
      <text:p text:style-name="P4">
作者: ['АРМІЯINFORM']</text:p>
      <text:p text:style-name="P4">
时间: 2023-04-13T69:00:00-04:00</text:p>
      <text:p text:style-name="P4">
描述: 乌克兰沃迪米尔·泽伦斯基（Volodymyr Zelensky）总统，在国防和公众的普拉蒂尔（Pratinel）当天睡觉……与乌克兰2022年的战争，今天与乌克兰的最新新闻，今天与乌克兰2022年的新闻战争，今天将在乌克兰之间进行战争，乌克兰之间会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0/01/ukaz.jpg" text:style-name="Internet_20_link" text:visited-style-name="Visited_20_Internet_20_Link">
ukaz.jpg</text:a>
']</text:p>
      <text:p text:style-name="P4">
标签: ['STOPRUSSIA', 'АГРЕСІЯ РФ', 'УКАЗ', 'УКАЗ ПРЕЗИДЕНТА УКРАЇНИ']</text:p>
      <text:p text:style-name="P4">
类别: News</text:p>
      <!--METADATA-->
      <text:p text:style-name="P4">
<draw:frame draw:style-name="fr1" draw:name="Image326" text:anchor-type="as-char" svg:width="6.9236in" svg:height="4.615733in" draw:z-index="0">
<draw:image xlink:href="../Images/AРМІЯINFORM/2023-04-13T69-00-00-04-00/ukaz.jpg" xlink:type="simple" xlink:show="embed" xlink:actuate="onLoad" draw:mime-type="image/jpeg"/>
</draw:frame>
乌克兰沃迪米尔·泽伦斯基(Ukraine Volodymyr Zelensky)总裁成立了乌克兰国防与工业综合体的日子，将于4月13日**庆祝。</text:p>
      <text:p text:style-name="P4">
在相应的[法令#214]中说明了这一点(https://www.president.gov.ua/documents/2142023-46441).</text:p>
      <text:p text:style-name="P4">
«Ураховуючи важливе значення оборонно-промислового комплексу для забезпеченнянаціональної безпеки та захисту державного суверенітету України, значнийвнесок працівників оборонно-промислового комплексу у зміцненняобороноздатності держави, постановляю: установити в Україні День працівникаоборонно-промислового комплексу України, який відзначати щороку 13 квітня», —йдеться в документі.</text:p>
      <text:p text:style-name="P4">
Указ набирає чинності з дня його опублікування.</text:p>
      <text:p text:style-name="P4">
News Source: <text:a xlink:type="simple" xlink:href="https://armyinform.com.ua/2023/04/13/prezydent-ukrayiny-zasnuvav-den-praczivnyka-oboronno-promyslovogo-kompleksu/" text:style-name="Internet_20_link" text:visited-style-name="Visited_20_Internet_20_Link">
https://armyinform.com.ua/2023/04/13/prezydent-ukrayiny-zasnuvav-den-praczivnyka-oboronno-promyslovogo-kompleksu/</text:a>
</text:p>
      <!--NEWS-->
      <text:h text:style-name="P10" text:outline-level="1">
<text:span text:style-name="T4">
5月，退伍军人部开始了一个试点项目，以介绍资深助理研究所</text:span>
</text:h>
      <text:p text:style-name="P4">
作者: ['АРМІЯINFORM']</text:p>
      <text:p text:style-name="P4">
时间: 2023-04-13T70:00:00-04:00</text:p>
      <text:p text:style-name="P4">
描述: 关于重新整合机制的丑陋机制，该地区的地区是Pid Hour ...与乌克兰2022年的战争，与乌克兰的战争是今天的最新消息，与乌克兰2022的新闻是今天的最后一个消息，今天是威尔乌克兰和俄罗斯之间以及2022年与乌克兰的战争之间发生战争乌克兰新闻在俄罗斯的乌克兰媒体</text:p>
      <text:p text:style-name="P4">
图片: ['<text:a xlink:type="simple" xlink:href="https://armyinform.com.ua/wp-content/uploads/2023/04/veterany.jpg" text:style-name="Internet_20_link" text:visited-style-name="Visited_20_Internet_20_Link">
veterany.jpg</text:a>
']</text:p>
      <text:p text:style-name="P4">
标签: ['STOPRUSSIA', 'МІНВЕТЕРАНІВ', 'ЮЛІЯ ЛАПУТІНА']</text:p>
      <text:p text:style-name="P4">
类别: News</text:p>
      <!--METADATA-->
      <text:p text:style-name="P4">
<draw:frame draw:style-name="fr1" draw:name="Image327" text:anchor-type="as-char" svg:width="6.9236in" svg:height="3.894525in" draw:z-index="0">
<draw:image xlink:href="../Images/AРМІЯINFORM/2023-04-13T70-00-00-04-00/veterany.jpg" xlink:type="simple" xlink:show="embed" xlink:actuate="onLoad" draw:mime-type="image/jpeg"/>
</draw:frame>
关于建立退伍军人与该地区负责人重新融合的机制，是在乌克兰Yulialaputina退伍军人的工作会议上与LVIV，Mykolaiv，Dnipropetrovsk，Vinnytsia vinnytsia地区军事部门的代表。</text:p>
      <text:p text:style-name="P4">
关于它<text:a xlink:type="simple" xlink:href="https://www.kmu.gov.ua/news/yuliia-laputina-nalahodzhuiemo-optymalni-mekhanizmy-reintehratsii-veteraniv-z-kerivnykamy-rehioniv" text:style-name="Internet_20_link" text:visited-style-name="Visited_20_Internet_20_Link">
报告</text:a>
政府门户。</text:p>
      <text:p text:style-name="P4">
在会议期间，大约是在退伍军人部试点项目实施的开始，该项目是在公共服务向民间生活的过渡系统内实施退伍军人助理研究所的开始。 计划从5月的四个地区开始，乌克兰和利沃夫(其中之一)。</text:p>
      <text:p text:style-name="P4">
“我们计划在乌克兰社区，根据“ Rivne -Rivne”的原则，经过专门培训的人们将工作，他们将通过整个官僚制度建立传播退伍军人，将协助获得有关社会保证和退伍军人服务的必要信息。 个人消费不仅将受到退伍军人的接待，而且还将受到其堕落后卫和乌克兰捍卫者转移的家属的成员。</text:p>
      <text:p text:style-name="P4">
为此，每个社区的行政中心将组织一个服务办公室，他们将在那里雇用此类助手。 它将被告知他们的活动，将与将提供给退伍军人及其家人的服务清单上的所有国家拥有的机构互动。</text:p>
      <text:p text:style-name="P4">
“乌克兰社会在赢得战争和定性重新融入社区和平生活之后，应该为我们的士兵大规模返回。 我们的政策和我们的哲学是资深政策是国家安全，这是国家稳定的元素，应通过人类中心的方法来实现。 有信心，由于我们的肥沃合作，每个后卫和后卫都将有能力在和平生活中提出建议。”国防部负责人说。</text:p>
      <text:p text:style-name="P4">
会议期间，LVIV，Vinnytsia，Dnipropetrovsk Tamikolaev地区的负责人指出，地方当局对在该地区实施上述飞行员项目的实施感兴趣，并准备协助退伍军人部实施最佳国家退伍军人政策，以建立最佳的国家退伍军人政策，以建立最佳的国家。生命。</text:p>
      <text:p text:style-name="P4">
News Source: <text:a xlink:type="simple" xlink:href="https://armyinform.com.ua/2023/04/13/minveteraniv-u-travni-rozpochynaye-pilotnyj-proyekt-iz-zaprovadzhennya-instytutu-pomichnyka-veterana/" text:style-name="Internet_20_link" text:visited-style-name="Visited_20_Internet_20_Link">
https://armyinform.com.ua/2023/04/13/minveteraniv-u-travni-rozpochynaye-pilotnyj-proyekt-iz-zaprovadzhennya-instytutu-pomichnyka-veterana/</text:a>
</text:p>
      <!--NEWS-->
      <text:h text:style-name="P10" text:outline-level="1">
<text:span text:style-name="T4">
ICCH宣教代表应该可以接触战俘 - 协调总部</text:span>
</text:h>
      <text:p text:style-name="P4">
作者: ['АРМІЯINFORM']</text:p>
      <text:p text:style-name="P4">
时间: 2023-04-13T71:00:00-04:00</text:p>
      <text:p text:style-name="P4">
描述: ZGISDNO具有人道主义法的规范，《日内瓦公约》的Zokrem，...与乌克兰2022年的战争，与乌克兰的最新新闻战争，今天与乌克兰的新闻战争，乌克兰2022年最后一次战争，乌克兰和俄罗斯之间的战争将会发生战争他们说，当2022年2022年与乌克兰的战争是否一年，他们是否会在不久的将来与乌克兰进行战争，他们说，与乌克兰的战争，今天的乌克兰新闻，乌克兰的新闻，乌克兰的乌克兰媒体新闻</text:p>
      <text:p text:style-name="P4">
图片: ['<text:a xlink:type="simple" xlink:href="https://armyinform.com.ua/wp-content/uploads/2023/04/photo_5892300728016416807_y.jpg" text:style-name="Internet_20_link" text:visited-style-name="Visited_20_Internet_20_Link">
photo_5892300728016416807_y.jpg</text:a>
']</text:p>
      <text:p text:style-name="P4">
标签: ['STOPRUSSIA', 'КООРДИНАЦІЙНИЙ ШТАБ З ПИТАНЬ ПОВОДЖЕННЯ З ВІЙСЬКОВОПОЛОНЕНИМИ']</text:p>
      <text:p text:style-name="P4">
类别: News</text:p>
      <!--METADATA-->
      <text:p text:style-name="P4">
<draw:frame draw:style-name="fr1" draw:name="Image328" text:anchor-type="as-char" svg:width="6.9236in" svg:height="4.080545in" draw:z-index="0">
<draw:image xlink:href="../Images/AРМІЯINFORM/2023-04-13T71-00-00-04-00/photo_5892300728016416807_y.jpg" xlink:type="simple" xlink:show="embed" xlink:actuate="onLoad" draw:mime-type="image/jpeg"/>
</draw:frame>
根据包括日内瓦公约在内的国际人道主义法则，ICCC代表应获得拘留地。</text:p>
      <text:p text:style-name="P4">
关于这个<text:a xlink:type="simple" xlink:href="https://t.me/Koord_shtab/833" text:style-name="Internet_20_link" text:visited-style-name="Visited_20_Internet_20_Link">
一个正在说话</text:a>
在协调员的代表会议上，一个单独的海洋步兵旅的家庭以米哈伊拉比林斯基的名字命名。</text:p>
      <text:p text:style-name="P4">
员工代表指出，这适用于RPF领土的两个地方，并暂时占领了乌克兰领土。</text:p>
      <text:p text:style-name="P4">
据总部说，局势一旦出现，就无法确定军事服务员的位置，司令官进行了官方调查。</text:p>
      <text:p text:style-name="P4">
根据调查材料，军事部门向人员配备和社会支持中心发送通知(前办公室)动员的服务员在哪里。</text:p>
      <text:p text:style-name="P4">
RTC和合资工作人员在最短的时间内将相应的通知传递给被告。</text:p>
      <text:p text:style-name="P4">
News Source: <text:a xlink:type="simple" xlink:href="https://armyinform.com.ua/2023/04/13/predstavnyky-misiyi-mkchh-povynni-maty-dostup-do-miscz-utryman-vijskovopolonenyh-koordynaczijnyj-shtab/" text:style-name="Internet_20_link" text:visited-style-name="Visited_20_Internet_20_Link">
https://armyinform.com.ua/2023/04/13/predstavnyky-misiyi-mkchh-povynni-maty-dostup-do-miscz-utryman-vijskovopolonenyh-koordynaczijnyj-shtab/</text:a>
</text:p>
      <!--NEWS-->
      <text:h text:style-name="P10" text:outline-level="1">
<text:span text:style-name="T4">
挪威教练在豹子坦克上教乌克兰船员打破坦克障碍物</text:span>
</text:h>
      <text:p text:style-name="P4">
作者: ['АРМІЯINFORM']</text:p>
      <text:p text:style-name="P4">
时间: 2023-04-13T72:00:00-04:00</text:p>
      <text:p text:style-name="P4">
描述: 科罗利维尼·诺维吉亚（Korolivniy Norwegia）的伊兹布罗尼（Izbroyni Zbroynyn）的悲伤是波兰人为波兰人组成的……与乌克兰2022年的战争，与乌克兰的战争是今天的最新消息，这是与乌克兰2022年的新闻战争，这是今天的最后一场，将是今天的最后一场新闻。在2022年与乌克兰的战争与乌克兰之间的战争之间，无论是一年，是否会在不久的将来与乌克兰发生战争，他们说，与乌克兰与乌克兰与乌克兰的战争，今天，乌克兰今天的新闻，乌克兰新闻在俄罗斯的乌克兰媒体</text:p>
      <text:p text:style-name="P4">
图片: ['<text:a xlink:type="simple" xlink:href="https://armyinform.com.ua/wp-content/uploads/2023/04/341082049_139891255715778_6435473059168679474_n-e1681389874130.jpg" text:style-name="Internet_20_link" text:visited-style-name="Visited_20_Internet_20_Link">
341082049_139891255715778_6435473059168679474_n-e1681389874130.jpg</text:a>
', '<text:a xlink:type="simple" xlink:href="https://armyinform.com.ua/wp-content/uploads/2023/04/341090071_230437106236268_3400446824614682067_n-150x150.jpg" text:style-name="Internet_20_link" text:visited-style-name="Visited_20_Internet_20_Link">
341090071_230437106236268_3400446824614682067_n-150x150.jpg</text:a>
', '<text:a xlink:type="simple" xlink:href="https://armyinform.com.ua/wp-content/uploads/2023/04/340981738_1371645900286586_25292781154558880_n-150x150.jpg" text:style-name="Internet_20_link" text:visited-style-name="Visited_20_Internet_20_Link">
340981738_1371645900286586_25292781154558880_n-150x150.jpg</text:a>
', '<text:a xlink:type="simple" xlink:href="https://armyinform.com.ua/wp-content/uploads/2023/04/341080798_1995809357429628_3607908098339529940_n-150x150.jpg" text:style-name="Internet_20_link" text:visited-style-name="Visited_20_Internet_20_Link">
341080798_1995809357429628_3607908098339529940_n-150x150.jpg</text:a>
', '<text:a xlink:type="simple" xlink:href="https://armyinform.com.ua/wp-content/uploads/2023/04/341246497_618235920210809_8923025949865283864_n.jpg" text:style-name="Internet_20_link" text:visited-style-name="Visited_20_Internet_20_Link">
341246497_618235920210809_8923025949865283864_n.jpg</text:a>
']</text:p>
      <text:p text:style-name="P4">
标签: ['STOPRUSSIA', 'ВІЙНА', 'ГШ ЗСУ', 'ІНСТРУКТОРИ']</text:p>
      <text:p text:style-name="P4">
类别: News</text:p>
      <!--METADATA-->
      <text:p text:style-name="P4">
<draw:frame draw:style-name="fr1" draw:name="Image329" text:anchor-type="as-char" svg:width="6.9236in" svg:height="4.067615in" draw:z-index="0">
<draw:image xlink:href="../Images/AРМІЯINFORM/2023-04-13T72-00-00-04-00/341082049_139891255715778_6435473059168679474_n-e1681389874130.jpg" xlink:type="simple" xlink:show="embed" xlink:actuate="onLoad" draw:mime-type="image/jpeg"/>
</draw:frame>
来自挪威王国武装部队的一组合并的教练正在由乌克兰武装部队的军人运营，以管理豹子2坦克，建立坦克障碍物并打破它们。</text:p>
      <text:p text:style-name="P4">
关于它<text:a xlink:type="simple" xlink:href="https%3A%2F%2Fwww.facebook.com%2FGeneralStaff.ua%2Fposts%2Fpfbid02hFAshr6yzvXYjvjmR9wyh2BpFKA1kBhMXjDyXtMjL1N6dzzZ8g9GsrRc5DokmJcPl&amp;show_text=true&amp;width=500" text:style-name="Internet_20_link" text:visited-style-name="Visited_20_Internet_20_Link">
报告</text:a>
武装部队的总人员。</text:p>
      <text:p text:style-name="P4">
“我们只是所有挪威武装部队的讲师的一部分。 坦克坦克讲师有十年的坦克经验。 我们有装甲维修和撤离机器Bergepanzer能够维修和操作。 我们拥有具有多年经验的Zengonic装甲车的讲师和技术。 因此，我可以说，我们正在为提供这项培训提供最好的努力。”挪威教练指挥官说。</text:p>
      <text:p text:style-name="P4">
<text:a xlink:type="simple" xlink:href="https://armyinform.com.ua/wp-content/uploads/2023/04/341090071_230437106236268_3400446824614682067_n.jpg" text:style-name="Internet_20_link" text:visited-style-name="Visited_20_Internet_20_Link">
!(Images/AРМІЯINFORM/2023-04-13T72-00-00-04-00/341090071_230437106236268_3400446824614682067_n-150x150.jpg)</text:a>
</text:p>
      <text:p text:style-name="P4">
<text:a xlink:type="simple" xlink:href="https://armyinform.com.ua/wp-content/uploads/2023/04/340981738_1371645900286586_25292781154558880_n.jpg" text:style-name="Internet_20_link" text:visited-style-name="Visited_20_Internet_20_Link">
<draw:frame draw:style-name="fr1" draw:name="Image330" text:anchor-type="as-char" svg:width="6.9236in" svg:height="6.9236in" draw:z-index="0">
<draw:image xlink:href="../Images/AРМІЯINFORM/2023-04-13T72-00-00-04-00/340981738_1371645900286586_25292781154558880_n-150x150.jpg" xlink:type="simple" xlink:show="embed" xlink:actuate="onLoad" draw:mime-type="image/jpeg"/>
</draw:frame>
</text:a>
</text:p>
      <text:p text:style-name="P4">
<text:a xlink:type="simple" xlink:href="https://armyinform.com.ua/wp-content/uploads/2023/04/341080798_1995809357429628_3607908098339529940_n.jpg" text:style-name="Internet_20_link" text:visited-style-name="Visited_20_Internet_20_Link">
<draw:frame draw:style-name="fr1" draw:name="Image331" text:anchor-type="as-char" svg:width="6.9236in" svg:height="6.9236in" draw:z-index="0">
<draw:image xlink:href="../Images/AРМІЯINFORM/2023-04-13T72-00-00-04-00/341080798_1995809357429628_3607908098339529940_n-150x150.jpg" xlink:type="simple" xlink:show="embed" xlink:actuate="onLoad" draw:mime-type="image/jpeg"/>
</draw:frame>
</text:a>
据挪威教练说，乌克兰人正在迅速学习。</text:p>
      <text:p text:style-name="P4">
“乌克兰人在研究新材料方面已经很好地证明了自己。 它更容易使用，因为它是根据运营设计的。</text:p>
      <text:p text:style-name="P4">
<draw:frame draw:style-name="fr1" draw:name="Image332" text:anchor-type="as-char" svg:width="6.9236in" svg:height="6.9236in" draw:z-index="0">
<draw:image xlink:href="../Images/AРМІЯINFORM/2023-04-13T72-00-00-04-00/341246497_618235920210809_8923025949865283864_n.jpg" xlink:type="simple" xlink:show="embed" xlink:actuate="onLoad" draw:mime-type="image/jpeg"/>
</draw:frame>
</text:p>
      <text:p text:style-name="P4">
News Source: <text:a xlink:type="simple" xlink:href="https://armyinform.com.ua/2023/04/13/norvezki-instruktory-navchayut-ukrayinski-ekipazhi-na-tankah-leopard-proryvaty-tankovi-pereshkody/" text:style-name="Internet_20_link" text:visited-style-name="Visited_20_Internet_20_Link">
https://armyinform.com.ua/2023/04/13/norvezki-instruktory-navchayut-ukrayinski-ekipazhi-na-tankah-leopard-proryvaty-tankovi-pereshkody/</text:a>
</text:p>
      <!--NEWS-->
      <text:h text:style-name="P10" text:outline-level="1">
<text:span text:style-name="T4">
国家元首授予命令和奖牌，将近一百个乌克兰捍卫者</text:span>
</text:h>
      <text:p text:style-name="P4">
作者: ['АРМІЯINFORM']</text:p>
      <text:p text:style-name="P4">
时间: 2023-04-13T73:00:00-04:00</text:p>
      <text:p text:style-name="P4">
描述: 乌克兰沃迪米尔Zelensky Vidniy总统，Sovereign Nagorods 99 ...与乌克兰2022年的战争，与乌克兰的最新新闻战争，今天与乌克兰2022年的新闻战争，今天与乌克兰之间的战争，乌克兰和俄罗斯之间的战争以及与乌克兰之间的战争会他们说，要么在2022年不，在不久的将来，是否会与乌克兰发生战争，他们说，今天与乌克兰的战争，今天的乌克兰新闻，乌克兰新闻，乌克兰媒体在俄罗斯的乌克兰媒体</text:p>
      <text:p text:style-name="P4">
图片: ['<text:a xlink:type="simple" xlink:href="https://armyinform.com.ua/wp-content/uploads/2022/06/golovna2.jpg" text:style-name="Internet_20_link" text:visited-style-name="Visited_20_Internet_20_Link">
golovna2.jpg</text:a>
']</text:p>
      <text:p text:style-name="P4">
标签: ['УКАЗ ПРЕЗИДЕНТА УКРАЇНИ']</text:p>
      <text:p text:style-name="P4">
类别: News</text:p>
      <!--METADATA-->
      <text:p text:style-name="P4">
<draw:frame draw:style-name="fr1" draw:name="Image333" text:anchor-type="as-char" svg:width="6.9236in" svg:height="4.406583in" draw:z-index="0">
<draw:image xlink:href="../Images/AРМІЯINFORM/2023-04-13T73-00-00-04-00/golovna2.jpg" xlink:type="simple" xlink:show="embed" xlink:actuate="onLoad" draw:mime-type="image/jpeg"/>
</draw:frame>
乌克兰沃迪米尔·泽伦斯基(Ukraine Volodymyr Zelensky)主席庆祝了99名军人的州奖，其中包括一百名死后。</text:p>
      <text:p text:style-name="P4">
相应<text:a xlink:type="simple" xlink:href="https://www.president.gov.ua/documents/2172023-46429" text:style-name="Internet_20_link" text:visited-style-name="Visited_20_Internet_20_Link">
第217/2023号法令</text:a>
张贴在州网站上。</text:p>
      <text:p text:style-name="P4">
值得注意的是，该奖项是“以个人的勇气，在保护乌克兰的国家主权和领土完整，无私的军事义务方面被颁发的。”</text:p>
      <text:p text:style-name="P4">
<text:span text:style-name="T4">
授予Bohdan Khmelnitsky III学位的命令</text:span>
</text:p>
      <text:p text:style-name="P4">
Oleksiychenko Igor Alexandrovich-队长</text:p>
      <text:p text:style-name="P4">
Gennady Vladimirovich Owl(死后)- 主要的</text:p>
      <text:p text:style-name="P4">
Sokurrenko Vladimir Anatoliyovych(死后) - 上校</text:p>
      <text:p text:style-name="P4">
Yakimenko Artem Alexandrovich-中尉</text:p>
      <text:p text:style-name="P4">
<text:span text:style-name="T4">
奖励订单</text:span>
 <text:span text:style-name="T4">
“ </text:span>
 <text:span text:style-name="T4">
有勇气</text:span>
 <text:span text:style-name="T4">
 </text:span>
” <text:span text:style-name="T4">
 </text:span>
和学位**</text:p>
      <text:p text:style-name="P4">
Oleksandr Sergeyevich Leib-高级中士</text:p>
      <text:p text:style-name="P4">
<text:span text:style-name="T4">
奖励订单</text:span>
 <text:span text:style-name="T4">
“ </text:span>
 <text:span text:style-name="T4">
有勇气</text:span>
 <text:span text:style-name="T4">
 </text:span>
 <text:span text:style-name="T4">
 </text:span>
 <text:span text:style-name="T4">
 </text:span>
 iii学位**</text:p>
      <text:p text:style-name="P4">
Alupoy Ivan Pylypovych(死后) - 士兵</text:p>
      <text:p text:style-name="P4">
Antukha Oleg Sergeyevich(死后) - 高级士兵</text:p>
      <text:p text:style-name="P4">
Barsuchenko Mikhail Vasilyevich-高级士兵</text:p>
      <text:p text:style-name="P4">
Belinsky Oleg Alexandrovich(死后) - 士兵</text:p>
      <text:p text:style-name="P4">
Bilan Nikolai Vasilyevich(死后) - 士兵</text:p>
      <text:p text:style-name="P4">
Vladislav Gennadyevich Belorovsky(死后) - 酋长</text:p>
      <text:p text:style-name="P4">
Maxim Braslavsky(死后) - 士兵</text:p>
      <text:p text:style-name="P4">
亚历山大·瓦莱里维奇·布里克(Alexander Valeryevich Burik)(死后) - 初中中士</text:p>
      <text:p text:style-name="P4">
Anatoly Vedernikov(死后) - 高级士兵</text:p>
      <text:p text:style-name="P4">
Oleksandr Petrovich(死后) - 士兵</text:p>
      <text:p text:style-name="P4">
Voloshina Maxim Sergeyevich(死后) - 士兵</text:p>
      <text:p text:style-name="P4">
沃尔斯基尼古拉·尼古拉维奇(死后) - 高级士兵</text:p>
      <text:p text:style-name="P4">
汉诺克·亚历山大·尼古拉维奇(死后) - 士兵</text:p>
      <text:p text:style-name="P4">
Gontarchuk Anatoly Nikolaevich(死后) - 中士</text:p>
      <text:p text:style-name="P4">
Gonchar Vladimir Stepanovich(死后) - 士兵</text:p>
      <text:p text:style-name="P4">
Gorbatyuk Yaroslav Sergeyevich(死后) - 中士</text:p>
      <text:p text:style-name="P4">
罗马Sergeyevich麻雀 - 首席中士</text:p>
      <text:p text:style-name="P4">
Dmitry Petrovich Gromyuk(死后) - 高级士兵</text:p>
      <text:p text:style-name="P4">
Yevgeny Nikolaevich Davidov(死后) - 高级士兵</text:p>
      <text:p text:style-name="P4">
Oleg Valeryevich Debitsky(死后) - 士兵</text:p>
      <text:p text:style-name="P4">
Denisyuk Denis Yevgenovich(死后) - 士兵</text:p>
      <text:p text:style-name="P4">
Ershova Artem Anatoliyovych-高级士兵</text:p>
      <text:p text:style-name="P4">
Sergei的Zavitsynskyi-中士</text:p>
      <text:p text:style-name="P4">
Zaritsky Miroslav Vladimirovich(死后) - 士兵</text:p>
      <text:p text:style-name="P4">
Yuri Ivanovich Skornitsky(死后) - 士兵</text:p>
      <text:p text:style-name="P4">
Sergey Kalitan(死后) - 高级士兵</text:p>
      <text:p text:style-name="P4">
Kaminsky Maxim Anatolyevich(死后) - 初中中士Vitaliy Olegovich的Kobets-高级士兵</text:p>
      <text:p text:style-name="P4">
安德烈·科瓦克(Andrei Kovalchuk) - 高级士兵</text:p>
      <text:p text:style-name="P4">
Kondratyuk Bohdan Vladimirovich-高级士兵</text:p>
      <text:p text:style-name="P4">
Kornienko Vadim Viktorovich-士兵</text:p>
      <text:p text:style-name="P4">
Kostenko Ruslan Vladimirovich(死后) - 高级中士</text:p>
      <text:p text:style-name="P4">
Nikita Kochev Anatolyevich-初中中士</text:p>
      <text:p text:style-name="P4">
Kravchuk Bohdan Vitaliyovich-士兵</text:p>
      <text:p text:style-name="P4">
Kryshchuk Bohdan Dmitrovich-士兵</text:p>
      <text:p text:style-name="P4">
Igor Kuzminsky(死后) - 高级中士</text:p>
      <text:p text:style-name="P4">
Kucherenko Sergey Anatoliyovych(死后) - 士兵</text:p>
      <text:p text:style-name="P4">
Kushpit Yaroslav Leonidovich(死后) - 士兵</text:p>
      <text:p text:style-name="P4">
Mikhail Mikhail(死后) - 中士</text:p>
      <text:p text:style-name="P4">
Levchuk Igor Viktorovich-高级中士</text:p>
      <text:p text:style-name="P4">
Lisak Maxim Nikolaevich(死后) - 士兵</text:p>
      <text:p text:style-name="P4">
Andriy Loginov-士兵</text:p>
      <text:p text:style-name="P4">
Lupacheva Peter Ivanovich-中士</text:p>
      <text:p text:style-name="P4">
Denis Olegovich Lushnyak(死后) - 高级士兵</text:p>
      <text:p text:style-name="P4">
Sergei Vasilyevich的Malsa-中士</text:p>
      <text:p text:style-name="P4">
Mikhayev Alexei Mikhailovich(死后) - 士兵</text:p>
      <text:p text:style-name="P4">
Sergei Olegovich Morozenko-高级士兵</text:p>
      <text:p text:style-name="P4">
Nestor Dmitry Pavlovich(死后) - 士兵</text:p>
      <text:p text:style-name="P4">
亚历山大·诺维茨基(死后) - 士兵</text:p>
      <text:p text:style-name="P4">
Pavlishin Ivan Vitaliyevich(死后) - 士兵</text:p>
      <text:p text:style-name="P4">
Vladimir Pavlovsky(死后) - 士兵</text:p>
      <text:p text:style-name="P4">
Panchuk Anatoly Viktorovich-士兵</text:p>
      <text:p text:style-name="P4">
彼得鲁克·尼古拉斯·彼得罗维奇 - 初中中士</text:p>
      <text:p text:style-name="P4">
Plotnikov Denis Alexandrovich(死后) - 高级中尉</text:p>
      <text:p text:style-name="P4">
Viktor Polishchuk(死后) - 士兵</text:p>
      <text:p text:style-name="P4">
波兰克尤里尼古拉维奇总部</text:p>
      <text:p text:style-name="P4">
Vyacheslav Vasilyevich-高级中尉</text:p>
      <text:p text:style-name="P4">
Primak Anatoly Vasilyevich(死后) - 士兵</text:p>
      <text:p text:style-name="P4">
奥斯卡·达米安(Oscar Damien)的罗德里格扎(Rodrigza) - 士兵</text:p>
      <text:p text:style-name="P4">
Seed Maxim Nikolaevich-高级士兵</text:p>
      <text:p text:style-name="P4">
Seleznova Alexander Nikolaevich(死后) - 士兵</text:p>
      <text:p text:style-name="P4">
Andrei Sirotyuk(死后) - 高级士兵</text:p>
      <text:p text:style-name="P4">
Victor Borisovich Sobkalov-高级士兵</text:p>
      <text:p text:style-name="P4">
Starkov Igor Vladimirovich(死后) - 士兵</text:p>
      <text:p text:style-name="P4">
Tatarchuk Alexander Vitaliyevich(死后) - 初级中尉</text:p>
      <text:p text:style-name="P4">
希尔卡·谢尔盖(Hilka Sergey)(死后) - 高级士兵</text:p>
      <text:p text:style-name="P4">
Maxim Tsybulsky(死后) - 士兵</text:p>
      <text:p text:style-name="P4">
Shapovalov Oleg Alexandrovich(死后) - 士兵</text:p>
      <text:p text:style-name="P4">
Andrei Shvets(死后) - 中士</text:p>
      <text:p text:style-name="P4">
Schlapak Petra Stepanovich(死后) - 高级士兵</text:p>
      <text:p text:style-name="P4">
Vladimir Shlapatsky-高级中尉</text:p>
      <text:p text:style-name="P4">
Stifurak Taras Mikhailovich-高级士兵</text:p>
      <text:p text:style-name="P4">
Schustor Dmitry Vasilyevich(死后) - 士兵</text:p>
      <text:p text:style-name="P4">
Sergey Mikhailovich Yarmurathy-首席中士</text:p>
      <text:p text:style-name="P4">
<text:span text:style-name="T4">
授予Danylo Halytsky的命令</text:span>
</text:p>
      <text:p text:style-name="P4">
Voituk Bohdan Alexandrovich-上尉弗拉基米尔·尼古拉维奇(Vladimir Nikolaevich) - 上校</text:p>
      <text:p text:style-name="P4">
<text:span text:style-name="T4">
奖励奖牌</text:span>
 <text:span text:style-name="T4">
“ </text:span>
 <text:span text:style-name="T4">
为乌克兰的兵役</text:span>
 <text:span text:style-name="T4">
 </text:span>
 <text:span text:style-name="T4">
 </text:span>
 <text:span text:style-name="T4">
 </text:span>
</text:p>
      <text:p text:style-name="P4">
安东诺瓦·亚历山大·亚历山德罗维奇 - 高级士兵</text:p>
      <text:p text:style-name="P4">
Biletsky Igor Alexandrovich-初中中士</text:p>
      <text:p text:style-name="P4">
Borisov Sergey Yurievich-上尉</text:p>
      <text:p text:style-name="P4">
Alexei Viktorovich Brovarnik-高级士兵</text:p>
      <text:p text:style-name="P4">
Vladislav Anatolyevich-高级士兵</text:p>
      <text:p text:style-name="P4">
Jeremenko Valery Viktorovich-上校</text:p>
      <text:p text:style-name="P4">
亚历山大·张科夫(Alexander Zhukov) - 队长</text:p>
      <text:p text:style-name="P4">
Zubrytsky Vladimir Petrovich-士兵</text:p>
      <text:p text:style-name="P4">
Kafka Yevgeny Arnoldovich-上尉</text:p>
      <text:p text:style-name="P4">
Nechaya Vadim Nikolaevich-上校</text:p>
      <text:p text:style-name="P4">
Siroshtan Dmitry Alexandrovich-医疗服务队长</text:p>
      <text:p text:style-name="P4">
Smirnova Dmitry Vladimirovich-专业</text:p>
      <text:p text:style-name="P4">
Sergei Stanislavovich-初中中士</text:p>
      <text:p text:style-name="P4">
Chernous Sergey Valentinovich-高级中尉</text:p>
      <text:p text:style-name="P4">
Chmily Anatoly Vasilyevich-士兵</text:p>
      <text:p text:style-name="P4">
<text:span text:style-name="T4">
奖励奖牌</text:span>
 <text:span text:style-name="T4">
“ </text:span>
 <text:span text:style-name="T4">
为了挽救生命</text:span>
 <text:span text:style-name="T4">
 </text:span>
” **</text:p>
      <text:p text:style-name="P4">
Vitaliy Viktorovich-初中中士。</text:p>
      <text:p text:style-name="P4">
News Source: <text:a xlink:type="simple" xlink:href="https://armyinform.com.ua/2023/04/13/glava-derzhavy-nagorodyv-ordenamy-i-medalyamy-majzhe-sotnyu-zahysnykiv-ukrayiny/" text:style-name="Internet_20_link" text:visited-style-name="Visited_20_Internet_20_Link">
https://armyinform.com.ua/2023/04/13/glava-derzhavy-nagorodyv-ordenamy-i-medalyamy-majzhe-sotnyu-zahysnykiv-ukrayiny/</text:a>
</text:p>
      <!--NEWS-->
      <text:h text:style-name="P10" text:outline-level="1">
<text:span text:style-name="T4">
在波兰的Seimas中，举办了一个展览 - “ Mariupol。 未征服”</text:span>
</text:h>
      <text:p text:style-name="P4">
作者: ['АРМІЯINFORM']</text:p>
      <text:p text:style-name="P4">
时间: 2023-04-13T74:00:00-04:00</text:p>
      <text:p text:style-name="P4">
描述: 乌克兰瓦西尔·兹瓦里奇（Vasil Zvarich）的大使立即与vitsespemer Seima Polshi Malgozhato Gosvsyu ...与乌克兰2022年的战争，与乌克兰与乌克兰的最新新闻，今天与乌克兰2022年的新闻战争，今天上次与乌克兰的新闻战争，乌克兰和俄罗斯和俄罗斯和俄罗斯和俄罗斯之间的战争将会发生他们在2022年与乌克兰有一年</text:p>
      <text:p text:style-name="P4">
图片: ['<text:a xlink:type="simple" xlink:href="https://armyinform.com.ua/wp-content/uploads/2023/04/lb_09950.view_.jpg" text:style-name="Internet_20_link" text:visited-style-name="Visited_20_Internet_20_Link">
lb_09950.view_.jpg</text:a>
', '<text:a xlink:type="simple" xlink:href="https://armyinform.com.ua/wp-content/uploads/2023/04/lb_00020.view_-150x150.jpg" text:style-name="Internet_20_link" text:visited-style-name="Visited_20_Internet_20_Link">
lb_00020.view_-150x150.jpg</text:a>
', '<text:a xlink:type="simple" xlink:href="https://armyinform.com.ua/wp-content/uploads/2023/04/lb_00057.view_-150x150.jpg" text:style-name="Internet_20_link" text:visited-style-name="Visited_20_Internet_20_Link">
lb_00057.view_-150x150.jpg</text:a>
', '<text:a xlink:type="simple" xlink:href="https://armyinform.com.ua/wp-content/uploads/2023/04/lb_00149.view_-150x150.jpg" text:style-name="Internet_20_link" text:visited-style-name="Visited_20_Internet_20_Link">
lb_00149.view_-150x150.jpg</text:a>
', '<text:a xlink:type="simple" xlink:href="https://armyinform.com.ua/wp-content/uploads/2023/04/lb_00166.view_-150x150.jpg" text:style-name="Internet_20_link" text:visited-style-name="Visited_20_Internet_20_Link">
lb_00166.view_-150x150.jpg</text:a>
', '<text:a xlink:type="simple" xlink:href="https://armyinform.com.ua/wp-content/uploads/2023/04/lb_00172.view_-150x150.jpg" text:style-name="Internet_20_link" text:visited-style-name="Visited_20_Internet_20_Link">
lb_00172.view_-150x150.jpg</text:a>
', '<text:a xlink:type="simple" xlink:href="https://armyinform.com.ua/wp-content/uploads/2023/04/lb_00182.view_-150x150.jpg" text:style-name="Internet_20_link" text:visited-style-name="Visited_20_Internet_20_Link">
lb_00182.view_-150x150.jpg</text:a>
']</text:p>
      <text:p text:style-name="P4">
标签: ['ВТОРГНЕННЯ РФ', 'ДОПОМОГА ПАРТНЕРІВ', 'МАРІУПОЛЬ', 'ПОЛЬЩА', 'СВІТ ПІДТРИМУЄ УКРАЇНУ']</text:p>
      <text:p text:style-name="P4">
类别: News</text:p>
      <!--METADATA-->
      <text:p text:style-name="P4">
<draw:frame draw:style-name="fr1" draw:name="Image334" text:anchor-type="as-char" svg:width="6.9236in" svg:height="4.612849in" draw:z-index="0">
<draw:image xlink:href="../Images/AРМІЯINFORM/2023-04-13T74-00-00-04-00/lb_09950.view_.jpg" xlink:type="simple" xlink:show="embed" xlink:actuate="onLoad" draw:mime-type="image/jpeg"/>
</draw:frame>
乌克兰Vasyl Zvarych的大使与波兰Seimas的Vespiker，Malgozhatyahosevskaya一起开设了展览“ Mariupol。 <text:a xlink:type="simple" xlink:href="https://www.facebook.com/100068077835901/posts/pfbid0ePpxAzhG3JK7shqwxgKnDRBapRfhKSRmQfETyxdBAqDu2TzcNdv78QaYXjhbheucl/" text:style-name="Internet_20_link" text:visited-style-name="Visited_20_Internet_20_Link">
报告</text:a>
乌克兰在波兰的大使馆。</text:p>
      <text:p text:style-name="P4">
乌克兰艺术家的展览，献给了玛丽波尔市的城市，其捍卫者和捍卫者，居民和居民以及所有乌克兰人民，他们在英勇地捍卫自己的国家免受俄罗斯侵略。</text:p>
      <text:p text:style-name="P4">
<text:a xlink:type="simple" xlink:href="https://armyinform.com.ua/wp-content/uploads/2023/04/lb_00020.view_.jpg" text:style-name="Internet_20_link" text:visited-style-name="Visited_20_Internet_20_Link">
!(Images/AРМІЯINFORM/2023-04-13T74-00-00-04-00/lb_00020.view_-150x150.jpg)</text:a>
</text:p>
      <text:p text:style-name="P4">
<text:a xlink:type="simple" xlink:href="https://armyinform.com.ua/wp-content/uploads/2023/04/lb_00057.view_.jpg" text:style-name="Internet_20_link" text:visited-style-name="Visited_20_Internet_20_Link">
<draw:frame draw:style-name="fr1" draw:name="Image335" text:anchor-type="as-char" svg:width="6.9236in" svg:height="6.9236in" draw:z-index="0">
<draw:image xlink:href="../Images/AРМІЯINFORM/2023-04-13T74-00-00-04-00/lb_00057.view_-150x150.jpg" xlink:type="simple" xlink:show="embed" xlink:actuate="onLoad" draw:mime-type="image/jpeg"/>
</draw:frame>
</text:a>
由乌克兰全国艺术家联盟的努力以及Viespicer议会与Malogozhate Gosevskaya的项目的个人支持，在波兰Seimas的展览开幕。</text:p>
      <text:p text:style-name="P4">
波兰议会的维斯皮克在他的讲话中谈到了乌克兰持续的当前的塔维亚纳事件。 她指出，所介绍的作品是一个关于伟大都市及其居民戏剧的故事。</text:p>
      <text:p text:style-name="P4">
<text:a xlink:type="simple" xlink:href="https://armyinform.com.ua/wp-content/uploads/2023/04/lb_00149.view_.jpg" text:style-name="Internet_20_link" text:visited-style-name="Visited_20_Internet_20_Link">
!(Images/AРМІЯINFORM/2023-04-13T74-00-00-04-00/lb_00149.view_-150x150.jpg)</text:a>
</text:p>
      <text:p text:style-name="P4">
<text:a xlink:type="simple" xlink:href="https://armyinform.com.ua/wp-content/uploads/2023/04/lb_00166.view_.jpg" text:style-name="Internet_20_link" text:visited-style-name="Visited_20_Internet_20_Link">
<draw:frame draw:style-name="fr1" draw:name="Image336" text:anchor-type="as-char" svg:width="6.9236in" svg:height="6.9236in" draw:z-index="0">
<draw:image xlink:href="../Images/AРМІЯINFORM/2023-04-13T74-00-00-04-00/lb_00166.view_-150x150.jpg" xlink:type="simple" xlink:show="embed" xlink:actuate="onLoad" draw:mime-type="image/jpeg"/>
</draw:frame>
</text:a>
</text:p>
      <text:p text:style-name="P4">
<text:a xlink:type="simple" xlink:href="https://armyinform.com.ua/wp-content/uploads/2023/04/lb_00172.view_.jpg" text:style-name="Internet_20_link" text:visited-style-name="Visited_20_Internet_20_Link">
<draw:frame draw:style-name="fr1" draw:name="Image337" text:anchor-type="as-char" svg:width="6.9236in" svg:height="6.9236in" draw:z-index="0">
<draw:image xlink:href="../Images/AРМІЯINFORM/2023-04-13T74-00-00-04-00/lb_00172.view_-150x150.jpg" xlink:type="simple" xlink:show="embed" xlink:actuate="onLoad" draw:mime-type="image/jpeg"/>
</draw:frame>
</text:a>
</text:p>
      <text:p text:style-name="P4">
<text:a xlink:type="simple" xlink:href="https://armyinform.com.ua/wp-content/uploads/2023/04/lb_00182.view_.jpg" text:style-name="Internet_20_link" text:visited-style-name="Visited_20_Internet_20_Link">
<draw:frame draw:style-name="fr1" draw:name="Image338" text:anchor-type="as-char" svg:width="6.9236in" svg:height="6.9236in" draw:z-index="0">
<draw:image xlink:href="../Images/AРМІЯINFORM/2023-04-13T74-00-00-04-00/lb_00182.view_-150x150.jpg" xlink:type="simple" xlink:show="embed" xlink:actuate="onLoad" draw:mime-type="image/jpeg"/>
</draw:frame>
</text:a>
 - 这些绘画显示了地狱的纪事，明天痛苦和怜悯的混合物以及由俄罗斯禁令造成的野蛮破坏，以及对持续的人及其勇气的自豪感。”  - 对于我们的Mariupol来说，这是战争的象征，小巷深深地确信它将很快成为胜利的象征，犯罪者的肇事者将负责。_波兰共和国Seimas的办公室。</text:p>
      <text:p text:style-name="P4">
_ paded vladimir zagrebelny_</text:p>
      <text:p text:style-name="P4">
News Source: <text:a xlink:type="simple" xlink:href="https://armyinform.com.ua/2023/04/13/u-sejmi-polshhi-prezentuvaly-vystavku-mariupol-neskorenyj/" text:style-name="Internet_20_link" text:visited-style-name="Visited_20_Internet_20_Link">
https://armyinform.com.ua/2023/04/13/u-sejmi-polshhi-prezentuvaly-vystavku-mariupol-neskorenyj/</text:a>
</text:p>
      <!--NEWS-->
      <text:h text:style-name="P10" text:outline-level="1">
<text:span text:style-name="T4">
乌克兰，摩尔多瓦和罗马尼亚不仅具有共同的边界，而且还有一个普通的俄罗斯威胁-Alexei Reznikov</text:span>
</text:h>
      <text:p text:style-name="P4">
作者: ['Єгор Брайлян']</text:p>
      <text:p text:style-name="P4">
时间: 2023-04-13T75:00:00-04:00</text:p>
      <text:p text:style-name="P4">
描述: 关于宣布Ministan宣布乌克兰Oleki Reznikov Pid Pershina Chornomorsko ...与乌克兰2022年的战争，与乌克兰与乌克兰的最新消息，今天与乌克兰的新闻，今天与乌克兰2022年的《新闻战》，乌克兰和俄罗斯之间的战争将是一场战争与乌克兰的战争将是不久的</text:p>
      <text:p text:style-name="P4">
图片: ['<text:a xlink:type="simple" xlink:href="https://armyinform.com.ua/wp-content/uploads/2023/04/photo_2023-04-13_17-06-32-2.jpg" text:style-name="Internet_20_link" text:visited-style-name="Visited_20_Internet_20_Link">
photo_2023-04-13_17-06-32-2.jpg</text:a>
', '<text:a xlink:type="simple" xlink:href="https://armyinform.com.ua/wp-content/uploads/2023/04/photo_2023-04-13_17-06-32-150x150.jpg" text:style-name="Internet_20_link" text:visited-style-name="Visited_20_Internet_20_Link">
photo_2023-04-13_17-06-32-150x150.jpg</text:a>
', '<text:a xlink:type="simple" xlink:href="https://armyinform.com.ua/wp-content/uploads/2023/04/photo_2023-04-13_17-06-33-2-150x150.jpg" text:style-name="Internet_20_link" text:visited-style-name="Visited_20_Internet_20_Link">
photo_2023-04-13_17-06-33-2-150x150.jpg</text:a>
']</text:p>
      <text:p text:style-name="P4">
标签: ['STOPRUSSIA', 'АГРЕСІЯ РФ', 'КРИМСЬКА ПЛАТФОРМА', 'МЗС', 'МІНІСТЕРСТВО ОБОРОНИ УКРАЇНИ', 'МОЛДОВА', 'ОЛЕКСІЙ РЕЗНІКОВ', 'РУМУНІЯ', 'СВІТ ПІДТРИМУЄ УКРАЇНУ']</text:p>
      <text:p text:style-name="P4">
类别: News</text:p>
      <!--METADATA-->
      <text:p text:style-name="P4">
<draw:frame draw:style-name="fr1" draw:name="Image339" text:anchor-type="as-char" svg:width="6.9236in" svg:height="4.617987in" draw:z-index="0">
<draw:image xlink:href="../Images/AРМІЯINFORM/2023-04-13T75-00-00-04-00/photo_2023-04-13_17-06-32-2.jpg" xlink:type="simple" xlink:show="embed" xlink:actuate="onLoad" draw:mime-type="image/jpeg"/>
</draw:frame>
在国际克里米亚平台的第一次黑海安全会议上，乌克兰阿列克谢·雷兹尼科夫国防部长表示，这是这一点。</text:p>
      <ul>
        <li>
今天的三方会议在加强我们国家之间的自愿关系的背景下至关重要。 乌克兰，摩尔多瓦和罗马尼亚人不仅是常见的边界，而且是历史。</li>
      </ul>
      <text:p text:style-name="P4">
我们也有共同的威胁。 这是俄罗斯对摩尔多瓦大规模战争俄罗斯对乌克兰的混合战争。 后者是对阿佐夫黑海洋地区所有州的威胁。</text:p>
      <text:p text:style-name="P4">
Alexei Reznikov感谢合作伙伴国家的帮助，并强调，有很多工作可以确保黑海地区的和平。</text:p>
      <ul>
        <li>
乌克兰方面对我们的邻居们在与侵略者的斗争中的政治，实践支持和团结表示感谢。 反过来，我们将准备好获得谴责武装侵略的实践经验，并提供改善国防部门的伙伴关系。</li>
      </ul>
      <text:p text:style-name="P4">
为了恢复阿佐夫黑海洋地区的安全，我们国家也有艰苦的工作。 只有并排团结起来，我们才为我们国家的人民提供稳定的未来和繁荣。 去赢。 荣耀乌克兰!</text:p>
      <text:p text:style-name="P4">
<text:a xlink:type="simple" xlink:href="https://armyinform.com.ua/wp-content/uploads/2023/04/photo_2023-04-13_17-06-32.jpg" text:style-name="Internet_20_link" text:visited-style-name="Visited_20_Internet_20_Link">
!(Images/AРМІЯINFORM/2023-04-13T75-00-00-04-00/photo_2023-04-13_17-06-32-150x150.jpg)</text:a>
</text:p>
      <text:p text:style-name="P4">
<text:a xlink:type="simple" xlink:href="https://armyinform.com.ua/wp-content/uploads/2023/04/photo_2023-04-13_17-06-33-2.jpg" text:style-name="Internet_20_link" text:visited-style-name="Visited_20_Internet_20_Link">
<draw:frame draw:style-name="fr1" draw:name="Image340" text:anchor-type="as-char" svg:width="6.9236in" svg:height="6.9236in" draw:z-index="0">
<draw:image xlink:href="../Images/AРМІЯINFORM/2023-04-13T75-00-00-04-00/photo_2023-04-13_17-06-33-2-150x150.jpg" xlink:type="simple" xlink:show="embed" xlink:actuate="onLoad" draw:mime-type="image/jpeg"/>
</draw:frame>
</text:a>
</text:p>
      <text:p text:style-name="P4">
News Source: <text:a xlink:type="simple" xlink:href="https://armyinform.com.ua/2023/04/13/ukrayina-moldova-ta-rumuniya-mayut-ne-lyshe-spilni-kordony-ale-j-spilnu-rosijsku-zagrozu-oleksij-reznikov/" text:style-name="Internet_20_link" text:visited-style-name="Visited_20_Internet_20_Link">
https://armyinform.com.ua/2023/04/13/ukrayina-moldova-ta-rumuniya-mayut-ne-lyshe-spilni-kordony-ale-j-spilnu-rosijsku-zagrozu-oleksij-reznikov/</text:a>
</text:p>
      <!--NEWS-->
      <text:h text:style-name="P10" text:outline-level="1">
<text:span text:style-name="T4">
武装部队总司令瓦莱里·扎卢兹尼（Valery Zaluzhny）在乌克兰与一位法国同事见面</text:span>
</text:h>
      <text:p text:style-name="P4">
作者: ['АРМІЯINFORM']</text:p>
      <text:p text:style-name="P4">
时间: 2023-04-13T76:00:00-04:00</text:p>
      <text:p text:style-name="P4">
描述: 在乌克兰人，弗朗西的Zbroyni部队的奥布罗伊曼酋长，陆军将军……与乌克兰2022年的战争，与乌克兰的最新新闻，今天与乌克兰2022年的新闻战争，今天会有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photo_2023-04-13_17-40-00.jpg" text:style-name="Internet_20_link" text:visited-style-name="Visited_20_Internet_20_Link">
photo_2023-04-13_17-40-00.jpg</text:a>
']</text:p>
      <text:p text:style-name="P4">
标签: ['STOPRUSSIA', 'АГРЕСІЯ РФ', 'ВАЛЕРІЙ ЗАЛУЖНИЙ', 'ГШ ЗСУ', 'СВІТ ПІДТРИМУЄ УКРАЇНУ', 'ФРАНЦІЯ']</text:p>
      <text:p text:style-name="P4">
类别: News</text:p>
      <!--METADATA-->
      <text:p text:style-name="P4">
<draw:frame draw:style-name="fr1" draw:name="Image341" text:anchor-type="as-char" svg:width="6.9236in" svg:height="4.61393in" draw:z-index="0">
<draw:image xlink:href="../Images/AРМІЯINFORM/2023-04-13T76-00-00-04-00/photo_2023-04-13_17-40-00.jpg" xlink:type="simple" xlink:show="embed" xlink:actuate="onLoad" draw:mime-type="image/jpeg"/>
</draw:frame>
法国联合参谋长泰瑞·伯卡尔将军抵达乌克兰。</text:p>
      <text:p text:style-name="P4">
这是由武装部队总司令在电报中的武装部队总司令进行了报道。</text:p>
      <ul>
        <li>
我很高兴欢迎武装部队武装部队武装部队的总部，第一次在乌克兰陆军将军蒂里里·伯卡尔(Tierry Burkar)的乌克兰。 瓦莱里·扎卢兹尼(Valery Zaluzhny)说，这是法国同事在战争中对乌克兰军队的明显信号支持。</li>
      </ul>
      <text:p text:style-name="P4">
指挥官-In-司令与法国顶级兴建时期进行了有意义的谈判，而情况处于正面的状态。</text:p>
      <text:p text:style-name="P4">
在谈判期间，扎卢兹尼还详细介绍了乌克兰的乌克兰贝壳和其他弹药的需求，即F-16战斗机的防空手段。</text:p>
      <text:p text:style-name="P4">
各方已同意继续合作并维持对话。 停顿，乌克兰的武装部队准备与全面战争的合作伙伴分享经验。</text:p>
      <ul>
        <li>
我感谢总局和法国人民的帮助。 我感谢团结和支持， - 武装部队的总司令说。</li>
      </ul>
      <text:p text:style-name="P4">
News Source: <text:a xlink:type="simple" xlink:href="https://armyinform.com.ua/2023/04/13/golovnokomanduvach-zsu-general-valerij-zaluzhnyj-zustrivsya-v-ukrayini-z-franczuzkym-kolegoyu/" text:style-name="Internet_20_link" text:visited-style-name="Visited_20_Internet_20_Link">
https://armyinform.com.ua/2023/04/13/golovnokomanduvach-zsu-general-valerij-zaluzhnyj-zustrivsya-v-ukrayini-z-franczuzkym-kolegoyu/</text:a>
</text:p>
      <!--NEWS-->
      <text:h text:style-name="P10" text:outline-level="1">
<text:span text:style-name="T4">
乌克兰检察长办公室：有8000多名战争罪已记录在记录</text:span>
</text:h>
      <text:p text:style-name="P4">
作者: ['АРМІЯINFORM']</text:p>
      <text:p text:style-name="P4">
时间: 2023-04-13T7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13042023ua.jpg" text:style-name="Internet_20_link" text:visited-style-name="Visited_20_Internet_20_Link">
warcrime-13042023ua.jpg</text:a>
', '<text:a xlink:type="simple" xlink:href="https://armyinform.com.ua/wp-content/uploads/2023/04/warcrime-13042023en.jpg" text:style-name="Internet_20_link" text:visited-style-name="Visited_20_Internet_20_Link">
warcrime-13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42" text:anchor-type="as-char" svg:width="6.9236in" svg:height="4.448413in" draw:z-index="0">
<draw:image xlink:href="../Images/AРМІЯINFORM/2023-04-13T77-00-00-04-00/warcrime-13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13日</text:span>
注册：</text:p>
      <ul>
        <li>
80 198 198 198军事犯罪， * 17 057违反乌克兰国家安全的罪行。</li>
      </ul>
      <text:p text:style-name="P4">
此外，根据少年检察官的官方数据，由于俄罗斯联邦的侵略，<text:span text:style-name="T4">
 1415名儿童已成为</text:span>
，包括：</text:p>
      <ul>
        <li>
468-儿童被杀， * 947-儿童因严重程度的不同程度受伤。</li>
      </ul>
      <text:p text:style-name="P4">
该部门强调，这些数字不是最终的，因为在暂时占据的有形领土上的积极战斗场所的安装中继续进行工作。</text:p>
      <text:p text:style-name="P4">
<draw:frame draw:style-name="fr1" draw:name="Image343" text:anchor-type="as-char" svg:width="6.9236in" svg:height="4.448413in" draw:z-index="0">
<draw:image xlink:href="../Images/AРМІЯINFORM/2023-04-13T77-00-00-04-00/warcrime-13042023en.jpg" xlink:type="simple" xlink:show="embed" xlink:actuate="onLoad" draw:mime-type="image/jpeg"/>
</draw:frame>
</text:p>
      <text:p text:style-name="P4">
News Source: <text:a xlink:type="simple" xlink:href="https://armyinform.com.ua/2023/04/13/ofis-genprokurora-ukrayiny-zadokumentovano-ponad-80-tysyach-voyennyh-zlochyniv/" text:style-name="Internet_20_link" text:visited-style-name="Visited_20_Internet_20_Link">
https://armyinform.com.ua/2023/04/13/ofis-genprokurora-ukrayiny-zadokumentovano-ponad-80-tysyach-voyennyh-zlochyniv/</text:a>
</text:p>
      <!--NEWS-->
      <text:h text:style-name="P10" text:outline-level="1">
<text:span text:style-name="T4">
国家元首向国内OPC的代表颁发了奖项</text:span>
</text:h>
      <text:p text:style-name="P4">
作者: ['АРМІЯINFORM']</text:p>
      <text:p text:style-name="P4">
时间: 2023-04-13T78:00:00-04:00</text:p>
      <text:p text:style-name="P4">
描述: 总统Volodymyr Zelensky Prazchatnika在Pratsivnik Day的那天...与乌克兰2022年的战争，与乌克兰与乌克兰的最新新闻，今天与乌克兰的新闻战争，乌克兰2022年最后一次与乌克兰的新闻战争，乌克兰和俄罗斯之间的战争将会发生战争他们在2022年与乌克兰进行战争，他们说，在不久的将来会与乌克兰战争，他们说，今天与乌克兰的战争，今天的乌克兰新闻，乌克兰新闻，乌克兰媒体的乌克兰新闻</text:p>
      <text:p text:style-name="P4">
图片: ['<text:a xlink:type="simple" xlink:href="https://armyinform.com.ua/wp-content/uploads/2023/04/abb9a85a68d3cab0330f007cabbc62ae_1681391510_wysiwyg.jpeg" text:style-name="Internet_20_link" text:visited-style-name="Visited_20_Internet_20_Link">
abb9a85a68d3cab0330f007cabbc62ae_1681391510_wysiwyg.jpeg</text:a>
', '<text:a xlink:type="simple" xlink:href="https://armyinform.com.ua/wp-content/uploads/2023/04/090fd159ef51b23d819497f887050a66_1681391505_extra_large.jpeg" text:style-name="Internet_20_link" text:visited-style-name="Visited_20_Internet_20_Link">
090fd159ef51b23d819497f887050a66_1681391505_extra_large.jpeg</text:a>
', '<text:a xlink:type="simple" xlink:href="https://armyinform.com.ua/wp-content/uploads/2023/04/f72f79de467a39364c0924795b96f5f1_1681391512_extra_large.jpeg" text:style-name="Internet_20_link" text:visited-style-name="Visited_20_Internet_20_Link">
f72f79de467a39364c0924795b96f5f1_1681391512_extra_large.jpeg</text:a>
', '<text:a xlink:type="simple" xlink:href="https://armyinform.com.ua/wp-content/uploads/2023/04/32a700daee6c95efb6d87e5e6c106e7d_1681391505_extra_large.jpeg" text:style-name="Internet_20_link" text:visited-style-name="Visited_20_Internet_20_Link">
32a700daee6c95efb6d87e5e6c106e7d_1681391505_extra_large.jpeg</text:a>
']</text:p>
      <text:p text:style-name="P4">
标签: ['ВОЛОДИМИР ЗЕЛЕНСЬКИЙ', 'ВПК']</text:p>
      <text:p text:style-name="P4">
类别: News</text:p>
      <!--METADATA-->
      <text:p text:style-name="P4">
<draw:frame draw:style-name="fr1" draw:name="Image344" text:anchor-type="as-char" svg:width="6.9236in" svg:height="4.612849in" draw:z-index="0">
<draw:image xlink:href="../Images/AРМІЯINFORM/2023-04-13T78-00-00-04-00/abb9a85a68d3cab0330f007cabbc62ae_1681391510_wysiwyg.jpeg" xlink:type="simple" xlink:show="embed" xlink:actuate="onLoad" draw:mime-type="image/jpeg"/>
</draw:frame>
总统沃罗迪米尔·泽伦斯基(Volodymyr Zelensky)在Boost工业综合体雇员当天开始在乌克兰，该综合体每年将于4月13日庆祝，向国内OPC代表宣布州奖。</text:p>
      <text:p text:style-name="P4">
国防委员会的专业读者签署了一项法令，以纪念国防工业综合体对确保国家安全和保护州嫁接的重要性，这是国防雇员的重要贡献乌克兰国防能力的工业综合体。</text:p>
      <text:p text:style-name="P4">
<draw:frame draw:style-name="fr1" draw:name="Image345" text:anchor-type="as-char" svg:width="6.9236in" svg:height="4.613521in" draw:z-index="0">
<draw:image xlink:href="../Images/AРМІЯINFORM/2023-04-13T78-00-00-04-00/090fd159ef51b23d819497f887050a66_1681391505_extra_large.jpeg" xlink:type="simple" xlink:show="embed" xlink:actuate="onLoad" draw:mime-type="image/jpeg"/>
</draw:frame>
一年前的沃罗迪米尔·泽伦斯基(Volodymyr Zelensky)称，乌克兰海王星海王星(Neptune ukrainian)的生产武装的火箭受到俄罗斯联邦黑海舰队的旗舰的影响 - 莫斯科导弹巡洋舰。</text:p>
      <text:p text:style-name="P4">
总统说：“今天，我们记得我们国家的历史事件，当我们尊重任何为我们的独立性，乌克兰为我们所有的乌克兰人民提供这种历史事件的可能性时，我们都会为我们的国家提供历史事件。”</text:p>
      <text:p text:style-name="P4">
根据国家元首的说法，乌克兰的生产火箭帮助在乌克兰水域引入了黑海。 这是海王星在战斗条件下的首次使用，它成为历史。</text:p>
      <text:p text:style-name="P4">
Volodymyr Zelensky强调，有许多成功的家用武器，设备和炮弹的例子 - 所有这些都是在乌克兰或与我们国家结合的。</text:p>
      <text:p text:style-name="P4">
总统强调：“我们需要了解我们的力量，尊重他们的潜力以及每天提供的任何人。”</text:p>
      <text:p text:style-name="P4">
他指出，他很荣幸向所有在乌克兰OPK工作的人打招呼，现代化，维修，设计和建造乌克兰部队。</text:p>
      <text:p text:style-name="P4">
<draw:frame draw:style-name="fr1" draw:name="Image346" text:anchor-type="as-char" svg:width="6.9236in" svg:height="4.613521in" draw:z-index="0">
<draw:image xlink:href="../Images/AРМІЯINFORM/2023-04-13T78-00-00-04-00/f72f79de467a39364c0924795b96f5f1_1681391512_extra_large.jpeg" xlink:type="simple" xlink:show="embed" xlink:actuate="onLoad" draw:mime-type="image/jpeg"/>
</draw:frame>
</text:p>
      <text:p text:style-name="P4">
国家负责人强调，我们的国家应发展和建立武器，导弹，炮弹，设备，发动机等的生产。 用它的话说，乌克兰国家已经开始生产炮兵，枪支，炮弹，在无人机和海上无人机的方向上开发了新技术。</text:p>
      <text:p text:style-name="P4">
“乌克兰国防工业综合体可以成为我们经济的关键部门，因为它应该从我们独立时代开始。 总统说：“我们将看到数量顺序的适当增加。”</text:p>
      <text:p text:style-name="P4">
国家元首命名了乌克兰能够走的能力的成就，以及在击败敌人的胜利之后 - 出口武器。</text:p>
      <text:p text:style-name="P4">
“在我们胜利后，请务必帮助他人。 这是我们的ambitameta。 但是，在这场战争中，我们已经证明我们可以实现任何登陆目标。 乌克兰将始终与世界上更普通的州和公司的国防问题合作。 我们将竭尽所能与乌克兰在国防工业合作的全球利益始终处于适当的，高社区的状态。”他强调。</text:p>
      <text:p text:style-name="P4">
沃迪米尔·泽伦斯基(Volodymyr Zelensky)表示，强大国家的潜力是基于能够建造导弹，设备，弹药线的人，这些人可以成为技术防御，分析军事科学的发展以及全球国防和工业综合体的竞争。</text:p>
      <text:p text:style-name="P4">
与会者为了纪念所有英雄，在乌克兰工作并确保其防守时丧生的人们付出了沉默。</text:p>
      <text:p text:style-name="P4">
总统向OPC雇员颁发了高州奖项。 特别是，Bohdan Khmelnytsky III学位的秩序，优异II和III阶段的顺序，Danylo Halytsky的命令和Olga III公主III学位，“工作奖章”。</text:p>
      <text:p text:style-name="P4">
此外，在弗拉基米尔·泽伦斯基(Vladimir Zelensky)的主席下，国防工业综合体企业中央行政机构举行了一次会议，该会议讨论了国内OPC制定战略。</text:p>
      <text:p text:style-name="P4">
<draw:frame draw:style-name="fr1" draw:name="Image347" text:anchor-type="as-char" svg:width="6.9236in" svg:height="4.613521in" draw:z-index="0">
<draw:image xlink:href="../Images/AРМІЯINFORM/2023-04-13T78-00-00-04-00/32a700daee6c95efb6d87e5e6c106e7d_1681391505_extra_large.jpeg" xlink:type="simple" xlink:show="embed" xlink:actuate="onLoad" draw:mime-type="image/jpeg"/>
</draw:frame>
KB“ Luch” Oleg Korostelov的国家企业首席执行官感谢总统，但对乌克兰的辩护被提升到了很高的水平。<text:span text:style-name="T4">
来源：</text:span>
 <text:a xlink:type="simple" xlink:href="https://www.president.gov.ua/news/mayemo-znati-svoyu-silu-shanuvati-svij-potencial-i-vsih-hto-82253" text:style-name="Internet_20_link" text:visited-style-name="Visited_20_Internet_20_Link">
<text:span text:style-name="T5">
病总裁-ukraine</text:span>
</text:a>
</text:p>
      <text:p text:style-name="P4">
News Source: <text:a xlink:type="simple" xlink:href="https://armyinform.com.ua/2023/04/13/glava-derzhavy-vruchyv-nagorody-predstavnykam-vitchyznyanogo-opk/" text:style-name="Internet_20_link" text:visited-style-name="Visited_20_Internet_20_Link">
https://armyinform.com.ua/2023/04/13/glava-derzhavy-vruchyv-nagorody-predstavnykam-vitchyznyanogo-opk/</text:a>
</text:p>
      <!--NEWS-->
      <text:h text:style-name="P10" text:outline-level="1">
<text:span text:style-name="T4">
在切尼希夫地区的边界地区，发现了两个带有俄罗斯弹药的裹尸布</text:span>
</text:h>
      <text:p text:style-name="P4">
作者: ['АРМІЯINFORM']</text:p>
      <text:p text:style-name="P4">
时间: 2023-04-13T79:00:00-04:00</text:p>
      <text:p text:style-name="P4">
描述: Bezpeques的服务与Rosieki Zasobs一起获得了-straznikhnnya Shchekh Khokonov ...与2022年乌克兰的战争，与乌克兰的战争是今天的最新消息，这是今天与乌克兰的新闻，与乌克兰的新闻战争，与乌克兰的2022年2022年的最后一场新闻是今天的最后一场。乌克兰与俄罗斯之间的战争，以及2022年与乌克兰的战争将在2022年发生，他们是否会在不久的将来与乌克兰进行战争，他们说，与乌克兰的战争，今天，乌克兰的新闻，乌克兰新闻，乌克兰新闻在俄罗斯的乌克兰媒体</text:p>
      <text:p text:style-name="P4">
图片: ['<text:a xlink:type="simple" xlink:href="https://armyinform.com.ua/wp-content/uploads/2023/04/686d5afeaab8d3b05dc4d45296eb82d7-e1681394694265.jpeg" text:style-name="Internet_20_link" text:visited-style-name="Visited_20_Internet_20_Link">
686d5afeaab8d3b05dc4d45296eb82d7-e1681394694265.jpeg</text:a>
']</text:p>
      <text:p text:style-name="P4">
标签: ['STOPRUSSIA', 'АГРЕСІЯ РФ', 'СБУ']</text:p>
      <text:p text:style-name="P4">
类别: News</text:p>
      <!--METADATA-->
      <text:p text:style-name="P4">
<draw:frame draw:style-name="fr1" draw:name="Image348" text:anchor-type="as-char" svg:width="6.9236in" svg:height="7.294094in" draw:z-index="0">
<draw:image xlink:href="../Images/AРМІЯINFORM/2023-04-13T79-00-00-04-00/686d5afeaab8d3b05dc4d45296eb82d7-e1681394694265.jpeg" xlink:type="simple" xlink:show="embed" xlink:actuate="onLoad" draw:mime-type="image/jpeg"/>
</draw:frame>
安全局在Chernihiv边境地区的反蛋白质措施中，在俄罗斯失败的情况下建立了另外两个中风的地点。</text:p>
      <text:p text:style-name="P4">
发现占领者将这些武器库藏在国防年度的反击中。</text:p>
      <text:p text:style-name="P4">
由于在一名军事人员附近的一栋废弃建筑物中的行动行动发现：</text:p>
      <ul>
        <li>
21炮弹30毫米; *战斗手榴弹； * 800弹药到小武器。</li>
      </ul>
      <text:p text:style-name="P4">
在田野附近的一个非住宅房间里发现了另一个伪装的敌对藏身之处。</text:p>
      <text:p text:style-name="P4">
从裹尸布中取出：</text:p>
      <text:p text:style-name="P4">
*两次射击抗坦克手榴弹发射器和粉末费用的两杆； * 7.62毫米。</text:p>
      <text:p text:style-name="P4">
目前，发现的弹药针对武装部队的需求。</text:p>
      <text:p text:style-name="P4">
Chernihiv地区的SBU工作人员采取了反核心措施。</text:p>
      <text:p text:style-name="P4">
<text:span text:style-name="T4">
来源：</text:span>
 <text:a xlink:type="simple" xlink:href="https://ssu.gov.ua/novyny/sbu-vyiavyla-dva-skhrony-z-rosiiskym-boieprypasamy-u-prykordonnykh-raionakh-chernihivshchyny" text:style-name="Internet_20_link" text:visited-style-name="Visited_20_Internet_20_Link">
<text:span text:style-name="T5">
sbu</text:span>
</text:a>
</text:p>
      <text:p text:style-name="P4">
News Source: <text:a xlink:type="simple" xlink:href="https://armyinform.com.ua/2023/04/13/u-prykordonnyh-rajonah-chernigivshhyny-vyyavleno-dva-shrony-z-rosijskym-boyeprypasamy/" text:style-name="Internet_20_link" text:visited-style-name="Visited_20_Internet_20_Link">
https://armyinform.com.ua/2023/04/13/u-prykordonnyh-rajonah-chernigivshhyny-vyyavleno-dva-shrony-z-rosijskym-boyeprypasamy/</text:a>
</text:p>
      <!--NEWS-->
      <text:h text:style-name="P10" text:outline-level="1">
<text:span text:style-name="T4">
当天的国防军击退了俄罗斯人的20次袭击</text:span>
</text:h>
      <text:p text:style-name="P4">
作者: ['АРМІЯINFORM']</text:p>
      <text:p text:style-name="P4">
时间: 2023-04-13T80:00:00-04:00</text:p>
      <text:p text:style-name="P4">
描述: 关于ZS乌克兰人的总部。 “不可忽视的意思，……与乌克兰2022年的战争，与乌克兰的最新新闻，今天与乌克兰2022年的新闻战争，乌克兰和俄罗斯之间的战争，与乌克兰的战争将在，他们是否在不久的将来与乌克兰进行战争，他们说，今天与乌克兰的战争，今天的乌克兰新闻，乌克兰新闻，乌克兰的新闻在俄罗斯</text:p>
      <text:p text:style-name="P4">
图片: ['<text:a xlink:type="simple" xlink:href="https://armyinform.com.ua/wp-content/uploads/2022/12/vidbyly-ataky.jpg" text:style-name="Internet_20_link" text:visited-style-name="Visited_20_Internet_20_Link">
vidbyly-ataky.jpg</text:a>
']</text:p>
      <text:p text:style-name="P4">
标签: ['STOPRUSSIA', 'АГРЕСІЯ РФ', 'ВТОРГНЕННЯ РФ', 'ГШ ЗСУ']</text:p>
      <text:p text:style-name="P4">
类别: News</text:p>
      <!--METADATA-->
      <text:p text:style-name="P4">
<draw:frame draw:style-name="fr1" draw:name="Image349" text:anchor-type="as-char" svg:width="6.9236in" svg:height="4.170843in" draw:z-index="0">
<draw:image xlink:href="../Images/AРМІЯINFORM/2023-04-13T80-00-00-04-00/vidbyly-ataky.jpg" xlink:type="simple" xlink:show="embed" xlink:actuate="onLoad" draw:mime-type="image/jpeg"/>
</draw:frame>
说明性照片<text:span text:style-name="T4">
🔥俄罗斯入侵的情况</text:span>
</text:p>
      <text:p text:style-name="P4">
关于它<text:a xlink:type="simple" xlink:href="https://www.facebook.com/GeneralStaff.ua/posts/pfbid02b4CQRgHnSvYWqoVLmtcshtaK3Abamq51TfgqJAERcuAJoNkHnvdqBLAiVJZXTHgbl" text:style-name="Internet_20_link" text:visited-style-name="Visited_20_Internet_20_Link">
报告</text:a>
乌克兰武装部队的总参谋部。</text:p>
      <text:p text:style-name="P4">
“尽管造成了巨大损失，但俄罗斯人并未放弃他们为我们领土的计划的计划。 他们继续专注于对利曼，巴赫穆特，阿夫迪夫斯基和马林斯卡亚的Vedennninpatal行动。 巴赫穆特(Bakhmut)和马林卡(Marinka)最激烈的战斗仍在继续。 在白天，由于部队部队的行动和我们士兵的稳定性的协调，大约有20次敌人的进攻。”</text:p>
      <text:p text:style-name="P4">
News Source: <text:a xlink:type="simple" xlink:href="https://armyinform.com.ua/2023/04/13/syly-oborony-protyagom-doby-vidbyly-20-atak-rosiyan/" text:style-name="Internet_20_link" text:visited-style-name="Visited_20_Internet_20_Link">
https://armyinform.com.ua/2023/04/13/syly-oborony-protyagom-doby-vidbyly-20-atak-rosiyan/</text:a>
</text:p>
      <!--NEWS-->
      <text:h text:style-name="P10" text:outline-level="1">
<text:span text:style-name="T4">
俄罗斯人对RSL造成了11次空袭和20多次炮击 - 平民公民受伤</text:span>
</text:h>
      <text:p text:style-name="P4">
作者: ['АРМІЯINFORM']</text:p>
      <text:p text:style-name="P4">
时间: 2023-04-13T81:00:00-04:00</text:p>
      <text:p text:style-name="P4">
描述: 关于ZS乌克兰人的总部。 “ Triva Chotirist Chotirnadtsyata补充...与乌克兰2022年的战争，与乌克兰的最新新闻战争，今天与乌克兰2022年的新闻战争，乌克兰和俄罗斯与俄罗斯之间的战争，与乌克兰的战争将在无论是在不久的将来与乌克兰的战争，与乌克兰的战争，今天的乌克兰新闻，乌克兰新闻》，乌克兰媒体上的乌克兰新闻，无论是否将是与乌克兰的战争</text:p>
      <text:p text:style-name="P4">
图片: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标签: ['STOPRUSSIA', 'АГРЕСІЯ РФ', 'ВТОРГНЕННЯ РФ', 'ГШ ЗСУ']</text:p>
      <text:p text:style-name="P4">
类别: News</text:p>
      <!--METADATA-->
      <text:p text:style-name="P4">
<draw:frame draw:style-name="fr1" draw:name="Image350" text:anchor-type="as-char" svg:width="6.9236in" svg:height="3.894525in" draw:z-index="0">
<draw:image xlink:href="../Images/AРМІЯINFORM/2023-04-13T81-00-00-04-00/1040728078_0_0_3146_1770_1920x0_80_0_0_1665f11f0531350b041e17426b426c1a.jpg" xlink:type="simple" xlink:show="embed" xlink:actuate="onLoad" draw:mime-type="image/jpeg"/>
</draw:frame>
说明性照片<text:span text:style-name="T4">
🔥俄罗斯入侵的情况</text:span>
</text:p>
      <text:p text:style-name="P4">
关于它<text:a xlink:type="simple" xlink:href="https://www.facebook.com/GeneralStaff.ua/posts/pfbid02b4CQRgHnSvYWqoVLmtcshtaK3Abamq51TfgqJAERcuAJoNkHnvdqBLAiVJZXTHgbl" text:style-name="Internet_20_link" text:visited-style-name="Visited_20_Internet_20_Link">
报告</text:a>
乌克兰武装部队的总参谋部。</text:p>
      <text:p text:style-name="P4">
“俄罗斯对乌克兰联邦的大规模武装侵略的第四一十四天正在进行中。</text:p>
      <text:p text:style-name="P4">
俄罗斯联邦继续进行入侵的战争。 无视国际人道主义法，罢工，不仅在我们军方的立场上，而且在和平定居点。 白天，敌人击中了11次航空罢工，对喷气系统炮火进行了约20次炮击，并受到平民的影响。</text:p>
      <text:p text:style-name="P4">
整个乌克兰的火箭和航空罢工的可能性很高。</text:p>
      <text:p text:style-name="P4">
<text:span text:style-name="T4">
在Volyn，Polissya，Siversky和Slobozhansky的指示中</text:span>
操作情况没有太大变化，未发现敌人进攻群体的迹象。 在白俄罗斯共和国领土上，俄罗斯联邦武装部队的一些领土部队继续进行解释。 对白俄罗斯武装部队的战斗准备有全面的检查。</text:p>
      <text:p text:style-name="P4">
敌人在与库尔斯克乌克兰区和贝尔戈罗德地区的边界中的军事存在得到了维持。</text:p>
      <text:p text:style-name="P4">
白天，占领者在Studenok的定居点，Sumy地区的Volphin以及Kharkiv地区的Uda，Kozacha Lopan，Ternov，Ternov，Old Taritsa，Gatyshcheta Budarka的定居点开火。</text:p>
      <text:p text:style-name="P4">
<text:span text:style-name="T4">
在Kupyansk方向</text:span>
敌人的炮击是哈尔基夫地区的第一个，两年，西方，Masutivka和Tabaivka。</text:p>
      <text:p text:style-name="P4">
<text:span text:style-name="T4">
在利马方向</text:span>
白天，敌人在比奇卡(Bigorivka)领域引发了未能成功的进攻。 Novoselivske，Stelmakhivka，Nevskoye，Lugansk地区的Bigorivka遭受了炮弹的攻击，并在Donetsk地区有争议。<text:span text:style-name="T4">
在Avdiivsky的方向</text:span>
敌人制作了癫痫发作的炮弹庇护所，Avdiivka，Vodyane，Pervomaisk和Karlovkadonetsk地区。</text:p>
      <text:p text:style-name="P4">
<text:span text:style-name="T4">
在白天，在Mariinsky的方向</text:span>
，我们的后卫在顿涅茨克地区的Marinka地区击退了许多袭击。 同时，被解雇的敌人是Nevelskoye，Krasnogorivka，Marinka，Venta和Novomikhailivka。</text:p>
      <text:p text:style-name="P4">
<text:span text:style-name="T4">
在矿物方向</text:span>
没有进行进攻行动的敌人。 Shakhtarske定居点，Veliky Novosilka，Coal，Prychistivka，Donetsk地区的Golden Niva。</text:p>
      <text:p text:style-name="P4">
<text:span text:style-name="T4">
在Zaporizhzhya和Kherson的指示</text:span>
敌人继续行动。 白天，他向船只碰撞附近的定居点开了枪。 其中 -  Olgivske，Red，Gulyaipole，Magic，Mala Tokmachka，Novodanilovka，Orikhiv，Novoandriivka，Stepnogorskzkzkzapozhye地区； 霍森地区和Citysharson的Stepanivka和Antonovka。</text:p>
      <text:p text:style-name="P4">
News Source: <text:a xlink:type="simple" xlink:href="https://armyinform.com.ua/2023/04/13/rosiyany-zavdaly-po-ukrayini-11-aviaudariv-postrazhdaly-czyvilni-gromadyany/" text:style-name="Internet_20_link" text:visited-style-name="Visited_20_Internet_20_Link">
https://armyinform.com.ua/2023/04/13/rosiyany-zavdaly-po-ukrayini-11-aviaudariv-postrazhdaly-czyvilni-gromadyany/</text:a>
</text:p>
      <!--NEWS-->
      <text:h text:style-name="P10" text:outline-level="1">
<text:span text:style-name="T4">
国防军每天的航空袭击了俄罗斯人的集中区域3次罢工</text:span>
</text:h>
      <text:p text:style-name="P4">
作者: ['АРМІЯINFORM']</text:p>
      <text:p text:style-name="P4">
时间: 2023-04-13T82: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2/10/ukrayinska-aviacziya.jpg" text:style-name="Internet_20_link" text:visited-style-name="Visited_20_Internet_20_Link">
ukrayinska-aviacziya.jpg</text:a>
']</text:p>
      <text:p text:style-name="P4">
标签: ['STOPRUSSIA', 'АВІАЦІЯ ЗСУ', 'АГРЕСІЯ РФ', 'ВТОРГНЕННЯ РФ', 'ГШ ЗСУ']</text:p>
      <text:p text:style-name="P4">
类别: News</text:p>
      <!--METADATA-->
      <text:p text:style-name="P4">
<draw:frame draw:style-name="fr1" draw:name="Image351" text:anchor-type="as-char" svg:width="6.9236in" svg:height="5.185007in" draw:z-index="0">
<draw:image xlink:href="../Images/AРМІЯINFORM/2023-04-13T82-00-00-04-00/ukrayinska-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2b4CQRgHnSvYWqoVLmtcshtaK3Abamq51TfgqJAERcuAJoNkHnvdqBLAiVJZXTHgbl" text:style-name="Internet_20_link" text:visited-style-name="Visited_20_Internet_20_Link">
报告</text:a>
乌克兰武装部队的总参谋部。</text:p>
      <text:p text:style-name="P4">
“国防军的航空袭击了占领者的人员和军事装备的集中领域，而Iarterlier的导弹部队则袭击了2点的管理，敌人的活力集中，武器和军事装备的两个领域，以及雷达。</text:p>
      <text:p text:style-name="P4">
支持武装部队!去赢!</text:p>
      <text:p text:style-name="P4">
荣耀乌克兰!”， - 消息读到。</text:p>
      <text:p text:style-name="P4">
News Source: <text:a xlink:type="simple" xlink:href="https://armyinform.com.ua/2023/04/13/viacziya-syl-oborony-za-dobu-zavdala-3-udary-po-rajonah-zoseredzhennya-rosiyan/" text:style-name="Internet_20_link" text:visited-style-name="Visited_20_Internet_20_Link">
https://armyinform.com.ua/2023/04/13/viacziya-syl-oborony-za-dobu-zavdala-3-udary-po-rajonah-zoseredzhennya-rosiyan/</text:a>
</text:p>
      <!--NEWS-->
      <text:h text:style-name="P10" text:outline-level="1">
<text:span text:style-name="T4">
国家负责人：我们正在准备男人，我们正在等待合作伙伴承诺的武器</text:span>
</text:h>
      <text:p text:style-name="P4">
作者: ['АРМІЯINFORM']</text:p>
      <text:p text:style-name="P4">
时间: 2023-04-13T83:00:00-04:00</text:p>
      <text:p text:style-name="P4">
描述: Syogodni foriv viskikovy kabisnet-特殊格式的机器人与Kerivnikov Nashoy部门...与乌克兰2022年的战争，与乌克兰的最新新闻，与乌克兰的新闻，乌克兰2022年的最新新闻，今天的最后一场新闻，乌克兰和俄罗斯和俄罗斯和俄罗斯和俄罗斯之间的战争将会与乌克兰的战争将是不久的</text:p>
      <text:p text:style-name="P4">
图片: []</text:p>
      <text:p text:style-name="P4">
标签: ['STOPRUSSIA', 'АГРЕСІЯ РФ', 'ВОЛОДИМИР ЗЕЛЕНСЬКИЙ', 'ДОПОМОГА ПАРТНЕРІВ']</text:p>
      <text:p text:style-name="P4">
类别: News</text:p>
      <!--METADATA-->
      <text:p text:style-name="P4">
今天，他与更多国防部，我们的指挥官，情报，办公室的负责人一起进行了军事办公室 - 一种特殊的工作形式。 只有我们对于管理高级和确保乌克兰的积极行动，保护我们国家免受俄罗斯恐怖的行动是必要的。 这是有意义的。</text:p>
      <text:p text:style-name="P4">
而且我们的行动将是强大的。 我们准备男人。 我们正在等待合作伙伴应许的武器供应。 并最大程度 - 我们带来胜利。 pomaximum-团结精神。 达到最大效率。 准备也是泵。</text:p>
      <text:p text:style-name="P4">
敌人一定会给乌克兰人带来损失。 荣耀归功于所有正在为乌克兰战斗的人!感谢所有为防守和胜利工作的人!谢谢大家的帮助!荣耀乌克兰!</text:p>
      <text:p text:style-name="P4">
<text:span text:style-name="T4">
来源：</text:span>
 <text:a xlink:type="simple" xlink:href="https://t.me/V_Zelenskiy_official/5841" text:style-name="Internet_20_link" text:visited-style-name="Visited_20_Internet_20_Link">
Zelenskiy /官方</text:a>
</text:p>
      <text:p text:style-name="P4">
News Source: <text:a xlink:type="simple" xlink:href="https://armyinform.com.ua/2023/04/13/glava-derzhavy-gotuyemo-hlopcziv-i-duzhe-chekayemo-obiczyanoyi-partneramy-zbroyi/" text:style-name="Internet_20_link" text:visited-style-name="Visited_20_Internet_20_Link">
https://armyinform.com.ua/2023/04/13/glava-derzhavy-gotuyemo-hlopcziv-i-duzhe-chekayemo-obiczyanoyi-partneramy-zbroyi/</text:a>
</text:p>
      <!--NEWS-->
      <text:h text:style-name="P10" text:outline-level="1">
<text:span text:style-name="T4">
在卢汉斯克地区，占领者从公民那里选择电话，担心有关其单位的信息泄漏</text:span>
</text:h>
      <text:p text:style-name="P4">
作者: ['АРМІЯINFORM']</text:p>
      <text:p text:style-name="P4">
时间: 2023-04-13T84:00:00-04:00</text:p>
      <text:p text:style-name="P4">
描述: 关于ZS乌克兰人的总部。 “呼吸定居点……与乌克兰2022的战争，与乌克兰的战争是今天的最新消息，与乌克兰2022的战争是今天的最后一场，无论是乌克兰和俄罗斯之间的战争，与乌克兰的战争都将是是否，这将是不久的将来，与乌克兰的战争是否会说，与乌克兰的战争，今天的乌克兰新闻，乌克兰新闻，乌克兰新闻在俄罗斯的乌克兰媒体</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 'ВТОРГНЕННЯ РФ']</text:p>
      <text:p text:style-name="P4">
类别: News</text:p>
      <!--METADATA-->
      <text:p text:style-name="P4">
<draw:frame draw:style-name="fr1" draw:name="Image352" text:anchor-type="as-char" svg:width="6.9236in" svg:height="5.140773in" draw:z-index="0">
<draw:image xlink:href="../Images/AРМІЯINFORM/2023-04-13T84-00-00-04-00/okupanty.jpg" xlink:type="simple" xlink:show="embed" xlink:actuate="onLoad" draw:mime-type="image/jpeg"/>
</draw:frame>
说明性照片<text:span text:style-name="T4">
🔥俄罗斯入侵的情况</text:span>
</text:p>
      <text:p text:style-name="P4">
关于它<text:a xlink:type="simple" xlink:href="https://www.facebook.com/GeneralStaff.ua/posts/pfbid02b4CQRgHnSvYWqoVLmtcshtaK3Abamq51TfgqJAERcuAJoNkHnvdqBLAiVJZXTHgbl" text:style-name="Internet_20_link" text:visited-style-name="Visited_20_Internet_20_Link">
报告</text:a>
乌克兰武装部队的总参谋部。</text:p>
      <text:p text:style-name="P4">
“在卢甘斯克地区的特洛斯基地区<text:span text:style-name="T4">
的某些定居点中，</text:span>
俄罗斯入侵者由于担心污染其部队的部署而加强了反情报制度。 巡逻的数量有所增加。在房屋中，人们拥有手机。 留下定居点时引入了一个边界。”消息写道。</text:p>
      <text:p text:style-name="P4">
News Source: <text:a xlink:type="simple" xlink:href="https://armyinform.com.ua/2023/04/13/na-luganshhyni-okupanty-vidbyrayut-u-gromadyan-telefony-poboyuyuchys-vytoku-informacziyi-shhodo-yihnih-pidrozdiliv/" text:style-name="Internet_20_link" text:visited-style-name="Visited_20_Internet_20_Link">
https://armyinform.com.ua/2023/04/13/na-luganshhyni-okupanty-vidbyrayut-u-gromadyan-telefony-poboyuyuchys-vytoku-informacziyi-shhodo-yihnih-pidrozdiliv/</text:a>
</text:p>
      <!--NEWS-->
      <text:h text:style-name="P10" text:outline-level="1">
<text:span text:style-name="T4">
欧盟的外交官展示了俄罗斯军事装备的遗迹，其中包含西方生产的电子设备</text:span>
</text:h>
      <text:p text:style-name="P4">
作者: ['АРМІЯINFORM']</text:p>
      <text:p text:style-name="P4">
时间: 2023-04-13T85:00:00-04:00</text:p>
      <text:p text:style-name="P4">
描述: 在乌克兰的OFIS总统，对于《人物 - 普罗姆 - 米尼斯特拉米斯特拉 - 米诺尼基》，《与乌克兰2022年的战争》，与乌克兰的战争是今天的最新消息，这是与乌克兰2022的战争，是否将是今天的最后一场，成为乌克兰与俄罗斯之间的战争，以及2022年与乌克兰的战争将是与乌克兰的战争，是否会在不久的将来与乌克兰进行战争，与乌克兰的战争，今天的乌克兰新闻，乌克兰新闻，乌克兰媒体的乌克兰媒体新闻</text:p>
      <text:p text:style-name="P4">
图片: ['<text:a xlink:type="simple" xlink:href="https://armyinform.com.ua/wp-content/uploads/2023/04/4f72664a2c65265f045171217e64b1f3_1681300398_extra_large.jpeg" text:style-name="Internet_20_link" text:visited-style-name="Visited_20_Internet_20_Link">
4f72664a2c65265f045171217e64b1f3_1681300398_extra_large.jpeg</text:a>
', '<text:a xlink:type="simple" xlink:href="https://armyinform.com.ua/wp-content/uploads/2023/04/ab31c0032cc041e71bb01500363d8ace_1681300400_extra_large.jpeg" text:style-name="Internet_20_link" text:visited-style-name="Visited_20_Internet_20_Link">
ab31c0032cc041e71bb01500363d8ace_1681300400_extra_large.jpeg</text:a>
', '<text:a xlink:type="simple" xlink:href="https://armyinform.com.ua/wp-content/uploads/2023/04/3356514351f781d0a36e7a2d772415c7_1681300393_extra_large.jpeg" text:style-name="Internet_20_link" text:visited-style-name="Visited_20_Internet_20_Link">
3356514351f781d0a36e7a2d772415c7_1681300393_extra_large.jpeg</text:a>
']</text:p>
      <text:p text:style-name="P4">
标签: ['STOPRUSSIA', 'АНТИРОСІЙСЬКІ САНКЦІЇ', 'ВТОРГНЕННЯ РФ', 'ОФІС ПРЕЗИДЕНТА УКРАЇНИ', 'СВІТ ПІДТРИМУЄ УКРАЇНУ']</text:p>
      <text:p text:style-name="P4">
类别: News</text:p>
      <!--METADATA-->
      <text:p text:style-name="P4">
<draw:frame draw:style-name="fr1" draw:name="Image353" text:anchor-type="as-char" svg:width="6.9236in" svg:height="4.613521in" draw:z-index="0">
<draw:image xlink:href="../Images/AРМІЯINFORM/2023-04-13T85-00-00-04-00/4f72664a2c65265f045171217e64b1f3_1681300398_extra_large.jpeg" xlink:type="simple" xlink:show="embed" xlink:actuate="onLoad" draw:mime-type="image/jpeg"/>
</draw:frame>
在乌克兰总统办公室任职期间，第一副总理经济少数尤里亚·斯维里德科(Yulia Sviridenko)和国家元首副校长弗拉迪斯拉夫夫夫拉夫拉苏克(Vladislavvlavlasuk)和达里亚·扎里夫纳(Dariya Zarivna)的顾问，还有另一项简报欧盟和欧盟代表在乌克兰。</text:p>
      <text:p text:style-name="P4">
<draw:frame draw:style-name="fr1" draw:name="Image354" text:anchor-type="as-char" svg:width="6.9236in" svg:height="4.613521in" draw:z-index="0">
<draw:image xlink:href="../Images/AРМІЯINFORM/2023-04-13T85-00-00-04-00/ab31c0032cc041e71bb01500363d8ace_1681300400_extra_large.jpeg" xlink:type="simple" xlink:show="embed" xlink:actuate="onLoad" draw:mime-type="image/jpeg"/>
</draw:frame>
__</text:p>
      <text:p text:style-name="P4">
活动期间的主要关注是需要进一步增加对侵略者国家的制裁压力，尤其是在准备第11个欧盟制裁方案的背景下，以及实施先前解决的约束的重要性。 此外，该活动的组织者向参与者介绍了Tuhrain Internationency工作组的国际制裁小组的工作结果，以实施国家统一政策。</text:p>
      <text:p text:style-name="P4">
“乌克兰已经在使用没收的俄罗斯资产恢复我们的经济的机制方面已经有了实际的发展。 敦促欧盟国家加快法规框架的修订和实用工具，用于使用未被没收的俄罗斯资产在国外，需要乌克兰重建的需求。”</text:p>
      <text:p text:style-name="P4">
第一副总理 - 经济部长补充说，战争正在进行时，制裁制度正在增加。</text:p>
      <text:p text:style-name="P4">
在他的演讲中，国家元首弗拉迪斯拉夫·弗拉西卡·阿卡赫(Vladislav Vlasyuka Acaches)的顾问在以下制裁重点上：扩大纳罗德银行和“罗斯托姆”的制裁压力，加强了对展览业务和代表的宣传家的制裁俄罗斯联邦，对俄罗斯人的进一步限制。 弗拉迪斯拉夫·弗拉西克(Vladislav Vlasyuk)举例说明了绕过制裁的例子，并呼吁快速消除现有差距。</text:p>
      <text:p text:style-name="P4">
“下周，国际制裁小组Yermak-Macfola介绍了有关加强对俄罗斯制裁的行动计划2.0。 第一文件成为实施许多制裁限制的基础，因此我们希望计划2.0是实现进一步制裁的真正道路卡。”</text:p>
      <text:p text:style-name="P4">
总统办公室负责人达里·扎里夫纳(Dariy Zarivna)的顾问阻止了对宣传员实施制裁的优先事项。</text:p>
      <text:p text:style-name="P4">
<draw:frame draw:style-name="fr1" draw:name="Image355" text:anchor-type="as-char" svg:width="6.9236in" svg:height="4.613521in" draw:z-index="0">
<draw:image xlink:href="../Images/AРМІЯINFORM/2023-04-13T85-00-00-04-00/3356514351f781d0a36e7a2d772415c7_1681300393_extra_large.jpeg" xlink:type="simple" xlink:show="embed" xlink:actuate="onLoad" draw:mime-type="image/jpeg"/>
</draw:frame>
__</text:p>
      <text:p text:style-name="P4">
简报的结果是，乌克兰方面感谢乌克兰从欧盟国家的政府和公民所感受到的起诉活动的参与者，并积累了欧洲合作伙伴，以进一步凝聚和确定欧洲国家的凝聚力和确定俄罗斯侵略者是为了加速胜利。</text:p>
      <text:p text:style-name="P4">
在活动结束时，在乌克兰武装部队中央研究所的协助下，举行了一个特别展览的专业化，在那里，乌克兰国家外交使团的代表能够熟悉被摧毁的残留物。俄罗斯电力设备，其中包含电子和家用设备的元素。</text:p>
      <text:p text:style-name="P4">
<text:span text:style-name="T4">
来源：</text:span>
 <text:a xlink:type="simple" xlink:href="https://www.president.gov.ua/news/v-ofisi-prezidenta-ukrayini-vidbuvsya-brifing-dlya-goliv-dip-82249" text:style-name="Internet_20_link" text:visited-style-name="Visited_20_Internet_20_Link">
<text:span text:style-name="T5">
病总裁-ukraine</text:span>
</text:a>
</text:p>
      <text:p text:style-name="P4">
News Source: <text:a xlink:type="simple" xlink:href="https://armyinform.com.ua/2023/04/13/dyplomatam-z-yes-prodemonstruvaly-reshtky-rosijskoyi-vijskovoyi-tehniky-yaki-mistyat-elektroniku-zahidnogo-vyrobnycztva/" text:style-name="Internet_20_link" text:visited-style-name="Visited_20_Internet_20_Link">
https://armyinform.com.ua/2023/04/13/dyplomatam-z-yes-prodemonstruvaly-reshtky-rosijskoyi-vijskovoyi-tehniky-yaki-mistyat-elektroniku-zahidnogo-vyrobnycztva/</text:a>
</text:p>
      <!--NEWS-->
      <text:h text:style-name="P10" text:outline-level="1">
<text:span text:style-name="T4">
不挑衅俄罗斯的愿望为其侵略创造了理想的条件-Alexei Reznikov</text:span>
</text:h>
      <text:p text:style-name="P4">
作者: ['Єгор Брайлян']</text:p>
      <text:p text:style-name="P4">
时间: 2023-04-13T86:00:00-04:00</text:p>
      <text:p text:style-name="P4">
描述: 关于乌克兰国防部Oleksiy Reznikov Pid Hour在Pershiy的宣布...与乌克兰2022年的战争，与乌克兰的最新新闻，《与乌克兰新闻》，《与乌克兰2022年的新闻》，今天，乌克兰和俄罗斯和俄罗斯和俄罗斯和俄罗斯和俄罗斯和俄罗斯和俄罗斯之间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0ce443f0-86b4-4204-b93e-6e1cd3c9f7f6.jpg" text:style-name="Internet_20_link" text:visited-style-name="Visited_20_Internet_20_Link">
0ce443f0-86b4-4204-b93e-6e1cd3c9f7f6.jpg</text:a>
']</text:p>
      <text:p text:style-name="P4">
标签: ['ГРУЗІЯ', 'КРИМ', 'КРИМСЬКА ПЛАТФОРМА', 'МІНІСТЕРСТВО ОБОРОНИ УКРАЇНИ', 'ОЛЕКСІЙ РЕЗНІКОВ', 'РУМУНІЯ']</text:p>
      <text:p text:style-name="P4">
类别: News</text:p>
      <!--METADATA-->
      <text:p text:style-name="P4">
<draw:frame draw:style-name="fr1" draw:name="Image356" text:anchor-type="as-char" svg:width="6.9236in" svg:height="4.615733in" draw:z-index="0">
<draw:image xlink:href="../Images/AРМІЯINFORM/2023-04-13T86-00-00-04-00/0ce443f0-86b4-4204-b93e-6e1cd3c9f7f6.jpg" xlink:type="simple" xlink:show="embed" xlink:actuate="onLoad" draw:mime-type="image/jpeg"/>
</draw:frame>
乌克兰国防部阿列克谢·雷兹尼科夫(Alexei Reznikov)在国际克里米亚平台举行的第一次黑海安全会议上的演讲中指出了这一点。</text:p>
      <text:p text:style-name="P4">
<text:span text:style-name="T4">
  -  </text:span>
在布达佩斯备忘录后，俄罗斯试图占领图兹拉岛。后来，乌克兰和佐治亚州到北约的道路在这里的北约峰会上被封锁，这是不幸的布加拉斯特首都。 然后，俄罗斯联邦对佐治亚州的袭击和占领瑞典。</text:p>
      <text:p text:style-name="P4">
根据Alexei Reznikov的说法，俄罗斯对以下趋势的现代侵略性政策：</text:p>
      <text:p text:style-name="P4">
<text:span text:style-name="T5">
渴望不挑衅俄罗斯人在一切发生时采取后事实的行为； </text:span>
迫使受害者妥协。</text:p>
      <text:p text:style-name="P4">
<text:span text:style-name="T4">
  -  </text:span>
这是设法拒绝您并实现目标的侵略者的理想条件。 实际上，如果俄罗斯侵略成功，全世界将成为一个非常危险的地方，只有我们地区。 因为其他侵略者将有一个巨大的喷嘴。 我们对SOSENED STEVE的总体安全配置有一个愿景，<text:span text:style-name="T4">
  -  </text:span>
  -  Alexei Reznikov说。</text:p>
      <text:p text:style-name="P4">
News Source: <text:a xlink:type="simple" xlink:href="https://armyinform.com.ua/2023/04/13/pragnennya-ne-provokuvaty-rosiyu-stvorylo-idealni-umovy-dlya-yiyi-agresiyi-oleksij-reznikov/" text:style-name="Internet_20_link" text:visited-style-name="Visited_20_Internet_20_Link">
https://armyinform.com.ua/2023/04/13/pragnennya-ne-provokuvaty-rosiyu-stvorylo-idealni-umovy-dlya-yiyi-agresiyi-oleksij-reznikov/</text:a>
</text:p>
      <!--NEWS-->
      <text:h text:style-name="P10" text:outline-level="1">
<text:span text:style-name="T4">
Denis Shmigal呼吁美国没收俄罗斯资产</text:span>
</text:h>
      <text:p text:style-name="P4">
作者: ['АРМІЯINFORM']</text:p>
      <text:p text:style-name="P4">
时间: 2023-04-13T87:00:00-04:00</text:p>
      <text:p text:style-name="P4">
描述: 乌克兰人为Rosiyi I Mot的Storymuvannya Ambassia支付大型奖金...与乌克兰2022年的战争，与乌克兰与乌克兰的最新新闻，今天与乌克兰的新闻，今天与乌克兰的新闻战争，乌克兰和俄罗斯和俄罗斯和俄罗斯之间的战争将会发生，当与乌克兰的战争将是不久的</text:p>
      <text:p text:style-name="P4">
图片: ['<text:a xlink:type="simple" xlink:href="https://armyinform.com.ua/wp-content/uploads/2023/04/thumb_202372_820_360_0_0_auto.jpg" text:style-name="Internet_20_link" text:visited-style-name="Visited_20_Internet_20_Link">
thumb_202372_820_360_0_0_auto.jpg</text:a>
']</text:p>
      <text:p text:style-name="P4">
标签: ['STOPRUSSIA', 'АГРЕСІЯ РФ', 'АНТИРОСІЙСЬКІ САНКЦІЇ', 'ДЕНИС ШМИГАЛЬ']</text:p>
      <text:p text:style-name="P4">
类别: News</text:p>
      <!--METADATA-->
      <text:p text:style-name="P4">
<draw:frame draw:style-name="fr1" draw:name="Image357" text:anchor-type="as-char" svg:width="6.9236in" svg:height="4.610104in" draw:z-index="0">
<draw:image xlink:href="../Images/AРМІЯINFORM/2023-04-13T87-00-00-04-00/thumb_202372_820_360_0_0_auto.jpg" xlink:type="simple" xlink:show="embed" xlink:actuate="onLoad" draw:mime-type="image/jpeg"/>
</draw:frame>
乌克兰为遏制俄罗斯的帝国野心付出了巨大的代价，因此可以依靠新的马歇尔计划，这将重建和改变我们的经济学。 总理丹尼斯·施米加尔(Denis Schmigal)在美国和乌克兰伙伴关系的演讲中说，这是由美国交易板与美国政府结合的。</text:p>
      <text:p text:style-name="P4">
“我们决心不仅要与获奖者一起参加这场战争，而且要融入全球增值链，以及为乌克兰和外国公司创造的创造，以使其蓬勃发展，从而使乌克兰和乌克兰的业务蓬勃发展。 我们将更好地重建。 原则上可以更好地背部。 私人外国投资，尤其是来自美国的私人投资，将为这种转型树立基础。”</text:p>
      <text:p text:style-name="P4">
总理指出，在这种行业，国防工业综合体，农业部门，IT，公关原材料的生产，新基础设施和新住房的生产中的投资前景。</text:p>
      <text:p text:style-name="P4">
“乌克兰为恢复计划提供了四个主要的融资来源：在乌克兰和世界上没收了俄罗斯资金，包括国际合作伙伴在内的国际合作伙伴的资金，包括国际金融组织，直接支付乌克兰国家预算的资金，以及捐助者和私营部门。 被没收的俄罗斯主权基金成为重建的基本资源非常重要。”</text:p>
      <text:p text:style-name="P4">
政府负责人提醒乌克兰提出的提出特殊的补偿机制并批准相关的国家立法，这将允许限制冷冻的私人和主权俄罗斯资产。 Denisshigal在此问题上还表达了他对美国领导力的希望。</text:p>
      <text:p text:style-name="P4">
<text:span text:style-name="T4">
来源：</text:span>
 <text:a xlink:type="simple" xlink:href="https://www.kmu.gov.ua/news/denys-shmyhal-zaklykav-ssha-do-liderstva-v-konfiskatsii-rosiiskykh-aktyviv" text:style-name="Internet_20_link" text:visited-style-name="Visited_20_Internet_20_Link">
<text:span text:style-name="T5">
asor portal</text:span>
</text:a>
</text:p>
      <text:p text:style-name="P4">
News Source: <text:a xlink:type="simple" xlink:href="https://armyinform.com.ua/2023/04/13/denys-shmygal-zaklykav-ssha-do-liderstva-v-konfiskacziyi-rosijskyh-aktyviv/" text:style-name="Internet_20_link" text:visited-style-name="Visited_20_Internet_20_Link">
https://armyinform.com.ua/2023/04/13/denys-shmygal-zaklykav-ssha-do-liderstva-v-konfiskacziyi-rosijskyh-aktyviv/</text:a>
</text:p>
      <!--NEWS-->
      <text:h text:style-name="P10" text:outline-level="1">
<text:span text:style-name="T4">
“军官在其中认识到龙卷风营很可怕的纳粹 - 古尔的拦截</text:span>
</text:h>
      <text:p text:style-name="P4">
作者: ['АРМІЯINFORM']</text:p>
      <text:p text:style-name="P4">
时间: 2023-04-13T88:00:00-04:00</text:p>
      <text:p text:style-name="P4">
描述: 在Cherrovy Perekholnny Gur Mou Viiskovovovovovovovovovovovovovovovovovovovovovovovovovovovovovovovovovovovovovovovovovovovovovovevidia rouzpovidia关于Jorstoka ...与乌克兰2022年的战争，与乌克兰与乌克兰的最新新闻，《与乌克兰2022年的新闻战争》今天上次与乌克兰战争，乌克兰和俄罗斯之间的战争将在乌克兰和乌克兰之间发动战争。他们说，在2022年，无论是否有一年，是否会在不久的将来与乌克兰进行战争</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ГУР МО УКРАЇНИ']</text:p>
      <text:p text:style-name="P4">
类别: News</text:p>
      <!--METADATA-->
      <text:p text:style-name="P4">
<draw:frame draw:style-name="fr1" draw:name="Image358" text:anchor-type="as-char" svg:width="6.9236in" svg:height="3.894525in" draw:z-index="0">
<draw:image xlink:href="../Images/AРМІЯINFORM/2023-04-13T88-00-00-04-00/gurperehoplennya.jpg" xlink:type="simple" xlink:show="embed" xlink:actuate="onLoad" draw:mime-type="image/jpeg"/>
</draw:frame>
在下次拦截GUR MOU中，俄罗斯军人从龙卷风营讲述了他的妻子对乌克兰军队的酷刑。</text:p>
      <text:p text:style-name="P4">
<text:span text:style-name="T4">
来源：</text:span>
 <text:a xlink:type="simple" xlink:href="https://gur.gov.ua/content/ofytsery-uznaly-v-nyom-tornado-eto-ochen-strashnyi-natsyst.html" text:style-name="Internet_20_link" text:visited-style-name="Visited_20_Internet_20_Link">
_gur mou__</text:a>
</text:p>
      <text:p text:style-name="P4">
News Source: <text:a xlink:type="simple" xlink:href="https://armyinform.com.ua/2023/04/13/oficzery-vpiznaly-u-nomu-duzhe-strashnogo-naczysta-z-bataljonu-tornado-perehoplennya-gur/" text:style-name="Internet_20_link" text:visited-style-name="Visited_20_Internet_20_Link">
https://armyinform.com.ua/2023/04/13/oficzery-vpiznaly-u-nomu-duzhe-strashnogo-naczysta-z-bataljonu-tornado-perehoplennya-gur/</text:a>
</text:p>
      <!--NEWS-->
      <text:h text:style-name="P10" text:outline-level="1">
<text:span text:style-name="T4">
哈尔基夫地方法院的校长将由州教育委员会判断</text:span>
</text:h>
      <text:p text:style-name="P4">
作者: ['АРМІЯINFORM']</text:p>
      <text:p text:style-name="P4">
时间: 2023-04-13T89:00:00-04:00</text:p>
      <text:p text:style-name="P4">
描述: Kharkivska地区检察官办公室偷偷偷偷溜到了《斯托索诺诺·戈洛维（Stosomno Golovi）的指控法》 ...与乌克兰2022年的战争，与乌克兰与乌克兰的最新新闻，今天与乌克兰2022年的新闻战争，今天与乌克兰的新闻战争，乌克兰和俄罗斯之间的战争以及战争时会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16.jpg" text:style-name="Internet_20_link" text:visited-style-name="Visited_20_Internet_20_Link">
16.jpg</text:a>
']</text:p>
      <text:p text:style-name="P4">
标签: ['STOPRUSSIA', 'АГРЕСІЯ РФ', 'КОЛАБОРАНТИ', 'ОФІС ГЕНЕРАЛЬНОГО ПРОКУРОРА УКРАЇНИ']</text:p>
      <text:p text:style-name="P4">
类别: News</text:p>
      <!--METADATA-->
      <text:p text:style-name="P4">
<draw:frame draw:style-name="fr1" draw:name="Image359" text:anchor-type="as-char" svg:width="6.9236in" svg:height="7.356325in" draw:z-index="0">
<draw:image xlink:href="../Images/AРМІЯINFORM/2023-04-13T89-00-00-04-00/16.jpg" xlink:type="simple" xlink:show="embed" xlink:actuate="onLoad" draw:mime-type="image/jpeg"/>
</draw:frame>
哈尔基夫地区检察官办公室针对哈尔基夫地区的巴拉克利地区法院起诉，涉及州议会的事实。</text:p>
      <text:p text:style-name="P4">
预审前调查发现，2022年4月，地方法院主席从巴拉克利(Balaklii)到被占领的城市库皮扬斯克(Kupyansk)，在那里他开始建立一个严重的入侵者的“职业”。</text:p>
      <text:p text:style-name="P4">
他自愿拥抱伪官“”和。 在。 管理负责人的裁判 - 法律苏联的负责人“在萨尔科夫设备的“ vsa”中。</text:p>
      <text:p text:style-name="P4">
在一个新职位上，被告就俄罗斯联邦法律的法律进行了法律磋商，并倾向于将他们搬到敌人的一边并与国家权力合作。</text:p>
      <text:p text:style-name="P4">
他目前在侵略国的领土上。 他被通缉。</text:p>
      <text:p text:style-name="P4">
预审调查是由DBR的调查人员进行的，位于Poltava市，运营支持市 -  DBR的雇员，乌克兰国家警察局内部安全部，Vharkiv办公室，Vharkiv办公室的Kharkiv办公室SBU的Opmast和反情报部。</text:p>
      <text:p text:style-name="P4">
<text:span text:style-name="T4">
资料来源：</text:span>
 <text:a xlink:type="simple" xlink:href="https://gp.gov.ua/ua/posts/za-derzzradu-suditimut-golovu-raisudu-na-xarkivshhini" text:style-name="Internet_20_link" text:visited-style-name="Visited_20_Internet_20_Link">
_乌克兰检察长_的_PICE</text:a>
</text:p>
      <text:p text:style-name="P4">
News Source: <text:a xlink:type="simple" xlink:href="https://armyinform.com.ua/2023/04/13/za-derzhzradu-sudytymut-golovu-rajsudu-na-harkivshhyni/" text:style-name="Internet_20_link" text:visited-style-name="Visited_20_Internet_20_Link">
https://armyinform.com.ua/2023/04/13/za-derzhzradu-sudytymut-golovu-rajsudu-na-harkivshhyni/</text:a>
</text:p>
      <!--NEWS-->
      <text:h text:style-name="P10" text:outline-level="1">
<text:span text:style-name="T4">
Denis Shmigal感谢波兰的下一个MIG-29派对</text:span>
</text:h>
      <text:p text:style-name="P4">
作者: ['АРМІЯINFORM']</text:p>
      <text:p text:style-name="P4">
时间: 2023-04-13T90:00:00-04:00</text:p>
      <text:p text:style-name="P4">
描述: 华盛顿罚款的乌克兰优秀乌克兰丹尼斯·史密斯·史密斯·史密斯·帕德小时zustychi ...与乌克兰2022年的战争，与乌克兰的最新新闻，今天与乌克兰的新闻，今天与乌克兰2022年的新闻战争，乌克兰和俄罗斯之间的战争以及与俄罗斯之间的战争，以及与俄罗斯之间的战争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4/ftm6jsmxoaegymj.jpg" text:style-name="Internet_20_link" text:visited-style-name="Visited_20_Internet_20_Link">
ftm6jsmxoaegymj.jpg</text:a>
']</text:p>
      <text:p text:style-name="P4">
标签: ['STOPRUSSIA', 'АГРЕСІЯ РФ', 'ВИНИЩУВАЧ МІГ-29', 'ДЕНИС ШМИГАЛЬ', 'ПОЛЬЩА']</text:p>
      <text:p text:style-name="P4">
类别: News</text:p>
      <!--METADATA-->
      <text:p text:style-name="P4">
<draw:frame draw:style-name="fr1" draw:name="Image360" text:anchor-type="as-char" svg:width="6.9236in" svg:height="4.677276in" draw:z-index="0">
<draw:image xlink:href="../Images/AРМІЯINFORM/2023-04-13T90-00-00-04-00/ftm6jsmxoaegymj.jpg" xlink:type="simple" xlink:show="embed" xlink:actuate="onLoad" draw:mime-type="image/jpeg"/>
</draw:frame>
乌克兰总理丹尼斯·施米加尔(Denis Shmigal)感谢马特沙·摩拉维斯基(Mateusha Moravtsky)的波兰部长和所有波兰人民，并感谢这个国家为我们的国家提供的，以及他愿意举办MIG-29党的愿望。</text:p>
      <text:p text:style-name="P4">
Denis Shmigal在<text:a xlink:type="simple" xlink:href="https://twitter.com/Denys_Shmyhal/status/1646552271369404430" text:style-name="Internet_20_link" text:visited-style-name="Visited_20_Internet_20_Link">
Twitter</text:a>
.</text:p>
      <text:p text:style-name="P4">
«У Вашингтоні провели зустріч з другом України, з Матеушем Моравецьким.Подякував особисто прем'єру та всьому польському народу за підтримку, щоПольща ініціює для перемоги України. Формуємо «коаліцію винищувачів». Чекаємона МіГ-29 від Польщі», - зазначив глава уряду.</text:p>
      <text:p text:style-name="P4">
News Source: <text:a xlink:type="simple" xlink:href="https://armyinform.com.ua/2023/04/13/denys-shmygal-podyakuvav-polshhi-za-chergovu-partiyu-mig-29/" text:style-name="Internet_20_link" text:visited-style-name="Visited_20_Internet_20_Link">
https://armyinform.com.ua/2023/04/13/denys-shmygal-podyakuvav-polshhi-za-chergovu-partiyu-mig-29/</text:a>
</text:p>
      <!--NEWS-->
      <text:h text:style-name="P10" text:outline-level="1">
<text:span text:style-name="T4">
在哈尔基夫（Kharkiv），拖拉机司机在敌对的迷你</text:span>
</text:h>
      <text:p text:style-name="P4">
作者: ['АРМІЯINFORM']</text:p>
      <text:p text:style-name="P4">
时间: 2023-04-13T91:00:00-04:00</text:p>
      <text:p text:style-name="P4">
描述: 对于专有的Kerivnitva Dergachyvo地区检察官，哈尔基沃索沃地区...与乌克兰2022年的战争，与乌克兰的最新新闻，今天与乌克兰2022年的新闻战争，今天与乌克兰之间的战争以及乌克兰之间的战争，以及乌克兰战争他们说，将在2022年，或者没有，或者没有，在不久的将来会与乌克兰发生战争，他们说，今天与乌克兰的战争，今天的乌克兰新闻，乌克兰的新闻，乌克兰媒体在俄罗斯的乌克兰媒体</text:p>
      <text:p text:style-name="P4">
图片: ['<text:a xlink:type="simple" xlink:href="https://armyinform.com.ua/wp-content/uploads/2023/04/img-2863.jpg" text:style-name="Internet_20_link" text:visited-style-name="Visited_20_Internet_20_Link">
img-2863.jpg</text:a>
']</text:p>
      <text:p text:style-name="P4">
标签: ['STOPRUSSIA', 'АГРЕСІЯ РФ', 'ХАРКІВСЬКИЙ ТРИБУНАЛ']</text:p>
      <text:p text:style-name="P4">
类别: News</text:p>
      <!--METADATA-->
      <text:p text:style-name="P4">
<draw:frame draw:style-name="fr1" draw:name="Image361" text:anchor-type="as-char" svg:width="6.9236in" svg:height="4.183008in" draw:z-index="0">
<draw:image xlink:href="../Images/AРМІЯINFORM/2023-04-13T91-00-00-04-00/img-2863.jpg" xlink:type="simple" xlink:show="embed" xlink:actuate="onLoad" draw:mime-type="image/jpeg"/>
</draw:frame>
在哈尔基夫地区德加基夫地区检察官办公室的程序指导下，对违反战争骨盆法律的行为进行了预审。</text:p>
      <text:p text:style-name="P4">
根据调查，4月13日大约8:10在鲍里西夫卡(Borisivka)村，哈尔基夫地区拖拉机司机撞上了俄罗斯反坦克矿山的田野。</text:p>
      <text:p text:style-name="P4">
该男子受伤，现在住院。</text:p>
      <text:p text:style-name="P4">
<text:span text:style-name="T4">
资料来源：</text:span>
 <text:a xlink:type="simple" xlink:href="https://gp.gov.ua/ua/posts/na-xarkivshhini-traktorist-pidirvavsya-na-vorozii-mini-rozpocato-provadzennya" text:style-name="Internet_20_link" text:visited-style-name="Visited_20_Internet_20_Link">
_乌克兰检察长_的_PICE</text:a>
</text:p>
      <text:p text:style-name="P4">
News Source: <text:a xlink:type="simple" xlink:href="https://armyinform.com.ua/2023/04/13/na-harkivshhyni-traktoryst-pidirvavsya-na-vorozhij-mini/" text:style-name="Internet_20_link" text:visited-style-name="Visited_20_Internet_20_Link">
https://armyinform.com.ua/2023/04/13/na-harkivshhyni-traktoryst-pidirvavsya-na-vorozhij-mini/</text:a>
</text:p>
      <!--NEWS-->
      <text:h text:style-name="P10" text:outline-level="1">
<text:span text:style-name="T4">
有必要谈论俄罗斯与乌克兰人民有关的种族灭绝-Anna Malyar</text:span>
</text:h>
      <text:p text:style-name="P4">
作者: ['Андрій Агєєв']</text:p>
      <text:p text:style-name="P4">
时间: 2023-04-13T92:00:00-04:00</text:p>
      <text:p text:style-name="P4">
描述:  - 塔特·戈洛夫纳（Tat Golovna），斯维奇尼亚（Svydchennya）已经过时了联邦联邦行政犯罪的侵略者和遗产部的玛丽……与乌克兰2022年的战争，与乌克兰的战争是今天的最新消息，与乌克兰2022年的战争是2022年的战争最后的最后，乌克兰和俄罗斯之间的战争以及何时，何时，何时，何时，何时，何时，何时，何时，何时，何时，何时，何时，何时，与乌克兰在2022年将是在不久的将来与乌克兰的战争，与乌克兰的战争，今天的乌克兰新闻，乌克兰新闻，乌克兰媒体的俄罗斯媒体</text:p>
      <text:p text:style-name="P4">
图片: ['<text:a xlink:type="simple" xlink:href="https://armyinform.com.ua/wp-content/uploads/2023/02/golovna_malyar.jpg" text:style-name="Internet_20_link" text:visited-style-name="Visited_20_Internet_20_Link">
golovna_malyar.jpg</text:a>
']</text:p>
      <text:p text:style-name="P4">
标签: ['STOPRUSSIA', 'АГРЕСІЯ РФ', 'ВОЄННІ ЗЛОЧИНИ', 'ВТОРГНЕННЯ РФ', 'ГАННА МАЛЯР']</text:p>
      <text:p text:style-name="P4">
类别: News</text:p>
      <!--METADATA-->
      <text:p text:style-name="P4">
<draw:frame draw:style-name="fr1" draw:name="Image362" text:anchor-type="as-char" svg:width="6.9236in" svg:height="4.615733in" draw:z-index="0">
<draw:image xlink:href="../Images/AРМІЯINFORM/2023-04-13T92-00-00-04-00/golovna_malyar.jpg" xlink:type="simple" xlink:show="embed" xlink:actuate="onLoad" draw:mime-type="image/jpeg"/>
</draw:frame>
 - 这是俄罗斯联邦侵略的证据，这是一种威胁生命的犯罪和衍生物 - 战争犯罪，反机动性犯罪，毕竟，我们需要谈论种族灭绝由当今联邦与乌克兰人民进行。 乌克兰·安娜·梅里亚尔(Anna Malyar)在联合信息电话上说，尽管如此，就所有这些罪行，都进行了国际法律评估。</text:p>
      <text:p text:style-name="P4">
强调为什么现在这段视频很普遍，尽管很明显他们在夏天这样做了，但乌克兰代表强调，作者或客户可能打算吓我们我们，乌克兰人。</text:p>
      <ul>
        <li>
尽管很难想象在乌克兰俄罗斯大规模中断了一年的大规模中断之后，我们仍然可以被吓倒。 在俄罗斯力量精英中间，这也可能是一场斗争。 现在，我们有了一个假设，其代表团结起来。 这样，他们只是互相加热，给出如此暴行。 显然，这样做的人没有第一次这样做。 也许我会说出可怕的事情，他们从中很高兴。 画家说，他们可以将其射击，然后看自己，或者以报告的形式报告指挥官。</li>
      </ul>
      <text:p text:style-name="P4">
她还强调，当这种犯罪没有加热时，这是很好的。 因为如果不是这个视频，我们将永远不会意识到它可能发生的事情。</text:p>
      <ul>
        <li>
我们有很大的机会谴责他们所犯的人。 当然，我们可以在自己的国家一级，法院和执法机构在自己的国家一级做到这一点。 在这里点击此处是不同的，因为世界评估了它。 事实是，这不是我们国家中部，我们的公民的犯罪。 这里主要的是，我们领土上俄罗斯联邦(这是源自俄罗斯的犯罪 - 战争犯罪，危害人类罪行)的侵略。 最后，有必要谈论种族灭绝，这是由俄罗斯联合会向乌克兰人民加入的联合会进行的。</li>
      </ul>
      <text:p text:style-name="P4">
News Source: <text:a xlink:type="simple" xlink:href="https://armyinform.com.ua/2023/04/13/treba-govoryty-pro-genoczyd-yakyj-zdijsnyuye-sogodni-rosijska-federacziya-po-vidnoshennyu-do-ukrayinskogo-narodu-ganna-malyar/" text:style-name="Internet_20_link" text:visited-style-name="Visited_20_Internet_20_Link">
https://armyinform.com.ua/2023/04/13/treba-govoryty-pro-genoczyd-yakyj-zdijsnyuye-sogodni-rosijska-federacziya-po-vidnoshennyu-do-ukrayinskogo-narodu-ganna-malyar/</text:a>
</text:p>
      <!--NEWS-->
      <text:h text:style-name="P10" text:outline-level="1">
<text:span text:style-name="T4">
谅解备忘录中的采购系统的优化：国防部和英国官方特工讨论了合作领域</text:span>
</text:h>
      <text:p text:style-name="P4">
作者: ['АРМІЯINFORM']</text:p>
      <text:p text:style-name="P4">
时间: 2023-04-13T93:00:00-04:00</text:p>
      <text:p text:style-name="P4">
描述: 在乌克兰国防部，Ofitziina Zustych由人民代表代表...与乌克兰2022年的战争，与乌克兰的最新新闻，《与乌克兰的新闻战争》，《与乌克兰2022年的新闻战》，是乌克兰和俄罗斯和俄罗斯和俄罗斯和俄罗斯和俄罗斯和俄罗斯和俄罗斯和俄罗斯的最后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4/f09651922a72f7c6ca707eb4e8ebd81d314df6be.jpg" text:style-name="Internet_20_link" text:visited-style-name="Visited_20_Internet_20_Link">
f09651922a72f7c6ca707eb4e8ebd81d314df6be.jpg</text:a>
']</text:p>
      <text:p text:style-name="P4">
标签: ['ЗАКУПІВЛІ ДЛЯ АРМІЇ', 'МІНІСТЕРСТВО ОБОРОНИ УКРАЇНИ']</text:p>
      <text:p text:style-name="P4">
类别: News</text:p>
      <!--METADATA-->
      <text:p text:style-name="P4">
<draw:frame draw:style-name="fr1" draw:name="Image363" text:anchor-type="as-char" svg:width="6.9236in" svg:height="5.1927in" draw:z-index="0">
<draw:image xlink:href="../Images/AРМІЯINFORM/2023-04-13T93-00-00-04-00/f09651922a72f7c6ca707eb4e8ebd81d314df6be.jpg" xlink:type="simple" xlink:show="embed" xlink:actuate="onLoad" draw:mime-type="image/jpeg"/>
</draw:frame>
乌克兰国防部与国际英国非营利组织官员的代表进行了正式会议。 代表团由乌克兰国防部的国防部副部长丹尼斯·莎拉波夫(Denis Sharapov)领导。 代表团还包括乌克兰Yaroslav Fedorchuk国防部的公共采购和物质资源供应副局。 皇家代理商由乌克兰乌克兰Yevgeny Vilinsky副总监Fergus Drake的首席执行官弗格斯·德雷克(Fergus Drake)提出。 在官方会议上，外国政党从全面入侵俄罗斯的开始就在乌克兰国防部的代表告知了乌克兰的经验。 特别是，当乌克兰卫生部购买时，公司的参与允许大大增加供应商的数量和节省(通过高达45％的个人商品)预算资金。 在谈判期间，参与者在合作的前景中也被预见(根据某种类别的商品，特别是工业，农业产品，化学食品)以及分享教学曲式经验的可能性(测试)采购领域的乌克兰专家。 会议的结果，双方讨论了实现合作领域的进一步实践步骤。 在不久的将来，预计皇室将有可以放置的商品清单，以及针对乌克兰专家在领域进行培训的商业建议。 参考。 皇家代理商在乌克兰设有办事处，从全面入侵俄罗斯联邦进入乌克兰，为政府组织提供人道主义援助，提供个人保护设备，战术急救工具包，生成器，医疗设备等。 此外，该组织在乌克兰项目中实施，由英国政府资助，旨在吸引英国在乌克兰续签和支持公共社会的业务。 与乌克兰政府密切合作，官方代理商专注于公共采购和管理供应链。</text:p>
      <text:p text:style-name="P4">
News Source: <text:a xlink:type="simple" xlink:href="https://armyinform.com.ua/2023/04/13/optymizacziya-systemy-zakupivel-v-mou-minoborony-i-brytanska-crown-agents-obgovoryly-napryamy-spivrobitnycztva/" text:style-name="Internet_20_link" text:visited-style-name="Visited_20_Internet_20_Link">
https://armyinform.com.ua/2023/04/13/optymizacziya-systemy-zakupivel-v-mou-minoborony-i-brytanska-crown-agents-obgovoryly-napryamy-spivrobitnycztva/</text:a>
</text:p>
      <!--NEWS-->
      <text:h text:style-name="P10" text:outline-level="1">
<text:span text:style-name="T4">
Denis Shmigal：2023年，需要快速重建项目140亿美元</text:span>
</text:h>
      <text:p text:style-name="P4">
作者: ['АРМІЯINFORM']</text:p>
      <text:p text:style-name="P4">
时间: 2023-04-13T94:00:00-04:00</text:p>
      <text:p text:style-name="P4">
描述: 12 Kvitry Prem'r-Mint-Ukrainian Denis Schmigal，从圆桌会上夺取命运...与乌克兰2022年的战争，与乌克兰的最新新闻，今天与乌克兰的新闻，乌克兰2022年最后一次战争，乌克兰和俄罗斯之间将发生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4/thumb_202310_820_360_0_0_auto.jpg" text:style-name="Internet_20_link" text:visited-style-name="Visited_20_Internet_20_Link">
thumb_202310_820_360_0_0_auto.jpg</text:a>
']</text:p>
      <text:p text:style-name="P4">
标签: ['STOPRUSSIA', 'АГРЕСІЯ РФ', 'СВІТ ПІДТРИМУЄ УКРАЇНУ']</text:p>
      <text:p text:style-name="P4">
类别: News</text:p>
      <!--METADATA-->
      <text:p text:style-name="P4">
<draw:frame draw:style-name="fr1" draw:name="Image364" text:anchor-type="as-char" svg:width="6.9236in" svg:height="4.610104in" draw:z-index="0">
<draw:image xlink:href="../Images/AРМІЯINFORM/2023-04-13T94-00-00-04-00/thumb_202310_820_360_0_0_auto.jpg" xlink:type="simple" xlink:show="embed" xlink:actuate="onLoad" draw:mime-type="image/jpeg"/>
</draw:frame>
4月12日，乌克兰丹尼斯·施米加尔(Denis Shmigal)的总理参加了一个循环级别，以支持乌克兰，该级别在世界银行和国际货币基金组织的SpringMeetings集团内举行。</text:p>
      <text:p text:style-name="P4">
该活动是由乌克兰沃迪米尔·泽伦斯基(Ukraine Volodymyr Zelensky)主席开幕的。</text:p>
      <text:p text:style-name="P4">
国家负责人强调说：“为了使人们返回乌克兰，以便侵略者不仅在战场上损失，而且在一切中都放弃了，我们需要批准支持计划来涵盖快速恢复的主要项目。”</text:p>
      <text:p text:style-name="P4">
就其一方面而言，乌克兰丹尼斯·施米格尔(Denis Shmigal)的总理强调，乌克兰的恢复已经开始，政府将不等待这一点。</text:p>
      <text:p text:style-name="P4">
“在2023年，我们需要140亿美元才能快速重建项目。 我们可以在恢复的五个优先领域中完成所有任务。”乌克兰政府负责人说。</text:p>
      <text:p text:style-name="P4">
Denis Shmigal还指出，国际合伙人的长期支持150亿美元不仅可以确保乌克兰的财务稳定，而且还向俄罗斯明确的信号表明，乌克兰的盟友将为我们提供支持需要。</text:p>
      <text:p text:style-name="P4">
<text:span text:style-name="T4">
来源：</text:span>
 _ <text:a xlink:type="simple" xlink:href="https://www.kmu.gov.ua/news/denys-shmyhal-u-2023-rotsi-na-proekty-shvydkoi-vidbudovy-potribno-14-mlrd" text:style-name="Internet_20_link" text:visited-style-name="Visited_20_Internet_20_Link">
政府门户</text:a>
_</text:p>
      <text:p text:style-name="P4">
News Source: <text:a xlink:type="simple" xlink:href="https://armyinform.com.ua/2023/04/13/denys-shmygal-u-2023-roczi-na-proekty-shvydkoyi-vidbudovy-potribno-14-mlrd/" text:style-name="Internet_20_link" text:visited-style-name="Visited_20_Internet_20_Link">
https://armyinform.com.ua/2023/04/13/denys-shmygal-u-2023-roczi-na-proekty-shvydkoyi-vidbudovy-potribno-14-mlrd/</text:a>
</text:p>
      <!--NEWS-->
      <text:h text:style-name="P10" text:outline-level="1">
<text:span text:style-name="T4">
破坏了巡洋舰“莫斯科”的破坏行动的细节</text:span>
</text:h>
      <text:p text:style-name="P4">
作者: ['Руслана Богдан']</text:p>
      <text:p text:style-name="P4">
时间: 2023-04-13T95:00:00-04:00</text:p>
      <text:p text:style-name="P4">
描述: Torik 13 KVINNYA乌克兰Visskkovi，它是建造的，没有未洗。 电影导弹...与乌克兰2022年的战争，与乌克兰的最新新闻战争，与乌克兰2022年的新闻战争，今天的最后一场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4/golovne_foto-4.jpg" text:style-name="Internet_20_link" text:visited-style-name="Visited_20_Internet_20_Link">
golovne_foto-4.jpg</text:a>
', '<text:a xlink:type="simple" xlink:href="https://armyinform.com.ua/wp-content/uploads/2023/04/foto_1-4.jpg" text:style-name="Internet_20_link" text:visited-style-name="Visited_20_Internet_20_Link">
foto_1-4.jpg</text:a>
', '<text:a xlink:type="simple" xlink:href="https://armyinform.com.ua/wp-content/uploads/2023/04/foto_2-1-150x150.jpg" text:style-name="Internet_20_link" text:visited-style-name="Visited_20_Internet_20_Link">
foto_2-1-150x150.jpg</text:a>
', '<text:a xlink:type="simple" xlink:href="https://armyinform.com.ua/wp-content/uploads/2023/04/foto_3-2-150x150.jpg" text:style-name="Internet_20_link" text:visited-style-name="Visited_20_Internet_20_Link">
foto_3-2-150x150.jpg</text:a>
', '<text:a xlink:type="simple" xlink:href="https://armyinform.com.ua/wp-content/uploads/2023/04/foto_4-2-e1681413510644-150x150.jpg" text:style-name="Internet_20_link" text:visited-style-name="Visited_20_Internet_20_Link">
foto_4-2-e1681413510644-150x150.jpg</text:a>
', '<text:a xlink:type="simple" xlink:href="https://armyinform.com.ua/wp-content/uploads/2023/04/foto_5-2-150x150.jpg" text:style-name="Internet_20_link" text:visited-style-name="Visited_20_Internet_20_Link">
foto_5-2-150x150.jpg</text:a>
', '<text:a xlink:type="simple" xlink:href="https://armyinform.com.ua/wp-content/uploads/2023/04/foto_6-1.jpg" text:style-name="Internet_20_link" text:visited-style-name="Visited_20_Internet_20_Link">
foto_6-1.jpg</text:a>
', '<text:a xlink:type="simple" xlink:href="https://armyinform.com.ua/wp-content/uploads/2023/04/foto_7-scaled.jpg" text:style-name="Internet_20_link" text:visited-style-name="Visited_20_Internet_20_Link">
foto_7-scaled.jpg</text:a>
', '<text:a xlink:type="simple" xlink:href="https://armyinform.com.ua/wp-content/uploads/2023/04/foto_9-1-150x150.jpg" text:style-name="Internet_20_link" text:visited-style-name="Visited_20_Internet_20_Link">
foto_9-1-150x150.jpg</text:a>
', '<text:a xlink:type="simple" xlink:href="https://armyinform.com.ua/wp-content/uploads/2023/04/foto_8-150x150.jpg" text:style-name="Internet_20_link" text:visited-style-name="Visited_20_Internet_20_Link">
foto_8-150x150.jpg</text:a>
', '<text:a xlink:type="simple" xlink:href="https://armyinform.com.ua/wp-content/uploads/2023/04/foto_10-1-150x150.jpg" text:style-name="Internet_20_link" text:visited-style-name="Visited_20_Internet_20_Link">
foto_10-1-150x150.jpg</text:a>
']</text:p>
      <text:p text:style-name="P4">
标签: ['КРЕЙСЕР «МОСКВА»', 'УЛАМОК РАКЕТИ', 'ЩО ЗБИЛА МОСКВУ']</text:p>
      <text:p text:style-name="P4">
类别: News</text:p>
      <!--METADATA-->
      <text:p text:style-name="P4">
<draw:frame draw:style-name="fr1" draw:name="Image365" text:anchor-type="as-char" svg:width="6.9236in" svg:height="4.615733in" draw:z-index="0">
<draw:image xlink:href="../Images/AРМІЯINFORM/2023-04-13T95-00-00-04-00/golovne_foto-4.jpg" xlink:type="simple" xlink:show="embed" xlink:actuate="onLoad" draw:mime-type="image/jpeg"/>
</draw:frame>
去年，4月13日，乌克兰军队似乎不可能。 海王星的两个市场，他们摧毁了俄罗斯舰队的旗舰 - 巡洋舰“莫斯科”。 今天，亲吻敌船的火箭的一部分展示了乌克兰的海军海军，并讲述了行动的细节，毫无疑问，这将包括在历史和军事历史教科书中。</text:p>
      <text:p text:style-name="P4">
<draw:frame draw:style-name="fr1" draw:name="Image366" text:anchor-type="as-char" svg:width="6.9236in" svg:height="3.956343in" draw:z-index="0">
<draw:image xlink:href="../Images/AРМІЯINFORM/2023-04-13T95-00-00-04-00/foto_1-4.jpg" xlink:type="simple" xlink:show="embed" xlink:actuate="onLoad" draw:mime-type="image/jpeg"/>
</draw:frame>
莫斯科巡洋舰建于尼古拉夫(Nikolaev)，其长度为186米 - 两个足球场。 他被称为警卫，并参加了Zakodiost Snake。 乌克兰边境警卫队将向俄罗斯联邦舰队的旗舰店发送众所周知的方向。</text:p>
      <text:p text:style-name="P4">
<text:a xlink:type="simple" xlink:href="https://armyinform.com.ua/wp-content/uploads/2023/04/foto_2-1.jpg" text:style-name="Internet_20_link" text:visited-style-name="Visited_20_Internet_20_Link">
!(Images/AРМІЯINFORM/2023-04-13T95-00-00-04-00/foto_2-1-150x150.jpg)</text:a>
该船被淹死的事实仍然不承认领导层或宣传主义俄罗斯人的意思，称为船上“故障”的原因 - 火。 取而代之的是，外国专家感到惊讶并研究了一年，乌克兰军方如何将莫斯科送到底部。</text:p>
      <text:p text:style-name="P4">
那是阴天多雨的一天，巡洋舰距敖德萨120公里，当时他出现在操作员PKR R-360“ Neptune”的雷达上。 2022年4月13日，在14：06开始，开始了两个火箭“ P-360”“ Neptune”的开始。 随后，第二个飞行。 他们撞到了左侧进入跑步桥，机柜公司和机器舱的区域。 白天，4月14日，俄罗斯军队的旗舰造成了散布。</text:p>
      <text:p text:style-name="P4">
<text:a xlink:type="simple" xlink:href="https://armyinform.com.ua/wp-content/uploads/2023/04/foto_3-2.jpg" text:style-name="Internet_20_link" text:visited-style-name="Visited_20_Internet_20_Link">
!(Images/AРМІЯINFORM/2023-04-13T95-00-00-04-00/foto_3-2-150x150.jpg)</text:a>
</text:p>
      <text:p text:style-name="P4">
<text:a xlink:type="simple" xlink:href="https://armyinform.com.ua/wp-content/uploads/2023/04/foto_4-2-e1681413510644.jpg" text:style-name="Internet_20_link" text:visited-style-name="Visited_20_Internet_20_Link">
<draw:frame draw:style-name="fr1" draw:name="Image367" text:anchor-type="as-char" svg:width="6.9236in" svg:height="6.9236in" draw:z-index="0">
<draw:image xlink:href="../Images/AРМІЯINFORM/2023-04-13T95-00-00-04-00/foto_4-2-e1681413510644-150x150.jpg" xlink:type="simple" xlink:show="embed" xlink:actuate="onLoad" draw:mime-type="image/jpeg"/>
</draw:frame>
</text:a>
说明性照片</text:p>
      <text:p text:style-name="P4">
持有其中一枚导弹的起始单元的稳定器，亲吻乌克雷尔(Ukreyer)的乌克雷尔(Ukreyer)是乌克兰塞尔吉沃诺诺夫(Sergiovoronov)国家海军博物馆的负责人。</text:p>
      <text:p text:style-name="P4">
<text:a xlink:type="simple" xlink:href="https://armyinform.com.ua/wp-content/uploads/2023/04/foto_5-2.jpg" text:style-name="Internet_20_link" text:visited-style-name="Visited_20_Internet_20_Link">
!(Images/AРМІЯINFORM/2023-04-13T95-00-00-04-00/foto_5-2-150x150.jpg)</text:a>
 - 这是乌克兰导弹武器的足够分泌的元素，但今天我们有机会展示它。 这是一个事实的象征，即在乌克兰EMP，这将使我们获胜，并且我们已经赢了。 该人工是由武装部队的武装部队提交的。博物馆的另一个展览是巡洋舰“莫斯科”董事会的救援轮。 六个月前，边防部队在其中一艘渔船上找到了他。几乎感谢他，斯特拉克的一名工作人员被逃脱了。 根据谢尔盖·沃罗诺夫(Sergey Voronov)的数据，大约有500名俄罗斯联邦军人。</text:p>
      <text:p text:style-name="P4">
<draw:frame draw:style-name="fr1" draw:name="Image368" text:anchor-type="as-char" svg:width="6.9236in" svg:height="4.615733in" draw:z-index="0">
<draw:image xlink:href="../Images/AРМІЯINFORM/2023-04-13T95-00-00-04-00/foto_7-scaled.jpg" xlink:type="simple" xlink:show="embed" xlink:actuate="onLoad" draw:mime-type="image/jpeg"/>
</draw:frame>
展览的不可分割的部分是3D展览“ Otricateliva”。 展览和记者的摘录显示给游客。 5月，他将能够见到乌克兰人。 该节目将持续半小时，在此期间，观众将从船上航行美元蛇甚至洪水的那一刻起就会观察莫斯科的克雷斯人。</text:p>
      <text:p text:style-name="P4">
<text:a xlink:type="simple" xlink:href="https://armyinform.com.ua/wp-content/uploads/2023/04/foto_9-1.jpg" text:style-name="Internet_20_link" text:visited-style-name="Visited_20_Internet_20_Link">
!(Images/AРМІЯINFORM/2023-04-13T95-00-00-04-00/foto_9-1-150x150.jpg)</text:a>
</text:p>
      <text:p text:style-name="P4">
<text:a xlink:type="simple" xlink:href="https://armyinform.com.ua/wp-content/uploads/2023/04/foto_8.jpg" text:style-name="Internet_20_link" text:visited-style-name="Visited_20_Internet_20_Link">
<draw:frame draw:style-name="fr1" draw:name="Image369" text:anchor-type="as-char" svg:width="6.9236in" svg:height="6.9236in" draw:z-index="0">
<draw:image xlink:href="../Images/AРМІЯINFORM/2023-04-13T95-00-00-04-00/foto_8-150x150.jpg" xlink:type="simple" xlink:show="embed" xlink:actuate="onLoad" draw:mime-type="image/jpeg"/>
</draw:frame>
</text:a>
在3D图形的帮助下，他们还复制了巡洋舰的外观，在黑海的底部被洪水泛滥。 非政府组织的主管委员会负责人说，非政府组织“完成”的参与者做到了这一点：</text:p>
      <text:p text:style-name="P4">
<text:a xlink:type="simple" xlink:href="https://armyinform.com.ua/wp-content/uploads/2023/04/foto_10-1.jpg" text:style-name="Internet_20_link" text:visited-style-name="Visited_20_Internet_20_Link">
!(Images/AРМІЯINFORM/2023-04-13T95-00-00-04-00/foto_10-1-150x150.jpg)</text:a>
 - 这个巡洋舰是俄罗斯宣传的元素和旗帜。 当他们向散文撒谎时，洪水的原因是谎言的一个元素。 在历史的示例中，我们想展示莫斯科是如何撒谎的。 我们有efact和证据。 我们今天说，肌肉无法受到信任。</text:p>
      <text:p text:style-name="P4">
5月，将向乌克兰人展示节目。 之后，比利时，德国，英国和美国的居民只是以前的安排。</text:p>
      <text:p text:style-name="P4">
现在可以看到下沉的巡洋舰。 它位于大约50米海的深度，这是石油产品的巨大位置。 胜利后，巡洋舰将离开日子。 但是，从中的文物也将成为乌克兰国家博物馆的展览，这是其头部Sergey Voronov。  - 当将揭示按下海王星导弹的人的名字。</text:p>
      <text:p text:style-name="P4">
<text:span text:style-name="T5">
foto：victor dekhtar，</text:span>
 _ _sozozh网络由非政府组织创建的“完成” _</text:p>
      <text:p text:style-name="P4">
News Source: <text:a xlink:type="simple" xlink:href="https://armyinform.com.ua/2023/04/13/rozsekrecheni-detali-operacziyi-znyshhennya-krejsera-moskva/" text:style-name="Internet_20_link" text:visited-style-name="Visited_20_Internet_20_Link">
https://armyinform.com.ua/2023/04/13/rozsekrecheni-detali-operacziyi-znyshhennya-krejsera-moskva/</text:a>
</text:p>
      <!--NEWS-->
      <text:h text:style-name="P10" text:outline-level="1">
<text:span text:style-name="T4">
在顿涅茨克（Donetsk</text:span>
</text:h>
      <text:p text:style-name="P4">
作者: ['АРМІЯINFORM']</text:p>
      <text:p text:style-name="P4">
时间: 2023-04-13T96:00:00-04:00</text:p>
      <text:p text:style-name="P4">
描述: 在Timchasovo之前，Porstyphan的Luhanskoo地区参加Liakariv ZP RF，代理...与乌克兰2022年的战争，与乌克兰的最新新闻，今天与乌克兰2022年的新闻战争，今天，乌克兰和俄罗斯和俄罗斯和俄罗斯和俄罗斯和俄罗斯和俄罗斯和俄罗斯和俄罗斯之间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fvfev.webp" text:style-name="Internet_20_link" text:visited-style-name="Visited_20_Internet_20_Link">
fvfev.webp</text:a>
']</text:p>
      <text:p text:style-name="P4">
标签: ['STOPRUSSIA', 'АГРЕСІЯ РФ', 'ВТОРГНЕННЯ РФ']</text:p>
      <text:p text:style-name="P4">
类别: News</text:p>
      <!--METADATA-->
      <text:p text:style-name="P4">
<draw:frame draw:style-name="fr1" draw:name="Image370" text:anchor-type="as-char" svg:width="6.9236in" svg:height="4.615733in" draw:z-index="0">
<draw:image xlink:href="../ConvertedIMGs/AРМІЯINFORM/2023-04-13T96-00-00-04-00/fvfev.png" xlink:type="simple" xlink:show="embed" xlink:actuate="onLoad" draw:mime-type="image/png"/>
</draw:frame>
说明性照片</text:p>
      <text:p text:style-name="P4">
占领者被带到卢汉斯克地区的暂时捕获的地区，而不是释放的当地医务人员。</text:p>
      <text:p text:style-name="P4">
如此暂时被雪捕获(顿涅茨克地区)入侵者释放了10名医疗，拒绝获得俄罗斯联邦的护照。 取而代之的是，他们在萨马拉(Samara)在城市。</text:p>
      <text:p text:style-name="P4">
我们将提醒，敌人继续将民用医院转变为工作部队的需求，但医生没有足够的医生。 同时，在乌克兰东部又有几家民用医院的前一天，医生的区域被恐怖组织“ PVC Wagner”提供了。</text:p>
      <text:p text:style-name="P4">
<text:span text:style-name="T4">
资料来源：</text:span>
 <text:a xlink:type="simple" xlink:href="https://sprotyv.mod.gov.ua/2023/04/13/na-donechchyni-okupanty-zavozyat-rosijskyh-likariv-zamist-zvilnenyh-misczevyh/" text:style-name="Internet_20_link" text:visited-style-name="Visited_20_Internet_20_Link">
_ _国家optiv_中心</text:a>
</text:p>
      <text:p text:style-name="P4">
News Source: <text:a xlink:type="simple" xlink:href="https://armyinform.com.ua/2023/04/13/na-donechchyni-okupanty-zvilnyayut-misczevyh-likariv-ta-vezut-medykiv-z-rf/" text:style-name="Internet_20_link" text:visited-style-name="Visited_20_Internet_20_Link">
https://armyinform.com.ua/2023/04/13/na-donechchyni-okupanty-zvilnyayut-misczevyh-likariv-ta-vezut-medykiv-z-rf/</text:a>
</text:p>
      <!--NEWS-->
      <text:h text:style-name="P10" text:outline-level="1">
<text:span text:style-name="T4">
国防部继续寻找武装部队组织组织的有效模型：与零售商举行会议</text:span>
</text:h>
      <text:p text:style-name="P4">
作者: ['АРМІЯINFORM']</text:p>
      <text:p text:style-name="P4">
时间: 2023-04-13T97:00:00-04:00</text:p>
      <text:p text:style-name="P4">
描述: 明斯基捍卫乌克兰的成本是匆忙的震撼，旨在忘记普罗佐里奇...与乌克兰2022年的战争，与乌克兰的最新新闻，今天与乌克兰的新闻战争，今天与乌克兰2022年上次与乌克兰进行战争，乌克兰和俄罗斯之间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golovne_foto-2-918x540-1.jpg" text:style-name="Internet_20_link" text:visited-style-name="Visited_20_Internet_20_Link">
golovne_foto-2-918x540-1.jpg</text:a>
']</text:p>
      <text:p text:style-name="P4">
标签: ['ДЕРЖАВНІ ЗАКУПІВЛІ', 'МІНІСТЕРСТВО ОБОРОНИ УКРАЇНИ']</text:p>
      <text:p text:style-name="P4">
类别: News</text:p>
      <!--METADATA-->
      <text:p text:style-name="P4">
<draw:frame draw:style-name="fr1" draw:name="Image371" text:anchor-type="as-char" svg:width="6.9236in" svg:height="4.072706in" draw:z-index="0">
<draw:image xlink:href="../Images/AРМІЯINFORM/2023-04-13T97-00-00-04-00/golovne_foto-2-918x540-1.jpg" xlink:type="simple" xlink:show="embed" xlink:actuate="onLoad" draw:mime-type="image/jpeg"/>
</draw:frame>
说明性照片</text:p>
      <text:p text:style-name="P4">
乌克兰国防部继续寻找旨在采用透明采购程序和乌克兰武装部队组织的有效模型的决策。 因此，乌克兰丹尼斯·莎拉波夫国防部副部长，加上乌克兰武装部队的后勤指挥官，会见了大型交易网络的代表(零售商).  Зокрема, на зустрічі були присутні наступні представники:  — від мережі продуктових магазинів «КОЛО» Олег Первушин та Марина Сергієнко,  — від мережі продуктових магазинів «АТБ-Маркет» Ольга Бучковська та ЄвгенійШабовта,  — від мережі продуктових магазинів «ВАРУС» Олександр Булгаков та КостянтинРомащенко,  — від мережі продуктових магазинів «АШАН» Алла Ковалевська та Руслан Дубас,  — від мережі продуктових магазинів «СІЛЬПО» (Fozzy Group)伊琳娜·迪纳克(Irina Dyachuk)。 在会议期间，乌克兰国防部副部长丹尼斯·莎拉波夫(Denis Sharapov)表示，在组织军人权力的过程中吸引零售商的重要性。 零售商的代表告知，鉴于提供产品产品的现有要求，即基于保证提供早产产品的原则，并不断搬迁 - 对于现有价格以必要的业务而言，这是一个过于冒险的过程。 当事方了解持续营养过程的重要性，同意制定一些试点项目的可能性，以分析购买过程的优化方向。 双方已同意交换其他经验，并在一周内继续搜索效率的解决方案。</text:p>
      <text:p text:style-name="P4">
<text:span text:style-name="T4">
资料来源：</text:span>
 <text:a xlink:type="simple" xlink:href="https://www.mil.gov.ua/news/2023/04/13/ministerstvo-oboroni-prodovzhue-poshuk-efektivnih-modelej-organizaczii-harchuvannya-zsu-vidbulasya-zustrich-z-ritejlerami/" text:style-name="Internet_20_link" text:visited-style-name="Visited_20_Internet_20_Link">
__乌克兰国防部_</text:a>
</text:p>
      <text:p text:style-name="P4">
News Source: <text:a xlink:type="simple" xlink:href="https://armyinform.com.ua/2023/04/13/ministerstvo-oborony-prodovzhuye-poshuk-efektyvnyh-modelej-organizacziyi-harchuvannya-zsu-vidbulasya-zustrich-z-ritejleramy/" text:style-name="Internet_20_link" text:visited-style-name="Visited_20_Internet_20_Link">
https://armyinform.com.ua/2023/04/13/ministerstvo-oborony-prodovzhuye-poshuk-efektyvnyh-modelej-organizacziyi-harchuvannya-zsu-vidbulasya-zustrich-z-ritejleramy/</text:a>
</text:p>
      <!--NEWS-->
      <text:h text:style-name="P10" text:outline-level="1">
<text:span text:style-name="T4">
在战争中，“足够武器”一词不存在-Alexei Danilov</text:span>
</text:h>
      <text:p text:style-name="P4">
作者: ['АРМІЯINFORM']</text:p>
      <text:p text:style-name="P4">
时间: 2023-04-13T98:00:00-04:00</text:p>
      <text:p text:style-name="P4">
描述: 国家贝兹佩基（Bezpeki）的秘书，《乌克兰Oleksiy danylov pisdkresliv》的辩护...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标签: ['STOPRUSSIA', 'АГРЕСІЯ РФ', 'СЕКРЕТАР РНБО УКРАЇНИ']</text:p>
      <text:p text:style-name="P4">
类别: News</text:p>
      <!--METADATA-->
      <text:p text:style-name="P4">
<draw:frame draw:style-name="fr1" draw:name="Image372" text:anchor-type="as-char" svg:width="6.9236in" svg:height="3.894525in" draw:z-index="0">
<draw:image xlink:href="../ConvertedIMGs/AРМІЯINFORM/2023-04-13T98-00-00-04-00/124169412_728e27f1-5076-4016-ae2e-9fb07e605c88.jpg.png" xlink:type="simple" xlink:show="embed" xlink:actuate="onLoad" draw:mime-type="image/png"/>
</draw:frame>
乌克兰阿列克谢·丹尼洛夫(Alexei Danilov)国家安全与国防委员会秘书说，乌克兰目前正在从合作伙伴那里收到更多的武器，但要说这已经足够了，乌克兰军队不能。</text:p>
      <text:p text:style-name="P4">
他在国家电话“统一新闻”中说明了这一点。</text:p>
      <text:p text:style-name="P4">
“今天，我们从合作伙伴那里得到了越来越多的帮助。但是，这些武器足够或不够，我会告诉您这将是不够的。 战争中没有像“足够的武器”这样的短语。 我们的军队渴望尽快拥有武器，以摧毁那些尽快入侵我们领土的恐怖分子。” NSDC秘书强调。</text:p>
      <text:p text:style-name="P4">
他还指出，武器的供应有“某些延误”，乌克兰的合作伙伴被提及。</text:p>
      <text:p text:style-name="P4">
“我想注意总统的话，我们正在等待伴侣的应许帮助。 我可以指出，不幸的是，并非所有伙伴都已经过去了。 现在供应正在进行 - 我不能说不是 - 但是它们在某些问题上是延误。 我们将假设这是一种暂时的成熟，” Alexei Danilov说。</text:p>
      <text:p text:style-name="P4">
他还强调，乌克兰不仅放在伴侣身上，而且还放在“许多其他渠道”上，使您可以为国防军购买武器，而且该过程每天都在继续。</text:p>
      <text:p text:style-name="P4">
同时，NSDC秘书没有指定它是什么样的武器。</text:p>
      <text:p text:style-name="P4">
News Source: <text:a xlink:type="simple" xlink:href="https://armyinform.com.ua/2023/04/13/na-vijni-slovospoluchennya-dostatno-zbroyi-ne-isnuye-oleksij-danilov/" text:style-name="Internet_20_link" text:visited-style-name="Visited_20_Internet_20_Link">
https://armyinform.com.ua/2023/04/13/na-vijni-slovospoluchennya-dostatno-zbroyi-ne-isnuye-oleksij-danilov/</text:a>
</text:p>
      <!--NEWS-->
      <text:h text:style-name="P10" text:outline-level="1">
<text:span text:style-name="T4">
短的。 战争。 第414天</text:span>
</text:h>
      <text:p text:style-name="P4">
作者: ['АРМІЯINFORM']</text:p>
      <text:p text:style-name="P4">
时间: 2023-04-13T99:00:00-04:00</text:p>
      <text:p text:style-name="P4">
描述: ＆nbsp;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РЮ В ЗСУ']</text:p>
      <text:p text:style-name="P4">
类别: News</text:p>
      <!--METADATA-->
      <text:p text:style-name="P4">
News Source: <text:a xlink:type="simple" xlink:href="https://armyinform.com.ua/2023/04/13/korotko-vijna-den-414-videodajdzhest-2/" text:style-name="Internet_20_link" text:visited-style-name="Visited_20_Internet_20_Link">
https://armyinform.com.ua/2023/04/13/korotko-vijna-den-414-videodajdzhest-2/</text:a>
</text:p>
      <!--NEWS-->
      <text:h text:style-name="P10" text:outline-level="1">
<text:span text:style-name="T4">
检察长办公室在乌克兰记录了77,000多名俄罗斯人的军事犯罪 - 科斯汀</text:span>
</text:h>
      <text:p text:style-name="P4">
作者: Ukrinform (Person)</text:p>
      <text:p text:style-name="P4">
出版商: Укринформ (Organization)</text:p>
      <text:p text:style-name="P4">
出版时间: 2023-04-14T-30:09:00+03:00</text:p>
      <text:p text:style-name="P4">
修改时间: 2023-04-14T01:09:00+03:00</text:p>
      <text:p text:style-name="P4">
描述: 自从俄罗斯全面入侵开始以来，乌克兰已经在其领土上注册了超过7.7万次军事犯罪的委员会。  - 乌克林。</text:p>
      <text:p text:style-name="P4">
图片: ["<text:a xlink:type="simple" xlink:href="https://static.ukrinform.com/photos/2022_08/thumb_files/630_360_1659550516-968.jpg" text:style-name="Internet_20_link" text:visited-style-name="Visited_20_Internet_20_Link">
630_360_16595...</text:a>
"]</text:p>
      <text:p text:style-name="P4">
标签: ['Російські військові', 'Воєнні злочини', 'Офіс генпрокурора', 'Андрій Костін', 'Війна з росією']</text:p>
      <text:p text:style-name="P4">
类型: Article</text:p>
      <!--METADATA-->
      <text:p text:style-name="P4">
<draw:frame draw:style-name="fr1" draw:name="Image373" text:anchor-type="as-char" svg:width="6.9236in" svg:height="3.956343in" draw:z-index="0">
<draw:image xlink:href="../Images/yкринформ/2023-04-14T-30-09-00-03-00/630_360_1659550516-968.jpg" xlink:type="simple" xlink:show="embed" xlink:actuate="onLoad" draw:mime-type="image/jpeg"/>
</draw:frame>
自全面俄罗斯入侵开始以来，乌克兰已经在其领土上登记了7.7万次战争罪。</text:p>
      <text:p text:style-name="P4">
根据乌克林的通讯员的说法，在一次面试中<text:a xlink:type="simple" xlink:href="https://www.washingtonpost.com/washington-post-live/2023/04/12/ukraines-prosecutor-general-investigating-alleged-russian-war-crimes/" text:style-name="Internet_20_link" text:visited-style-name="Visited_20_Internet_20_Link">
</text:a>
乌克兰Andriy Kostin的检察官。</text:p>
      <text:p text:style-name="P4">
“截至今天，我们已经注册了7.7万起犯罪。 这不仅是关于谋杀，屈辱和强奸，确定财产的破坏，强迫驱逐出境。 &lt;...&gt;
和在被占领的领土上的庞大。”科斯汀说。</text:p>
      <text:p text:style-name="P4">
他强调说：“没有这样的<text:a xlink:type="simple" xlink:href="https://www.ukrinform.ua/tag-vijskovi-zlocini" text:style-name="Internet_20_link" text:visited-style-name="Visited_20_Internet_20_Link">
</text:a>
这些尚未进行，也没有由俄罗斯人在乌克兰举行。” 检察长说：“我们从各地，来自所有来源获得信息，但当然，大多数由俄罗斯联邦犯下的军事犯罪受害者。”</text:p>
      <text:p text:style-name="P4">
<text:span text:style-name="T4">
另请阅读：</text:span>
 <text:a xlink:type="simple" xlink:href="https://www.ukrinform.ua/rubric-ato/3694863-ukraina-zaklikae-ofis-prokurora-mks-nevidkladno-zvernuti-uvagu-na-stratu-ukrainskogo-bijca.html" text:style-name="Internet_20_link" text:visited-style-name="Visited_20_Internet_20_Link">
</text:a>
科斯汀补充说，乌克兰已经建立并报告了怀疑305人犯罪的怀疑。 他说：“已经有150项起诉书和30项乌克兰法院涉及在乌克兰领土上犯下的俄罗斯军事犯罪。”</text:p>
      <text:p text:style-name="P4">
他认为，“将在乌克兰对乌克兰人犯下的战争罪中有99％以上。”</text:p>
      <text:p text:style-name="P4">
科斯汀总结说：“除了对国际刑事法院的调查以及检察官汗的调查外，我们还协调了20个州的财富工作，这些州已经开始对乌克兰的军事犯罪进行调查。” 。</text:p>
      <text:p text:style-name="P4">
<text:span text:style-name="T5">
foto：检察官办公室</text:span>
</text:p>
      <text:p text:style-name="P4">
News Source: <text:a xlink:type="simple" xlink:href="https://www.ukrinform.ua/rubric-ato/3695651-ofis-genprokurora-zafiksuvav-ponad-77-tisac-voennih-zlociniv-rosian-v-ukraini-kostin.html" text:style-name="Internet_20_link" text:visited-style-name="Visited_20_Internet_20_Link">
https://www.ukrinform.ua/rubric-ato/3695651-ofis-genprokurora-zafiksuvav-ponad-77-tisac-voennih-zlociniv-rosian-v-ukraini-kostin.html</text:a>
</text:p>
      <!--NEWS-->
      <text:h text:style-name="P10" text:outline-level="1">
<text:span text:style-name="T4">
俄罗斯人认为将巴赫穆特作为第二次世界大战的胜利 - 达尼洛夫</text:span>
</text:h>
      <text:p text:style-name="P4">
作者: Ukrinform (Person)</text:p>
      <text:p text:style-name="P4">
出版商: Укринформ (Organization)</text:p>
      <text:p text:style-name="P4">
出版时间: 2023-04-14T-33:47:00+03:00</text:p>
      <text:p text:style-name="P4">
修改时间: 2023-04-14T00:47:00+03:00</text:p>
      <text:p text:style-name="P4">
描述: 乌克兰阿列克谢·丹尼洛夫（Alexei Danilov）国家安全与国防委员会秘书说，俄罗斯军队出于某种原因认为巴赫穆特的钦佩是第二次世界大战的胜利。  - 乌克林。</text:p>
      <text:p text:style-name="P4">
图片: ["<text:a xlink:type="simple" xlink:href="https://static.ukrinform.com/photos/2022_12/thumb_files/630_360_1671467664-524.jpg" text:style-name="Internet_20_link" text:visited-style-name="Visited_20_Internet_20_Link">
630_360_16714...</text:a>
"]</text:p>
      <text:p text:style-name="P4">
标签: ['Бахмут', 'РНБО', 'Данілов', 'Війна з росією', 'Єдині новини']</text:p>
      <text:p text:style-name="P4">
类型: Article</text:p>
      <!--METADATA-->
      <text:p text:style-name="P4">
<draw:frame draw:style-name="fr1" draw:name="Image374" text:anchor-type="as-char" svg:width="6.9236in" svg:height="3.956343in" draw:z-index="0">
<draw:image xlink:href="../Images/yкринформ/2023-04-14T-33-47-00-03-00/630_360_1671467664-524.jpg" xlink:type="simple" xlink:show="embed" xlink:actuate="onLoad" draw:mime-type="image/jpeg"/>
</draw:frame>
乌克兰阿列克谢·丹尼洛夫(Alexei Danilov)的国家安全和辩护秘书说，俄罗斯军队出于某种原因认为，巴赫穆特(Bakhmut)的钦佩是第二世界的胜利。</text:p>
      <text:p text:style-name="P4">
他说，这是关于唯一新闻的广播，并在东方四个方向上发表了评论，以及乌克兰军队必须撤退的可能性。</text:p>
      <text:p text:style-name="P4">
“我们不会撤退。占领巴赫穆特俄罗斯人抓住了一个半月。他们挂在抹布的某个地方并大喊大叫。他们出于某种原因想象，他们会被巴赫穆特着迷，以作为第二次战争的胜利。这正在解决所有问题。我们在我们的角度不给任何人。</text:p>
      <text:p text:style-name="P4">
他指出，每次在总司令 - 总司令和纳纳拉达(Nanarada)的总司令中讨论了前线，尤其是最热门的方向，而国防部总参谋部负责人，总参谋部，总参谋部。和所有将军。</text:p>
      <text:p text:style-name="P4">
<text:span text:style-name="T4">
另请阅读：</text:span>
 <text:a xlink:type="simple" xlink:href="https://www.ukrinform.ua/rubric-ato/3695419-rosiani-namagautsa-otociti-bahmut-iz-pivnoci-ta-pivdna-genstab.html" text:style-name="Internet_20_link" text:visited-style-name="Visited_20_Internet_20_Link">
<text:span text:style-name="T4">
 bakhmut </text:span>
</text:a>
丹尼洛夫回答俄罗斯人的行动是否打算采取基尔斯维迪卡的意图，他说，在这个方向上，专业人士经验丰富的 - 乌克兰军人和自2014年工作以来在战争中有经验的将军。 他说：“因此，一旦环境的威胁突然出现，就会立即做出决定。”</text:p>
      <text:p text:style-name="P4">
正如乌克林福姆报道的那样，现在，敌人将其所有专业罢工集中在东部的四个方向上 - 马里因斯基，莱曼斯基，巴赫穆特·伊夫迪夫卡。</text:p>
      <text:p text:style-name="P4">
在过去的两个星期里，巴赫穆特地区<text:a xlink:type="simple" xlink:href="https://www.ukrinform.ua/tag-doneccina" text:style-name="Internet_20_link" text:visited-style-name="Visited_20_Internet_20_Link">
</text:a>
俄罗斯联邦被俄罗斯联邦的常规武装部队和私人军事公司“瓦格纳”的武装部队丧生并受伤。</text:p>
      <text:p text:style-name="P4">
_foto：武装部队总参谋部</text:p>
      <text:p text:style-name="P4">
News Source: <text:a xlink:type="simple" xlink:href="https://www.ukrinform.ua/rubric-ato/3695642-danilov-rosiani-uavlaut-vzatta-bahmuta-ak-peremogu-v-drugij-svitovij-vijni.html" text:style-name="Internet_20_link" text:visited-style-name="Visited_20_Internet_20_Link">
https://www.ukrinform.ua/rubric-ato/3695642-danilov-rosiani-uavlaut-vzatta-bahmuta-ak-peremogu-v-drugij-svitovij-vijni.html</text:a>
</text:p>
      <!--NEWS-->
      <text:h text:style-name="P10" text:outline-level="1">
<text:span text:style-name="T4">
UEFA Europa联赛：尤文图斯获胜，“ MU”和“拜耳”在他们的比赛中打平局</text:span>
</text:h>
      <text:p text:style-name="P4">
作者: Ukrinform (Person)</text:p>
      <text:p text:style-name="P4">
出版商: Укринформ (Organization)</text:p>
      <text:p text:style-name="P4">
出版时间: 2023-04-14T-35:39:09+03:00</text:p>
      <text:p text:style-name="P4">
修改时间: 2023-04-14T00:39:09+03:00</text:p>
      <text:p text:style-name="P4">
描述: 拜耳用钢琴联盟画了一场抽奖，并与塞维利亚画了MU。  - 乌克林。</text:p>
      <text:p text:style-name="P4">
图片: ["<text:a xlink:type="simple" xlink:href="https://static.ukrinform.com/photos/2023_04/thumb_files/630_360_1681421874-775.jpg" text:style-name="Internet_20_link" text:visited-style-name="Visited_20_Internet_20_Link">
630_360_16814...</text:a>
"]</text:p>
      <text:p text:style-name="P4">
标签: ['Футбол', 'Ліга Європи']</text:p>
      <text:p text:style-name="P4">
类型: Article</text:p>
      <!--METADATA-->
      <text:p text:style-name="P4">
<draw:frame draw:style-name="fr1" draw:name="Image375" text:anchor-type="as-char" svg:width="6.9236in" svg:height="3.956343in" draw:z-index="0">
<draw:image xlink:href="../Images/yкринформ/2023-04-14T-35-39-09-03-00/630_360_1681421874-775.jpg" xlink:type="simple" xlink:show="embed" xlink:actuate="onLoad" draw:mime-type="image/jpeg"/>
</draw:frame>
拜耳用钢琴联盟画了一场抽奖，并与塞维利亚画了MU。</text:p>
      <text:p text:style-name="P4">
据《乌克林福姆》报道，欧罗巴联赛第一节四分之一决赛的比赛日已经结束。</text:p>
      <text:p text:style-name="P4">
尤文图斯最少克服了“体育” -1：0。 Gatti帐户的唯一目标。</text:p>
      <text:p text:style-name="P4">
在另一场比赛中，曼彻斯特联队与塞维利亚比赛-2：2。 葡萄牙的大门被枪杀，马拉西亚和岩韦尔以高速公路为特色。</text:p>
      <text:p text:style-name="P4">
拜耳和皇家联盟之间的另一场比赛以1：1的平局结束。 Virazins区分了效力。 比利时人对Bonfeys进行了准确的打击。</text:p>
      <text:p text:style-name="P4">
<text:span text:style-name="T4">
另请阅读：</text:span>
 <text:a xlink:type="simple" xlink:href="https://www.ukrinform.ua/rubric-sports/3695625-liga-evropi-uefa-roma-postupilas-feenordu.html" text:style-name="Internet_20_link" text:visited-style-name="Visited_20_Internet_20_Link">
<text:span text:style-name="T4">
 roma </text:span>
</text:a>
据报道，在欧罗巴联赛“ Figayonord”比赛的第一场决斗中(1：0).</text:p>
      <text:p text:style-name="P4">
Фото: twitter.com/juventusfc</text:p>
      <text:p text:style-name="P4">
News Source: <text:a xlink:type="simple" xlink:href="https://www.ukrinform.ua/rubric-sports/3695650-liga-evropi-uefa-uventus-peremig-a-mu-i-baer-zigrali-vniciu-u-svoih-matcah.html" text:style-name="Internet_20_link" text:visited-style-name="Visited_20_Internet_20_Link">
https://www.ukrinform.ua/rubric-sports/3695650-liga-evropi-uefa-uventus-peremig-a-mu-i-baer-zigrali-vniciu-u-svoih-matcah.html</text:a>
</text:p>
      <!--NEWS-->
      <text:h text:style-name="P10" text:outline-level="1">
<text:span text:style-name="T4">
Reznikov：OPK罗马尼亚生产我们需要的“一些好东西”</text:span>
</text:h>
      <text:p text:style-name="P4">
作者: Ukrinform (Person)</text:p>
      <text:p text:style-name="P4">
出版商: Укринформ (Organization)</text:p>
      <text:p text:style-name="P4">
出版时间: 2023-04-14T-37:28:00+03:00</text:p>
      <text:p text:style-name="P4">
修改时间: 2023-04-14T00:28:00+03:00</text:p>
      <text:p text:style-name="P4">
描述: 国防部长阿列克谢·雷兹尼科夫（Alexei Reznikov）与布加勒斯特（Bucharest）的罗马尼亚国防工业综合体（OPC）代表举行了一次会议，该代表生产了乌克兰需要的“一些美好事物”，以提高其国防能力。  - 乌克林。</text:p>
      <text:p text:style-name="P4">
图片: ["<text:a xlink:type="simple" xlink:href="https://static.ukrinform.com/photos/2023_04/thumb_files/630_360_1681398232-396.jpg" text:style-name="Internet_20_link" text:visited-style-name="Visited_20_Internet_20_Link">
630_360_16813...</text:a>
"]</text:p>
      <text:p text:style-name="P4">
标签: ['Румунія', 'Зброя', 'ЗСУ', 'ОПК', 'Резніков', 'Кримська платформа', 'Війна з росією', '#stoprussia']</text:p>
      <text:p text:style-name="P4">
类型: Article</text:p>
      <!--METADATA-->
      <text:p text:style-name="P4">
<draw:frame draw:style-name="fr1" draw:name="Image376" text:anchor-type="as-char" svg:width="6.9236in" svg:height="3.956343in" draw:z-index="0">
<draw:image xlink:href="../Images/yкринформ/2023-04-14T-37-28-00-03-00/630_360_1681398232-396.jpg" xlink:type="simple" xlink:show="embed" xlink:actuate="onLoad" draw:mime-type="image/jpeg"/>
</draw:frame>
部长部Alexei Reznikov周四在布加勒斯特举行了一次与国防和工业综合体的代表举行的会议(OPC)罗马尼亚(Romania)产生了“一些明确的”，即需要乌克兰来提高其防御能力。</text:p>
      <text:p text:style-name="P4">
据乌克林福音通讯员称，雷兹尼科夫在布加勒斯特举行的第一次黑海海上会议上报道了这一点。</text:p>
      <text:p text:style-name="P4">
“我举行了一次会议，仍将与罗马尼亚军事工业综合体的代表开会。他们的行业产生了一些好处，这些事情是提高我们国防军的国防能力，”  - 说。(https://www.ukrinform.ua/tag-reznikov)。</text:p>
      <text:p text:style-name="P4">
同时，部长指出，并非一切都可以公开告知“为机动留出机会”。</text:p>
      <text:p text:style-name="P4">
<text:span text:style-name="T4">
另请阅读：</text:span>
 <text:a xlink:type="simple" xlink:href="https://www.ukrinform.ua/rubric-ato/3695529-dla-bezpeki-regionu-neobhidna-deokupacia-krimu-i-ce-bude-zrobleno-reznikov.html" text:style-name="Internet_20_link" text:visited-style-name="Visited_20_Internet_20_Link">
<text:span text:style-name="T4">
 reznikov </text:span>
</text:a>
乌克兰国防部负责人还告知，在会议期间，一位同事向他保证，罗马尼亚的所有政治力量都支持乌克兰，并祝她胜利。</text:p>
      <text:p text:style-name="P4">
正如乌克林福姆报道的那样，在罗马尼亚首都是第二个(官方的)第一个黑海安安全日<text:a xlink:type="simple" xlink:href="https://www.ukrinform.ua/rubric-polytics/3695230-u-buharesti-rozpocalasa-cornomorska-bezpekova-konferencia.html" text:style-name="Internet_20_link" text:visited-style-name="Visited_20_Internet_20_Link">
</text:a>
这是从50多个国家和组织的布加勒斯特代表那里收集的。</text:p>
      <text:p text:style-name="P4">
News Source: <text:a xlink:type="simple" xlink:href="https://www.ukrinform.ua/rubric-ato/3695649-reznikov-opk-rumunii-viroblae-deaki-nepogani-reci-aki-nam-potribni.html" text:style-name="Internet_20_link" text:visited-style-name="Visited_20_Internet_20_Link">
https://www.ukrinform.ua/rubric-ato/3695649-reznikov-opk-rumunii-viroblae-deaki-nepogani-reci-aki-nam-potribni.html</text:a>
</text:p>
      <!--NEWS-->
      <text:h text:style-name="P10" text:outline-level="1">
<text:span text:style-name="T4">
美国支持乌克兰对国际货币基金组织计划改革和实施的愿望 - 财政部长</text:span>
</text:h>
      <text:p text:style-name="P4">
作者: Ukrinform (Person)</text:p>
      <text:p text:style-name="P4">
出版商: Укринформ (Organization)</text:p>
      <text:p text:style-name="P4">
出版时间: 2023-04-14T-39:08:00+03:00</text:p>
      <text:p text:style-name="P4">
修改时间: 2023-04-14T00:08:00+03:00</text:p>
      <text:p text:style-name="P4">
描述: 美国财政部长珍妮特·埃伦（Janet Ellen）表示支持乌克兰政府实施改革并实现乌克兰最近的IMF计划中提到的指标，以重返健康的经济增长。  - 乌克林。</text:p>
      <text:p text:style-name="P4">
图片: ["<text:a xlink:type="simple" xlink:href="https://static.ukrinform.com/photos/2023_04/thumb_files/630_360_1681418037-1533.jpeg" text:style-name="Internet_20_link" text:visited-style-name="Visited_20_Internet_20_Link">
630_360_16814...</text:a>
", "<text:a xlink:type="simple" xlink:href="https://static.ukrinform.com/photos/2023_04/1681417227-860.jpg" text:style-name="Internet_20_link" text:visited-style-name="Visited_20_Internet_20_Link">
1681417227-86...</text:a>
"]</text:p>
      <text:p text:style-name="P4">
标签: ['Мінфін', 'МВФ', 'Реформа', 'США', 'Україна', 'Шмигаль']</text:p>
      <text:p text:style-name="P4">
类型: Article</text:p>
      <!--METADATA-->
      <text:p text:style-name="P4">
<draw:frame draw:style-name="fr1" draw:name="Image377" text:anchor-type="as-char" svg:width="6.9236in" svg:height="3.956343in" draw:z-index="0">
<draw:image xlink:href="../Images/yкринформ/2023-04-14T-39-08-00-03-00/630_360_1681418037-1533.jpeg" xlink:type="simple" xlink:show="embed" xlink:actuate="onLoad" draw:mime-type="image/jpeg"/>
</draw:frame>
美国财政部长珍妮特·埃伦(Janet Ellen)表示支持乌克兰政府实施改革并实现IMF计划中指定的指标，以恢复健康的经济增长。</text:p>
      <text:p text:style-name="P4">
她周四在华盛顿总理丹尼多姆斯玛尔(Denidomshmigal)与总理丹莫什迈加尔(Denmoshmigal)联合表示期间表示，她报告了自己的记者。</text:p>
      <text:p text:style-name="P4">
<draw:frame draw:style-name="fr1" draw:name="Image378" text:anchor-type="as-char" svg:width="6.9236in" svg:height="4.596501in" draw:z-index="0">
<draw:image xlink:href="../Images/yкринформ/2023-04-14T-39-08-00-03-00/1681417227-860.jpg" xlink:type="simple" xlink:show="embed" xlink:actuate="onLoad" draw:mime-type="image/jpeg"/>
</draw:frame>
<text:span text:style-name="T5">
foto：yaroslavovgopol</text:span>
</text:p>
      <text:p text:style-name="P4">
耶伦说：“我非常感谢您致力于执行改革议程并实现IMF计划中规定的控制。”</text:p>
      <text:p text:style-name="P4">
她强调，乌克兰政府的新问责制，适当的管理和确保负责使用国际援助是使乌克兰走上健康的经济道路的“重要一步”。</text:p>
      <text:p text:style-name="P4">
<text:span text:style-name="T4">
另请阅读：</text:span>
 <text:a xlink:type="simple" xlink:href="https://www.ukrinform.ua/rubric-economy/3695643-smigal-u-ssa-dopomoga-ukraini-ce-investicia-u-novij-svit-bez-agresii.html" text:style-name="Internet_20_link" text:visited-style-name="Visited_20_Internet_20_Link">
<text:span text:style-name="T4">
 shmigal </text:span>
</text:a>
这位部长说：“休息一下，美国从今天的第一天开始支持乌克兰，我们将继续为乌克兰提供尽可能多的支持。”</text:p>
      <text:p text:style-name="P4">
据她说，美国为乌克兰的主要伙伴是什么是自豪的。 在这方面，她回想起Zelensky总统的话说，乌克兰的支持不是慈善机构，而是对民主的投资。</text:p>
      <text:p text:style-name="P4">
正如乌克林福姆报道的，美国财政部长<text:a xlink:type="simple" xlink:href="https://www.ukrinform.ua/rubric-economy/3695122-vasington-planue-do-veresna-nadati-novu-grantovu-dopomogu-ukraini-minfin-ssa.html" text:style-name="Internet_20_link" text:visited-style-name="Visited_20_Internet_20_Link">
</text:a>
关于华盛顿人将于今年9月在今年9月提供额外的财政支持以及其他形式的援助。</text:p>
      <text:p text:style-name="P4">
<text:span text:style-name="T5">
foto：kmu.gov.ua</text:span>
</text:p>
      <text:p text:style-name="P4">
News Source: <text:a xlink:type="simple" xlink:href="https://www.ukrinform.ua/rubric-economy/3695648-ssa-pidtrimuut-pragnenna-ukraini-do-reform-i-vikonanna-programi-mvf-ministerka-finansiv.html" text:style-name="Internet_20_link" text:visited-style-name="Visited_20_Internet_20_Link">
https://www.ukrinform.ua/rubric-economy/3695648-ssa-pidtrimuut-pragnenna-ukraini-do-reform-i-vikonanna-programi-mvf-ministerka-finansiv.html</text:a>
</text:p>
      <!--NEWS-->
      <text:h text:style-name="P10" text:outline-level="1">
<text:span text:style-name="T4">
美国支持乌克兰对国际货币基金组织计划改革和实施的愿望 - 财政部长</text:span>
</text:h>
      <text:p text:style-name="P4">
作者: Ukrinform (Person)</text:p>
      <text:p text:style-name="P4">
出版商: Укринформ (Organization)</text:p>
      <text:p text:style-name="P4">
出版时间: 2023-04-14T00:08:00+03:00</text:p>
      <text:p text:style-name="P4">
修改时间: 2023-04-14T00:08:00+03:00</text:p>
      <text:p text:style-name="P4">
描述: 美国财政部长珍妮特·埃伦（Janet Ellen）表示支持乌克兰政府实施改革并实现乌克兰最近的IMF计划中提到的指标，以重返健康的经济增长。  - 乌克林。</text:p>
      <text:p text:style-name="P4">
图片: ["<text:a xlink:type="simple" xlink:href="https://static.ukrinform.com/photos/2023_04/thumb_files/630_360_1681418037-1533.jpeg" text:style-name="Internet_20_link" text:visited-style-name="Visited_20_Internet_20_Link">
630_360_16814...</text:a>
", "<text:a xlink:type="simple" xlink:href="https://static.ukrinform.com/photos/2023_04/1681417227-860.jpg" text:style-name="Internet_20_link" text:visited-style-name="Visited_20_Internet_20_Link">
1681417227-86...</text:a>
"]</text:p>
      <text:p text:style-name="P4">
标签: ['Мінфін', 'МВФ', 'Реформа', 'США', 'Україна', 'Шмигаль']</text:p>
      <text:p text:style-name="P4">
类型: Article</text:p>
      <!--METADATA-->
      <text:p text:style-name="P4">
<draw:frame draw:style-name="fr1" draw:name="Image379" text:anchor-type="as-char" svg:width="6.9236in" svg:height="3.956343in" draw:z-index="0">
<draw:image xlink:href="../Images/yкринформ/2023-04-14T00-08-00-03-00/630_360_1681418037-1533.jpeg" xlink:type="simple" xlink:show="embed" xlink:actuate="onLoad" draw:mime-type="image/jpeg"/>
</draw:frame>
美国财政部长珍妮特·埃伦(Janet Ellen)表示支持乌克兰政府实施改革并实现IMF计划中指定的指标，以恢复健康的经济增长。</text:p>
      <text:p text:style-name="P4">
她周四在华盛顿总理丹尼多姆斯玛尔(Denidomshmigal)与总理丹莫什迈加尔(Denmoshmigal)联合表示期间表示，她报告了自己的记者。</text:p>
      <text:p text:style-name="P4">
<draw:frame draw:style-name="fr1" draw:name="Image380" text:anchor-type="as-char" svg:width="6.9236in" svg:height="4.596501in" draw:z-index="0">
<draw:image xlink:href="../Images/yкринформ/2023-04-14T00-08-00-03-00/1681417227-860.jpg" xlink:type="simple" xlink:show="embed" xlink:actuate="onLoad" draw:mime-type="image/jpeg"/>
</draw:frame>
<text:span text:style-name="T5">
foto：yaroslavovgopol</text:span>
</text:p>
      <text:p text:style-name="P4">
耶伦说：“我非常感谢您致力于执行改革议程并实现IMF计划中规定的控制。”</text:p>
      <text:p text:style-name="P4">
她强调，乌克兰政府的新问责制，适当的管理和确保负责使用国际援助是使乌克兰走上健康的经济道路的“重要一步”。</text:p>
      <text:p text:style-name="P4">
<text:span text:style-name="T4">
另请阅读：</text:span>
 <text:a xlink:type="simple" xlink:href="https://www.ukrinform.ua/rubric-economy/3695643-smigal-u-ssa-dopomoga-ukraini-ce-investicia-u-novij-svit-bez-agresii.html" text:style-name="Internet_20_link" text:visited-style-name="Visited_20_Internet_20_Link">
<text:span text:style-name="T4">
 shmigal </text:span>
</text:a>
这位部长说：“休息一下，美国从今天的第一天开始支持乌克兰，我们将继续为乌克兰提供尽可能多的支持。”</text:p>
      <text:p text:style-name="P4">
据她说，美国为乌克兰的主要伙伴是什么是自豪的。 在这方面，她回想起Zelensky总统的话说，乌克兰的支持不是慈善机构，而是对民主的投资。</text:p>
      <text:p text:style-name="P4">
正如乌克林福姆报道的，美国财政部长<text:a xlink:type="simple" xlink:href="https://www.ukrinform.ua/rubric-economy/3695122-vasington-planue-do-veresna-nadati-novu-grantovu-dopomogu-ukraini-minfin-ssa.html" text:style-name="Internet_20_link" text:visited-style-name="Visited_20_Internet_20_Link">
</text:a>
关于华盛顿人将于今年9月在今年9月提供额外的财政支持以及其他形式的援助。</text:p>
      <text:p text:style-name="P4">
<text:span text:style-name="T5">
foto：kmu.gov.ua</text:span>
</text:p>
      <text:p text:style-name="P4">
News Source: <text:a xlink:type="simple" xlink:href="https://www.ukrinform.ua/rubric-economy/3695648-ssa-pidtrimuut-pragnenna-ukraini-do-reform-i-vikonanna-programi-mvf-ministerka-finansiv.html" text:style-name="Internet_20_link" text:visited-style-name="Visited_20_Internet_20_Link">
https://www.ukrinform.ua/rubric-economy/3695648-ssa-pidtrimuut-pragnenna-ukraini-do-reform-i-vikonanna-programi-mvf-ministerka-finansiv.html</text:a>
</text:p>
      <!--NEWS-->
      <text:h text:style-name="P10" text:outline-level="1">
<text:span text:style-name="T4">
Reznikov：OPK罗马尼亚生产我们需要的“一些好东西”</text:span>
</text:h>
      <text:p text:style-name="P4">
作者: Ukrinform (Person)</text:p>
      <text:p text:style-name="P4">
出版商: Укринформ (Organization)</text:p>
      <text:p text:style-name="P4">
出版时间: 2023-04-14T00:28:00+03:00</text:p>
      <text:p text:style-name="P4">
修改时间: 2023-04-14T00:28:00+03:00</text:p>
      <text:p text:style-name="P4">
描述: 国防部长阿列克谢·雷兹尼科夫（Alexei Reznikov）与布加勒斯特（Bucharest）的罗马尼亚国防工业综合体（OPC）代表举行了一次会议，该代表生产了乌克兰需要的“一些美好事物”，以提高其国防能力。  - 乌克林。</text:p>
      <text:p text:style-name="P4">
图片: ["<text:a xlink:type="simple" xlink:href="https://static.ukrinform.com/photos/2023_04/thumb_files/630_360_1681398232-396.jpg" text:style-name="Internet_20_link" text:visited-style-name="Visited_20_Internet_20_Link">
630_360_16813...</text:a>
"]</text:p>
      <text:p text:style-name="P4">
标签: ['Румунія', 'Зброя', 'ЗСУ', 'ОПК', 'Резніков', 'Кримська платформа', 'Війна з росією', '#stoprussia']</text:p>
      <text:p text:style-name="P4">
类型: Article</text:p>
      <!--METADATA-->
      <text:p text:style-name="P4">
<draw:frame draw:style-name="fr1" draw:name="Image381" text:anchor-type="as-char" svg:width="6.9236in" svg:height="3.956343in" draw:z-index="0">
<draw:image xlink:href="../Images/yкринформ/2023-04-14T00-28-00-03-00/630_360_1681398232-396.jpg" xlink:type="simple" xlink:show="embed" xlink:actuate="onLoad" draw:mime-type="image/jpeg"/>
</draw:frame>
部长部Alexei Reznikov周四在布加勒斯特举行了一次与国防和工业综合体的代表举行的会议(OPC)罗马尼亚(Romania)产生了“一些明确的”，即需要乌克兰来提高其防御能力。</text:p>
      <text:p text:style-name="P4">
据乌克林福音通讯员称，雷兹尼科夫在布加勒斯特举行的第一次黑海海上会议上报道了这一点。</text:p>
      <text:p text:style-name="P4">
“我举行了一次会议，仍将与罗马尼亚军事工业综合体的代表开会。他们的行业产生了一些好处，这些事情是提高我们国防军的国防能力，”  - 说。(https://www.ukrinform.ua/tag-reznikov)。</text:p>
      <text:p text:style-name="P4">
同时，部长指出，并非一切都可以公开告知“为机动留出机会”。</text:p>
      <text:p text:style-name="P4">
<text:span text:style-name="T4">
另请阅读：</text:span>
 <text:a xlink:type="simple" xlink:href="https://www.ukrinform.ua/rubric-ato/3695529-dla-bezpeki-regionu-neobhidna-deokupacia-krimu-i-ce-bude-zrobleno-reznikov.html" text:style-name="Internet_20_link" text:visited-style-name="Visited_20_Internet_20_Link">
<text:span text:style-name="T4">
 reznikov </text:span>
</text:a>
乌克兰国防部负责人还告知，在会议期间，一位同事向他保证，罗马尼亚的所有政治力量都支持乌克兰，并祝她胜利。</text:p>
      <text:p text:style-name="P4">
正如乌克林福姆报道的那样，在罗马尼亚首都是第二个(官方的)第一个黑海安安全日<text:a xlink:type="simple" xlink:href="https://www.ukrinform.ua/rubric-polytics/3695230-u-buharesti-rozpocalasa-cornomorska-bezpekova-konferencia.html" text:style-name="Internet_20_link" text:visited-style-name="Visited_20_Internet_20_Link">
</text:a>
这是从50多个国家和组织的布加勒斯特代表那里收集的。</text:p>
      <text:p text:style-name="P4">
News Source: <text:a xlink:type="simple" xlink:href="https://www.ukrinform.ua/rubric-ato/3695649-reznikov-opk-rumunii-viroblae-deaki-nepogani-reci-aki-nam-potribni.html" text:style-name="Internet_20_link" text:visited-style-name="Visited_20_Internet_20_Link">
https://www.ukrinform.ua/rubric-ato/3695649-reznikov-opk-rumunii-viroblae-deaki-nepogani-reci-aki-nam-potribni.html</text:a>
</text:p>
      <!--NEWS-->
      <text:h text:style-name="P10" text:outline-level="1">
<text:span text:style-name="T4">
UEFA Europa联赛：尤文图斯获胜，“ MU”和“拜耳”在他们的比赛中打平局</text:span>
</text:h>
      <text:p text:style-name="P4">
作者: Ukrinform (Person)</text:p>
      <text:p text:style-name="P4">
出版商: Укринформ (Organization)</text:p>
      <text:p text:style-name="P4">
出版时间: 2023-04-14T00:39:09+03:00</text:p>
      <text:p text:style-name="P4">
修改时间: 2023-04-14T00:39:09+03:00</text:p>
      <text:p text:style-name="P4">
描述: 拜耳用钢琴联盟画了一场抽奖，并与塞维利亚画了MU。  - 乌克林。</text:p>
      <text:p text:style-name="P4">
图片: ["<text:a xlink:type="simple" xlink:href="https://static.ukrinform.com/photos/2023_04/thumb_files/630_360_1681421874-775.jpg" text:style-name="Internet_20_link" text:visited-style-name="Visited_20_Internet_20_Link">
630_360_16814...</text:a>
"]</text:p>
      <text:p text:style-name="P4">
标签: ['Футбол', 'Ліга Європи']</text:p>
      <text:p text:style-name="P4">
类型: Article</text:p>
      <!--METADATA-->
      <text:p text:style-name="P4">
<draw:frame draw:style-name="fr1" draw:name="Image382" text:anchor-type="as-char" svg:width="6.9236in" svg:height="3.956343in" draw:z-index="0">
<draw:image xlink:href="../Images/yкринформ/2023-04-14T00-39-09-03-00/630_360_1681421874-775.jpg" xlink:type="simple" xlink:show="embed" xlink:actuate="onLoad" draw:mime-type="image/jpeg"/>
</draw:frame>
拜耳用钢琴联盟画了一场抽奖，并与塞维利亚画了MU。</text:p>
      <text:p text:style-name="P4">
据《乌克林福姆》报道，欧罗巴联赛第一节四分之一决赛的比赛日已经结束。</text:p>
      <text:p text:style-name="P4">
尤文图斯最少克服了“体育” -1：0。 Gatti帐户的唯一目标。</text:p>
      <text:p text:style-name="P4">
在另一场比赛中，曼彻斯特联队与塞维利亚比赛-2：2。 葡萄牙的大门被枪杀，马拉西亚和岩韦尔以高速公路为特色。</text:p>
      <text:p text:style-name="P4">
拜耳和皇家联盟之间的另一场比赛以1：1的平局结束。 Virazins区分了效力。 比利时人对Bonfeys进行了准确的打击。</text:p>
      <text:p text:style-name="P4">
<text:span text:style-name="T4">
另请阅读：</text:span>
 <text:a xlink:type="simple" xlink:href="https://www.ukrinform.ua/rubric-sports/3695625-liga-evropi-uefa-roma-postupilas-feenordu.html" text:style-name="Internet_20_link" text:visited-style-name="Visited_20_Internet_20_Link">
<text:span text:style-name="T4">
 roma </text:span>
</text:a>
据报道，在欧罗巴联赛“ Figayonord”比赛的第一场决斗中(1：0).</text:p>
      <text:p text:style-name="P4">
Фото: twitter.com/juventusfc</text:p>
      <text:p text:style-name="P4">
News Source: <text:a xlink:type="simple" xlink:href="https://www.ukrinform.ua/rubric-sports/3695650-liga-evropi-uefa-uventus-peremig-a-mu-i-baer-zigrali-vniciu-u-svoih-matcah.html" text:style-name="Internet_20_link" text:visited-style-name="Visited_20_Internet_20_Link">
https://www.ukrinform.ua/rubric-sports/3695650-liga-evropi-uefa-uventus-peremig-a-mu-i-baer-zigrali-vniciu-u-svoih-matcah.html</text:a>
</text:p>
      <!--NEWS-->
      <text:h text:style-name="P10" text:outline-level="1">
<text:span text:style-name="T4">
俄罗斯人认为将巴赫穆特作为第二次世界大战的胜利 - 达尼洛夫</text:span>
</text:h>
      <text:p text:style-name="P4">
作者: Ukrinform (Person)</text:p>
      <text:p text:style-name="P4">
出版商: Укринформ (Organization)</text:p>
      <text:p text:style-name="P4">
出版时间: 2023-04-14T00:47:00+03:00</text:p>
      <text:p text:style-name="P4">
修改时间: 2023-04-14T00:47:00+03:00</text:p>
      <text:p text:style-name="P4">
描述: 乌克兰阿列克谢·丹尼洛夫（Alexei Danilov）国家安全与国防委员会秘书说，俄罗斯军队出于某种原因认为巴赫穆特的钦佩是第二次世界大战的胜利。  - 乌克林。</text:p>
      <text:p text:style-name="P4">
图片: ["<text:a xlink:type="simple" xlink:href="https://static.ukrinform.com/photos/2022_12/thumb_files/630_360_1671467664-524.jpg" text:style-name="Internet_20_link" text:visited-style-name="Visited_20_Internet_20_Link">
630_360_16714...</text:a>
"]</text:p>
      <text:p text:style-name="P4">
标签: ['Бахмут', 'РНБО', 'Данілов', 'Війна з росією', 'Єдині новини']</text:p>
      <text:p text:style-name="P4">
类型: Article</text:p>
      <!--METADATA-->
      <text:p text:style-name="P4">
<draw:frame draw:style-name="fr1" draw:name="Image383" text:anchor-type="as-char" svg:width="6.9236in" svg:height="3.956343in" draw:z-index="0">
<draw:image xlink:href="../Images/yкринформ/2023-04-14T00-47-00-03-00/630_360_1671467664-524.jpg" xlink:type="simple" xlink:show="embed" xlink:actuate="onLoad" draw:mime-type="image/jpeg"/>
</draw:frame>
乌克兰阿列克谢·丹尼洛夫(Alexei Danilov)的国家安全和辩护秘书说，俄罗斯军队出于某种原因认为，巴赫穆特(Bakhmut)的钦佩是第二世界的胜利。</text:p>
      <text:p text:style-name="P4">
他说，这是关于唯一新闻的广播，并在东方四个方向上发表了评论，以及乌克兰军队必须撤退的可能性。</text:p>
      <text:p text:style-name="P4">
“我们不会撤退。占领巴赫穆特俄罗斯人抓住了一个半月。他们挂在抹布的某个地方并大喊大叫。他们出于某种原因想象，他们会被巴赫穆特着迷，以作为第二次战争的胜利。这正在解决所有问题。我们在我们的角度不给任何人。</text:p>
      <text:p text:style-name="P4">
他指出，每次在总司令 - 总司令和纳纳拉达(Nanarada)的总司令中讨论了前线，尤其是最热门的方向，而国防部总参谋部负责人，总参谋部，总参谋部。和所有将军。</text:p>
      <text:p text:style-name="P4">
<text:span text:style-name="T4">
另请阅读：</text:span>
 <text:a xlink:type="simple" xlink:href="https://www.ukrinform.ua/rubric-ato/3695419-rosiani-namagautsa-otociti-bahmut-iz-pivnoci-ta-pivdna-genstab.html" text:style-name="Internet_20_link" text:visited-style-name="Visited_20_Internet_20_Link">
<text:span text:style-name="T4">
 bakhmut </text:span>
</text:a>
丹尼洛夫回答俄罗斯人的行动是否打算采取基尔斯维迪卡的意图，他说，在这个方向上，专业人士经验丰富的 - 乌克兰军人和自2014年工作以来在战争中有经验的将军。 他说：“因此，一旦环境的威胁突然出现，就会立即做出决定。”</text:p>
      <text:p text:style-name="P4">
正如乌克林福姆报道的那样，现在，敌人将其所有专业罢工集中在东部的四个方向上 - 马里因斯基，莱曼斯基，巴赫穆特·伊夫迪夫卡。</text:p>
      <text:p text:style-name="P4">
在过去的两个星期里，巴赫穆特地区<text:a xlink:type="simple" xlink:href="https://www.ukrinform.ua/tag-doneccina" text:style-name="Internet_20_link" text:visited-style-name="Visited_20_Internet_20_Link">
</text:a>
俄罗斯联邦被俄罗斯联邦的常规武装部队和私人军事公司“瓦格纳”的武装部队丧生并受伤。</text:p>
      <text:p text:style-name="P4">
_foto：武装部队总参谋部</text:p>
      <text:p text:style-name="P4">
News Source: <text:a xlink:type="simple" xlink:href="https://www.ukrinform.ua/rubric-ato/3695642-danilov-rosiani-uavlaut-vzatta-bahmuta-ak-peremogu-v-drugij-svitovij-vijni.html" text:style-name="Internet_20_link" text:visited-style-name="Visited_20_Internet_20_Link">
https://www.ukrinform.ua/rubric-ato/3695642-danilov-rosiani-uavlaut-vzatta-bahmuta-ak-peremogu-v-drugij-svitovij-vijni.html</text:a>
</text:p>
      <!--NEWS-->
      <text:h text:style-name="P10" text:outline-level="1">
<text:span text:style-name="T4">
检察长办公室在乌克兰记录了77,000多名俄罗斯人的军事犯罪 - 科斯汀</text:span>
</text:h>
      <text:p text:style-name="P4">
作者: Ukrinform (Person)</text:p>
      <text:p text:style-name="P4">
出版商: Укринформ (Organization)</text:p>
      <text:p text:style-name="P4">
出版时间: 2023-04-14T01:09:00+03:00</text:p>
      <text:p text:style-name="P4">
修改时间: 2023-04-14T01:09:00+03:00</text:p>
      <text:p text:style-name="P4">
描述: 自从俄罗斯全面入侵开始以来，乌克兰已经在其领土上注册了超过7.7万次军事犯罪的委员会。  - 乌克林。</text:p>
      <text:p text:style-name="P4">
图片: ["<text:a xlink:type="simple" xlink:href="https://static.ukrinform.com/photos/2022_08/thumb_files/630_360_1659550516-968.jpg" text:style-name="Internet_20_link" text:visited-style-name="Visited_20_Internet_20_Link">
630_360_16595...</text:a>
"]</text:p>
      <text:p text:style-name="P4">
标签: ['Російські військові', 'Воєнні злочини', 'Офіс генпрокурора', 'Андрій Костін', 'Війна з росією']</text:p>
      <text:p text:style-name="P4">
类型: Article</text:p>
      <!--METADATA-->
      <text:p text:style-name="P4">
<draw:frame draw:style-name="fr1" draw:name="Image384" text:anchor-type="as-char" svg:width="6.9236in" svg:height="3.956343in" draw:z-index="0">
<draw:image xlink:href="../Images/yкринформ/2023-04-14T01-09-00-03-00/630_360_1659550516-968.jpg" xlink:type="simple" xlink:show="embed" xlink:actuate="onLoad" draw:mime-type="image/jpeg"/>
</draw:frame>
自全面俄罗斯入侵开始以来，乌克兰已经在其领土上登记了7.7万次战争罪。</text:p>
      <text:p text:style-name="P4">
根据乌克林的通讯员的说法，在一次面试中<text:a xlink:type="simple" xlink:href="https://www.washingtonpost.com/washington-post-live/2023/04/12/ukraines-prosecutor-general-investigating-alleged-russian-war-crimes/" text:style-name="Internet_20_link" text:visited-style-name="Visited_20_Internet_20_Link">
</text:a>
乌克兰Andriy Kostin的检察官。</text:p>
      <text:p text:style-name="P4">
“截至今天，我们已经注册了7.7万起犯罪。 这不仅是关于谋杀，屈辱和强奸，确定财产的破坏，强迫驱逐出境。 &lt;...&gt;
和在被占领的领土上的庞大。”科斯汀说。</text:p>
      <text:p text:style-name="P4">
他强调说：“没有这样的<text:a xlink:type="simple" xlink:href="https://www.ukrinform.ua/tag-vijskovi-zlocini" text:style-name="Internet_20_link" text:visited-style-name="Visited_20_Internet_20_Link">
</text:a>
这些尚未进行，也没有由俄罗斯人在乌克兰举行。” 检察长说：“我们从各地，来自所有来源获得信息，但当然，大多数由俄罗斯联邦犯下的军事犯罪受害者。”</text:p>
      <text:p text:style-name="P4">
<text:span text:style-name="T4">
另请阅读：</text:span>
 <text:a xlink:type="simple" xlink:href="https://www.ukrinform.ua/rubric-ato/3694863-ukraina-zaklikae-ofis-prokurora-mks-nevidkladno-zvernuti-uvagu-na-stratu-ukrainskogo-bijca.html" text:style-name="Internet_20_link" text:visited-style-name="Visited_20_Internet_20_Link">
</text:a>
科斯汀补充说，乌克兰已经建立并报告了怀疑305人犯罪的怀疑。 他说：“已经有150项起诉书和30项乌克兰法院涉及在乌克兰领土上犯下的俄罗斯军事犯罪。”</text:p>
      <text:p text:style-name="P4">
他认为，“将在乌克兰对乌克兰人犯下的战争罪中有99％以上。”</text:p>
      <text:p text:style-name="P4">
科斯汀总结说：“除了对国际刑事法院的调查以及检察官汗的调查外，我们还协调了20个州的财富工作，这些州已经开始对乌克兰的军事犯罪进行调查。” 。</text:p>
      <text:p text:style-name="P4">
<text:span text:style-name="T5">
foto：检察官办公室</text:span>
</text:p>
      <text:p text:style-name="P4">
News Source: <text:a xlink:type="simple" xlink:href="https://www.ukrinform.ua/rubric-ato/3695651-ofis-genprokurora-zafiksuvav-ponad-77-tisac-voennih-zlociniv-rosian-v-ukraini-kostin.html" text:style-name="Internet_20_link" text:visited-style-name="Visited_20_Internet_20_Link">
https://www.ukrinform.ua/rubric-ato/3695651-ofis-genprokurora-zafiksuvav-ponad-77-tisac-voennih-zlociniv-rosian-v-ukraini-kostin.html</text:a>
</text:p>
      <!--NEWS-->
      <text:h text:style-name="P10" text:outline-level="1">
<text:span text:style-name="T4">
2023年，乌克兰将从日本获得日本直接预算支持的35亿美元</text:span>
</text:h>
      <text:p text:style-name="P4">
作者: ['АРМІЯINFORM']</text:p>
      <text:p text:style-name="P4">
时间: 2023-04-14T98:00:00-04:00</text:p>
      <text:p text:style-name="P4">
描述: 乌克兰乌克兰·塞尔盖（Sergey Marchenko Proviv）在美国与罗伯罗（Robomi Vizit）的争夺战，与乌克兰2022年的战争，与乌克兰的最新新闻，今天与乌克兰的新闻战争，今天与乌克兰2022年的新闻战争，乌克兰和俄罗斯之间的战争将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b89df50deeba3d0c381bdc6b874022cb.jpeg" text:style-name="Internet_20_link" text:visited-style-name="Visited_20_Internet_20_Link">
b89df50deeba3d0c381bdc6b874022cb.jpe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385" text:anchor-type="as-char" svg:width="6.9236in" svg:height="4.332834in" draw:z-index="0">
<draw:image xlink:href="../Images/AРМІЯINFORM/2023-04-14T98-00-00-04-00/b89df50deeba3d0c381bdc6b874022cb.jpeg" xlink:type="simple" xlink:show="embed" xlink:actuate="onLoad" draw:mime-type="image/jpeg"/>
</draw:frame>
说明性照片</text:p>
      <text:p text:style-name="P4">
在对美国的工作访问期间，乌克兰塞里·马尔森科(Serhiy Marchenko)的财政部长与日本苏尼奇·苏兹基(Sunichi Sudzuki)的财政部长会面。</text:p>
      <text:p text:style-name="P4">
会议还参加了财政部副部长奥尔加·齐科瓦(Olga Zikova)，欧洲融合财政部副部长尤里·德拉格努克(Yuriy Draganchuk)，政府公共债务管理专员尤里·伯斯(Yuri Buts)。</text:p>
      <text:p text:style-name="P4">
双方讨论了乌克兰国家预算对该国恢复和重建的优先指示的需求。</text:p>
      <text:p text:style-name="P4">
“乌克兰非常感谢日本对我们胜利加速的贡献，特别是通过系统地提供金融和人道主义援助，即对俄罗斯的瓦流压力。 日本在2023年担任G7的主席，展示了前任领导，以支持乌克兰关于国际活动议程的问题，以及改善乌克兰财政援助的协调。”</text:p>
      <text:p text:style-name="P4">
乌克兰财政部长强调，在战争中，外部融资是维持宏观经济稳定的关键作用，因为国防和国防支出的支出大幅增加。</text:p>
      <text:p text:style-name="P4">
Sunichi Suzuki证实了日本政府在2023年期间将35亿美元的Dodolers指导向乌克兰直接预算支持。 这些资金将允许优先考虑，包括社会和人道主义支出。</text:p>
      <text:p text:style-name="P4">
自全面战争开始以来，日本为乌克兰提供了5.81亿美元的资金。</text:p>
      <text:p text:style-name="P4">
在讨论该国的恢复和重建时，谢尔盖·马尔森科(Sergei Marchenko)强调，为了在2023年实施快速恢复，乌克兰人被扣除以支持国际伙伴和私营部门。</text:p>
      <text:p text:style-name="P4">
应提醒，根据乌克兰政府，世界银行，欧洲委员会和联合国政府的说法，乌克兰在2023年对快速恢复的需求估计为141亿美元。</text:p>
      <text:p text:style-name="P4">
日本财政部的代表表示准备支持乌克兰重建，特别是通过与日本国际合作“ Jaika”机构的潜在联合项目(JICA).</text:p>
      <text:p text:style-name="P4">
<text:span text:style-name="T4">
Джерело:</text:span>
 <text:a xlink:type="simple" xlink:href="https://www.kmu.gov.ua/news/ukraina-otrymaie-35-mlrd-dolariv-ssha-vid-iaponii-u-2023-rotsi-ministr-finansiv-iaponii-pid-chas-zustrichi-z-serhiiem-marchenkom" text:style-name="Internet_20_link" text:visited-style-name="Visited_20_Internet_20_Link">
<text:span text:style-name="T5">
Урядовий портал</text:span>
</text:a>
</text:p>
      <text:p text:style-name="P4">
News Source: <text:a xlink:type="simple" xlink:href="https://armyinform.com.ua/2023/04/14/u-2023-roczi-ukrayina-otrymaye-vid-yaponiyi-35-mlrd-dolariv-ssha-pryamoyi-byudzhetnoyi-pidtrymky/" text:style-name="Internet_20_link" text:visited-style-name="Visited_20_Internet_20_Link">
https://armyinform.com.ua/2023/04/14/u-2023-roczi-ukrayina-otrymaye-vid-yaponiyi-35-mlrd-dolariv-ssha-pryamoyi-byudzhetnoyi-pidtrym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